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Topoli, Fyholivka, Novomlynsk, Dvorichna, Zapadne,...</text:span>
</text:h>
      <text:p text:style-name="P4">
Authors: liveuamap (Language: en)</text:p>
      <text:p text:style-name="P4">
Time: 2023-04-07T-37:52:00</text:p>
      <text:p text:style-name="P4">
Location: Kharkiv (Latitude:49.52343 Longtitude:37.95055)</text:p>
      <text:p text:style-name="P4">
Videos: []</text:p>
      <text:p text:style-name="P4">
Images: []</text:p>
      <text:p text:style-name="P4">
Tags: ["Russia"]</text:p>
      <text:p text:style-name="P4">
ID: 22554367</text:p>
      <!--METADATA-->
      <text:p text:style-name="P4">
At Kupiansk direction Russian army shelled Topoli, Fyholivka, Novomlynsk,Dvorichna, Zapadne, Lyman Pershyy, Krokhmalne, Berestove of Kharkiv region andNovoselivske of Luhansk region, - General Staff of Armed Forces of Ukrainesays in the morning report</text:p>
      <text:p text:style-name="P4">
News Collection Link: <text:a xlink:type="simple" xlink:href="https://liveuamap.com/en/2023/7-april-at-kupiansk-direction-russian-army-shelled-topoli" text:style-name="Internet_20_link" text:visited-style-name="Visited_20_Internet_20_Link">
https://liveuamap.com/en/2023/7-april-at-kupiansk-direction-russian-army-shelled-topoli</text:a>
</text:p>
      <text:p text:style-name="P4">
Source: <text:a xlink:type="simple" xlink:href="https://t.me/lumsrc/4431" text:style-name="Internet_20_link" text:visited-style-name="Visited_20_Internet_20_Link">
https://t.me/lumsrc/4431</text:a>
</text:p>
      <!--NEWS-->
      <text:h text:style-name="P10" text:outline-level="1">
<text:span text:style-name="T4">
At Lyman direction Russian army shelled Nevske, Dibrova, Bilohorivka of Luhansk region and Te...</text:span>
</text:h>
      <text:p text:style-name="P4">
Authors: liveuamap (Language: en)</text:p>
      <text:p text:style-name="P4">
Time: 2023-04-07T-39:52:00</text:p>
      <text:p text:style-name="P4">
Location: Donetsk (Latitude:48.75336 Longtitude:38.0757)</text:p>
      <text:p text:style-name="P4">
Videos: []</text:p>
      <text:p text:style-name="P4">
Images: []</text:p>
      <text:p text:style-name="P4">
Tags: ["Russia"]</text:p>
      <text:p text:style-name="P4">
ID: 22554366</text:p>
      <!--METADATA-->
      <text:p text:style-name="P4">
At Lyman direction Russian army shelled Nevske, Dibrova, Bilohorivka ofLuhansk region and Terny, Spirne and Rozdolivka of Donetsk region, - GeneralStaff of Armed Forces of Ukraine says in the morning report</text:p>
      <text:p text:style-name="P4">
News Collection Link: <text:a xlink:type="simple" xlink:href="https://liveuamap.com/en/2023/7-april-at-lyman-direction-russian-army-shelled-nevske-dibrova" text:style-name="Internet_20_link" text:visited-style-name="Visited_20_Internet_20_Link">
https://liveuamap.com/en/2023/7-april-at-lyman-direction-russian-army-shelled-nevske-dibrova</text:a>
</text:p>
      <text:p text:style-name="P4">
Source: <text:a xlink:type="simple" xlink:href="https://t.me/lumsrc/4432" text:style-name="Internet_20_link" text:visited-style-name="Visited_20_Internet_20_Link">
https://t.me/lumsrc/4432</text:a>
</text:p>
      <!--NEWS-->
      <text:h text:style-name="P10" text:outline-level="1">
<text:span text:style-name="T4">
At Bakhmut direction Russian army shelled Vasukivka, Orikhovo-Vasylivka, Novomarkove, Bakhmut...</text:span>
</text:h>
      <text:p text:style-name="P4">
Authors: liveuamap (Language: en)</text:p>
      <text:p text:style-name="P4">
Time: 2023-04-07T-41:52:00</text:p>
      <text:p text:style-name="P4">
Location: Donetsk Oblast (Latitude:48.37986 Longtitude:37.9327)</text:p>
      <text:p text:style-name="P4">
Videos: []</text:p>
      <text:p text:style-name="P4">
Images: []</text:p>
      <text:p text:style-name="P4">
Tags: ["Russia"]</text:p>
      <text:p text:style-name="P4">
ID: 22554365</text:p>
      <!--METADATA-->
      <text:p text:style-name="P4">
At Bakhmut direction Russian army shelled Vasukivka, Orikhovo-Vasylivka,Novomarkove, Bakhmut, Ivanivske, Chasiv Yar, Novodmytrivka, Oleksandro-Shultyne, Dyliyivka and Shumy of Donetsk region, - General Staff of ArmedForces of Ukraine says in the morning report</text:p>
      <text:p text:style-name="P4">
News Collection Link: <text:a xlink:type="simple" xlink:href="https://liveuamap.com/en/2023/7-april-at-bakhmut-direction-russian-army-shelled-vasukivka" text:style-name="Internet_20_link" text:visited-style-name="Visited_20_Internet_20_Link">
https://liveuamap.com/en/2023/7-april-at-bakhmut-direction-russian-army-shelled-vasukivka</text:a>
</text:p>
      <text:p text:style-name="P4">
Source: <text:a xlink:type="simple" xlink:href="https://t.me/lumsrc/4433" text:style-name="Internet_20_link" text:visited-style-name="Visited_20_Internet_20_Link">
https://t.me/lumsrc/4433</text:a>
</text:p>
      <!--NEWS-->
      <text:h text:style-name="P10" text:outline-level="1">
<text:span text:style-name="T4">
At Avdiyivka and Maryinka directions Russian army shelled Novokalynove, Avdiyivka, Netaylove,...</text:span>
</text:h>
      <text:p text:style-name="P4">
Authors: liveuamap (Language: en)</text:p>
      <text:p text:style-name="P4">
Time: 2023-04-07T-43:52:00</text:p>
      <text:p text:style-name="P4">
Location: Donetsk Oblast (Latitude:47.91439 Longtitude:37.4596)</text:p>
      <text:p text:style-name="P4">
Videos: []</text:p>
      <text:p text:style-name="P4">
Images: []</text:p>
      <text:p text:style-name="P4">
Tags: ["Russia"]</text:p>
      <text:p text:style-name="P4">
ID: 22554363</text:p>
      <!--METADATA-->
      <text:p text:style-name="P4">
At Avdiyivka and Maryinka directions Russian army shelled Novokalynove,Avdiyivka, Netaylove, Pervomayske, Maryinka and Pobyeda, - General Staff ofArmed Forces of Ukraine says in the morning report</text:p>
      <text:p text:style-name="P4">
News Collection Link: <text:a xlink:type="simple" xlink:href="https://liveuamap.com/en/2023/7-april-at-avdiyivka-and-maryinka-directions-russian-army" text:style-name="Internet_20_link" text:visited-style-name="Visited_20_Internet_20_Link">
https://liveuamap.com/en/2023/7-april-at-avdiyivka-and-maryinka-directions-russian-army</text:a>
</text:p>
      <text:p text:style-name="P4">
Source: <text:a xlink:type="simple" xlink:href="https://t.me/lumsrc/4434" text:style-name="Internet_20_link" text:visited-style-name="Visited_20_Internet_20_Link">
https://t.me/lumsrc/4434</text:a>
</text:p>
      <!--NEWS-->
      <text:h text:style-name="P10" text:outline-level="1">
<text:span text:style-name="T4">
At Shaktarske direction Russian army shelled Vuhledar, Prechystivka and Velyka Novosilka of D...</text:span>
</text:h>
      <text:p text:style-name="P4">
Authors: liveuamap (Language: en)</text:p>
      <text:p text:style-name="P4">
Time: 2023-04-07T-45:52:00</text:p>
      <text:p text:style-name="P4">
Location: Velyka Novosilka (Latitude:47.83793 Longtitude:36.83304)</text:p>
      <text:p text:style-name="P4">
Videos: []</text:p>
      <text:p text:style-name="P4">
Images: []</text:p>
      <text:p text:style-name="P4">
Tags: ["Russia"]</text:p>
      <text:p text:style-name="P4">
ID: 22554362</text:p>
      <!--METADATA-->
      <text:p text:style-name="P4">
At Shaktarske direction Russian army shelled Vuhledar, Prechystivka and VelykaNovosilka of Donetsk region, - General Staff of Armed Forces of Ukraine saysin the morning report</text:p>
      <text:p text:style-name="P4">
News Collection Link: <text:a xlink:type="simple" xlink:href="https://liveuamap.com/en/2023/7-april-at-shaktarske-direction-russian-army-shelled-vuhledar" text:style-name="Internet_20_link" text:visited-style-name="Visited_20_Internet_20_Link">
https://liveuamap.com/en/2023/7-april-at-shaktarske-direction-russian-army-shelled-vuhledar</text:a>
</text:p>
      <text:p text:style-name="P4">
Source: <text:a xlink:type="simple" xlink:href="https://t.me/lumsrc/4435" text:style-name="Internet_20_link" text:visited-style-name="Visited_20_Internet_20_Link">
https://t.me/lumsrc/4435</text:a>
</text:p>
      <!--NEWS-->
      <text:h text:style-name="P10" text:outline-level="1">
<text:span text:style-name="T4">
At Zaporizhzhia and Kherson directions Russian army shelled Vremivka of Donetsk region; Hulia...</text:span>
</text:h>
      <text:p text:style-name="P4">
Authors: liveuamap (Language: en)</text:p>
      <text:p text:style-name="P4">
Time: 2023-04-07T-47:52:00</text:p>
      <text:p text:style-name="P4">
Location: Kherson (Latitude:46.63541 Longtitude:32.62081)</text:p>
      <text:p text:style-name="P4">
Videos: []</text:p>
      <text:p text:style-name="P4">
Images: []</text:p>
      <text:p text:style-name="P4">
Tags: ["Russia"]</text:p>
      <text:p text:style-name="P4">
ID: 22554361</text:p>
      <!--METADATA-->
      <text:p text:style-name="P4">
At Zaporizhzhia and Kherson directions Russian army shelled Vremivka ofDonetsk region; Huliaipole, Zaliznychne, Huliaipilske, Mala Tokmachka,Novodanylivka, Novoandriyivka and Kamyanske of Zaporizhzhia region oblasti,also Antonivka and Kherson, - General Staff of Armed Forces of Ukraine says inthe morning report</text:p>
      <text:p text:style-name="P4">
News Collection Link: <text:a xlink:type="simple" xlink:href="https://liveuamap.com/en/2023/7-april-at-zaporizhzhia-and-kherson-directions-russian-army" text:style-name="Internet_20_link" text:visited-style-name="Visited_20_Internet_20_Link">
https://liveuamap.com/en/2023/7-april-at-zaporizhzhia-and-kherson-directions-russian-army</text:a>
</text:p>
      <text:p text:style-name="P4">
Source: <text:a xlink:type="simple" xlink:href="https://t.me/lumsrc/4436" text:style-name="Internet_20_link" text:visited-style-name="Visited_20_Internet_20_Link">
https://t.me/lumsrc/44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7T-49:52:00</text:p>
      <text:p text:style-name="P4">
Location: Marinka, Donetsk Oblast (Latitude:47.93843 Longtitude:37.50011)</text:p>
      <text:p text:style-name="P4">
Videos: []</text:p>
      <text:p text:style-name="P4">
Images: []</text:p>
      <text:p text:style-name="P4">
Tags: ["Russia"]</text:p>
      <text:p text:style-name="P4">
ID: 22554360</text:p>
      <!--METADATA-->
      <text:p text:style-name="P4">
Russian forces conducting offensive actions at Lyman, Bakhmut, Avdiivka andMaryinka directions. Ukrainian military repelled over 40 Russian attacks.Russian forces attempting to advance near Kreminna and Spirne, Bakhmut,Orikhovo-Vasylivka, Bohdanivka and Bila Hora, Novokalynove, Syeverne,Pervomayske and Maryinka of Donetsk region, - General Staff of Armed Forces ofUkraine says in the morning report</text:p>
      <text:p text:style-name="P4">
News Collection Link: <text:a xlink:type="simple" xlink:href="https://liveuamap.com/en/2023/7-april-russian-forces-conducting-offensive-actions-at-lyman" text:style-name="Internet_20_link" text:visited-style-name="Visited_20_Internet_20_Link">
https://liveuamap.com/en/2023/7-april-russian-forces-conducting-offensive-actions-at-lyman</text:a>
</text:p>
      <text:p text:style-name="P4">
Source: <text:a xlink:type="simple" xlink:href="https://t.me/lumsrc/4437" text:style-name="Internet_20_link" text:visited-style-name="Visited_20_Internet_20_Link">
https://t.me/lumsrc/4437</text:a>
</text:p>
      <!--NEWS-->
      <text:h text:style-name="P10" text:outline-level="1">
<text:span text:style-name="T4">
Donetsk Oblast(22:12). Red Alert: aerial threat. Sirens sounding. Take cover now!</text:span>
</text:h>
      <text:p text:style-name="P4">
Authors: liveuamap (Language: en)</text:p>
      <text:p text:style-name="P4">
Time: 2023-04-07T16:13:00</text:p>
      <text:p text:style-name="P4">
Location: Donetsk Oblast (Latitude:48.72825 Longtitude:37.57787)</text:p>
      <text:p text:style-name="P4">
Videos: []</text:p>
      <text:p text:style-name="P4">
Images: []</text:p>
      <text:p text:style-name="P4">
Tags: ["Europe", "Central and Eastern Europe"]</text:p>
      <text:p text:style-name="P4">
ID: 22554478</text:p>
      <!--METADATA-->
      <text:p text:style-name="P4">
Donetsk Oblast(22:12). Red Alert: aerial threat. Sirens sounding. Take covernow!</text:p>
      <text:p text:style-name="P4">
News Collection Link: <text:a xlink:type="simple" xlink:href="https://liveuamap.com/en/2023/07-april-donetsk-oblast2212-red-alert-aerial-g" text:style-name="Internet_20_link" text:visited-style-name="Visited_20_Internet_20_Link">
https://liveuamap.com/en/2023/07-april-donetsk-oblast2212-red-alert-aerial-g</text:a>
</text:p>
      <text:p text:style-name="P4">
Source: <text:a xlink:type="simple" xlink:href="https://t.me/air_alert_ua/42746" text:style-name="Internet_20_link" text:visited-style-name="Visited_20_Internet_20_Link">
https://t.me/air_alert_ua/42746</text:a>
</text:p>
      <!--NEWS-->
      <text:h text:style-name="P10" text:outline-level="1">
<text:span text:style-name="T4">
Zaporizka Oblast, Kirovohradska Oblast, Kharkiv, Kharkivska Oblast, Cherkaska Oblast, Poltavs...</text:span>
</text:h>
      <text:p text:style-name="P4">
Authors: liveuamap (Language: en)</text:p>
      <text:p text:style-name="P4">
Time: 2023-04-07T17:33:00</text:p>
      <text:p text:style-name="P4">
Location: Zaporizka Oblast (Latitude:47.612961 Longtitude:35.764991)</text:p>
      <text:p text:style-name="P4">
Videos: []</text:p>
      <text:p text:style-name="P4">
Images: []</text:p>
      <text:p text:style-name="P4">
Tags: ["Europe", "Central and Eastern Europe"]</text:p>
      <text:p text:style-name="P4">
ID: 22554479</text:p>
      <!--METADATA-->
      <text:p text:style-name="P4">
Zaporizka Oblast, Kirovohradska Oblast, Kharkiv, Kharkivska Oblast, CherkaskaOblast, Poltavska Oblast, Dnipro, Dnipropetrovska Oblast(23:33). Red Alert:aerial threat. Sirens sounding. Take cover now!</text:p>
      <text:p text:style-name="P4">
News Collection Link: <text:a xlink:type="simple" xlink:href="https://liveuamap.com/en/2023/07-april-zaporizka-oblast-kirovohradska-oblasg" text:style-name="Internet_20_link" text:visited-style-name="Visited_20_Internet_20_Link">
https://liveuamap.com/en/2023/07-april-zaporizka-oblast-kirovohradska-oblasg</text:a>
</text:p>
      <text:p text:style-name="P4">
Source: <text:a xlink:type="simple" xlink:href="https://t.me/air_alert_ua/42753" text:style-name="Internet_20_link" text:visited-style-name="Visited_20_Internet_20_Link">
https://t.me/air_alert_ua/42753</text:a>
</text:p>
      <!--NEWS-->
      <text:h text:style-name="P10" text:outline-level="1">
<text:span text:style-name="T4">
Odeska Oblast(23:34). Red Alert: aerial threat. Sirens sounding. Take cover now!</text:span>
</text:h>
      <text:p text:style-name="P4">
Authors: liveuamap (Language: en)</text:p>
      <text:p text:style-name="P4">
Time: 2023-04-07T17:35:00</text:p>
      <text:p text:style-name="P4">
Location: Odeska Oblast (Latitude:46.74996 Longtitude:30.2498)</text:p>
      <text:p text:style-name="P4">
Videos: []</text:p>
      <text:p text:style-name="P4">
Images: []</text:p>
      <text:p text:style-name="P4">
Tags: ["Europe", "Central and Eastern Europe"]</text:p>
      <text:p text:style-name="P4">
ID: 22554480</text:p>
      <!--METADATA-->
      <text:p text:style-name="P4">
Odeska Oblast(23:34). Red Alert: aerial threat. Sirens sounding. Take covernow!</text:p>
      <text:p text:style-name="P4">
News Collection Link: <text:a xlink:type="simple" xlink:href="https://liveuamap.com/en/2023/07-april-odeska-oblast2334-red-alert-aerial-tg" text:style-name="Internet_20_link" text:visited-style-name="Visited_20_Internet_20_Link">
https://liveuamap.com/en/2023/07-april-odeska-oblast2334-red-alert-aerial-tg</text:a>
</text:p>
      <text:p text:style-name="P4">
Source: <text:a xlink:type="simple" xlink:href="https://t.me/suspilneodesa/22313" text:style-name="Internet_20_link" text:visited-style-name="Visited_20_Internet_20_Link">
https://t.me/suspilneodesa/22313</text:a>
</text:p>
      <!--NEWS-->
      <text:h text:style-name="P10" text:outline-level="1">
<text:span text:style-name="T4">
Donetsk Oblast, Sumska Oblast, Mykolaiv, Mykolayivska Oblast, Kherson, Khersonska Oblast(23:3...</text:span>
</text:h>
      <text:p text:style-name="P4">
Authors: liveuamap (Language: en)</text:p>
      <text:p text:style-name="P4">
Time: 2023-04-07T17:37:00</text:p>
      <text:p text:style-name="P4">
Location: Donetsk Oblast (Latitude:48.72814 Longtitude:37.57754)</text:p>
      <text:p text:style-name="P4">
Videos: []</text:p>
      <text:p text:style-name="P4">
Images: []</text:p>
      <text:p text:style-name="P4">
Tags: ["Europe", "Central and Eastern Europe"]</text:p>
      <text:p text:style-name="P4">
ID: 22554481</text:p>
      <!--METADATA-->
      <text:p text:style-name="P4">
Donetsk Oblast, Sumska Oblast, Mykolaiv, Mykolayivska Oblast, Kherson,Khersonska Oblast(23:35). Red Alert: aerial threat. Sirens sounding. Takecover now!</text:p>
      <text:p text:style-name="P4">
News Collection Link: <text:a xlink:type="simple" xlink:href="https://liveuamap.com/en/2023/07-april-donetsk-oblast-sumska-oblast-mykolaig" text:style-name="Internet_20_link" text:visited-style-name="Visited_20_Internet_20_Link">
https://liveuamap.com/en/2023/07-april-donetsk-oblast-sumska-oblast-mykolaig</text:a>
</text:p>
      <text:p text:style-name="P4">
Source: <text:a xlink:type="simple" xlink:href="https://t.me/air_alert_ua/42758" text:style-name="Internet_20_link" text:visited-style-name="Visited_20_Internet_20_Link">
https://t.me/air_alert_ua/42758</text:a>
</text:p>
      <!--NEWS-->
      <text:h text:style-name="P10" text:outline-level="1">
<text:span text:style-name="T4">
Командир бригади тактичної авіації: Ефективність буде вищою, якщо ми використовуватимемо F-16</text:span>
</text:h>
      <text:p text:style-name="P4">
Author: ['АРМІЯINFORM']</text:p>
      <text:p text:style-name="P4">
Time: 2023-04-07T39:00:00-04:00</text:p>
      <text:p text:style-name="P4">
Description: Командир бригади тактичної авіації повітряного командування «Центр»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94113677487753177_y.jpg" text:style-name="Internet_20_link" text:visited-style-name="Visited_20_Internet_20_Link">
photo_5294113677487753177_y.jpg</text:a>
']</text:p>
      <text:p text:style-name="P4">
Tags: ['F-16', 'STOPRUSSIA', 'ПОЛКОВНИК ОЛЕКСІЙ МАНЮШКІН', 'ПС ЗСУ']</text:p>
      <text:p text:style-name="P4">
Category: News</text:p>
      <!--METADATA-->
      <text:p text:style-name="P4">
<draw:frame draw:style-name="fr1" draw:name="Image2" text:anchor-type="as-char" svg:width="6.9236in" svg:height="4.32725in" draw:z-index="0">
<draw:image xlink:href="../Images/AРМІЯINFORM/2023-04-07T39-00-00-04-00/photo_5294113677487753177_y.jpg" xlink:type="simple" xlink:show="embed" xlink:actuate="onLoad" draw:mime-type="image/jpeg"/>
</draw:frame>
</text:p>
      <text:p text:style-name="P4">
Командир бригади тактичної авіації повітряного командування «Центр» ПовітрянихСил Збройних Сил України полковник Олексій Манюшкін зазначив, що українськівійськовослужбовці настільки мотивовані, що готові опанувати у короткий термінбудь-яку західну техніку, щоб наблизити нашу перемогу якнайшвидше.</text:p>
      <text:p text:style-name="P4">
Про це <text:a xlink:type="simple" xlink:href="https://t.me/militarymediacenter/1648" text:style-name="Internet_20_link" text:visited-style-name="Visited_20_Internet_20_Link">
йдеться</text:a>
 на Military MediaCenter.</text:p>
      <text:p text:style-name="P4">
«Ми вже використовуємо деякі зразки західної зброї, наприкладпротирадіолокаційну ракету HARM, ефективність якої буде набагато вищою, якщоми будемо застосовувати її з літака F-16», — зазначив він.</text:p>
      <text:p text:style-name="P4">
За словами Олексія Манюшкіна, у перші тижні вторгнення росіян до Україниокупанти втратили значну кількість своєї авіації. Тоді з’явився образ «ПривидаКиєва» тому, що росіяни не очікували, що буде такий спротив і звідкиз’являються літаки, якщо вони всіх їх «знищили».</text:p>
      <text:p text:style-name="P4">
«Я пишаюся своїми льотчиками, які виконують бойові завдання, тому що це дійсноне легка справа збити той же «шахед» або крилату ракету. Коли створювавсялітак МіГ-29 він не був призначений для боротьби з подібними безпілотнимилітальними апаратами, тоді їх ще не існувало навіть у природі», — зауваживвін.</text:p>
      <text:p text:style-name="P4">
Командир бригади додав, що Сили оборони України щиро вдячні закордоннимпартнерам за уже надану військову допомогу та ті літаки, комплектуючі, засобиППО, які надійдуть в Україну найближчим часом. Від систем радянськоговиробництва до сучасного озброєння Повітряних Сил — усе допомагає зробити нашенебо безпечнішим.</text:p>
      <text:p text:style-name="P4">
Source: <text:a xlink:type="simple" xlink:href="https://armyinform.com.ua/2023/04/07/komandyr-brygady-taktychnoyi-aviacziyi-efektyvnist-bude-vyshhoyu-yakshho-my-vykorystovuvatymemo-f-16/" text:style-name="Internet_20_link" text:visited-style-name="Visited_20_Internet_20_Link">
https://armyinform.com.ua/2023/04/07/komandyr-brygady-taktychnoyi-aviacziyi-efektyvnist-bude-vyshhoyu-yakshho-my-vykorystovuvatymemo-f-16/</text:a>
</text:p>
      <!--NEWS-->
      <text:h text:style-name="P10" text:outline-level="1">
<text:span text:style-name="T4">
Оголошено відбір на посади держслужби у Департамент з питань запобігання та виявлення корупції МОУ</text:span>
</text:h>
      <text:p text:style-name="P4">
Author: ['АРМІЯINFORM']</text:p>
      <text:p text:style-name="P4">
Time: 2023-04-07T40:00:00-04:00</text:p>
      <text:p text:style-name="P4">
Description: У Міністерстві оборони України триває системна робота із перезавантаження антикорупці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4/20160206.jpg" text:style-name="Internet_20_link" text:visited-style-name="Visited_20_Internet_20_Link">
20160206.jpg</text:a>
']</text:p>
      <text:p text:style-name="P4">
Tags: ['ДЕПАРТАМЕНТ З ПИТАНЬ ЗАПОБІГАННЯ ТА ВИЯВЛЕННЯ КОРУПЦІЇ', 'МОУ']</text:p>
      <text:p text:style-name="P4">
Category: News</text:p>
      <!--METADATA-->
      <text:p text:style-name="P4">
<draw:frame draw:style-name="fr1" draw:name="Image3" text:anchor-type="as-char" svg:width="6.9236in" svg:height="3.840589in" draw:z-index="0">
<draw:image xlink:href="../Images/AРМІЯINFORM/2023-04-07T40-00-00-04-00/20160206.jpg" xlink:type="simple" xlink:show="embed" xlink:actuate="onLoad" draw:mime-type="image/jpeg"/>
</draw:frame>
</text:p>
      <text:p text:style-name="P4">
У Міністерстві оборони України триває системна робота із перезавантаженняантикорупційної системи та впровадження сучасних превентивних підходів.</text:p>
      <text:p text:style-name="P4">
Окрім того, що за ініціативи Міністра оборони Олексія Резнікова при Міноборониутворюється Громадська антикорупційна рада, безпосередньо у структуріМіноборони створено Департамент з питань запобігання та виявлення корупції, доповноважень якого належить виявлення корупційних ризиків у відомстві.</text:p>
      <text:p text:style-name="P4">
З метою добору мотивованих та кваліфікованих кадрів у новосформованийпідрозділ у Департаменті з питань запобігання та виявлення корупції оголошеновідбір на вакантні посади державної служби головних спеціалістів до відділівконтролю за дотриманням антикорупційного законодавства, а також фахівців зпитань виявлення та запобігання корупції.</text:p>
      <text:p text:style-name="P4">
Оборонне відомство докладає максимальних зусиль, аби дотримуватись принципунульово ї толерантності до корупції і підходить до вирішення поставленихзавдань на засадах транспарентності.</text:p>
      <text:p text:style-name="P4">
<text:span text:style-name="T4">
Для проходження первісного відбору просимо надсилати резюме в строк – до14.04.2023 на електронну адресу - <text:a xlink:type="simple" xlink:href="https://armyinform.com.ua/cdn-cgi/l/email-protection#32474844596d5f5d4772425d41461c5f5b5e1c555d441c4753" text:style-name="Internet_20_link" text:visited-style-name="Visited_20_Internet_20_Link">
[email protected]</text:a>
.</text:span>
</text:p>
      <text:p text:style-name="P4">
<text:span text:style-name="T4">
Основні посадові обов’язки:</text:span>
</text:p>
      <ul>
        <li>
реалізація окремих пунктів державної Антикорупційної програми;  * організація та впровадження заходів щодо виявлення конфлікту інтересів та його усуненню, контроль дотримання вимог законодавства щодо врегулювання конфлікту інтересів;  * розробка в межах компетенції проектів нормативно-правових актів;  * проведення антикорупційної експертизи проектів нормативно-правових актів, наказів Міністерства оборони України та інших організаційно-розпорядчих документів;  * проведення службових розслідування (перевірок) з метою виявлення причин та умов, що сприяли вчиненню корупційного правопорушення або невиконання вимог антикорупційного законодавства;  * організація роботи щодо розгляду звернень громадян та інформаційних запитів.</li>
      </ul>
      <text:p text:style-name="P4">
<text:span text:style-name="T4">
Кандидати повинні:</text:span>
</text:p>
      <ul>
        <li>
мати вищу освіту ступеня не нижче бакалавра;  * вільно володіти українською мовою;  * бути впевненими користувачами Microsoft Word, Excel, Power Point, що необхідно для якісного виконання покладених завдань, а також мати навички користування офісною технікою;  * бути стресостійкими, вміти працювати в команді, розподіляти роботу, володіти діалоговим спілкуванням (письмовим та усним), мати навички контролю, вміти слухати та дослухатись, бути виваженими, здатними концентруватись на деталях, уміти дотримуватись субординації, визначати пріоритети, аргументовано доводити власну точку зору;  * відповідати за якість та результати роботи, бути доброчесними, проактивними, самостійними, легко адаптуватися до змін та впроваджувати їх, постійно розвиватися;  * не мати судимостей та не знаходитися в Єдиному державному реєстрі осіб, які вчинили корупційні або пов’язані з корупцією правопорушення</li>
      </ul>
      <text:p text:style-name="P4">
<text:span text:style-name="T4">
Мати знання:</text:span>
</text:p>
      <text:p text:style-name="P4">
• законодавства України (Конституції України, Законів України «Про державнуслужбу», «Про Збройні Сили України», «Про запобігання корупції», «Про доступдо публічної інформації», «Про звернення громадян», «Про Регламент ВерховноїРади України», «Про Кабінет Міністрів України», постанови Кабінету МіністрівУкраїни «Про затвердження Положення про Міністерство оборони України»;</text:p>
      <text:p text:style-name="P4">
• основ державного управління, трудових відносин, адміністративної роботи,системи державних органів виконавчої влади, внутрішня організації їхдіяльності</text:p>
      <text:p text:style-name="P4">
• особливостей організації і планування діяльності;</text:p>
      <text:p text:style-name="P4">
• у сфері роботи з аналітичними та пошуковими інструментами;</text:p>
      <text:p text:style-name="P4">
• у сфері підготовки аналітичних продуктів;</text:p>
      <text:p text:style-name="P4">
• у сфері моніторингу соціальних мереж</text:p>
      <text:p text:style-name="P4">
<text:span text:style-name="T4">
Перевагою буде:</text:span>
</text:p>
      <text:p text:style-name="P4">
• досвід роботи у сфері державної служби або інших органах управління, у томучислі в органах військового управління чи в органах місцевого самоврядуванняна посадах, діяльність на яких була пов’язана з організацією та веденнямроботи з питань запобігання, протидії та виявлення корупції</text:p>
      <text:p text:style-name="P4">
• досвід роботи в правоохоронних органах на напрямках роботи пов’язаних іззапобіганням, протидією та виявленням корупції</text:p>
      <text:p text:style-name="P4">
• практичний досвід в сфері публічних закупівель</text:p>
      <text:p text:style-name="P4">
<text:span text:style-name="T4">
*</text:span>
 Якщо протягом 10 днів (з моменту завершення терміну подачі резюме) ми незв’яжемось з Вами – це означає, що вказані в резюме знання та досвід невідповідають вимогам вакансії. В такому випадку ми зможемо повернутись довашої кандидатури при появі відповідних вашому досвіду вакансій у майбутньому.</text:p>
      <text:p text:style-name="P4">
<text:span text:style-name="T4">
*</text:span>
* Надсилаючи резюме, Ви надаєте згоду на обробку та зберігання своїхперсональних даних.</text:p>
      <text:p text:style-name="P4">
<text:span text:style-name="T4">
<text:span text:style-name="T5">
*</text:span>
</text:span>
 З відібраними кандидатами буде проводитися тестування загальнихкогнітивних здібностей, тестування на знання норм антикорупційногозаконодавства та дослідження із застосуванням поліграфа.</text:p>
      <text:p text:style-name="P4">
<text:span text:style-name="T4">
Джерело:</text:span>
 <text:a xlink:type="simple" xlink:href="https://www.mil.gov.ua/news/2023/04/06/ogolosheno-vidbir-na-vakantni-posadi-derzhavnoi-sluzhbi-u-departament-z-pitan-zapobigannya-ta-viyavlennya-korupczii-minoboroni-ukraini/" text:style-name="Internet_20_link" text:visited-style-name="Visited_20_Internet_20_Link">
<text:span text:style-name="T5">
Міністерство оборониУкраїни</text:span>
</text:a>
</text:p>
      <text:p text:style-name="P4">
Source: <text:a xlink:type="simple" xlink:href="https://armyinform.com.ua/2023/04/07/ogolosheno-vidbir-na-posady-derzhsluzhby-u-departament-z-pytan-zapobigannya-ta-vyyavlennya-korupcziyi-mou/" text:style-name="Internet_20_link" text:visited-style-name="Visited_20_Internet_20_Link">
https://armyinform.com.ua/2023/04/07/ogolosheno-vidbir-na-posady-derzhsluzhby-u-departament-z-pytan-zapobigannya-ta-vyyavlennya-korupcziyi-mou/</text:a>
</text:p>
      <!--NEWS-->
      <text:h text:style-name="P10" text:outline-level="1">
<text:span text:style-name="T4">
Чи здатна Україна виробляти власну техніку для розмінування: Олександр Павлюк провів міжвідомчу нараду</text:span>
</text:h>
      <text:p text:style-name="P4">
Author: ['Олександр Козубенко']</text:p>
      <text:p text:style-name="P4">
Time: 2023-04-07T41:00:00-04:00</text:p>
      <text:p text:style-name="P4">
Description: Перший заступник Міністра оборони України генерал-лейтенант Олександр Павлюк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c7174c-1da2-435f-a2aa-7f83c280f220.jpg" text:style-name="Internet_20_link" text:visited-style-name="Visited_20_Internet_20_Link">
19c7174c-1da2-435f-a2aa-7f83c280f220.jpg</text:a>
', '<text:a xlink:type="simple" xlink:href="https://armyinform.com.ua/wp-content/uploads/2023/04/882b0f79-08a5-4b28-ba9c-483516c76172-1-150x150.jpg" text:style-name="Internet_20_link" text:visited-style-name="Visited_20_Internet_20_Link">
882b0f79-08a5-4b28-ba9c-483516c76172-1-150x150.jpg</text:a>
', '<text:a xlink:type="simple" xlink:href="https://armyinform.com.ua/wp-content/uploads/2023/04/b7525f4c-87a6-4020-a5ff-44d9d8665e93-150x150.jpg" text:style-name="Internet_20_link" text:visited-style-name="Visited_20_Internet_20_Link">
b7525f4c-87a6-4020-a5ff-44d9d8665e93-150x150.jpg</text:a>
', '<text:a xlink:type="simple" xlink:href="https://armyinform.com.ua/wp-content/uploads/2023/04/e9a1a4cf-d169-4594-945f-00aca4e2eab9-1.jpg" text:style-name="Internet_20_link" text:visited-style-name="Visited_20_Internet_20_Link">
e9a1a4cf-d169-4594-945f-00aca4e2eab9-1.jpg</text:a>
', '<text:a xlink:type="simple" xlink:href="https://armyinform.com.ua/wp-content/uploads/2022/11/kozubenko-bw.jpg" text:style-name="Internet_20_link" text:visited-style-name="Visited_20_Internet_20_Link">
kozubenko-bw.jpg</text:a>
']</text:p>
      <text:p text:style-name="P4">
Tags: ['ГЕНЕРАЛ-ЛЕЙТЕНАНТ ОЛЕКСАНДР ПАВЛЮК', 'ОЛЕКСАНДР ПАВЛЮК']</text:p>
      <text:p text:style-name="P4">
Category: News</text:p>
      <!--METADATA-->
      <text:p text:style-name="P4">
<draw:frame draw:style-name="fr1" draw:name="Image4" text:anchor-type="as-char" svg:width="6.9236in" svg:height="4.615733in" draw:z-index="0">
<draw:image xlink:href="../Images/AРМІЯINFORM/2023-04-07T41-00-00-04-00/19c7174c-1da2-435f-a2aa-7f83c280f220.jpg" xlink:type="simple" xlink:show="embed" xlink:actuate="onLoad" draw:mime-type="image/jpeg"/>
</draw:frame>
</text:p>
      <text:p text:style-name="P4">
Перший заступник Міністра оборони України генерал-лейтенант Олександр Павлюкпровів міжвідомчу нараду щодо можливостей виробництва в Україні сучасногообладнання та техніки для проведення розмінування</text:p>
      <text:p text:style-name="P4">
Україна є найбільш замінованою країною світу. Площа забрудненихвибухонебезпечними предметами територій сягає 180 тисяч квадратних кілометрів.</text:p>
      <text:p text:style-name="P4">
Групи з розмінування працюють над розв'язанням проблеми, але не здатні швидковпоратися із надзвичайно великим обсягом роботи.</text:p>
      <text:p text:style-name="P4">
читайте також:</text:p>
      <text:p text:style-name="P4">
<text:a xlink:type="simple" xlink:href="https://armyinform.com.ua/2023/04/04/problema-protyminnoyi-bezpeky-bude-aktualnoyu-dlya-ukrayiny-protyagom-desyatkiv-rokiv/" text:style-name="Internet_20_link" text:visited-style-name="Visited_20_Internet_20_Link">
Проблема протимінної безпеки буде актуальною для України протягом десятківроків</text:a>
</text:p>
      <text:p text:style-name="P4">
Для розв'язання цього питання 6 квітня 2023 року за ініціативи Першогозаступника Міністра оборони України генерал-лейтенанта Олександра Павлюкавідбулася міжвідомча нарада «Можливості виробництва в Україні сучасногообладнання та техніки для проведення розмінування».</text:p>
      <text:p text:style-name="P4">
Окрім представників, делегованих міністерствами та профільними відомствами, доучасті в нараді були запрошені представники державних і приватних підприємств.</text:p>
      <text:p text:style-name="P4">
За словами генерал-лейтенанта Олександра Павлюка, Міноборони, ЗСУ та іншівідомства уже здійснюють певні кроки щодо створення нових підрозділів, а такожпідготовки та кращого оснащення тих, що вже існують.</text:p>
      <text:p text:style-name="P4">
— Процес розмінування не повинен затягнутись на сотні та навіть десятки років.У найкоротший термін треба зробити все можливе для налагодження безпечного,спокійного життя та праці людей на звільнених територіях, — зазначив ОлександрПавлюк.</text:p>
      <text:p text:style-name="P4">
Головним завданням цієї наради було вивчення можливостей вітчизнянихвиробників, їхньої здатності забезпечити спеціальні підрозділи засобамирозмінування та технікою.</text:p>
      <text:p text:style-name="P4">
— Потрібні індивідуальні комплекти захисту саперів, необхідне спорядження дляних, техніка для перевезення особового складу, роботизовані платформивиявлення, трали для розмінування місцевості, — сказав Олександр Павлюк.</text:p>
      <text:p text:style-name="P4">
Під час наради представники Командування Сил підтримки ЗСУ, ДССТ, іншихвідомств озвучили конкретні потреби в сучасних технічних засобах, необхіднихдля виконання завдань підрозділами розмінування, та основні вимоги до них.</text:p>
      <text:p text:style-name="P4">
<text:a xlink:type="simple" xlink:href="https://armyinform.com.ua/wp-content/uploads/2023/04/882b0f79-08a5-4b28-ba9c-483516c76172-1.jpg" text:style-name="Internet_20_link" text:visited-style-name="Visited_20_Internet_20_Link">
<draw:frame draw:style-name="fr1" draw:name="Image5" text:anchor-type="as-char" svg:width="6.9236in" svg:height="6.9236in" draw:z-index="0">
<draw:image xlink:href="../Images/AРМІЯINFORM/2023-04-07T41-00-00-04-00/882b0f79-08a5-4b28-ba9c-483516c76172-1-150x150.jpg" xlink:type="simple" xlink:show="embed" xlink:actuate="onLoad" draw:mime-type="image/jpeg"/>
</draw:frame>
</text:a>
</text:p>
      <text:p text:style-name="P4">
<text:a xlink:type="simple" xlink:href="https://armyinform.com.ua/wp-content/uploads/2023/04/b7525f4c-87a6-4020-a5ff-44d9d8665e93.jpg" text:style-name="Internet_20_link" text:visited-style-name="Visited_20_Internet_20_Link">
<draw:frame draw:style-name="fr1" draw:name="Image6" text:anchor-type="as-char" svg:width="6.9236in" svg:height="6.9236in" draw:z-index="0">
<draw:image xlink:href="../Images/AРМІЯINFORM/2023-04-07T41-00-00-04-00/b7525f4c-87a6-4020-a5ff-44d9d8665e93-150x150.jpg" xlink:type="simple" xlink:show="embed" xlink:actuate="onLoad" draw:mime-type="image/jpeg"/>
</draw:frame>
</text:a>
</text:p>
      <text:p text:style-name="P4">
Зокрема, голова Адміністрації Державної спеціальної служби транспортуМіністерства оборони України генерал-майор Богдан Бондар повідомив, щопідрозділи особливо потребують засобів ручного розмінування, машин длямеханізованого розмінування, засобів моніторингу територій, зокрема дронів.</text:p>
      <text:p text:style-name="P4">
Командувач Сил підтримки ЗСУ бригадний генерал Дмитро Герега своєю чергоюрозповів, що підрозділи Сил підтримки використовують під час розмінуваннязахідні машини різних модифікацій: словацькі машини Bozena та їхні аналоги,але в найближчому майбутньому потреба в такій техніці буде лише зростати.</text:p>
      <text:p text:style-name="P4">
У подальшому обговоренні спроможностей українських виробників забезпечитивисокі темпи розмінування взяли участь представники й інших міністерств,відомств, компаній та організацій.</text:p>
      <text:p text:style-name="P4">
Перший заступник Міністра з питань стратегічних галузей та промисловостіУкраїни Олег Можний запропонував створити потужні хаби кооперації на базіпідприємств державного і приватного сектору, де підприємства долучатимуться дорізних видів робіт.</text:p>
      <text:p text:style-name="P4">
Ідею підтримав генеральний директор ДК «Укроборонпром» Юрій Гусєв, якийповідомив, що державне підприємство вже має ряд напрацювань, зокрема звиробництва машин розмінування на базі вітчизняних танків Т-64А.</text:p>
      <text:p text:style-name="P4">
Учасники зустрічі обговорили можливості залучення робочої групи підголовуванням Віцепрем’єр-міністра України.</text:p>
      <text:p text:style-name="P4">
Група має напрацювати загальну концепцію роботи, розглянути питання уніфікаціїтехніки, ліцензування виробництва.</text:p>
      <text:p text:style-name="P4">
Щодо власного виробництва представники Федерації роботодавців Українизавірили, що в країні є і кадри, і сучасні станки та інше обладнання.</text:p>
      <text:p text:style-name="P4">
<draw:frame draw:style-name="fr1" draw:name="Image7" text:anchor-type="as-char" svg:width="6.9236in" svg:height="4.615733in" draw:z-index="0">
<draw:image xlink:href="../Images/AРМІЯINFORM/2023-04-07T41-00-00-04-00/e9a1a4cf-d169-4594-945f-00aca4e2eab9-1.jpg" xlink:type="simple" xlink:show="embed" xlink:actuate="onLoad" draw:mime-type="image/jpeg"/>
</draw:frame>
</text:p>
      <text:p text:style-name="P4">
Після озвучених за круглим столом вимог та можливостей економіки, директори тапредставники вітчизняних підприємств розповіли про свої можливості створюватитехніку для транспортування вибухонебезпечних предметів, зокрема, броньованіавтомобілі, які вони вже виготовляють, а також засоби пошуку, нетехнічногообстеження, індивідуального захисту саперів, ініціювання підриву та іншірозробки та продукти.</text:p>
      <text:p text:style-name="P4">
По закінченню заходу Олександр Павлюк у коментарі кореспонденту АрміяInformзазначив:</text:p>
      <text:p text:style-name="P4">
— Так, порушено багато проблемних питань. Але це був лише перший, базовий етапнашої роботи. І ми маємо максимально залучити наші підприємства, тому що це —підняття економіки та перспектива для України.</text:p>
      <text:p text:style-name="P4">
<text:span text:style-name="T5">
Фото: Сергій Місюра</text:span>
</text:p>
      <text:p text:style-name="P4">
<draw:frame draw:style-name="fr1" draw:name="Image8" text:anchor-type="as-char" svg:width="6.9236in" svg:height="6.9236in" draw:z-index="0">
<draw:image xlink:href="../Images/AРМІЯINFORM/2023-04-07T41-00-00-04-00/kozubenko-bw.jpg" xlink:type="simple" xlink:show="embed" xlink:actuate="onLoad" draw:mime-type="image/jpeg"/>
</draw:frame>
</text:p>
      <text:p text:style-name="P4">
<text:a xlink:type="simple" xlink:href="https://armyinform.com.ua/army-authors/oleksandr-kozubenko/" text:style-name="Internet_20_link" text:visited-style-name="Visited_20_Internet_20_Link">
Олександр Козубенко</text:a>
</text:p>
      <text:p text:style-name="P4">
Кореспондент АрміяInform</text:p>
      <text:p text:style-name="P4">
Source: <text:a xlink:type="simple" xlink:href="https://armyinform.com.ua/2023/04/07/chy-zdatna-ukrayina-vyroblyaty-vlasnu-tehniku-dlya-rozminuvannya-oleksandr-pavlyuk-proviv-mizhvidomchu-naradu/" text:style-name="Internet_20_link" text:visited-style-name="Visited_20_Internet_20_Link">
https://armyinform.com.ua/2023/04/07/chy-zdatna-ukrayina-vyroblyaty-vlasnu-tehniku-dlya-rozminuvannya-oleksandr-pavlyuk-proviv-mizhvidomchu-naradu/</text:a>
</text:p>
      <!--NEWS-->
      <text:h text:style-name="P10" text:outline-level="1">
<text:span text:style-name="T4">
За добу рятувальники майже двісті разів виїздили на ліквідацію наслідків ворожих обстрілів</text:span>
</text:h>
      <text:p text:style-name="P4">
Author: ['АРМІЯINFORM']</text:p>
      <text:p text:style-name="P4">
Time: 2023-04-07T42:00:00-04:00</text:p>
      <text:p text:style-name="P4">
Description: Протягом минулої доби, 6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9" text:anchor-type="as-char" svg:width="6.9236in" svg:height="4.351977in" draw:z-index="0">
<draw:image xlink:href="../Images/AРМІЯINFORM/2023-04-07T42-00-00-04-00/fire_37885.jpg" xlink:type="simple" xlink:show="embed" xlink:actuate="onLoad" draw:mime-type="image/jpeg"/>
</draw:frame>
Ілюстративне фото</text:p>
      <text:p text:style-name="P4">
Протягом минулої доби, <text:span text:style-name="T4">
6 квітня,</text:span>
 підрозділи Державної служби України знадзвичайних ситуацій <text:span text:style-name="T4">
здійснили 183 виїзди</text:span>
 на ліквідацію наслідківобстрілів окупантами населених пунктів та об’єктів інфраструктури. Ліквідовано<text:span text:style-name="T4">
6</text:span>
 пожежі. Надано психологічну допомогу <text:span text:style-name="T4">
123</text:span>
 особам.</text:p>
      <text:p text:style-name="P4">
Про це йдеться у <text:a xlink:type="simple" xlink:href="https://dsns.gov.ua/uk/news/nadzvicaini-podiyi/operativna-informaciia-dsns-shhodo-naslidkiv-vedennia-boiovix-dii-rosiiskoiu-federacijeiu-118" text:style-name="Internet_20_link" text:visited-style-name="Visited_20_Internet_20_Link">
повідомленні</text:a>
 ДСНС України.</text:p>
      <text:p text:style-name="P4">
Довідково: З початку війни здійснено <text:span text:style-name="T4">
87 997 виїздів</text:span>
 на ліквідаціюнаслідків обстрілів, ліквідовано <text:span text:style-name="T4">
14 263 пожежі</text:span>
 , врятовано <text:span text:style-name="T4">
3 988 осіб</text:span>
, надано психологічну допомогу <text:span text:style-name="T4">
209 088 особам</text:span>
.</text:p>
      <text:p text:style-name="P4">
Source: <text:a xlink:type="simple" xlink:href="https://armyinform.com.ua/2023/04/07/za-dobu-ryatuvalnyky-majzhe-dvisti-raziv-vyyizdyly-na-likvidacziyu-naslidkiv-vorozhyh-obstriliv-5/" text:style-name="Internet_20_link" text:visited-style-name="Visited_20_Internet_20_Link">
https://armyinform.com.ua/2023/04/07/za-dobu-ryatuvalnyky-majzhe-dvisti-raziv-vyyizdyly-na-likvidacziyu-naslidkiv-vorozhyh-obstriliv-5/</text:a>
</text:p>
      <!--NEWS-->
      <text:h text:style-name="P10" text:outline-level="1">
<text:span text:style-name="T4">
У ворога на чергуванні перебуває надводний ракетоносій з 8-ма «калібрами» — Наталія Гуменюк</text:span>
</text:h>
      <text:p text:style-name="P4">
Author: ['Ігор Березинський']</text:p>
      <text:p text:style-name="P4">
Time: 2023-04-07T43:00:00-04:00</text:p>
      <text:p text:style-name="P4">
Description: Протягом минулої ночі ворог активізувався та здійснював обстріли з району Кінбур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menyuk2.jpg" text:style-name="Internet_20_link" text:visited-style-name="Visited_20_Internet_20_Link">
gumenyuk2.jpg</text:a>
']</text:p>
      <text:p text:style-name="P4">
Tags: ['ВТОРГНЕННЯ РФ', 'ЄДИНІ НОВИНИ', 'КАЛІБРИ', 'КІНБУРНСЬКА КОСА', 'НАТАЛІЯ ГУМЕНЮК', 'ОЧАКІВ', 'РАКЕТНІ ОБСТРІЛИ']</text:p>
      <text:p text:style-name="P4">
Category: News</text:p>
      <!--METADATA-->
      <text:p text:style-name="P4">
<draw:frame draw:style-name="fr1" draw:name="Image10" text:anchor-type="as-char" svg:width="6.9236in" svg:height="3.4618in" draw:z-index="0">
<draw:image xlink:href="../Images/AРМІЯINFORM/2023-04-07T43-00-00-04-00/gumenyuk2.jpg" xlink:type="simple" xlink:show="embed" xlink:actuate="onLoad" draw:mime-type="image/jpeg"/>
</draw:frame>
</text:p>
      <text:p text:style-name="P4">
Протягом минулої ночі ворог активізувався та здійснював обстріли з районуКінбурнської коси.</text:p>
      <text:p text:style-name="P4">
— Був обстріляний Очаківський напрямок і, на жаль, є постраждалі, які єцивільними та перебували у власних домівках під час обстрілу. Поряд з цимпродовжується використання керованих авіаційних бомб вздовж правого берегаДніпра, — повідомила в ефірі телемарафону «Єдині новини» начальник об’єднаногокоординаційного пресцентру Сил оборони півдня України Наталія Гуменюк.</text:p>
      <text:p text:style-name="P4">
Зі слів Наталії Гуменюк, ворог продовжує тероризувати місцеве населення,використовувати безпілотники та скидати з них вибухові речовини в місцяскупчення людей, тобто там, де вони намагаються отримати гуманітарну допомогу.</text:p>
      <text:p text:style-name="P4">
— Враховуючи погодні умови, змінюється корабельне угруповання ворога. Зараз уних на чергуванні перебуває надводний ракетоносій з 8-ма «калібрами», якийготовий до застосування, і це свідчить про те, що знову буде готуватисяточковий ракетний удар. Ракетний запас у них зараз доведений до критичногомінімуму. Загалом обстрілів ще багато і вони сягають від 50 до 60 за добу,зокрема б’ють по сільськогосподарських площах і підприємствах, там, депрацюють люди, — розповіла Наталія Гуменюк.</text:p>
      <text:p text:style-name="P4">
Source: <text:a xlink:type="simple" xlink:href="https://armyinform.com.ua/2023/04/07/u-voroga-na-cherguvanni-perebuvaye-nadvodnyj-raketonosij-z-8-ma-kalibramy-nataliya-gumenyuk/" text:style-name="Internet_20_link" text:visited-style-name="Visited_20_Internet_20_Link">
https://armyinform.com.ua/2023/04/07/u-voroga-na-cherguvanni-perebuvaye-nadvodnyj-raketonosij-z-8-ma-kalibramy-nataliya-gumenyuk/</text:a>
</text:p>
      <!--NEWS-->
      <text:h text:style-name="P10" text:outline-level="1">
<text:span text:style-name="T4">
В Україні за добу внаслідок російських обстрілів троє цивільних загинуло, 17 поранено</text:span>
</text:h>
      <text:p text:style-name="P4">
Author: ['АРМІЯINFORM']</text:p>
      <text:p text:style-name="P4">
Time: 2023-04-07T44: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96365477301438749_y.jpg" text:style-name="Internet_20_link" text:visited-style-name="Visited_20_Internet_20_Link">
photo_5296365477301438749_y.jpg</text:a>
']</text:p>
      <text:p text:style-name="P4">
Tags: ['MILITARY MEDIA CENTER', 'STOPRUSSIA', 'ХАРКІВСЬКИЙ ТРИБУНАЛ']</text:p>
      <text:p text:style-name="P4">
Category: News</text:p>
      <!--METADATA-->
      <text:p text:style-name="P4">
<draw:frame draw:style-name="fr1" draw:name="Image11" text:anchor-type="as-char" svg:width="6.9236in" svg:height="5.133138in" draw:z-index="0">
<draw:image xlink:href="../Images/AРМІЯINFORM/2023-04-07T44-00-00-04-00/photo_5296365477301438749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xt:a xlink:type="simple" xlink:href="https://t.me/militarymediacenter/1649" text:style-name="Internet_20_link" text:visited-style-name="Visited_20_Internet_20_Link">
Telegram</text:a>
 інформує MilitaryMedia Center.</text:p>
      <text:p text:style-name="P4">
«Загалом із різних видів озброєння (міномети, танки, артилерія, РСЗВ, ЗРК«С-300», БПЛА, тактична авіація) здійснено обстріли 114 населених пунктів,підтверджено ураження 32 об’єктів інфраструктури», — йдеться в повідомленні.</text:p>
      <text:p text:style-name="P4">
Попередньою інформацією загинуло 3 особи та 17 поранено.</text:p>
      <text:p text:style-name="P4">
Source: <text:a xlink:type="simple" xlink:href="https://armyinform.com.ua/2023/04/07/v-ukrayini-za-dobu-vnaslidok-rosijskyh-obstriliv-troye-czyvilnyh-zagynulo-17-poraneno/" text:style-name="Internet_20_link" text:visited-style-name="Visited_20_Internet_20_Link">
https://armyinform.com.ua/2023/04/07/v-ukrayini-za-dobu-vnaslidok-rosijskyh-obstriliv-troye-czyvilnyh-zagynulo-17-poraneno/</text:a>
</text:p>
      <!--NEWS-->
      <text:h text:style-name="P10" text:outline-level="1">
<text:span text:style-name="T4">
Військові, які втратили документи під час бойових дій, можуть оперативно відновити їх в підрозділах ДМС</text:span>
</text:h>
      <text:p text:style-name="P4">
Author: ['АРМІЯINFORM']</text:p>
      <text:p text:style-name="P4">
Time: 2023-04-07T45:00:00-04:00</text:p>
      <text:p text:style-name="P4">
Description: Все частіше підрозділи Державна міграційна служба України (ДМС України) допомаг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ifwr-ogkto.jpg" text:style-name="Internet_20_link" text:visited-style-name="Visited_20_Internet_20_Link">
4ifwr-ogkto.jpg</text:a>
']</text:p>
      <text:p text:style-name="P4">
Tags: ['ВОЄННИЙ СТАН', 'ЗБРОЙНІ СИЛИ УКРАЇНИ', 'СОЦЗАХИСТ', 'СОЦІАЛЬНИЙ ЗАХИСТ']</text:p>
      <text:p text:style-name="P4">
Category: News</text:p>
      <!--METADATA-->
      <text:p text:style-name="P4">
<draw:frame draw:style-name="fr1" draw:name="Image12" text:anchor-type="as-char" svg:width="6.9236in" svg:height="3.271401in" draw:z-index="0">
<draw:image xlink:href="../Images/AРМІЯINFORM/2023-04-07T45-00-00-04-00/4ifwr-ogkto.jpg" xlink:type="simple" xlink:show="embed" xlink:actuate="onLoad" draw:mime-type="image/jpeg"/>
</draw:frame>
Ілюстративне фото</text:p>
      <text:p text:style-name="P4">
Все частіше підрозділи Державна міграційна служба України (ДМС України)допомагають українським воїнам в отриманні ID-карток та закордонних паспортів.Документи відновлюють в найкоротші терміни та з розумінням ставляться дообставин втрати посвідчень.</text:p>
      <text:p text:style-name="P4">
Також в умовах війни в Україні та з урахуванням військової допомоги, якунадають нам західні країни, сьогодні нагальним питанням постає необхідністьнавчання наших захисників у користуванні сучасною зброєю. Зробити це швидко таякісно можливо лише за кордоном у спеціальних навчальних центрах.</text:p>
      <text:p text:style-name="P4">
Тому все частіше підрозділи ДМС допомагають українським воїнам в отриманнізакордонних паспортів, які необхідні для відрядження на навчання у західнікраїни.</text:p>
      <text:p text:style-name="P4">
— Кожен українець може звернутися до будь-якого підрозділу міграційної служби,незалежно від місця реєстрації, та оформити необхідні документи, — зазначаютьу службі.</text:p>
      <text:p text:style-name="P4">
<text:span text:style-name="T4">
Джерело:</text:span>
 <text:span text:style-name="T5">
<text:a xlink:type="simple" xlink:href="https://www.kmu.gov.ua/news/viiskovi-iaki-vtratyly-dokumenty-pid-chas-boiovykh-dii-mozhut-operatyvno-vidnovyty-ikh-v-pidrozdilakh-dms" text:style-name="Internet_20_link" text:visited-style-name="Visited_20_Internet_20_Link">
Урядовий портал</text:a>
</text:span>
</text:p>
      <text:p text:style-name="P4">
Source: <text:a xlink:type="simple" xlink:href="https://armyinform.com.ua/2023/04/07/vijskovi-yaki-vtratyly-dokumenty-pid-chas-bojovyh-dij-mozhut-operatyvno-vidnovyty-yih-v-pidrozdilah-dms/" text:style-name="Internet_20_link" text:visited-style-name="Visited_20_Internet_20_Link">
https://armyinform.com.ua/2023/04/07/vijskovi-yaki-vtratyly-dokumenty-pid-chas-bojovyh-dij-mozhut-operatyvno-vidnovyty-yih-v-pidrozdilah-dms/</text:a>
</text:p>
      <!--NEWS-->
      <text:h text:style-name="P10" text:outline-level="1">
<text:span text:style-name="T4">
За добу піротехніки ДСНС знешкодили понад 800 вибухонебезпечних предметів та авіабомбу</text:span>
</text:h>
      <text:p text:style-name="P4">
Author: ['АРМІЯINFORM']</text:p>
      <text:p text:style-name="P4">
Time: 2023-04-07T46:00:00-04:00</text:p>
      <text:p text:style-name="P4">
Description: Протягом минулої доби, 06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289499_256669450035950_5925119088990328650_n.jpg" text:style-name="Internet_20_link" text:visited-style-name="Visited_20_Internet_20_Link">
339289499_256669450035950_5925119088990328650_n.jpg</text:a>
']</text:p>
      <text:p text:style-name="P4">
Tags: ['STOPRUSSIA', 'АГРЕСІЯ РФ', 'ВІЙНА', 'ВТОРГНЕННЯ РФ', 'ДСНС УКРАЇНИ', 'РОЗМІНУВАННЯ']</text:p>
      <text:p text:style-name="P4">
Category: News</text:p>
      <!--METADATA-->
      <text:p text:style-name="P4">
<draw:frame draw:style-name="fr1" draw:name="Image13" text:anchor-type="as-char" svg:width="6.9236in" svg:height="3.89773in" draw:z-index="0">
<draw:image xlink:href="../Images/AРМІЯINFORM/2023-04-07T46-00-00-04-00/051f0000-0aff-0242-be2f-08da173df50a_w1080_h608.png" xlink:type="simple" xlink:show="embed" xlink:actuate="onLoad" draw:mime-type="image/png"/>
</draw:frame>
Ілюстративне фото</text:p>
      <text:p text:style-name="P4">
<text:span text:style-name="T4">
Протягом минулої доби,</text:span>
 <text:span text:style-name="T4">
06 квітня</text:span>
 <text:span text:style-name="T4">
,</text:span>
 піротехнічні підрозділиДержавної служби України з надзвичайних ситуацій <text:span text:style-name="T4">
155 раз</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30"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838вибухонебезпечних</text:span>
 <text:span text:style-name="T4">
предметів,</text:span>
 <text:span text:style-name="T4">
зокрема 1 авіаційну бомбу.</text:span>
 Обстежено(очищено) територію площею понад <text:span text:style-name="T4">
37 гектарів</text:span>
.</text:p>
      <text:p text:style-name="P4">
Найчастіше піротехнічні підрозділи працювали: в Харківській області 16 459разів, Київщині — 7 386, Чернігівщині — 4 420, Донеччині — 4 506, Миколаївщині— 4 196, Херсонщині — 3 939, Сумщині — 1 783,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857разів</text:span>
 до виконання завдань з розмінування. Знешкоджено <text:span text:style-name="T4">
341 722вибухонебезпечних предмети</text:span>
 , зокрема <text:span text:style-name="T4">
2 203 авіаційні бомби</text:span>
. Обстежено(очищено) територію площею <text:span text:style-name="T4">
81 712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14" text:anchor-type="as-char" svg:width="6.9236in" svg:height="5.804039in" draw:z-index="0">
<draw:image xlink:href="../Images/AРМІЯINFORM/2023-04-07T46-00-00-04-00/339289499_256669450035950_5925119088990328650_n.jpg" xlink:type="simple" xlink:show="embed" xlink:actuate="onLoad" draw:mime-type="image/jpeg"/>
</draw:frame>
</text:p>
      <text:p text:style-name="P4">
Source: <text:a xlink:type="simple" xlink:href="https://armyinform.com.ua/2023/04/07/za-dobu-pirotehniky-dsns-zneshkodyly-ponad-800-vybuhonebezpechnyh-predmetiv-ta-aviabombu/" text:style-name="Internet_20_link" text:visited-style-name="Visited_20_Internet_20_Link">
https://armyinform.com.ua/2023/04/07/za-dobu-pirotehniky-dsns-zneshkodyly-ponad-800-vybuhonebezpechnyh-predmetiv-ta-aviabombu/</text:a>
</text:p>
      <!--NEWS-->
      <text:h text:style-name="P10" text:outline-level="1">
<text:span text:style-name="T4">
Затримано агентку фсб, яка скоригувала ворожий ракетний удар по школі на Донеччині</text:span>
</text:h>
      <text:p text:style-name="P4">
Author: ['АРМІЯINFORM']</text:p>
      <text:p text:style-name="P4">
Time: 2023-04-07T47:00:00-04:00</text:p>
      <text:p text:style-name="P4">
Description: У прифронтових районах Донецької області затримано ще одну учасницю розгалуже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vantazhennya.jpg" text:style-name="Internet_20_link" text:visited-style-name="Visited_20_Internet_20_Link">
zavantazhennya.jpg</text:a>
']</text:p>
      <text:p text:style-name="P4">
Tags: ['STOPRUSSIA', 'АГЕНТ ФСБ', 'АГРЕСІЯ РФ', 'ВТОРГНЕННЯ РФ', 'КОНТРРОЗВІДКА СБУ']</text:p>
      <text:p text:style-name="P4">
Category: News</text:p>
      <!--METADATA-->
      <text:p text:style-name="P4">
<draw:frame draw:style-name="fr1" draw:name="Image15" text:anchor-type="as-char" svg:width="6.9236in" svg:height="4.615733in" draw:z-index="0">
<draw:image xlink:href="../Images/AРМІЯINFORM/2023-04-07T47-00-00-04-00/zavantazhennya.jpg" xlink:type="simple" xlink:show="embed" xlink:actuate="onLoad" draw:mime-type="image/jpeg"/>
</draw:frame>
</text:p>
      <text:p text:style-name="P4">
У прифронтових районах Донецької області затримано ще одну учасницюрозгалуженої агентурної мережі фсб. Зловмисниця збирала для окупантіврозвіддані про місця базування та маршрути переміщення Сил оборони в районахКраматорська, Костянтинівки і Торецька.</text:p>
      <text:p text:style-name="P4">
Про це <text:a xlink:type="simple" xlink:href="https://ssu.gov.ua/novyny/sbu-zatrymala-rosiisku-ahentku-yaka-skoryhuvala-vorozhyi-raketnyi-udar-po-shkoli-na-donechchyni" text:style-name="Internet_20_link" text:visited-style-name="Visited_20_Internet_20_Link">
повідомляє</text:a>
 Службабезпеки України.</text:p>
      <text:p text:style-name="P4">
Вона передавала агресору координати місцевих шкіл і дитячих садочків. Саме заїї «наводкою» рашисти здійснили ракетний удар по одному з навчальних закладіву серпні минулого року. Унаслідок російської повітряної атаки було зруйнованобудівлю місцевої школи. Після ворожих обстрілів агентка виходила на місцеподії та фіксувала наслідки, про які потім «звітувала» російській спецслужбі.</text:p>
      <text:p text:style-name="P4">
За даними слідства, фігуранткою виявилась мешканка прифронтового українськогоміста, яка була завербована фсб після початку широкомасштабного вторгнення.</text:p>
      <text:p text:style-name="P4">
Під час виконання злочинних завдань фігурантка передавала ворогу локаціїукраїнських об’єктів через месенджер у вигляді електронних координат абофотоматеріалів з прив’язкою до місцевості. У разі захоплення регіону ворогобіцяв своїй поплічниці «посаду» у лавах місцевої окупаційної адміністрації.</text:p>
      <text:p text:style-name="P4">
При обшуку за місцем проживання зловмисниці виявлено мобільні телефони, яківона використовувала для комунікації з агресором, зокрема для передачі фотоукраїнських об’єктів.</text:p>
      <text:p text:style-name="P4">
На підставі зібраних доказів затриманому повідомили про підозру у державнійзраді, вчиненої в умовах воєнного стану.</text:p>
      <text:p text:style-name="P4">
Їй обрано запобіжний захід — тримання під вартою. Триває розслідування длявстановлення всіх обставин злочину і притягнення винних до відповідальності.</text:p>
      <text:p text:style-name="P4">
Source: <text:a xlink:type="simple" xlink:href="https://armyinform.com.ua/2023/04/07/zatrymano-agentku-fsb-yaka-skoryguvala-vorozhyj-raketnyj-udar-po-shkoli-na-donechchyni/" text:style-name="Internet_20_link" text:visited-style-name="Visited_20_Internet_20_Link">
https://armyinform.com.ua/2023/04/07/zatrymano-agentku-fsb-yaka-skoryguvala-vorozhyj-raketnyj-udar-po-shkoli-na-donechchyni/</text:a>
</text:p>
      <!--NEWS-->
      <text:h text:style-name="P10" text:outline-level="1">
<text:span text:style-name="T4">
Які труднощі створює весна ворогу?</text:span>
</text:h>
      <text:p text:style-name="P4">
Author: ['АРМІЯINFORM']</text:p>
      <text:p text:style-name="P4">
Time: 2023-04-07T48:00:00-04:00</text:p>
      <text:p text:style-name="P4">
Description: Для кого весняне бездоріжжя є більшим союзником? Як виснажують весняні умови живу си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ТОРГНЕННЯ РФ', 'ПЕТРО ЧЕРНИК', 'РОСАРМІЯ']</text:p>
      <text:p text:style-name="P4">
Category: News</text:p>
      <!--METADATA-->
      <text:p text:style-name="P4">
Для кого весняне бездоріжжя є більшим союзником? Як виснажують весняні умовиживу силу та техніку противника? Та чи ставала вже природа на бік українцівминулої весни? Про це спеціально для АрміяInform розповів військовий експертПетро Черник.</text:p>
      <text:p text:style-name="P4">
Source: <text:a xlink:type="simple" xlink:href="https://armyinform.com.ua/2023/04/07/yaki-trudnoshhi-postanut-pered-rosarmiyeyu-z-nastannyam-vesny/" text:style-name="Internet_20_link" text:visited-style-name="Visited_20_Internet_20_Link">
https://armyinform.com.ua/2023/04/07/yaki-trudnoshhi-postanut-pered-rosarmiyeyu-z-nastannyam-vesny/</text:a>
</text:p>
      <!--NEWS-->
      <text:h text:style-name="P10" text:outline-level="1">
<text:span text:style-name="T4">
Воїни групи К2 розповіли про важкі бої на околицях Сіверська</text:span>
</text:h>
      <text:p text:style-name="P4">
Author: ['Євгеній Романов']</text:p>
      <text:p text:style-name="P4">
Time: 2023-04-07T49:00:00-04:00</text:p>
      <text:p text:style-name="P4">
Description: Воїни групи К2 днями опублікували на своєму Ютуб-каналі низку відео, які незаба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02101.jpg" text:style-name="Internet_20_link" text:visited-style-name="Visited_20_Internet_20_Link">
dsc_02101.jpg</text:a>
', '<text:a xlink:type="simple" xlink:href="https://armyinform.com.ua/wp-content/uploads/2023/04/dsc_0161-150x150.jpg" text:style-name="Internet_20_link" text:visited-style-name="Visited_20_Internet_20_Link">
dsc_0161-150x150.jpg</text:a>
', '<text:a xlink:type="simple" xlink:href="https://armyinform.com.ua/wp-content/uploads/2023/04/dsc_0168-150x150.jpg" text:style-name="Internet_20_link" text:visited-style-name="Visited_20_Internet_20_Link">
dsc_0168-150x150.jpg</text:a>
', '<text:a xlink:type="simple" xlink:href="https://armyinform.com.ua/wp-content/uploads/2023/04/dsc_0183-150x150.jpg" text:style-name="Internet_20_link" text:visited-style-name="Visited_20_Internet_20_Link">
dsc_0183-150x150.jpg</text:a>
', '<text:a xlink:type="simple" xlink:href="https://armyinform.com.ua/wp-content/uploads/2023/04/dsc_0178.jpg" text:style-name="Internet_20_link" text:visited-style-name="Visited_20_Internet_20_Link">
dsc_0178.jpg</text:a>
', '<text:a xlink:type="simple" xlink:href="https://armyinform.com.ua/wp-content/uploads/2023/04/dsc_0193-150x150.jpg" text:style-name="Internet_20_link" text:visited-style-name="Visited_20_Internet_20_Link">
dsc_0193-150x150.jpg</text:a>
', '<text:a xlink:type="simple" xlink:href="https://armyinform.com.ua/wp-content/uploads/2023/04/dsc_0196-150x150.jpg" text:style-name="Internet_20_link" text:visited-style-name="Visited_20_Internet_20_Link">
dsc_0196-150x150.jpg</text:a>
', '<text:a xlink:type="simple" xlink:href="https://armyinform.com.ua/wp-content/uploads/2023/04/dsc_0209.jpg" text:style-name="Internet_20_link" text:visited-style-name="Visited_20_Internet_20_Link">
dsc_0209.jpg</text:a>
', '<text:a xlink:type="simple" xlink:href="https://armyinform.com.ua/wp-content/uploads/2023/04/dsc_0204.jpg" text:style-name="Internet_20_link" text:visited-style-name="Visited_20_Internet_20_Link">
dsc_0204.jpg</text:a>
', '<text:a xlink:type="simple" xlink:href="https://armyinform.com.ua/wp-content/uploads/2023/04/dsc_0214.jpg" text:style-name="Internet_20_link" text:visited-style-name="Visited_20_Internet_20_Link">
dsc_0214.jpg</text:a>
', '<text:a xlink:type="simple" xlink:href="https://armyinform.com.ua/wp-content/uploads/2023/04/dsc_0230-150x150.jpg" text:style-name="Internet_20_link" text:visited-style-name="Visited_20_Internet_20_Link">
dsc_0230-150x150.jpg</text:a>
', '<text:a xlink:type="simple" xlink:href="https://armyinform.com.ua/wp-content/uploads/2023/04/dsc_0221-150x150.jpg" text:style-name="Internet_20_link" text:visited-style-name="Visited_20_Internet_20_Link">
dsc_0221-150x150.jpg</text:a>
', '<text:a xlink:type="simple" xlink:href="https://armyinform.com.ua/wp-content/uploads/2023/04/dsc_0217.jpg" text:style-name="Internet_20_link" text:visited-style-name="Visited_20_Internet_20_Link">
dsc_0217.jpg</text:a>
']</text:p>
      <text:p text:style-name="P4">
Tags: ['К2', 'РЕПОРТАЖ', 'СІВЕРСЬК']</text:p>
      <text:p text:style-name="P4">
Category: News</text:p>
      <!--METADATA-->
      <text:p text:style-name="P4">
<draw:frame draw:style-name="fr1" draw:name="Image16" text:anchor-type="as-char" svg:width="6.9236in" svg:height="4.586885in" draw:z-index="0">
<draw:image xlink:href="../Images/AРМІЯINFORM/2023-04-07T49-00-00-04-00/dsc_02101.jpg" xlink:type="simple" xlink:show="embed" xlink:actuate="onLoad" draw:mime-type="image/jpeg"/>
</draw:frame>
</text:p>
      <text:p text:style-name="P4">
<text:span text:style-name="T4">
Воїни групи К2 днями опублікували на своєму</text:span>
<text:a xlink:type="simple" xlink:href="https://www.youtube.com/results" text:style-name="Internet_20_link" text:visited-style-name="Visited_20_Internet_20_Link">
 <text:span text:style-name="T4">
Ютуб-каналі</text:span>
</text:a>
 <text:span text:style-name="T4">
низку відео,які незабаром стануть частиною класичної кінохроніки, на документальні кадриякої будуть спиратися військові історики й теоретики, описуючи та досліджуючиважкий і кривавий шлях українців до перемоги над російськими загарбниками.</text:span>
</text:p>
      <text:h text:style-name="P12" text:outline-level="3">
<text:span text:style-name="T4">
<text:span text:style-name="T4">
рашисти не хочуть забирати своїх загиблих з поля бою</text:span>
</text:span>
</text:h>
      <text:p text:style-name="P4">
Зафільмовані з БПЛА епізоди «Бій за Т-образку» у мініатюрі демонструють увесьжах сучасної масштабної війни, імовірність виникнення якої ще 10 років томувважалася у світі абсурдом. Тоді ніхто всерйоз не розглядав можливостівиникнення в Європі навіть «прикордонних інцидентів», а тим паче «регіональнихвійськових конфліктів низької інтенсивності» — як це намагалися до останньогопредставити ті, хто не побачив у 2014 році початку несправедливої і злочинноївійни рф проти України.</text:p>
      <text:p text:style-name="P4">
Своєю чергою війна теж не питає, чи бажає хтось її бачити, і для чого їїкликали — вона просто приходить без дозволу і до всіх, як до рівних. Руйнує щоє, щогодини редагує порядок денний реальності, формує перелік імовірнихваріантів існування дня завтрашнього. Українське сьогодення визначає, якимсаме буде повоєнний світ — на яких базових цінностях він буде відбудований, ізавдяки яким принципам і гарантіям стане надійним та безпечним. І скількитриватиме.</text:p>
      <text:p text:style-name="P4">
<text:a xlink:type="simple" xlink:href="https://armyinform.com.ua/wp-content/uploads/2023/04/dsc_0161.jpg" text:style-name="Internet_20_link" text:visited-style-name="Visited_20_Internet_20_Link">
<draw:frame draw:style-name="fr1" draw:name="Image17" text:anchor-type="as-char" svg:width="6.9236in" svg:height="6.9236in" draw:z-index="0">
<draw:image xlink:href="../Images/AРМІЯINFORM/2023-04-07T49-00-00-04-00/dsc_0161-150x150.jpg" xlink:type="simple" xlink:show="embed" xlink:actuate="onLoad" draw:mime-type="image/jpeg"/>
</draw:frame>
</text:a>
</text:p>
      <text:p text:style-name="P4">
<text:a xlink:type="simple" xlink:href="https://armyinform.com.ua/wp-content/uploads/2023/04/dsc_0168.jpg" text:style-name="Internet_20_link" text:visited-style-name="Visited_20_Internet_20_Link">
<draw:frame draw:style-name="fr1" draw:name="Image18" text:anchor-type="as-char" svg:width="6.9236in" svg:height="6.9236in" draw:z-index="0">
<draw:image xlink:href="../Images/AРМІЯINFORM/2023-04-07T49-00-00-04-00/dsc_0168-150x150.jpg" xlink:type="simple" xlink:show="embed" xlink:actuate="onLoad" draw:mime-type="image/jpeg"/>
</draw:frame>
</text:a>
</text:p>
      <text:p text:style-name="P4">
<text:a xlink:type="simple" xlink:href="https://armyinform.com.ua/wp-content/uploads/2023/04/dsc_0183.jpg" text:style-name="Internet_20_link" text:visited-style-name="Visited_20_Internet_20_Link">
<draw:frame draw:style-name="fr1" draw:name="Image19" text:anchor-type="as-char" svg:width="6.9236in" svg:height="6.9236in" draw:z-index="0">
<draw:image xlink:href="../Images/AРМІЯINFORM/2023-04-07T49-00-00-04-00/dsc_0183-150x150.jpg" xlink:type="simple" xlink:show="embed" xlink:actuate="onLoad" draw:mime-type="image/jpeg"/>
</draw:frame>
</text:a>
</text:p>
      <text:p text:style-name="P4">
За декілька днів відео групи К2 вже переглянули мільйони людей з усього світу— упевнений, що десятки мільйонів побачать його у майбутньому. І майже наживобудуть спостерігати за тим, як за один із сотень подібних опорних пунктівтисячокілометрової лінії фронту героїчно б’ються українці. Вони стоять насмерть, захищаючи від ворога не просто край поля, де зустрічаються дві посадкизі старих акацій та дубів. Вони боронять власну свободу і майбутнє своїхдітей. Відстоюють право жити й працювати на своїй землі за власними звичаямита законами. Виховувати дітей у любові й достатку. Самим вирішувати, що сіяти,з ким товаришувати та у якого бога вірити.</text:p>
      <text:p text:style-name="P4">
<draw:frame draw:style-name="fr1" draw:name="Image20" text:anchor-type="as-char" svg:width="6.9236in" svg:height="4.586885in" draw:z-index="0">
<draw:image xlink:href="../Images/AРМІЯINFORM/2023-04-07T49-00-00-04-00/dsc_0178.jpg" xlink:type="simple" xlink:show="embed" xlink:actuate="onLoad" draw:mime-type="image/jpeg"/>
</draw:frame>
</text:p>
      <text:p text:style-name="P4">
Імена тих, хто загинув у нерівному бою, але не віддав ворогу рідної землі,назавжди закарбуються у національній пам’яті, а їхня звитяга буде гіднонаслідуватися наступними поколіннями.</text:p>
      <text:p text:style-name="P4">
Ким були і як звали тих загарбників, чиї рештки й досі розкидані на полі бою,їхню точну кількість — навряд чи комусь вдасться встановити це достеменно. Запонад сотнею трупів ніхто не прийшов — не запросив «годину перемир’я» длязбирання тіл, не попросив посередництва у організацій чи структур, якіуповноважені на подібні заходи, нічого подібного — вони там лежать і досі.Лише на невеликій ділянці, де сходяться дві посадки, автор бачив десятки тіл уодностроях російського зразка.</text:p>
      <text:p text:style-name="P4">
Відомо лише те, що це «вагнерівці» — ще один неологізм та феномен часівгібридної війни.</text:p>
      <text:p text:style-name="P4">
Війна, коли знову з’являється посеред людей, то завжди, хоч і у свій спосіб,але змушує їх на деякий час припинити вогонь — для короткої конструктивноїрозмови, суть якої зазвичай зводиться до необхідності забрати з поля боюзагиблих та поранених.</text:p>
      <text:p text:style-name="P4">
І якщо згадати істориків та теоретиків війн минулого, то подібні контакти танеухильне слідування досягненим домовленостям сформували кодекс честі воїнівта їхні неписані правила війни. Зазвичай, після великих потрясінь, військовіеліти перетворювалися на військово-політичні та брали на себе відповідальністьза подальший розвиток своєї країни та визначали форму її державності. Вжемаючи воєнний досвід, під час здійснення своєї внутрішньої та зовнішньоїполітики, вони надавали перевагу дипломатичному вирішенню суперечок.</text:p>
      <text:p text:style-name="P4">
<text:a xlink:type="simple" xlink:href="https://armyinform.com.ua/wp-content/uploads/2023/04/dsc_0193.jpg" text:style-name="Internet_20_link" text:visited-style-name="Visited_20_Internet_20_Link">
<draw:frame draw:style-name="fr1" draw:name="Image21" text:anchor-type="as-char" svg:width="6.9236in" svg:height="6.9236in" draw:z-index="0">
<draw:image xlink:href="../Images/AРМІЯINFORM/2023-04-07T49-00-00-04-00/dsc_0193-150x150.jpg" xlink:type="simple" xlink:show="embed" xlink:actuate="onLoad" draw:mime-type="image/jpeg"/>
</draw:frame>
</text:a>
</text:p>
      <text:p text:style-name="P4">
<text:a xlink:type="simple" xlink:href="https://armyinform.com.ua/wp-content/uploads/2023/04/dsc_0196.jpg" text:style-name="Internet_20_link" text:visited-style-name="Visited_20_Internet_20_Link">
<draw:frame draw:style-name="fr1" draw:name="Image22" text:anchor-type="as-char" svg:width="6.9236in" svg:height="6.9236in" draw:z-index="0">
<draw:image xlink:href="../Images/AРМІЯINFORM/2023-04-07T49-00-00-04-00/dsc_0196-150x150.jpg" xlink:type="simple" xlink:show="embed" xlink:actuate="onLoad" draw:mime-type="image/jpeg"/>
</draw:frame>
</text:a>
</text:p>
      <text:p text:style-name="P4">
З часом, коли наставав період відновлення, розвитку і прогресу, а укладенідоговори та сформульовані правила, встановлені після кривавих воєн, начебтовтрачали актуальність і зазвичай порушувалися наступниками тих, хто війни небачив. Але, напрацювання попередніх воєн щоразу удосконалювали не лише методиі способи їхнього ведення, а й формували міжнародне право.</text:p>
      <text:p text:style-name="P4">
Розпалювачі російської агресії порушили підписані договори й взяті на себезобов’язання та відмовились від визнання не лише Міжнародного права, а йнаціонального законодавства.</text:p>
      <text:p text:style-name="P4">
<draw:frame draw:style-name="fr1" draw:name="Image23" text:anchor-type="as-char" svg:width="6.9236in" svg:height="4.586885in" draw:z-index="0">
<draw:image xlink:href="../Images/AРМІЯINFORM/2023-04-07T49-00-00-04-00/dsc_0209.jpg" xlink:type="simple" xlink:show="embed" xlink:actuate="onLoad" draw:mime-type="image/jpeg"/>
</draw:frame>
</text:p>
      <text:p text:style-name="P4">
З точки зору законів рф та Міжнародного права, поява сотні трупів у Т-образціє неможливою. Якщо це громадяни рф, які відбувають покарання — вони маютьперебувати на території рф та відбувати покарання. Якщо це військовослужбовціармії рф — то їхні трупи мають повернутися до їхніх родин і бути нимипоховані. Наразі це ніхто, які загинули невідомо за що, і їхні тіла їдять дикізвірі у короткі години затишшя між жорстокими боями, які вирують навколо. Вонивиконали відведену їм безособову масову роль і більше нікому не потрібні.</text:p>
      <text:p text:style-name="P4">
Ніби не існувало в історії воєн нічого, окрім відомої і показової відповідічасів Другої Світової одного з совєтських воєнних начальників своємупідлеглому. На прохання відійти із займаних рубежів, які утримувати надалібуло безперспективно, оскільки підрозділ зазнав значних втрат, боєкомплектзакінчився, а поповнення боєприпасами визнано неможливим — начальник пішовназустріч офіцерові. Й видам наказав: «дорасходовать личный состав иотходить». Історичний регрес, що межує з дееволюцією…</text:p>
      <text:h text:style-name="P12" text:outline-level="3">
<text:span text:style-name="T4">
<text:span text:style-name="T4">
Бої на околицях Сіверська</text:span>
</text:span>
</text:h>
      <text:p text:style-name="P4">
Безпосередні учасники боїв на околицях Сіверська «Крєст» та «Качан» ведуть насдо Т-образки, показують їхні жахливі наслідки та розповідають подробиці. Доворожих позицій менше ніж кілометр, тож працюємо швидко, а коли вже залишаємоце місце — розпочинається мінометний обстріл.</text:p>
      <text:p text:style-name="P4">
У війську «Крєст» з 2018 року, спочатку служив в артилерії, потім перевівся допіхотного підрозділу.</text:p>
      <text:p text:style-name="P4">
— Скажу, як є — в артилерії мені було скучно, вирішив спробувати себе упіхоті. Все добре, подобається екшен, тож придбав собі ГоуПро, став знімати.</text:p>
      <text:p text:style-name="P4">
<draw:frame draw:style-name="fr1" draw:name="Image24" text:anchor-type="as-char" svg:width="6.9236in" svg:height="4.586885in" draw:z-index="0">
<draw:image xlink:href="../Images/AРМІЯINFORM/2023-04-07T49-00-00-04-00/dsc_0204.jpg" xlink:type="simple" xlink:show="embed" xlink:actuate="onLoad" draw:mime-type="image/jpeg"/>
</draw:frame>
</text:p>
      <text:p text:style-name="P4">
У нас тут був бій — ми зайняли дві позиції: одну зайняли Діди, іншу — ми.Ворог про це не знав і вночі рушив на нас з двох напрямків. Поки окопувалися,ворог вирішив атакувати з правого флангу, потім обійшов і став наступати злівого. Ми зустріли його із засідки і завдали ураження — так вони там всі йпомерли.</text:p>
      <text:p text:style-name="P4">
Ми воювали з зеками, в них не було достатнього військового досвіду, вони йшлипрямо — і все. Близько сотні, а може й більше… Ви ж бачили, там на тридцятьметрів посадки їх лежить 30-40, а посадка — он, яка довга, і усюди лежитьвагнер.</text:p>
      <text:p text:style-name="P4">
<draw:frame draw:style-name="fr1" draw:name="Image25" text:anchor-type="as-char" svg:width="6.9236in" svg:height="4.586885in" draw:z-index="0">
<draw:image xlink:href="../Images/AРМІЯINFORM/2023-04-07T49-00-00-04-00/dsc_0214.jpg" xlink:type="simple" xlink:show="embed" xlink:actuate="onLoad" draw:mime-type="image/jpeg"/>
</draw:frame>
</text:p>
      <text:p text:style-name="P4">
Декого взяли в полон, декого викопали живим після того, як їх наш танкзакопав. Щоб щось таке вони розповідали — так нічого. Вони думали, що їх тутбити будуть, а їм тут каву, колу дають, цигарки — вони у шоці. Їм тампоказували відео — начебто ми їхні голови тут варимо. Це жах — вони в такевірять, а як потрапляють в полон, то бачать, що ми нормальні люди.</text:p>
      <text:p text:style-name="P4">
Що ними рухає — вважаю, що вони там наробили кримінальних діл і сидіти роківпо п’ятнадцять… Тож думає: краще пів року відслужу, а як і ким він буде тутслужити — я собі навіть не уявляю. Він приїхав сюди вбивати людей, щоб невідповідати за те, що він накоїв у себе на росії.</text:p>
      <text:p text:style-name="P4">
<text:a xlink:type="simple" xlink:href="https://armyinform.com.ua/wp-content/uploads/2023/04/dsc_0230.jpg" text:style-name="Internet_20_link" text:visited-style-name="Visited_20_Internet_20_Link">
<draw:frame draw:style-name="fr1" draw:name="Image26" text:anchor-type="as-char" svg:width="6.9236in" svg:height="6.9236in" draw:z-index="0">
<draw:image xlink:href="../Images/AРМІЯINFORM/2023-04-07T49-00-00-04-00/dsc_0230-150x150.jpg" xlink:type="simple" xlink:show="embed" xlink:actuate="onLoad" draw:mime-type="image/jpeg"/>
</draw:frame>
</text:a>
</text:p>
      <text:p text:style-name="P4">
<text:a xlink:type="simple" xlink:href="https://armyinform.com.ua/wp-content/uploads/2023/04/dsc_0221.jpg" text:style-name="Internet_20_link" text:visited-style-name="Visited_20_Internet_20_Link">
<draw:frame draw:style-name="fr1" draw:name="Image27" text:anchor-type="as-char" svg:width="6.9236in" svg:height="6.9236in" draw:z-index="0">
<draw:image xlink:href="../Images/AРМІЯINFORM/2023-04-07T49-00-00-04-00/dsc_0221-150x150.jpg" xlink:type="simple" xlink:show="embed" xlink:actuate="onLoad" draw:mime-type="image/jpeg"/>
</draw:frame>
</text:a>
</text:p>
      <text:p text:style-name="P4">
Ми бачили, як їхня артилерія б’є по них, якщо вони починають відступати. Їмзаборонено відступати, тому вони або ночують у «сірій зоні», або тількивперед. Полонені казали, що за відступ їх анулюють — показово розстрілюютьперед строєм», — розповідає чоловік дорогою.</text:p>
      <text:p text:style-name="P4">
Його побратим на псевдо «Качан» під час штурму йшов слідом за атакуючими —шукав тіла військовослужбовців, які прийняли той перший нерівний бій. Загиблівідстрілювалися до останнього, але їх закидали гранатами у траншеї, яку вонине залишили. Серед тих, кого довелося евакуйовувати, були його знайомі.Говорить — «Дуже хороші люди…»</text:p>
      <text:p text:style-name="P4">
На жаль, і як нагадування, технічний прогрес приніс людям не тільки комфорт,зручність і можливості сучасного сьогодення, а й стрім-трансляцію з коптерів,які зафільмували коротку мить довгої війни.</text:p>
      <text:p text:style-name="P4">
Як у коротку мить хороші люди, які вимушено покинули своїх близьких і коханих,теплі й затишні будинки, роботу і хобі — прийняли смерть у земляній траншеї,де акації зустрічаються з дубами на краю зимового поля.</text:p>
      <text:p text:style-name="P4">
<draw:frame draw:style-name="fr1" draw:name="Image28" text:anchor-type="as-char" svg:width="6.9236in" svg:height="4.586885in" draw:z-index="0">
<draw:image xlink:href="../Images/AРМІЯINFORM/2023-04-07T49-00-00-04-00/dsc_0217.jpg" xlink:type="simple" xlink:show="embed" xlink:actuate="onLoad" draw:mime-type="image/jpeg"/>
</draw:frame>
</text:p>
      <text:p text:style-name="P4">
Завдяки їхній звитязі та самопожертві у тому нерівному бою ворог був зупиненийі позбавлений можливості атакувати такі самі опорні пункти ліворуч таправоруч, проламувати оборону і сунути далі — аж до далеких від Т-образкизатишних будинків.</text:p>
      <text:p text:style-name="P4">
За кожен злочин є кара. Хтось може назвати це «передбаченою Закономвідповідальністю», хтось — стратою, хтось — справедливістю.</text:p>
      <text:p text:style-name="P4">
Невдовзі на Т-образку приїхали екіпажі двох українських танків та однієїбойової машини піхоти і у чесному бою зробили те, що завжди робили в Українізахисники рідної землі із загарбниками — перетворювали на родючий чорнозем.</text:p>
      <text:p text:style-name="P4">
<text:span text:style-name="T5">
Фото автора</text:span>
</text:p>
      <text:p text:style-name="P4">
Source: <text:a xlink:type="simple" xlink:href="https://armyinform.com.ua/2023/04/07/voyiny-grupy-k2-rozpovily-pro-vazhki-boyi-na-okolyczyah-siverska/" text:style-name="Internet_20_link" text:visited-style-name="Visited_20_Internet_20_Link">
https://armyinform.com.ua/2023/04/07/voyiny-grupy-k2-rozpovily-pro-vazhki-boyi-na-okolyczyah-siverska/</text:a>
</text:p>
      <!--NEWS-->
      <text:h text:style-name="P10" text:outline-level="1">
<text:span text:style-name="T4">
Успішно з нашого боку в умовах поганої видимості й у нічний час працюють СЗРК Avenger — Юрій Ігнат</text:span>
</text:h>
      <text:p text:style-name="P4">
Author: ['Ігор Березинський']</text:p>
      <text:p text:style-name="P4">
Time: 2023-04-07T50:00:00-04:00</text:p>
      <text:p text:style-name="P4">
Description: — Останнім часом ворог завдає авіаційних ударів дистанційно. Важкою ціллю для нашої П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F-16', 'ВТОРГНЕННЯ РФ', 'ЄДИНІ НОВИНИ', 'ППО ЗСУ', 'САМОХІДНИЙ ЗРК AVENGER', 'ЮРІЙ ІГНАТ']</text:p>
      <text:p text:style-name="P4">
Category: News</text:p>
      <!--METADATA-->
      <text:p text:style-name="P4">
<draw:frame draw:style-name="fr1" draw:name="Image29" text:anchor-type="as-char" svg:width="6.9236in" svg:height="4.612849in" draw:z-index="0">
<draw:image xlink:href="../Images/AРМІЯINFORM/2023-04-07T50-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 Останнім часом ворог завдає авіаційних ударів дистанційно. Важкою ціллю длянашої ППО є гелікоптери рф, більше шансів їх збити саме з ПЗРК. Вони можутьстати ціллю тоді, коли піднімаються вище і стають видимими для різних засобівураження. Авіація росіян завдає сотні ударів саме дистанційно, а новий видзагрози для нас — керовані авіаційні бомби, які противник обладнав крилами таGPS, проте їх наразі виготовляють «з коліс», — повідомив в ефірі телемарафону«Єдині новини» речник Повітряних Сил Збройних Сил України полковник ЮрійІгнат.</text:p>
      <text:p text:style-name="P4">
Юрій Ігнат додав, що такі авіабомби, переважно ФАБ-500, летять з далекоївідстані і залітають в зону ураження, влучаючи у прифронтову зону. Інколивдається їх збивати, проте основне завдання — стримування ворожої авіації,адже авіація в повітрі — це найнебезпечніший виклик. Водночас успішно з нашогобоку в умовах поганої видимості ц у нічний час працюють американські самохіднізенітно-ракетні комплекси Avenger.</text:p>
      <text:p text:style-name="P4">
— Дуже хотілося якомога швидше отримати далекобійні системи — зенітно-ракетнікомплекси від наших закордонних партнерів, ну і, звичайно, літаки, які можутьдуже багато чого вирішити у цій війні. Тут допоможе літак F-16 чи інший —покоління 4+, який має на борту ракети з дальністю ураження до 180 кілометрів,— підсумував Юрій Ігнат.</text:p>
      <text:p text:style-name="P4">
Source: <text:a xlink:type="simple" xlink:href="https://armyinform.com.ua/2023/04/07/uspishno-z-nashogo-boku-v-umovah-poganoyi-vydymosti-j-u-nichnyj-chas-praczyuyut-szrk-avenger-yurij-ignat/" text:style-name="Internet_20_link" text:visited-style-name="Visited_20_Internet_20_Link">
https://armyinform.com.ua/2023/04/07/uspishno-z-nashogo-boku-v-umovah-poganoyi-vydymosti-j-u-nichnyj-chas-praczyuyut-szrk-avenger-yurij-ignat/</text:a>
</text:p>
      <!--NEWS-->
      <text:h text:style-name="P10" text:outline-level="1">
<text:span text:style-name="T4">
Триває робота щодо впровадження літнього польового костюма для військовослужбовців-жінок — Ганна Маляр</text:span>
</text:h>
      <text:p text:style-name="P4">
Author: ['АРМІЯINFORM']</text:p>
      <text:p text:style-name="P4">
Time: 2023-04-07T51:00:00-04:00</text:p>
      <text:p text:style-name="P4">
Description: У Збройних Силах Україна завжди були парадна і повсякденна жіноча форма. Змінювал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62-1.jpg" text:style-name="Internet_20_link" text:visited-style-name="Visited_20_Internet_20_Link">
3-62-1.jpg</text:a>
', '<text:a xlink:type="simple" xlink:href="https://armyinform.com.ua/wp-content/uploads/2023/04/photo_5296652046109360905_y-150x150.jpg" text:style-name="Internet_20_link" text:visited-style-name="Visited_20_Internet_20_Link">
photo_5296652046109360905_y-150x150.jpg</text:a>
', '<text:a xlink:type="simple" xlink:href="https://armyinform.com.ua/wp-content/uploads/2023/04/photo_5296652046109360906_y-150x150.jpg" text:style-name="Internet_20_link" text:visited-style-name="Visited_20_Internet_20_Link">
photo_5296652046109360906_y-150x150.jpg</text:a>
', '<text:a xlink:type="simple" xlink:href="https://armyinform.com.ua/wp-content/uploads/2023/04/photo_5296652046109360907_y-1-150x150.jpg" text:style-name="Internet_20_link" text:visited-style-name="Visited_20_Internet_20_Link">
photo_5296652046109360907_y-1-150x150.jpg</text:a>
', '<text:a xlink:type="simple" xlink:href="https://armyinform.com.ua/wp-content/uploads/2023/04/photo_5296652046109360908_y-150x150.jpg" text:style-name="Internet_20_link" text:visited-style-name="Visited_20_Internet_20_Link">
photo_5296652046109360908_y-150x150.jpg</text:a>
']</text:p>
      <text:p text:style-name="P4">
Tags: ['ГАННА МАЛЯР', 'ФОРМА ДЛЯ ЖІНОК-ВІЙСЬКОВОСЛУЖБОВЦІВ']</text:p>
      <text:p text:style-name="P4">
Category: News</text:p>
      <!--METADATA-->
      <text:p text:style-name="P4">
<draw:frame draw:style-name="fr1" draw:name="Image30" text:anchor-type="as-char" svg:width="6.9236in" svg:height="4.832096in" draw:z-index="0">
<draw:image xlink:href="../Images/AРМІЯINFORM/2023-04-07T51-00-00-04-00/3-62-1.jpg" xlink:type="simple" xlink:show="embed" xlink:actuate="onLoad" draw:mime-type="image/jpeg"/>
</draw:frame>
</text:p>
      <text:p text:style-name="P4">
У Збройних Силах Україна завжди були парадна і повсякденна жіноча форма.Змінювались зразки. Зараз жінки-військовослужбовці носять форму, зразки якоїзатверджені наказом МОУ від 18.07.2017 № 370 та Правилами носіння визначенихнаказом МОУ від 20.11.2017 № 606.</text:p>
      <text:p text:style-name="P4">
Про це <text:a xlink:type="simple" xlink:href="https://t.me/annamaliar/629" text:style-name="Internet_20_link" text:visited-style-name="Visited_20_Internet_20_Link">
зазначила</text:a>
 заступниця Міністра оборониУкраїни Ганна Маляр.</text:p>
      <text:p text:style-name="P4">
«Не було польової жіночої форми. Тому нині триває робота щодо впровадженнякостюма літнього польового для військовослужбовців-жінок», — повідомилазаступниця Міністра оборони України.</text:p>
      <text:p text:style-name="P4">
<text:a xlink:type="simple" xlink:href="https://armyinform.com.ua/wp-content/uploads/2023/04/photo_5296652046109360905_y.jpg" text:style-name="Internet_20_link" text:visited-style-name="Visited_20_Internet_20_Link">
<draw:frame draw:style-name="fr1" draw:name="Image31" text:anchor-type="as-char" svg:width="6.9236in" svg:height="6.9236in" draw:z-index="0">
<draw:image xlink:href="../Images/AРМІЯINFORM/2023-04-07T51-00-00-04-00/photo_5296652046109360905_y-150x150.jpg" xlink:type="simple" xlink:show="embed" xlink:actuate="onLoad" draw:mime-type="image/jpeg"/>
</draw:frame>
</text:a>
</text:p>
      <text:p text:style-name="P4">
<text:a xlink:type="simple" xlink:href="https://armyinform.com.ua/wp-content/uploads/2023/04/photo_5296652046109360906_y.jpg" text:style-name="Internet_20_link" text:visited-style-name="Visited_20_Internet_20_Link">
<draw:frame draw:style-name="fr1" draw:name="Image32" text:anchor-type="as-char" svg:width="6.9236in" svg:height="6.9236in" draw:z-index="0">
<draw:image xlink:href="../Images/AРМІЯINFORM/2023-04-07T51-00-00-04-00/photo_5296652046109360906_y-150x150.jpg" xlink:type="simple" xlink:show="embed" xlink:actuate="onLoad" draw:mime-type="image/jpeg"/>
</draw:frame>
</text:a>
</text:p>
      <text:p text:style-name="P4">
<text:a xlink:type="simple" xlink:href="https://armyinform.com.ua/wp-content/uploads/2023/04/photo_5296652046109360907_y-1.jpg" text:style-name="Internet_20_link" text:visited-style-name="Visited_20_Internet_20_Link">
<draw:frame draw:style-name="fr1" draw:name="Image33" text:anchor-type="as-char" svg:width="6.9236in" svg:height="6.9236in" draw:z-index="0">
<draw:image xlink:href="../Images/AРМІЯINFORM/2023-04-07T51-00-00-04-00/photo_5296652046109360907_y-1-150x150.jpg" xlink:type="simple" xlink:show="embed" xlink:actuate="onLoad" draw:mime-type="image/jpeg"/>
</draw:frame>
</text:a>
</text:p>
      <text:p text:style-name="P4">
<text:a xlink:type="simple" xlink:href="https://armyinform.com.ua/wp-content/uploads/2023/04/photo_5296652046109360908_y.jpg" text:style-name="Internet_20_link" text:visited-style-name="Visited_20_Internet_20_Link">
<draw:frame draw:style-name="fr1" draw:name="Image34" text:anchor-type="as-char" svg:width="6.9236in" svg:height="6.9236in" draw:z-index="0">
<draw:image xlink:href="../Images/AРМІЯINFORM/2023-04-07T51-00-00-04-00/photo_5296652046109360908_y-150x150.jpg" xlink:type="simple" xlink:show="embed" xlink:actuate="onLoad" draw:mime-type="image/jpeg"/>
</draw:frame>
</text:a>
</text:p>
      <text:p text:style-name="P4">
За словами Ганни Маляр, про всі етапи роботи повідомляють на сайті Міноборони.</text:p>
      <text:p text:style-name="P4">
Source: <text:a xlink:type="simple" xlink:href="https://armyinform.com.ua/2023/04/07/dlya-vijskovosluzhbovcziv-zhinok-vprovadzhuyut-kostyum-litnij-polovyj-ganna-malyar/" text:style-name="Internet_20_link" text:visited-style-name="Visited_20_Internet_20_Link">
https://armyinform.com.ua/2023/04/07/dlya-vijskovosluzhbovcziv-zhinok-vprovadzhuyut-kostyum-litnij-polovyj-ganna-malyar/</text:a>
</text:p>
      <!--NEWS-->
      <text:h text:style-name="P10" text:outline-level="1">
<text:span text:style-name="T4">
Координаційний штаб: ворог відмовляється звільняти важкопоранених, хворих та жінок</text:span>
</text:h>
      <text:p text:style-name="P4">
Author: ['АРМІЯINFORM']</text:p>
      <text:p text:style-name="P4">
Time: 2023-04-07T52:00:00-04:00</text:p>
      <text:p text:style-name="P4">
Description: У Координаційному штабі відбулася зустріч з родинами військовослужбовців прикордо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999938_143398901800525_965441705498607703_n.jpg" text:style-name="Internet_20_link" text:visited-style-name="Visited_20_Internet_20_Link">
339999938_143398901800525_965441705498607703_n.jpg</text:a>
']</text:p>
      <text:p text:style-name="P4">
Tags: ['АГРЕСІЯ РФ', 'ВІЙСЬКОВОПОЛОНЕНІ', 'КООРДИНАЦІЙНИЙ ШТАБ З ПИТАНЬ ПОВОДЖЕННЯ З ВІЙСЬКОВОПОЛОНЕНИМИ', 'ПОВЕРНЕННЯ З ПОЛОНУ']</text:p>
      <text:p text:style-name="P4">
Category: News</text:p>
      <!--METADATA-->
      <text:p text:style-name="P4">
<draw:frame draw:style-name="fr1" draw:name="Image35" text:anchor-type="as-char" svg:width="6.9236in" svg:height="3.894525in" draw:z-index="0">
<draw:image xlink:href="../Images/AРМІЯINFORM/2023-04-07T52-00-00-04-00/339999938_143398901800525_965441705498607703_n.jpg" xlink:type="simple" xlink:show="embed" xlink:actuate="onLoad" draw:mime-type="image/jpeg"/>
</draw:frame>
</text:p>
      <text:p text:style-name="P4">
У Координаційному штабі відбулася зустріч з родинами військовослужбовцівприкордонного загону м. Херсон Держприкордонслужби. Діти полоненихприкордонників передали малюнки на підтримку своїх батьків і співробітниківКоординаційного штабу, які роблять все для їхнього повернення додому.</text:p>
      <text:p text:style-name="P4">
Про це <text:a xlink:type="simple" xlink:href="https://t.me/Koord_shtab/792"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запевнив, що робота над звільненням усіх полонених незупиняється. Для російської сторони нічого не важать терміни перебування вполоні й важкість поранень, адже досі ворог не погодився на звільнення всіхважкопоранених і хворих, жінок і цивільних. Агресор намагаєтьсявикористовувати наших полонених як важіль тиску на рідних, суспільство таукраїнську владу.</text:p>
      <text:p text:style-name="P4">
«Головне, що стимулює обміни — наші успіхи на фронті», — наголосив представникШтабу.</text:p>
      <text:p text:style-name="P4">
Обговорили тему міжнародної відповідальності росіян за недотриманняміжнародного гуманітарного права в місцях утримання наших полонених. Назахисників постійно психологічно тиснуть у неволі, щоб вони переходили на бікворога, але такі випадки трапляються вкрай рідко.</text:p>
      <text:p text:style-name="P4">
Також представник Штабу зауважив, що у випадках, коли нам вдається встановитимісце утримання полоненого, ми зазвичай не повідомляємо рідним, щоб цяінформація не вийшла назовні. Бо коли росіяни дізнаються, що ми маємо таківідомості, перевозять людину, а це означає новий етап, нова«прийомка»-побиття, адаптація до нових умов.</text:p>
      <text:p text:style-name="P4">
Source: <text:a xlink:type="simple" xlink:href="https://armyinform.com.ua/2023/04/07/koordynaczijnyj-shtab-vorog-vidmovlyayetsya-zvilnyaty-vazhkoporanenyh-hvoryh-ta-zhinok/" text:style-name="Internet_20_link" text:visited-style-name="Visited_20_Internet_20_Link">
https://armyinform.com.ua/2023/04/07/koordynaczijnyj-shtab-vorog-vidmovlyayetsya-zvilnyaty-vazhkoporanenyh-hvoryh-ta-zhinok/</text:a>
</text:p>
      <!--NEWS-->
      <text:h text:style-name="P10" text:outline-level="1">
<text:span text:style-name="T4">
За 11 місяців роботи UNITED24 передано на фронт майже 500 БПЛА</text:span>
</text:h>
      <text:p text:style-name="P4">
Author: ['АРМІЯINFORM']</text:p>
      <text:p text:style-name="P4">
Time: 2023-04-07T53:00:00-04:00</text:p>
      <text:p text:style-name="P4">
Description: За 11 місяців роботи фандрейзингова  платформа UNITED24 передала на поле бою майже 5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40889.png" text:style-name="Internet_20_link" text:visited-style-name="Visited_20_Internet_20_Link">
40889.png</text:a>
']</text:p>
      <text:p text:style-name="P4">
Tags: ['UNITED24', 'БПЛА', 'ДОПОМОГА ПАРТНЕРІВ', 'СВІТ ПІДТРИМУЄ УКРАЇНУ']</text:p>
      <text:p text:style-name="P4">
Category: News</text:p>
      <!--METADATA-->
      <text:p text:style-name="P4">
<draw:frame draw:style-name="fr1" draw:name="Image36" text:anchor-type="as-char" svg:width="6.9236in" svg:height="3.508581in" draw:z-index="0">
<draw:image xlink:href="../Images/AРМІЯINFORM/2023-04-07T53-00-00-04-00/40889.png" xlink:type="simple" xlink:show="embed" xlink:actuate="onLoad" draw:mime-type="image/png"/>
</draw:frame>
</text:p>
      <text:p text:style-name="P4">
За 11 місяців роботи фандрейзингова платформа UNITED24 передала на поле боюмайже 500 безпілотників та зібрали 58,5 млн грн на дрони-камікадзе для ГУР.</text:p>
      <text:p text:style-name="P4">
Про це <text:a xlink:type="simple" xlink:href="https://t.me/zedigital/3033" text:style-name="Internet_20_link" text:visited-style-name="Visited_20_Internet_20_Link">
повідомляє</text:a>
 Мінцифра.</text:p>
      <text:p text:style-name="P4">
«У березні перетнули межу суми збору в 305+ млн доларів. Продовжуємовідбудовувати мости на деокупованих територіях», — зазначили у Міністерстві.</text:p>
      <text:p text:style-name="P4">
Так, космічний амбасадор Скотт Келлі завершив збір на реанімобілі. До командиUNITED24 також приєднався відомий британський мандрівник Беар Гріллз.</text:p>
      <text:p text:style-name="P4">
Source: <text:a xlink:type="simple" xlink:href="https://armyinform.com.ua/2023/04/07/za-11-misyacziv-roboty-united24-peredano-na-front-majzhe-500-bpla/" text:style-name="Internet_20_link" text:visited-style-name="Visited_20_Internet_20_Link">
https://armyinform.com.ua/2023/04/07/za-11-misyacziv-roboty-united24-peredano-na-front-majzhe-500-bpla/</text:a>
</text:p>
      <!--NEWS-->
      <text:h text:style-name="P10" text:outline-level="1">
<text:span text:style-name="T4">
Минулого року 53 ветерани–підприємці отримали до 1 млн гривень на розвиток власного бізнесу</text:span>
</text:h>
      <text:p text:style-name="P4">
Author: ['АРМІЯINFORM']</text:p>
      <text:p text:style-name="P4">
Time: 2023-04-07T54:00:00-04:00</text:p>
      <text:p text:style-name="P4">
Description: У 2022 році за сприяння Мінветеранів 53 ветерани-підприємці та члени їхніх родин м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ПІДПРИЄМЦІ', 'МІНВЕТЕРАНІВ', 'УКРАЇНСЬКИЙ ВЕТЕРАНСЬКИЙ ФОНД']</text:p>
      <text:p text:style-name="P4">
Category: News</text:p>
      <!--METADATA-->
      <text:p text:style-name="P4">
<draw:frame draw:style-name="fr1" draw:name="Image37" text:anchor-type="as-char" svg:width="6.9236in" svg:height="3.954686in" draw:z-index="0">
<draw:image xlink:href="../Images/AРМІЯINFORM/2023-04-07T54-00-00-04-00/630_360_1462927657-8164.jpg" xlink:type="simple" xlink:show="embed" xlink:actuate="onLoad" draw:mime-type="image/jpeg"/>
</draw:frame>
</text:p>
      <text:p text:style-name="P4">
У 2022 році за сприяння Мінветеранів 53 ветерани-підприємці та члени їхніхродин мали змогу отримати фінансування у сумі від 500 тис до 1 млн грн нарозвиток власної справи.</text:p>
      <text:p text:style-name="P4">
Про це <text:a xlink:type="simple" xlink:href="https://mva.gov.ua/ua/news/yuliya-laputina-minulogo-roku-53-veteranipidpriyemci-mali-zmogu-otrimati-do-1-mln-grn-na-rozvitok-vlasnogo-biznesu" text:style-name="Internet_20_link" text:visited-style-name="Visited_20_Internet_20_Link">
повідомила</text:a>
 міністр у справах ветеранів України Юлія Лапутіна.</text:p>
      <text:p text:style-name="P4">
«Український ветеранський фонд, що працює при Мінветеранів, проводитьконкурсні грантові програми для ветеранів–підприємців, членів їхніх сімей тародин полеглих воїнів. Завдяки таким проєктам у 2022 році 53 особи мали змогуотримати фінансування у розмірі від 500 тисяч до 1 мільйону гривень нарозвиток власної справи. Маємо багато успішних прикладів, коли ці гранти пішлина підтримку ветеранського бізнесу у сільському господарстві, фермерстві інавіть тих, що працюють на підтримку наших захисників і захисниць», —розповіла міністр.</text:p>
      <text:p text:style-name="P4">
Нещодавно Український ветеранський фонд Мінветеранів розпочав конкурснугрантову програму для розвитку ветеранського бізнесу «ВАРТО РОБИти СВОЄ».Проєкт, що запустили у партнерстві з благодійним фондом «МХП – Громаді»,спрямований на впровадження та підтримку ветеранських підприємницькихініціатив у сільському господарстві, виробництві та переробці харчовоїпродукції. А переможці конкурсу отримають від 500 тис до 1,5 млн гривень наведення власної справи.</text:p>
      <text:p text:style-name="P4">
«Серед переможців наших грантових проєктів також є підприємства, яківиготовляють засоби для чищення зброї, шиють військовий одяг. Окрім того, щовони розвивають економіку країни в період, коли вона цього якнайбільшепотребує, вони ще й підтримують оборону. Це дуже важливо. Тому, будь ласка,долучайтесь до цих програм», — зазначила Юлія Лапутіна.</text:p>
      <text:p text:style-name="P4">
Детальніше про програми, умови та перелік необхідних документів на участь упрограмах фінансування – на офіційному<text:a xlink:type="simple" xlink:href="https://veteranfund.com.ua/contests/varto-do-own/" text:style-name="Internet_20_link" text:visited-style-name="Visited_20_Internet_20_Link">
сайті</text:a>
 Українськоговетеранського фонду Мінветеранів</text:p>
      <text:p text:style-name="P4">
Source: <text:a xlink:type="simple" xlink:href="https://armyinform.com.ua/2023/04/07/mynulogo-roku-53-veterany-pidpryyemczi-otrymaly-do-1-mln-gryven-na-rozvytok-vlasnogo-biznesu/" text:style-name="Internet_20_link" text:visited-style-name="Visited_20_Internet_20_Link">
https://armyinform.com.ua/2023/04/07/mynulogo-roku-53-veterany-pidpryyemczi-otrymaly-do-1-mln-gryven-na-rozvytok-vlasnogo-biznesu/</text:a>
</text:p>
      <!--NEWS-->
      <text:h text:style-name="P10" text:outline-level="1">
<text:span text:style-name="T4">
Офіс Генпрокурора України: задокументовано майже 79 тисяч воєнних злочинів</text:span>
</text:h>
      <text:p text:style-name="P4">
Author: ['АРМІЯINFORM']</text:p>
      <text:p text:style-name="P4">
Time: 2023-04-07T5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7042023ua.jpg" text:style-name="Internet_20_link" text:visited-style-name="Visited_20_Internet_20_Link">
warcrime-07042023ua.jpg</text:a>
', '<text:a xlink:type="simple" xlink:href="https://armyinform.com.ua/wp-content/uploads/2023/04/warcrime-07042023en.jpg" text:style-name="Internet_20_link" text:visited-style-name="Visited_20_Internet_20_Link">
warcrime-07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8" text:anchor-type="as-char" svg:width="6.9236in" svg:height="4.448413in" draw:z-index="0">
<draw:image xlink:href="../Images/AРМІЯINFORM/2023-04-07T55-00-00-04-00/warcrime-07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7 квітня</text:span>
 зареєстровано:</text:p>
      <ul>
        <li>
78 889 воєнних злочинів,  * 17 012 злочинів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9" text:anchor-type="as-char" svg:width="6.9236in" svg:height="4.448413in" draw:z-index="0">
<draw:image xlink:href="../Images/AРМІЯINFORM/2023-04-07T55-00-00-04-00/warcrime-07042023en.jpg" xlink:type="simple" xlink:show="embed" xlink:actuate="onLoad" draw:mime-type="image/jpeg"/>
</draw:frame>
</text:p>
      <text:p text:style-name="P4">
Source: <text:a xlink:type="simple" xlink:href="https://armyinform.com.ua/2023/04/07/ofis-genprokurora-ukrayiny-zadokumentovano-majzhe-79-tysyach-voyennyh-zlochyniv/" text:style-name="Internet_20_link" text:visited-style-name="Visited_20_Internet_20_Link">
https://armyinform.com.ua/2023/04/07/ofis-genprokurora-ukrayiny-zadokumentovano-majzhe-79-tysyach-voyennyh-zlochyniv/</text:a>
</text:p>
      <!--NEWS-->
      <text:h text:style-name="P10" text:outline-level="1">
<text:span text:style-name="T4">
На Донеччині Сили оборони збили ворожий штурмовик</text:span>
</text:h>
      <text:p text:style-name="P4">
Author: ['АРМІЯINFORM']</text:p>
      <text:p text:style-name="P4">
Time: 2023-04-07T56:00:00-04:00</text:p>
      <text:p text:style-name="P4">
Description: Генеральний штаб Збройних сил України оприлюднив інформацію щодо знищення ворож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nyshheno-su-25.jpg" text:style-name="Internet_20_link" text:visited-style-name="Visited_20_Internet_20_Link">
znyshheno-su-25.jpg</text:a>
']</text:p>
      <text:p text:style-name="P4">
Tags: ['STOPRUSSIA', 'ВТОРГНЕННЯ РФ', 'ГШ ЗСУ']</text:p>
      <text:p text:style-name="P4">
Category: News</text:p>
      <!--METADATA-->
      <text:p text:style-name="P4">
<draw:frame draw:style-name="fr1" draw:name="Image40" text:anchor-type="as-char" svg:width="6.9236in" svg:height="4.283978in" draw:z-index="0">
<draw:image xlink:href="../Images/AРМІЯINFORM/2023-04-07T56-00-00-04-00/znyshheno-su-25.jpg" xlink:type="simple" xlink:show="embed" xlink:actuate="onLoad" draw:mime-type="image/jpeg"/>
</draw:frame>
Ілюстративне фото</text:p>
      <text:p text:style-name="P4">
Генеральний штаб Збройних сил України оприлюднив інформацію щодо знищенняворожого літака на Донеччині.</text:p>
      <text:p text:style-name="P4">
– Гарна новина. В районі Мар'їнки, на Донеччині, знищено Су-25 противника.Вистоїмо і переможемо! – йдеться у повідомленні.</text:p>
      <text:p text:style-name="P4">
<text:span text:style-name="T5">
Джерело:<text:a xlink:type="simple" xlink:href="https://www.facebook.com/GeneralStaff.ua/posts/pfbid06DkWi8RQGcUNUA8jow4vLakR5cSRJpfWiNAYv6nCqGZkG6BKeQ7VYT8aFjr9oKsUl" text:style-name="Internet_20_link" text:visited-style-name="Visited_20_Internet_20_Link">
ГШЗСУ</text:a>
</text:span>
</text:p>
      <text:p text:style-name="P4">
Source: <text:a xlink:type="simple" xlink:href="https://armyinform.com.ua/2023/04/07/na-donechchyni-syly-oborony-zbyly-vorozhyj-shturmovyk/" text:style-name="Internet_20_link" text:visited-style-name="Visited_20_Internet_20_Link">
https://armyinform.com.ua/2023/04/07/na-donechchyni-syly-oborony-zbyly-vorozhyj-shturmovyk/</text:a>
</text:p>
      <!--NEWS-->
      <text:h text:style-name="P10" text:outline-level="1">
<text:span text:style-name="T4">
Завдяки міці воїнів, нескореності наших людей ми перемогли у битві за північ — Президент України</text:span>
</text:h>
      <text:p text:style-name="P4">
Author: ['АРМІЯINFORM']</text:p>
      <text:p text:style-name="P4">
Time: 2023-04-07T57:00:00-04:00</text:p>
      <text:p text:style-name="P4">
Description: Рік тому Збройні Сили України завершили звільнення від ворога Київської,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2-55-17-2.jpg" text:style-name="Internet_20_link" text:visited-style-name="Visited_20_Internet_20_Link">
photo_2023-04-07_12-55-17-2.jpg</text:a>
', '<text:a xlink:type="simple" xlink:href="https://armyinform.com.ua/wp-content/uploads/2023/04/photo_2023-04-07_12-55-20-150x150.jpg" text:style-name="Internet_20_link" text:visited-style-name="Visited_20_Internet_20_Link">
photo_2023-04-07_12-55-20-150x150.jpg</text:a>
', '<text:a xlink:type="simple" xlink:href="https://armyinform.com.ua/wp-content/uploads/2023/04/photo_2023-04-07_12-55-16-150x150.jpg" text:style-name="Internet_20_link" text:visited-style-name="Visited_20_Internet_20_Link">
photo_2023-04-07_12-55-16-150x150.jpg</text:a>
', '<text:a xlink:type="simple" xlink:href="https://armyinform.com.ua/wp-content/uploads/2023/04/photo_2023-04-07_12-55-19-3-150x150.jpg" text:style-name="Internet_20_link" text:visited-style-name="Visited_20_Internet_20_Link">
photo_2023-04-07_12-55-19-3-150x150.jpg</text:a>
', '<text:a xlink:type="simple" xlink:href="https://armyinform.com.ua/wp-content/uploads/2023/04/photo_2023-04-07_12-55-18-150x150.jpg" text:style-name="Internet_20_link" text:visited-style-name="Visited_20_Internet_20_Link">
photo_2023-04-07_12-55-18-150x150.jpg</text:a>
', '<text:a xlink:type="simple" xlink:href="https://armyinform.com.ua/wp-content/uploads/2023/04/photo_2023-04-07_12-55-20-2-150x150.jpg" text:style-name="Internet_20_link" text:visited-style-name="Visited_20_Internet_20_Link">
photo_2023-04-07_12-55-20-2-150x150.jpg</text:a>
', '<text:a xlink:type="simple" xlink:href="https://armyinform.com.ua/wp-content/uploads/2023/04/photo_2023-04-07_12-55-17-150x150.jpg" text:style-name="Internet_20_link" text:visited-style-name="Visited_20_Internet_20_Link">
photo_2023-04-07_12-55-17-150x150.jpg</text:a>
', '<text:a xlink:type="simple" xlink:href="https://armyinform.com.ua/wp-content/uploads/2023/04/photo_2023-04-07_12-55-18-2-150x150.jpg" text:style-name="Internet_20_link" text:visited-style-name="Visited_20_Internet_20_Link">
photo_2023-04-07_12-55-18-2-150x150.jpg</text:a>
', '<text:a xlink:type="simple" xlink:href="https://armyinform.com.ua/wp-content/uploads/2023/04/photo_2023-04-07_12-55-19-2-150x150.jpg" text:style-name="Internet_20_link" text:visited-style-name="Visited_20_Internet_20_Link">
photo_2023-04-07_12-55-19-2-150x150.jpg</text:a>
', '<text:a xlink:type="simple" xlink:href="https://armyinform.com.ua/wp-content/uploads/2023/04/photo_2023-04-07_12-55-19-150x150.jpg" text:style-name="Internet_20_link" text:visited-style-name="Visited_20_Internet_20_Link">
photo_2023-04-07_12-55-19-150x150.jpg</text:a>
']</text:p>
      <text:p text:style-name="P4">
Tags: ['STOPRUSSIA', 'АГРЕСІЯ РФ', 'ВОЛОДИМИР ЗЕЛЕНСЬКИЙ']</text:p>
      <text:p text:style-name="P4">
Category: News</text:p>
      <!--METADATA-->
      <text:p text:style-name="P4">
<draw:frame draw:style-name="fr1" draw:name="Image41" text:anchor-type="as-char" svg:width="6.9236in" svg:height="4.619339in" draw:z-index="0">
<draw:image xlink:href="../Images/AРМІЯINFORM/2023-04-07T57-00-00-04-00/photo_2023-04-07_12-55-17-2.jpg" xlink:type="simple" xlink:show="embed" xlink:actuate="onLoad" draw:mime-type="image/jpeg"/>
</draw:frame>
</text:p>
      <text:p text:style-name="P4">
Рік тому Збройні Сили України завершили звільнення від ворога Київської,Чернігівської та Сумської областей. Завдяки міці наших воїнів, нескореностінаших людей ми перемогли у битві за північ.</text:p>
      <text:p text:style-name="P4">
«Ми відновимо територіальну цілісність нашої держави. Україна переможе нафронті. Україна переможе у відбудові. Україна переможе у поверненнісправедливості», — наголосив глава української держави у<text:a xlink:type="simple" xlink:href="https://t.me/V_Zelenskiy_official/5788" text:style-name="Internet_20_link" text:visited-style-name="Visited_20_Internet_20_Link">
Телеграм</text:a>
.</text:p>
      <text:p text:style-name="P4">
<text:a xlink:type="simple" xlink:href="https://armyinform.com.ua/wp-content/uploads/2023/04/photo_2023-04-07_12-55-20.jpg" text:style-name="Internet_20_link" text:visited-style-name="Visited_20_Internet_20_Link">
<draw:frame draw:style-name="fr1" draw:name="Image42" text:anchor-type="as-char" svg:width="6.9236in" svg:height="6.9236in" draw:z-index="0">
<draw:image xlink:href="../Images/AРМІЯINFORM/2023-04-07T57-00-00-04-00/photo_2023-04-07_12-55-20-150x150.jpg" xlink:type="simple" xlink:show="embed" xlink:actuate="onLoad" draw:mime-type="image/jpeg"/>
</draw:frame>
</text:a>
</text:p>
      <text:p text:style-name="P4">
<text:a xlink:type="simple" xlink:href="https://armyinform.com.ua/wp-content/uploads/2023/04/photo_2023-04-07_12-55-16.jpg" text:style-name="Internet_20_link" text:visited-style-name="Visited_20_Internet_20_Link">
<draw:frame draw:style-name="fr1" draw:name="Image43" text:anchor-type="as-char" svg:width="6.9236in" svg:height="6.9236in" draw:z-index="0">
<draw:image xlink:href="../Images/AРМІЯINFORM/2023-04-07T57-00-00-04-00/photo_2023-04-07_12-55-16-150x150.jpg" xlink:type="simple" xlink:show="embed" xlink:actuate="onLoad" draw:mime-type="image/jpeg"/>
</draw:frame>
</text:a>
</text:p>
      <text:p text:style-name="P4">
<text:a xlink:type="simple" xlink:href="https://armyinform.com.ua/wp-content/uploads/2023/04/photo_2023-04-07_12-55-19-3.jpg" text:style-name="Internet_20_link" text:visited-style-name="Visited_20_Internet_20_Link">
<draw:frame draw:style-name="fr1" draw:name="Image44" text:anchor-type="as-char" svg:width="6.9236in" svg:height="6.9236in" draw:z-index="0">
<draw:image xlink:href="../Images/AРМІЯINFORM/2023-04-07T57-00-00-04-00/photo_2023-04-07_12-55-19-3-150x150.jpg" xlink:type="simple" xlink:show="embed" xlink:actuate="onLoad" draw:mime-type="image/jpeg"/>
</draw:frame>
</text:a>
</text:p>
      <text:p text:style-name="P4">
<text:a xlink:type="simple" xlink:href="https://armyinform.com.ua/wp-content/uploads/2023/04/photo_2023-04-07_12-55-18.jpg" text:style-name="Internet_20_link" text:visited-style-name="Visited_20_Internet_20_Link">
<draw:frame draw:style-name="fr1" draw:name="Image45" text:anchor-type="as-char" svg:width="6.9236in" svg:height="6.9236in" draw:z-index="0">
<draw:image xlink:href="../Images/AРМІЯINFORM/2023-04-07T57-00-00-04-00/photo_2023-04-07_12-55-18-150x150.jpg" xlink:type="simple" xlink:show="embed" xlink:actuate="onLoad" draw:mime-type="image/jpeg"/>
</draw:frame>
</text:a>
</text:p>
      <text:p text:style-name="P4">
<text:a xlink:type="simple" xlink:href="https://armyinform.com.ua/wp-content/uploads/2023/04/photo_2023-04-07_12-55-20-2.jpg" text:style-name="Internet_20_link" text:visited-style-name="Visited_20_Internet_20_Link">
<draw:frame draw:style-name="fr1" draw:name="Image46" text:anchor-type="as-char" svg:width="6.9236in" svg:height="6.9236in" draw:z-index="0">
<draw:image xlink:href="../Images/AРМІЯINFORM/2023-04-07T57-00-00-04-00/photo_2023-04-07_12-55-20-2-150x150.jpg" xlink:type="simple" xlink:show="embed" xlink:actuate="onLoad" draw:mime-type="image/jpeg"/>
</draw:frame>
</text:a>
</text:p>
      <text:p text:style-name="P4">
<text:a xlink:type="simple" xlink:href="https://armyinform.com.ua/wp-content/uploads/2023/04/photo_2023-04-07_12-55-17.jpg" text:style-name="Internet_20_link" text:visited-style-name="Visited_20_Internet_20_Link">
<draw:frame draw:style-name="fr1" draw:name="Image47" text:anchor-type="as-char" svg:width="6.9236in" svg:height="6.9236in" draw:z-index="0">
<draw:image xlink:href="../Images/AРМІЯINFORM/2023-04-07T57-00-00-04-00/photo_2023-04-07_12-55-17-150x150.jpg" xlink:type="simple" xlink:show="embed" xlink:actuate="onLoad" draw:mime-type="image/jpeg"/>
</draw:frame>
</text:a>
</text:p>
      <text:p text:style-name="P4">
<text:a xlink:type="simple" xlink:href="https://armyinform.com.ua/wp-content/uploads/2023/04/photo_2023-04-07_12-55-18-2.jpg" text:style-name="Internet_20_link" text:visited-style-name="Visited_20_Internet_20_Link">
<draw:frame draw:style-name="fr1" draw:name="Image48" text:anchor-type="as-char" svg:width="6.9236in" svg:height="6.9236in" draw:z-index="0">
<draw:image xlink:href="../Images/AРМІЯINFORM/2023-04-07T57-00-00-04-00/photo_2023-04-07_12-55-18-2-150x150.jpg" xlink:type="simple" xlink:show="embed" xlink:actuate="onLoad" draw:mime-type="image/jpeg"/>
</draw:frame>
</text:a>
</text:p>
      <text:p text:style-name="P4">
<text:a xlink:type="simple" xlink:href="https://armyinform.com.ua/wp-content/uploads/2023/04/photo_2023-04-07_12-55-19-2.jpg" text:style-name="Internet_20_link" text:visited-style-name="Visited_20_Internet_20_Link">
<draw:frame draw:style-name="fr1" draw:name="Image49" text:anchor-type="as-char" svg:width="6.9236in" svg:height="6.9236in" draw:z-index="0">
<draw:image xlink:href="../Images/AРМІЯINFORM/2023-04-07T57-00-00-04-00/photo_2023-04-07_12-55-19-2-150x150.jpg" xlink:type="simple" xlink:show="embed" xlink:actuate="onLoad" draw:mime-type="image/jpeg"/>
</draw:frame>
</text:a>
</text:p>
      <text:p text:style-name="P4">
<text:a xlink:type="simple" xlink:href="https://armyinform.com.ua/wp-content/uploads/2023/04/photo_2023-04-07_12-55-19.jpg" text:style-name="Internet_20_link" text:visited-style-name="Visited_20_Internet_20_Link">
<draw:frame draw:style-name="fr1" draw:name="Image50" text:anchor-type="as-char" svg:width="6.9236in" svg:height="6.9236in" draw:z-index="0">
<draw:image xlink:href="../Images/AРМІЯINFORM/2023-04-07T57-00-00-04-00/photo_2023-04-07_12-55-19-150x150.jpg" xlink:type="simple" xlink:show="embed" xlink:actuate="onLoad" draw:mime-type="image/jpeg"/>
</draw:frame>
</text:a>
</text:p>
      <text:p text:style-name="P4">
Source: <text:a xlink:type="simple" xlink:href="https://armyinform.com.ua/2023/04/07/zavdyaky-miczi-voyiniv-neskorenosti-nashyh-lyudej-my-peremogly-u-bytvi-za-pivnich-prezydent-ukrayiny/" text:style-name="Internet_20_link" text:visited-style-name="Visited_20_Internet_20_Link">
https://armyinform.com.ua/2023/04/07/zavdyaky-miczi-voyiniv-neskorenosti-nashyh-lyudej-my-peremogly-u-bytvi-za-pivnich-prezydent-ukrayiny/</text:a>
</text:p>
      <!--NEWS-->
      <text:h text:style-name="P10" text:outline-level="1">
<text:span text:style-name="T4">
Нам потрібно якнайшвидше отримати сучасний багатоцільовий літак F-16 — Юрій Ігнат</text:span>
</text:h>
      <text:p text:style-name="P4">
Author: ['Ігор Березинський']</text:p>
      <text:p text:style-name="P4">
Time: 2023-04-07T58:00:00-04:00</text:p>
      <text:p text:style-name="P4">
Description: Речник командування Повітряних Сил ЗСУ полковник Юрій Ігнат під час пресбрифін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hoto_2023-02-11_15-50-55.jpg" text:style-name="Internet_20_link" text:visited-style-name="Visited_20_Internet_20_Link">
photo_2023-02-11_15-50-55.jpg</text:a>
']</text:p>
      <text:p text:style-name="P4">
Tags: ['STOPRUSSIA', 'АГРЕСІЯ РФ', 'ВТОРГНЕННЯ РФ', 'ЮРІЙ ІГНАТ']</text:p>
      <text:p text:style-name="P4">
Category: News</text:p>
      <!--METADATA-->
      <text:p text:style-name="P4">
<draw:frame draw:style-name="fr1" draw:name="Image51" text:anchor-type="as-char" svg:width="6.9236in" svg:height="4.708048in" draw:z-index="0">
<draw:image xlink:href="../Images/AРМІЯINFORM/2023-04-07T58-00-00-04-00/photo_2023-02-11_15-50-55.jpg" xlink:type="simple" xlink:show="embed" xlink:actuate="onLoad" draw:mime-type="image/jpeg"/>
</draw:frame>
</text:p>
      <text:p text:style-name="P4">
Речник командування Повітряних Сил ЗСУ полковник Юрій Ігнат під часпресбрифінгу командування Повітряних сил ЗСУ в Медіацентрі Україна — Укрінформна тему: «Повітряні сили ЗСУ на фронті російсько-української війни» повідомив,що аби контрнаступ був успішний, нам треба передусім завоювати перевагу вповітрі, адже ворог продовжує свої атакувальні дії як на судолі, так і вповітрі.</text:p>
      <text:p text:style-name="P4">
— Ми наразі ведемо протиповітряний бій, вражаючи ворожі засоби та інколи іавіацію. Ми матимемо в найближчій перспективі в певній кількості й Patriot, іSAMP/T. Це посилить нашу перевагу, але ж хотілося якнайшвидше отримати сучаснібагатоцільові літаки покоління 4+, зокрема F-16, — підкреслив він.</text:p>
      <text:p text:style-name="P4">
Source: <text:a xlink:type="simple" xlink:href="https://armyinform.com.ua/2023/04/07/nam-potribno-yaknajshvydshe-otrymaty-suchasnyj-bagatoczilovyj-litak-f-16-yurij-ignat/" text:style-name="Internet_20_link" text:visited-style-name="Visited_20_Internet_20_Link">
https://armyinform.com.ua/2023/04/07/nam-potribno-yaknajshvydshe-otrymaty-suchasnyj-bagatoczilovyj-litak-f-16-yurij-ignat/</text:a>
</text:p>
      <!--NEWS-->
      <text:h text:style-name="P10" text:outline-level="1">
<text:span text:style-name="T4">
Які результати тестування українських льотчиків у США: Юрій Ігнат розповів подробиці</text:span>
</text:h>
      <text:p text:style-name="P4">
Author: ['Олександр Козубенко']</text:p>
      <text:p text:style-name="P4">
Time: 2023-04-07T59:00:00-04:00</text:p>
      <text:p text:style-name="P4">
Description: Нещодавно американські партнери надали високі оцінки нашим льотчикам за результа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553061-yak-voyini-neba-ryatuyut-nas-vid-raket-i-litakiv-okupantiv-pro-robotu-povitryanih-sil-ukrayini.jpeg" text:style-name="Internet_20_link" text:visited-style-name="Visited_20_Internet_20_Link">
2553061-yak-voyini-neba-ryatuyut-nas-vid-raket-i-litakiv-okupantiv-pro-robotu-povitryanih-sil-ukrayini.jpeg</text:a>
']</text:p>
      <text:p text:style-name="P4">
Tags: ['STOPRUSSIA', 'АГРЕСІЯ РФ', 'ВІЙСЬКОВИЙ ЛЬОТЧИК', 'ВТОРГНЕННЯ РФ', 'ЮРІЙ ІГНАТ']</text:p>
      <text:p text:style-name="P4">
Category: News</text:p>
      <!--METADATA-->
      <text:p text:style-name="P4">
<draw:frame draw:style-name="fr1" draw:name="Image52" text:anchor-type="as-char" svg:width="6.9236in" svg:height="2.516066in" draw:z-index="0">
<draw:image xlink:href="../Images/AРМІЯINFORM/2023-04-07T59-00-00-04-00/2553061-yak-voyini-neba-ryatuyut-nas-vid-raket-i-litakiv-okupantiv-pro-robotu-povitryanih-sil-ukrayini.jpeg" xlink:type="simple" xlink:show="embed" xlink:actuate="onLoad" draw:mime-type="image/jpeg"/>
</draw:frame>
</text:p>
      <text:p text:style-name="P4">
Нещодавно американські партнери надали високі оцінки нашим льотчикам зарезультатами тестування, які вони пройшли в Америці. Про це розповів речникКомандування Повітряних Сил ЗСУ полковник Юрій Ігнат під час<text:a xlink:type="simple" xlink:href="https://www.youtube.com/watch" text:style-name="Internet_20_link" text:visited-style-name="Visited_20_Internet_20_Link">
брифінгу</text:a>
 в Укрінформі.</text:p>
      <text:p text:style-name="P4">
Він повідомив, що для тестування у Сполучених Штатах були дібрані досвідченіпілоти: «Це не навчання, а саме тестування», — підкреслив Юрій Ігнат.</text:p>
      <text:p text:style-name="P4">
— Вивчали їхні можливості і їхній рівень підготовки, наскільки швидко вонизможуть опанувати сучасні багатоцільові літаки, такі як F-16 — це вже не єсекретом, — сказав представник Повітряних Сил.</text:p>
      <text:p text:style-name="P4">
За словами полковника Ігната, начальник авіації Повітряних Сил зауважив, що запершими оцінками цього тестування можна зробити висновок — знадобиться меншечасу для підготовки.</text:p>
      <text:p text:style-name="P4">
— Раніше було заявлено, що приблизний термін — пів року, — нагадав Юрій Ігнат.— Нині мова йде про менший термін, тому що американці побачили, що хлопціпідготовлені, хлопці можуть опанувати техніку значно швидше. І не простолітати, а вже, власне, застосовувати види озброєння, які будуть доступні.</text:p>
      <text:p text:style-name="P4">
Source: <text:a xlink:type="simple" xlink:href="https://armyinform.com.ua/2023/04/07/yaki-rezultaty-testuvannya-ukrayinskyh-lotchykiv-u-ssha-yurij-ignat-rozpoviv-podrobyczi/" text:style-name="Internet_20_link" text:visited-style-name="Visited_20_Internet_20_Link">
https://armyinform.com.ua/2023/04/07/yaki-rezultaty-testuvannya-ukrayinskyh-lotchykiv-u-ssha-yurij-ignat-rozpoviv-podrobyczi/</text:a>
</text:p>
      <!--NEWS-->
      <text:h text:style-name="P10" text:outline-level="1">
<text:span text:style-name="T4">
Тактика ворожих атак з повітря стала більш небезпечною — полковник Юрій Ігнат</text:span>
</text:h>
      <text:p text:style-name="P4">
Author: ['Олександр Козубенко']</text:p>
      <text:p text:style-name="P4">
Time: 2023-04-07T60:00:00-04:00</text:p>
      <text:p text:style-name="P4">
Description: Останнім часом ворог змінив свою тактику для атак території України з повітря, зроб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hoto_5372944821498533820_y.jpg" text:style-name="Internet_20_link" text:visited-style-name="Visited_20_Internet_20_Link">
photo_5372944821498533820_y.jpg</text:a>
']</text:p>
      <text:p text:style-name="P4">
Tags: ['STOPRUSSIA', 'АГРЕСІЯ РФ', 'ВІЙНА', 'ВТОРГНЕННЯ РФ', 'ЮРІЙ ІГНАТ']</text:p>
      <text:p text:style-name="P4">
Category: News</text:p>
      <!--METADATA-->
      <text:p text:style-name="P4">
<draw:frame draw:style-name="fr1" draw:name="Image53" text:anchor-type="as-char" svg:width="6.9236in" svg:height="3.952222in" draw:z-index="0">
<draw:image xlink:href="../Images/AРМІЯINFORM/2023-04-07T60-00-00-04-00/photo_5372944821498533820_y.jpg" xlink:type="simple" xlink:show="embed" xlink:actuate="onLoad" draw:mime-type="image/jpeg"/>
</draw:frame>
</text:p>
      <text:p text:style-name="P4">
Останнім часом ворог змінив свою тактику для атак території України з повітря,зробив її більш небезпечною.Про це повідомив речник Командування ПовітрянихСил ЗСУ полковник Юрій Ігнат під час<text:a xlink:type="simple" xlink:href="https://www.youtube.com/watch" text:style-name="Internet_20_link" text:visited-style-name="Visited_20_Internet_20_Link">
брифінгу</text:a>
 в Укрінформі.</text:p>
      <text:p text:style-name="P4">
— Ворог почав менше застосовувати авіацію в безпосередній близькості до нашихкордонів, — розповів Юрій Ігнат. — Адже багато їхньої техніки було знищено,коли була операція зі звільнення наших територій на Харківському таХерсонському напрямках.</text:p>
      <text:p text:style-name="P4">
За словами полковника Ігната, сьогодні росіяни застосовують авіацію більшдистанційно, зокрема, атакують корегованими авіаційними бомбами.</text:p>
      <text:p text:style-name="P4">
— Дедалі більше застосувань саме цього типу боєприпасу з літаків Су-35 і,можливо, Су-34 з відстані 50 і більше кілометрів від лінії бойового зіткнення,— повідомив Юрій Ігнат. — Ця тактика росіян є небезпечною для нас,тому що <text:span text:style-name="T5">
(внас. — Ред.)</text:span>
 немає на сьогодні тих засобів, які можуть відігнати подаліросійську авіацію від кордонів України.</text:p>
      <text:p text:style-name="P4">
Source: <text:a xlink:type="simple" xlink:href="https://armyinform.com.ua/2023/04/07/taktyka-vorozhyh-atak-z-povitrya-stala-bilsh-nebezpechnoyu-polkovnyk-yurij-ignat/" text:style-name="Internet_20_link" text:visited-style-name="Visited_20_Internet_20_Link">
https://armyinform.com.ua/2023/04/07/taktyka-vorozhyh-atak-z-povitrya-stala-bilsh-nebezpechnoyu-polkovnyk-yurij-ignat/</text:a>
</text:p>
      <!--NEWS-->
      <text:h text:style-name="P10" text:outline-level="1">
<text:span text:style-name="T4">
Ворог не повинен отримувати інформації від наших телеграм-каналів про рух повітряних цілей в реальному часі</text:span>
</text:h>
      <text:p text:style-name="P4">
Author: ['Ігор Березинський']</text:p>
      <text:p text:style-name="P4">
Time: 2023-04-07T61:00:00-04:00</text:p>
      <text:p text:style-name="P4">
Description: Під час пресбрифінгу командування Повітряних Сил ЗСУ в Медіацентрі Україна — Укрінфор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АГРЕСІЯ РФ', 'БРИФІНГ', 'ВТОРГНЕННЯ РФ', 'ЮРІЙ ІГНАТ']</text:p>
      <text:p text:style-name="P4">
Category: News</text:p>
      <!--METADATA-->
      <text:p text:style-name="P4">
<draw:frame draw:style-name="fr1" draw:name="Image54" text:anchor-type="as-char" svg:width="6.9236in" svg:height="3.893007in" draw:z-index="0">
<draw:image xlink:href="../Images/AРМІЯINFORM/2023-04-07T61-00-00-04-00/2022-10-06-vorog-znov-obstrilyav-raketamy.jpg" xlink:type="simple" xlink:show="embed" xlink:actuate="onLoad" draw:mime-type="image/jpeg"/>
</draw:frame>
 Ілюстративне фото</text:p>
      <text:p text:style-name="P4">
Під час пресбрифінгу командування Повітряних Сил ЗСУ в Медіацентрі Україна —Укрінформ речник командування Повітряних Сил ЗСУ полковник Юрій Ігнат розповівпро відповідальність деяких телеграм-каналів, що розповсюджують рух повітрянихцілей в реальному часі.</text:p>
      <text:p text:style-name="P4">
— Від мене особисто та керівного складу Повітряних Сил ЗСУ було вже сказанопро те, що це несе певні загрози, чому це є небезпечно, тому це требаприпинити, адже певна деталізація інколи нарощувалася, — підкреслив він.</text:p>
      <text:p text:style-name="P4">
Юрій Ігнат наголосив на тому, що загальну інформацію публікувати можна, тобтоте, що триває повітряна тривога, звідки йде загроза, але деталізацію такоїінформації, зокрема й робити скріншоти, ні в якому разі не можна.</text:p>
      <text:p text:style-name="P4">
— Наразі немає вже тих публікацій, і я дякую тим, хто мене дослухався, і тим,хто інформаційно допомагає населенню зрозуміти, що відбувається, але без того,щоб ворог не отримував чутливої інформації, і цього треба дотримуватися, —сказав Юрій Ігнат.</text:p>
      <text:p text:style-name="P4">
Source: <text:a xlink:type="simple" xlink:href="https://armyinform.com.ua/2023/04/07/vorog-ne-povynen-otrymuvaty-informacziyi-vid-nashyh-telegram-kanaliv-pro-ruh-povitryanyh-czilej-v-realnomu-chasi-yurij-ignat/" text:style-name="Internet_20_link" text:visited-style-name="Visited_20_Internet_20_Link">
https://armyinform.com.ua/2023/04/07/vorog-ne-povynen-otrymuvaty-informacziyi-vid-nashyh-telegram-kanaliv-pro-ruh-povitryanyh-czilej-v-realnomu-chasi-yurij-ignat/</text:a>
</text:p>
      <!--NEWS-->
      <text:h text:style-name="P10" text:outline-level="1">
<text:span text:style-name="T4">
рф тримає у Середземному морі три кораблі із 20 «Калібрами»</text:span>
</text:h>
      <text:p text:style-name="P4">
Author: ['АРМІЯINFORM']</text:p>
      <text:p text:style-name="P4">
Time: 2023-04-07T62:00:00-04:00</text:p>
      <text:p text:style-name="P4">
Description: російська федерація вивела у Середземне море 7 ворожих кораблів, з них 3 носіїв крилат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a-kalibr.jpg" text:style-name="Internet_20_link" text:visited-style-name="Visited_20_Internet_20_Link">
raketa-kalibr.jpg</text:a>
']</text:p>
      <text:p text:style-name="P4">
Tags: ['STOPRUSSIA', 'АГРЕСІЯ РФ', 'ВМС', 'ВТОРГНЕННЯ РФ', 'РАКЕТИ «КАЛІБР»']</text:p>
      <text:p text:style-name="P4">
Category: News</text:p>
      <!--METADATA-->
      <text:p text:style-name="P4">
<draw:frame draw:style-name="fr1" draw:name="Image55" text:anchor-type="as-char" svg:width="6.9236in" svg:height="4.609384in" draw:z-index="0">
<draw:image xlink:href="../Images/AРМІЯINFORM/2023-04-07T62-00-00-04-00/raketa-kalibr.jpg" xlink:type="simple" xlink:show="embed" xlink:actuate="onLoad" draw:mime-type="image/jpeg"/>
</draw:frame>
Ілюстративне фото</text:p>
      <text:p text:style-name="P4">
російська федерація вивела у Середземне море 7 ворожих кораблів, з них 3носіїв крилатих ракет «Калібр», загальний залп — 20 ракет.</text:p>
      <text:p text:style-name="P4">
Про це <text:a xlink:type="simple" xlink:href="https://fb.watch/jLJ7UMlNNG/" text:style-name="Internet_20_link" text:visited-style-name="Visited_20_Internet_20_Link">
повідомляє</text:a>
 Командування ВМС ЗСУ.</text:p>
      <text:p text:style-name="P4">
У Азовському морі ворог продовжує контролювати морські комунікації, утримуючина бойовому чергуванні 1 корабель.</text:p>
      <text:p text:style-name="P4">
Source: <text:a xlink:type="simple" xlink:href="https://armyinform.com.ua/2023/04/07/rf-trymaye-u-seredzemnomu-mori-try-korabli-iz-20-kalibramy/" text:style-name="Internet_20_link" text:visited-style-name="Visited_20_Internet_20_Link">
https://armyinform.com.ua/2023/04/07/rf-trymaye-u-seredzemnomu-mori-try-korabli-iz-20-kalibramy/</text:a>
</text:p>
      <!--NEWS-->
      <text:h text:style-name="P10" text:outline-level="1">
<text:span text:style-name="T4">
У РНБО дослідили кібератаки угруповання APT28, яке пов’язують з російськими спецслужбами</text:span>
</text:h>
      <text:p text:style-name="P4">
Author: ['АРМІЯINFORM']</text:p>
      <text:p text:style-name="P4">
Time: 2023-04-07T63:00:00-04:00</text:p>
      <text:p text:style-name="P4">
Description: Національний координаційний центр кібербезпеки при РНБО України дослідив ата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hackers.jpg" text:style-name="Internet_20_link" text:visited-style-name="Visited_20_Internet_20_Link">
hackers.jpg</text:a>
']</text:p>
      <text:p text:style-name="P4">
Tags: ['КІБЕРАТАКИ', 'РНБО УКРАЇНИ', 'РОСІЙСЬКІ СПЕЦСЛУЖБИ']</text:p>
      <text:p text:style-name="P4">
Category: News</text:p>
      <!--METADATA-->
      <text:p text:style-name="P4">
<draw:frame draw:style-name="fr1" draw:name="Image56" text:anchor-type="as-char" svg:width="6.9236in" svg:height="3.894525in" draw:z-index="0">
<draw:image xlink:href="../Images/AРМІЯINFORM/2023-04-07T63-00-00-04-00/hackers.jpg" xlink:type="simple" xlink:show="embed" xlink:actuate="onLoad" draw:mime-type="image/jpeg"/>
</draw:frame>
</text:p>
      <text:p text:style-name="P4">
Національний координаційний центр кібербезпеки при РНБО України дослідив атакиросійського хакерського угруповання APT28, в яких активно використовуєтьсякритична вразливість CVE-2023-23397.</text:p>
      <text:p text:style-name="P4">
Про це <text:a xlink:type="simple" xlink:href="https://www.rnbo.gov.ua/ua/Diialnist/6248.html" text:style-name="Internet_20_link" text:visited-style-name="Visited_20_Internet_20_Link">
йдеться</text:a>
 уповідомленні РНБО.</text:p>
      <text:p text:style-name="P4">
Зокрема, зроблено основних висновків:</text:p>
      <ul>
        <li>
угрупування APT28 здійснює атаки за допомогою вразливості нульового дня у поштовому клієнті Outlook щонайменше протягом року;  * за цей час жертвами атак стали компанії: оператори газотранспортних систем, приватні підприємства супутникової розвідки та систем радіолокації, установи і організації МЗС та НАТО, компанії-розробники та постачальники IT-рішень тощо;  * перша атака була виявлена в березні 2022 року після початку широкомасштабного вторгнення. Відтоді зафіксовано низку атак на підприємства та організації країн Європи та Близького Сходу з використанням нової критичної вразливості.</li>
      </ul>
      <text:p text:style-name="P4">
Детально ознайомитися зі звітом про атаки APT28 з використанням вразливостіCVE-2023-23397 можна за<text:a xlink:type="simple" xlink:href="https://www.rnbo.gov.ua/files/2023/NKCK/%D0%BA%D0%B2%D1%96%D1%82%D0%B5%D0%BD%D1%8C/%D0%90%D1%82%D0%B0%D0%BA%D0%B8%20%D1%83%D0%B3%D1%80%D1%83%D0%BF%D0%BE%D0%B2%D0%B0%D0%BD%D0%BD%D1%8F%20APT%20(%D0%B7%D0%B2%D1%96%D1%82).pdf" text:style-name="Internet_20_link" text:visited-style-name="Visited_20_Internet_20_Link">
посиланням</text:a>
.</text:p>
      <text:p text:style-name="P4">
Source: <text:a xlink:type="simple" xlink:href="https://armyinform.com.ua/2023/04/07/u-rnbo-doslidyly-kiberataky-ugrupovannya-apt28-yake-povyazuyut-z-rosijskymy-speczsluzhbamy/" text:style-name="Internet_20_link" text:visited-style-name="Visited_20_Internet_20_Link">
https://armyinform.com.ua/2023/04/07/u-rnbo-doslidyly-kiberataky-ugrupovannya-apt28-yake-povyazuyut-z-rosijskymy-speczsluzhbamy/</text:a>
</text:p>
      <!--NEWS-->
      <text:h text:style-name="P10" text:outline-level="1">
<text:span text:style-name="T4">
Координаційний штаб: офіційне підтвердження полону відбувається через Червоний Хрест</text:span>
</text:h>
      <text:p text:style-name="P4">
Author: ['АРМІЯINFORM']</text:p>
      <text:p text:style-name="P4">
Time: 2023-04-07T64:00:00-04:00</text:p>
      <text:p text:style-name="P4">
Description: У представництві Координаційного штабу Центрального регіону відбулася зустріч з родин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156585_184542153938294_2942082492827864851_n.jpg" text:style-name="Internet_20_link" text:visited-style-name="Visited_20_Internet_20_Link">
340156585_184542153938294_2942082492827864851_n.jpg</text:a>
']</text:p>
      <text:p text:style-name="P4">
Tags: ['АГРЕСІЯ РФ', 'ВІЙСЬКОВОПОЛОНЕ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57" text:anchor-type="as-char" svg:width="6.9236in" svg:height="4.609964in" draw:z-index="0">
<draw:image xlink:href="../Images/AРМІЯINFORM/2023-04-07T64-00-00-04-00/340156585_184542153938294_2942082492827864851_n.jpg" xlink:type="simple" xlink:show="embed" xlink:actuate="onLoad" draw:mime-type="image/jpeg"/>
</draw:frame>
</text:p>
      <text:p text:style-name="P4">
У представництві Координаційного штабу Центрального регіону відбулася зустрічз родинами оборонців окремої бригади територіальної оборони Вінниччини. Назапитання родичів полонених і зниклих безвісти військовослужбовців відповідалипредставники Координаційного штабу, Служби безпеки України, Сил територіальноїоборони ЗСУ й територіального центру комплектування та соціальної підтримки(ТЦК та СП).</text:p>
      <text:p text:style-name="P4">
Про це <text:a xlink:type="simple" xlink:href="https://t.me/Koord_shtab/793" text:style-name="Internet_20_link" text:visited-style-name="Visited_20_Internet_20_Link">
повідомляє</text:a>
 Координаційний штаб з питаньповодження з військовополоненими.</text:p>
      <text:p text:style-name="P4">
Особливу увагу на зустрічі звернули на питання, які стосуються персональноїінформації військовослужбовців, розповсюдження її, зокрема, у соціальнихмережах та передачі стороннім особам.</text:p>
      <text:p text:style-name="P4">
Представники Штабу закликали родичів передавати таку інформацію винятководержавним органам, таким як Координаційний штаб, Національне інформаційнебюро, Служба безпеки України, Національна поліція тощо. Варто бути дужепильними й обачними, аби не стати жертвами шахраїв та не нашкодити людині, якаперебуває у ворожому полоні.</text:p>
      <text:p text:style-name="P4">
Крім цього, обговорили питання обліку оборонців у реєстрі НІБ:</text:p>
      <text:p text:style-name="P4">
«Відповідно до Женевських конвенцій офіційне підтвердження полону відбуваєтьсячерез Міжнародний Комітет Червоного Хреста, — наголосила керівницяЦентрального регіонального центру Юлія Приймак. — Однак, на обміни це ніяк невиливає — ми повертаємо додому усіх: і підтверджених, і не підтверджених».</text:p>
      <text:p text:style-name="P4">
Source: <text:a xlink:type="simple" xlink:href="https://armyinform.com.ua/2023/04/07/koordynaczijnyj-shtab-oficzijne-pidtverdzhennya-polonu-vidbuvayetsya-cherez-chervonyj-hrest/" text:style-name="Internet_20_link" text:visited-style-name="Visited_20_Internet_20_Link">
https://armyinform.com.ua/2023/04/07/koordynaczijnyj-shtab-oficzijne-pidtverdzhennya-polonu-vidbuvayetsya-cherez-chervonyj-hrest/</text:a>
</text:p>
      <!--NEWS-->
      <text:h text:style-name="P10" text:outline-level="1">
<text:span text:style-name="T4">
Оприлюднено кадри збиття штурмовика Су-25 окупантів</text:span>
</text:h>
      <text:p text:style-name="P4">
Author: ['АРМІЯINFORM']</text:p>
      <text:p text:style-name="P4">
Time: 2023-04-07T65:00:00-04:00</text:p>
      <text:p text:style-name="P4">
Description: Командування Десантно-штурмових військ Збройних Сил України оприлюднило відео збиття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hv.jpg" text:style-name="Internet_20_link" text:visited-style-name="Visited_20_Internet_20_Link">
dshv.jpg</text:a>
']</text:p>
      <text:p text:style-name="P4">
Tags: ['STOPRUSSIA', 'ДЕСАНТНО-ШТУРМОВІ ВІЙСЬКА', 'ХРОНІКА ОБОРОНИ']</text:p>
      <text:p text:style-name="P4">
Category: News</text:p>
      <!--METADATA-->
      <text:p text:style-name="P4">
<draw:frame draw:style-name="fr1" draw:name="Image58" text:anchor-type="as-char" svg:width="6.9236in" svg:height="3.894525in" draw:z-index="0">
<draw:image xlink:href="../Images/AРМІЯINFORM/2023-04-07T65-00-00-04-00/dshv.jpg" xlink:type="simple" xlink:show="embed" xlink:actuate="onLoad" draw:mime-type="image/jpeg"/>
</draw:frame>
</text:p>
      <text:p text:style-name="P4">
Командування Десантно-штурмових військ Збройних Сил України оприлюднило відеозбиття та момент падіння російського штурмовика Су-25, яке<text:a xlink:type="simple" xlink:href="https://armyinform.com.ua/2023/04/07/na-donechchyni-syly-oborony-zbyly-vorozhyj-shturmovyk/" text:style-name="Internet_20_link" text:visited-style-name="Visited_20_Internet_20_Link">
відбулося</text:a>
 вранці 7 квітня в районі Мар'їнки Донецькоїобласті.</text:p>
      <text:p text:style-name="P4">
«Сьогодні 7 квітня на Донеччині, підрозділом протиповітряної оборони однієї ізвійськових частин Десантно-штурмових військ Збройних Сил України збиточерговий російський штурмовик Су-25 «Грач», — йдеться у<text:a xlink:type="simple" xlink:href="https://www.facebook.com/watch/" text:style-name="Internet_20_link" text:visited-style-name="Visited_20_Internet_20_Link">
повідомленні</text:a>
 службизв’язків із громадськістю Командування Десантно-штурмових військ Збройних СилУкраїни.</text:p>
      <text:p text:style-name="P4">
Source: <text:a xlink:type="simple" xlink:href="https://armyinform.com.ua/2023/04/07/oprylyudneno-kadry-zbyttya-shturmovyka-su-25-okupantiv/" text:style-name="Internet_20_link" text:visited-style-name="Visited_20_Internet_20_Link">
https://armyinform.com.ua/2023/04/07/oprylyudneno-kadry-zbyttya-shturmovyka-su-25-okupantiv/</text:a>
</text:p>
      <!--NEWS-->
      <text:h text:style-name="P10" text:outline-level="1">
<text:span text:style-name="T4">
У свято Благовіщення воїни помолились за справедливий мир для України</text:span>
</text:h>
      <text:p text:style-name="P4">
Author: ['Оксана Уретій']</text:p>
      <text:p text:style-name="P4">
Time: 2023-04-07T66:00:00-04:00</text:p>
      <text:p text:style-name="P4">
Description: Сьогодні християни східного обряду відзначають одне з найбільших церковних свят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07_134409_569.jpg" text:style-name="Internet_20_link" text:visited-style-name="Visited_20_Internet_20_Link">
img_20230407_134409_569.jpg</text:a>
', '<text:a xlink:type="simple" xlink:href="https://armyinform.com.ua/wp-content/uploads/2023/04/img_20230407_134415_473-150x150.jpg" text:style-name="Internet_20_link" text:visited-style-name="Visited_20_Internet_20_Link">
img_20230407_134415_473-150x150.jpg</text:a>
', '<text:a xlink:type="simple" xlink:href="https://armyinform.com.ua/wp-content/uploads/2023/04/img_20230407_134419_018-150x150.jpg" text:style-name="Internet_20_link" text:visited-style-name="Visited_20_Internet_20_Link">
img_20230407_134419_018-150x150.jpg</text:a>
', '<text:a xlink:type="simple" xlink:href="https://armyinform.com.ua/wp-content/uploads/2023/04/img_20230407_134423_415-150x150.jpg" text:style-name="Internet_20_link" text:visited-style-name="Visited_20_Internet_20_Link">
img_20230407_134423_415-150x150.jpg</text:a>
', '<text:a xlink:type="simple" xlink:href="https://armyinform.com.ua/wp-content/uploads/2023/04/img_20230407_134426_953-150x150.jpg" text:style-name="Internet_20_link" text:visited-style-name="Visited_20_Internet_20_Link">
img_20230407_134426_953-150x150.jpg</text:a>
', '<text:a xlink:type="simple" xlink:href="https://armyinform.com.ua/wp-content/uploads/2023/04/img_20230407_134431_057-150x150.jpg" text:style-name="Internet_20_link" text:visited-style-name="Visited_20_Internet_20_Link">
img_20230407_134431_057-150x150.jpg</text:a>
']</text:p>
      <text:p text:style-name="P4">
Tags: ['БЛАГОВІЩЕННЯ', 'ВТОРГНЕННЯ РФ', 'НАЦІОНАЛЬНИЙ СПРОТИВ']</text:p>
      <text:p text:style-name="P4">
Category: News</text:p>
      <!--METADATA-->
      <text:p text:style-name="P4">
<draw:frame draw:style-name="fr1" draw:name="Image59" text:anchor-type="as-char" svg:width="6.9236in" svg:height="4.615733in" draw:z-index="0">
<draw:image xlink:href="../Images/AРМІЯINFORM/2023-04-07T66-00-00-04-00/img_20230407_134409_569.jpg" xlink:type="simple" xlink:show="embed" xlink:actuate="onLoad" draw:mime-type="image/jpeg"/>
</draw:frame>
</text:p>
      <text:p text:style-name="P4">
Сьогодні християни східного обряду відзначають одне з найбільших церковнихсвят — Благовіщення Пресвятої Богородиці. Цього дня Архангел Гавриїл сповістивПречистій Діві Марії волю Господню, а Вона прийняла її. Відтоді відбулосьзачаття Ісуса Христа. Саме цей момент став початком Боговтілення, а отже,Спасіння.</text:p>
      <text:p text:style-name="P4">
<text:a xlink:type="simple" xlink:href="https://armyinform.com.ua/wp-content/uploads/2023/04/img_20230407_134415_473.jpg" text:style-name="Internet_20_link" text:visited-style-name="Visited_20_Internet_20_Link">
<draw:frame draw:style-name="fr1" draw:name="Image60" text:anchor-type="as-char" svg:width="6.9236in" svg:height="6.9236in" draw:z-index="0">
<draw:image xlink:href="../Images/AРМІЯINFORM/2023-04-07T66-00-00-04-00/img_20230407_134415_473-150x150.jpg" xlink:type="simple" xlink:show="embed" xlink:actuate="onLoad" draw:mime-type="image/jpeg"/>
</draw:frame>
</text:a>
</text:p>
      <text:p text:style-name="P4">
<text:a xlink:type="simple" xlink:href="https://armyinform.com.ua/wp-content/uploads/2023/04/img_20230407_134419_018.jpg" text:style-name="Internet_20_link" text:visited-style-name="Visited_20_Internet_20_Link">
<draw:frame draw:style-name="fr1" draw:name="Image61" text:anchor-type="as-char" svg:width="6.9236in" svg:height="6.9236in" draw:z-index="0">
<draw:image xlink:href="../Images/AРМІЯINFORM/2023-04-07T66-00-00-04-00/img_20230407_134419_018-150x150.jpg" xlink:type="simple" xlink:show="embed" xlink:actuate="onLoad" draw:mime-type="image/jpeg"/>
</draw:frame>
</text:a>
</text:p>
      <text:p text:style-name="P4">
<text:a xlink:type="simple" xlink:href="https://armyinform.com.ua/wp-content/uploads/2023/04/img_20230407_134423_415.jpg" text:style-name="Internet_20_link" text:visited-style-name="Visited_20_Internet_20_Link">
<draw:frame draw:style-name="fr1" draw:name="Image62" text:anchor-type="as-char" svg:width="6.9236in" svg:height="6.9236in" draw:z-index="0">
<draw:image xlink:href="../Images/AРМІЯINFORM/2023-04-07T66-00-00-04-00/img_20230407_134423_415-150x150.jpg" xlink:type="simple" xlink:show="embed" xlink:actuate="onLoad" draw:mime-type="image/jpeg"/>
</draw:frame>
</text:a>
</text:p>
      <text:p text:style-name="P4">
<text:a xlink:type="simple" xlink:href="https://armyinform.com.ua/wp-content/uploads/2023/04/img_20230407_134426_953.jpg" text:style-name="Internet_20_link" text:visited-style-name="Visited_20_Internet_20_Link">
<draw:frame draw:style-name="fr1" draw:name="Image63" text:anchor-type="as-char" svg:width="6.9236in" svg:height="6.9236in" draw:z-index="0">
<draw:image xlink:href="../Images/AРМІЯINFORM/2023-04-07T66-00-00-04-00/img_20230407_134426_953-150x150.jpg" xlink:type="simple" xlink:show="embed" xlink:actuate="onLoad" draw:mime-type="image/jpeg"/>
</draw:frame>
</text:a>
</text:p>
      <text:p text:style-name="P4">
<text:a xlink:type="simple" xlink:href="https://armyinform.com.ua/wp-content/uploads/2023/04/img_20230407_134431_057.jpg" text:style-name="Internet_20_link" text:visited-style-name="Visited_20_Internet_20_Link">
<draw:frame draw:style-name="fr1" draw:name="Image64" text:anchor-type="as-char" svg:width="6.9236in" svg:height="6.9236in" draw:z-index="0">
<draw:image xlink:href="../Images/AРМІЯINFORM/2023-04-07T66-00-00-04-00/img_20230407_134431_057-150x150.jpg" xlink:type="simple" xlink:show="embed" xlink:actuate="onLoad" draw:mime-type="image/jpeg"/>
</draw:frame>
</text:a>
</text:p>
      <text:p text:style-name="P4">
Син Божий, який втілюється від Духа Святого та Марії Діви, пройшов свій шляхжертовного служіння, і в нашого народу попереду ще триває шлях боротьби тавипробувань.</text:p>
      <text:p text:style-name="P4">
У це світле свято воїни бригади територіальної оборони, що тримають рубежі наЗапоріжжі, відвідали святкове богослужіння та помолились за те, аби гідноподолати цей шлях та здобути справедливий мир для України.</text:p>
      <text:p text:style-name="P4">
<text:span text:style-name="T5">
Фото Владислава Дем’яненка</text:span>
</text:p>
      <text:p text:style-name="P4">
Source: <text:a xlink:type="simple" xlink:href="https://armyinform.com.ua/2023/04/07/u-svyato-blagovishhennya-voyiny-pomolylys-za-spravedlyvyj-myr-dlya-ukrayiny/" text:style-name="Internet_20_link" text:visited-style-name="Visited_20_Internet_20_Link">
https://armyinform.com.ua/2023/04/07/u-svyato-blagovishhennya-voyiny-pomolylys-za-spravedlyvyj-myr-dlya-ukrayiny/</text:a>
</text:p>
      <!--NEWS-->
      <text:h text:style-name="P10" text:outline-level="1">
<text:span text:style-name="T4">
На Ставці Верховного Головнокомандувача обговорили ймовірні дії ворога найближчим часом</text:span>
</text:h>
      <text:p text:style-name="P4">
Author: ['АРМІЯINFORM']</text:p>
      <text:p text:style-name="P4">
Time: 2023-04-07T67:00:00-04:00</text:p>
      <text:p text:style-name="P4">
Description: Президент України Володимир Зеленський у п’ятницю провів чергове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2.jpg" text:style-name="Internet_20_link" text:visited-style-name="Visited_20_Internet_20_Link">
image-2.jpg</text:a>
']</text:p>
      <text:p text:style-name="P4">
Tags: ['СТАВКА ВЕРХОВНОГО ГОЛОВНОКОМАНДУВАЧА']</text:p>
      <text:p text:style-name="P4">
Category: News</text:p>
      <!--METADATA-->
      <text:p text:style-name="P4">
<draw:frame draw:style-name="fr1" draw:name="Image65" text:anchor-type="as-char" svg:width="6.9236in" svg:height="4.615733in" draw:z-index="0">
<draw:image xlink:href="../Images/AРМІЯINFORM/2023-04-07T67-00-00-04-00/image-2.jpg" xlink:type="simple" xlink:show="embed" xlink:actuate="onLoad" draw:mime-type="image/jpeg"/>
</draw:frame>
</text:p>
      <text:p text:style-name="P4">
Президент України Володимир Зеленський у п’ятницю провів чергове засіданняСтавки Верховного Головнокомандувача.</text:p>
      <text:p text:style-name="P4">
Про це <text:a xlink:type="simple" xlink:href="https://www.president.gov.ua/news/prezident-proviv-zasidannya-stavki-verhovnogo-golovnokomandu-82149" text:style-name="Internet_20_link" text:visited-style-name="Visited_20_Internet_20_Link">
інформує</text:a>
 Офіс Президента України.</text:p>
      <text:p text:style-name="P4">
Головнокомандувач Збройних Сил України Валерій Залужний поінформував учасниківпро оперативну обстановку на основних напрямках фронту.</text:p>
      <text:p text:style-name="P4">
Командувачі оперативно-стратегічних угруповань військ доповіли про перебігбойових дій на ділянках фронту в межах зон їхньої відповідальності.</text:p>
      <text:p text:style-name="P4">
Начальник Головного управління розвідки Міноборони Кирило Буданов розповів проймовірні дії ворога в найближчий період.</text:p>
      <text:p text:style-name="P4">
Крім того, члени Ставки детально розглянули перебіг формування таукомплектування озброєнням нових бригад. Також було приділено увагу рівнюпідготовки особового складу.</text:p>
      <text:p text:style-name="P4">
Окремо учасники засідання зупинилися на заходах із запобігання витокуінформації стосовно планів Сил оборони України.</text:p>
      <text:p text:style-name="P4">
У засіданні взяли участь: керівник Офісу Президента Андрій Єрмак, начальникГоловного управління розвідки Міноборони Кирило Буданов, ГоловнокомандувачЗбройних Сил України Валерій Залужний, Прем’єр-міністр Денис Шмигаль, СекретарРади національної безпеки і оборони Олексій Данілов, командувачі родів військта оперативних напрямків. До засідання Ставки також долучилися члени уряду,очільники силових відомств і правоохоронних органів.</text:p>
      <text:p text:style-name="P4">
Source: <text:a xlink:type="simple" xlink:href="https://armyinform.com.ua/2023/04/07/na-stavczi-verhovnogo-golovnokomanduvacha-obgovoryly-jmovirni-diyi-voroga-najblyzhchym-chasom/" text:style-name="Internet_20_link" text:visited-style-name="Visited_20_Internet_20_Link">
https://armyinform.com.ua/2023/04/07/na-stavczi-verhovnogo-golovnokomanduvacha-obgovoryly-jmovirni-diyi-voroga-najblyzhchym-chasom/</text:a>
</text:p>
      <!--NEWS-->
      <text:h text:style-name="P10" text:outline-level="1">
<text:span text:style-name="T4">
За воїна «Рагнара» мститиметься ударний дрон з його позивним</text:span>
</text:h>
      <text:p text:style-name="P4">
Author: ['Анастасія Олехнович']</text:p>
      <text:p text:style-name="P4">
Time: 2023-04-07T68:00:00-04:00</text:p>
      <text:p text:style-name="P4">
Description: За місяць після загибелі капітана Олександра Созанського, командира роти 1-го батальй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78459e2-516d-4a0b-8c0b-8d964231ae8b.jpg" text:style-name="Internet_20_link" text:visited-style-name="Visited_20_Internet_20_Link">
f78459e2-516d-4a0b-8c0b-8d964231ae8b.jpg</text:a>
', '<text:a xlink:type="simple" xlink:href="https://armyinform.com.ua/wp-content/uploads/2023/04/52f44439-8780-4376-91f0-065957aef0e1.jpg" text:style-name="Internet_20_link" text:visited-style-name="Visited_20_Internet_20_Link">
52f44439-8780-4376-91f0-065957aef0e1.jpg</text:a>
']</text:p>
      <text:p text:style-name="P4">
Tags: ['ВТОРГНЕННЯ РФ', 'ВШАНУВАННЯ ГЕРОЇВ', 'УКРАЇНСЬКИЙ НАРОД НЕПЕРЕМОЖНИЙ']</text:p>
      <text:p text:style-name="P4">
Category: News</text:p>
      <!--METADATA-->
      <text:p text:style-name="P4">
<draw:frame draw:style-name="fr1" draw:name="Image66" text:anchor-type="as-char" svg:width="6.9236in" svg:height="5.1927in" draw:z-index="0">
<draw:image xlink:href="../Images/AРМІЯINFORM/2023-04-07T68-00-00-04-00/f78459e2-516d-4a0b-8c0b-8d964231ae8b.jpg" xlink:type="simple" xlink:show="embed" xlink:actuate="onLoad" draw:mime-type="image/jpeg"/>
</draw:frame>
</text:p>
      <text:p text:style-name="P4">
За місяць після загибелі капітана <text:a xlink:type="simple" xlink:href="https://armyinform.com.ua/2023/03/08/miscze-v-stroyu-mogo-brata-teper-moye/" text:style-name="Internet_20_link" text:visited-style-name="Visited_20_Internet_20_Link">
ОлександраСозанського</text:a>
, командира роти 1-го батальйону роти вогневої підтримки 80-ки напозивний «Рагнар», його родина оголосила збір коштів на потужний ударний дрон.Matrice 30T з ім’ям RAGNAR допомагатиме нищити окупантів у пам’ять прославетного командира.</text:p>
      <text:p text:style-name="P4">
Суму оголошеного збору в пів мільйона гривень вдалось закрити вже за тиждень,допомогли як рідні та знайомі воїна, так і просто небайдужі українці.</text:p>
      <text:p text:style-name="P4">
<draw:frame draw:style-name="fr1" draw:name="Image67" text:anchor-type="as-char" svg:width="6.9236in" svg:height="6.9236in" draw:z-index="0">
<draw:image xlink:href="../Images/AРМІЯINFORM/2023-04-07T68-00-00-04-00/52f44439-8780-4376-91f0-065957aef0e1.jpg" xlink:type="simple" xlink:show="embed" xlink:actuate="onLoad" draw:mime-type="image/jpeg"/>
</draw:frame>
</text:p>
      <text:p text:style-name="P4">
— Кошти продовжували надходити з різних куточків України та з-за кордону, —поділилась мати героя. — Побратими сина, які в запеклих боях під Бахмутомгероїчно захищають Україну, порадили, що в даній складній ситуації два дронизавжди краще, ніж один. Я, як мама командира, подумала, що три дрони буде щекраще! Кожен з яких буде названий RAGNAR, і буде нести службу в роті могосина, допомагаючи хлопцям робити смерть ворогам. Здається, Олександр би хотів,аби ми зробили саме так, а не просто лили сльози…Заради сина, заради України,заради Перемоги.</text:p>
      <text:p text:style-name="P4">
Source: <text:a xlink:type="simple" xlink:href="https://armyinform.com.ua/2023/04/07/za-voyina-ragnara-mstytymetsya-udarnyj-dron-z-jogo-pozyvnym/" text:style-name="Internet_20_link" text:visited-style-name="Visited_20_Internet_20_Link">
https://armyinform.com.ua/2023/04/07/za-voyina-ragnara-mstytymetsya-udarnyj-dron-z-jogo-pozyvnym/</text:a>
</text:p>
      <!--NEWS-->
      <text:h text:style-name="P10" text:outline-level="1">
<text:span text:style-name="T4">
Військові росармії викрали чотирьох працівників Запорізької АЕС</text:span>
</text:h>
      <text:p text:style-name="P4">
Author: ['АРМІЯINFORM']</text:p>
      <text:p text:style-name="P4">
Time: 2023-04-07T69:00:00-04:00</text:p>
      <text:p text:style-name="P4">
Description: Окупанти викрали та вивезли чотирьох працівників Запорізької атомної електростанції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jpg" text:style-name="Internet_20_link" text:visited-style-name="Visited_20_Internet_20_Link">
zaes.jpg</text:a>
']</text:p>
      <text:p text:style-name="P4">
Tags: ['STOPRUSSIA', 'ЕНЕРГОАТОМ', 'ЗАЕС', 'КОЛАБОРАНТИ']</text:p>
      <text:p text:style-name="P4">
Category: News</text:p>
      <!--METADATA-->
      <text:p text:style-name="P4">
<draw:frame draw:style-name="fr1" draw:name="Image68" text:anchor-type="as-char" svg:width="6.9236in" svg:height="3.900295in" draw:z-index="0">
<draw:image xlink:href="../Images/AРМІЯINFORM/2023-04-07T69-00-00-04-00/zaes.jpg" xlink:type="simple" xlink:show="embed" xlink:actuate="onLoad" draw:mime-type="image/jpeg"/>
</draw:frame>
</text:p>
      <text:p text:style-name="P4">
Окупанти викрали та вивезли чотирьох працівників Запорізької атомноїелектростанції у невідомому місці.</text:p>
      <text:p text:style-name="P4">
Про це <text:a xlink:type="simple" xlink:href="https://t.me/energoatom_ua/12654" text:style-name="Internet_20_link" text:visited-style-name="Visited_20_Internet_20_Link">
повідомляє</text:a>
 Енергоатом.</text:p>
      <text:p text:style-name="P4">
«Ввечері 6 квітня окупанти у масках вдерлися до одного із приміщень тимчасовоокупованої Запорізької АЕС та забрали чотирьох працівників служби фізичногозахисту станції», — йдеться у повідомленні.</text:p>
      <text:p text:style-name="P4">
Працівників вивезли в невідомому напрямку, їхнє місце перебування невідоме.Зазначається, що всі четверо атомників вважалися лояльними до окупаційногокерівництва станції та підписали контракти з фейковою АО «Эксплуатирующаяорганизация Запорожской АЭС».</text:p>
      <text:p text:style-name="P4">
Серед затриманих був заступник начальника служби марк волков, який сприявнезаконній діяльності окупантів на Запорізькій атомній електростанції.</text:p>
      <text:p text:style-name="P4">
«Попри "офіційний" перехід на роботу до окупантів, їхні боси не можутьвіднайти у затриманих паспорти рф: чи то не взяли поки, чи ретельноприховують. Можливо, таким чином вони прагнуть "пройти між крапельками", абипісля деокупації не потрапити до списку колаборантів, і саме це не сподобалосьрашистам», — припускають в Енергоатомі.</text:p>
      <text:p text:style-name="P4">
Водночас ситуація на тимчасово окупованій ЗАЕС стає дедалі напруженішою,російські війська влаштовують перевірки та пошуки, і навіть співпраця зокупантами не рятує від допитів.</text:p>
      <text:p text:style-name="P4">
Source: <text:a xlink:type="simple" xlink:href="https://armyinform.com.ua/2023/04/07/vijskovi-rosarmiyi-vykraly-chotyroh-praczivnykiv-zaporizkoyi-aes/" text:style-name="Internet_20_link" text:visited-style-name="Visited_20_Internet_20_Link">
https://armyinform.com.ua/2023/04/07/vijskovi-rosarmiyi-vykraly-chotyroh-praczivnykiv-zaporizkoyi-aes/</text:a>
</text:p>
      <!--NEWS-->
      <text:h text:style-name="P10" text:outline-level="1">
<text:span text:style-name="T4">
Чорноморська зернова ініціатива: за тиждень українські порти покинуло 17 суден</text:span>
</text:h>
      <text:p text:style-name="P4">
Author: ['АРМІЯINFORM']</text:p>
      <text:p text:style-name="P4">
Time: 2023-04-07T70:00:00-04:00</text:p>
      <text:p text:style-name="P4">
Description: За минулий тиждень у рамках Чорноморської зернової ініціативи 17 суден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udno-prodovolstvo-zernova-ugoda-zerno-.jpeg" text:style-name="Internet_20_link" text:visited-style-name="Visited_20_Internet_20_Link">
sudno-prodovolstvo-zernova-ugoda-zerno-.jpeg</text:a>
']</text:p>
      <text:p text:style-name="P4">
Tags: ['STOPRUSSIA', 'АГРЕСІЯ РФ', 'ВМС ЗС УКРАЇНИ']</text:p>
      <text:p text:style-name="P4">
Category: News</text:p>
      <!--METADATA-->
      <text:p text:style-name="P4">
<draw:frame draw:style-name="fr1" draw:name="Image69" text:anchor-type="as-char" svg:width="6.9236in" svg:height="4.615733in" draw:z-index="0">
<draw:image xlink:href="../Images/AРМІЯINFORM/2023-04-07T70-00-00-04-00/sudno-prodovolstvo-zernova-ugoda-zerno-.jpeg" xlink:type="simple" xlink:show="embed" xlink:actuate="onLoad" draw:mime-type="image/jpeg"/>
</draw:frame>
 Ілюстративне фото</text:p>
      <text:p text:style-name="P4">
За минулий тиждень у рамках Чорноморської зернової ініціативи 17 суденпокинули українські порти, на борту яких було понад пів мільйона тонн зерна таінших продуктів харчування.</text:p>
      <text:p text:style-name="P4">
Про це<text:a xlink:type="simple" xlink:href="https://www.facebook.com/navy.mil.gov.ua/videos/979211993243361/"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27 судна, з них 40 рухалось з протоки Босфор;  * до Чорного моря – 130 судна, з них 3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07/chornomorska-zernova-inicziatyva-za-tyzhden-ukrayinski-porty-pokynulo-17-suden/" text:style-name="Internet_20_link" text:visited-style-name="Visited_20_Internet_20_Link">
https://armyinform.com.ua/2023/04/07/chornomorska-zernova-inicziatyva-za-tyzhden-ukrayinski-porty-pokynulo-17-suden/</text:a>
</text:p>
      <!--NEWS-->
      <text:h text:style-name="P10" text:outline-level="1">
<text:span text:style-name="T4">
Глава держави утворив 19 нових військових адміністрацій у Запорізькій області</text:span>
</text:h>
      <text:p text:style-name="P4">
Author: ['АРМІЯINFORM']</text:p>
      <text:p text:style-name="P4">
Time: 2023-04-07T71:00:00-04:00</text:p>
      <text:p text:style-name="P4">
Description: Президент України Володимир Зеленський утворив у Запорізькій області нові військ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ВІЙСЬКОВІ АДМІНІСТРАЦІЇ', 'УКАЗ ПРЕЗИДЕНТА УКРАЇНИ']</text:p>
      <text:p text:style-name="P4">
Category: News</text:p>
      <!--METADATA-->
      <text:p text:style-name="P4">
<draw:frame draw:style-name="fr1" draw:name="Image70" text:anchor-type="as-char" svg:width="6.9236in" svg:height="4.615733in" draw:z-index="0">
<draw:image xlink:href="../Images/AРМІЯINFORM/2023-04-07T71-00-00-04-00/ukaz.jpg" xlink:type="simple" xlink:show="embed" xlink:actuate="onLoad" draw:mime-type="image/jpeg"/>
</draw:frame>
</text:p>
      <text:p text:style-name="P4">
Президент України Володимир Зеленський утворив у Запорізькій області новівійськові адміністрації.</text:p>
      <text:p text:style-name="P4">
Про це йдеться в <text:a xlink:type="simple" xlink:href="https://www.president.gov.ua/documents/1972023-46317" text:style-name="Internet_20_link" text:visited-style-name="Visited_20_Internet_20_Link">
Указі№197,</text:a>
 опублікованому наОфісі Президента України.</text:p>
      <text:p text:style-name="P4">
Згідно з Указом глава держави утворив:</text:p>
      <text:p text:style-name="P4">
<text:span text:style-name="T4">
У Василівському районі:</text:span>
</text:p>
      <ul>
        <li>
Благовіщенську сільську військову адміністрацію;  * Дніпрорудненську міську військову адміністрацію;  * Енергодарську міську військову адміністрацію;  * Камʼянсько-Дніпровську міську військову адміністрацію Василівського;  * Малобілозерську сільську військову адміністрацію;  * Степногірську селищну військову адміністрацію.</li>
      </ul>
      <text:p text:style-name="P4">
<text:span text:style-name="T4">
У Пологівському районі:</text:span>
</text:p>
      <ul>
        <li>
Камʼянську селищну військову адміністрацію;  * Комиш-Зорянську селищну військову адміністрацію;  * Воскресенську сільську військову адміністрацію;  * Молочанську міську військову адміністрацію;  * Оріхівську міську військову адміністрацію;  * Преображенську сільську військову адміністрацію;  * Розівську селищну військову адміністрацію;  * Смирновську сільську військову адміністрацію.</li>
      </ul>
      <text:p text:style-name="P4">
<text:span text:style-name="T4">
У Мелітопольському районі:</text:span>
</text:p>
      <ul>
        <li>
Новобогданівську сільську військову адміністрацію;  * Плодородненську сільську військову адміністрацію.</li>
      </ul>
      <text:p text:style-name="P4">
<text:span text:style-name="T4">
У Бердянському районі:</text:span>
</text:p>
      <ul>
        <li>
Осипенківську сільську військову адміністрацію;  * Софіївську сільську військову адміністрацію;  * Чернігівську селищну військову адміністрацію.</li>
      </ul>
      <text:p text:style-name="P4">
Президент України доручив Генеральному штабу Збройних Сил України таЗапорізькій ОВА здійснити заходи для утворення військових адміністрацій.</text:p>
      <text:p text:style-name="P4">
Указ набирає чинності з дня його опублікування.</text:p>
      <text:p text:style-name="P4">
Source: <text:a xlink:type="simple" xlink:href="https://armyinform.com.ua/2023/04/07/glava-derzhavy-utvoryv-19-novyh-vijskovyh-administraczij-u-zaporizkij-oblasti/" text:style-name="Internet_20_link" text:visited-style-name="Visited_20_Internet_20_Link">
https://armyinform.com.ua/2023/04/07/glava-derzhavy-utvoryv-19-novyh-vijskovyh-administraczij-u-zaporizkij-oblasti/</text:a>
</text:p>
      <!--NEWS-->
      <text:h text:style-name="P10" text:outline-level="1">
<text:span text:style-name="T4">
Для роботи над обмінами використовується інформація з різних джерел — Координаційний штаб</text:span>
</text:h>
      <text:p text:style-name="P4">
Author: ['АРМІЯINFORM']</text:p>
      <text:p text:style-name="P4">
Time: 2023-04-07T72:00:00-04:00</text:p>
      <text:p text:style-name="P4">
Description: У Координаційному штабі відбулася зустріч з родичами та близькими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jpg" text:style-name="Internet_20_link" text:visited-style-name="Visited_20_Internet_20_Link">
bez-imeni-1.jpg</text:a>
']</text:p>
      <text:p text:style-name="P4">
Tags: ['АГРЕСІЯ РФ', 'ВІЙСЬКОВОПОЛОНЕНІ', 'КООРДИНАЦІЙНИЙ ШТАБ З ПИТАНЬ ПОВОДЖЕННЯ З ВІЙСЬКОВОПОЛОНЕНИМИ', 'ОБМІН ПОЛОНЕНИХ']</text:p>
      <text:p text:style-name="P4">
Category: News</text:p>
      <!--METADATA-->
      <text:p text:style-name="P4">
<draw:frame draw:style-name="fr1" draw:name="Image71" text:anchor-type="as-char" svg:width="6.9236in" svg:height="3.866248in" draw:z-index="0">
<draw:image xlink:href="../Images/AРМІЯINFORM/2023-04-07T72-00-00-04-00/bez-imeni-1.jpg" xlink:type="simple" xlink:show="embed" xlink:actuate="onLoad" draw:mime-type="image/jpeg"/>
</draw:frame>
</text:p>
      <text:p text:style-name="P4">
У Координаційному штабі відбулася зустріч з родичами та близькимивійськовослужбовців окремої механізованої бригади Львівщини. З родинамиполонених і зниклих безвісти оборонців спілкувалися представникиКоординаційного штабу та національної поліції України.</text:p>
      <text:p text:style-name="P4">
Про це <text:a xlink:type="simple" xlink:href="https://t.me/Koord_shtab/794" text:style-name="Internet_20_link" text:visited-style-name="Visited_20_Internet_20_Link">
повідомляє</text:a>
 Координаційний штаб з питаньповодження з військовополоненими.</text:p>
      <text:p text:style-name="P4">
Як зазначив представник Штабу, ні військова частина, ні Координаційний штаб нездійснюють оперативно-розшукових заходів і не мають на це відповіднихповноважень. Проте для роботи над обмінами використовується вся наявнаінформація, отримана з різних джерел.</text:p>
      <text:p text:style-name="P4">
Він додав, що військова частина проводить службове розслідування, з’ясовуючиобставини зникнення військовослужбовця. Варто зазначити, що результатислужбових розслідувань не мають безпосереднього впливу на процеси обміну:важливо, щоб людина була облікована відповідним чином в Національномуінформаційному бюро. Питання обліку особового складу в системі Міністерстваоборони України регулює відповідна інструкція, затверджена наказом міністраоборони №280.</text:p>
      <text:p text:style-name="P4">
Окремо обговорили питання повернення тіл загиблих захисників і захисниць.Представник Штабу повідомив, що цю роботу проводить Офіс Уповноваженого зпитань осіб, зниклих безвісти за особливих обставин. Відповідні групиздійснюють як пошукові заходи на звільнених територіях, так і ведутьперемовини про обмін тілами з представниками країни-агресорки.</text:p>
      <text:p text:style-name="P4">
Інформація про ймовірне місце зникнення військовослужбовця надходить до Офісуз різних джерел, у тому числі від військової частини або родичіввійськовослужбовців.</text:p>
      <text:p text:style-name="P4">
Source: <text:a xlink:type="simple" xlink:href="https://armyinform.com.ua/2023/04/07/dlya-roboty-nad-obminamy-vykorystovuyetsya-informacziya-z-riznyh-dzherel-koordynaczijnyj-shtab/" text:style-name="Internet_20_link" text:visited-style-name="Visited_20_Internet_20_Link">
https://armyinform.com.ua/2023/04/07/dlya-roboty-nad-obminamy-vykorystovuyetsya-informacziya-z-riznyh-dzherel-koordynaczijnyj-shtab/</text:a>
</text:p>
      <!--NEWS-->
      <text:h text:style-name="P10" text:outline-level="1">
<text:span text:style-name="T4">
Вище військово-політичне керівництво держави має кілька варіантів контрнаступу — РНБО</text:span>
</text:h>
      <text:p text:style-name="P4">
Author: ['АРМІЯINFORM']</text:p>
      <text:p text:style-name="P4">
Time: 2023-04-07T73:00:00-04:00</text:p>
      <text:p text:style-name="P4">
Description: Під час засідань Ставки Верховного Головнокомандувача розглядається не один варі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ОЛЕКСІЙ ДАНІЛОВ', 'РНБО']</text:p>
      <text:p text:style-name="P4">
Category: News</text:p>
      <!--METADATA-->
      <text:p text:style-name="P4">
<draw:frame draw:style-name="fr1" draw:name="Image72" text:anchor-type="as-char" svg:width="6.9236in" svg:height="3.894525in" draw:z-index="0">
<draw:image xlink:href="../Images/AРМІЯINFORM/2023-04-07T73-00-00-04-00/zsu.jpg" xlink:type="simple" xlink:show="embed" xlink:actuate="onLoad" draw:mime-type="image/jpeg"/>
</draw:frame>
</text:p>
      <text:p text:style-name="P4">
Під час <text:a xlink:type="simple" xlink:href="https://armyinform.com.ua/2023/04/07/na-stavczi-verhovnogo-golovnokomanduvacha-obgovoryly-jmovirni-diyi-voroga-najblyzhchym-chasom/" text:style-name="Internet_20_link" text:visited-style-name="Visited_20_Internet_20_Link">
засідань</text:a>
Ставки Верховного Головнокомандувача розглядається не один варіант проведенняконтрнаступу ЗСУ.</text:p>
      <text:p text:style-name="P4">
Про це заявив Секретар Ради національної безпеки і оборони України ОлексійДанілов — йдеться у<text:a xlink:type="simple" xlink:href="https://www.rnbo.gov.ua/ua/Diialnist/6250.html" text:style-name="Internet_20_link" text:visited-style-name="Visited_20_Internet_20_Link">
повідомленні</text:a>
 Апарату РНБОУкраїни.</text:p>
      <text:p text:style-name="P4">
«Контрнаступ ЗСУ залежить від багатьох факторів, тому вище військово-політичнекерівництво держави має кілька варіантів розвитку подій. Ми аналізуємо нетільки стан нашої армії, а й ситуацію у супротивника», — зазначив ОлексійДанілов.</text:p>
      <text:p text:style-name="P4">
При цьому Секретар РНБО піддав критиці гучні заяви щодо контрнаступу від незалучених у ці процеси людей.</text:p>
      <text:p text:style-name="P4">
«Лише обмежене коло осіб у державі — до п'яти — знає про плани контрнаступу:терміни, час, місце», — наголосив Секретар РНБО.</text:p>
      <text:p text:style-name="P4">
Олексій Данілов підкреслив, що ЗСУ хочуть мати якомога більше західної зброї,аби знищити якнайбільше терористів.</text:p>
      <text:p text:style-name="P4">
Водночас Секретар РНБО акцентував на підступності ворога, який «так самоготується і нервує від наданої нам міжнародної військової допомоги».</text:p>
      <text:p text:style-name="P4">
«Партнери України розуміють, що ми захищаємо не тільки себе, демократію, а йкордони Європи. Наше спільне завдання — прибрати російську мерзоту», —резюмував Олексій Данілов.</text:p>
      <text:p text:style-name="P4">
Source: <text:a xlink:type="simple" xlink:href="https://armyinform.com.ua/2023/04/07/vyshhe-vijskovo-politychne-kerivnycztvo-derzhavy-maye-kilka-variantiv-kontrnastupu-rnbo/" text:style-name="Internet_20_link" text:visited-style-name="Visited_20_Internet_20_Link">
https://armyinform.com.ua/2023/04/07/vyshhe-vijskovo-politychne-kerivnycztvo-derzhavy-maye-kilka-variantiv-kontrnastupu-rnbo/</text:a>
</text:p>
      <!--NEWS-->
      <text:h text:style-name="P10" text:outline-level="1">
<text:span text:style-name="T4">
Воїни Сил тероборони опановують нові димові гранати</text:span>
</text:h>
      <text:p text:style-name="P4">
Author: ['Руслана Богдан']</text:p>
      <text:p text:style-name="P4">
Time: 2023-04-07T74:00:00-04:00</text:p>
      <text:p text:style-name="P4">
Description: Військовослужбовці бригади тероборони Київщини на одній зі своїх навчальних діля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_foto-3.jpg" text:style-name="Internet_20_link" text:visited-style-name="Visited_20_Internet_20_Link">
golovne_foto-3.jpg</text:a>
', '<text:a xlink:type="simple" xlink:href="https://armyinform.com.ua/wp-content/uploads/2023/04/foto_1-3.jpg" text:style-name="Internet_20_link" text:visited-style-name="Visited_20_Internet_20_Link">
foto_1-3.jpg</text:a>
', '<text:a xlink:type="simple" xlink:href="https://armyinform.com.ua/wp-content/uploads/2023/04/foto_2.jpg" text:style-name="Internet_20_link" text:visited-style-name="Visited_20_Internet_20_Link">
foto_2.jpg</text:a>
', '<text:a xlink:type="simple" xlink:href="https://armyinform.com.ua/wp-content/uploads/2023/04/foto_3-1.jpg" text:style-name="Internet_20_link" text:visited-style-name="Visited_20_Internet_20_Link">
foto_3-1.jpg</text:a>
', '<text:a xlink:type="simple" xlink:href="https://armyinform.com.ua/wp-content/uploads/2023/04/foto_4-1-150x150.jpg" text:style-name="Internet_20_link" text:visited-style-name="Visited_20_Internet_20_Link">
foto_4-1-150x150.jpg</text:a>
', '<text:a xlink:type="simple" xlink:href="https://armyinform.com.ua/wp-content/uploads/2023/04/foto_5-1-150x150.jpg" text:style-name="Internet_20_link" text:visited-style-name="Visited_20_Internet_20_Link">
foto_5-1-150x150.jpg</text:a>
']</text:p>
      <text:p text:style-name="P4">
Tags: ['НАЦІОНАЛЬНИЙ СПРОТИВ', 'ТЕРОБОРОНА']</text:p>
      <text:p text:style-name="P4">
Category: News</text:p>
      <!--METADATA-->
      <text:p text:style-name="P4">
<draw:frame draw:style-name="fr1" draw:name="Image73" text:anchor-type="as-char" svg:width="6.9236in" svg:height="3.894525in" draw:z-index="0">
<draw:image xlink:href="../Images/AРМІЯINFORM/2023-04-07T74-00-00-04-00/golovne_foto-3.jpg" xlink:type="simple" xlink:show="embed" xlink:actuate="onLoad" draw:mime-type="image/jpeg"/>
</draw:frame>
</text:p>
      <text:p text:style-name="P4">
Військовослужбовці бригади тероборони Київщини на одній зі своїх навчальнихділянок випробовують гранати українського виробництва ДГ-1. З такими працюютьуперше, тренують навички перегрупування та відступу в умовах димової завіси.</text:p>
      <text:p text:style-name="P4">
<draw:frame draw:style-name="fr1" draw:name="Image74" text:anchor-type="as-char" svg:width="6.9236in" svg:height="3.894525in" draw:z-index="0">
<draw:image xlink:href="../Images/AРМІЯINFORM/2023-04-07T74-00-00-04-00/foto_1-3.jpg" xlink:type="simple" xlink:show="embed" xlink:actuate="onLoad" draw:mime-type="image/jpeg"/>
</draw:frame>
</text:p>
      <text:p text:style-name="P4">
Димова граната ДГ-1 прийнята на озброєння Збройними Силами України у 2021році.</text:p>
      <text:p text:style-name="P4">
<draw:frame draw:style-name="fr1" draw:name="Image75" text:anchor-type="as-char" svg:width="6.9236in" svg:height="4.615733in" draw:z-index="0">
<draw:image xlink:href="../Images/AРМІЯINFORM/2023-04-07T74-00-00-04-00/foto_2.jpg" xlink:type="simple" xlink:show="embed" xlink:actuate="onLoad" draw:mime-type="image/jpeg"/>
</draw:frame>
</text:p>
      <text:p text:style-name="P4">
Уже на полігоні воїни Сил тероборони ЗСУ дивляться з дрона, чи не видно вдимовій завісі бійців. З повітря — все чисто. «Саме тому, що ці димові гранативідповідають сучасним бойовим реаліям, вони потрібні на фронті», — кажевійськовий із позивним «Продюсер».</text:p>
      <text:p text:style-name="P4">
<draw:frame draw:style-name="fr1" draw:name="Image76" text:anchor-type="as-char" svg:width="6.9236in" svg:height="4.615733in" draw:z-index="0">
<draw:image xlink:href="../Images/AРМІЯINFORM/2023-04-07T74-00-00-04-00/foto_3-1.jpg" xlink:type="simple" xlink:show="embed" xlink:actuate="onLoad" draw:mime-type="image/jpeg"/>
</draw:frame>
— Мивідпрацьовували вихід з позицій під прикриттям диму. Граната показала себедобре. За допомогою цих же гранат можна маскувати техніку, робити розтяжки, іці ж ДГ-1, але з чорним димом, маскують і від тепловізора, — додає «Продюсер».</text:p>
      <text:p text:style-name="P4">
Та найголовніше — збереження особового складу. Саме таку можливість дає цяграната: безпечно відійти, перегрупуватися та приготуватися до бою, евакуюватипоранених. «Новим озброєнням задоволені», — каже військовий.</text:p>
      <text:p text:style-name="P4">
— Ще не тримав у руках натовських димових гранат, а от з радянськими порівнятиможу. По-перше, ДГ-1 просто зручніші. Вони менші, легші, їх просто носити зсобою. Ну і, за характеристиками, звичайно, ці гранати потужніші й сумішгорить усього 3 секунди, а димова завіса тримається дві хвилини. А за цей часможна й росіянам лиха наробити, й перегрупуватися, й відступити у разіпотреби, — наголошує «Продюсер».</text:p>
      <text:p text:style-name="P4">
<text:a xlink:type="simple" xlink:href="https://armyinform.com.ua/wp-content/uploads/2023/04/foto_4-1.jpg" text:style-name="Internet_20_link" text:visited-style-name="Visited_20_Internet_20_Link">
<draw:frame draw:style-name="fr1" draw:name="Image77" text:anchor-type="as-char" svg:width="6.9236in" svg:height="6.9236in" draw:z-index="0">
<draw:image xlink:href="../Images/AРМІЯINFORM/2023-04-07T74-00-00-04-00/foto_4-1-150x150.jpg" xlink:type="simple" xlink:show="embed" xlink:actuate="onLoad" draw:mime-type="image/jpeg"/>
</draw:frame>
</text:a>
</text:p>
      <text:p text:style-name="P4">
<text:a xlink:type="simple" xlink:href="https://armyinform.com.ua/wp-content/uploads/2023/04/foto_5-1.jpg" text:style-name="Internet_20_link" text:visited-style-name="Visited_20_Internet_20_Link">
<draw:frame draw:style-name="fr1" draw:name="Image78" text:anchor-type="as-char" svg:width="6.9236in" svg:height="6.9236in" draw:z-index="0">
<draw:image xlink:href="../Images/AРМІЯINFORM/2023-04-07T74-00-00-04-00/foto_5-1-150x150.jpg" xlink:type="simple" xlink:show="embed" xlink:actuate="onLoad" draw:mime-type="image/jpeg"/>
</draw:frame>
</text:a>
</text:p>
      <text:p text:style-name="P4">
Тож українські військові, зокрема і воїни тероборони Київщини, продовжуютьотримувати нове озброєння, опановувати нові навички, щодня вчитися тавдосконалюватись. У цьому навчанні вони враховують бойовий досвід та знаннянаших іноземних партнерів, відходячи від «радянського спадку».</text:p>
      <text:p text:style-name="P4">
<text:span text:style-name="T5">
Фото: Віктор Дехтяр</text:span>
</text:p>
      <text:p text:style-name="P4">
Source: <text:a xlink:type="simple" xlink:href="https://armyinform.com.ua/2023/04/07/voyiny-syl-teroborony-opanovuyut-novi-dymovi-granaty/" text:style-name="Internet_20_link" text:visited-style-name="Visited_20_Internet_20_Link">
https://armyinform.com.ua/2023/04/07/voyiny-syl-teroborony-opanovuyut-novi-dymovi-granaty/</text:a>
</text:p>
      <!--NEWS-->
      <text:h text:style-name="P10" text:outline-level="1">
<text:span text:style-name="T4">
Уряд визначив умови та порядок виплати грошової допомоги у разі загибелі або інвалідності волонтерів</text:span>
</text:h>
      <text:p text:style-name="P4">
Author: ['АРМІЯINFORM']</text:p>
      <text:p text:style-name="P4">
Time: 2023-04-07T75:00:00-04:00</text:p>
      <text:p text:style-name="P4">
Description: Кабінет Міністрів України вніс зміни до порядку та умов виплати одноразової грош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c30e7cf91e8259aaba2beccf8457ab7.jpeg" text:style-name="Internet_20_link" text:visited-style-name="Visited_20_Internet_20_Link">
fc30e7cf91e8259aaba2beccf8457ab7.jpeg</text:a>
']</text:p>
      <text:p text:style-name="P4">
Tags: ['ГРОШОВА ДОПОМОГА ВОЛОНТЕРАМ', 'УРЯД']</text:p>
      <text:p text:style-name="P4">
Category: News</text:p>
      <!--METADATA-->
      <text:p text:style-name="P4">
<draw:frame draw:style-name="fr1" draw:name="Image79" text:anchor-type="as-char" svg:width="6.9236in" svg:height="4.58011in" draw:z-index="0">
<draw:image xlink:href="../Images/AРМІЯINFORM/2023-04-07T75-00-00-04-00/fc30e7cf91e8259aaba2beccf8457ab7.jpeg" xlink:type="simple" xlink:show="embed" xlink:actuate="onLoad" draw:mime-type="image/jpeg"/>
</draw:frame>
</text:p>
      <text:p text:style-name="P4">
Кабінет Міністрів України вніс зміни до порядку та умов виплати одноразовоїгрошової допомоги у разі загибелі (смерті) або інвалідності волонтеравнаслідок війни, та членам їхніх родин.</text:p>
      <text:p text:style-name="P4">
Про це <text:a xlink:type="simple" xlink:href="https://www.kmu.gov.ua/news/uriad-vyznachyv-umovy-ta-poriadok-vyplaty-hroshovoi-dopomohy-u-razi-zahybeli-abo-invalidnosti-volonteriv" text:style-name="Internet_20_link" text:visited-style-name="Visited_20_Internet_20_Link">
повідомляє</text:a>
 Урядовий портал.</text:p>
      <text:p text:style-name="P4">
Відтепер одноразова грошова допомога буде також призначатися та виплачуватисяволонтерам, які надавали волонтерську допомогу Збройним Силам України чи іншимсиловим структурам під час заходів із забезпечення оборони України, захистубезпеки населення та інтересів держави у зв’язку з військовою агресією рфпроти України і стали особами з інвалідністю внаслідок поранення (контузії,травми або каліцтва) під час надання такої допомоги, та членам сімей загиблихз числа таких волонтерів.</text:p>
      <text:p text:style-name="P4">
Відповідні зміни за ініціативи Міністерства у справах ветеранів України Урядвніс до постанови № 604 від 19 серпня 2015 р.</text:p>
      <text:p text:style-name="P4">
Ухваленими змінами також уточнено перелік документів, які необхідно податинабувачам одноразової грошової допомоги, що дозволить скоротити терміни їхрозгляду.</text:p>
      <text:p text:style-name="P4">
Рішення про призначення одноразової грошової допомоги таким особам будеприйматися утвореною Мінветеранів міжвідомчою комісією відповідно до ЗаконуУкраїни «Про статус ветеранів війни, гарантії їх соціального захисту». Виплатабуде проводитися за рахунок коштів резервного фонду держбюджету.</text:p>
      <text:p text:style-name="P4">
Для призначення одноразової грошової допомоги необхідно звернутися довищезазначеної комісії із заявою та подати необхідний перелік документів.</text:p>
      <text:p text:style-name="P4">
«Сьогодні Уряд ухвалив важливе та потрібне рішення щодо забезпеченнясоціальних гарантій людям, які з перших днів російської збройної агресії протиУкраїни надають безцінну підтримку нашим військовим. Вони завжди поруч, аджеволонтери і військові — це міцний зв’язок, у нашій єдності — сила танезламність української нації. Разом працюємо на перемогу!» — наголосилаМіністр у справах ветеранів України Юлія Лапутіна.</text:p>
      <text:p text:style-name="P4">
Ухваленню цієї постанови передувала ґрунтовна спільна робота Мінветеранів,Офісу реформ КМУ, Мінсоцполітики, Мінфіну, Мінекономіки та УповноваженогоВерховної Ради України з прав людини. Комплексна робота щодо удосконаленнязаконодавства у цій сфері продовжується.</text:p>
      <text:p text:style-name="P4">
Source: <text:a xlink:type="simple" xlink:href="https://armyinform.com.ua/2023/04/07/uryad-vyznachyv-umovy-ta-poryadok-vyplaty-groshovoyi-dopomogy-u-razi-zagybeli-abo-invalidnosti-volonteriv/" text:style-name="Internet_20_link" text:visited-style-name="Visited_20_Internet_20_Link">
https://armyinform.com.ua/2023/04/07/uryad-vyznachyv-umovy-ta-poryadok-vyplaty-groshovoyi-dopomogy-u-razi-zagybeli-abo-invalidnosti-volonteriv/</text:a>
</text:p>
      <!--NEWS-->
      <text:h text:style-name="P10" text:outline-level="1">
<text:span text:style-name="T4">
Колишньому львівському священнику, що виправдовує збройну агресію рф, повідомлено про підозру</text:span>
</text:h>
      <text:p text:style-name="P4">
Author: ['АРМІЯINFORM']</text:p>
      <text:p text:style-name="P4">
Time: 2023-04-07T76:00:00-04:00</text:p>
      <text:p text:style-name="P4">
Description: За процесуального керівництва Київської міської прокуратури уродженцю м. Львів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6-34-14.jpg" text:style-name="Internet_20_link" text:visited-style-name="Visited_20_Internet_20_Link">
photo_2023-04-07_16-34-14.jpg</text:a>
']</text:p>
      <text:p text:style-name="P4">
Tags: ['STOPRUSSIA', 'АГРЕСІЯ РФ', 'ОФІС ГЕНЕРАЛЬНОГО ПРОКУРОРА УКРАЇНИ']</text:p>
      <text:p text:style-name="P4">
Category: News</text:p>
      <!--METADATA-->
      <text:p text:style-name="P4">
<draw:frame draw:style-name="fr1" draw:name="Image80" text:anchor-type="as-char" svg:width="6.9236in" svg:height="4.32725in" draw:z-index="0">
<draw:image xlink:href="../Images/AРМІЯINFORM/2023-04-07T76-00-00-04-00/photo_2023-04-07_16-34-14.jpg" xlink:type="simple" xlink:show="embed" xlink:actuate="onLoad" draw:mime-type="image/jpeg"/>
</draw:frame>
</text:p>
      <text:p text:style-name="P4">
За процесуального керівництва Київської міської прокуратури уродженцю м. Львівзаочно повідомлено про підозру у публічних закликах до агресивної війни протиУкраїни та виправдовуванні, визнанні правомірною і запереченні збройноїагресії рф проти України.</text:p>
      <text:p text:style-name="P4">
Раніше підозрюваний протягом 12 років служив у соборі УПЦ МП в м. Львів. З2005 року проживав у м. Києві, а у 2014 році втік до москви.</text:p>
      <text:p text:style-name="P4">
За даними слідства, після початку повномасштабного вторгнення рф в Українупідозрюваний, використовуючи власний акаунт у соцмережах, поширював длянеобмеженого кола користувачів повідомлення та відеозаписи. Він виправдовувавзбройну агресію рф проти України та публічно закликав до агресивної війни.</text:p>
      <text:p text:style-name="P4">
У своїх постах та відеоматеріалах підозрюваний підтримував та популяризувавдії країни-окупанта у зв’язку із повномасштабним вторгненням в Україну,глорифікував військових рф, поширював російські наративи про секретнібіолабораторії в Україні та «укронацистів», стверджував, що «українці самі увсьому винні».</text:p>
      <text:p text:style-name="P4">
Священник намагався переконати, що Росія не починала війну, а навпаки –завершує її та перекладав вину за її початок на «Майдан» та українців.</text:p>
      <text:p text:style-name="P4">
Також чоловік висловлював подяку військовим рф за виконання в Україні «брудноїкривавої роботи».</text:p>
      <text:p text:style-name="P4">
Висновками судових лінгвістичних експертиз підтверджено, що текстиопублікованих матеріалів мають пропагандистський характер та спрямовані навиправдання, визнання правомірною збройної агресії рф проти України та містятьпублічні заклики до агресивної війни проти України.</text:p>
      <text:p text:style-name="P4">
Досудове розслідування здійснюється слідчими ГУ СБУ в м. Києві та Київськійобласті.</text:p>
      <text:p text:style-name="P4">
<text:span text:style-name="T5">
Джерело:<text:a xlink:type="simple" xlink:href="https://gp.gov.ua/ua/posts/dyakuvav-okupantam-za-brudnu-krivavu-robotu-v-ukrayini-prorosiiskomu-blogeru-svyashhenniku-povidomleno-pro-pidozru" text:style-name="Internet_20_link" text:visited-style-name="Visited_20_Internet_20_Link">
Офіс Генерального прокурора</text:a>
</text:span>
</text:p>
      <text:p text:style-name="P4">
Source: <text:a xlink:type="simple" xlink:href="https://armyinform.com.ua/2023/04/07/kolyshnomu-lvivskomu-svyashhennyku-shho-vypravdovuye-zbrojnu-agresiyu-rf-povidomleno-pro-pidozru/" text:style-name="Internet_20_link" text:visited-style-name="Visited_20_Internet_20_Link">
https://armyinform.com.ua/2023/04/07/kolyshnomu-lvivskomu-svyashhennyku-shho-vypravdovuye-zbrojnu-agresiyu-rf-povidomleno-pro-pidozru/</text:a>
</text:p>
      <!--NEWS-->
      <text:h text:style-name="P10" text:outline-level="1">
<text:span text:style-name="T4">
Як російські ІПСО намагаються дискредитувати мобілізацію в Україні: спростовуємо фейки</text:span>
</text:h>
      <text:p text:style-name="P4">
Author: ['Володимир Поліщук']</text:p>
      <text:p text:style-name="P4">
Time: 2023-04-07T77:00:00-04:00</text:p>
      <text:p text:style-name="P4">
Description: Коментуючи в рубриці dovidra.info на ютуб-каналі Центру стратегічних комунік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foto-povistka.jpg" text:style-name="Internet_20_link" text:visited-style-name="Visited_20_Internet_20_Link">
golovne-foto-povistka.jpg</text:a>
', '<text:a xlink:type="simple" xlink:href="https://armyinform.com.ua/wp-content/uploads/2023/04/cherga-u-vijskomat.jpg" text:style-name="Internet_20_link" text:visited-style-name="Visited_20_Internet_20_Link">
cherga-u-vijskomat.jpg</text:a>
', '<text:a xlink:type="simple" xlink:href="https://armyinform.com.ua/wp-content/uploads/2023/04/rosiya-tikaye-vid-mobilizacziyi.jpeg" text:style-name="Internet_20_link" text:visited-style-name="Visited_20_Internet_20_Link">
rosiya-tikaye-vid-mobilizacziyi.jpeg</text:a>
', '<text:a xlink:type="simple" xlink:href="https://armyinform.com.ua/wp-content/uploads/2023/04/bali-rosiyany.jpg" text:style-name="Internet_20_link" text:visited-style-name="Visited_20_Internet_20_Link">
bali-rosiyany.jpg</text:a>
', '<text:a xlink:type="simple" xlink:href="https://armyinform.com.ua/wp-content/uploads/2023/04/povistka-vsu.jpg" text:style-name="Internet_20_link" text:visited-style-name="Visited_20_Internet_20_Link">
povistka-vsu.jpg</text:a>
']</text:p>
      <text:p text:style-name="P4">
Tags: ['STOPRUSSIA', 'АГРЕСІЯ РФ', 'ВТОРГНЕННЯ РФ', 'РОСІЙСЬКІ ФЕЙКИ', 'ФЕЙКИ РФ']</text:p>
      <text:p text:style-name="P4">
Category: News</text:p>
      <!--METADATA-->
      <text:p text:style-name="P4">
<draw:frame draw:style-name="fr1" draw:name="Image81" text:anchor-type="as-char" svg:width="6.9236in" svg:height="3.956343in" draw:z-index="0">
<draw:image xlink:href="../Images/AРМІЯINFORM/2023-04-07T77-00-00-04-00/golovne-foto-povistka.jpg" xlink:type="simple" xlink:show="embed" xlink:actuate="onLoad" draw:mime-type="image/jpeg"/>
</draw:frame>
</text:p>
      <text:p text:style-name="P4">
Коментуючи в рубриці<text:a xlink:type="simple" xlink:href="https://www.youtube.com/watch" text:style-name="Internet_20_link" text:visited-style-name="Visited_20_Internet_20_Link">
dovidra.info</text:a>
 на ютуб-каналіЦентру стратегічних комунікацій та інформаційної безпеки ключові принципиінформування під час війни, заступник Міністра оборони України Ганна Малярзауважила, що серед ворожих інформаційно-психологічних операцій (ІПСО) однієюз найпомітніших нині є спроба дискредитації мобілізаційної кампанії, що триваєу нас з 24 лютого минулого року.</text:p>
      <text:p text:style-name="P4">
— Сьогодні найбільш активно люди отримують інформацію, безумовно, ізсоціальних мереж, тому інформаційні кампанії спрямовуються саме туди,переважно це Telegram, куди в коментарі вони заходять цілими ботофермами. Тожпотрібно дати собі відповідь на запитання: на досягнення якої мети спрямованаця інформація, — каже Ганна Маляр. — Зазвичай, якщо ви розумієте, що вонадемотивує наші Збройні Сили або в цілому наше суспільство, — великаймовірність, що цю інформацію запускають росіяни.</text:p>
      <text:p text:style-name="P4">
Утім, заступник Міністра зазначає, що часто-густо й самі українці сприяютьворожим пропагандистам у поширенні повідомлень, спрямованих проти нашоїкраїни: <text:span text:style-name="T5">
«Часто так трапляється, що через необізнаність і нерозуміння цихпроцесів ці кампанії можуть підтримувати люди, які є щирими патріотами, але їмздається, що вони щось зараз дуже важливе скажуть».</text:span>
</text:p>
      <text:p text:style-name="P4">
І дійсно, час від часу у всесвітній мережі ми натрапляємо на ролики, у якихкритикують вручення повісток на вулиці, або читаємо поради деяких експертіввід юриспруденції, як потенційним призовникам уникнути їх отримання.</text:p>
      <text:p text:style-name="P4">
Тож розберімося, які повідомлення щодо мобілізаційної кампанії під часактивної фази російсько-української війни гуляють інтернетом, які з них єправдивими, а які мають усі ознаки фальсифікації або перекручувань. Такожцікаво, як у самій росії проходить мобілізація та чи насправді всі, хто такпідтримують свого ватажка, мріють захищати його хибні ідеї зі зброєю в руках.</text:p>
      <text:h text:style-name="P12" text:outline-level="3">
<text:span text:style-name="T4">
<text:span text:style-name="T4">
Незначний відсоток ухилянтів жодним чином не впливає на мобілізаційнукампанію в нашій країні</text:span>
</text:span>
</text:h>
      <text:p text:style-name="P4">
«Українці тікають від нової хвилі мобілізації» — цей фейк поширюютьпропагандистські ЗМІ російської федерації, бажаючи переконати своїх читачів,що мобілізаційні заходи в Україні викликають супротив суспільства. Зокремаінформаційне агентство URA.ru <text:a xlink:type="simple" xlink:href="https://ura.news/news/1052620192" text:style-name="Internet_20_link" text:visited-style-name="Visited_20_Internet_20_Link">
пише</text:a>
:<text:span text:style-name="T5">
«Поява в українських містах оголошень про чергову хвилю призову до ЗбройнихСил України говорить про посилення мобілізаційних планів. Жителі країнивідповіли масовим переходом на роботу без офіційного працевлаштування, а середтих, хто виїхав за кордон, ця інформація викликала серйозні хвилювання».</text:span>
</text:p>
      <text:p text:style-name="P4">
<draw:frame draw:style-name="fr1" draw:name="Image82" text:anchor-type="as-char" svg:width="6.9236in" svg:height="3.894525in" draw:z-index="0">
<draw:image xlink:href="../Images/AРМІЯINFORM/2023-04-07T77-00-00-04-00/cherga-u-vijskomat.jpg" xlink:type="simple" xlink:show="embed" xlink:actuate="onLoad" draw:mime-type="image/jpeg"/>
</draw:frame>
Тернопіль, Україна, черга до ТЦК та СП</text:p>
      <text:p text:style-name="P4">
Спростувати це твердження можна статистикою, яку нещодавно<text:a xlink:type="simple" xlink:href="https://armyinform.com.ua/2023/04/06/ponad-20-tysyach-dobrovolcziv-podaly-zayavky-na-vstup-do-gvardiyi-nastupu/" text:style-name="Internet_20_link" text:visited-style-name="Visited_20_Internet_20_Link">
оприлюдни</text:a>
в у Military MediaCenter заступник директора Департаменту планування застосування Головногоуправління Національної гвардії України полковником Микола Уршалович. За йогоінформацією, станом на 6 квітня лише до бригад НГУ в рамках формуванняпідрозділів «Гвардії наступу» надійшло 20 204 заявки від добровольців. Якщовзяти до уваги статистику цієї кампанії у Державній прикордонній службі таНаціональній поліції України загалом, стати до зброї мріють понад 35 тис.кандидатів.</text:p>
      <text:p text:style-name="P4">
Звичайно, що серед громадян є й такі, котрі уникають призову, намагаютьсяпокинути Батьківщину, втім, незначний відсоток таких ухилянтів жодним чином невпливає на мобілізаційну кампанію в нашій країні.</text:p>
      <text:p text:style-name="P4">
<draw:frame draw:style-name="fr1" draw:name="Image83" text:anchor-type="as-char" svg:width="6.9236in" svg:height="4.330592in" draw:z-index="0">
<draw:image xlink:href="../Images/AРМІЯINFORM/2023-04-07T77-00-00-04-00/rosiya-tikaye-vid-mobilizacziyi.jpeg" xlink:type="simple" xlink:show="embed" xlink:actuate="onLoad" draw:mime-type="image/jpeg"/>
</draw:frame>
У росії оголошено часткову мобілізацію — черга ухилянтів накордоні з Грузією</text:p>
      <text:p text:style-name="P4">
Водночас офіційні інформаційні ресурси росії воліють заплющувати очі нанезаконну мобілізацію в окупованих у Криму та на Донбасі, у тимчасовозахоплених районах Запорізької та Херсонської областей. Воліють не розповідатипро сотні тисяч російських чоловіків, котрі, тікаючи від призову, опинилися вКазахстані, Грузії, Туреччині, Киргизстані, Фінляндії, Вірменії та іншихкраїнах.</text:p>
      <text:p text:style-name="P4">
<draw:frame draw:style-name="fr1" draw:name="Image84" text:anchor-type="as-char" svg:width="6.9236in" svg:height="3.507957in" draw:z-index="0">
<draw:image xlink:href="../Images/AРМІЯINFORM/2023-04-07T77-00-00-04-00/bali-rosiyany.jpg" xlink:type="simple" xlink:show="embed" xlink:actuate="onLoad" draw:mime-type="image/jpeg"/>
</draw:frame>
УБалі констатують збільшення правопорушень, вчинених росіянами. Фото:balimanual</text:p>
      <text:p text:style-name="P4">
А влада індонезійського острова Балі, куди з початку широкомасштабногоросійського вторгнення в Україну виїхало 58 тис. громадян росії, констатуєрізке погіршення криміногенної ситуації й намагається обмежити видачу віз длягромадян рф. Про це <text:a xlink:type="simple" xlink:href="https://edition.cnn.com/europe/live-news/russia-ukraine-war-news-03-19-23/h_1e417f93630dbcc9a4de2e711383e62c" text:style-name="Internet_20_link" text:visited-style-name="Visited_20_Internet_20_Link">
повідомляє</text:a>
 CNN.</text:p>
      <text:p text:style-name="P4">
Загалом, за <text:a xlink:type="simple" xlink:href="https://www.forbes.ru/society/478827-rossiu-posle-21-sentabra-pokinuli-okolo-700-000-grazdan" text:style-name="Internet_20_link" text:visited-style-name="Visited_20_Internet_20_Link">
оцінкою</text:a>
 сайту forbes.ru, з початкумобілізації — після 21 вересня минулого року, коли путін підписав указ «Пропроголошення часткової мобілізації в російській федерації», межі своєї цієїдержави покинуло майже 1 млн осіб.</text:p>
      <text:h text:style-name="P12" text:outline-level="3">
<text:span text:style-name="T4">
<text:span text:style-name="T4">
З поодиноких конфліктів на вулицях аж ніяк не випливає твердження, що «вУкраїні триває насильницька мобілізація»</text:span>
</text:span>
</text:h>
      <text:p text:style-name="P4">
Сайт газети «Известия» <text:a xlink:type="simple" xlink:href="https://iz.ru/1474319/2023-02-22/v-kieve-priznali-narushenie-prav-ukraintcev-pri-vruchenii-povestok" text:style-name="Internet_20_link" text:visited-style-name="Visited_20_Internet_20_Link">
поширив</text:a>
 відео, на якомузафіксована спроба людей у камуфляжі насильно доставити до ТЦК і СПвипадкового перехожого. Він відзнятий нашими ж громадянами і щонайкращепідтверджує<text:a xlink:type="simple" xlink:href="https://www.facebook.com/ganna.maliar/posts/pfbid0225NtFbiBfG1GCiNmwEodB9Fj95wPffEjGAN5TxA93XxBXZYYZmY6rMF2vRaVYPzXl" text:style-name="Internet_20_link" text:visited-style-name="Visited_20_Internet_20_Link">
слова</text:a>
Ганни Маляр щодо методів роботи рашистських «бійців невидимого фронту»: <text:span text:style-name="T5">
«Ми йдо великого вторгнення щовесни та щоосені фіксували інформаційні кампанії рфщодо теми повістки та призову. Технологія завжди була одна. Розкрутити якусьісторію, де повістку виписали інваліду, померлому або ветерану Другої світової… Зараз ворог трохи ускладнив свою технологію й додає історії про дивовижнімісця вручення повісток та хвилі мобілізації. Мета очевидна — дискредитувати йзірвати роботу ТЦК та СП»</text:span>
.</text:p>
      <text:p text:style-name="P4">
Тож російська щоденна газета пише: «14 лютого в Одесі співробітникивійськкомату жорстко затримали чоловіка посеред людної вулиці. На відеокадрах,знятих очевидцями, видно, як повалений на асфальт чоловік щосили намагаєтьсячинити опір, але люди в камуфляжній формі хапають його за руки та ноги з метоюзатягнути у фургон».</text:p>
      <text:p text:style-name="P4">
Оперативне командування «Південь» засудило некоректну поведінкувійськовослужбовців і на своїй офіційній сторінці у Facebook<text:a xlink:type="simple" xlink:href="https://www.facebook.com/OperationalCommandSouth/posts/pfbid0fbueJ9QFtB3b2CpxKAJ4aiwKCnB9vBaLJKbc6SocdhJidDtXdEzJQxiPoUWYZ7EEl" text:style-name="Internet_20_link" text:visited-style-name="Visited_20_Internet_20_Link">
повідомило</text:a>
,що «за фактом конфліктної ситуації, що сталася 14 лютого 2023 року під часроботи групи військовослужбовців одного з ТЦК та СП з оповіщення громадян, якіпідлягають мобілізації, в громадському місці, Військовою службою правопорядкупроводиться службове розслідування».</text:p>
      <text:p text:style-name="P4">
Погодьтеся, що з таких поодиноких конфліктів на вулицях аж ніяк не випливаєтвердження, що «в Україні триває насильницька мобілізація».</text:p>
      <text:p text:style-name="P4">
<draw:frame draw:style-name="fr1" draw:name="Image85" text:anchor-type="as-char" svg:width="6.9236in" svg:height="3.894525in" draw:z-index="0">
<draw:image xlink:href="../Images/AРМІЯINFORM/2023-04-07T77-00-00-04-00/povistka-vsu.jpg" xlink:type="simple" xlink:show="embed" xlink:actuate="onLoad" draw:mime-type="image/jpeg"/>
</draw:frame>
</text:p>
      <text:h text:style-name="P12" text:outline-level="3">
<text:span text:style-name="T4">
<text:span text:style-name="T4">
Повістку можуть вручити в будь-якому місці, де це не забороненозаконодавством, зокрема в громадських місцях</text:span>
</text:span>
</text:h>
      <text:p text:style-name="P4">
<text:span text:style-name="T5">
«На початку січня по всій Україні активізувалися „мобілізаційні команди“,наділені правом виписувати чоловікам повістки в будь-якому місці і будь-якийчас, а в разі опору — примусово доставляти до територіальних центрівкомплектування … Пізніше командування пояснило такий підхід малою ефективністюроздачі повісток за домашніми адресами. Причиною масових облав, якстверджували військові, стало небажання людей відчиняти двері представникамармії»,</text:span>
 — <text:a xlink:type="simple" xlink:href="https://lenta.ru/articles/2023/03/17/uk_lonist/" text:style-name="Internet_20_link" text:visited-style-name="Visited_20_Internet_20_Link">
стверджує</text:a>
 одне зпровідних пропагандистських російських новинних інтернет-видань Lenta.ru.</text:p>
      <text:p text:style-name="P4">
Утім, воно не інформує своїх читачів, що згідно з законодавством Українивручати повістки можна не лише за місцями реєстрації або проживаннявійськовозобов’язаних і аж ніяк не помічає випадків, коли на російськихчоловіків призовного віку буквально влаштовуються<text:a xlink:type="simple" xlink:href="https://www.youtube.com/watch" text:style-name="Internet_20_link" text:visited-style-name="Visited_20_Internet_20_Link">
облави</text:a>
.</text:p>
      <text:p text:style-name="P4">
Що ж до України, то АрміяInform<text:a xlink:type="simple" xlink:href="https://armyinform.com.ua/2023/03/17/pro-vruchennya-povistok-na-vulyczyah-pravo-na-vidstrochku-ta-pokarannya-za-dezertyrstvo/" text:style-name="Internet_20_link" text:visited-style-name="Visited_20_Internet_20_Link">
публікувала</text:a>
коментар начальника сектору комплектування Київського міського ТЦК та СПполковника Олександра Коновалова, який чітко відповів на запитання, депризовник може отримати цей документ про виклик до територіального центрукомплектування: <text:span text:style-name="T5">
«З приводу вручення повісток на вулицях. Чинне законодавствочітко не визначає, де саме це має відбуватися. А тому вручення можна робити замісцем проживання військовозобов’язаного, на вулиці, блокпостах … Повісткуможуть вручити в будь-якому місці, де це не заборонено законодавством, зокремав громадських місцях».</text:span>
</text:p>
      <text:p text:style-name="P4">
Військовий юрист Ігор Сєров зазначив АрміяInform, що є чітко визначенийперелік посадовців, які можуть це зробити: «Вручати повістку призовникам,військовозобов’язаним та резервістам, крім працівників ТЦК та СП, можутькерівники держорганів, органів місцевого самоврядування, керівникипідприємств, установ, організацій, ОСББ, ЖЕКів. Але вони повинні мати при собівідповідне розпорядження територіального центру комплектування тасоцпідтримки».</text:p>
      <text:p text:style-name="P4">
У разі коли громадянин вважає, що вручення повістки відбувається з якимисьпорушеннями, наприклад у ній вказані не всі особисті дані або вона заповнена зпомилками, можна відмовитися від її підписання. Тоді у присутності свідківбуде складений акт про відмову від отримання. У центрі комплектуваннявиправлять ці помилки. Також у людини є право звернутися по допомогу до юристаабо безпосередньо до ТЦК та СП.</text:p>
      <text:p text:style-name="P4">
Та не слід забувати, що у нас є не лише права, а й обов’язки. Згідно зі<text:a xlink:type="simple" xlink:href="https://www.president.gov.ua/ua/documents/constitution/konstituciya-ukrayini-rozdil-ii" text:style-name="Internet_20_link" text:visited-style-name="Visited_20_Internet_20_Link">
статтею65</text:a>
Конституції України «захист Вітчизни, незалежності татериторіальної цілісності України, шанування її державних символів єобов’язком громадян України. Громадяни відбувають військову службу відповіднодо закону».</text:p>
      <text:p text:style-name="P4">
Заступник Міністра оборони Ганна Маляр на своїй сторінці у Facebook<text:a xlink:type="simple" xlink:href="https://www.facebook.com/ganna.maliar/posts/pfbid035vpbSGe1WaVNwQrpypj2eLb24GSv4BMpooCnvYZohAcs1bq2gdvWJbcEZ6eZd9pbl" text:style-name="Internet_20_link" text:visited-style-name="Visited_20_Internet_20_Link">
зазначила</text:a>
,що «після широкомасштабного вторгнення цими ІПСО важко на щось чи на когосьвплинути. Бо перелякати повістками після всього, що ми пройшли за цей рік, —важко».</text:p>
      <text:p text:style-name="P4">
Source: <text:a xlink:type="simple" xlink:href="https://armyinform.com.ua/2023/04/07/yak-rosijski-ipso-namagayutsya-dyskredytuvaty-mobilizacziyu-v-ukrayini-sprostovuyemo-fejky/" text:style-name="Internet_20_link" text:visited-style-name="Visited_20_Internet_20_Link">
https://armyinform.com.ua/2023/04/07/yak-rosijski-ipso-namagayutsya-dyskredytuvaty-mobilizacziyu-v-ukrayini-sprostovuyemo-fejky/</text:a>
</text:p>
      <!--NEWS-->
      <text:h text:style-name="P10" text:outline-level="1">
<text:span text:style-name="T4">
Очікування контрнаступу Сил безпеки та оборони підриває моральний дух російських окупантів — ГУР МОУ</text:span>
</text:h>
      <text:p text:style-name="P4">
Author: ['АРМІЯINFORM']</text:p>
      <text:p text:style-name="P4">
Time: 2023-04-07T78:00:00-04:00</text:p>
      <text:p text:style-name="P4">
Description: ГУР МО України підтверджує різке зростання кількості російських загарбників, які прагн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riginal.jpg" text:style-name="Internet_20_link" text:visited-style-name="Visited_20_Internet_20_Link">
original.jpg</text:a>
']</text:p>
      <text:p text:style-name="P4">
Tags: ['STOPRUSSIA', 'АГРЕСІЯ РФ', 'ГУР МО УКРАЇНИ', 'ДУТА ВЕЛИЧ РОСАРМІЇ']</text:p>
      <text:p text:style-name="P4">
Category: News</text:p>
      <!--METADATA-->
      <text:p text:style-name="P4">
<draw:frame draw:style-name="fr1" draw:name="Image86" text:anchor-type="as-char" svg:width="6.9236in" svg:height="4.609139in" draw:z-index="0">
<draw:image xlink:href="../Images/AРМІЯINFORM/2023-04-07T78-00-00-04-00/original.jpg" xlink:type="simple" xlink:show="embed" xlink:actuate="onLoad" draw:mime-type="image/jpeg"/>
</draw:frame>
Ілюстративне фото</text:p>
      <text:p text:style-name="P4">
ГУР МО України підтверджує різке зростання кількості російських загарбників,які прагнуть здатись в полон, аби зберегти життя.</text:p>
      <text:p text:style-name="P4">
У межах українського державного проекту «Хочу жить» у березні 2023 рокузафіксували понад 3000 звернень. Це вдвічі більше за попередні щомісячніпоказники, повідомив речник програми для здачі російських військових у полонВіталій Матвієнко.</text:p>
      <text:p text:style-name="P4">
Воєнна розвідка України також констатує активізацію здачі окупантів у полонбезпосередньо на полі бою.</text:p>
      <text:p text:style-name="P4">
Українська контрнаступальна операція на землі ще не розпочалась, але ефект віднеї вже дає результат. Вибір російського солдата під час війни геть простий:або смерть, або полон. Утім низка раптових, несподіваних, блискавичних подійздатна все змінити.</text:p>
      <text:p text:style-name="P4">
ГУР МО України нагадує про регулярне різноманітне харчування у таборах длявійськовополонених та інші переваги Женевських конвенцій, але водночас ― прозвуження вікна можливостей.</text:p>
      <text:p text:style-name="P4">
Слава Україні!</text:p>
      <text:p text:style-name="P4">
<text:span text:style-name="T5">
Джерело:<text:a xlink:type="simple" xlink:href="https://gur.gov.ua/content/ochikuvannia-kontrnastupu-syl-bezpeky-ta-oborony-ukrainy-pohlybliuie-eroziiu-moralno-psykholohichnoho-stanu-v-riadakh-rosiiskykh-okupantiv.html" text:style-name="Internet_20_link" text:visited-style-name="Visited_20_Internet_20_Link">
ГУР МОУ</text:a>
</text:span>
</text:p>
      <text:p text:style-name="P4">
Source: <text:a xlink:type="simple" xlink:href="https://armyinform.com.ua/2023/04/07/ochikuvannya-kontrnastupu-syl-bezpeky-ta-oborony-pidryvaye-moralnyj-duh-rosijskyh-okupantiv/" text:style-name="Internet_20_link" text:visited-style-name="Visited_20_Internet_20_Link">
https://armyinform.com.ua/2023/04/07/ochikuvannya-kontrnastupu-syl-bezpeky-ta-oborony-pidryvaye-moralnyj-duh-rosijskyh-okupantiv/</text:a>
</text:p>
      <!--NEWS-->
      <text:h text:style-name="P10" text:outline-level="1">
<text:span text:style-name="T4">
У Києві презентували книгу «Абетка війни»: про емоції, пережиті на війні</text:span>
</text:h>
      <text:p text:style-name="P4">
Author: ['Володимир Загребельний']</text:p>
      <text:p text:style-name="P4">
Time: 2023-04-07T79:00:00-04:00</text:p>
      <text:p text:style-name="P4">
Description: У приміщенні книгарні «Старий Лев» у центрі столиці України відбулася презентація кни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betka-vijny-golovna.jpg" text:style-name="Internet_20_link" text:visited-style-name="Visited_20_Internet_20_Link">
abetka-vijny-golovna.jpg</text:a>
', '<text:a xlink:type="simple" xlink:href="https://armyinform.com.ua/wp-content/uploads/2023/04/abetka-vijny-01-150x150.jpg" text:style-name="Internet_20_link" text:visited-style-name="Visited_20_Internet_20_Link">
abetka-vijny-01-150x150.jpg</text:a>
', '<text:a xlink:type="simple" xlink:href="https://armyinform.com.ua/wp-content/uploads/2023/04/abetka-vijny-02-150x150.jpg" text:style-name="Internet_20_link" text:visited-style-name="Visited_20_Internet_20_Link">
abetka-vijny-02-150x150.jpg</text:a>
', '<text:a xlink:type="simple" xlink:href="https://armyinform.com.ua/wp-content/uploads/2023/04/abetka-vijny-04-150x150.jpg" text:style-name="Internet_20_link" text:visited-style-name="Visited_20_Internet_20_Link">
abetka-vijny-04-150x150.jpg</text:a>
', '<text:a xlink:type="simple" xlink:href="https://armyinform.com.ua/wp-content/uploads/2023/04/abetka-vijny-03-150x150.jpg" text:style-name="Internet_20_link" text:visited-style-name="Visited_20_Internet_20_Link">
abetka-vijny-03-150x150.jpg</text:a>
', '<text:a xlink:type="simple" xlink:href="https://armyinform.com.ua/wp-content/uploads/2023/04/abetka-vijny-5.jpg" text:style-name="Internet_20_link" text:visited-style-name="Visited_20_Internet_20_Link">
abetka-vijny-5.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ТОРГНЕННЯ РФ', 'ГШ ЗСУ', 'УКРАЇНСЬКИЙ НАРОД НЕПЕРЕМОЖНИЙ']</text:p>
      <text:p text:style-name="P4">
Category: News</text:p>
      <!--METADATA-->
      <text:p text:style-name="P4">
<draw:frame draw:style-name="fr1" draw:name="Image87" text:anchor-type="as-char" svg:width="6.9236in" svg:height="4.615733in" draw:z-index="0">
<draw:image xlink:href="../Images/AРМІЯINFORM/2023-04-07T79-00-00-04-00/abetka-vijny-golovna.jpg" xlink:type="simple" xlink:show="embed" xlink:actuate="onLoad" draw:mime-type="image/jpeg"/>
</draw:frame>
</text:p>
      <text:p text:style-name="P4">
У приміщенні книгарні «Старий Лев» у центрі столиці України відбуласяпрезентація книги Євгена та Соломії Степаненків «Абетка війни», яку модерувалажурналістка, письменниця та виконавча продюсерка «Радіо Культура» ІринаСлавінська.</text:p>
      <text:p text:style-name="P4">
Книга «Абетка війни» — це розмова про одну з історій російсько-українськоївійни, а саме про історію батька й доньки. Історія, викладена в книзі,розпочалася вісім років тому у вже далекому 2015 році, коли Євген Степаненковоював з росіянами та їхніми посіпаками на сході України, а його доня Солячекала його з фронту в мирному Києві.</text:p>
      <text:p text:style-name="P4">
<text:a xlink:type="simple" xlink:href="https://armyinform.com.ua/wp-content/uploads/2023/04/abetka-vijny-01.jpg" text:style-name="Internet_20_link" text:visited-style-name="Visited_20_Internet_20_Link">
<draw:frame draw:style-name="fr1" draw:name="Image88" text:anchor-type="as-char" svg:width="6.9236in" svg:height="6.9236in" draw:z-index="0">
<draw:image xlink:href="../Images/AРМІЯINFORM/2023-04-07T79-00-00-04-00/abetka-vijny-01-150x150.jpg" xlink:type="simple" xlink:show="embed" xlink:actuate="onLoad" draw:mime-type="image/jpeg"/>
</draw:frame>
</text:a>
</text:p>
      <text:p text:style-name="P4">
<text:a xlink:type="simple" xlink:href="https://armyinform.com.ua/wp-content/uploads/2023/04/abetka-vijny-02.jpg" text:style-name="Internet_20_link" text:visited-style-name="Visited_20_Internet_20_Link">
<draw:frame draw:style-name="fr1" draw:name="Image89" text:anchor-type="as-char" svg:width="6.9236in" svg:height="6.9236in" draw:z-index="0">
<draw:image xlink:href="../Images/AРМІЯINFORM/2023-04-07T79-00-00-04-00/abetka-vijny-02-150x150.jpg" xlink:type="simple" xlink:show="embed" xlink:actuate="onLoad" draw:mime-type="image/jpeg"/>
</draw:frame>
</text:a>
</text:p>
      <text:p text:style-name="P4">
У 2014 році після початку бойових дій на сході України Євген Степаненко пішовслужити добровольцем у підрозділ спецпризначення. Брав участь у боях біляДонецького аеропорту, в Маріуполі та Дебальцевому. Був речником штабу оборониМаріуполя. Після контузії, якої зазнав, став одним із засновників Першогодобровольчого мобільного шпиталю імені М. Пирогова, де обіймав посадузаступника начальника штабу.</text:p>
      <text:p text:style-name="P4">
Власне листування батька з донькою і стало основою книги «Абетка війни».</text:p>
      <text:p text:style-name="P4">
«Я вдячний Солі, яка допомогла мені ментально повернутися з війни. Завдяки їїлистам, які увійшли до цієї книжки, вона набиралася мужності обговорювативажливі та складні для неї теми. Це допомогло мені повернутися до нормальногожиття свого часу», — згадував під час презентації Євген Степаненко.</text:p>
      <text:p text:style-name="P4">
Книжка побудована як абетка, де кожна літера — це один із вимірів війни тамиру навколо війни. У ній переплітається життя дитини в мирному місті й життябатька на війні. Соля телефонує татові на фронт, пише «смс» та листи,розповідає про свої справи, школу, друзів, змагання, танці, домашніх тварин…</text:p>
      <text:p text:style-name="P4">
Ще Соля ставить дитячі й недитячі запитання таткові про війну. Як він ізпобратимами й посестрами там живе? Чи є на війні діти? Що їдять на війні? Чиможна на війні хитрувати? Чи буде тато інший після війни? А тато просто йчесно, а водночас дбайливо пояснює доні все на світі.</text:p>
      <text:p text:style-name="P4">
<text:a xlink:type="simple" xlink:href="https://armyinform.com.ua/wp-content/uploads/2023/04/abetka-vijny-04.jpg" text:style-name="Internet_20_link" text:visited-style-name="Visited_20_Internet_20_Link">
<draw:frame draw:style-name="fr1" draw:name="Image90" text:anchor-type="as-char" svg:width="6.9236in" svg:height="6.9236in" draw:z-index="0">
<draw:image xlink:href="../Images/AРМІЯINFORM/2023-04-07T79-00-00-04-00/abetka-vijny-04-150x150.jpg" xlink:type="simple" xlink:show="embed" xlink:actuate="onLoad" draw:mime-type="image/jpeg"/>
</draw:frame>
</text:a>
</text:p>
      <text:p text:style-name="P4">
<text:a xlink:type="simple" xlink:href="https://armyinform.com.ua/wp-content/uploads/2023/04/abetka-vijny-03.jpg" text:style-name="Internet_20_link" text:visited-style-name="Visited_20_Internet_20_Link">
<draw:frame draw:style-name="fr1" draw:name="Image91" text:anchor-type="as-char" svg:width="6.9236in" svg:height="6.9236in" draw:z-index="0">
<draw:image xlink:href="../Images/AРМІЯINFORM/2023-04-07T79-00-00-04-00/abetka-vijny-03-150x150.jpg" xlink:type="simple" xlink:show="embed" xlink:actuate="onLoad" draw:mime-type="image/jpeg"/>
</draw:frame>
</text:a>
</text:p>
      <text:p text:style-name="P4">
«Я писав цю книжку для того, щоб спробувати пояснити, а що таке війна, якимчином вона існує, яким чином влаштована. До 24 лютого для більшості населеннявійна була десь на сході. Вона не була в нашому контексті. Мені хотілосярозповісти на рівні емоційному, філософському, як частина нашого життявлаштована», — ділився Євген.</text:p>
      <text:p text:style-name="P4">
Йому було складно пояснити людям, які не знали, що таке війна. За його думкою,ця війна нескінченна: «Це вже десятий рік пішов, і можна порівняти з якоюсьтакою школою, яка, здається, ніколи не закінчиться. Так і зараз. Миперебуваємо в якійсь нескінченності війни. Поки писалася книжка, ми жили вперіод Мінських домовленостей. Було враження, що ця війна призупинена. І якщовона буде розвиватися не в такий жахливий спосіб, як це було 24 лютого 2022року».</text:p>
      <text:p text:style-name="P4">
Євген каже, що зараз пояснити суть війни стало, на жаль, легше.</text:p>
      <text:p text:style-name="P4">
«Війна — це таке життя в нелюдських умовах, такого не має бути, але воно є. Інайскладніше — це пояснити, що життя й на війні триває. Знайти саме ті слова,якими можеш пояснити війну, річ, яку не можна пояснити. Кожен мій текст бувсуто емоційними переживаннями. Ця книжка про емоції й про проживання війни. Ія щасливий, що ми створили книгу, яка допомагає людям», — сказав автор.</text:p>
      <text:p text:style-name="P4">
<draw:frame draw:style-name="fr1" draw:name="Image92" text:anchor-type="as-char" svg:width="6.9236in" svg:height="4.615733in" draw:z-index="0">
<draw:image xlink:href="../Images/AРМІЯINFORM/2023-04-07T79-00-00-04-00/abetka-vijny-5.jpg" xlink:type="simple" xlink:show="embed" xlink:actuate="onLoad" draw:mime-type="image/jpeg"/>
</draw:frame>
</text:p>
      <text:p text:style-name="P4">
З 2021 року Євген Степаненко працює на Балканах як спеціальний кореспондентдля українських медіа, а після початку широкомасштабного вторгнення росії вУкраїни допомагає Силам оборони України. Він для себе давно визначив, що «якбудь-яка дорога має закінчення, так і війна. А коли це станеться, як я вкнижці написав: все закінчиться, бо по-іншому не буває. Війна закінчитьсяперемогою й ми обов’язково пройдемо цей процес».</text:p>
      <text:p text:style-name="P4">
<text:span text:style-name="T5">
Фото авторів</text:span>
</text:p>
      <text:p text:style-name="P4">
<draw:frame draw:style-name="fr1" draw:name="Image93" text:anchor-type="as-char" svg:width="6.9236in" svg:height="6.9236in" draw:z-index="0">
<draw:image xlink:href="../Images/AРМІЯINFORM/2023-04-07T79-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4/07/u-kyyevi-prezentuvaly-knygu-abetka-vijny-pro-emocziyi-perezhyti-na-vijni/" text:style-name="Internet_20_link" text:visited-style-name="Visited_20_Internet_20_Link">
https://armyinform.com.ua/2023/04/07/u-kyyevi-prezentuvaly-knygu-abetka-vijny-pro-emocziyi-perezhyti-na-vijni/</text:a>
</text:p>
      <!--NEWS-->
      <text:h text:style-name="P10" text:outline-level="1">
<text:span text:style-name="T4">
Володимир Зеленський розповів про роботу фандрейзингової платформи UNITED24 у березні</text:span>
</text:h>
      <text:p text:style-name="P4">
Author: ['АРМІЯINFORM']</text:p>
      <text:p text:style-name="P4">
Time: 2023-04-07T80:00:00-04:00</text:p>
      <text:p text:style-name="P4">
Description: За 11 місяців роботи фандрейзингової платформи UNITED24  завдяки пожертвам із більш ні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ОЛОДИМИР ЗЕЛЕНСЬКИЙ', 'ВТОРГНЕННЯ РФ', 'СВІТ ПІДТРИМУЄ УКРАЇНУ']</text:p>
      <text:p text:style-name="P4">
Category: News</text:p>
      <!--METADATA-->
      <text:p text:style-name="P4">
За 11 місяців роботи фандрейзингової платформи UNITED24 завдяки пожертвам ізбільш ніж 110 країн зібрано понад 300 мільйонів доларів.</text:p>
      <text:p text:style-name="P4">
Про це <text:a xlink:type="simple" xlink:href="https://t.me/V_Zelenskiy_official/5784" text:style-name="Internet_20_link" text:visited-style-name="Visited_20_Internet_20_Link">
повідомляє</text:a>
 Президент УкраїниВолодимир Зеленський на Телеграм-каналі.</text:p>
      <text:p text:style-name="P4">
— Україна відчуває підтримку всього світу у боротьбі за свободу танезалежність. Дякуємо! — йдеться у повідомленні.</text:p>
      <text:p text:style-name="P4">
Source: <text:a xlink:type="simple" xlink:href="https://armyinform.com.ua/2023/04/07/volodymyr-zelenskyj-rozpoviv-pro-robotu-fandrejzyngovoyi-platformy-united24-u-berezni/" text:style-name="Internet_20_link" text:visited-style-name="Visited_20_Internet_20_Link">
https://armyinform.com.ua/2023/04/07/volodymyr-zelenskyj-rozpoviv-pro-robotu-fandrejzyngovoyi-platformy-united24-u-berezni/</text:a>
</text:p>
      <!--NEWS-->
      <text:h text:style-name="P10" text:outline-level="1">
<text:span text:style-name="T4">
Наші захисники за добу відбили понад 40 ворожих атак</text:span>
</text:h>
      <text:p text:style-name="P4">
Author: ['АРМІЯINFORM']</text:p>
      <text:p text:style-name="P4">
Time: 2023-04-07T81:00:00-04:00</text:p>
      <text:p text:style-name="P4">
Description: На Волинському, Поліському, Сіверському та Слобожан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4" text:anchor-type="as-char" svg:width="6.9236in" svg:height="4.543613in" draw:z-index="0">
<draw:image xlink:href="../Images/AРМІЯINFORM/2023-04-07T81-00-00-04-00/viyskovi_ef2a6-1.jpg" xlink:type="simple" xlink:show="embed" xlink:actuate="onLoad" draw:mime-type="image/jpeg"/>
</draw:frame>
<text:span text:style-name="T4">
🔥 Ситуація щодо російського вторгнення</text:span>
</text:p>
      <text:p text:style-name="P4">
На Волинському, Поліському, Сіверському та Слобожанському напрямках оперативнаобстановка без суттєвих змін, ознак формувань наступальних угрупованьпротивника не виявлено. У прикордонних районах Курської області противникпродовжує інженерне обладнання місцевості.</text:p>
      <text:p text:style-name="P4">
Про це у Facebook<text:a xlink:type="simple" xlink:href="https://www.facebook.com/GeneralStaff.ua/posts/pfbid08CCjtXPDCf7daRkqPPQRpTNQXZtXzHmZL56g8tmc33arsgvuiJqhjjZyrwmbNmjVl" text:style-name="Internet_20_link" text:visited-style-name="Visited_20_Internet_20_Link">
повідомляє</text:a>
Генеральний штаб ЗСУ.</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 доби було відбито понад 40 атак противника», — йдеться уповідомленні.</text:p>
      <text:p text:style-name="P4">
Source: <text:a xlink:type="simple" xlink:href="https://armyinform.com.ua/2023/04/07/ukrayinski-zahysnyky-za-dobu-vidbyly-po-40-vorozhyh-atak/" text:style-name="Internet_20_link" text:visited-style-name="Visited_20_Internet_20_Link">
https://armyinform.com.ua/2023/04/07/ukrayinski-zahysnyky-za-dobu-vidbyly-po-40-vorozhyh-atak/</text:a>
</text:p>
      <!--NEWS-->
      <text:h text:style-name="P10" text:outline-level="1">
<text:span text:style-name="T4">
Авіація Сил оборони за добу завдала 9 ударів по районах зосередження окупантів</text:span>
</text:h>
      <text:p text:style-name="P4">
Author: ['АРМІЯINFORM']</text:p>
      <text:p text:style-name="P4">
Time: 2023-04-07T82: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u-25_znyshh.jpg" text:style-name="Internet_20_link" text:visited-style-name="Visited_20_Internet_20_Link">
su-25_znyshh.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5" text:anchor-type="as-char" svg:width="6.9236in" svg:height="4.611226in" draw:z-index="0">
<draw:image xlink:href="../Images/AРМІЯINFORM/2023-04-07T82-00-00-04-00/su-25_znyshh.jpg" xlink:type="simple" xlink:show="embed" xlink:actuate="onLoad" draw:mime-type="image/jpeg"/>
</draw:frame>
 <text:span text:style-name="T4">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тривають бойові дії. Протягом добипротивник вів безуспішні наступальні дії в районах Богданівки та Іванівського.Підрозділи сил оборони відбили близько 14 атак противника на зазначенійділянці.</text:p>
      <text:p text:style-name="P4">
Про це у Facebook<text:a xlink:type="simple" xlink:href="https://www.facebook.com/GeneralStaff.ua/posts/pfbid08CCjtXPDCf7daRkqPPQRpTNQXZtXzHmZL56g8tmc33arsgvuiJqhjjZyrwmbNmjVl" text:style-name="Internet_20_link" text:visited-style-name="Visited_20_Internet_20_Link">
повідомляє</text:a>
Генеральний штаб ЗСУ.</text:p>
      <text:p text:style-name="P4">
Авіація Сил оборони за добу завдала 9 ударів по районах зосередженняокупантів. Крім того, поблизу Мар’їнки, було знищено російський штурмовикСу-25. Підрозділи ракетних військ і артилерії, в свою чергу, знищили складбоєприпасів ворога.</text:p>
      <text:p text:style-name="P4">
Source: <text:a xlink:type="simple" xlink:href="https://armyinform.com.ua/2023/04/07/ukrayinski-voyiny-znyshhyly-rosijskyj-shturmovyk-su-25-poblyzu-maryinky/" text:style-name="Internet_20_link" text:visited-style-name="Visited_20_Internet_20_Link">
https://armyinform.com.ua/2023/04/07/ukrayinski-voyiny-znyshhyly-rosijskyj-shturmovyk-su-25-poblyzu-maryinky/</text:a>
</text:p>
      <!--NEWS-->
      <text:h text:style-name="P10" text:outline-level="1">
<text:span text:style-name="T4">
У столиці діти перетворили старі гільзи та шоломи на артоб’єкти</text:span>
</text:h>
      <text:p text:style-name="P4">
Author: ['Яна Задубінна']</text:p>
      <text:p text:style-name="P4">
Time: 2023-04-07T83:00:00-04:00</text:p>
      <text:p text:style-name="P4">
Description: Командування Сил логістики ЗСУ відгукнулося на прохання працівників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_sholomy.jpeg" text:style-name="Internet_20_link" text:visited-style-name="Visited_20_Internet_20_Link">
golovna_sholomy.jpeg</text:a>
', '<text:a xlink:type="simple" xlink:href="https://armyinform.com.ua/wp-content/uploads/2023/04/foto1_sholomy-150x150.jpeg" text:style-name="Internet_20_link" text:visited-style-name="Visited_20_Internet_20_Link">
foto1_sholomy-150x150.jpeg</text:a>
', '<text:a xlink:type="simple" xlink:href="https://armyinform.com.ua/wp-content/uploads/2023/04/foto2_sholomy-150x150.jpeg" text:style-name="Internet_20_link" text:visited-style-name="Visited_20_Internet_20_Link">
foto2_sholomy-150x150.jpeg</text:a>
', '<text:a xlink:type="simple" xlink:href="https://armyinform.com.ua/wp-content/uploads/2023/04/foto3_sholomy-150x150.jpeg" text:style-name="Internet_20_link" text:visited-style-name="Visited_20_Internet_20_Link">
foto3_sholomy-150x150.jpeg</text:a>
', '<text:a xlink:type="simple" xlink:href="https://armyinform.com.ua/wp-content/uploads/2023/04/foto4_sholomy-150x150.jpeg" text:style-name="Internet_20_link" text:visited-style-name="Visited_20_Internet_20_Link">
foto4_sholomy-150x150.jpeg</text:a>
', '<text:a xlink:type="simple" xlink:href="https://armyinform.com.ua/wp-content/uploads/2023/04/foto5_sholomy-150x150.jpeg" text:style-name="Internet_20_link" text:visited-style-name="Visited_20_Internet_20_Link">
foto5_sholomy-150x150.jpeg</text:a>
', '<text:a xlink:type="simple" xlink:href="https://armyinform.com.ua/wp-content/uploads/2023/04/foto6_sholomy-150x150.jpeg" text:style-name="Internet_20_link" text:visited-style-name="Visited_20_Internet_20_Link">
foto6_sholomy-150x150.jpeg</text:a>
', '<text:a xlink:type="simple" xlink:href="https://armyinform.com.ua/wp-content/uploads/2023/04/foto7_sholomy.jpeg" text:style-name="Internet_20_link" text:visited-style-name="Visited_20_Internet_20_Link">
foto7_sholomy.jpeg</text:a>
']</text:p>
      <text:p text:style-name="P4">
Tags: ['STOPRUSSIA', 'АГРЕСІЯ РФ', 'ВТОРГНЕННЯ РФ', 'КОМАНДУВАННЯ СИЛ ЛОГІСТИКИ ЗС УКРАЇНИ', 'УКРАЇНСЬКИЙ НАРОД НЕПЕРЕМОЖНИЙ']</text:p>
      <text:p text:style-name="P4">
Category: News</text:p>
      <!--METADATA-->
      <text:p text:style-name="P4">
<draw:frame draw:style-name="fr1" draw:name="Image96" text:anchor-type="as-char" svg:width="6.9236in" svg:height="4.617987in" draw:z-index="0">
<draw:image xlink:href="../Images/AРМІЯINFORM/2023-04-07T83-00-00-04-00/golovna_sholomy.jpeg" xlink:type="simple" xlink:show="embed" xlink:actuate="onLoad" draw:mime-type="image/jpeg"/>
</draw:frame>
</text:p>
      <text:p text:style-name="P4">
Командування Сил логістики ЗСУ відгукнулося на прохання працівниківНаціональної бібліотеки України для дітей і передало до читацької аудиторіївикористані гільзи та старі шоломи, які не відповідають стандартам НАТО. Щобюні відвідувачі перетворили їх на витвори мистецтва.</text:p>
      <text:p text:style-name="P4">
— Діти бачать цей світ по-іншому, і в їхніх долоньках закладена справжнясуперсила, адже вони перетворюють такі страшні військові атрибути на яскравівитвори мистецтва. Відтепер ці шоломи та гільзи не символ війни, а навпаки —миру й перемоги, які зовсім скоро прийдуть на нашу рідну землю. Адже краса маєперемагати зло! — наголосила генеральна директорка бібліотеки Алла Гордієнко.</text:p>
      <text:p text:style-name="P4">
<text:a xlink:type="simple" xlink:href="https://armyinform.com.ua/wp-content/uploads/2023/04/foto1_sholomy.jpeg" text:style-name="Internet_20_link" text:visited-style-name="Visited_20_Internet_20_Link">
<draw:frame draw:style-name="fr1" draw:name="Image97" text:anchor-type="as-char" svg:width="6.9236in" svg:height="6.9236in" draw:z-index="0">
<draw:image xlink:href="../Images/AРМІЯINFORM/2023-04-07T83-00-00-04-00/foto1_sholomy-150x150.jpeg" xlink:type="simple" xlink:show="embed" xlink:actuate="onLoad" draw:mime-type="image/jpeg"/>
</draw:frame>
</text:a>
</text:p>
      <text:p text:style-name="P4">
<text:a xlink:type="simple" xlink:href="https://armyinform.com.ua/wp-content/uploads/2023/04/foto2_sholomy.jpeg" text:style-name="Internet_20_link" text:visited-style-name="Visited_20_Internet_20_Link">
<draw:frame draw:style-name="fr1" draw:name="Image98" text:anchor-type="as-char" svg:width="6.9236in" svg:height="6.9236in" draw:z-index="0">
<draw:image xlink:href="../Images/AРМІЯINFORM/2023-04-07T83-00-00-04-00/foto2_sholomy-150x150.jpeg" xlink:type="simple" xlink:show="embed" xlink:actuate="onLoad" draw:mime-type="image/jpeg"/>
</draw:frame>
</text:a>
</text:p>
      <text:p text:style-name="P4">
Тепер, завдяки вправності творчого колективу, на військових знаряддяхз’явилися українська символіка, квіти різних кольорів, чудернацькі звірі тавізерунки в етностилі.</text:p>
      <text:p text:style-name="P4">
Для участі в мистецькому перформансі були запрошені юні відвідувачібібліотеки, деякі з яких навчаються на художньому відділенні Київської дитячоїшколи мистецтв імені Стефана Турчака.</text:p>
      <text:p text:style-name="P4">
— Мене надихає те, що я даю нове життя шолому, і для мене честь розмалюватиїх, адже раніше їх носили українські військові. На початку мені було складносприймати війну, але зараз я стала спокійніше до всього ставитись і меншебоятись, адже мене є кому захистити. Саме тому я зобразила жар-птицю, якаобороняється своїми шипами, просто, як наші воїни, — поділилась юна учасницятворчого процесу Варвара.</text:p>
      <text:p text:style-name="P4">
<text:a xlink:type="simple" xlink:href="https://armyinform.com.ua/wp-content/uploads/2023/04/foto3_sholomy.jpeg" text:style-name="Internet_20_link" text:visited-style-name="Visited_20_Internet_20_Link">
<draw:frame draw:style-name="fr1" draw:name="Image99" text:anchor-type="as-char" svg:width="6.9236in" svg:height="6.9236in" draw:z-index="0">
<draw:image xlink:href="../Images/AРМІЯINFORM/2023-04-07T83-00-00-04-00/foto3_sholomy-150x150.jpeg" xlink:type="simple" xlink:show="embed" xlink:actuate="onLoad" draw:mime-type="image/jpeg"/>
</draw:frame>
</text:a>
</text:p>
      <text:p text:style-name="P4">
<text:a xlink:type="simple" xlink:href="https://armyinform.com.ua/wp-content/uploads/2023/04/foto4_sholomy.jpeg" text:style-name="Internet_20_link" text:visited-style-name="Visited_20_Internet_20_Link">
<draw:frame draw:style-name="fr1" draw:name="Image100" text:anchor-type="as-char" svg:width="6.9236in" svg:height="6.9236in" draw:z-index="0">
<draw:image xlink:href="../Images/AРМІЯINFORM/2023-04-07T83-00-00-04-00/foto4_sholomy-150x150.jpeg" xlink:type="simple" xlink:show="embed" xlink:actuate="onLoad" draw:mime-type="image/jpeg"/>
</draw:frame>
</text:a>
</text:p>
      <text:p text:style-name="P4">
Найменші з учасників, яким всього чотири роки, з неабияким творчим запаломпідійшли до розпису гільз і створили робота Віктора (від лат. victoria —«перемога»), в якому зашифрували таємний код: за допомогою нього буде подоланезло. А спину робота прикрашає ілюстрація мирного неба й сонця, адже дітивпевнені, що скоро на нашій землі настане омріяний мир і перемога.</text:p>
      <text:p text:style-name="P4">
<text:a xlink:type="simple" xlink:href="https://armyinform.com.ua/wp-content/uploads/2023/04/foto5_sholomy.jpeg" text:style-name="Internet_20_link" text:visited-style-name="Visited_20_Internet_20_Link">
<draw:frame draw:style-name="fr1" draw:name="Image101" text:anchor-type="as-char" svg:width="6.9236in" svg:height="6.9236in" draw:z-index="0">
<draw:image xlink:href="../Images/AРМІЯINFORM/2023-04-07T83-00-00-04-00/foto5_sholomy-150x150.jpeg" xlink:type="simple" xlink:show="embed" xlink:actuate="onLoad" draw:mime-type="image/jpeg"/>
</draw:frame>
</text:a>
</text:p>
      <text:p text:style-name="P4">
<text:a xlink:type="simple" xlink:href="https://armyinform.com.ua/wp-content/uploads/2023/04/foto6_sholomy.jpeg" text:style-name="Internet_20_link" text:visited-style-name="Visited_20_Internet_20_Link">
<draw:frame draw:style-name="fr1" draw:name="Image102" text:anchor-type="as-char" svg:width="6.9236in" svg:height="6.9236in" draw:z-index="0">
<draw:image xlink:href="../Images/AРМІЯINFORM/2023-04-07T83-00-00-04-00/foto6_sholomy-150x150.jpeg" xlink:type="simple" xlink:show="embed" xlink:actuate="onLoad" draw:mime-type="image/jpeg"/>
</draw:frame>
</text:a>
</text:p>
      <text:p text:style-name="P4">
Працівники бібліотеки, які також долучилися до малювання, обрали собі зазразок роботи Марії Приймаченко. Тож деякі шоломи прикрашені впізнаванимичудернацькими звірами уславленої української художниці.</text:p>
      <text:p text:style-name="P4">
— Я прийшла сюди передусім, щоб допомогти дітям, але мистецтво допомагає менівідвернути увагу й направити надлишок емоцій у творчість. Я сама з Херсона,тому вкладаю в цю акцію особливий сенс, адже вірю, що навіть на руїнах можнастворити мистецтво, якщо докласти зусиль. І сподіваюсь, що в майбутньому мизможемо повернути моєму рідному Херсону його велич та красу, — поділиласьбібліотекарка Анастасія.</text:p>
      <text:p text:style-name="P4">
Особливе місце в артпросторі бібліотеки займає інсталяція в пам’ять прозагиблих дітей, які стали жертвами наслідків збройної агресії росії. На ньомудитячі душі представлені у вигляді паперових янголів, які спостерігають знебес.</text:p>
      <text:p text:style-name="P4">
— Ми винні перед ними, що не змогли вберегти від страшної долі та подаруватищасливе дитинство. Ці дітки більше не зможуть прочитати книжку, пограти вулюблену гру та обійняти батьків. Саме тому ми весь час доносимо нашим юнимвідвідувачам, що вони мають цінувати кожний момент життя… — зауважилазаступник генерального директора бібліотеки України для дітей Людмила Бацай.</text:p>
      <text:p text:style-name="P4">
<draw:frame draw:style-name="fr1" draw:name="Image103" text:anchor-type="as-char" svg:width="6.9236in" svg:height="4.617987in" draw:z-index="0">
<draw:image xlink:href="../Images/AРМІЯINFORM/2023-04-07T83-00-00-04-00/foto7_sholomy.jpeg" xlink:type="simple" xlink:show="embed" xlink:actuate="onLoad" draw:mime-type="image/jpeg"/>
</draw:frame>
</text:p>
      <text:p text:style-name="P4">
Частина розписаних шоломів і гільз будуть передані захисникам на передову та впідрозділи військових частин для оформлення кімнат традицій. Іншу ж частинуорганізатори планують реалізувати на благодійному аукціоні, щоб допомогтипридбати нове обладнання та амуніцію для підрозділів Збройних Сил України.</text:p>
      <text:p text:style-name="P4">
<text:span text:style-name="T5">
Фото Командування Сил логістики ЗСУ</text:span>
</text:p>
      <text:p text:style-name="P4">
Source: <text:a xlink:type="simple" xlink:href="https://armyinform.com.ua/2023/04/07/foto-u-stolyczi-dity-peretvoryly-stari-gilzy-ta-sholomy-na-artobyekty/" text:style-name="Internet_20_link" text:visited-style-name="Visited_20_Internet_20_Link">
https://armyinform.com.ua/2023/04/07/foto-u-stolyczi-dity-peretvoryly-stari-gilzy-ta-sholomy-na-artobyekty/</text:a>
</text:p>
      <!--NEWS-->
      <text:h text:style-name="P10" text:outline-level="1">
<text:span text:style-name="T4">
Окупанти погрожують виселенням з домівок українцям, які не отримали паспорти рф</text:span>
</text:h>
      <text:p text:style-name="P4">
Author: ['АРМІЯINFORM']</text:p>
      <text:p text:style-name="P4">
Time: 2023-04-07T84:00:00-04:00</text:p>
      <text:p text:style-name="P4">
Description: російські окупанти активно продовжують примусову паспортизацію населення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ОПЕРАТИВНА ІНФОРМАЦІЯ']</text:p>
      <text:p text:style-name="P4">
Category: News</text:p>
      <!--METADATA-->
      <text:p text:style-name="P4">
<draw:frame draw:style-name="fr1" draw:name="Image104" text:anchor-type="as-char" svg:width="6.9236in" svg:height="4.33302in" draw:z-index="0">
<draw:image xlink:href="../Images/AРМІЯINFORM/2023-04-07T84-00-00-04-00/okupanty-strilby.jpg" xlink:type="simple" xlink:show="embed" xlink:actuate="onLoad" draw:mime-type="image/jpeg"/>
</draw:frame>
Ілюстративне фото <text:span text:style-name="T4">
🔥 Ситуація щодо російського вторгнення</text:span>
</text:p>
      <text:p text:style-name="P4">
російські окупанти активно продовжують примусову паспортизацію населеннятимчасово зайнятої території Запорізької та Херсонської областей, здійснюючина людей психологічний та фізичний тиск. Зокрема, на блокпостах ворог обмежуєпересування громадян України, які не отримали паспорти російської федерації.Окупанти цілеспрямовано та навмисно обшукують транспортні засоби, фіксують усіособисті дані громадян, які не мають російських документів, погрожуютьзабороною в’їзду в місто.</text:p>
      <text:p text:style-name="P4">
Про це у Facebook<text:a xlink:type="simple" xlink:href="https://www.facebook.com/GeneralStaff.ua/posts/pfbid08CCjtXPDCf7daRkqPPQRpTNQXZtXzHmZL56g8tmc33arsgvuiJqhjjZyrwmbNmjVl" text:style-name="Internet_20_link" text:visited-style-name="Visited_20_Internet_20_Link">
повідомляє</text:a>
Генеральний штаб ЗСУ.</text:p>
      <text:p text:style-name="P4">
Також ворог примушує листонош роздавати місцевому населенню бланки, в якихпотрібно вказати відомості про наявність російського паспорта. Громадяни, якіне мають ворожого паспорта піддаються постійним обшукам, залякуванням тапримусу до отримання цього документа. Окупанти активно погрожують примусовимвиселенням з власних помешкань та конфіскацією приватної власності у разівідмови отримувати російський паспорт.</text:p>
      <text:p text:style-name="P4">
Водночас, з тієї ж причини, батькам школярів-випускників ворог погрожуєвідмовою в отримані дітьми свідоцтва про базову середню освіту. Такожзагарбники примушують змінювати з українського на російські зразки свідоцтвопро шлюб та свідоцтво про реєстрацію технічних засобів.</text:p>
      <text:p text:style-name="P4">
Source: <text:a xlink:type="simple" xlink:href="https://armyinform.com.ua/2023/04/07/okupanty-pogrozhuyut-vyselennyam-z-domivok-ukrayinczyam-yaki-ne-otrymaly-pasporty-rf/" text:style-name="Internet_20_link" text:visited-style-name="Visited_20_Internet_20_Link">
https://armyinform.com.ua/2023/04/07/okupanty-pogrozhuyut-vyselennyam-z-domivok-ukrayinczyam-yaki-ne-otrymaly-pasporty-rf/</text:a>
</text:p>
      <!--NEWS-->
      <text:h text:style-name="P10" text:outline-level="1">
<text:span text:style-name="T4">
Польські самохідні міномети Rak значно технологічніші за російські аналоги</text:span>
</text:h>
      <text:p text:style-name="P4">
Author: ['Сергій Місюра']</text:p>
      <text:p text:style-name="P4">
Time: 2023-04-07T85:00:00-04:00</text:p>
      <text:p text:style-name="P4">
Description: Під час офіційного візиту Володимира Зеленського до Польщі було підписано Лист про намі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4-1.jpg" text:style-name="Internet_20_link" text:visited-style-name="Visited_20_Internet_20_Link">
golovna-4-1.jpg</text:a>
', '<text:a xlink:type="simple" xlink:href="https://armyinform.com.ua/wp-content/uploads/2023/04/foto-2-2.jpg" text:style-name="Internet_20_link" text:visited-style-name="Visited_20_Internet_20_Link">
foto-2-2.jpg</text:a>
', '<text:a xlink:type="simple" xlink:href="https://armyinform.com.ua/wp-content/uploads/2023/04/foto-3-2.png" text:style-name="Internet_20_link" text:visited-style-name="Visited_20_Internet_20_Link">
foto-3-2.png</text:a>
', '<text:a xlink:type="simple" xlink:href="https://armyinform.com.ua/wp-content/uploads/2023/04/rak-infografika-scaled.jpg" text:style-name="Internet_20_link" text:visited-style-name="Visited_20_Internet_20_Link">
rak-infografika-scaled.jpg</text:a>
']</text:p>
      <text:p text:style-name="P4">
Tags: ['STOPRUSSIA', 'АГРЕСІЯ РФ', 'ВТОРГНЕННЯ РФ', 'ОВТ']</text:p>
      <text:p text:style-name="P4">
Category: News</text:p>
      <!--METADATA-->
      <text:p text:style-name="P4">
<draw:frame draw:style-name="fr1" draw:name="Image105" text:anchor-type="as-char" svg:width="6.9236in" svg:height="3.554115in" draw:z-index="0">
<draw:image xlink:href="../Images/AРМІЯINFORM/2023-04-07T85-00-00-04-00/golovna-4-1.jpg" xlink:type="simple" xlink:show="embed" xlink:actuate="onLoad" draw:mime-type="image/jpeg"/>
</draw:frame>
</text:p>
      <text:p text:style-name="P4">
Під час офіційного візиту Володимира Зеленського до Польщі було<text:a xlink:type="simple" xlink:href="https://www.president.gov.ua/news/prezident-ukrayini-ta-premyer-ministr-polshi-u-varshavi-pidp-82113" text:style-name="Internet_20_link" text:visited-style-name="Visited_20_Internet_20_Link">
підписано</text:a>
 Лист про наміри співпраці з питаньпостачання оборонної техніки. Зокрема йшлося про придбання <text:a xlink:type="simple" xlink:href="https://armyinform.com.ua/2023/04/06/polskyj-bronetransporter-rosomak-otrymuye-nove-zhyttya-z-bashtoyu-zssw-30/" text:style-name="Internet_20_link" text:visited-style-name="Visited_20_Internet_20_Link">
БТР<text:span text:style-name="T4">
Rosomak</text:span>
</text:a>
, самохідних мінометів<text:span text:style-name="T4">
Rak</text:span>
 та ракет до переносних зенітно-ракетних комплексів <text:span text:style-name="T4">
Piorun</text:span>
.Кількість озброєння уточнив <text:a xlink:type="simple" xlink:href="https://twitter.com/michaldworczyk/status/1643656380757204992" text:style-name="Internet_20_link" text:visited-style-name="Visited_20_Internet_20_Link">
у своємуTwitter</text:a>
керівник канцелярії прем’єр-міністра Міхал Дворчик: <text:span text:style-name="T5">
«Україна закуповує вПольщі 150 БТР Rosomak, 3 модулі самохідних мінометів Rak, 100</text:span>
<text:a xlink:type="simple" xlink:href="https://armyinform.com.ua/2022/02/02/use-shho-vam-potribno-znaty-pro-pzrk-perun-onovlenogo-boga-gromu-dlya-zsu-vid-polshhi/" text:style-name="Internet_20_link" text:visited-style-name="Visited_20_Internet_20_Link">
 <text:span text:style-name="T5">
ПЗРКPiorun</text:span>
</text:a>
 <text:span text:style-name="T5">
».</text:span>
</text:p>
      <text:p text:style-name="P4">
Однак у медіапросторі інформацію щодо кількості мінометів Rak зрозуміли по-різному: «Україна закупить 3 міномети Rak», «ЗСУ отримають 24 машини». Деякіповідомляли про кількість у «понад 50 машин»… Кореспондент АрміяІnformрозібрався в цьому питанні: 3, 24, 54 — усі цифри правильні, але потребуютьроз’яснення.</text:p>
      <text:h text:style-name="P12" text:outline-level="3">
<text:span text:style-name="T4">
<text:span text:style-name="T4">
Три ротні модулі Rak — це 24 самохідні міномети</text:span>
</text:span>
</text:h>
      <text:p text:style-name="P4">
Оригінальність комплектації самохідних мінометів <text:span text:style-name="T4">
Rak</text:span>
 у тому, що допоміжнихмашин більше, ніж самохідних мінометів. Так, дійсно, Україна отримає три ротнімодулі. Але для восьми самохідних мінометів одного модуля додаються чотирикомандирські машини, три транспортні для перевезення мін та іншогоустаткування, а також дві розвідувальні та одна ремонтна! Тобто на вісімбойових машин у ротному модулі додається ще 10 допоміжних. Тож типовий модуль<text:span text:style-name="T4">
Rak</text:span>
 складається з 18 машин.</text:p>
      <text:p text:style-name="P4">
Проте якщо рахувати тільки самохідні міномети, то для трьох модулів їх дійсно24, і загалом Україна отримає саме 54 машини, які входять до трьох ротнихмодулів.</text:p>
      <text:p text:style-name="P4">
<draw:frame draw:style-name="fr1" draw:name="Image106" text:anchor-type="as-char" svg:width="6.9236in" svg:height="3.894525in" draw:z-index="0">
<draw:image xlink:href="../Images/AРМІЯINFORM/2023-04-07T85-00-00-04-00/foto-2-2.jpg" xlink:type="simple" xlink:show="embed" xlink:actuate="onLoad" draw:mime-type="image/jpeg"/>
</draw:frame>
</text:p>
      <text:p text:style-name="P4">
Польська машинобудівна компанія <text:a xlink:type="simple" xlink:href="https://www.hsw.pl/produkty/mozdzierze-samobiezne-m120g-m120k/" text:style-name="Internet_20_link" text:visited-style-name="Visited_20_Internet_20_Link">
Huta StalowaWola</text:a>
 почаларозроблення концепції самохідного міномета 2004 року. Уже у 2016-му наозброєнні польської армії повноцінний бойовий ротний модуль був на 54 штатнихмашинах.</text:p>
      <text:p text:style-name="P4">
<draw:frame draw:style-name="fr1" draw:name="Image107" text:anchor-type="as-char" svg:width="6.9236in" svg:height="3.554115in" draw:z-index="0">
<draw:image xlink:href="../Images/AРМІЯINFORM/2023-04-07T85-00-00-04-00/foto-3-2.png" xlink:type="simple" xlink:show="embed" xlink:actuate="onLoad" draw:mime-type="image/png"/>
</draw:frame>
</text:p>
      <text:p text:style-name="P4">
Кореспондент АрміяInform поцікавився у дослідника бронетанкової техніки,доктора історичних наук, професора Національної академії сухопутних військімені гетьмана Петра Сагайдачного Андрія Харука, чим кращий польський Rak заросійський самохідний міномет «Нона»?</text:p>
      <text:p text:style-name="P4">
— Їх узагалі не можна порівнювати. Це якісно краща зброя, зовсім іншоїгенерації, з сучасною системою управління вогнем, — зауважив експерт.</text:p>
      <text:h text:style-name="P12" text:outline-level="3">
<text:span text:style-name="T4">
<text:span text:style-name="T4">
Здатний запускати міни аж до 12 км</text:span>
</text:span>
</text:h>
      <text:p text:style-name="P4">
До сучасної та якісної системи управління вогнем Topaz, що дає змогу такожвзаємодіяти з іншими підрозділами, додаються і високі технічні характеристикиміномета. Для його шасі використана база <text:a xlink:type="simple" xlink:href="https://armyinform.com.ua/2023/04/06/polskyj-bronetransporter-rosomak-otrymuye-nove-zhyttya-z-bashtoyu-zssw-30/" text:style-name="Internet_20_link" text:visited-style-name="Visited_20_Internet_20_Link">
БТРRosomak</text:a>
. 150 машин БТР Rosomak та54 машини з модулів Rak — універсальні в подальшій експлуатації та ремонті,адже мають однакове шасі.</text:p>
      <text:p text:style-name="P4">
<draw:frame draw:style-name="fr1" draw:name="Image108" text:anchor-type="as-char" svg:width="6.9236in" svg:height="5.094616in" draw:z-index="0">
<draw:image xlink:href="../Images/AРМІЯINFORM/2023-04-07T85-00-00-04-00/rak-infografika-scaled.jpg" xlink:type="simple" xlink:show="embed" xlink:actuate="onLoad" draw:mime-type="image/jpeg"/>
</draw:frame>
</text:p>
      <text:p text:style-name="P4">
120-мм міномет M120K Rak здатний запускати міни аж до 12 км (стандартна 120-ммміна має максимальну дальність польоту до 8 км. — Авт.). Усе через те, що,окрім стандартних мін для <text:span text:style-name="T4">
Rak</text:span>
 , на підприємстві Dezamet SA розробили щеміну збільшеної дальності. Крім того, є високоточна міна APR 120 від компаніїMesko, яка має напівлазерне наведення.</text:p>
      <text:p text:style-name="P4">
У комплекті однієї бойової машини — 46 мін, які можуть бути запущені ще й урежимі MRSI (multiple rounds simultaneous impact — Одночасний удар кількомапострілами. — Авт.), схожому на серію снарядів у <text:a xlink:type="simple" xlink:href="https://armyinform.com.ua/2022/06/10/pzh-2000-pro-osoblyvosti-nimeczkoyi-samohidnoyi-gaubyczi/" text:style-name="Internet_20_link" text:visited-style-name="Visited_20_Internet_20_Link">
САУ PzH2000</text:a>
. Це дає можливість запустити до 5 мін зрізною траєкторією з одночасним влучанням по цілі. Автоматизована системаподачі мін забезпечує високу скорострільність — від 6 до 8 пострілів захвилину.</text:p>
      <text:p text:style-name="P4">
Source: <text:a xlink:type="simple" xlink:href="https://armyinform.com.ua/2023/04/07/polski-samohidni-minomety-rak-yaki-nezabarom-otrymayut-zsu-znachno-tehnologichnishi-za-rosijski-analogy/" text:style-name="Internet_20_link" text:visited-style-name="Visited_20_Internet_20_Link">
https://armyinform.com.ua/2023/04/07/polski-samohidni-minomety-rak-yaki-nezabarom-otrymayut-zsu-znachno-tehnologichnishi-za-rosijski-analogy/</text:a>
</text:p>
      <!--NEWS-->
      <text:h text:style-name="P10" text:outline-level="1">
<text:span text:style-name="T4">
В Україні триває проєкт Eng4PublicService з безоплатного вивчення англійської мови для держслужбовців</text:span>
</text:h>
      <text:p text:style-name="P4">
Author: ['Євген Проворний']</text:p>
      <text:p text:style-name="P4">
Time: 2023-04-07T86:00:00-04:00</text:p>
      <text:p text:style-name="P4">
Description: У лютому розпочався всеукраїнський проєкт Eng4PublicService з безоплатного вив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1.jpg" text:style-name="Internet_20_link" text:visited-style-name="Visited_20_Internet_20_Link">
golovna-5-1.jpg</text:a>
', '<text:a xlink:type="simple" xlink:href="https://armyinform.com.ua/wp-content/uploads/2023/04/divak.jpg" text:style-name="Internet_20_link" text:visited-style-name="Visited_20_Internet_20_Link">
divak.jpg</text:a>
', '<text:a xlink:type="simple" xlink:href="https://armyinform.com.ua/wp-content/uploads/2023/04/yanyshpilska.jpg" text:style-name="Internet_20_link" text:visited-style-name="Visited_20_Internet_20_Link">
yanyshpilska.jpg</text:a>
']</text:p>
      <text:p text:style-name="P4">
Tags: ['STOPRUSSIA', 'АГРЕСІЯ РФ', 'ВТОРГНЕННЯ РФ']</text:p>
      <text:p text:style-name="P4">
Category: News</text:p>
      <!--METADATA-->
      <text:p text:style-name="P4">
<draw:frame draw:style-name="fr1" draw:name="Image109" text:anchor-type="as-char" svg:width="6.9236in" svg:height="3.882986in" draw:z-index="0">
<draw:image xlink:href="../Images/AРМІЯINFORM/2023-04-07T86-00-00-04-00/golovna-5-1.jpg" xlink:type="simple" xlink:show="embed" xlink:actuate="onLoad" draw:mime-type="image/jpeg"/>
</draw:frame>
</text:p>
      <text:p text:style-name="P4">
<text:span text:style-name="T5">
У лютому розпочався всеукраїнський проєкт Eng4PublicService з безоплатноговивчення англійської мови для державних службовців на освітній онлайнплатформі.</text:span>
</text:p>
      <text:p text:style-name="P4">
<text:span text:style-name="T5">
Проєкт організовано Національним агентством України з питань державної служби(НАДС) разом з освітньою організацією EF Language Learning Solutions.</text:span>
</text:p>
      <text:p text:style-name="P4">
<text:span text:style-name="T5">
АрміяInform вирішила дізнатись трішки більше про цей проєкт та як до ньогодолучились у Міністерстві оборони України (МОУ).</text:span>
</text:p>
      <text:p text:style-name="P4">
Вивчення англійської мови на платформі EF передбачає доступ до відповідногоресурсу з різних девайсів та самостійний вибір темпу навчання.</text:p>
      <text:p text:style-name="P4">
Навчальні модулі адаптовані під українські реалії й передбачають вивченняграматики, аудіювання, читання та тренування розмовних навичок.</text:p>
      <text:p text:style-name="P4">
Начальник відділу оцінювання та розвитку персоналу управління з питань роботиз держслужбовцями та керівниками державних підприємств Департаменту кадровоїполітики МОУ Вікторія Дівак розповіла, що нині на Порталі управління знаннямизареєстровано переважну більшість держслужбовців апарату Міністерства оборонита органів військового управління, підпорядкованих Міноборони, держслужбовцівГенерального штабу.</text:p>
      <text:p text:style-name="P4">
— Якщо брати у відсотковому значенні, то доступ до вивчення англійської мовими надали майже половині з тих, хто зареєструвався для навчання.</text:p>
      <text:p text:style-name="P4">
<draw:frame draw:style-name="fr1" draw:name="Image110" text:anchor-type="as-char" svg:width="6.9236in" svg:height="5.118699in" draw:z-index="0">
<draw:image xlink:href="../Images/AРМІЯINFORM/2023-04-07T86-00-00-04-00/divak.jpg" xlink:type="simple" xlink:show="embed" xlink:actuate="onLoad" draw:mime-type="image/jpeg"/>
</draw:frame>
ВікторіяДівак</text:p>
      <text:p text:style-name="P4">
За словами Вікторії Дівак, перед початком навчального процесу людині потрібнопройти півгодинний тест.</text:p>
      <text:p text:style-name="P4">
— Він розроблений організацією EF Language Learning Solutions і має визначатирівень знань держслужбовця: від Elementary до Advanced. Якщо в людини рівеньElementary, то вона після його проходження може перейти на вищий модуль.Звісно, якщо має бажання. Тобто якщо в людини є час і можливості, то вонамогла би пройти, приміром, від рівня А1 до С1. За відгуками, що чую від людей,які вже долучилися до проходження навчання, курс цікавий і корисний дляособистого розвитку, — зауважила представниця Департаменту кадрової політикиМОУ.</text:p>
      <text:p text:style-name="P4">
Відповідно до листа НАДС, у Департаменті кадрової політики Міноборонивизначено фахівця, який наразі виконує функцію адміністратора і надає доступдо навчальної платформи державним службовцям, які хочуть вивчати англійську.</text:p>
      <text:p text:style-name="P4">
— Далі ми, як служба управління персоналу, писали лист на керівниківсамостійних структурних підрозділів Міноборони й органів військовогоуправління, які підпорядковані МОУ, щоб ті подали нам списки державнихслужбовців, які мають бажання навчатися. Відповідно до цього списку ми йнадавали доступ до навчальної платформи, — додала Вікторія Дівак.</text:p>
      <text:p text:style-name="P4">
Ірина Янишпільська, яка нині проходить навчання на платформі EF LanguageLearning Solutions, розповіла, що держслужбовці мають можливість покращитисвої знання з англійської мови навіть з початкового рівня.</text:p>
      <text:p text:style-name="P4">
<draw:frame draw:style-name="fr1" draw:name="Image111" text:anchor-type="as-char" svg:width="6.9236in" svg:height="6.256614in" draw:z-index="0">
<draw:image xlink:href="../Images/AРМІЯINFORM/2023-04-07T86-00-00-04-00/yanyshpilska.jpg" xlink:type="simple" xlink:show="embed" xlink:actuate="onLoad" draw:mime-type="image/jpeg"/>
</draw:frame>
Ірина Янишпільська</text:p>
      <text:p text:style-name="P4">
— Курс дуже зручний. Будь-коли у вільний час ви заходите за відповіднимпосиланням у свій особистий кабінет на Порталі управління знаннями, проходитевизначені модулі, навчаєтеся. Відповідно, навчатися можуть державні службовців будь-якому куточку України. Я, наприклад, навчаюсь на середньому рівні свогознання англійської у вільний від роботи час. Сам курс складено цікаво,інформативно й різносторонньо.</text:p>
      <text:p text:style-name="P4">
Як <text:a xlink:type="simple" xlink:href="https://nads.gov.ua/news/nads-dlia-publichnykh-sluzhbovtsiv-startuvav-vseukrainskyi-proiekt-eng4publicservice-z-vyvchennia-anhliiskoi-movy-na-osvitnii-onlain-platformi" text:style-name="Internet_20_link" text:visited-style-name="Visited_20_Internet_20_Link">
зазначила</text:a>
 голова НАДС Наталія Алюшина, «інтеграціяУкраїни до ЄС потребує, аби наші громадяни говорили з європейськими партнерамиспільною мовою. Наша країна наближається до ЄС політично, юридично таекономічно. Тому активні українці, насамперед публічні службовці, які єобличчям держави, мусять «мовити in English».</text:p>
      <text:p text:style-name="P4">
Програма вивчення англійської мови для публічних службовців у рамках проєктуEng4PublicService доступна зареєстрованим користувачам Порталу управліннязнаннями. Алгоритм реєстрації на навчання —<text:a xlink:type="simple" xlink:href="https://nads.gov.ua/storage/app/sites/5/%D0%BF%D1%80%D0%BE%D1%84%D0%B5%D1%81%D1%96%D0%B9%D0%BD%D0%B5%20%D0%BD%D0%B0%D0%B2%D1%87%D0%B0%D0%BD%D0%BD%D1%8F/ef-instruktsiya-z-reestratsii-v3.pdf" text:style-name="Internet_20_link" text:visited-style-name="Visited_20_Internet_20_Link">
тут.</text:a>
</text:p>
      <text:p text:style-name="P4">
Source: <text:a xlink:type="simple" xlink:href="https://armyinform.com.ua/2023/04/07/v-ukrayini-tryvaye-proyekt-eng4publicservice-z-bezoplatnogo-vyvchennya-anglijskoyi-movy-dlya-derzhsluzhbovcziv/" text:style-name="Internet_20_link" text:visited-style-name="Visited_20_Internet_20_Link">
https://armyinform.com.ua/2023/04/07/v-ukrayini-tryvaye-proyekt-eng4publicservice-z-bezoplatnogo-vyvchennya-anglijskoyi-movy-dlya-derzhsluzhbovcziv/</text:a>
</text:p>
      <!--NEWS-->
      <text:h text:style-name="P10" text:outline-level="1">
<text:span text:style-name="T4">
Олексій Резніков обговорив ситуацію на фронті з міністром оборони Кіпру</text:span>
</text:h>
      <text:p text:style-name="P4">
Author: ['АРМІЯINFORM']</text:p>
      <text:p text:style-name="P4">
Time: 2023-04-07T87:00:00-04:00</text:p>
      <text:p text:style-name="P4">
Description: Міністр оборони України Олексій Резніков в ході візиту до Республіки Кіпр в п`ятни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02-1.jpg" text:style-name="Internet_20_link" text:visited-style-name="Visited_20_Internet_20_Link">
002-1.jpg</text:a>
', '<text:a xlink:type="simple" xlink:href="https://armyinform.com.ua/wp-content/uploads/2023/04/reznikov.jpeg" text:style-name="Internet_20_link" text:visited-style-name="Visited_20_Internet_20_Link">
reznikov.jpe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112" text:anchor-type="as-char" svg:width="6.9236in" svg:height="4.615733in" draw:z-index="0">
<draw:image xlink:href="../Images/AРМІЯINFORM/2023-04-07T87-00-00-04-00/002-1.jpg" xlink:type="simple" xlink:show="embed" xlink:actuate="onLoad" draw:mime-type="image/jpeg"/>
</draw:frame>
 ОлексійРезніков. Фото: Дмитро Юрченко / АрміяInform</text:p>
      <text:p text:style-name="P4">
Міністр оборони України Олексій Резніков в ході візиту до Республіки Кіпр вп`ятницю зустрівся зі своїм колегою Міхалісом Георгалласом.</text:p>
      <text:p text:style-name="P4">
Про це Міністр оборони України<text:a xlink:type="simple" xlink:href="https://twitter.com/oleksiireznikov/status/1644352207817433092" text:style-name="Internet_20_link" text:visited-style-name="Visited_20_Internet_20_Link">
написав</text:a>
у Twitter.</text:p>
      <text:p text:style-name="Quotations">

<text:p text:style-name="P4">
Visiting 🇨🇾  &gt;
  Had a great meeting with my colleague&gt;
 <text:a xlink:type="simple" xlink:href="https://twitter.com/GiorgallasM" text:style-name="Internet_20_link" text:visited-style-name="Visited_20_Internet_20_Link">
@GiorgallasM</text:a>
  &gt;
  Provided an update on the situation on the battlefield.  &gt;
  Grateful to 🇨🇾 for its strong support of our territorial integrity,&gt;
 assistance in defense (trainings, incl. a course on de-mining) &amp;&gt;
 humanitarian spheres  &gt;
  🇺🇦🤝🇨🇾 <text:a xlink:type="simple" xlink:href="https://t.co/Vkbp6Iop5K" text:style-name="Internet_20_link" text:visited-style-name="Visited_20_Internet_20_Link">
pic.twitter.com/Vkbp6Iop5K</text:a>
&gt;
&gt;
 — Oleksii Reznikov (@oleksiireznikov) <text:a xlink:type="simple" xlink:href="https://twitter.com/oleksiireznikov/status/1644352207817433092" text:style-name="Internet_20_link" text:visited-style-name="Visited_20_Internet_20_Link">
April 7,&gt;
 2023</text:a>
</text:p>

</text:p>
      <text:p text:style-name="P4">
Олексій Резніков подякував колезі за тверду підтримку територіальноїцілісності України та допомогу в гуманітарній сфері й обороні, зокрема занавчальний курс з розмінування.</text:p>
      <text:p text:style-name="P4">
<draw:frame draw:style-name="fr1" draw:name="Image113" text:anchor-type="as-char" svg:width="6.9236in" svg:height="6.9236in" draw:z-index="0">
<draw:image xlink:href="../Images/AРМІЯINFORM/2023-04-07T87-00-00-04-00/reznikov.jpeg" xlink:type="simple" xlink:show="embed" xlink:actuate="onLoad" draw:mime-type="image/jpeg"/>
</draw:frame>
</text:p>
      <text:p text:style-name="P4">
«Відвідую Республіку Кіпр. Мав чудову зустріч із моїм колегою МіхалісомГеоргалласом. Надав актуальну інформацію про ситуацію на полі бою. ВдячнийКіпру за рішучу підтримку нашої територіальної цілісності, допомогу воборонній (тренінги, в т.ч. курс з розмінування) та гуманітарній сферах», —йдеться у дописі.</text:p>
      <text:p text:style-name="P4">
Source: <text:a xlink:type="simple" xlink:href="https://armyinform.com.ua/2023/04/07/oleksij-reznikov-obgovoryv-sytuacziyu-na-fronti-na-zustrichi-z-ministrom-oborony-kipru/" text:style-name="Internet_20_link" text:visited-style-name="Visited_20_Internet_20_Link">
https://armyinform.com.ua/2023/04/07/oleksij-reznikov-obgovoryv-sytuacziyu-na-fronti-na-zustrichi-z-ministrom-oborony-kipru/</text:a>
</text:p>
      <!--NEWS-->
      <text:h text:style-name="P10" text:outline-level="1">
<text:span text:style-name="T4">
Затверджено Стратегію формування системи переходу від військової служби до цивільного життя</text:span>
</text:h>
      <text:p text:style-name="P4">
Author: ['АРМІЯINFORM']</text:p>
      <text:p text:style-name="P4">
Time: 2023-04-07T88:00:00-04:00</text:p>
      <text:p text:style-name="P4">
Description: Уряд затвердив Стратегію формування системи переходу від військової служби до циві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095_820_360_0_0_auto.jpg" text:style-name="Internet_20_link" text:visited-style-name="Visited_20_Internet_20_Link">
thumb_202095_820_360_0_0_auto.jpg</text:a>
']</text:p>
      <text:p text:style-name="P4">
Tags: ['STOPRUSSIA', 'АГРЕСІЯ РФ']</text:p>
      <text:p text:style-name="P4">
Category: News</text:p>
      <!--METADATA-->
      <text:p text:style-name="P4">
<draw:frame draw:style-name="fr1" draw:name="Image114" text:anchor-type="as-char" svg:width="6.9236in" svg:height="4.610104in" draw:z-index="0">
<draw:image xlink:href="../Images/AРМІЯINFORM/2023-04-07T88-00-00-04-00/thumb_202095_820_360_0_0_auto.jpg" xlink:type="simple" xlink:show="embed" xlink:actuate="onLoad" draw:mime-type="image/jpeg"/>
</draw:frame>
</text:p>
      <text:p text:style-name="P4">
Уряд затвердив Стратегію формування системи переходу від військової служби доцивільного життя на період до 2032 року, а також План дій щодо допомогиветеранам в адаптації на наступні два роки. Про це повідомив Прем’єр-міністрДенис Шмигаль.</text:p>
      <text:p text:style-name="P4">
«Стратегія дозволить створити чіткий алгоритм і систему допомоги українськимветеранам-героям, аби забезпечити для них комфортні умови з першого дня післязвільнення зі служби, допомогти із роботою чи створенням власного бізнесу», —відзначив очільник Уряду.</text:p>
      <text:p text:style-name="P4">
Як зауважив Прем’єр-міністр, визначено чотири ключові стратегічні цілі, процесмоніторингу та організаційного забезпечення. Денис Шмигаль додав, що стратегіюбуде винесено на розгляд РНБО.</text:p>
      <text:p text:style-name="P4">
<text:span text:style-name="T5">
Джерело:<text:a xlink:type="simple" xlink:href="https://www.kmu.gov.ua/news/denys-shmyhal-stratehiia-perekhodu-vid-viiskovoi-sluzhby-do-tsyvilnoho-zhyttia-dozvolyt-zabezpechyty-komfortni-umovy-dlia-veteraniv" text:style-name="Internet_20_link" text:visited-style-name="Visited_20_Internet_20_Link">
Урядовий портал</text:a>
</text:span>
</text:p>
      <text:p text:style-name="P4">
Source: <text:a xlink:type="simple" xlink:href="https://armyinform.com.ua/2023/04/07/zatverdzheno-strategiyu-formuvannya-systemy-perehodu-vid-vijskovoyi-sluzhby-do-czyvilnogo-zhyttya/" text:style-name="Internet_20_link" text:visited-style-name="Visited_20_Internet_20_Link">
https://armyinform.com.ua/2023/04/07/zatverdzheno-strategiyu-formuvannya-systemy-perehodu-vid-vijskovoyi-sluzhby-do-czyvilnogo-zhyttya/</text:a>
</text:p>
      <!--NEWS-->
      <text:h text:style-name="P10" text:outline-level="1">
<text:span text:style-name="T4">
У столиці відбулася зустріч пам’яті добровольця Дениса Артюхова</text:span>
</text:h>
      <text:p text:style-name="P4">
Author: ['Володимир Загребельний']</text:p>
      <text:p text:style-name="P4">
Time: 2023-04-07T89:00:00-04:00</text:p>
      <text:p text:style-name="P4">
Description: У просторі виставки «Україна — розп’яття» Національного музею історії України у Друг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6-1.jpg" text:style-name="Internet_20_link" text:visited-style-name="Visited_20_Internet_20_Link">
golovna-6-1.jpg</text:a>
', '<text:a xlink:type="simple" xlink:href="https://armyinform.com.ua/wp-content/uploads/2023/04/zustrich-pamyati-001-150x150.jpg" text:style-name="Internet_20_link" text:visited-style-name="Visited_20_Internet_20_Link">
zustrich-pamyati-001-150x150.jpg</text:a>
', '<text:a xlink:type="simple" xlink:href="https://armyinform.com.ua/wp-content/uploads/2023/04/zustrich-pamyati-002-150x150.jpg" text:style-name="Internet_20_link" text:visited-style-name="Visited_20_Internet_20_Link">
zustrich-pamyati-002-150x150.jpg</text:a>
', '<text:a xlink:type="simple" xlink:href="https://armyinform.com.ua/wp-content/uploads/2023/04/zustrich-pamyati-004-150x150.jpg" text:style-name="Internet_20_link" text:visited-style-name="Visited_20_Internet_20_Link">
zustrich-pamyati-004-150x150.jpg</text:a>
', '<text:a xlink:type="simple" xlink:href="https://armyinform.com.ua/wp-content/uploads/2023/04/zustrich-pamyati-006-150x150.jpg" text:style-name="Internet_20_link" text:visited-style-name="Visited_20_Internet_20_Link">
zustrich-pamyati-006-150x150.jpg</text:a>
', '<text:a xlink:type="simple" xlink:href="https://armyinform.com.ua/wp-content/uploads/2023/04/zustrich-pamyati-007-150x150.jpg" text:style-name="Internet_20_link" text:visited-style-name="Visited_20_Internet_20_Link">
zustrich-pamyati-007-150x150.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ІЙНА', 'ВТОРГНЕННЯ РФ', 'ЗУСТРІЧ']</text:p>
      <text:p text:style-name="P4">
Category: News</text:p>
      <!--METADATA-->
      <text:p text:style-name="P4">
<draw:frame draw:style-name="fr1" draw:name="Image115" text:anchor-type="as-char" svg:width="6.9236in" svg:height="4.615733in" draw:z-index="0">
<draw:image xlink:href="../Images/AРМІЯINFORM/2023-04-07T89-00-00-04-00/golovna-6-1.jpg" xlink:type="simple" xlink:show="embed" xlink:actuate="onLoad" draw:mime-type="image/jpeg"/>
</draw:frame>
</text:p>
      <text:p text:style-name="P4">
У просторі виставки «Україна — розп’яття» Національного музею історії Україниу Другій світовій війні відбулася зустріч пам’яті Дениса Артюхова, на псевдо«Ден», старшого солдата окремої механізованої бригади імені князя ВолодимираМономаха Збройних Сил України, який загинув 7 квітня 2022 року.</text:p>
      <text:p text:style-name="P4">
Денис народився на Донеччині у місті Горлівка. Закінчив Горлівське вищепрофесійне училище № 37. У мирному житті любив зустрічатися з друзями тарибалити. Починаючи з 2015 року й до останнього подиху, захищав рідну землю улавах Збройних Сил України.</text:p>
      <text:p text:style-name="P4">
Побратими знали його позицію: він став добровольцем, щоб повернутись у ріднемісто. З осудом ставився до земляків, які піддалися російській пропаганді йзрадили країну. Останній його пост у Facebook — цитата Ґолди Меїр: «Не можнадомовлятися про мир з тими, хто прийшов тебе вбивати».</text:p>
      <text:p text:style-name="P4">
<text:a xlink:type="simple" xlink:href="https://armyinform.com.ua/wp-content/uploads/2023/04/zustrich-pamyati-001.jpg" text:style-name="Internet_20_link" text:visited-style-name="Visited_20_Internet_20_Link">
<draw:frame draw:style-name="fr1" draw:name="Image116" text:anchor-type="as-char" svg:width="6.9236in" svg:height="6.9236in" draw:z-index="0">
<draw:image xlink:href="../Images/AРМІЯINFORM/2023-04-07T89-00-00-04-00/zustrich-pamyati-001-150x150.jpg" xlink:type="simple" xlink:show="embed" xlink:actuate="onLoad" draw:mime-type="image/jpeg"/>
</draw:frame>
</text:a>
</text:p>
      <text:p text:style-name="P4">
<text:a xlink:type="simple" xlink:href="https://armyinform.com.ua/wp-content/uploads/2023/04/zustrich-pamyati-002.jpg" text:style-name="Internet_20_link" text:visited-style-name="Visited_20_Internet_20_Link">
<draw:frame draw:style-name="fr1" draw:name="Image117" text:anchor-type="as-char" svg:width="6.9236in" svg:height="6.9236in" draw:z-index="0">
<draw:image xlink:href="../Images/AРМІЯINFORM/2023-04-07T89-00-00-04-00/zustrich-pamyati-002-150x150.jpg" xlink:type="simple" xlink:show="embed" xlink:actuate="onLoad" draw:mime-type="image/jpeg"/>
</draw:frame>
</text:a>
</text:p>
      <text:p text:style-name="P4">
Денис любив відвідувати Музей війни, зокрема виставковий проєкт «УкраїнськийСхід». Це й стало вирішальним чинником для родини передати його особисті речіна довічне зберігання до Музею.</text:p>
      <text:p text:style-name="P4">
читайте також:</text:p>
      <text:p text:style-name="P4">
<text:a xlink:type="simple" xlink:href="https://armyinform.com.ua/2023/03/14/u-kyyevi-vidbulasya-zustrich-pamyati-dobrovolczya-artema-sohanya/" text:style-name="Internet_20_link" text:visited-style-name="Visited_20_Internet_20_Link">
У Києві відбулася зустріч пам’яті добровольця АртемаСоханя</text:a>
</text:p>
      <text:p text:style-name="P4">
«Я дуже вдячна музею, який погодився на пропозицію увічнити пам’ять про могобрата. Цей музей є знаковим для нашої родини. Денис з відкриття експозиції провійну на Сході України часто приходив сюди й довго дивився на експонати.Подовгу зупинявся на локаціях. І завжди виходив засмучений. І від сьогодні увідвідувачів музею є можливість дивитися на його речі, а працівники музеюбудуть розповідати про нього», — зазначила Алла Борових, сестра ДенисаАртюхова.</text:p>
      <text:p text:style-name="P4">
<text:a xlink:type="simple" xlink:href="https://armyinform.com.ua/wp-content/uploads/2023/04/zustrich-pamyati-004.jpg" text:style-name="Internet_20_link" text:visited-style-name="Visited_20_Internet_20_Link">
<draw:frame draw:style-name="fr1" draw:name="Image118" text:anchor-type="as-char" svg:width="6.9236in" svg:height="6.9236in" draw:z-index="0">
<draw:image xlink:href="../Images/AРМІЯINFORM/2023-04-07T89-00-00-04-00/zustrich-pamyati-004-150x150.jpg" xlink:type="simple" xlink:show="embed" xlink:actuate="onLoad" draw:mime-type="image/jpeg"/>
</draw:frame>
</text:a>
</text:p>
      <text:p text:style-name="P4">
<text:a xlink:type="simple" xlink:href="https://armyinform.com.ua/wp-content/uploads/2023/04/zustrich-pamyati-006.jpg" text:style-name="Internet_20_link" text:visited-style-name="Visited_20_Internet_20_Link">
<draw:frame draw:style-name="fr1" draw:name="Image119" text:anchor-type="as-char" svg:width="6.9236in" svg:height="6.9236in" draw:z-index="0">
<draw:image xlink:href="../Images/AРМІЯINFORM/2023-04-07T89-00-00-04-00/zustrich-pamyati-006-150x150.jpg" xlink:type="simple" xlink:show="embed" xlink:actuate="onLoad" draw:mime-type="image/jpeg"/>
</draw:frame>
</text:a>
</text:p>
      <text:p text:style-name="P4">
<text:a xlink:type="simple" xlink:href="https://armyinform.com.ua/wp-content/uploads/2023/04/zustrich-pamyati-007.jpg" text:style-name="Internet_20_link" text:visited-style-name="Visited_20_Internet_20_Link">
<draw:frame draw:style-name="fr1" draw:name="Image120" text:anchor-type="as-char" svg:width="6.9236in" svg:height="6.9236in" draw:z-index="0">
<draw:image xlink:href="../Images/AРМІЯINFORM/2023-04-07T89-00-00-04-00/zustrich-pamyati-007-150x150.jpg" xlink:type="simple" xlink:show="embed" xlink:actuate="onLoad" draw:mime-type="image/jpeg"/>
</draw:frame>
</text:a>
</text:p>
      <text:p text:style-name="P4">
Довідково: За особисту мужність і самовіддані дії, виявлені у захистідержавного суверенітету та територіальної цілісності України, вірністьвійськовій присязі Президент України<text:a xlink:type="simple" xlink:href="https://armyinform.com.ua/2022/05/13/ukazom-prezydenta-derzhavnymy-nagorodamy-vidznacheni-269-vijskovosluzhbovcziv-zs-ukrayiny-14-z-nyh-posmertno/" text:style-name="Internet_20_link" text:visited-style-name="Visited_20_Internet_20_Link">
нагородив</text:a>
 старшого солдата Артюхова Дениса Володимировичамедаллю «За військову службу Україні».</text:p>
      <text:p text:style-name="P4">
Старший солдат Артюхов Денис Володимирович прийняв останній бій 7 квітня 2022року поблизу села Павлівка Волноваського району на рідній Донеччині.</text:p>
      <text:p text:style-name="P4">
<text:span text:style-name="T5">
Фото авторів</text:span>
</text:p>
      <text:p text:style-name="P4">
<draw:frame draw:style-name="fr1" draw:name="Image121" text:anchor-type="as-char" svg:width="6.9236in" svg:height="6.9236in" draw:z-index="0">
<draw:image xlink:href="../Images/AРМІЯINFORM/2023-04-07T89-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4/07/u-stolyczi-vidbulasya-zustrich-pamyati-dobrovolczya-denysa-artyuhova/" text:style-name="Internet_20_link" text:visited-style-name="Visited_20_Internet_20_Link">
https://armyinform.com.ua/2023/04/07/u-stolyczi-vidbulasya-zustrich-pamyati-dobrovolczya-denysa-artyuhova/</text:a>
</text:p>
      <!--NEWS-->
      <text:h text:style-name="P10" text:outline-level="1">
<text:span text:style-name="T4">
Повідомлено про підозру колишньому «політологу» Медведчука, який переховується у Криму</text:span>
</text:h>
      <text:p text:style-name="P4">
Author: ['АРМІЯINFORM']</text:p>
      <text:p text:style-name="P4">
Time: 2023-04-07T90:00:00-04:00</text:p>
      <text:p text:style-name="P4">
Description: Служба безпеки зібрала доказову базу на прокремлівського «політолога» Олександ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0acd8ca75268f170abc0343caffc3db0eeb62b1.jpg" text:style-name="Internet_20_link" text:visited-style-name="Visited_20_Internet_20_Link">
00acd8ca75268f170abc0343caffc3db0eeb62b1.jpg</text:a>
']</text:p>
      <text:p text:style-name="P4">
Tags: ['STOPRUSSIA', 'АГРЕСІЯ РФ', 'СБУ']</text:p>
      <text:p text:style-name="P4">
Category: News</text:p>
      <!--METADATA-->
      <text:p text:style-name="P4">
<draw:frame draw:style-name="fr1" draw:name="Image122" text:anchor-type="as-char" svg:width="6.9236in" svg:height="4.473711in" draw:z-index="0">
<draw:image xlink:href="../Images/AРМІЯINFORM/2023-04-07T90-00-00-04-00/00acd8ca75268f170abc0343caffc3db0eeb62b1.jpg" xlink:type="simple" xlink:show="embed" xlink:actuate="onLoad" draw:mime-type="image/jpeg"/>
</draw:frame>
</text:p>
      <text:p text:style-name="P4">
Служба безпеки зібрала доказову базу на прокремлівського «політолога»Олександра Лазарєва, який допомагає агресору у війні проти України.</text:p>
      <text:p text:style-name="P4">
Фігурант ще до початку повномасштабного вторгнення входив до пулу публічнихпсевдоекспертів, які працювали на Медведчука, Мураєва та Шарія.</text:p>
      <text:p text:style-name="P4">
Сам Лазарєв безпосередньо займався «розкруткою» медійних образів поплічниківкремля і допомагав їм у просуванні ворожих наративів в інформпросторі.</text:p>
      <text:p text:style-name="P4">
Для цього був частим «гостем» в ефірах підсанкційних каналів «Наш», «Zik»,«NewsOne», «112» і «russia today».</text:p>
      <text:p text:style-name="P4">
У своїх коментарях він неодноразово виправдовував агресивну політику москви іназивав бойові дії на сході України «громадянською війною».</text:p>
      <text:p text:style-name="P4">
Втім, після 24 лютого минулого року Лазарєв приховано виїхав за кордон.</text:p>
      <text:p text:style-name="P4">
Згодом він прибув на територію окупованого Криму та приєднався до найближчогооточення Аксьонова, якому допомагає у проведенні ворожих інформкампаній напівострові.</text:p>
      <text:p text:style-name="P4">
На підставі зібраних доказів слідчі Служби безпеки повідомили фігуранту пропідозру у державній зраді, а також за порушення рівноправності громадянзалежно від їх расової, національної, регіональної належності, релігійнихпереконань, інвалідності та за іншими ознаками.</text:p>
      <text:p text:style-name="P4">
Тривають комплексні заходи для притягнення його до відповідальності.</text:p>
      <text:p text:style-name="P4">
Розслідування проводили за процесуального керівництва Київської обласноїпрокуратури.</text:p>
      <text:p text:style-name="P4">
<text:span text:style-name="T5">
Джерело:<text:a xlink:type="simple" xlink:href="https://ssu.gov.ua/novyny/sbu-povidomyla-pro-pidozru-politolohu-medvedchuka-yakyi-perekhovuietsia-u-krymu" text:style-name="Internet_20_link" text:visited-style-name="Visited_20_Internet_20_Link">
СБУ</text:a>
</text:span>
</text:p>
      <text:p text:style-name="P4">
Source: <text:a xlink:type="simple" xlink:href="https://armyinform.com.ua/2023/04/07/povidomleno-pro-pidozru-kolyshnomu-politologu-medvedchuka-yakyj-perehovuyetsya-u-krymu/" text:style-name="Internet_20_link" text:visited-style-name="Visited_20_Internet_20_Link">
https://armyinform.com.ua/2023/04/07/povidomleno-pro-pidozru-kolyshnomu-politologu-medvedchuka-yakyj-perehovuyetsya-u-krymu/</text:a>
</text:p>
      <!--NEWS-->
      <text:h text:style-name="P10" text:outline-level="1">
<text:span text:style-name="T4">
Війна відкинула нас на 16 років назад у контексті добробуту громадян — Мінсоцполітики</text:span>
</text:h>
      <text:p text:style-name="P4">
Author: ['Леся Медведенко']</text:p>
      <text:p text:style-name="P4">
Time: 2023-04-07T91:00:00-04:00</text:p>
      <text:p text:style-name="P4">
Description: Про це розповіла під час дискусії на тему «Зміна демографічної ситуації в 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jpeg" text:style-name="Internet_20_link" text:visited-style-name="Visited_20_Internet_20_Link">
foto-1.jpeg</text:a>
', '<text:a xlink:type="simple" xlink:href="https://armyinform.com.ua/wp-content/uploads/2023/04/foto-2-3.jpg" text:style-name="Internet_20_link" text:visited-style-name="Visited_20_Internet_20_Link">
foto-2-3.jpg</text:a>
', '<text:a xlink:type="simple" xlink:href="https://armyinform.com.ua/wp-content/uploads/2023/04/foto-3-2-1-e1680888448329.jpg" text:style-name="Internet_20_link" text:visited-style-name="Visited_20_Internet_20_Link">
foto-3-2-1-e1680888448329.jpg</text:a>
']</text:p>
      <text:p text:style-name="P4">
Tags: ['STOPRUSSIA', 'АГРЕСІЯ РФ', 'ВТОРГНЕННЯ РФ', 'СОЦЗАХИСТ', 'СОЦІАЛЬНИЙ ЗАХИСТ']</text:p>
      <text:p text:style-name="P4">
Category: News</text:p>
      <!--METADATA-->
      <text:p text:style-name="P4">
<draw:frame draw:style-name="fr1" draw:name="Image123" text:anchor-type="as-char" svg:width="6.9236in" svg:height="4.615733in" draw:z-index="0">
<draw:image xlink:href="../Images/AРМІЯINFORM/2023-04-07T91-00-00-04-00/foto-1.jpeg" xlink:type="simple" xlink:show="embed" xlink:actuate="onLoad" draw:mime-type="image/jpeg"/>
</draw:frame>
</text:p>
      <text:p text:style-name="P4">
Про це розповіла під час<text:a xlink:type="simple" xlink:href="https://www.facebook.com/photo/" text:style-name="Internet_20_link" text:visited-style-name="Visited_20_Internet_20_Link">
дискусії</text:a>
на тему «Зміна демографічної ситуації в країні: прогнози і виклики длядержави» перший заступник Міністра соціальної політики України Дарія Марчак.Учасники заходу обговорили виклики демографічної кризи, спричинені війною урізних сферах життя українців.</text:p>
      <text:p text:style-name="P4">
Демографічна криза має значний вплив на соціальну сферу. Перший виклик — цевиїзд українських громадян за кордон. Через зменшення кількості людей у країнівідповідно зменшується кількість платників податків. Наприклад, число тих, хтопрацює, які сплачують ЄСВ (без військових), знизилась на 25 %.</text:p>
      <text:p text:style-name="P4">
Водночас спостерігається масштабна внутрішня міграція, а це другий викликдемографічної кризи. Наразі вже зареєстровано 4,8 млн внутрішньо переміщенихосіб.</text:p>
      <text:p text:style-name="P4">
— Наголошую, що реєструються не всі ВПО, і це окрема проблема. З-поміжзареєстрованих близько 1,1 млн громадян повторно переміщені, тобто спочаткувони перемістилися з території ОРДЛО, а після широкомасштабного вторгненняперемістилися знову. Більше як 1 мільйон ВПО — це діти. В цілому 3,5 млн —переміщені з 24 лютого 2022 року, а 4,8 млн — з урахуванням ВПО з 2014 року, —зазначила Дарія Марчак.</text:p>
      <text:p text:style-name="P4">
<draw:frame draw:style-name="fr1" draw:name="Image124" text:anchor-type="as-char" svg:width="6.9236in" svg:height="4.615733in" draw:z-index="0">
<draw:image xlink:href="../Images/AРМІЯINFORM/2023-04-07T91-00-00-04-00/foto-2-3.jpg" xlink:type="simple" xlink:show="embed" xlink:actuate="onLoad" draw:mime-type="image/jpeg"/>
</draw:frame>
</text:p>
      <text:p text:style-name="P4">
Значна частина ВПО не зможуть повернутися додому. За оцінками Світового банкущодо шкоди і збитків, завданих війною, майже пів мільйона одиниць житла вУкраїні повністю зруйновано, майже мільйон одиниць житла пошкоджено. Соціальнапідтримка таких громадян відбувається через програму виплат (2000 грн надорослого зареєстрованого ВПО та 3000 грн на дитину).</text:p>
      <text:p text:style-name="P4">
— Крім того, відбувається тиск на спроможність системи соціального захистунадавати необхідний обсяг послуг у всіх громадах, куди переїжджають такі люди.Оскільки необхідні додаткові місця в дитячих садках, школах, закладах охорониздоров’я, виникає додаткове навантаження на соціальних працівників, і ми неможемо спрогнозувати станом на сьогодні, який обсяг інфраструктури потрібно вдовгостроковій перспективі будувати в цих громадах. Не відомо, скільки з ВПОповернуться додому, а скільки назавжди залишаться в цій громаді, — пояснилаперший заступник міністра соціальної політики України.</text:p>
      <text:p text:style-name="P4">
<draw:frame draw:style-name="fr1" draw:name="Image125" text:anchor-type="as-char" svg:width="6.9236in" svg:height="7.812441in" draw:z-index="0">
<draw:image xlink:href="../Images/AРМІЯINFORM/2023-04-07T91-00-00-04-00/foto-3-2-1-e1680888448329.jpg" xlink:type="simple" xlink:show="embed" xlink:actuate="onLoad" draw:mime-type="image/jpeg"/>
</draw:frame>
</text:p>
      <text:p text:style-name="P4">
Третій суттєвий виклик — це зростання кількості громадян, які опинилися замежею бідності.</text:p>
      <text:p text:style-name="P4">
— Війна відкинула нас на 16 років у контексті добробуту громадян. 25 %домогосподарств у країні опинилися за межею бідності, а це — 7,1 млн громадян.Ще 3,7 млн ризикують потрапити за межу бідності. Крім того, ми втратили 2,4млн робочих місць.</text:p>
      <text:p text:style-name="P4">
Ще одна лінія негативного впливу демографічних змін на систему соціальногозахисту —це стрімка інвалідизація суспільства. За даними системи Пенсійногофонду, який реєструє виплати пенсій з інвалідності, протягом 2022 рокудодатково 13 тис. осіб почали отримувати пенсію з інвалідності.</text:p>
      <text:p text:style-name="P4">
— Ми не маємо повної картини в цій сфері, але розуміємо, що цифри масштабні.Це великий системний ризик для країни, бо якщо швидко не допомогти цимгромадянам, ми отримаємо потенційно нову когорту непрацездатних людей, які нематимуть власних джерел доходів і повністю залежатимуть від держави, — визналаДарія Марчак.</text:p>
      <text:p text:style-name="P4">
Наступний системний негативний вплив війни це збільшення кількості дітей, яківтратили одного чи обох батьків. Водночас, за словами посадовиці,спостерігається різке призупинення темпів деінституціалізації системи закладівопіки. Однак пріоритетом соціальної політики залишається забезпеченнявиховання дітей у родинах, зокрема розвиток дитячих будинків сімейного типу.Війна сильно порушила цей тренд, і це додатковий ризик, від цього залежить,якою виросте ця дитина, наскільки вона буде соціалізована, чи матиме добруосвіту й згодом власні джерела доходів.</text:p>
      <text:p text:style-name="P4">
<text:span text:style-name="T4">
За даними Мінсоцполітики, якщо говорити про середньо та довгостроковінаслідки впливу війни на демографічну ситуацію, то очікується:</text:span>
</text:p>
      <ul>
        <li>
зменшення кількості громадян, що працюють (за даними Світового банку 19 % тих, хто покинув країну, не планують повертатися додому);  * 2 млн громадян були насильно депортовані до країни-агресора, також є ризик, що вони не зможуть повернутися додому;  * 1,5 млн робочих місць можуть бути повністю втрачені;  * збільшення кількості тих, хто має право на достроковий вихід на пенсію.</li>
      </ul>
      <text:p text:style-name="P4">
<text:span text:style-name="T4">
Водночас збільшиться кількість осіб, які матимуть право на постійнісоціальні виплати від держави та ранні терміни виходу на пенсію:</text:span>
</text:p>
      <ul>
        <li>
особи, які втратили годувальника,  * особи, які отримали інвалідність,  * всі, хто матимуть статус УБД (вийдуть на пенсію у віці 50-55 років).</li>
      </ul>
      <text:p text:style-name="P4">
У зв’язку з цим серед пріоритетів соціальної підтримки Дарія Марчак назваланадання соціальних послуг. Це означає, що кожна людина, яка потребуєпідтримки, має знати телефон або місцеперебування кейс-менеджера, якийпідкаже, як розв’язати проблему.</text:p>
      <text:p text:style-name="P4">
Особливу увагу приділятимуть підтримці ветеранів у період переходу відвійськової служби до цивільного життя, яка включає психологічну та фізичнуреабілітацію, сприяння у працевлаштуванні, перенавчанні, забезпеченні житлом.Серед цілей цього складного періоду для країни стане сприяння економічнійсамостійності громадян, запровадження стимулів до працевлаштування ітривалішої трудової активності.</text:p>
      <text:p text:style-name="P4">
<text:span text:style-name="T5">
Фото Юрія Вереса</text:span>
</text:p>
      <text:p text:style-name="P4">
Source: <text:a xlink:type="simple" xlink:href="https://armyinform.com.ua/2023/04/07/vijna-vidkynula-nas-na-16-rokiv-nazad-u-konteksti-dobrobutu-gromadyan-minsoczpolityky/" text:style-name="Internet_20_link" text:visited-style-name="Visited_20_Internet_20_Link">
https://armyinform.com.ua/2023/04/07/vijna-vidkynula-nas-na-16-rokiv-nazad-u-konteksti-dobrobutu-gromadyan-minsoczpolityky/</text:a>
</text:p>
      <!--NEWS-->
      <text:h text:style-name="P10" text:outline-level="1">
<text:span text:style-name="T4">
Багато росіян підробляють довідки про хвороби, щоб не повертатися на фронт — перехоплення ГУР</text:span>
</text:h>
      <text:p text:style-name="P4">
Author: ['АРМІЯINFORM']</text:p>
      <text:p text:style-name="P4">
Time: 2023-04-07T92:00:00-04:00</text:p>
      <text:p text:style-name="P4">
Description: Військовий рф розповів колезі про крадіжки серед військових, відсутність відпуст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e83dd9f-2872f5f0f83457327eeef050da99eb55.jpg" text:style-name="Internet_20_link" text:visited-style-name="Visited_20_Internet_20_Link">
5e83dd9f-2872f5f0f83457327eeef050da99eb55.jpg</text:a>
']</text:p>
      <text:p text:style-name="P4">
Tags: ['STOPRUSSIA', 'АГРЕСІЯ РФ', 'ГУР МО УКРАЇНИ', 'ДУТА ВЕЛИЧ РОСАРМІЇ']</text:p>
      <text:p text:style-name="P4">
Category: News</text:p>
      <!--METADATA-->
      <text:p text:style-name="P4">
<draw:frame draw:style-name="fr1" draw:name="Image126" text:anchor-type="as-char" svg:width="6.9236in" svg:height="4.32725in" draw:z-index="0">
<draw:image xlink:href="../Images/AРМІЯINFORM/2023-04-07T92-00-00-04-00/5e83dd9f-2872f5f0f83457327eeef050da99eb55.jpg" xlink:type="simple" xlink:show="embed" xlink:actuate="onLoad" draw:mime-type="image/jpeg"/>
</draw:frame>
Ілюстративне фото</text:p>
      <text:p text:style-name="P4">
Військовий рф розповів колезі про крадіжки серед військових, відсутністьвідпустки і зарплатні. Вони шоковані і кажуть, що скоро будуть ходити всюди зусіма своїми речами. Також окупант розповідає про безлад у наметовомумістечку, де всім на все байдуже.</text:p>
      <text:p text:style-name="P4">
<text:span text:style-name="T5">
Джерело:<text:a xlink:type="simple" xlink:href="https://t.me/DIUkraine/2180" text:style-name="Internet_20_link" text:visited-style-name="Visited_20_Internet_20_Link">
ГУР МОУ</text:a>
</text:span>
</text:p>
      <text:p text:style-name="P4">
Source: <text:a xlink:type="simple" xlink:href="https://armyinform.com.ua/2023/04/07/bagato-rosiyan-pidroblyayut-dovidky-pro-hvoroby-shhob-ne-povertatysya-na-front-perehoplennya-gur/" text:style-name="Internet_20_link" text:visited-style-name="Visited_20_Internet_20_Link">
https://armyinform.com.ua/2023/04/07/bagato-rosiyan-pidroblyayut-dovidky-pro-hvoroby-shhob-ne-povertatysya-na-front-perehoplennya-gur/</text:a>
</text:p>
      <!--NEWS-->
      <text:h text:style-name="P10" text:outline-level="1">
<text:span text:style-name="T4">
Міжнародні організації допомагатимуть пошуковим командам Мінреінтеграції</text:span>
</text:h>
      <text:p text:style-name="P4">
Author: ['АРМІЯINFORM']</text:p>
      <text:p text:style-name="P4">
Time: 2023-04-07T93:00:00-04:00</text:p>
      <text:p text:style-name="P4">
Description: Відповідний напрям взаємодії обговорювався під час зустрічі представників міжнар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45a055896b7227a0856879da86b26c9.jpg" text:style-name="Internet_20_link" text:visited-style-name="Visited_20_Internet_20_Link">
d45a055896b7227a0856879da86b26c9.jpg</text:a>
']</text:p>
      <text:p text:style-name="P4">
Tags: ['STOPRUSSIA', 'АГРЕСІЯ РФ', 'СВІТ ПІДТРИМУЄ УКРАЇНУ']</text:p>
      <text:p text:style-name="P4">
Category: News</text:p>
      <!--METADATA-->
      <text:p text:style-name="P4">
<draw:frame draw:style-name="fr1" draw:name="Image127" text:anchor-type="as-char" svg:width="6.9236in" svg:height="3.4618in" draw:z-index="0">
<draw:image xlink:href="../Images/AРМІЯINFORM/2023-04-07T93-00-00-04-00/d45a055896b7227a0856879da86b26c9.jpg" xlink:type="simple" xlink:show="embed" xlink:actuate="onLoad" draw:mime-type="image/jpeg"/>
</draw:frame>
 Ілюстративнефото</text:p>
      <text:p text:style-name="P4">
Відповідний напрям взаємодії обговорювався під час зустрічі представниківміжнародного благодійного фонду Sons of Liberty International та Legenda TNT &amp;Military archaeology з Уповноваженим зі зниклих безвісти Олегом Котенком.</text:p>
      <text:p text:style-name="P4">
Під час зустрічі керівництво міжнародних організацій повідомило про готовністьпроводити тренінги з обізнаності щодо вибухонебезпечних предметів (ВНП) дляучасників пошукових команд Мінреінтеграції. А також – організовувати їхсупровід до локацій ймовірних поховань зниклих безвісти в умовах підвищеноїмінної небезпеки.</text:p>
      <text:p text:style-name="P4">
Зазначені заходи сприятимуть зменшенню ризиків уражень членів таких командмінами та нерозірваними боєприпасами.</text:p>
      <text:p text:style-name="P4">
У підсумку зустрічі представники міжнародних організацій передалиУповноваженому зі зниклих безвісти безпілотний авіаційний комплекс. Обладнаннядопомагатиме пошуковим командам Міністерства здійснювати превентивнеобстеження місць ймовірного поховання та виявляти ВНП на місцях таких локацій.</text:p>
      <text:p text:style-name="P4">
<text:span text:style-name="T5">
Джерело:<text:a xlink:type="simple" xlink:href="https://www.kmu.gov.ua/news/mizhnarodni-orhanizatsii-dopomahatymut-poshukovym-komandam-minreintehratsii" text:style-name="Internet_20_link" text:visited-style-name="Visited_20_Internet_20_Link">
Урядовий портал</text:a>
</text:span>
</text:p>
      <text:p text:style-name="P4">
Source: <text:a xlink:type="simple" xlink:href="https://armyinform.com.ua/2023/04/07/mizhnarodni-organizacziyi-dopomagatymut-poshukovym-komandam-minreintegracziyi/" text:style-name="Internet_20_link" text:visited-style-name="Visited_20_Internet_20_Link">
https://armyinform.com.ua/2023/04/07/mizhnarodni-organizacziyi-dopomagatymut-poshukovym-komandam-minreintegracziyi/</text:a>
</text:p>
      <!--NEWS-->
      <text:h text:style-name="P10" text:outline-level="1">
<text:span text:style-name="T4">
Уряд схвалив Стратегію державної політики щодо внутрішнього переміщення на період до 2025 року</text:span>
</text:h>
      <text:p text:style-name="P4">
Author: ['АРМІЯINFORM']</text:p>
      <text:p text:style-name="P4">
Time: 2023-04-07T94:00:00-04:00</text:p>
      <text:p text:style-name="P4">
Description: Сьогодні Кабмін схвалив Стратегію державної політики щодо внутрішнього переміще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45021971_613x321_2_0_nw.jpeg" text:style-name="Internet_20_link" text:visited-style-name="Visited_20_Internet_20_Link">
1645021971_613x321_2_0_nw.jpeg</text:a>
']</text:p>
      <text:p text:style-name="P4">
Tags: ['STOPRUSSIA', 'ВТОРГНЕННЯ РФ', 'МІНРЕІНТЕГРАЦІЇ']</text:p>
      <text:p text:style-name="P4">
Category: News</text:p>
      <!--METADATA-->
      <text:p text:style-name="P4">
<draw:frame draw:style-name="fr1" draw:name="Image128" text:anchor-type="as-char" svg:width="6.9236in" svg:height="3.625572in" draw:z-index="0">
<draw:image xlink:href="../Images/AРМІЯINFORM/2023-04-07T94-00-00-04-00/1645021971_613x321_2_0_nw.jpeg" xlink:type="simple" xlink:show="embed" xlink:actuate="onLoad" draw:mime-type="image/jpeg"/>
</draw:frame>
 Ілюстративне фото</text:p>
      <text:p text:style-name="P4">
Сьогодні Кабмін схвалив Стратегію державної політики щодо внутрішньогопереміщення на період до 2025 року. Також затверджено відповідний операційнийплан на 2023-2025 роки.</text:p>
      <text:p text:style-name="P4">
Документ розроблений Мінреінтеграції за підтримки Ради Європи. До йогонапрацювання також долучилися експерти міжнародних і громадських організацій,які опікуються захистом прав внутрішньо переміщених осіб.</text:p>
      <text:p text:style-name="P4">
Прийняття нової Стратегії – це реагування держави на виклики масовогопереміщення населення, спричинені повномасштабною агресією рф. Нею передбаченадержавна підтримка ВПО на всіх етапах – від евакуації, у процесі соціальноїадаптації на новому місці й до моменту повернення до місця постійногопроживання.</text:p>
      <text:p text:style-name="P4">
Таким чином, держава буде фокусуватися на 5 стратегічних цілях:  1. Реагування держави на виклики внутрішнього переміщення.  2. Безпечна евакуація громадян із небезпечних районів і задоволення їхніхгуманітарних потреб.  3. Адаптація ВПО на новому місці проживання.  4. Інтеграція та розвиток ВПО у приймаючих територіальних громадах.  5. Підтримка безпечного повернення до покинутого місця проживання тареінтеграції.</text:p>
      <text:p text:style-name="P4">
«Державна політика щодо внутрішнього переміщення має формуватися комплексно.Зараз основну увагу маємо зосередити на адаптації та подальшій інтеграціївнутрішньо переміщених осіб у приймаючих громадах. Це і доступ до освітніхпослуг, і працевлаштування, і підтримка самозайнятості. Важливою складовою єнадання фахової психологічної допомоги. Дякую Раді Європи та громадськиморганізаціям, які долучилися до розробки Стратегії. Відтепер ми маємо чіткебачення, як реагувати на виклики внутрішнього переміщення», – наголосилаВіцепрем’єр-міністр Ірина Верещук.</text:p>
      <text:p text:style-name="P4">
<text:span text:style-name="T5">
Джерело:<text:a xlink:type="simple" xlink:href="https://minre.gov.ua/2023/04/07/uryad-shvalyv-strategiyu-derzhavnoyi-polityky-shhodo-vnutrishnogo-peremishhennya-na-period-do-2025-roku/" text:style-name="Internet_20_link" text:visited-style-name="Visited_20_Internet_20_Link">
Мінреінтеграції </text:a>
</text:span>
</text:p>
      <text:p text:style-name="P4">
Source: <text:a xlink:type="simple" xlink:href="https://armyinform.com.ua/2023/04/07/uryad-shvalyv-strategiyu-derzhavnoyi-polityky-shhodo-vnutrishnogo-peremishhennya-na-period-do-2025-roku/" text:style-name="Internet_20_link" text:visited-style-name="Visited_20_Internet_20_Link">
https://armyinform.com.ua/2023/04/07/uryad-shvalyv-strategiyu-derzhavnoyi-polityky-shhodo-vnutrishnogo-peremishhennya-na-period-do-2025-roku/</text:a>
</text:p>
      <!--NEWS-->
      <text:h text:style-name="P10" text:outline-level="1">
<text:span text:style-name="T4">
Спроба росії поставити Україну в рабські умови розпочалася з окупації Криму – Володимир Зеленський</text:span>
</text:h>
      <text:p text:style-name="P4">
Author: ['АРМІЯINFORM']</text:p>
      <text:p text:style-name="P4">
Time: 2023-04-07T95:00:00-04:00</text:p>
      <text:p text:style-name="P4">
Description: Не забудемо, що саме з окупації українського Криму, саме з репресій у Криму проти своб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png" text:style-name="Internet_20_link" text:visited-style-name="Visited_20_Internet_20_Link">
bez-imeni-1.png</text:a>
', '<text:a xlink:type="simple" xlink:href="https://armyinform.com.ua/wp-content/uploads/2023/04/84b3b9c1c87f9ecefde0699626f1346a_1680897263_extra_large-150x150.jpeg" text:style-name="Internet_20_link" text:visited-style-name="Visited_20_Internet_20_Link">
84b3b9c1c87f9ecefde0699626f1346a_1680897263_extra_large-150x150.jpeg</text:a>
', '<text:a xlink:type="simple" xlink:href="https://armyinform.com.ua/wp-content/uploads/2023/04/2f0e9d33c82cc960a6cae6a3ed909604_1680897244_extra_large-150x150.jpeg" text:style-name="Internet_20_link" text:visited-style-name="Visited_20_Internet_20_Link">
2f0e9d33c82cc960a6cae6a3ed909604_1680897244_extra_large-150x150.jpeg</text:a>
', '<text:a xlink:type="simple" xlink:href="https://armyinform.com.ua/wp-content/uploads/2023/04/043a4e583a8d6351217f23987df93cb8_1680897247_extra_large-150x150.jpeg" text:style-name="Internet_20_link" text:visited-style-name="Visited_20_Internet_20_Link">
043a4e583a8d6351217f23987df93cb8_1680897247_extra_large-150x150.jpeg</text:a>
', '<text:a xlink:type="simple" xlink:href="https://armyinform.com.ua/wp-content/uploads/2023/04/cfdd5b96f62f9e6e9bb2190ff957bbf1_1680897247_extra_large-150x150.jpeg" text:style-name="Internet_20_link" text:visited-style-name="Visited_20_Internet_20_Link">
cfdd5b96f62f9e6e9bb2190ff957bbf1_1680897247_extra_large-150x150.jpeg</text:a>
']</text:p>
      <text:p text:style-name="P4">
Tags: ['STOPRUSSIA', 'АГРЕСІЯ РФ', 'ВОЛОДИМИР ЗЕЛЕНСЬКИЙ']</text:p>
      <text:p text:style-name="P4">
Category: News</text:p>
      <!--METADATA-->
      <text:p text:style-name="P4">
<draw:frame draw:style-name="fr1" draw:name="Image129" text:anchor-type="as-char" svg:width="6.9236in" svg:height="3.934913in" draw:z-index="0">
<draw:image xlink:href="../Images/AРМІЯINFORM/2023-04-07T95-00-00-04-00/bez-imeni-1.png" xlink:type="simple" xlink:show="embed" xlink:actuate="onLoad" draw:mime-type="image/png"/>
</draw:frame>
</text:p>
      <text:p text:style-name="P4">
Не забудемо, що саме з окупації українського Криму, саме з репресій у Кримупроти свободи української та кримськотатарської, проти кримських мусульманпочалася спроба росії поставити в рабські умови Україну й інші народи Європи.На жаль, на землі Криму зараз – під російським триколором – панує зло.Приниження, репресії, убивства, війна…</text:p>
      <text:p text:style-name="P4">
Але там, де почався шлях зла, саме там на нас чекає і перемога над ним.Деокупація Криму є безальтернативною не лише для України, а й для всьогосвіту. Для порядку у світі, що заснований на конвенціях і Статуті ООН, а не накримінальних звичках убивць, ґвалтівників і грабіжників, які росія намагаєтьсяпоширити.</text:p>
      <text:p text:style-name="P4">
Вірю, що молитви за мир для всієї нашої землі без винятку будуть почуті.Україна заслуговує на це так само, як і всі інші країни всюди, де Богблагословив землю життям. Ми повернемся в Крим – і тоді світу повернетьсяспокій, бо агресор програє. Перемога України означатиме перемогу життя – життяукраїнців усіх конфесій, різного походження, але з однією мрією та вірою: ізвірою в добро.</text:p>
      <text:p text:style-name="P4">
Сказав про це перед іфтаром, який мав честь розділити з нашими воїнами, атакож із представниками Меджлісу, кримськотатарського народу і дипкорпусумусульманських країн.</text:p>
      <text:p text:style-name="P4">
Попри сум і біль війни хай священний Рамадан буде світлим!</text:p>
      <text:p text:style-name="P4">
<text:a xlink:type="simple" xlink:href="https://armyinform.com.ua/wp-content/uploads/2023/04/84b3b9c1c87f9ecefde0699626f1346a_1680897263_extra_large.jpeg" text:style-name="Internet_20_link" text:visited-style-name="Visited_20_Internet_20_Link">
<draw:frame draw:style-name="fr1" draw:name="Image130" text:anchor-type="as-char" svg:width="6.9236in" svg:height="6.9236in" draw:z-index="0">
<draw:image xlink:href="../Images/AРМІЯINFORM/2023-04-07T95-00-00-04-00/84b3b9c1c87f9ecefde0699626f1346a_1680897263_extra_large-150x150.jpeg" xlink:type="simple" xlink:show="embed" xlink:actuate="onLoad" draw:mime-type="image/jpeg"/>
</draw:frame>
</text:a>
</text:p>
      <text:p text:style-name="P4">
<text:a xlink:type="simple" xlink:href="https://armyinform.com.ua/wp-content/uploads/2023/04/2f0e9d33c82cc960a6cae6a3ed909604_1680897244_extra_large.jpeg" text:style-name="Internet_20_link" text:visited-style-name="Visited_20_Internet_20_Link">
<draw:frame draw:style-name="fr1" draw:name="Image131" text:anchor-type="as-char" svg:width="6.9236in" svg:height="6.9236in" draw:z-index="0">
<draw:image xlink:href="../Images/AРМІЯINFORM/2023-04-07T95-00-00-04-00/2f0e9d33c82cc960a6cae6a3ed909604_1680897244_extra_large-150x150.jpeg" xlink:type="simple" xlink:show="embed" xlink:actuate="onLoad" draw:mime-type="image/jpeg"/>
</draw:frame>
</text:a>
</text:p>
      <text:p text:style-name="P4">
<text:a xlink:type="simple" xlink:href="https://armyinform.com.ua/wp-content/uploads/2023/04/043a4e583a8d6351217f23987df93cb8_1680897247_extra_large.jpeg" text:style-name="Internet_20_link" text:visited-style-name="Visited_20_Internet_20_Link">
<draw:frame draw:style-name="fr1" draw:name="Image132" text:anchor-type="as-char" svg:width="6.9236in" svg:height="6.9236in" draw:z-index="0">
<draw:image xlink:href="../Images/AРМІЯINFORM/2023-04-07T95-00-00-04-00/043a4e583a8d6351217f23987df93cb8_1680897247_extra_large-150x150.jpeg" xlink:type="simple" xlink:show="embed" xlink:actuate="onLoad" draw:mime-type="image/jpeg"/>
</draw:frame>
</text:a>
</text:p>
      <text:p text:style-name="P4">
<text:a xlink:type="simple" xlink:href="https://armyinform.com.ua/wp-content/uploads/2023/04/cfdd5b96f62f9e6e9bb2190ff957bbf1_1680897247_extra_large.jpeg" text:style-name="Internet_20_link" text:visited-style-name="Visited_20_Internet_20_Link">
<draw:frame draw:style-name="fr1" draw:name="Image133" text:anchor-type="as-char" svg:width="6.9236in" svg:height="6.9236in" draw:z-index="0">
<draw:image xlink:href="../Images/AРМІЯINFORM/2023-04-07T95-00-00-04-00/cfdd5b96f62f9e6e9bb2190ff957bbf1_1680897247_extra_large-150x150.jpeg" xlink:type="simple" xlink:show="embed" xlink:actuate="onLoad" draw:mime-type="image/jpeg"/>
</draw:frame>
</text:a>
</text:p>
      <text:p text:style-name="P4">
<text:span text:style-name="T5">
Джерело:<text:a xlink:type="simple" xlink:href="https://t.me/V_Zelenskiy_official/5795" text:style-name="Internet_20_link" text:visited-style-name="Visited_20_Internet_20_Link">
Президент України</text:a>
</text:span>
</text:p>
      <text:p text:style-name="P4">
Source: <text:a xlink:type="simple" xlink:href="https://armyinform.com.ua/2023/04/07/sproba-rosiyi-postavyty-v-rabski-umovy-ukrayinu-rozpochalasya-z-okupacziyi-krymu-volodymyr-zelenskyj/" text:style-name="Internet_20_link" text:visited-style-name="Visited_20_Internet_20_Link">
https://armyinform.com.ua/2023/04/07/sproba-rosiyi-postavyty-v-rabski-umovy-ukrayinu-rozpochalasya-z-okupacziyi-krymu-volodymyr-zelenskyj/</text:a>
</text:p>
      <!--NEWS-->
      <text:h text:style-name="P10" text:outline-level="1">
<text:span text:style-name="T4">
Володимир Зеленський нагородив захисників за особисту мужність і самовідданість</text:span>
</text:h>
      <text:p text:style-name="P4">
Author: ['АРМІЯINFORM']</text:p>
      <text:p text:style-name="P4">
Time: 2023-04-07T96: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 'ВОЛОДИМИР ЗЕЛЕНСЬКИЙ', 'ВТОРГНЕННЯ РФ', 'НАГОРОДЖЕННЯ']</text:p>
      <text:p text:style-name="P4">
Category: News</text:p>
      <!--METADATA-->
      <text:p text:style-name="P4">
<draw:frame draw:style-name="fr1" draw:name="Image134" text:anchor-type="as-char" svg:width="6.9236in" svg:height="3.872889in" draw:z-index="0">
<draw:image xlink:href="../Images/AРМІЯINFORM/2023-04-07T96-00-00-04-00/nagorody-1.jpg" xlink:type="simple" xlink:show="embed" xlink:actuate="onLoad" draw:mime-type="image/jpeg"/>
</draw:frame>
</text:p>
      <text:p text:style-name="P4">
<text:span text:style-name="T4">
Президент України Володимир Зеленський відзначив державними нагородамиукраїнських захисників.</text:span>
</text:p>
      <text:p text:style-name="P4">
Відповідний указ <text:a xlink:type="simple" xlink:href="https://www.president.gov.ua/documents/2032023-46289" text:style-name="Internet_20_link" text:visited-style-name="Visited_20_Internet_20_Link">
№203/2023</text:a>
 опублікованийна сайті глави держави.</text:p>
      <text:p text:style-name="P4">
<text:span text:style-name="T4">
Нагородити орденом Богдана Хмельницького ІІ ступеня</text:span>
</text:p>
      <text:p text:style-name="P4">
ШЕРЕМЕТУ Дмитра Володимировича — лейтенанта</text:p>
      <text:p text:style-name="P4">
<text:span text:style-name="T4">
Нагородити орденом Богдана Хмельницького ІІІ ступеня</text:span>
</text:p>
      <text:p text:style-name="P4">
БЕВЗА Вадима Миколайовича — майора</text:p>
      <text:p text:style-name="P4">
ЗЮБА Миколу Петровича (посмертно) — солдата</text:p>
      <text:p text:style-name="P4">
КОРОСТИЛЬОВА Єгора Сергійовича (посмертно) — лейтенанта</text:p>
      <text:p text:style-name="P4">
КОТА Миколу Володимировича (посмертно) — лейтенанта</text:p>
      <text:p text:style-name="P4">
КУЗЬМЕНКА Олександра Миколайовича (посмертно) — лейтенанта</text:p>
      <text:p text:style-name="P4">
МАРИЧА Олександра Валерійовича — підполковника</text:p>
      <text:p text:style-name="P4">
МАТЕЙЧУКА Василя Степановича — капітана</text:p>
      <text:p text:style-name="P4">
ЯНЧУКА Андрія Анатолійовича — майора</text:p>
      <text:p text:style-name="P4">
<text:span text:style-name="T4">
Нагородити орденом «За мужність» ІІ ступеня</text:span>
</text:p>
      <text:p text:style-name="P4">
ВЛАДИМИРОВА Володимира Вікторовича (посмертно) — солдата</text:p>
      <text:p text:style-name="P4">
ГУЗЕЯ Андрія Михайловича — солдата</text:p>
      <text:p text:style-name="P4">
КИРИЛЮКА Максима Анатолійовича — старшого солдата</text:p>
      <text:p text:style-name="P4">
ЛЮКОВА Руслана Юрійовича (посмертно) — солдата</text:p>
      <text:p text:style-name="P4">
МЕЛЕЩУКА Романа Франековича — старшого солдата</text:p>
      <text:p text:style-name="P4">
<text:span text:style-name="T4">
Нагородити орденом «За мужність» ІІІ ступеня</text:span>
</text:p>
      <text:p text:style-name="P4">
АВРАМЕНКА Михайла Миколайовича (посмертно) — солдата</text:p>
      <text:p text:style-name="P4">
АТАМАНЕНКА Олександра Сергійовича (посмертно) — головного сержанта</text:p>
      <text:p text:style-name="P4">
АФАНАСЬЄВА Сергія Олександровича (посмертно) — солдата</text:p>
      <text:p text:style-name="P4">
ВИНОКУРОВА Євгена Геннадійовича (посмертно) — солдата</text:p>
      <text:p text:style-name="P4">
ВОЙТЕНКА Олексія Олександровича (посмертно) — солдата</text:p>
      <text:p text:style-name="P4">
ГУСАКА Юрія Сергійовича (посмертно) — солдата</text:p>
      <text:p text:style-name="P4">
ДОВГІНКУ Івана Володимировича (посмертно) — старшого солдата</text:p>
      <text:p text:style-name="P4">
ЖУКОТСЬКОГО Едуарда Вікторовича (посмертно) — солдата</text:p>
      <text:p text:style-name="P4">
ЗВЄЗДУНА Артема Віталійовича (посмертно) — солдата</text:p>
      <text:p text:style-name="P4">
ЗІНЧЕНКА Андрія Андрійовича (посмертно) — сержанта</text:p>
      <text:p text:style-name="P4">
КАСЬКА Федора Сергійовича (посмертно) — старшого сержанта</text:p>
      <text:p text:style-name="P4">
КАСЬЯНЕНКА Олексія Юрійовича (посмертно) — молодшого сержанта</text:p>
      <text:p text:style-name="P4">
КАШИНСЬКОГО Євгенія Валерійовича (посмертно) — солдата</text:p>
      <text:p text:style-name="P4">
КЕНДЗЬОРА Романа Марковича (посмертно) — сержанта</text:p>
      <text:p text:style-name="P4">
КІФ’ЯКА Дмитра Петровича (посмертно) — солдата</text:p>
      <text:p text:style-name="P4">
КОВТУНА Олега Миколайовича (посмертно) — старшого солдата</text:p>
      <text:p text:style-name="P4">
КРАВЧЕНКА Ігоря Сергійовича (посмертно) — старшого лейтенанта медичної служби</text:p>
      <text:p text:style-name="P4">
КУЛІНІЧА Віталія Васильовича (посмертно) — солдата</text:p>
      <text:p text:style-name="P4">
КУПРІЄНКА Андрія Володимировича (посмертно) — солдата</text:p>
      <text:p text:style-name="P4">
МАКАРОВА Володимира Сергійовича (посмертно) — солдата</text:p>
      <text:p text:style-name="P4">
МОСКОТА Володимира Миколайовича (посмертно) — солдата</text:p>
      <text:p text:style-name="P4">
НАЛИВАЙКА Вячеслава Володимировича (посмертно) — сержанта</text:p>
      <text:p text:style-name="P4">
ОВЧИННИКОВА Миколу Івановича (посмертно) — солдата</text:p>
      <text:p text:style-name="P4">
ОЛІФІРУКА Андрія Васильовича — старшого солдата</text:p>
      <text:p text:style-name="P4">
ОПРИШКА Максима Володимировича (посмертно) — солдата</text:p>
      <text:p text:style-name="P4">
ПЕРНАЯ Юрія Ігоровича (посмертно) — старшого солдата</text:p>
      <text:p text:style-name="P4">
ПОЛУСМАКА Андрія Васильовича (посмертно) — солдата</text:p>
      <text:p text:style-name="P4">
ПОПІВСЬКОГО Сергія Володимировича — солдата</text:p>
      <text:p text:style-name="P4">
РАМАНОВА Сергія Аміновича (посмертно) — старшого сержанта</text:p>
      <text:p text:style-name="P4">
РАЧИНСЬКОГО Кирила Руслановича (посмертно) — солдата</text:p>
      <text:p text:style-name="P4">
РИБАЛКІНА Віталія Михайловича (посмертно) — солдата</text:p>
      <text:p text:style-name="P4">
РОМАНЧЕНКО Юлію Андріївну — старшого солдата</text:p>
      <text:p text:style-name="P4">
РОТАНОВА Романа Григоровича (посмертно) — солдата</text:p>
      <text:p text:style-name="P4">
РУБАНА Віктора Васильовича (посмертно) — солдата</text:p>
      <text:p text:style-name="P4">
САВЕРСЬКОГО Миколу Володимировича — сержанта</text:p>
      <text:p text:style-name="P4">
САВЄЛЬЄВА Дмитра Анатолійовича (посмертно) — солдата</text:p>
      <text:p text:style-name="P4">
САВИЦЬКОГО Антона Вікторовича (посмертно) — капітана</text:p>
      <text:p text:style-name="P4">
САВЛЯКА Миколу Івановича — старшого солдата</text:p>
      <text:p text:style-name="P4">
САЙКА Максима Миколайовича (посмертно) — солдата</text:p>
      <text:p text:style-name="P4">
СНІЦАРУКА Дениса Віталійовича (посмертно) — солдата</text:p>
      <text:p text:style-name="P4">
СТАНЮЛІСА Олександра Петровича (посмертно) — солдата</text:p>
      <text:p text:style-name="P4">
СТАХНЮКА Олександра Івановича (посмертно) — старшого солдата</text:p>
      <text:p text:style-name="P4">
СТЕПАНОВА Сергія Анатолійовича (посмертно) — солдата</text:p>
      <text:p text:style-name="P4">
СТОЛЯРЧУКА Сергія Петровича (посмертно) — солдата</text:p>
      <text:p text:style-name="P4">
СУКОНЧЕНКА Ігоря Михайловича (посмертно) — солдата</text:p>
      <text:p text:style-name="P4">
СУХАНОВА Павла Миколайовича (посмертно) — солдата</text:p>
      <text:p text:style-name="P4">
ТАРАСОВА Павла Анатолійовича (посмертно) — солдата</text:p>
      <text:p text:style-name="P4">
УРІНЧУКА Андрія Валерійовича — солдата</text:p>
      <text:p text:style-name="P4">
ФЕДОРІВСЬКОГО Сергія Івановича (посмертно) — солдата</text:p>
      <text:p text:style-name="P4">
ШАШАЛЕВІЧА Микиту Геннадійовича (посмертно) — солдата</text:p>
      <text:p text:style-name="P4">
ШКАБУРУ Юрія Васильовича (посмертно) — сержанта</text:p>
      <text:p text:style-name="P4">
ШОЛОТУ Василя Миколайовича (посмертно) — солдата</text:p>
      <text:p text:style-name="P4">
ШУРГАЛЬСЬКОГО Володимира Руслановича (посмертно) — сержанта</text:p>
      <text:p text:style-name="P4">
ЩУРИКА Дмитра Павловича (посмертно) — солдата</text:p>
      <text:p text:style-name="P4">
<text:span text:style-name="T4">
Нагородити медаллю «За військову службу Україні»</text:span>
</text:p>
      <text:p text:style-name="P4">
ААБА Миколу Вікторовича (посмертно) — солдата</text:p>
      <text:p text:style-name="P4">
АКІМЕНКА Олександра Анатолійовича (посмертно) — солдата</text:p>
      <text:p text:style-name="P4">
БИЧКОВА Володимира Володимировича (посмертно) — солдата</text:p>
      <text:p text:style-name="P4">
БОЙКА Олександра Вікторовича (посмертно) — сержанта</text:p>
      <text:p text:style-name="P4">
БОНДАРЕНКА Олександра Євгенійовича (посмертно) — солдата</text:p>
      <text:p text:style-name="P4">
БОРОВИКА Максима Вікторовича — солдата</text:p>
      <text:p text:style-name="P4">
ГАВРИЛЕНКА Геннадія Вікторовича (посмертно) — солдата</text:p>
      <text:p text:style-name="P4">
ГНЄДКОВА Павла Володимировича (посмертно) — солдата</text:p>
      <text:p text:style-name="P4">
ДЕМЧИКА Андрія Юрійовича — старшого лейтенанта</text:p>
      <text:p text:style-name="P4">
ЗАКЕР’Ю Сервера Деляверовича (посмертно) — солдата</text:p>
      <text:p text:style-name="P4">
ЗОЗУЛЯКА Миколу Івановича (посмертно) — молодшого сержанта</text:p>
      <text:p text:style-name="P4">
КАНАРЕЙКІНА Михайла Віталійовича — старшого солдата</text:p>
      <text:p text:style-name="P4">
КИРКАЧА-АНТОНЕНКА Віталія Володимировича (посмертно) — солдата</text:p>
      <text:p text:style-name="P4">
КОМІРА Сергія Івановича (посмертно) — солдата</text:p>
      <text:p text:style-name="P4">
КРАСНОВСЬКОГО Михайла Юрійовича — старшого солдата</text:p>
      <text:p text:style-name="P4">
КУБАКА Валентина Володимировича — лейтенанта</text:p>
      <text:p text:style-name="P4">
ЛИНСЬКОГО Володимира Івановича (посмертно) — старшого солдата</text:p>
      <text:p text:style-name="P4">
ЛІТВІНЕНКА Сергія Віталійовича (посмертно) — молодшого сержанта</text:p>
      <text:p text:style-name="P4">
ЛОГВИНЕНКА Михайла Вікторовича (посмертно) — солдата</text:p>
      <text:p text:style-name="P4">
МАЛОГО Геннадія Павловича (посмертно) — старшого сержанта</text:p>
      <text:p text:style-name="P4">
МОРОЗА Сергія Олеговича (посмертно) — лейтенанта</text:p>
      <text:p text:style-name="P4">
МУКОЇДА Сергія Миколайовича — сержанта</text:p>
      <text:p text:style-name="P4">
НІКОЛАБАЯ Сергія Вікторовича (посмертно) — солдата</text:p>
      <text:p text:style-name="P4">
НІКОЛАЙЦЯ Юрія Михайловича (посмертно) — солдата</text:p>
      <text:p text:style-name="P4">
ПАНЧЕНКА Руслана Вікторовича (посмертно) — сержанта</text:p>
      <text:p text:style-name="P4">
ПЕЧОРСЬКОГО Івана Анатолійовича (посмертно) — старшого солдата</text:p>
      <text:p text:style-name="P4">
ПРОЦЯ Олега Вікторовича (посмертно) — солдата</text:p>
      <text:p text:style-name="P4">
РОГУЛЬЧИКА Сергія Михайловича — солдата</text:p>
      <text:p text:style-name="P4">
РУБЦЯ Олександра Григоровича (посмертно) — солдата</text:p>
      <text:p text:style-name="P4">
СІЛОХІНА Руслана Євгеновича (посмертно) — солдата</text:p>
      <text:p text:style-name="P4">
СМАРШКОВА Олексія Миколайовича (посмертно) — солдата</text:p>
      <text:p text:style-name="P4">
СМУЛЬЧЕНКА Мирослава Євгеновича (посмертно) — солдата</text:p>
      <text:p text:style-name="P4">
ТАНАЩУКА Романа Михайловича (посмертно) — солдата</text:p>
      <text:p text:style-name="P4">
ФЕЩЕНКА Олега Миколайовича (посмертно) — солдата</text:p>
      <text:p text:style-name="P4">
ЧЕЧЕЛЮКА Олександра Михайловича — старшого сержанта</text:p>
      <text:p text:style-name="P4">
ЧЕЧИНОВА Ігоря Дмитровича (посмертно) — сержанта</text:p>
      <text:p text:style-name="P4">
ЩУРА Юрія Вікторовича (посмертно) — сержанта</text:p>
      <text:p text:style-name="P4">
<text:span text:style-name="T4">
Нагородити медаллю «Захиснику Вітчизни»</text:span>
</text:p>
      <text:p text:style-name="P4">
ГОРДІЙЧУКА Олексія Миколайовича — молодшого сержанта</text:p>
      <text:p text:style-name="P4">
КОНОВАЛЬЧУКА Олега Миколайовича — старшого солдата</text:p>
      <text:p text:style-name="P4">
ОМЕЛЬЧУКА Віталія Павловича — солдата</text:p>
      <text:p text:style-name="P4">
ОНИЩУКА Миколу Петровича — солдата</text:p>
      <text:p text:style-name="P4">
<text:span text:style-name="T4">
Нагородити медаллю «За врятоване життя»</text:span>
</text:p>
      <text:p text:style-name="P4">
ГАВЕНКА Богдана Володимировича — молодшого сержанта</text:p>
      <text:p text:style-name="P4">
МЕЛЬНИЧУКА Віталія Миколайовича — солдата.</text:p>
      <text:p text:style-name="P4">
Source: <text:a xlink:type="simple" xlink:href="https://armyinform.com.ua/2023/04/07/volodymyr-zelenskyj-nagorodyv-zahysnykiv-za-osobystu-muzhnist-i-samoviddanist/" text:style-name="Internet_20_link" text:visited-style-name="Visited_20_Internet_20_Link">
https://armyinform.com.ua/2023/04/07/volodymyr-zelenskyj-nagorodyv-zahysnykiv-za-osobystu-muzhnist-i-samoviddanist/</text:a>
</text:p>
      <!--NEWS-->
      <text:h text:style-name="P10" text:outline-level="1">
<text:span text:style-name="T4">
У міжнародні відносини повернуться повага й порядок, коли у Крим повернеться український прапор — Володимир Зеленський</text:span>
</text:h>
      <text:p text:style-name="P4">
Author: ['АРМІЯINFORM']</text:p>
      <text:p text:style-name="P4">
Time: 2023-04-07T97:00:00-04:00</text:p>
      <text:p text:style-name="P4">
Description: Сьогодні насичений день.    Перше — Ставка. Основна увага — боям за Авдіївку і Бахму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2.png" text:style-name="Internet_20_link" text:visited-style-name="Visited_20_Internet_20_Link">
bez-imeni-2.png</text:a>
']</text:p>
      <text:p text:style-name="P4">
Tags: ['STOPRUSSIA', 'ВОЛОДИМИР ЗЕЛЕНСЬКИЙ', 'ДЕОКУПАЦІЯ КРИМУ', 'КРИМ']</text:p>
      <text:p text:style-name="P4">
Category: News</text:p>
      <!--METADATA-->
      <text:p text:style-name="P4">
<draw:frame draw:style-name="fr1" draw:name="Image135" text:anchor-type="as-char" svg:width="6.9236in" svg:height="3.854375in" draw:z-index="0">
<draw:image xlink:href="../Images/AРМІЯINFORM/2023-04-07T97-00-00-04-00/bez-imeni-2.png" xlink:type="simple" xlink:show="embed" xlink:actuate="onLoad" draw:mime-type="image/png"/>
</draw:frame>
</text:p>
      <text:p text:style-name="P4">
<text:span text:style-name="T4">
Сьогодні насичений день.</text:span>
</text:p>
      <text:p text:style-name="P4">
<text:span text:style-name="T4">
Перше</text:span>
 — Ставка. Основна увага — боям за Авдіївку і Бахмут, за Луганщину,за кожен із тих напрямків, де ворог намагається зламати оборону всієї України.</text:p>
      <text:p text:style-name="P4">
<text:span text:style-name="T4">
Друге</text:span>
 — апарат РНБО разом з Урядом, разом із міністерствами готує новийпотужний санкційний список осіб, які працюють на агресію, — вони будутьзаблоковані.</text:p>
      <text:p text:style-name="P4">
<text:span text:style-name="T4">
Третє</text:span>
 — провів тривалу нараду щодо енергетики, питань як стратегічних —розвитку й захисту нашої енергосистеми за будь-яких умов, — так і поточнихпитань, про енергозабезпечення наших людей і українського бізнесу.</text:p>
      <text:p text:style-name="P4">
<text:span text:style-name="T4">
Четверте</text:span>
 — в офіційне життя нашої держави додаємо нову традицію поваги.Сотні тисяч мусульман України та мусульманська спільнота світу — різнідержави, різні народи — у період священного Рамадану дотримуються суворогопосту. Коли сідає сонце, відбувається іфтар — вечеря. Мав честь розділитиіфтар із нашими воїнами, із представниками Меджлісу, з усією українськоюмусульманською спільнотою.</text:p>
      <text:p text:style-name="P4">
<text:span text:style-name="T4">
І пʼяте</text:span>
 — підписав сьогодні кілька указів про відзначення державниминагородами наших воїнів: 771 бійця. Загалом за час повномасштабної війнибільше ніж 43,5 тисячі наших захисників і захисниць відзначені державниминагородами.</text:p>
      <text:p text:style-name="P4">
Дякую всім, хто боронить державу!</text:p>
      <text:p text:style-name="P4">
І вітаю всіх, хто сьогодні святкує Благовіщення! Молимося за перемогу нашихвоїнів і порятунок усіх наших людей від зла окупації!</text:p>
      <text:p text:style-name="P4">
<text:span text:style-name="T5">
Джерело:<text:a xlink:type="simple" xlink:href="https://t.me/V_Zelenskiy_official/5796" text:style-name="Internet_20_link" text:visited-style-name="Visited_20_Internet_20_Link">
Президент України</text:a>
</text:span>
</text:p>
      <text:p text:style-name="P4">
Source: <text:a xlink:type="simple" xlink:href="https://armyinform.com.ua/2023/04/07/v-mizhnarodni-vidnosyny-povernutsya-povaga-j-poryadok-koly-u-krym-povernetsya-ukrayinskyj-prapor-volodymyr-zelenskyj/" text:style-name="Internet_20_link" text:visited-style-name="Visited_20_Internet_20_Link">
https://armyinform.com.ua/2023/04/07/v-mizhnarodni-vidnosyny-povernutsya-povaga-j-poryadok-koly-u-krym-povernetsya-ukrayinskyj-prapor-volodymyr-zelenskyj/</text:a>
</text:p>
      <!--NEWS-->
      <text:h text:style-name="P10" text:outline-level="1">
<text:span text:style-name="T4">
At Zaporizhzhia and Kherson directions Russian army shelled Malynivka, Mala Tokmachka, Novoda...</text:span>
</text:h>
      <text:p text:style-name="P4">
Authors: liveuamap (Language: en)</text:p>
      <text:p text:style-name="P4">
Time: 2023-04-08T-11:10:00</text:p>
      <text:p text:style-name="P4">
Location: Kherson (Latitude:46.63977 Longtitude:32.61395)</text:p>
      <text:p text:style-name="P4">
Videos: []</text:p>
      <text:p text:style-name="P4">
Images: []</text:p>
      <text:p text:style-name="P4">
Tags: ["Russia"]</text:p>
      <text:p text:style-name="P4">
ID: 22554486</text:p>
      <!--METADATA-->
      <text:p text:style-name="P4">
At Zaporizhzhia and Kherson directions Russian army shelled Malynivka, MalaTokmachka, Novodanylivka, Orikhiv, Novopavlivka of Zaporizhzhia region;Kachkarivka, Zmiyivka, Inzhenerne and Zelenivka of Kherson region, alsoKherson, - General Staff of Armed Forces of Ukraine says in the morning report</text:p>
      <text:p text:style-name="P4">
News Collection Link: <text:a xlink:type="simple" xlink:href="https://liveuamap.com/en/2023/8-april-at-zaporizhzhia-and-kherson-directions-russian-army" text:style-name="Internet_20_link" text:visited-style-name="Visited_20_Internet_20_Link">
https://liveuamap.com/en/2023/8-april-at-zaporizhzhia-and-kherson-directions-russian-army</text:a>
</text:p>
      <text:p text:style-name="P4">
Source: <text:a xlink:type="simple" xlink:href="https://t.me/lumsrc/4444" text:style-name="Internet_20_link" text:visited-style-name="Visited_20_Internet_20_Link">
https://t.me/lumsrc/4444</text:a>
</text:p>
      <!--NEWS-->
      <text:h text:style-name="P10" text:outline-level="1">
<text:span text:style-name="T4">
СБУ ліквідувала ще три схеми ухилення від мобілізації</text:span>
</text:h>
      <text:p text:style-name="P4">
Authors: Ukrinform (Person)</text:p>
      <text:p text:style-name="P4">
Publisher: Укринформ (Organization)</text:p>
      <text:p text:style-name="P4">
Published Time: 2023-04-08T-12:52:00+03:00</text:p>
      <text:p text:style-name="P4">
Modified Time: 2023-04-08T23:52:00+03:00</text:p>
      <text:p text:style-name="P4">
Description: Служба безпеки України заблокувала ще три схеми ухилення українських громадян від мобілізації в умовах війни. — Укрінформ.</text:p>
      <text:p text:style-name="P4">
Images: ["<text:a xlink:type="simple" xlink:href="https://static.ukrinform.com/photos/2023_04/thumb_files/630_360_1680988320-3925.jpeg" text:style-name="Internet_20_link" text:visited-style-name="Visited_20_Internet_20_Link">
630_360_16809...</text:a>
", "<text:a xlink:type="simple" xlink:href="https://static.ukrinform.com/photos/2023_04/thumb_files/630_360_1680988321-8716.jpeg" text:style-name="Internet_20_link" text:visited-style-name="Visited_20_Internet_20_Link">
630_360_16809...</text:a>
", "<text:a xlink:type="simple" xlink:href="https://static.ukrinform.com/photos/2023_04/thumb_files/630_360_1680988321-8111.jpeg" text:style-name="Internet_20_link" text:visited-style-name="Visited_20_Internet_20_Link">
630_360_16809...</text:a>
", "<text:a xlink:type="simple" xlink:href="https://static.ukrinform.com/photos/2023_04/thumb_files/630_360_1680988321-2359.jpeg" text:style-name="Internet_20_link" text:visited-style-name="Visited_20_Internet_20_Link">
630_360_16809...</text:a>
", "<text:a xlink:type="simple" xlink:href="https://static.ukrinform.com/photos/2023_04/thumb_files/630_360_1680988321-6290.jpeg" text:style-name="Internet_20_link" text:visited-style-name="Visited_20_Internet_20_Link">
630_360_16809...</text:a>
", "<text:a xlink:type="simple" xlink:href="https://static.ukrinform.com/photos/2023_04/thumb_files/630_360_1680988321-6033.jpeg" text:style-name="Internet_20_link" text:visited-style-name="Visited_20_Internet_20_Link">
630_360_16809...</text:a>
", "<text:a xlink:type="simple" xlink:href="https://static.ukrinform.com/photos/2023_04/thumb_files/630_360_1680988321-3142.jpeg" text:style-name="Internet_20_link" text:visited-style-name="Visited_20_Internet_20_Link">
630_360_16809...</text:a>
", "<text:a xlink:type="simple" xlink:href="https://static.ukrinform.com/photos/2023_04/thumb_files/630_360_1680988321-6631.jpeg" text:style-name="Internet_20_link" text:visited-style-name="Visited_20_Internet_20_Link">
630_360_16809...</text:a>
"]</text:p>
      <text:p text:style-name="P4">
Tags: ['Мобілізація', 'СБУ', 'Війна з росією']</text:p>
      <text:p text:style-name="P4">
Type: Article</text:p>
      <!--METADATA-->
      <text:p text:style-name="P4">
<draw:frame draw:style-name="fr1" draw:name="Image136" text:anchor-type="as-char" svg:width="6.9236in" svg:height="3.956343in" draw:z-index="0">
<draw:image xlink:href="../Images/yкринформ/2023-04-08T-12-52-00-03-00/630_360_1680988320-3925.jpeg" xlink:type="simple" xlink:show="embed" xlink:actuate="onLoad" draw:mime-type="image/jpeg"/>
</draw:frame>
 Службабезпеки України заблокувала ще три схеми ухилення українських громадян відмобілізації в умовах війни.</text:p>
      <text:p text:style-name="P4">
Як передає Укрінформ, про це СБУ повідомляє у <text:a xlink:type="simple" xlink:href="https://t.me/SBUkr/7865" text:style-name="Internet_20_link" text:visited-style-name="Visited_20_Internet_20_Link">
</text:a>
 .</text:p>
      <text:p text:style-name="P4">
<draw:frame draw:style-name="fr1" draw:name="Image137" text:anchor-type="as-char" svg:width="6.9236in" svg:height="3.956343in" draw:z-index="0">
<draw:image xlink:href="../Images/yкринформ/2023-04-08T-12-52-00-03-00/630_360_1680988320-3925.jpeg" xlink:type="simple" xlink:show="embed" xlink:actuate="onLoad" draw:mime-type="image/jpeg"/>
</draw:frame>
 СБУліквідувала ще три схеми ухилення від мобілізації/Фото: СБУ  <text:a xlink:type="simple" xlink:href="https://static.ukrinform.com/photos/2023_04/1680988320-3925.jpeg" text:style-name="Internet_20_link" text:visited-style-name="Visited_20_Internet_20_Link">
<draw:frame draw:style-name="fr1" draw:name="Image138" text:anchor-type="as-char" svg:width="6.9236in" svg:height="3.956343in" draw:z-index="0">
<draw:image xlink:href="../Images/yкринформ/2023-04-08T-12-52-00-03-00/630_360_1680988320-3925.jpeg" xlink:type="simple" xlink:show="embed" xlink:actuate="onLoad" draw:mime-type="image/jpeg"/>
</draw:frame>
</text:a>
 <text:a xlink:type="simple" xlink:href="https://static.ukrinform.com/photos/2023_04/1680988321-8716.jpeg" text:style-name="Internet_20_link" text:visited-style-name="Visited_20_Internet_20_Link">
<draw:frame draw:style-name="fr1" draw:name="Image139" text:anchor-type="as-char" svg:width="6.9236in" svg:height="3.956343in" draw:z-index="0">
<draw:image xlink:href="../Images/yкринформ/2023-04-08T-12-52-00-03-00/630_360_1680988321-8716.jpeg" xlink:type="simple" xlink:show="embed" xlink:actuate="onLoad" draw:mime-type="image/jpeg"/>
</draw:frame>
</text:a>
 <text:a xlink:type="simple" xlink:href="https://static.ukrinform.com/photos/2023_04/1680988321-8111.jpeg" text:style-name="Internet_20_link" text:visited-style-name="Visited_20_Internet_20_Link">
<draw:frame draw:style-name="fr1" draw:name="Image140" text:anchor-type="as-char" svg:width="6.9236in" svg:height="3.956343in" draw:z-index="0">
<draw:image xlink:href="../Images/yкринформ/2023-04-08T-12-52-00-03-00/630_360_1680988321-8111.jpeg" xlink:type="simple" xlink:show="embed" xlink:actuate="onLoad" draw:mime-type="image/jpeg"/>
</draw:frame>
</text:a>
 <text:a xlink:type="simple" xlink:href="https://static.ukrinform.com/photos/2023_04/1680988321-2359.jpeg" text:style-name="Internet_20_link" text:visited-style-name="Visited_20_Internet_20_Link">
<draw:frame draw:style-name="fr1" draw:name="Image141" text:anchor-type="as-char" svg:width="6.9236in" svg:height="3.956343in" draw:z-index="0">
<draw:image xlink:href="../Images/yкринформ/2023-04-08T-12-52-00-03-00/630_360_1680988321-2359.jpeg" xlink:type="simple" xlink:show="embed" xlink:actuate="onLoad" draw:mime-type="image/jpeg"/>
</draw:frame>
</text:a>
 <text:a xlink:type="simple" xlink:href="https://static.ukrinform.com/photos/2023_04/1680988321-6290.jpeg" text:style-name="Internet_20_link" text:visited-style-name="Visited_20_Internet_20_Link">
<draw:frame draw:style-name="fr1" draw:name="Image142" text:anchor-type="as-char" svg:width="6.9236in" svg:height="3.956343in" draw:z-index="0">
<draw:image xlink:href="../Images/yкринформ/2023-04-08T-12-52-00-03-00/630_360_1680988321-6290.jpeg" xlink:type="simple" xlink:show="embed" xlink:actuate="onLoad" draw:mime-type="image/jpeg"/>
</draw:frame>
</text:a>
 <text:a xlink:type="simple" xlink:href="https://static.ukrinform.com/photos/2023_04/1680988321-6033.jpeg" text:style-name="Internet_20_link" text:visited-style-name="Visited_20_Internet_20_Link">
<draw:frame draw:style-name="fr1" draw:name="Image143" text:anchor-type="as-char" svg:width="6.9236in" svg:height="3.956343in" draw:z-index="0">
<draw:image xlink:href="../Images/yкринформ/2023-04-08T-12-52-00-03-00/630_360_1680988321-6033.jpeg" xlink:type="simple" xlink:show="embed" xlink:actuate="onLoad" draw:mime-type="image/jpeg"/>
</draw:frame>
</text:a>
 <text:a xlink:type="simple" xlink:href="https://static.ukrinform.com/photos/2023_04/1680988321-3142.jpeg" text:style-name="Internet_20_link" text:visited-style-name="Visited_20_Internet_20_Link">
<draw:frame draw:style-name="fr1" draw:name="Image144" text:anchor-type="as-char" svg:width="6.9236in" svg:height="3.956343in" draw:z-index="0">
<draw:image xlink:href="../Images/yкринформ/2023-04-08T-12-52-00-03-00/630_360_1680988321-3142.jpeg" xlink:type="simple" xlink:show="embed" xlink:actuate="onLoad" draw:mime-type="image/jpeg"/>
</draw:frame>
</text:a>
 <text:a xlink:type="simple" xlink:href="https://static.ukrinform.com/photos/2023_04/1680988321-6631.jpeg" text:style-name="Internet_20_link" text:visited-style-name="Visited_20_Internet_20_Link">
<draw:frame draw:style-name="fr1" draw:name="Image145" text:anchor-type="as-char" svg:width="6.9236in" svg:height="3.956343in" draw:z-index="0">
<draw:image xlink:href="../Images/yкринформ/2023-04-08T-12-52-00-03-00/630_360_1680988321-6631.jpeg" xlink:type="simple" xlink:show="embed" xlink:actuate="onLoad" draw:mime-type="image/jpeg"/>
</draw:frame>
</text:a>
</text:p>
      <text:p text:style-name="P4">
«У результаті слідчо-оперативних заходів повідомлено про підозру п'ятьоморганізаторам оборудок. Вони пропонували військовозобов’язаним уникнути <text:a xlink:type="simple" xlink:href="https://www.ukrinform.ua/tag-mobilizacia" text:style-name="Internet_20_link" text:visited-style-name="Visited_20_Internet_20_Link">
</text:a>
 на підставі підроблених документівта шляхом нелегального перетину кордону», - ідеться в повідомленні.</text:p>
      <text:p text:style-name="P4">
Вартість «послуг» становила від 3 до 6 тис. доларів. Сума залежала відтерміновості «вирішення питання».</text:p>
      <text:p text:style-name="P4">
Так, у Києві співробітники СБУ викрили дві злочинні схеми. Першу - організувавголова військово-лікарської комісії одного із районів столиці.</text:p>
      <text:p text:style-name="P4">
<text:span text:style-name="T4">
Читайте також:</text:span>
 <text:a xlink:type="simple" xlink:href="https://www.ukrinform.ua/rubric-regions/3690450-na-odesini-perekrili-kanal-vteci-uhilantiv-do-moldovi.html" text:style-name="Internet_20_link" text:visited-style-name="Visited_20_Internet_20_Link">
 </text:a>
</text:p>
      <text:p text:style-name="P4">
За гроші він безпідставно оформляв своїм «клієнтам» документи про зняття звійськового обліку за станом здоров’я.</text:p>
      <text:p text:style-name="P4">
Зловмиснику повідомили про підозру за ч. 3 ст. 368 Кримінального кодексуУкраїни (прийняття пропозиції, обіцянки або одержання неправомірної вигодислужбовою особою).</text:p>
      <text:p text:style-name="P4">
Іншу схему налагодив керівник псевдоблагодійної організації, який пропонувавгромадянам виїхати за межі України як водії гуманітарних перевезень. Йогоспільницю СБУ викрила ще у грудні 2022 року.</text:p>
      <text:p text:style-name="P4">
Крім того, у Закарпатській області затримали адвоката і власницю готелю, якасама підшукувала «кандидатів» на втечу за кордон.</text:p>
      <text:p text:style-name="P4">
Зловмисники намагались приховано переправити військовозобов’язаних доЄвросоюзу поза контрольно-пропускними пунктами.</text:p>
      <text:p text:style-name="P4">
<text:span text:style-name="T4">
Читайте також:</text:span>
 <text:a xlink:type="simple" xlink:href="https://www.ukrinform.ua/rubric-society/3686440-sbu-likviduvala-14-novih-shem-viizdu-uhilantiv-za-kordon.html" text:style-name="Internet_20_link" text:visited-style-name="Visited_20_Internet_20_Link">
 </text:a>
</text:p>
      <text:p text:style-name="P4">
Фігурантам повідомили про підозру за двома статтями Кримінального кодексуУкраїни: ч. 1 ст. 114-1 (перешкоджання законній діяльності ЗСУ та іншихвійськових формувань); ч. 3 ст. 332 (незаконне переправлення осіб черездержавний кордон України).</text:p>
      <text:p text:style-name="P4">
Як повідомляв Укрінформ, співробітники Державної прикордонної служби щодобизатримують близько 20 осіб за спробу незаконно перетнути кордон. На початкуповномасштабного вторгнення росії таких порушників було 60-70 щодня.</text:p>
      <text:p text:style-name="P4">
Source: <text:a xlink:type="simple" xlink:href="https://www.ukrinform.ua/rubric-society/3693411-sbu-likviduvala-se-tri-shemi-uhilenna-vid-mobilizacii.html" text:style-name="Internet_20_link" text:visited-style-name="Visited_20_Internet_20_Link">
https://www.ukrinform.ua/rubric-society/3693411-sbu-likviduvala-se-tri-shemi-uhilenna-vid-mobilizacii.html</text:a>
</text:p>
      <!--NEWS-->
      <text:h text:style-name="P10" text:outline-level="1">
<text:span text:style-name="T4">
Юлія Андрійчук: З Північною Македонією прагнемо показати найкращу гру</text:span>
</text:h>
      <text:p text:style-name="P4">
Authors: Ukrinform (Person)</text:p>
      <text:p text:style-name="P4">
Publisher: Укринформ (Organization)</text:p>
      <text:p text:style-name="P4">
Published Time: 2023-04-08T-134:47:00+03:00</text:p>
      <text:p text:style-name="P4">
Modified Time: 2023-04-08T12:47:00+03:00</text:p>
      <text:p text:style-name="P4">
Description: Гравчиня національної збірної України з гандболу Юлія Андрейчук поділилася очікуваннями від першого кваліфікаційного матчу плей-офф ЧС-2023 з Північною Македонією. — Укрінформ.</text:p>
      <text:p text:style-name="P4">
Images: ["<text:a xlink:type="simple" xlink:href="https://static.ukrinform.com/photos/2023_04/thumb_files/630_360_1680946808-382.jpg" text:style-name="Internet_20_link" text:visited-style-name="Visited_20_Internet_20_Link">
630_360_16809...</text:a>
"]</text:p>
      <text:p text:style-name="P4">
Tags: ['Збірна України', 'гандбол', 'Жінки', 'Північна Македонія']</text:p>
      <text:p text:style-name="P4">
Type: Article</text:p>
      <!--METADATA-->
      <text:p text:style-name="P4">
<draw:frame draw:style-name="fr1" draw:name="Image146" text:anchor-type="as-char" svg:width="6.9236in" svg:height="3.956343in" draw:z-index="0">
<draw:image xlink:href="../Images/yкринформ/2023-04-08T-134-47-00-03-00/630_360_1680946808-382.jpg" xlink:type="simple" xlink:show="embed" xlink:actuate="onLoad" draw:mime-type="image/jpeg"/>
</draw:frame>
 Гравчинянаціональної збірної України з гандболу Юлія Андрейчук поділилася очікуваннямивід першого кваліфікаційного матчу плей-офф ЧС-2023 з Північною Македонією.</text:p>
      <text:p text:style-name="P4">
Юлія зазначила, що у цьому поєдинку наша команда <text:a xlink:type="simple" xlink:href="https://www.facebook.com/photo.php" text:style-name="Internet_20_link" text:visited-style-name="Visited_20_Internet_20_Link">
</text:a>
свою найкращу гру, передає Укрінформ.</text:p>
      <text:p text:style-name="P4">
«Перед грою хвилювання неодмінно з'являться. Усі в команді відчуваютьвідповідальність. Ми розуміємо, що у нас є шанс потрапити на чемпіонат світу.Ми давно там не були і дуже прагнемо уе зробити. Хочемо у матчі в Скоп’єпоказати свою найкращу гру, на яку ми здатні. У нас хороший колектив, назборах усі працювали, старалися, прагнули зігратися, відчути один одного,робили все, щоб був результат», - сказала гандболістка.</text:p>
      <text:p text:style-name="P4">
Як повдіомляв Укрінформ. Північна Македонія - Україна розпочнеться сьогодні о20.00 за київським часом.</text:p>
      <text:p text:style-name="P4">
<text:span text:style-name="T4">
Читайте також:</text:span>
 <text:a xlink:type="simple" xlink:href="https://www.ukrinform.ua/rubric-sports/3693203-ukrainski-gandbolistki-zigraut-matc-plejoff-cs-z-pivnicnou-makedonieu.html" text:style-name="Internet_20_link" text:visited-style-name="Visited_20_Internet_20_Link">
 <text:span text:style-name="T4">
гандбол</text:span>
 </text:a>
</text:p>
      <text:p text:style-name="P4">
Переможець за cумою двох ігор вийде до фінальної частини чемпіонатусвіту-2023, яка пройде у грудні в Данії, Норвегії та Швеції.</text:p>
      <text:p text:style-name="P4">
Фото: facebook.com.</text:p>
      <text:p text:style-name="P4">
Source: <text:a xlink:type="simple" xlink:href="https://www.ukrinform.ua/rubric-sports/3693241-ulia-andrijcuk-u-matci-z-pivnicnou-makedonieu-hocemo-pokazati-najkrasu-gru.html" text:style-name="Internet_20_link" text:visited-style-name="Visited_20_Internet_20_Link">
https://www.ukrinform.ua/rubric-sports/3693241-ulia-andrijcuk-u-matci-z-pivnicnou-makedonieu-hocemo-pokazati-najkrasu-gru.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8T-13:10:00</text:p>
      <text:p text:style-name="P4">
Location: Donetsk Oblast (Latitude:47.9141 Longtitude:37.46698)</text:p>
      <text:p text:style-name="P4">
Videos: []</text:p>
      <text:p text:style-name="P4">
Images: []</text:p>
      <text:p text:style-name="P4">
Tags: ["Russia"]</text:p>
      <text:p text:style-name="P4">
ID: 22554485</text:p>
      <!--METADATA-->
      <text:p text:style-name="P4">
Russian forces conducting offensive actions at Lyman, Bakhmut, Avdiivka andMaryinka directions. Ukrainian military repelled over 60 Russian attacks.Russian forces attempting to advance south to Kreminna, near Serebryanskeforestry and Verkhnokamyanske, Bakhmut, Bohdanivka and Ivanivske,Novokalynove, Syeverne, Pervomayske, Maryinka and Pobyeda of Donetsk region, -General Staff of Armed Forces of Ukraine says in the morning report</text:p>
      <text:p text:style-name="P4">
News Collection Link: <text:a xlink:type="simple" xlink:href="https://liveuamap.com/en/2023/8-april-russian-forces-conducting-offensive-actions-at-lyman" text:style-name="Internet_20_link" text:visited-style-name="Visited_20_Internet_20_Link">
https://liveuamap.com/en/2023/8-april-russian-forces-conducting-offensive-actions-at-lyman</text:a>
</text:p>
      <text:p text:style-name="P4">
Source: <text:a xlink:type="simple" xlink:href="https://t.me/lumsrc/4445" text:style-name="Internet_20_link" text:visited-style-name="Visited_20_Internet_20_Link">
https://t.me/lumsrc/4445</text:a>
</text:p>
      <!--NEWS-->
      <text:h text:style-name="P10" text:outline-level="1">
<text:span text:style-name="T4">
Демократичний світ має переозброїтися з урахуванням висунутих йому загроз - експерт</text:span>
</text:h>
      <text:p text:style-name="P4">
Authors: Ukrinform (Person)</text:p>
      <text:p text:style-name="P4">
Publisher: Укринформ (Organization)</text:p>
      <text:p text:style-name="P4">
Published Time: 2023-04-08T-14:31:00+03:00</text:p>
      <text:p text:style-name="P4">
Modified Time: 2023-04-08T23:31:00+03:00</text:p>
      <text:p text:style-name="P4">
Description: Заступник міністра закордонних справ Литви Мантас Адоменас вважає, що, крім військової допомоги Україні, демократичний світ сам потребує оперативного переозброєння та переоснащення своєї економіки з урахуванням тих загроз, які висуває йому блок антидемократичних країн. — Укрінформ.</text:p>
      <text:p text:style-name="P4">
Images: ["<text:a xlink:type="simple" xlink:href="https://static.ukrinform.com/photos/2023_04/thumb_files/630_360_1680956927-823.jpg" text:style-name="Internet_20_link" text:visited-style-name="Visited_20_Internet_20_Link">
630_360_16809...</text:a>
"]</text:p>
      <text:p text:style-name="P4">
Tags: ['Литва', 'Світ', 'Безпека']</text:p>
      <text:p text:style-name="P4">
Type: Article</text:p>
      <!--METADATA-->
      <text:p text:style-name="P4">
<draw:frame draw:style-name="fr1" draw:name="Image147" text:anchor-type="as-char" svg:width="6.9236in" svg:height="3.956343in" draw:z-index="0">
<draw:image xlink:href="../Images/yкринформ/2023-04-08T-14-31-00-03-00/630_360_1680956927-823.jpg" xlink:type="simple" xlink:show="embed" xlink:actuate="onLoad" draw:mime-type="image/jpeg"/>
</draw:frame>
 Заступникміністра закордонних справ Литви Мантас Адоменас вважає, що, крім військовоїдопомоги Україні, демократичний світ сам потребує оперативного переозброєннята переоснащення своєї економіки з урахуванням тих загроз, які висуває йомублок антидемократичних країн.</text:p>
      <text:p text:style-name="P4">
Таку думку Адоменас висловив в <text:a xlink:type="simple" xlink:href="https://www.ukrinform.ua/rubric-polytics/3693294-mantas-adomenas-zastupnik-glavi-mzs-litvi.html" text:style-name="Internet_20_link" text:visited-style-name="Visited_20_Internet_20_Link">
 </text:a>
 .</text:p>
      <text:p text:style-name="P4">
«Переозброєння, переоснащення (крім України - ред.) потрібні й самому вільномусвіту, який 30 років думав, ніби має якісь канікули в історії, коли він можевідпочити і розслабитися. Це було помилкове розуміння, що глобальнихконфліктів більше не буде. Потрібно зрозуміти, що зараз усе це кардинальнозмінюється. Тож ми, демократичні країни, маємо переозброїтися», - сказавАдоменас.</text:p>
      <text:p text:style-name="P4">
Він додав, що демократичний світ має мобілізуватися у різних сферах, у томучислі – в економічному плані, а також – налагоджуючи військову економіку,удосконалюючи військову логістику.</text:p>
      <text:p text:style-name="P4">
<text:span text:style-name="T4">
Читайте також:</text:span>
 <text:a xlink:type="simple" xlink:href="https://www.ukrinform.ua/rubric-ato/3688271-putin-brazkae-adernou-zbroeu-vid-rozpacu-pered-kontrnastupom-zsu-linkavicus.html" text:style-name="Internet_20_link" text:visited-style-name="Visited_20_Internet_20_Link">
 <text:span text:style-name="T4">
Лінкявічюс</text:span>
 </text:a>
</text:p>
      <text:p text:style-name="P4">
На думку <text:a xlink:type="simple" xlink:href="https://www.ukrinform.ua/tag-litva" text:style-name="Internet_20_link" text:visited-style-name="Visited_20_Internet_20_Link">
 </text:a>
 дипломата, процес переходуекономіки демократичних країн до режиму, який враховує загрозу війні, почався,але він рухається надто повільно. З позитивних факторів - прийшло розуміння,що західні країни мають диверсифікувати свої ланцюги постачанняенергоресурсів, інших матеріалів.</text:p>
      <text:p text:style-name="P4">
При цьому Адоменас вважає, що концепт «диверсифікації», «зниження залежності»в наявних умовах недостатній. На зміну йому має прийти усвідомлення, що умови«миру, який дає вигоду всім» взагалі закінчилися. «Треба готуватися до новоїфази міжнародних відносин. Вони характеризуватимуться набагато більшим рівнемагресивності, непередбачуваності та взагалі – присутністю війни або їїзагрозою», - пояснює Адоменас.</text:p>
      <text:p text:style-name="P4">
На його думку, все це необхідно, оскільки йде формування блокуантидемократичних країн, які бажають піддати ревізії світоустрій, заснованийна правилах, що існували останніми десятиріччями.</text:p>
      <text:p text:style-name="P4">
<text:span text:style-name="T4">
Читайте також:</text:span>
 <text:a xlink:type="simple" xlink:href="https://www.ukrinform.ua/rubric-polytics/3693398-lise-razom-z-ukrainou-alans-bude-garantuvati-spravznij-zahist-evropi-prezident.html" text:style-name="Internet_20_link" text:visited-style-name="Visited_20_Internet_20_Link">
 </text:a>
</text:p>
      <text:p text:style-name="P4">
Як повідомляв Укрінформ, заступник міністра закордонних справ Литви МантасАдоменас також дав <text:a xlink:type="simple" xlink:href="https://www.ukrinform.ua/rubric-polytics/3693286-mzs-litvi-pragne-konkretnih-krokiv-z-integracii-ukraini-v-nato-na-samiti-u-vilnusi.html" text:style-name="Internet_20_link" text:visited-style-name="Visited_20_Internet_20_Link">
 </text:a>
 Вільнюського саміту НАТО (11-12 липня 2023 року) - якщо на ньомустанеться явний поступ на політичному треку з інтеграції України до Альянсу.</text:p>
      <text:p text:style-name="P4">
Source: <text:a xlink:type="simple" xlink:href="https://www.ukrinform.ua/rubric-world/3693409-demokraticnij-svit-mae-pereozbroitisa-z-urahuvannam-visunutih-jomu-zagroz-ekspert.html" text:style-name="Internet_20_link" text:visited-style-name="Visited_20_Internet_20_Link">
https://www.ukrinform.ua/rubric-world/3693409-demokraticnij-svit-mae-pereozbroitisa-z-urahuvannam-visunutih-jomu-zagroz-ekspert.html</text:a>
</text:p>
      <!--NEWS-->
      <text:h text:style-name="P10" text:outline-level="1">
<text:span text:style-name="T4">
Джоел Ембіід достроково став найкращим бомбардиром НБА</text:span>
</text:h>
      <text:p text:style-name="P4">
Authors: Ukrinform (Person)</text:p>
      <text:p text:style-name="P4">
Publisher: Укринформ (Organization)</text:p>
      <text:p text:style-name="P4">
Published Time: 2023-04-08T-16:17:21+03:00</text:p>
      <text:p text:style-name="P4">
Modified Time: 2023-04-08T23:17:21+03:00</text:p>
      <text:p text:style-name="P4">
Description: Це досягнення йому підкорилось вдруге поспіль. — Укрінформ.</text:p>
      <text:p text:style-name="P4">
Images: ["<text:a xlink:type="simple" xlink:href="https://static.ukrinform.com/photos/2023_04/thumb_files/630_360_1680984924-962.jpg" text:style-name="Internet_20_link" text:visited-style-name="Visited_20_Internet_20_Link">
630_360_16809...</text:a>
"]</text:p>
      <text:p text:style-name="P4">
Tags: ['НБА']</text:p>
      <text:p text:style-name="P4">
Type: Article</text:p>
      <!--METADATA-->
      <text:p text:style-name="P4">
<draw:frame draw:style-name="fr1" draw:name="Image148" text:anchor-type="as-char" svg:width="6.9236in" svg:height="3.956343in" draw:z-index="0">
<draw:image xlink:href="../Images/yкринформ/2023-04-08T-16-17-21-03-00/630_360_1680984924-962.jpg" xlink:type="simple" xlink:show="embed" xlink:actuate="onLoad" draw:mime-type="image/jpeg"/>
</draw:frame>
 Цедосягнення йому підкорилось вдруге поспіль.</text:p>
      <text:p text:style-name="P4">
Центровий «Філадельфії» Джоел Ембіід достроково став найкращим бомбардиромсезону-2022/23, <text:a xlink:type="simple" xlink:href="https://twitter.com/ESPNStatsInfo/status/1644528749096960000" text:style-name="Internet_20_link" text:visited-style-name="Visited_20_Internet_20_Link">
</text:a>
 ESPN Stats &amp;Info, передає Укрінформ.</text:p>
      <text:p text:style-name="P4">
Це сталося завдяки тому, що Лука Дончич завершить сезон з середнім показником32,4 очка. Показник результативності Ембііда не опуститься нижче 32,6 очка.</text:p>
      <text:p text:style-name="P4">
Наразі його результативність становить 33,1 очка.</text:p>
      <text:p text:style-name="P4">
Ембіід стане першим центровим, який двічі поспіль вигравав звання найкращогобомбардира з тих пір, як Боб Макаду зробив це тричі поспіль (1974-76).</text:p>
      <text:p text:style-name="P4">
<text:span text:style-name="T4">
Читайте також:</text:span>
 <text:a xlink:type="simple" xlink:href="https://www.ukrinform.ua/rubric-sports/3693163-nba-mihajluk-najrezultativnisij-gravec-sarlott-u-gri-z-gustonom.html" text:style-name="Internet_20_link" text:visited-style-name="Visited_20_Internet_20_Link">
 <text:span text:style-name="T4">
НБА</text:span>
 </text:a>
</text:p>
      <text:p text:style-name="P4">
Як повідомляв Укрінформ, Святослав Михайлюк став найрезультативнішим гравцемсвого клубу у матчі з «Г’юстоном»</text:p>
      <text:p text:style-name="P4">
Фото: Getty Image</text:p>
      <text:p text:style-name="P4">
Source: <text:a xlink:type="simple" xlink:href="https://www.ukrinform.ua/rubric-sports/3693406-dzoel-embiid-dostrokovo-stav-najkrasim-bombardirom-nba.html" text:style-name="Internet_20_link" text:visited-style-name="Visited_20_Internet_20_Link">
https://www.ukrinform.ua/rubric-sports/3693406-dzoel-embiid-dostrokovo-stav-najkrasim-bombardirom-nba.html</text:a>
</text:p>
      <!--NEWS-->
      <text:h text:style-name="P10" text:outline-level="1">
<text:span text:style-name="T4">
Лише разом з Україною Альянс буде гарантувати справжній захист Європі - Зеленський</text:span>
</text:h>
      <text:p text:style-name="P4">
Authors: Ukrinform (Person)</text:p>
      <text:p text:style-name="P4">
Publisher: Укринформ (Organization)</text:p>
      <text:p text:style-name="P4">
Published Time: 2023-04-08T-18:10:00+03:00</text:p>
      <text:p text:style-name="P4">
Modified Time: 2023-04-08T23:10:00+03:00</text:p>
      <text:p text:style-name="P4">
Description: Рішення парламенту Литви щодо офіційного запрошення України приєднатися до НАТО вже найближчими тижнями матиме продовження.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Євросоюз', 'Литва', 'НАТО', 'Україна', 'Агресія РФ', 'Зеленський']</text:p>
      <text:p text:style-name="P4">
Type: Article</text:p>
      <!--METADATA-->
      <text:p text:style-name="P4">
<draw:frame draw:style-name="fr1" draw:name="Image149" text:anchor-type="as-char" svg:width="6.9236in" svg:height="3.956343in" draw:z-index="0">
<draw:image xlink:href="../Images/yкринформ/2023-04-08T-18-10-00-03-00/630_360_1679682020-565.jpeg" xlink:type="simple" xlink:show="embed" xlink:actuate="onLoad" draw:mime-type="image/jpeg"/>
</draw:frame>
 Рішенняпарламенту Литви щодо офіційного запрошення України приєднатися до НАТО вженайближчими тижнями матиме продовження.</text:p>
      <text:p text:style-name="P4">
Про це у своєму вечірньому <text:a xlink:type="simple" xlink:href="https://www.youtube.com/watch" text:style-name="Internet_20_link" text:visited-style-name="Visited_20_Internet_20_Link">
 </text:a>
повідомив Володимир Зеленський, передає Укрінформ.</text:p>
      <text:p text:style-name="P4">
_<text:span text:style-name="T4">
Відео</text:span>
 : <text:a xlink:type="simple" xlink:href="https://t.me/OP_UA/9201" text:style-name="Internet_20_link" text:visited-style-name="Visited_20_Internet_20_Link">
 </text:a>
 _</text:p>
      <text:p text:style-name="P4">
«Дуже важливе рішення ухвалено цього тижня у Литві – щодо головних очікуваньвід саміту НАТО, який запланований у Вільнюсі. Литовський Сеймас визнавнеобхідність запросити Україну стати членом НАТО – запросити саме цього року,на саміті у Вільнюсі», - сказав <text:a xlink:type="simple" xlink:href="https://www.ukrinform.ua/tag-zelenskij" text:style-name="Internet_20_link" text:visited-style-name="Visited_20_Internet_20_Link">
 </text:a>
 .</text:p>
      <text:p text:style-name="P4">
Він підкреслив, що лише разом з нашою країною Альянс буде гарантуватисправжній захист Європі від будь-якого посягання – на життя народів, на наявнікордони й міжнародний порядок, заснований на правилах.</text:p>
      <text:p text:style-name="P4">
<text:span text:style-name="T4">
Читайте також:</text:span>
 <text:a xlink:type="simple" xlink:href="https://www.ukrinform.ua/rubric-world/3691469-finlandia-oficijno-stala-clenom-nato.html" text:style-name="Internet_20_link" text:visited-style-name="Visited_20_Internet_20_Link">
 <text:span text:style-name="T4">
Фінляндія</text:span>
 </text:a>
</text:p>
      <text:p text:style-name="P4">
«Це рішення литовського Сеймасу матиме продовження найближчими тижнями ймісяцями. Уже працюємо над цим», - пообіцяв Зеленський.</text:p>
      <text:p text:style-name="P4">
Як повідомлялося, парламент Литви ухвалив резолюцію до літнього саміту НАТО уВільнюсі, яка включає офіційне запрошення Україні приєднатися до Альянсу.Відповідно до резолюції, представленої представниками різних політичних груп упарламентських комітетах із закордонних справ та національної безпеки йоборони, це буде стратегічним рішенням НАТО щодо прагнення миру в Україні таЄвропі.</text:p>
      <text:p text:style-name="P4">
<text:span text:style-name="T5">
Фото: Офіс Президента</text:span>
</text:p>
      <text:p text:style-name="P4">
Source: <text:a xlink:type="simple" xlink:href="https://www.ukrinform.ua/rubric-polytics/3693398-lise-razom-z-ukrainou-alans-bude-garantuvati-spravznij-zahist-evropi-prezident.html" text:style-name="Internet_20_link" text:visited-style-name="Visited_20_Internet_20_Link">
https://www.ukrinform.ua/rubric-polytics/3693398-lise-razom-z-ukrainou-alans-bude-garantuvati-spravznij-zahist-evropi-prezident.html</text:a>
</text:p>
      <!--NEWS-->
      <text:h text:style-name="P10" text:outline-level="1">
<text:span text:style-name="T4">
At Kupiansk direction Russian army shelled  Topoli, Fyholivka, Dvorichna, Zapadne, Krokhmalne...</text:span>
</text:h>
      <text:p text:style-name="P4">
Authors: liveuamap (Language: en)</text:p>
      <text:p text:style-name="P4">
Time: 2023-04-08T-1:10:00</text:p>
      <text:p text:style-name="P4">
Location: Kharkiv (Latitude:49.82425 Longtitude:37.43282)</text:p>
      <text:p text:style-name="P4">
Videos: []</text:p>
      <text:p text:style-name="P4">
Images: []</text:p>
      <text:p text:style-name="P4">
Tags: ["Russia"]</text:p>
      <text:p text:style-name="P4">
ID: 22554491</text:p>
      <!--METADATA-->
      <text:p text:style-name="P4">
At Kupiansk direction Russian army shelled Topoli, Fyholivka, Dvorichna,Zapadne, Krokhmalne, Husynka, Kindrashivka of Kharkiv region and Novoselivskeof Luhansk region, - General Staff of Armed Forces of Ukraine says in themorning report</text:p>
      <text:p text:style-name="P4">
News Collection Link: <text:a xlink:type="simple" xlink:href="https://liveuamap.com/en/2023/8-april-at-kupiansk-direction-russian-army-shelled--topoli" text:style-name="Internet_20_link" text:visited-style-name="Visited_20_Internet_20_Link">
https://liveuamap.com/en/2023/8-april-at-kupiansk-direction-russian-army-shelled--topoli</text:a>
</text:p>
      <text:p text:style-name="P4">
Source: <text:a xlink:type="simple" xlink:href="https://t.me/lumsrc/4439" text:style-name="Internet_20_link" text:visited-style-name="Visited_20_Internet_20_Link">
https://t.me/lumsrc/4439</text:a>
</text:p>
      <!--NEWS-->
      <text:h text:style-name="P10" text:outline-level="1">
<text:span text:style-name="T4">
Сирський показав, як українська артилерія нищить ворога</text:span>
</text:h>
      <text:p text:style-name="P4">
Authors: Ukrinform (Person)</text:p>
      <text:p text:style-name="P4">
Publisher: Укринформ (Organization)</text:p>
      <text:p text:style-name="P4">
Published Time: 2023-04-08T-21:52:00+03:00</text:p>
      <text:p text:style-name="P4">
Modified Time: 2023-04-08T22:52:00+03:00</text:p>
      <text:p text:style-name="P4">
Description: Українська артилерія знищує тисячі російських солдатів й одиниць ворожої техніки, вправно поєднуючи іноземну зброю з вітчизняними артилерійськими системами. — Укрінформ.</text:p>
      <text:p text:style-name="P4">
Images: ["<text:a xlink:type="simple" xlink:href="https://static.ukrinform.com/photos/2020_12/thumb_files/630_360_1607688700-694.jpg" text:style-name="Internet_20_link" text:visited-style-name="Visited_20_Internet_20_Link">
630_360_16076...</text:a>
"]</text:p>
      <text:p text:style-name="P4">
Tags: ['Відеоролик', 'Сирський', 'Війна з росією', 'Артилерія']</text:p>
      <text:p text:style-name="P4">
Type: Article</text:p>
      <!--METADATA-->
      <text:p text:style-name="P4">
<draw:frame draw:style-name="fr1" draw:name="Image150" text:anchor-type="as-char" svg:width="6.9236in" svg:height="3.956343in" draw:z-index="0">
<draw:image xlink:href="../Images/yкринформ/2023-04-08T-21-52-00-03-00/630_360_1607688700-694.jpg" xlink:type="simple" xlink:show="embed" xlink:actuate="onLoad" draw:mime-type="image/jpeg"/>
</draw:frame>
Українська артилерія знищує тисячі російських солдатів й одиниць ворожоїтехніки, вправно поєднуючи іноземну зброю з вітчизняними артилерійськимисистемами.</text:p>
      <text:p text:style-name="P4">
Про це командувач Сухопутних військ Збройних сил України генерал-полковникОлександр Сирський зазначив у <text:a xlink:type="simple" xlink:href="https://t.me/osirskiy/34" text:style-name="Internet_20_link" text:visited-style-name="Visited_20_Internet_20_Link">
 </text:a>
 , передаєУкрінформ.</text:p>
      <text:p text:style-name="P4">
"Сьогодні <text:a xlink:type="simple" xlink:href="https://www.ukrinform.ua/tag-ukraina" text:style-name="Internet_20_link" text:visited-style-name="Visited_20_Internet_20_Link">
 </text:a>
 артилерія доводить своюефективність. Вона знищує тисячі одиниць солдатів та техніки противника. Порядз іноземною зброєю, українські воїни вправно поєднують вітчизняніартилерійські системи, якими вражають ворожі об’єкти на полі бою", — написаввін.</text:p>
      <text:p text:style-name="P4">
Зокрема, командувач відзначив 27-у, 43-ю і 107-у реактивні й артилерійськібригади. За словами Сирського, вони неодноразово доводили свою продуктивність,надаючи потужну вогневу підтримку під час проведення різних військовихоперацій.</text:p>
      <text:p text:style-name="P4">
<text:span text:style-name="T4">
Читайте також:</text:span>
 <text:a xlink:type="simple" xlink:href="https://www.ukrinform.ua/rubric-ato/3693341-zaluznij-pokazav-ak-polski-gaubici-krab-vikonuut-bojovi-zavdanna.html" text:style-name="Internet_20_link" text:visited-style-name="Visited_20_Internet_20_Link">
 </text:a>
</text:p>
      <text:p text:style-name="P4">
Як повідомляв <text:a xlink:type="simple" xlink:href="https://www.ukrinform.ua/rubric-ato/3693355-ukrainska-aviacia-za-dobu-zavdala-visim-udariv-po-rajonah-skupcenna-vijsk-rf.html" text:style-name="Internet_20_link" text:visited-style-name="Visited_20_Internet_20_Link">
 </text:a>
 ,підрозділи українських ракетних військ й артилерії за добу уразили позиціюзасобів протиповітряної оборони, три станції радіоелектронної боротьби, дварайони зосередження живої сили, озброєння і військової техніки росіян та складворожих боєприпасів.</text:p>
      <text:p text:style-name="P4">
Source: <text:a xlink:type="simple" xlink:href="https://www.ukrinform.ua/rubric-ato/3693383-sirskij-pokazav-ak-ukrainska-artileria-nisit-voroga.html" text:style-name="Internet_20_link" text:visited-style-name="Visited_20_Internet_20_Link">
https://www.ukrinform.ua/rubric-ato/3693383-sirskij-pokazav-ak-ukrainska-artileria-nisit-voroga.html</text:a>
</text:p>
      <!--NEWS-->
      <text:h text:style-name="P10" text:outline-level="1">
<text:span text:style-name="T4">
Цінності, за які бореться Україна, близькі кожному народу – Президент</text:span>
</text:h>
      <text:p text:style-name="P4">
Authors: Ukrinform (Person)</text:p>
      <text:p text:style-name="P4">
Publisher: Укринформ (Organization)</text:p>
      <text:p text:style-name="P4">
Published Time: 2023-04-08T-23:32:00+03:00</text:p>
      <text:p text:style-name="P4">
Modified Time: 2023-04-08T22:32:00+03:00</text:p>
      <text:p text:style-name="P4">
Description: Безпека і захист від терору – цінності, за які бореться Україна, які близькі кожному народу. — Укрінформ.</text:p>
      <text:p text:style-name="P4">
Images: ["<text:a xlink:type="simple" xlink:href="https://static.ukrinform.com/photos/2023_01/thumb_files/630_360_1674870594-635.jpeg" text:style-name="Internet_20_link" text:visited-style-name="Visited_20_Internet_20_Link">
630_360_16748...</text:a>
"]</text:p>
      <text:p text:style-name="P4">
Tags: ['Зеленський', 'Безпека', 'Війна з росією']</text:p>
      <text:p text:style-name="P4">
Type: Article</text:p>
      <!--METADATA-->
      <text:p text:style-name="P4">
<draw:frame draw:style-name="fr1" draw:name="Image151" text:anchor-type="as-char" svg:width="6.9236in" svg:height="3.956343in" draw:z-index="0">
<draw:image xlink:href="../Images/yкринформ/2023-04-08T-23-32-00-03-00/630_360_1674870594-635.jpeg" xlink:type="simple" xlink:show="embed" xlink:actuate="onLoad" draw:mime-type="image/jpeg"/>
</draw:frame>
 Безпекаі захист від терору – цінності, за які бореться Україна, які близькі кожномународу.</text:p>
      <text:p text:style-name="P4">
Як передає Укрінформ, на цьому під час <text:a xlink:type="simple" xlink:href="https://t.me/OP_UA/9201" text:style-name="Internet_20_link" text:visited-style-name="Visited_20_Internet_20_Link">
 </text:a>
 наголосивВолодимир Зеленський.</text:p>
      <text:p text:style-name="P4">
«Продовжив звернення до парламентів світу і вперше звернувся до парламенту вЛатинській Америці, до парламенту Чилі. Насправді цінності, за які ми всіборемося тут, в Україні, близькі кожному народу, незалежно від того, чи далекогеографічно вони від нас. Усі цінують безпеку й захист від <text:a xlink:type="simple" xlink:href="https://www.ukrinform.ua/tag-terorizm" text:style-name="Internet_20_link" text:visited-style-name="Visited_20_Internet_20_Link">
</text:a>
 . Немає такого народу, який биставився схвально до того, що принесла російська окупація: до російськихконцтаборів, депортації наших дітей, до зґвалтування жінок, спалення міст...Що більше світ знатиме про російську агресію, то швидше агресор програє, іспокій повернеться. Повернеться не лише Україні – повернеться всім у світі. Ядякую Чилі за підтримку», - сказав Зеленський.</text:p>
      <text:p text:style-name="P4">
_Відео:<text:a xlink:type="simple" xlink:href="https://www.youtube.com/watch" text:style-name="Internet_20_link" text:visited-style-name="Visited_20_Internet_20_Link">
 </text:a>
 _</text:p>
      <text:p text:style-name="P4">
Він також подякував всім міжнародним партнерам, які допомогли нашій країнізавершити цей тиждень із хорошими новинами. Зокрема, США – за новий, 35-йоборонний пакет, в який увійшли ракети для «Хаймарсів», ракети для ППО,снаряди для артилерії, для захисту від броньованої техніки й інші важливіелементи підтримки. Німеччині – за черговий пакет допомоги обсягом 200 млнєвро інвестицій від місцевих компаній. Данії та Норвегії – за роботу надспільним пакетом допомоги снарядами для української артилерії. Австралії таНової Зеландії – за нові санкційні рішення.</text:p>
      <text:p text:style-name="P4">
<text:span text:style-name="T4">
Читайте також:</text:span>
 <text:a xlink:type="simple" xlink:href="https://www.ukrinform.ua/rubric-polytics/3693394-najvagomisim-rezultatom-cogo-tizna-stali-novi-domovlenosti-u-polsi-zelenskij.html" text:style-name="Internet_20_link" text:visited-style-name="Visited_20_Internet_20_Link">
 <text:span text:style-name="T4">
Зеленський</text:span>
 </text:a>
</text:p>
      <text:p text:style-name="P4">
«Нідерланди оголосили про пакет обсягом більше ніж 270 мільйонів євро. Цедопомога нашому відновленню, гуманітарна, нелетальна підтримка для оборони, атакож – і це дуже важливо – підтримка для справедливості. Для збору доказівросійських злочинів, для створення Реєстру збитків, завданих російськоюагресією. Дякую Нідерландам за те, що на всіх напрямах захисту життя миразом», - наголосив Президент.</text:p>
      <text:p text:style-name="P4">
Як повідомлялося, Уряд Сполучених Штатів оголосив про виділення новогомасштабного пакета допомоги Україні у сфері безпеки й оборони загальноювартістю $2,6 мільярда. Зокрема, перша частина вартістю пів мільярда доларівбуде відправлена в Україну негайно та включатиме переважно боєприпаси та іншінеобхідні поставки.</text:p>
      <text:p text:style-name="P4">
<text:span text:style-name="T5">
Фото: ОП</text:span>
</text:p>
      <text:p text:style-name="P4">
Source: <text:a xlink:type="simple" xlink:href="https://www.ukrinform.ua/rubric-ato/3693403-cinnosti-za-aki-boretsa-ukraina-blizki-koznomu-narodu-prezident.html" text:style-name="Internet_20_link" text:visited-style-name="Visited_20_Internet_20_Link">
https://www.ukrinform.ua/rubric-ato/3693403-cinnosti-za-aki-boretsa-ukraina-blizki-koznomu-narodu-prezident.html</text:a>
</text:p>
      <!--NEWS-->
      <text:h text:style-name="P10" text:outline-level="1">
<text:span text:style-name="T4">
Жіноча збірна України обіграла Північну Македонію у кваліфікації ЧС  з гандболу</text:span>
</text:h>
      <text:p text:style-name="P4">
Authors: Ukrinform (Person)</text:p>
      <text:p text:style-name="P4">
Publisher: Укринформ (Organization)</text:p>
      <text:p text:style-name="P4">
Published Time: 2023-04-08T-25:22:00+03:00</text:p>
      <text:p text:style-name="P4">
Modified Time: 2023-04-08T22:22:00+03:00</text:p>
      <text:p text:style-name="P4">
Description: Матч-відповідь відбудеться 11 квітня. — Укрінформ.</text:p>
      <text:p text:style-name="P4">
Images: ["<text:a xlink:type="simple" xlink:href="https://static.ukrinform.com/photos/2023_04/thumb_files/630_360_1680981722-937.jpg" text:style-name="Internet_20_link" text:visited-style-name="Visited_20_Internet_20_Link">
630_360_16809...</text:a>
"]</text:p>
      <text:p text:style-name="P4">
Tags: ['гандбол']</text:p>
      <text:p text:style-name="P4">
Type: Article</text:p>
      <!--METADATA-->
      <text:p text:style-name="P4">
<draw:frame draw:style-name="fr1" draw:name="Image152" text:anchor-type="as-char" svg:width="6.9236in" svg:height="3.956343in" draw:z-index="0">
<draw:image xlink:href="../Images/yкринформ/2023-04-08T-25-22-00-03-00/630_360_1680981722-937.jpg" xlink:type="simple" xlink:show="embed" xlink:actuate="onLoad" draw:mime-type="image/jpeg"/>
</draw:frame>
 Матч-відповідь відбудеться 11 квітня.</text:p>
      <text:p text:style-name="P4">
Жіноча збірна України у Скоп'є провела перший матч другого раунду кваліфікаціїЧС-2023 проти команди Північної Македонії, передає Укрінформ.</text:p>
      <text:p text:style-name="P4">
Українки виграли на виїзді з рахунком 24:22.</text:p>
      <text:p text:style-name="P4">
За п'ять хвилин до перерви різниця у рахунку склала 8 м'ячів, а на перервукоманди пішли з «+6» на користь збірної України.</text:p>
      <text:p text:style-name="P4">
У другій половині зустрічі македонки заграли агресивніше, їм вдалося зрівнятирахунок, але після цього українки відповіли трьома результативними атаками.</text:p>
      <text:p text:style-name="P4">
За 5 хвилин до сирени збірна Македонії залишилася без головного бомбардира.Рістовська, яка закинула вісім м'ячів у наші ворота, з семиметрового влучила вобличчя Салтанюк, і арбітри вилучили македонку до кінця матчу. У час, щозалишився, українки зуміли довести зустріч до переможного закінчення.</text:p>
      <text:p text:style-name="P4">
Це перший з двох матчів вирішального другого раунду європейської кваліфікації.Матч-відповідь відбудеться 11 квітня.</text:p>
      <text:p text:style-name="P4">
<text:span text:style-name="T4">
Читайте також:</text:span>
 <text:a xlink:type="simple" xlink:href="https://www.ukrinform.ua/rubric-sports/3692661-motor-postupivsa-bitighajmu-u-matci-drugoi-nimeckoi-bundesligi.html" text:style-name="Internet_20_link" text:visited-style-name="Visited_20_Internet_20_Link">
 </text:a>
</text:p>
      <text:p text:style-name="P4">
Як повідомляв Укрінформ, українки востаннє брали участь у чемпіонаті світу у2009 році в Китаї, де посіли 17-ту позицію.</text:p>
      <text:p text:style-name="P4">
Фото: handball.net.ua</text:p>
      <text:p text:style-name="P4">
Source: <text:a xlink:type="simple" xlink:href="https://www.ukrinform.ua/rubric-sports/3693402-zinoca-zbirna-ukraini-z-gandbolu-obigrala-pivnicnu-makedoniu-u-kvalifikacii-cs.html" text:style-name="Internet_20_link" text:visited-style-name="Visited_20_Internet_20_Link">
https://www.ukrinform.ua/rubric-sports/3693402-zinoca-zbirna-ukraini-z-gandbolu-obigrala-pivnicnu-makedoniu-u-kvalifikacii-cs.html</text:a>
</text:p>
      <!--NEWS-->
      <text:h text:style-name="P10" text:outline-level="1">
<text:span text:style-name="T4">
У МЗС обурені новою спробою Папи Франциска прирівняти жертву війни та агресора</text:span>
</text:h>
      <text:p text:style-name="P4">
Authors: Ukrinform (Person)</text:p>
      <text:p text:style-name="P4">
Publisher: Укринформ (Organization)</text:p>
      <text:p text:style-name="P4">
Published Time: 2023-04-08T-27:19:09+03:00</text:p>
      <text:p text:style-name="P4">
Modified Time: 2023-04-08T22:19:09+03:00</text:p>
      <text:p text:style-name="P4">
Description: МЗС України висловило розчарування з приводу спільної участі у Хресній ході в Римі українського та російського підлітків, оскільки це є спробою прирівняти жертву розв’язаної росією війни та агресора і спотворює дійсність, в яку росія занурила українців. — Укрінформ.</text:p>
      <text:p text:style-name="P4">
Images: ["<text:a xlink:type="simple" xlink:href="https://static.ukrinform.com/photos/2016_02/thumb_files/630_360_1454971670-8277.jpg" text:style-name="Internet_20_link" text:visited-style-name="Visited_20_Internet_20_Link">
630_360_14549...</text:a>
"]</text:p>
      <text:p text:style-name="P4">
Tags: ['МЗС', 'Папа Франциск', 'Релігія', 'Скандал', 'Ватикан', 'Агресія РФ', 'Ніколенко']</text:p>
      <text:p text:style-name="P4">
Type: Article</text:p>
      <!--METADATA-->
      <text:p text:style-name="P4">
<draw:frame draw:style-name="fr1" draw:name="Image153" text:anchor-type="as-char" svg:width="6.9236in" svg:height="3.956343in" draw:z-index="0">
<draw:image xlink:href="../Images/yкринформ/2023-04-08T-27-19-09-03-00/630_360_1454971670-8277.jpg" xlink:type="simple" xlink:show="embed" xlink:actuate="onLoad" draw:mime-type="image/jpeg"/>
</draw:frame>
 МЗСУкраїни висловило розчарування з приводу спільної участі у Хресній ході в Риміукраїнського та російського підлітків, оскільки це є спробою прирівняти жертвурозв’язаної росією війни та агресора і спотворює дійсність, в яку росіязанурила українців.</text:p>
      <text:p text:style-name="P4">
Про це йдеться у дописі речника МЗС Олега Ніколенка у <text:a xlink:type="simple" xlink:href="https://www.facebook.com/1090077030/posts/pfbid023wiUJMKv7rmwXoxqPhrYVLE1X6Mxxw9BtJwtoqLjFKsgfu1T6t6XhXSTP1jiF562l/" text:style-name="Internet_20_link" text:visited-style-name="Visited_20_Internet_20_Link">
</text:a>
, передає Укрінформ.</text:p>
      <text:p text:style-name="P4">
Він зазначив, що вчора, на Страсну п’ятницю, в Римі відбулося велике релігійнедійство - Хресна хода, яка символізує перемогу добра над злом, світла надтемрявою, віри над зневірою.</text:p>
      <text:p text:style-name="P4">
«Ми глибоко вдячні <text:a xlink:type="simple" xlink:href="https://www.ukrinform.ua/tag-papa-francisk" text:style-name="Internet_20_link" text:visited-style-name="Visited_20_Internet_20_Link">
 </text:a>
 за йоготурботу про Україну та українців. На жаль, змушені констатувати, що цьогорічнахода була знову затьмарена <text:a xlink:type="simple" xlink:href="https://www.ukrinform.ua/rubric-world/3693261-u-vatikani-znovu-virisili-poednati-predstavnikiv-ukraini-ta-rf-na-hresnij-dorozi.html" text:style-name="Internet_20_link" text:visited-style-name="Visited_20_Internet_20_Link">
 </text:a>
 та агресора», - зауважив Ніколенко.</text:p>
      <text:p text:style-name="P4">
Він пояснив, що йдеться про тексти, які були зачитані під час 10-ї стаціїХресної ходи: від імені українського підлітка, який знайшов прихисток в Італіїпісля захоплення російськими військами Маріуполя, та російського хлопця, брат-військовослужбовець якого втратив життя, а батько та дід зникли безвісти якучасники загарбницької війни росії проти України.</text:p>
      <text:p text:style-name="P4">
<text:span text:style-name="T4">
Читайте також:</text:span>
 <text:a xlink:type="simple" xlink:href="https://www.ukrinform.ua/rubric-society/3691079-papa-francisk-zaklikav-molitisa-za-ukrainu.html" text:style-name="Internet_20_link" text:visited-style-name="Visited_20_Internet_20_Link">
 <text:span text:style-name="T4">
Франциск</text:span>
 </text:a>
</text:p>
      <text:p text:style-name="P4">
«Ми розчаровані, що Святий Престол не взяв до уваги аргументи українськоїсторони про образливий характер такого жесту. Спільна участь українця таросіянина спотворює дійсність, в яку росія занурила українців, втілюючи протиних геноцид. Ба більше, такий крок підриває принципи справедливості тазагальнолюдської моральності, дискредитує концепцію миру та братерства», -заявив речник МЗС.</text:p>
      <text:p text:style-name="P4">
Він додав, що намагання поставити знак рівності між Україною, яка страждає, таросією, яка завдає страждань, не сприяє примиренню.</text:p>
      <text:p text:style-name="P4">
«Примирення може настати лише після української перемоги, покарання всіхросійських злочинців, покаяння за завдані страждання та прохання пробаченняперед українцями. Розраховуємо, що Святий Престол надалі буде дотримуватисяпідходу, який базуватиметься на глибинному розумінні справедливості тавідповідальності за відновлення миру в Україні і встановлення справедливості»,- підсумував речник МЗС.</text:p>
      <text:p text:style-name="P4">
<text:span text:style-name="T4">
Читайте також:</text:span>
 <text:a xlink:type="simple" xlink:href="https://www.ukrinform.ua/rubric-uarazom/3675070-papi-rimskomu-podaruvali-braslet-z-azovstali.html" text:style-name="Internet_20_link" text:visited-style-name="Visited_20_Internet_20_Link">
 </text:a>
</text:p>
      <text:p text:style-name="P4">
Як повідомлялося, торік 15 квітня у Колізеї у Римі відбулася Хресна хода, якуочолив Папа Франциск. За рішенням Ватикану, хрест на 13-ї стації передалиукраїнці та росіянці, що символізувало примирення народів. Обидві жінки разомпрацюють у госпісі.</text:p>
      <text:p text:style-name="P4">
Source: <text:a xlink:type="simple" xlink:href="https://www.ukrinform.ua/rubric-society/3693401-u-mzs-obureni-novou-sprobou-papi-franciska-pririvnati-zertvu-vijni-ta-agresora.html" text:style-name="Internet_20_link" text:visited-style-name="Visited_20_Internet_20_Link">
https://www.ukrinform.ua/rubric-society/3693401-u-mzs-obureni-novou-sprobou-papi-franciska-pririvnati-zertvu-vijni-ta-agresora.html</text:a>
</text:p>
      <!--NEWS-->
      <text:h text:style-name="P10" text:outline-level="1">
<text:span text:style-name="T4">
Справжнє оновлення ОБСЄ станеться лише після корінних змін у росії та білорусі - експерт</text:span>
</text:h>
      <text:p text:style-name="P4">
Authors: Ukrinform (Person)</text:p>
      <text:p text:style-name="P4">
Publisher: Укринформ (Organization)</text:p>
      <text:p text:style-name="P4">
Published Time: 2023-04-08T-29:04:00+03:00</text:p>
      <text:p text:style-name="P4">
Modified Time: 2023-04-08T22:04:00+03:00</text:p>
      <text:p text:style-name="P4">
Description: Мантас Адоменас, заступник голови литовського МЗС, вважає, що справжнє оновлення ОБСЄ станеться лише після корінних змін у країнах-агресорах - росії та білорусі. До того більший сенс має пошук нових форматів, один з яких «European Political Community / Європейська політична спільнота». — Укрінформ.</text:p>
      <text:p text:style-name="P4">
Images: ["<text:a xlink:type="simple" xlink:href="https://static.ukrinform.com/photos/2023_04/thumb_files/630_360_1680956927-823.jpg" text:style-name="Internet_20_link" text:visited-style-name="Visited_20_Internet_20_Link">
630_360_16809...</text:a>
"]</text:p>
      <text:p text:style-name="P4">
Tags: ['білорусь', 'Литва', 'ОБСЄ', 'Війна з росією']</text:p>
      <text:p text:style-name="P4">
Type: Article</text:p>
      <!--METADATA-->
      <text:p text:style-name="P4">
<draw:frame draw:style-name="fr1" draw:name="Image154" text:anchor-type="as-char" svg:width="6.9236in" svg:height="3.956343in" draw:z-index="0">
<draw:image xlink:href="../Images/yкринформ/2023-04-08T-29-04-00-03-00/630_360_1680956927-823.jpg" xlink:type="simple" xlink:show="embed" xlink:actuate="onLoad" draw:mime-type="image/jpeg"/>
</draw:frame>
 МантасАдоменас, заступник голови литовського МЗС, вважає, що справжнє оновлення ОБСЄстанеться лише після корінних змін у країнах-агресорах - росії та білорусі. Дотого більший сенс має пошук нових форматів, один з яких «European PoliticalCommunity / Європейська політична спільнота».</text:p>
      <text:p text:style-name="P4">
Таку думку Адоменас висловив у <text:a xlink:type="simple" xlink:href="https://www.ukrinform.ua/rubric-polytics/3693294-mantas-adomenas-zastupnik-glavi-mzs-litvi.html" text:style-name="Internet_20_link" text:visited-style-name="Visited_20_Internet_20_Link">
 </text:a>
 .</text:p>
      <text:p text:style-name="P4">
«У такому складі <text:a xlink:type="simple" xlink:href="https://www.ukrinform.ua/tag-obse" text:style-name="Internet_20_link" text:visited-style-name="Visited_20_Internet_20_Link">
 </text:a>
 , де беруть участь іросія, і білорусь, тобто два агресори, оновлення неможливе. Воно відбудетьсятільки тоді, коли війна закінчиться, та росія і білорусь визнають свою вину заїї розв'язування. До того часу ця організація не так, щоб безглузда, алебезрезультатна», - сказав Адоменас.</text:p>
      <text:p text:style-name="P4">
На його думку, започаткування нової політики безпеки в Європі на даний часбільше пов’язано з пошуками нових форматів. Один із них – ініціатива «EuropeanPolitical Community / Європейська політична спільнота», яка незабаромзбереться в Молдові на свій другий саміт. «Ця спільнота була створена націннісній основі саме як альтернатива ОБСЄ. Своєю чергою ОБСЄ мала однезавдання – запобігти новій війні в Європі, але виявилася не здатною на це», -сказав Адоменас.</text:p>
      <text:p text:style-name="P4">
<text:span text:style-name="T4">
Читайте також:</text:span>
 <text:a xlink:type="simple" xlink:href="https://www.ukrinform.ua/rubric-polytics/3689647-kuleba-privitav-zapusk-moskovskogo-mehanizmu-obse.html" text:style-name="Internet_20_link" text:visited-style-name="Visited_20_Internet_20_Link">
 <text:span text:style-name="T4">
ОБСЄ</text:span>
 </text:a>
</text:p>
      <text:p text:style-name="P4">
Перший саміт European Political Community за участю президентів ЄвропейськоїРади та Європейської комісії, а також лідерів 44 країн Європи (тобто практичновсіх – за винятком рф і рб) пройшов 6 жовтня 2022 року в Празі.</text:p>
      <text:p text:style-name="P4">
Другий саміт EPC відбудеться 1 червня 2023 року в Кишиневі.</text:p>
      <text:p text:style-name="P4">
Source: <text:a xlink:type="simple" xlink:href="https://www.ukrinform.ua/rubric-world/3693400-spravzne-onovlenna-obse-stanetsa-lise-pisla-korinnih-zmin-u-rosii-ta-bilorusi-ekspert.html" text:style-name="Internet_20_link" text:visited-style-name="Visited_20_Internet_20_Link">
https://www.ukrinform.ua/rubric-world/3693400-spravzne-onovlenna-obse-stanetsa-lise-pisla-korinnih-zmin-u-rosii-ta-bilorusi-ekspert.html</text:a>
</text:p>
      <!--NEWS-->
      <text:h text:style-name="P10" text:outline-level="1">
<text:span text:style-name="T4">
Україна до 2030 року може зробити  понад половину своєї енергетики «зеленою» - експерт</text:span>
</text:h>
      <text:p text:style-name="P4">
Authors: Ukrinform (Person)</text:p>
      <text:p text:style-name="P4">
Publisher: Укринформ (Organization)</text:p>
      <text:p text:style-name="P4">
Published Time: 2023-04-08T-32:52:00+03:00</text:p>
      <text:p text:style-name="P4">
Modified Time: 2023-04-08T21:52:00+03:00</text:p>
      <text:p text:style-name="P4">
Description: Україна до початку наступного десятиріччя може довести до 50 відсотків частку «зеленої» енергії у загальному енергопостачанні та навіть перевищити цей показник. — Укрінформ.</text:p>
      <text:p text:style-name="P4">
Images: ["<text:a xlink:type="simple" xlink:href="https://static.ukrinform.com/photos/2023_04/thumb_files/630_360_1680980988-393.jpg" text:style-name="Internet_20_link" text:visited-style-name="Visited_20_Internet_20_Link">
630_360_16809...</text:a>
"]</text:p>
      <text:p text:style-name="P4">
Tags: ['Електроенергія', 'Енергетика', 'Україна']</text:p>
      <text:p text:style-name="P4">
Type: Article</text:p>
      <!--METADATA-->
      <text:p text:style-name="P4">
<draw:frame draw:style-name="fr1" draw:name="Image155" text:anchor-type="as-char" svg:width="6.9236in" svg:height="3.956343in" draw:z-index="0">
<draw:image xlink:href="../Images/yкринформ/2023-04-08T-32-52-00-03-00/630_360_1680980988-393.jpg" xlink:type="simple" xlink:show="embed" xlink:actuate="onLoad" draw:mime-type="image/jpeg"/>
</draw:frame>
 Українадо початку наступного десятиріччя може довести до 50 відсотків частку«зеленої» енергії у загальному енергопостачанні та навіть перевищити цейпоказник.</text:p>
      <text:p text:style-name="P4">
Такий оптимістичний прогноз у коментарі Укрінформу висловив голова правліннягромадської спілки Global 100% RenewablesUkraine Олександр Домбровський.</text:p>
      <text:p text:style-name="P4">
«Я переконаний, що до 2030 року ми маємо можливість отримати більше 50% чистоїенергії для кінцевого споживача», - сказав Домбровський, додавши, що державапоставила перед собою достатньо амбітні цілі та рухається до них попри війну,яка не просто не зупинила процес, але навпаки стимулює рухатися швидше.</text:p>
      <text:p text:style-name="P4">
Він зауважив, що такий прогноз є оптимістичним, адже для цього необхідніпередумови: якщо Україна переможе швидко та почнеться відновлення, а правиладля економічного розвитку будуть «правильними» - не буде корупції, не будемонополій, а буде економічна децентралізація - не тільки <text:a xlink:type="simple" xlink:href="https://www.ukrinform.ua/tag-energetika" text:style-name="Internet_20_link" text:visited-style-name="Visited_20_Internet_20_Link">
</text:a>
 , але й інвестиційна. Для державидуже важливо створити правила гри, які не будуть порушуватися, не будутьзмінюватися, які дадуть можливість інвестувати, розвивати швидко цей ринок,підкреслив Домбровський.</text:p>
      <text:p text:style-name="P4">
Свій оптимізм ексдепутат Верховної Ради, президент «MHP Еко Енерджи»(підприємства, яке спеціалізується на виробництві газу) ґрунтує на тому, щосам здійснює багато експериментальних проєктів і лабораторних досліджень ізнає, що те, у що багато хто донедавна не вірив, сьогодні реалізується напромисловому рівні.</text:p>
      <text:p text:style-name="P4">
«Ми можемо виробляти власні енергетичні ресурси. Україна має 100-відсотковийшанс бути однією з найінноваційніших, технологічно розвинених країн у світі»,- переконаний Домбровський. Україна, за його словами, має колосальнийпотенціал: окрім сонця та вітру, як одна з найпотужніших аграрних держав,Україна має також достатню кількість відходів і сировини, щоб вироблятивласний біогаз, біометан, зелений водень тощо.</text:p>
      <text:p text:style-name="P4">
Чимало українських компаній не чекають на завершення війни, вони працюють,інвестують уже зараз. Але потрібна «зелена» кооперація з іноземнимипартнерами. Таке співробітництво українські компанії розвивають насамперед зНімеччиною, також налагоджують контакти з нідерландськими, австрійськими,данськими, британськими, американськими фірмами.</text:p>
      <text:p text:style-name="P4">
Домбровський підкреслив важливість створення «децентралізованої системиенергопостачання». Актуальність завдання довели намагання російського агресоразнищити нашу енергоінфраструктуру, систему, яка дісталася нам у спадок відсрср як жорстко структурована. Під час війни за рахунок таких ресурсів як,зокрема, сонце та невеликі системи накопичення, система балансувала, починала«жити по-новому». Окремі села, містечка могли забезпечити себе електроенергієюнавіть під час блекаутів.</text:p>
      <text:p text:style-name="P4">
<text:span text:style-name="T4">
Читайте також:</text:span>
 <text:a xlink:type="simple" xlink:href="https://www.ukrinform.ua/rubric-economy/3689673-nimeccina-moze-stati-partnerom-ukraini-u-sferi-virobnictva-vodnu-minenergo.html" text:style-name="Internet_20_link" text:visited-style-name="Visited_20_Internet_20_Link">
 </text:a>
</text:p>
      <text:p text:style-name="P4">
Співбесідник агентства навів цифри: за 30 років незалежності Україна заплатилатільки росії, країні-агресору, понад 100 млрд доларів лише за імпортприродного газу, що дорівнювало приблизно одному довоєнному бюджету України.За 30 років з економіки України на імпорт енергетичних ресурсів виділялосяприблизно 15 млрд доларів щороку, основним експортером, знову ж таки, буларосія, в якої купували дизель, нафту, вугілля, природний газ, ядерне паливотощо.</text:p>
      <text:p text:style-name="P4">
«російська агресія підтверджує те, що нафта, газ, які рф експортувала вЄвропу, в Україну та заробляла на цьому, все це повертається у вигляді зброї,ракет, руйнувань. Весь світ це зрештою зрозумів, Європа змінила своє ставленняна 180 градусів», - сказав Домбровський. Він зауважив, що «зелена»,відновлювальна енергія сьогодні – це не просто про енергію. Це про захистУкраїни, про енергетичну безпеку, енергетичну незалежність України, але такожкраїн ЄС.</text:p>
      <text:p text:style-name="P4">
Домбровський під час нещодавньої міжнародної конференції «9-й Берлінськийенергетичний діалог», разом з асоціативними членами спілки, поставив свійпідпис під Меморандумом про взаєморозуміння та співпрацю з найбільшоюасоціацією відновлюваної енергетики Німеччини Bundesverband ErneuerbareEnergie (BEE).</text:p>
      <text:p text:style-name="P4">
<text:span text:style-name="T5">
Фото: Ольга Танасійчук</text:span>
</text:p>
      <text:p text:style-name="P4">
Source: <text:a xlink:type="simple" xlink:href="https://www.ukrinform.ua/rubric-economy/3693397-ukraina-do-2030-roku-moze-zrobiti-ponad-polovinu-svoei-energetiki-zelenou-ekspert.html" text:style-name="Internet_20_link" text:visited-style-name="Visited_20_Internet_20_Link">
https://www.ukrinform.ua/rubric-economy/3693397-ukraina-do-2030-roku-moze-zrobiti-ponad-polovinu-svoei-energetiki-zelenou-ekspert.html</text:a>
</text:p>
      <!--NEWS-->
      <text:h text:style-name="P10" text:outline-level="1">
<text:span text:style-name="T4">
В Україні презентували дослідження життєстійкості компаній під час війни</text:span>
</text:h>
      <text:p text:style-name="P4">
Authors: Ukrinform (Person)</text:p>
      <text:p text:style-name="P4">
Publisher: Укринформ (Organization)</text:p>
      <text:p text:style-name="P4">
Published Time: 2023-04-08T-34:49:54+03:00</text:p>
      <text:p text:style-name="P4">
Modified Time: 2023-04-08T21:49:54+03:00</text:p>
      <text:p text:style-name="P4">
Description: Для керівників бізнесів та інституцій в Україні точкою опори в цей рік війни були родини та команди. — Укрінформ.</text:p>
      <text:p text:style-name="P4">
Images: ["<text:a xlink:type="simple" xlink:href="https://static.ukrinform.com/photos/2022_06/thumb_files/630_360_1654625684-969.jpg" text:style-name="Internet_20_link" text:visited-style-name="Visited_20_Internet_20_Link">
630_360_16546...</text:a>
"]</text:p>
      <text:p text:style-name="P4">
Tags: ['Бізнес', 'Економіка', 'Опитування', 'Війна з росією']</text:p>
      <text:p text:style-name="P4">
Type: Article</text:p>
      <!--METADATA-->
      <text:p text:style-name="P4">
<draw:frame draw:style-name="fr1" draw:name="Image156" text:anchor-type="as-char" svg:width="6.9236in" svg:height="3.956343in" draw:z-index="0">
<draw:image xlink:href="../Images/yкринформ/2023-04-08T-34-49-54-03-00/630_360_1654625684-969.jpg" xlink:type="simple" xlink:show="embed" xlink:actuate="onLoad" draw:mime-type="image/jpeg"/>
</draw:frame>
 Длякерівників бізнесів та інституцій в Україні точкою опори в цей рік війнибули родини та команди.</text:p>
      <text:p text:style-name="P4">
Про це свідчать <text:a xlink:type="simple" xlink:href="https://resilience2022ukr.one-philosophy.com/3/" text:style-name="Internet_20_link" text:visited-style-name="Visited_20_Internet_20_Link">
 </text:a>
 <text:a xlink:type="simple" xlink:href="https://resilience2022ukr.one-philosophy.com/3/" text:style-name="Internet_20_link" text:visited-style-name="Visited_20_Internet_20_Link">
</text:a>
 дослідження життєстійкостіорганізацій під час війни «Життєстійкі. Битва за майбутнє», яке провелаконсалтингова група компаній <text:a xlink:type="simple" xlink:href="https://one-philosophy.com/uk/" text:style-name="Internet_20_link" text:visited-style-name="Visited_20_Internet_20_Link">
 </text:a>
 , передаєУкрінформ.</text:p>
      <text:p text:style-name="P4">
Як зазначили автори дослідження, воно ґрунтується на 30 глибинних інтерв’юкерівників <text:a xlink:type="simple" xlink:href="https://www.ukrinform.ua/tag-biznes" text:style-name="Internet_20_link" text:visited-style-name="Visited_20_Internet_20_Link">
 </text:a>
 та інституцій із 12галузей, де розкриваються їхні стратегії та підходи, щоби залишатисяжиттєстійкими в умовах війни.</text:p>
      <text:p text:style-name="P4">
Серед учасників — представники компаній “Нібулон”, Vodafone, Rozetka.ua,McDonald’s, EVA, SkyUp!, “Добробут”, "Укрзалізниця", Патрульної поліціїУкраїни, національного центру “Український Дім”, мережі “Рідні. Медтехніка”,Мистецького Арсеналу, Суспільного мовлення та інші.</text:p>
      <text:p text:style-name="P4">
“Починаючи роботу над третім щорічним дослідженням життєстійкості у листопаді2022 року, ми точно знали, що отримані уроки стануть надцінним надбанням длямайбутніх поколінь управлінців. 30 дивовижних уроків та історійжиттєстійкості, 30 історій людяності, 30 історій відкритості до світу іготовності попри всі загрози щодня невпинно рухатися до перемоги — це те, щомотивує нас тут і зараз не опускати руки і вірити, що найкраще у наспопереду”, — сказала засновниця групи компаній One Philosophy Наталія Попович.</text:p>
      <text:p text:style-name="P4">
<text:span text:style-name="T4">
Читайте також:</text:span>
 <text:a xlink:type="simple" xlink:href="https://www.ukrinform.ua/rubric-economy/3693123-minfin-ssa-vidpravlae-fahivciv-v-evropu-perekonuvati-biznes-piti-z-rinkiv-rf.html" text:style-name="Internet_20_link" text:visited-style-name="Visited_20_Internet_20_Link">
 <text:span text:style-name="T4">
бізнес</text:span>
 </text:a>
</text:p>
      <text:p text:style-name="P4">
Зазначається, що висновки спілкування з лідерами воєнного часу для організаційвключають 5 ключових уроків життєстійкості, які дозволяють їм сьогоднітриматися та залишатися актуальними як для працівників, так і для своїхклієнтів. Серед уроків — йти разом з командою, приносити користь суспільству,формувати центри оперативного реагування та бути готовими до будь-якогорозвитку подій, жити тут і зараз, але не відмовлятися від мрій та планів намайбутнє та усвідомлювати відповідальність перед Україною та майбутнім.</text:p>
      <text:p text:style-name="P4">
Також опитування засвідчило, що більше половини опитаних керівників поприатмосферу загального суспільного заспокоєння щодо можливості нападу з бокуросії проводили підготовчі дії та мали прописані алгоритми дій на випадокповномаштабного вторгнення.</text:p>
      <text:p text:style-name="P4">
30 із 30 керівників компаній заявили, що їхньою точкою опори в часи війни єїхня команда.</text:p>
      <text:p text:style-name="P4">
Крім того, згідно з дослідженням, 100% опитаних компаній підтримували своїхпрацівників у перші дні війни, допомагали виїхати і вивезти свої родини убільш безпечні регіони або за кордон. 20% вивозили людей коштом компанії.Під час війни керівники продовжували виплачувати заробітну плату своїмпрацівникам, навіть якщо компанія брала паузу в роботі.</text:p>
      <text:p text:style-name="P4">
Кожна друга компанія розгорнула свій кризовий штаб у перші дні війни. У 20%опитаних компаній працювали кілька паралельних штабів — на найгіршийвипадок.</text:p>
      <text:p text:style-name="P4">
74% опитаних керівників зазначили, що їм вдалося утримати команду на рівнідовоєнного часу. 10% суттєво зменшили кількість працівників, а 16% розширилисвої команди.</text:p>
      <text:p text:style-name="P4">
<text:span text:style-name="T4">
Читайте також:</text:span>
 <text:a xlink:type="simple" xlink:href="https://www.ukrinform.ua/rubric-society/3693014-kabmin-rozsiriv-programu-erobota-dodali-tri-novi-vidi-grantiv-dla-veteraniv.html" text:style-name="Internet_20_link" text:visited-style-name="Visited_20_Internet_20_Link">
 </text:a>
</text:p>
      <text:p text:style-name="P4">
Кожна третя компанія переорієнтувала свою роботу за кордон. Деякі повністюспрямували свої зусилля на розбудову діяльності за межами України, інші -поєднують роботу в Україні та за кордоном.</text:p>
      <text:p text:style-name="P4">
100% респондентів зазначили, що гнучкість ухвалення рішень допомогла їмвтримати команду і компанію.</text:p>
      <text:p text:style-name="P4">
86% опитаних керівників зазначали, що їхня життєстійкість пов’язана знаявністю стратегії розвитку довоєнних часів: прозорість організації,впізнаваний бренд, якому довіряють.</text:p>
      <text:p text:style-name="P4">
55% керівників розповіли, що з початку війни їхня компанія зазналаекономічних втрат, а 45% констатували часткове зростання прибутків. Сьогоднібізнес, так само як і державний та громадський сектор, отримує підтримку відміжнародних організацій.</text:p>
      <text:p text:style-name="P4">
«Усі опитані керівники одностайно зазначили, що їхньою точкою опори в цейрік війни були родини та команди, колеги, які стояли пліч-о-пліч і внайважчі дні, і у дні проміжних перемог. Це те, що стимулювало не опускатируки і рухатися далі. Віра в майбутнє та перемогу України спонукала до дійтут і зараз, без очікувань на кращі часи», - йдеться у дослідженні.</text:p>
      <text:p text:style-name="P4">
<text:span text:style-name="T4">
Читайте також:</text:span>
 <text:a xlink:type="simple" xlink:href="https://www.ukrinform.ua/rubric-economy/3692848-v-ukraini-stvorat-trastovij-fond-akij-rozdilatime-riziki-investoriv.html" text:style-name="Internet_20_link" text:visited-style-name="Visited_20_Internet_20_Link">
 </text:a>
</text:p>
      <text:p text:style-name="P4">
Дослідження життєстійкості організацій — це щорічний проєкт консалтинговоїгрупи One Philosophy. Переглянути звіти за 2020 та 2021 роки можна запосиланням за <text:a xlink:type="simple" xlink:href="https://one-philosophy.com/" text:style-name="Internet_20_link" text:visited-style-name="Visited_20_Internet_20_Link">
 </text:a>
 <text:a xlink:type="simple" xlink:href="https://one-philosophy.com/" text:style-name="Internet_20_link" text:visited-style-name="Visited_20_Internet_20_Link">
 </text:a>
 <text:a xlink:type="simple" xlink:href="https://one-philosophy.com/" text:style-name="Internet_20_link" text:visited-style-name="Visited_20_Internet_20_Link">
 </text:a>
</text:p>
      <text:p text:style-name="P4">
Source: <text:a xlink:type="simple" xlink:href="https://www.ukrinform.ua/rubric-economy/3693396-v-ukraini-prezentuvali-doslidzenna-zittestijkosti-kompanij-pid-cas-vijni.html" text:style-name="Internet_20_link" text:visited-style-name="Visited_20_Internet_20_Link">
https://www.ukrinform.ua/rubric-economy/3693396-v-ukraini-prezentuvali-doslidzenna-zittestijkosti-kompanij-pid-cas-vijni.html</text:a>
</text:p>
      <!--NEWS-->
      <text:h text:style-name="P10" text:outline-level="1">
<text:span text:style-name="T4">
Сон Хин Мін встановив рекорд результативності в АПЛ серед азійських футболістів</text:span>
</text:h>
      <text:p text:style-name="P4">
Authors: Ukrinform (Person)</text:p>
      <text:p text:style-name="P4">
Publisher: Укринформ (Organization)</text:p>
      <text:p text:style-name="P4">
Published Time: 2023-04-08T-36:48:17+03:00</text:p>
      <text:p text:style-name="P4">
Modified Time: 2023-04-08T21:48:17+03:00</text:p>
      <text:p text:style-name="P4">
Description: Він відзначився своїм 100-м голом в АПЛ. — Укрінформ.</text:p>
      <text:p text:style-name="P4">
Images: ["<text:a xlink:type="simple" xlink:href="https://static.ukrinform.com/photos/2023_04/thumb_files/630_360_1680979627-418.jpg" text:style-name="Internet_20_link" text:visited-style-name="Visited_20_Internet_20_Link">
630_360_16809...</text:a>
"]</text:p>
      <text:p text:style-name="P4">
Tags: ['Футбол', 'АПЛ']</text:p>
      <text:p text:style-name="P4">
Type: Article</text:p>
      <!--METADATA-->
      <text:p text:style-name="P4">
<draw:frame draw:style-name="fr1" draw:name="Image157" text:anchor-type="as-char" svg:width="6.9236in" svg:height="3.956343in" draw:z-index="0">
<draw:image xlink:href="../Images/yкринформ/2023-04-08T-36-48-17-03-00/630_360_1680979627-418.jpg" xlink:type="simple" xlink:show="embed" xlink:actuate="onLoad" draw:mime-type="image/jpeg"/>
</draw:frame>
 Вінвідзначився своїм 100-м голом в АПЛ.</text:p>
      <text:p text:style-name="P4">
У матчі «Тоттенгема» проти «Брайтона» Сон Хин Мін відзначився своїм 100-мголом в англійській Прем'єр-лізі, передає Укрінформ.</text:p>
      <text:p text:style-name="P4">
99 перших голів у чемпіонаті Англії футболіст збірної Південної Кореї провів у259 матчах. У шести попередніх розіграшах Прем'єр-ліги поспіль Сон забивав неменше 11 м'ячів за сезон.</text:p>
      <text:p text:style-name="P4">
У поточному сезоні Сон, утім, не відзначався надвисокою результативністю. Доматчу з «Брайтоном» в активі корейського легіонера «Шпор» було всього шістьголів — востаннє він закінчував сезон в Англії без 10 м'ячів у 2016 році.</text:p>
      <text:p text:style-name="P4">
Та в матчі з «Брайтоном» саме Сон відкрив рахунок вже на 10-й хвилині.</text:p>
      <text:p text:style-name="P4">
Відтак, Сон став першим азійським футболістом, що перетнув позначку в 100голів у АПЛ. Другий найкращий результат становить всього 20 голів та належитьколишньому півзахиснику «Манчестер Юнайтед», іншому південнокорейцю Паку ЧіСону.</text:p>
      <text:p text:style-name="P4">
<text:span text:style-name="T4">
Читайте також:</text:span>
 <text:a xlink:type="simple" xlink:href="https://www.ukrinform.ua/rubric-sports/3693352-apl-celsi-mudrika-postupivsa-vulvergemptonu-prodovzivsi-bezvigrasnu-seriu.html" text:style-name="Internet_20_link" text:visited-style-name="Visited_20_Internet_20_Link">
 </text:a>
</text:p>
      <text:p text:style-name="P4">
Як повідомляв Укрінформ, «Брайтон» поступився «Тоттенгему» - 1:2.</text:p>
      <text:p text:style-name="P4">
Фото: Getty Image</text:p>
      <text:p text:style-name="P4">
Source: <text:a xlink:type="simple" xlink:href="https://www.ukrinform.ua/rubric-sports/3693395-son-hin-min-vstanoviv-rekord-rezultativnosti-v-apl-sered-azijskih-futbolistiv.html" text:style-name="Internet_20_link" text:visited-style-name="Visited_20_Internet_20_Link">
https://www.ukrinform.ua/rubric-sports/3693395-son-hin-min-vstanoviv-rekord-rezultativnosti-v-apl-sered-azijskih-futbolistiv.html</text:a>
</text:p>
      <!--NEWS-->
      <text:h text:style-name="P10" text:outline-level="1">
<text:span text:style-name="T4">
Найвагомішим результатом цього тижня стали нові домовленості у Польщі – Зеленський</text:span>
</text:h>
      <text:p text:style-name="P4">
Authors: Ukrinform (Person)</text:p>
      <text:p text:style-name="P4">
Publisher: Укринформ (Organization)</text:p>
      <text:p text:style-name="P4">
Published Time: 2023-04-08T-38:43:00+03:00</text:p>
      <text:p text:style-name="P4">
Modified Time: 2023-04-08T21:43:00+03:00</text:p>
      <text:p text:style-name="P4">
Description: Здобутки та нові домовленості, яких вдалося досягти під час візиту Президента України до Польщі, стали найбільш вагомим результатом цього тижня.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Польща', 'Україна', 'Візит', 'Зеленський']</text:p>
      <text:p text:style-name="P4">
Type: Article</text:p>
      <!--METADATA-->
      <text:p text:style-name="P4">
<draw:frame draw:style-name="fr1" draw:name="Image158" text:anchor-type="as-char" svg:width="6.9236in" svg:height="3.956343in" draw:z-index="0">
<draw:image xlink:href="../Images/yкринформ/2023-04-08T-38-43-00-03-00/630_360_1677220159-612.png" xlink:type="simple" xlink:show="embed" xlink:actuate="onLoad" draw:mime-type="image/png"/>
</draw:frame>
 Здобуткита нові домовленості, яких вдалося досягти під час візиту Президента Українидо Польщі, стали найбільш вагомим результатом цього тижня.</text:p>
      <text:p text:style-name="P4">
На цьому під час <text:a xlink:type="simple" xlink:href="https://t.me/OP_UA/9201" text:style-name="Internet_20_link" text:visited-style-name="Visited_20_Internet_20_Link">
 </text:a>
 наголосив глава державиВолодимир Зеленський, передає Укрінформ.</text:p>
      <text:p text:style-name="P4">
«Найбільш вагоме цими днями, звичайно, візит у <text:a xlink:type="simple" xlink:href="https://www.ukrinform.ua/tag-polsa" text:style-name="Internet_20_link" text:visited-style-name="Visited_20_Internet_20_Link">
</text:a>
 , наші домовленості, наші здобутки.Польща виконала все задеклароване по танках: вони вже в Україні, зокрема«Леопарди». Є нові домовленості щодо БМП – більше сотні машин. Щодобронетранспортерів – «Росомак» – 200 машин. Зараз 100 і 100 згодом. Іщесамохідні міномети, додаткові ракети, «МіГи», - сказав Президент.</text:p>
      <text:p text:style-name="P4">
_Відео:<text:a xlink:type="simple" xlink:href="https://t.me/OP_UA/9201" text:style-name="Internet_20_link" text:visited-style-name="Visited_20_Internet_20_Link">
 </text:a>
 _</text:p>
      <text:p text:style-name="P4">
Він також відзначив важливі домовленості, яких досягли Україна із Польщею полінії перших леді в гуманітарній та медичній сфері. Зокрема, щодо проєктів ізпідготовки українських медиків комплексній допомозі пацієнтам з опіками йекстреній повітряній евакуації поранених, в тому числі в зонах бойових дій.Глава держави наголосив, що десятки наших лікарів уже пройшли чи проходятьтаке навчання. І спільний проєкт матиме продовження – навчанням ізреабілітації, навчанням українських психологів, додав він.</text:p>
      <text:p text:style-name="P4">
«Тобто в цій боротьбі за життя та свободу ми дійсно пліч-о-пліч із польськимибратами й сестрами – в усіх сферах. І я дякую за таку незмінну, різнопланову ймасштабну підтримку», - сказав Зеленський.</text:p>
      <text:p text:style-name="P4">
<text:span text:style-name="T4">
Читайте також:</text:span>
 <text:a xlink:type="simple" xlink:href="https://www.ukrinform.ua/rubric-ato/3693392-zelenskij-priemno-zaversuvati-tizden-iz-horosimi-rezultatami-dla-ukraini.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в з офіційним візитом у Польщі.</text:p>
      <text:p text:style-name="P4">
Цей візит був першим офіційним візитом Президента України до Польщі післяпочатку повномасштабного вторгнення росії в Україну. Зеленський і Дуда двічі –у грудні минулого року і лютому цього року – зустрічалися у Жешуві під часповернення Президента України транзитом через Польщу до України після візитівглави держави до США та країн Європи. Однак, ці зустрічі не мали статусувізитів.</text:p>
      <text:p text:style-name="P4">
<text:span text:style-name="T5">
Фото: ОП</text:span>
</text:p>
      <text:p text:style-name="P4">
Source: <text:a xlink:type="simple" xlink:href="https://www.ukrinform.ua/rubric-polytics/3693394-najvagomisim-rezultatom-cogo-tizna-stali-novi-domovlenosti-u-polsi-zelenskij.html" text:style-name="Internet_20_link" text:visited-style-name="Visited_20_Internet_20_Link">
https://www.ukrinform.ua/rubric-polytics/3693394-najvagomisim-rezultatom-cogo-tizna-stali-novi-domovlenosti-u-polsi-zelenskij.html</text:a>
</text:p>
      <!--NEWS-->
      <text:h text:style-name="P10" text:outline-level="1">
<text:span text:style-name="T4">
At Lyman direction Russian army shelled Novoselivske, Makiyivka, Nevske, Kuzmyne, Dibrova, Bi...</text:span>
</text:h>
      <text:p text:style-name="P4">
Authors: liveuamap (Language: en)</text:p>
      <text:p text:style-name="P4">
Time: 2023-04-08T-3:10:00</text:p>
      <text:p text:style-name="P4">
Location: Donetsk (Latitude:48.7537 Longtitude:38.23277)</text:p>
      <text:p text:style-name="P4">
Videos: []</text:p>
      <text:p text:style-name="P4">
Images: []</text:p>
      <text:p text:style-name="P4">
Tags: ["Russia"]</text:p>
      <text:p text:style-name="P4">
ID: 22554490</text:p>
      <!--METADATA-->
      <text:p text:style-name="P4">
At Lyman direction Russian army shelled Novoselivske, Makiyivka, Nevske,Kuzmyne, Dibrova, Bilohorivka of Luhansk region and Torske, Zarichne, Spirne,Berestove of Donetsk region, - General Staff of Armed Forces of Ukraine saysin the morning report</text:p>
      <text:p text:style-name="P4">
News Collection Link: <text:a xlink:type="simple" xlink:href="https://liveuamap.com/en/2023/8-april-at-lyman-direction-russian-army-shelled-novoselivske" text:style-name="Internet_20_link" text:visited-style-name="Visited_20_Internet_20_Link">
https://liveuamap.com/en/2023/8-april-at-lyman-direction-russian-army-shelled-novoselivske</text:a>
</text:p>
      <text:p text:style-name="P4">
Source: <text:a xlink:type="simple" xlink:href="https://t.me/lumsrc/4440" text:style-name="Internet_20_link" text:visited-style-name="Visited_20_Internet_20_Link">
https://t.me/lumsrc/4440</text:a>
</text:p>
      <!--NEWS-->
      <text:h text:style-name="P10" text:outline-level="1">
<text:span text:style-name="T4">
росіяни за день сім разів обстріляли прикордоння Сумщини</text:span>
</text:h>
      <text:p text:style-name="P4">
Authors: Ukrinform (Person)</text:p>
      <text:p text:style-name="P4">
Publisher: Укринформ (Organization)</text:p>
      <text:p text:style-name="P4">
Published Time: 2023-04-08T-40:37:00+03:00</text:p>
      <text:p text:style-name="P4">
Modified Time: 2023-04-08T21:37:00+03:00</text:p>
      <text:p text:style-name="P4">
Description: російські війська в суботу атакували чотири прикордонні громади Сумської області, здійснивши загалом сім обстрілів і 79 влучань.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Російські військові', 'Кордон', 'Міномет', 'Війна з росією']</text:p>
      <text:p text:style-name="P4">
Type: Article</text:p>
      <!--METADATA-->
      <text:p text:style-name="P4">
<draw:frame draw:style-name="fr1" draw:name="Image159" text:anchor-type="as-char" svg:width="6.9236in" svg:height="3.956343in" draw:z-index="0">
<draw:image xlink:href="../Images/yкринформ/2023-04-08T-40-37-00-03-00/630_360_1469087094-3763.jpg" xlink:type="simple" xlink:show="embed" xlink:actuate="onLoad" draw:mime-type="image/jpeg"/>
</draw:frame>
російські війська в суботу атакували чотири прикордонні громади Сумськоїобласті, здійснивши загалом сім обстрілів і 79 влучань.</text:p>
      <text:p text:style-name="P4">
Як передає Укрінформ, про це Сумська обласна військова адміністраціяповідомила в <text:a xlink:type="simple" xlink:href="https://t.me/Sumy_news_ODA/15335" text:style-name="Internet_20_link" text:visited-style-name="Visited_20_Internet_20_Link">
 </text:a>
 .</text:p>
      <text:p text:style-name="P4">
Дев'ять мін загарбники скинули на територію Миропільської громади.</text:p>
      <text:p text:style-name="P4">
Білопільська громада також потерпала від мінометного вогню ворога –зафіксовані 20 влучань. Її ж територію росіяни обстрілювали зі станковихгранатометів, здіснивши стільки ж пострілів.</text:p>
      <text:p text:style-name="P4">
Із застосуванням безпілотників загарбники скинули на територію цієї ж громадище два боєприпаси типу ВОГ (гранатометні постріли).</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обстріл</text:span>
 </text:a>
</text:p>
      <text:p text:style-name="P4">
Мінометного удару від російської армії зазнала також Хотінська громада –відбулися три влучання.</text:p>
      <text:p text:style-name="P4">
Зі станкових гранатометів загарбники били по Великописарівській громаді,здійснивши 25 пострілів.</text:p>
      <text:p text:style-name="P4">
В усіх випадках, за даними ОВА, минулося без наслідків.</text:p>
      <text:p text:style-name="P4">
"За повідомленнями військових, наразі оперативна обстановка на прикордонніСумщини контрольована. Формування ворожих наступальних угруповань поблизудержавного кордону не виявлено", - додали в обладміністрації.</text:p>
      <text:p text:style-name="P4">
<text:span text:style-name="T4">
Читайте також:</text:span>
 <text:a xlink:type="simple" xlink:href="https://www.ukrinform.ua/rubric-ato/3693358-rosiani-vdruge-za-dobu-obstrilali-orihiv.html" text:style-name="Internet_20_link" text:visited-style-name="Visited_20_Internet_20_Link">
 <text:span text:style-name="T4">
обстріл</text:span>
 </text:a>
</text:p>
      <text:p text:style-name="P4">
Як повідомляв Укрінформ, 7 квітня у Сумській області <text:a xlink:type="simple" xlink:href="https://www.ukrinform.ua/rubric-regions/3693196-za-dobu-vijska-rf-atakuvali-visim-oblastej-ukraini-zvedenna-ova.html" text:style-name="Internet_20_link" text:visited-style-name="Visited_20_Internet_20_Link">
</text:a>
 Білопільська, Краснопільська,Середино-Будська, Новослобідська й Есманська громади.</text:p>
      <text:p text:style-name="P4">
По околиці міста Середина-Буда загарбники здійснили авіаційний <text:a xlink:type="simple" xlink:href="https://www.ukrinform.ua/tag-obstril" text:style-name="Internet_20_link" text:visited-style-name="Visited_20_Internet_20_Link">
</text:a>
 , пошкодивши домогосподарство.</text:p>
      <text:p text:style-name="P4">
Source: <text:a xlink:type="simple" xlink:href="https://www.ukrinform.ua/rubric-ato/3693393-rosiani-za-den-sim-raziv-obstrilali-prikordonna-sumsini.html" text:style-name="Internet_20_link" text:visited-style-name="Visited_20_Internet_20_Link">
https://www.ukrinform.ua/rubric-ato/3693393-rosiani-za-den-sim-raziv-obstrilali-prikordonna-sumsini.html</text:a>
</text:p>
      <!--NEWS-->
      <text:h text:style-name="P10" text:outline-level="1">
<text:span text:style-name="T4">
Зеленський: Приємно завершувати тиждень із хорошими результатами для України</text:span>
</text:h>
      <text:p text:style-name="P4">
Authors: Ukrinform (Person)</text:p>
      <text:p text:style-name="P4">
Publisher: Укринформ (Organization)</text:p>
      <text:p text:style-name="P4">
Published Time: 2023-04-08T-42:29:45+03:00</text:p>
      <text:p text:style-name="P4">
Modified Time: 2023-04-08T21:29:45+03:00</text:p>
      <text:p text:style-name="P4">
Description: Приємно завершувати цей тиждень із хорошими результатами для держави – по зброї, по міжнародній підтримці, по розширенню наших звʼязків зі світом, по нашому руху до НАТО.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ЗСУ', 'Зеленський', 'Війна з росією', '#stoprussia']</text:p>
      <text:p text:style-name="P4">
Type: Article</text:p>
      <!--METADATA-->
      <text:p text:style-name="P4">
<draw:frame draw:style-name="fr1" draw:name="Image160" text:anchor-type="as-char" svg:width="6.9236in" svg:height="3.956343in" draw:z-index="0">
<draw:image xlink:href="../Images/yкринформ/2023-04-08T-42-29-45-03-00/630_360_1678086625-925.png" xlink:type="simple" xlink:show="embed" xlink:actuate="onLoad" draw:mime-type="image/png"/>
</draw:frame>
 Приємнозавершувати цей тиждень із хорошими результатами для держави – по зброї, поміжнародній підтримці, по розширенню наших звʼязків зі світом, по нашому рухудо НАТО.</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см.</text:p>
      <text:p text:style-name="P4">
_Відео:<text:a xlink:type="simple" xlink:href="https://t.me/OP_UA/9201" text:style-name="Internet_20_link" text:visited-style-name="Visited_20_Internet_20_Link">
 </text:a>
 _</text:p>
      <text:p text:style-name="P4">
<text:span text:style-name="T4">
<text:span text:style-name="T5">
Бажаю здоровʼя, шановні українці!</text:span>
 </text:span>
</text:p>
      <text:p text:style-name="P4">
Найбільш вагоме цими днями, звичайно, візит у Польщу, наші домовленості, нашіздобутки.</text:p>
      <text:p text:style-name="P4">
Польща виконала все задеклароване по танках: вони вже в Україні, зокрема«Леопарди». Є нові домовленості щодо БМП – більше сотні машин. Щодобронетранспортерів – «Росомак» – 200 машин. Зараз сто, і сто згодом. Іщесамохідні міномети, додаткові ракети, «МіГи»...</text:p>
      <text:p text:style-name="P4">
Маємо, до речі, і важливі домовленості щодо економіки, щодо відбудови України– зокрема, для нашої Харківщини.</text:p>
      <text:p text:style-name="P4">
На рівні перших леді України та Польщі є різні проекти гуманітарні, медичні.Зокрема, це навчання наших медиків комплексній допомозі пацієнтам з опіками йекстреній повітряній евакуації поранених, зокрема у зонах бойових дій. Десяткинаших лікарів уже пройшли чи проходять таке навчання. І проект матимепродовження – навчанням із реабілітації, навчанням українських психологів.</text:p>
      <text:p text:style-name="P4">
Тобто в цій боротьбі за життя та свободу ми дійсно пліч-о-пліч із польськимибратами й сестрами – в усіх сферах. І я дякую за таку незмінну, різнопланову ймасштабну підтримку!</text:p>
      <text:p text:style-name="P4">
Є й новий, уже 35-й оборонний пакет від США. Ракети для «Хаймарсів», ракетидля ППО, снаряди для артилерії, для захисту від броньованої техніки й іншіважливі елементи підтримки. Дякую тобі, Америко!</text:p>
      <text:p text:style-name="P4">
Німецька підтримка України цього тижня зросла на 200 мільйонів євро інвестиційв нашу державу. Зокрема, це проекти німецьких компаній, які допоможуть нашійекономічній, а отже, і соціальній стабільності. Дякую Німеччині!</text:p>
      <text:p text:style-name="P4">
Нідерланди оголосили про пакет обсягом більше ніж 270 мільйонів євро. Цедопомога нашому відновленню, гуманітарна, нелетальна підтримка для оборони, атакож – і це дуже важливо – підтримка для справедливості. Для збору доказівросійських злочинів, для створення Реєстру збитків, завданих російськоюагресією. Дякую Нідерландам за те, що на всіх напрямах захисту життя ми разом!</text:p>
      <text:p text:style-name="P4">
Данія та Норвегія працюють над спільним пакетом допомоги снарядами для нашоїартилерії. Дякую за це!</text:p>
      <text:p text:style-name="P4">
Є нові санкційні рішення від Австралії та Нової Зеландії. Дякую за них!</text:p>
      <text:p text:style-name="P4">
Продовжив звернення до парламентів світу і вперше звернувся до парламенту вЛатинській Америці, до парламенту Чилі.</text:p>
      <text:p text:style-name="P4">
Насправді цінності, за які ми всі боремося тут, в Україні, близькі кожномународу, незалежно від того, чи далеко географічно вони від нас. Усі цінуютьбезпеку й захист від терору. Немає такого народу, який би ставився схвально дотого, що принесла російська окупація: до російських концтаборів, депортаціїнаших дітей, до зґвалтування жінок, спалення міст... Що більше світ знатимепро російську агресію, то швидше агресор програє, і спокій повернеться.Повернеться не лише Україні – повернеться всім у світі. Я дякую Чилі запідтримку!</text:p>
      <text:p text:style-name="P4">
Дуже важливе рішення ухвалено цього тижня в Литві – щодо головних очікуваньвід саміту НАТО, який запланований у Вільнюсі.</text:p>
      <text:p text:style-name="P4">
Литовський Сеймас визнав необхідність запросити Україну стати членом НАТО –запросити саме цього року, на саміті у Вільнюсі.</text:p>
      <text:p text:style-name="P4">
Дякую литовському народу, усім литовським політикам за розуміння самеактуальної безпекової ситуації в Європі. Лише разом з Україною Альянс будегарантувати справжній захист Європі від будь-якого посягання на життя народів– на наявні кордони й міжнародний порядок, заснований на правилах. А ось безУкраїни складно уявити міцність.</text:p>
      <text:p text:style-name="P4">
Це рішення литовського Сеймасу матиме продовження найближчими тижнями ймісяцями. Уже працюємо над цим.</text:p>
      <text:p text:style-name="P4">
І звичайно, дякую нашим воїнам. Усім! <text:a xlink:type="simple" xlink:href="https://www.ukrinform.ua/tag-zsu" text:style-name="Internet_20_link" text:visited-style-name="Visited_20_Internet_20_Link">
 </text:a>
 іприкордонники, Нацгвардія і поліція, розвідка і СБУ, Держспецзвʼязок і ДСНС...Усі, хто зараз у бою. Хто захищає наше небо. Хто дає Україні кіберзахист ізахищає звʼязок. Усі, хто тримає наш кордон. Хто тренує нові наші бригади. Хтоліквідовує наслідки ударів, хто рятує наших людей від поранень і хто готуєвироки для окупантів.</text:p>
      <text:p text:style-name="P4">
Слава всім, хто бʼється заради України! Дякую всім партнерам за потужнудопомогу!</text:p>
      <text:p text:style-name="P4">
<text:span text:style-name="T4">
<text:span text:style-name="T5">
Слава Україні!</text:span>
 </text:span>
</text:p>
      <text:p text:style-name="P4">
Source: <text:a xlink:type="simple" xlink:href="https://www.ukrinform.ua/rubric-ato/3693392-zelenskij-priemno-zaversuvati-tizden-iz-horosimi-rezultatami-dla-ukraini.html" text:style-name="Internet_20_link" text:visited-style-name="Visited_20_Internet_20_Link">
https://www.ukrinform.ua/rubric-ato/3693392-zelenskij-priemno-zaversuvati-tizden-iz-horosimi-rezultatami-dla-ukraini.html</text:a>
</text:p>
      <!--NEWS-->
      <text:h text:style-name="P10" text:outline-level="1">
<text:span text:style-name="T4">
У Херсоні в деяких районах зникло світло</text:span>
</text:h>
      <text:p text:style-name="P4">
Authors: Ukrinform (Person)</text:p>
      <text:p text:style-name="P4">
Publisher: Укринформ (Organization)</text:p>
      <text:p text:style-name="P4">
Published Time: 2023-04-08T-44:21:00+03:00</text:p>
      <text:p text:style-name="P4">
Modified Time: 2023-04-08T21:21:00+03:00</text:p>
      <text:p text:style-name="P4">
Description: В окремих районах Херсона зникло електропостачання, енергетики працюють над його відновленням. — Укрінформ.</text:p>
      <text:p text:style-name="P4">
Images: ["<text:a xlink:type="simple" xlink:href="https://static.ukrinform.com/photos/2017_11/thumb_files/630_360_1512026904-1128.jpg" text:style-name="Internet_20_link" text:visited-style-name="Visited_20_Internet_20_Link">
630_360_15120...</text:a>
"]</text:p>
      <text:p text:style-name="P4">
Tags: ['Херсон', 'Електропостачання']</text:p>
      <text:p text:style-name="P4">
Type: Article</text:p>
      <!--METADATA-->
      <text:p text:style-name="P4">
<draw:frame draw:style-name="fr1" draw:name="Image161" text:anchor-type="as-char" svg:width="6.9236in" svg:height="3.956343in" draw:z-index="0">
<draw:image xlink:href="../Images/yкринформ/2023-04-08T-44-21-00-03-00/630_360_1512026904-1128.jpg" xlink:type="simple" xlink:show="embed" xlink:actuate="onLoad" draw:mime-type="image/jpeg"/>
</draw:frame>
 Вокремих районах Херсона зникло електропостачання, енергетики працюють над йоговідновленням.</text:p>
      <text:p text:style-name="P4">
Як передає Укрінформ, про це Херсонська обласна військова адміністраціяповідомила в <text:a xlink:type="simple" xlink:href="https://t.me/khersonskaODA/4999" text:style-name="Internet_20_link" text:visited-style-name="Visited_20_Internet_20_Link">
 </text:a>
 .</text:p>
      <text:p text:style-name="P4">
"У деяких районах <text:a xlink:type="simple" xlink:href="https://www.ukrinform.ua/tag-herson" text:style-name="Internet_20_link" text:visited-style-name="Visited_20_Internet_20_Link">
 </text:a>
 зникло світло. Нашігероїчні енергетики вже ремонтують мережі — скоро все відновлять", - йдеться уповідомленні.</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Херсон</text:span>
 </text:a>
</text:p>
      <text:p text:style-name="P4">
Як повідомляв Укрінформ, минулої доби <text:a xlink:type="simple" xlink:href="https://www.ukrinform.ua/rubric-regions/3693136-rosiani-za-dobu-71-raz-obstrilali-hersonsinu-vosmero-poranenih.html" text:style-name="Internet_20_link" text:visited-style-name="Visited_20_Internet_20_Link">
 </text:a>
 влучили 17 ворожих снарядів.</text:p>
      <text:p text:style-name="P4">
Source: <text:a xlink:type="simple" xlink:href="https://www.ukrinform.ua/rubric-regions/3693390-u-hersoni-v-deakih-rajonah-zniklo-svitlo.html" text:style-name="Internet_20_link" text:visited-style-name="Visited_20_Internet_20_Link">
https://www.ukrinform.ua/rubric-regions/3693390-u-hersoni-v-deakih-rajonah-zniklo-svitlo.html</text:a>
</text:p>
      <!--NEWS-->
      <text:h text:style-name="P10" text:outline-level="1">
<text:span text:style-name="T4">
Справа на $520 мільйонів: У Стамбулі затримали 153 підозрюваних у шахрайстві</text:span>
</text:h>
      <text:p text:style-name="P4">
Authors: Ukrinform (Person)</text:p>
      <text:p text:style-name="P4">
Publisher: Укринформ (Organization)</text:p>
      <text:p text:style-name="P4">
Published Time: 2023-04-08T-46:01:32+03:00</text:p>
      <text:p text:style-name="P4">
Modified Time: 2023-04-08T21:01:32+03:00</text:p>
      <text:p text:style-name="P4">
Description: Команди відділу боротьби з кіберзлочинністю в Стамбулі провели одночасні операції із затримання 153 осіб за 88 адресами. Затриманих підозрюють у шахрайстві з інвестиціями на ринку Forex. — Укрінформ.</text:p>
      <text:p text:style-name="P4">
Images: ["<text:a xlink:type="simple" xlink:href="https://static.ukrinform.com/photos/2023_04/thumb_files/630_360_1680976571-525.jpg" text:style-name="Internet_20_link" text:visited-style-name="Visited_20_Internet_20_Link">
630_360_16809...</text:a>
"]</text:p>
      <text:p text:style-name="P4">
Tags: ['Поліція', 'Шахрайство', 'Туреччина']</text:p>
      <text:p text:style-name="P4">
Type: Article</text:p>
      <!--METADATA-->
      <text:p text:style-name="P4">
<draw:frame draw:style-name="fr1" draw:name="Image162" text:anchor-type="as-char" svg:width="6.9236in" svg:height="3.956343in" draw:z-index="0">
<draw:image xlink:href="../Images/yкринформ/2023-04-08T-46-01-32-03-00/630_360_1680976571-525.jpg" xlink:type="simple" xlink:show="embed" xlink:actuate="onLoad" draw:mime-type="image/jpeg"/>
</draw:frame>
 Командивідділу боротьби з кіберзлочинністю в Стамбулі провели одночасні операції іззатримання 153 осіб за 88 адресами. Затриманих підозрюють у шахрайстві зінвестиціями на ринку Forex.</text:p>
      <text:p text:style-name="P4">
Про це повідомляє Укрінформ із посиланням на <text:a xlink:type="simple" xlink:href="http://m.haber7.com/amphtml/guncel/haber/3315612-10-milyar-liralik-vurgun-18-ilde-es-zamanli-operasyonda-153-gozalti" text:style-name="Internet_20_link" text:visited-style-name="Visited_20_Internet_20_Link">
</text:a>
 .</text:p>
      <text:p text:style-name="P4">
“Згідно з висновками, загалом було викрадено 10 мільярдів турецьких лір(близько 520 млн доларів США - ред.)», - повідомляє видання.</text:p>
      <text:p text:style-name="P4">
До операції із затримання підозрюваних залучили вертоліт.</text:p>
      <text:p text:style-name="P4">
У результаті детальних розслідувань, проведених департаментом поліціїСтамбула, 153 людини, які причетні до шахрайства на ринку Forex, булизатримані, розпочато розслідування. Тривають з'ясування подробиць операції тадопити затриманих.</text:p>
      <text:p text:style-name="P4">
За інформацією турецьких ЗМІ, схема шахрайської мережі полягала в обманігромадян, у яких виманювали гроші під приводом інвестицій, а згодомповідомляли про банкрутство. Кошти відмивали через 160 підставних компаній,надсилаючи їх у Велику Британію та Чорногорію. Особу керівника цієї незаконноїкібермережі, поки не встановлено. Вважається, що він перебуває у ВеликійБританії.</text:p>
      <text:p text:style-name="Quotations">

<text:p text:style-name="P4">
İstanbul'da Siber Suçlarla Mücadele Şube Müdürlüğü ekipleri, il genelinde&gt;
 Forex piyasası yatırım dolandırıcılığı ile ilgili 22 ilçedeki 88 adreste&gt;
 bulunan 153 kişiye eş zamanlı operasyon düzenledi. Çok sayıda şüpheli&gt;
 gözaltına alındı. <text:a xlink:type="simple" xlink:href="https://t.co/7cISsZ4OsM" text:style-name="Internet_20_link" text:visited-style-name="Visited_20_Internet_20_Link">
 </text:a>
&gt;
&gt;
 — gdh (@gundemedairhs) <text:a xlink:type="simple" xlink:href="https://twitter.com/gundemedairhs/status/1644213794002853888" text:style-name="Internet_20_link" text:visited-style-name="Visited_20_Internet_20_Link">
&gt;
 </text:a>
</text:p>

</text:p>
      <text:p text:style-name="P4">
<text:span text:style-name="T4">
Читайте також:</text:span>
 <text:a xlink:type="simple" xlink:href="https://www.ukrinform.ua/rubric-economy/3683453-nimeccina-i-ssa-likviduvali-velikij-mikser-kriptovalut.html" text:style-name="Internet_20_link" text:visited-style-name="Visited_20_Internet_20_Link">
 </text:a>
</text:p>
      <text:p text:style-name="P4">
Як повідомляв Укрінформ, державна поліція Латвії спільно з українськимиправоохоронними органами 15 березня припинила діяльність міжнародноїорганізованої злочинної групи по виманюванню коштів по телефону.</text:p>
      <text:p text:style-name="P4">
<text:span text:style-name="T5">
Фото: haber7.com</text:span>
</text:p>
      <text:p text:style-name="P4">
Source: <text:a xlink:type="simple" xlink:href="https://www.ukrinform.ua/rubric-world/3693382-sprava-na-520-miljoniv-u-stambuli-zatrimali-153-pidozruvanih-u-sahrajstvi.html" text:style-name="Internet_20_link" text:visited-style-name="Visited_20_Internet_20_Link">
https://www.ukrinform.ua/rubric-world/3693382-sprava-na-520-miljoniv-u-stambuli-zatrimali-153-pidozruvanih-u-sahrajstvi.html</text:a>
</text:p>
      <!--NEWS-->
      <text:h text:style-name="P10" text:outline-level="1">
<text:span text:style-name="T4">
Жіноча збірна України U-19 поступилась Данії у відборі на ЧЄ-2023 з футболу</text:span>
</text:h>
      <text:p text:style-name="P4">
Authors: Ukrinform (Person)</text:p>
      <text:p text:style-name="P4">
Publisher: Укринформ (Organization)</text:p>
      <text:p text:style-name="P4">
Published Time: 2023-04-08T-49:55:00+03:00</text:p>
      <text:p text:style-name="P4">
Modified Time: 2023-04-08T20:55:00+03:00</text:p>
      <text:p text:style-name="P4">
Description: Друга поспіль поразка «синьо-жовтих». — Укрінформ.</text:p>
      <text:p text:style-name="P4">
Images: ["<text:a xlink:type="simple" xlink:href="https://static.ukrinform.com/photos/2023_04/thumb_files/630_360_1680976464-709.jpg" text:style-name="Internet_20_link" text:visited-style-name="Visited_20_Internet_20_Link">
630_360_16809...</text:a>
"]</text:p>
      <text:p text:style-name="P4">
Tags: ['Футбол']</text:p>
      <text:p text:style-name="P4">
Type: Article</text:p>
      <!--METADATA-->
      <text:p text:style-name="P4">
<draw:frame draw:style-name="fr1" draw:name="Image163" text:anchor-type="as-char" svg:width="6.9236in" svg:height="3.956343in" draw:z-index="0">
<draw:image xlink:href="../Images/yкринформ/2023-04-08T-49-55-00-03-00/630_360_1680976464-709.jpg" xlink:type="simple" xlink:show="embed" xlink:actuate="onLoad" draw:mime-type="image/jpeg"/>
</draw:frame>
 Другапоспіль поразка «синьо-жовтих».</text:p>
      <text:p text:style-name="P4">
Жіноча збірна України U-19 у другому матчі другого раунду відбору на Євро-2023розгромно поступилася Данії – 1:5, передає Укрінформ.</text:p>
      <text:p text:style-name="P4">
У першому таймі українки пропустили чотири м’ячі. Після перерви командиобмінялися голами Хабібович та Сербук.</text:p>
      <text:p text:style-name="P4">
Це друга розгромна поразка української команди. У першому турі Україна зрахунком 0:5 поступилася Швеції.</text:p>
      <text:p text:style-name="P4">
У заключному матчі групового етапу команда Валерія Паламарчука зіграє зІсландією. Матч пройде 11 квітня, початок – о 15:30 за Києвом.</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span text:style-name="T4">
збірна</text:span>
 </text:a>
</text:p>
      <text:p text:style-name="P4">
Як повідомляв Укрінформ, На ЧЄ-2023 вийдуть переможці семи відбіркових груп,фінальна частина запланована з 18 по 30 липня.</text:p>
      <text:p text:style-name="P4">
Фото: uaf.ua</text:p>
      <text:p text:style-name="P4">
Source: <text:a xlink:type="simple" xlink:href="https://www.ukrinform.ua/rubric-sports/3693381-zinoca-zbirna-ukraini-u19-postupilas-danii-u-vidbori-na-ce2023-z-futbolu.html" text:style-name="Internet_20_link" text:visited-style-name="Visited_20_Internet_20_Link">
https://www.ukrinform.ua/rubric-sports/3693381-zinoca-zbirna-ukraini-u19-postupilas-danii-u-vidbori-na-ce2023-z-futbolu.html</text:a>
</text:p>
      <!--NEWS-->
      <text:h text:style-name="P10" text:outline-level="1">
<text:span text:style-name="T4">
росіяни обстріляли Куп'янський район Харківщини, є загиблі та поранена</text:span>
</text:h>
      <text:p text:style-name="P4">
Authors: Ukrinform (Person)</text:p>
      <text:p text:style-name="P4">
Publisher: Укринформ (Organization)</text:p>
      <text:p text:style-name="P4">
Published Time: 2023-04-08T-51:31:00+03:00</text:p>
      <text:p text:style-name="P4">
Modified Time: 2023-04-08T20:31:00+03:00</text:p>
      <text:p text:style-name="P4">
Description: У Харківській області російські війська в суботу, 8 квітня, завдали чергових ударів по цивільному населенню Куп'янського району, унаслідок обстрілів двоє людей загинули, одна дістала поране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Харківщина', 'Війна з росією']</text:p>
      <text:p text:style-name="P4">
Type: Article</text:p>
      <!--METADATA-->
      <text:p text:style-name="P4">
<draw:frame draw:style-name="fr1" draw:name="Image164" text:anchor-type="as-char" svg:width="6.9236in" svg:height="3.956343in" draw:z-index="0">
<draw:image xlink:href="../Images/yкринформ/2023-04-08T-51-31-00-03-00/630_360_1667124180-530.jpg" xlink:type="simple" xlink:show="embed" xlink:actuate="onLoad" draw:mime-type="image/jpeg"/>
</draw:frame>
 УХарківській області російські війська в суботу, 8 квітня, завдали черговихударів по цивільному населенню Куп'янського району, унаслідок обстрілів двоєлюдей загинули, одна дістала поранення.</text:p>
      <text:p text:style-name="P4">
Як передає Укрінформ, про це голова Харківської обласної військовоїадміністрації Олег Синєгубов повідомив у <text:a xlink:type="simple" xlink:href="https://t.me/synegubov/5893" text:style-name="Internet_20_link" text:visited-style-name="Visited_20_Internet_20_Link">
 </text:a>
 .</text:p>
      <text:p text:style-name="P4">
Зокрема, загарбники вкотре атакували селище Дворічна. Унаслідок ворожого <text:a xlink:type="simple" xlink:href="https://www.ukrinform.ua/tag-obstril" text:style-name="Internet_20_link" text:visited-style-name="Visited_20_Internet_20_Link">
</text:a>
 загинули двоє чоловіків віком 65 і 34роки.</text:p>
      <text:p text:style-name="P4">
У селі Подоли ворожим вогнем поранена 65-річна жінка. Медики надаютьпостраждалій необхідну допомогу.</text:p>
      <text:p text:style-name="P4">
<text:span text:style-name="T4">
Читайте також:</text:span>
 <text:a xlink:type="simple" xlink:href="https://www.ukrinform.ua/rubric-ato/3693367-vorog-atakuvav-nikopolsinu-z-vazkoi-artilerii-ta-bezpilotnikiv.html" text:style-name="Internet_20_link" text:visited-style-name="Visited_20_Internet_20_Link">
 </text:a>
</text:p>
      <text:p text:style-name="P4">
Як повідомляв Укрінформ, минулої доби у Харківській області під ударамиросійської армії перебували прикордонні і прифронтові населені пунктиХарківського, Чугуївського та Куп'янського районів. Серед них — Гур’ївКозачок, Лук’янці, Амбарне, Красне Перше, Дворічна, Крохмальне, Кіндрашівка йінші.</text:p>
      <text:p text:style-name="P4">
Source: <text:a xlink:type="simple" xlink:href="https://www.ukrinform.ua/rubric-ato/3693380-rosiani-obstrilali-kupanskij-rajon-harkivsini-e-zagibli-ta-poranena.html" text:style-name="Internet_20_link" text:visited-style-name="Visited_20_Internet_20_Link">
https://www.ukrinform.ua/rubric-ato/3693380-rosiani-obstrilali-kupanskij-rajon-harkivsini-e-zagibli-ta-poranena.html</text:a>
</text:p>
      <!--NEWS-->
      <text:h text:style-name="P10" text:outline-level="1">
<text:span text:style-name="T4">
У ДТП в Молдові постраждали п’ятеро українців – МЗС</text:span>
</text:h>
      <text:p text:style-name="P4">
Authors: Ukrinform (Person)</text:p>
      <text:p text:style-name="P4">
Publisher: Укринформ (Organization)</text:p>
      <text:p text:style-name="P4">
Published Time: 2023-04-08T-53:27:00+03:00</text:p>
      <text:p text:style-name="P4">
Modified Time: 2023-04-08T20:27:00+03:00</text:p>
      <text:p text:style-name="P4">
Description: Унаслідок ДТП, яке сталося вранці у Молдові, п’ятеро громадян України отримали легкі тілесні ушкодження, загрози їхньому життю немає. — Укрінформ.</text:p>
      <text:p text:style-name="P4">
Images: ["<text:a xlink:type="simple" xlink:href="https://static.ukrinform.com/photos/2023_04/thumb_files/630_360_1680974827-681.jpg" text:style-name="Internet_20_link" text:visited-style-name="Visited_20_Internet_20_Link">
630_360_16809...</text:a>
"]</text:p>
      <text:p text:style-name="P4">
Tags: ['ДТП', 'Молдова', 'МЗС', 'Поранені']</text:p>
      <text:p text:style-name="P4">
Type: Article</text:p>
      <!--METADATA-->
      <text:p text:style-name="P4">
<draw:frame draw:style-name="fr1" draw:name="Image165" text:anchor-type="as-char" svg:width="6.9236in" svg:height="3.956343in" draw:z-index="0">
<draw:image xlink:href="../Images/yкринформ/2023-04-08T-53-27-00-03-00/630_360_1680974827-681.jpg" xlink:type="simple" xlink:show="embed" xlink:actuate="onLoad" draw:mime-type="image/jpeg"/>
</draw:frame>
 УнаслідокДТП, яке сталося вранці у Молдові, п’ятеро громадян України отримали легкітілесні ушкодження, загрози їхньому життю немає.</text:p>
      <text:p text:style-name="P4">
Про це Укрінформу повідомив речник МЗС Олег Ніколенко.</text:p>
      <text:p text:style-name="P4">
«Сьогодні в Дрокійському районі в <text:a xlink:type="simple" xlink:href="https://www.ukrinform.ua/tag-moldova" text:style-name="Internet_20_link" text:visited-style-name="Visited_20_Internet_20_Link">
 </text:a>
сталася дорожньо-транспортна пригода за участі автобуса, який слідував ізКишиніва до Києва. Внаслідок ДТП п’ятеро громадян України отримали легкітілесні ушкодження. Вони були доправлені до лікарні, зараз їм надаєтьсянеобхідна медична допомога, загрози їхньому життю немає», - зазначив він.</text:p>
      <text:p text:style-name="P4">
Ніколенко додав, що інші пасажири продовжили рух до Києва наданим перевізникомавтобусом. Загалом в автобусі перебувало дев‘ятнадцять українців.</text:p>
      <text:p text:style-name="P4">
Речник МЗС поінформував, що українське посольство взаємодіє із молдовськимиправоохоронцями задля з’ясування усіх обставин аварії та підтримує зв’язок ізлікарями.</text:p>
      <text:p text:style-name="P4">
«Після завершення лікування консули допоможуть нашим громадянам повернутися доУкраїни», - запевнив він.</text:p>
      <text:p text:style-name="P4">
<text:span text:style-name="T4">
Читайте також:</text:span>
 <text:a xlink:type="simple" xlink:href="https://www.ukrinform.ua/rubric-regions/3692747-na-zitomirsini-stalasa-dtp-castkovo-perekrili-ruh-na-trasi-kiiv-cop.html" text:style-name="Internet_20_link" text:visited-style-name="Visited_20_Internet_20_Link">
 <text:span text:style-name="T4">
ДТП</text:span>
 </text:a>
</text:p>
      <text:p text:style-name="P4">
Як повідомлялося, у Молдові в Дрокійському районі вранці 8 квітня <text:a xlink:type="simple" xlink:href="https://www.ukrinform.ua/rubric-world/3693278-u-moldovi-perekinuvsa-avtobus-do-kieva-e-postrazdali.html" text:style-name="Internet_20_link" text:visited-style-name="Visited_20_Internet_20_Link">
</text:a>
 , який прямував з Кишинева до Києва.</text:p>
      <text:p text:style-name="P4">
Аварія сталася близько 9.40 ранку. Поліцейські, що прибули на місце,встановили, що водій автобуса не впорався з керуванням і врізався в дерево, апотім з'їхав у кювет.</text:p>
      <text:p text:style-name="P4">
Source: <text:a xlink:type="simple" xlink:href="https://www.ukrinform.ua/rubric-society/3693379-u-dtp-v-moldovi-postrazdali-patero-ukrainciv-mzs.html" text:style-name="Internet_20_link" text:visited-style-name="Visited_20_Internet_20_Link">
https://www.ukrinform.ua/rubric-society/3693379-u-dtp-v-moldovi-postrazdali-patero-ukrainciv-mzs.html</text:a>
</text:p>
      <!--NEWS-->
      <text:h text:style-name="P10" text:outline-level="1">
<text:span text:style-name="T4">
Глава Нацбанку відбув до Вашингтона на щорічні весняні збори МВФ</text:span>
</text:h>
      <text:p text:style-name="P4">
Authors: Ukrinform (Person)</text:p>
      <text:p text:style-name="P4">
Publisher: Укринформ (Organization)</text:p>
      <text:p text:style-name="P4">
Published Time: 2023-04-08T-55:18:00+03:00</text:p>
      <text:p text:style-name="P4">
Modified Time: 2023-04-08T20:18:00+03:00</text:p>
      <text:p text:style-name="P4">
Description: Глава Нацбанку відбув до Вашингтона для участі у щорічних Весняних зборах Міжнародного валютного фонду та Групи Світового банку. — Укрінформ.</text:p>
      <text:p text:style-name="P4">
Images: ["<text:a xlink:type="simple" xlink:href="https://static.ukrinform.com/photos/2022_10/thumb_files/630_360_1665135267-542.jpg" text:style-name="Internet_20_link" text:visited-style-name="Visited_20_Internet_20_Link">
630_360_16651...</text:a>
"]</text:p>
      <text:p text:style-name="P4">
Tags: ['МВФ', 'Нацбанк', 'Візит', 'Вашингтон']</text:p>
      <text:p text:style-name="P4">
Type: Article</text:p>
      <!--METADATA-->
      <text:p text:style-name="P4">
<draw:frame draw:style-name="fr1" draw:name="Image166" text:anchor-type="as-char" svg:width="6.9236in" svg:height="3.956343in" draw:z-index="0">
<draw:image xlink:href="../Images/yкринформ/2023-04-08T-55-18-00-03-00/630_360_1665135267-542.jpg" xlink:type="simple" xlink:show="embed" xlink:actuate="onLoad" draw:mime-type="image/jpeg"/>
</draw:frame>
 ГлаваНацбанку відбув до Вашингтона для участі у щорічних Весняних зборахМіжнародного валютного фонду та Групи Світового банку.</text:p>
      <text:p text:style-name="P4">
Про це повідомляє пресслужба НБУ у <text:a xlink:type="simple" xlink:href="https://www.facebook.com/NationalBankOfUkraine/posts/pfbid0FPViTPWGBYULiF38yJARvNvRVDpTLff66xvSddUFazg3ksRBLKCRzoYBZYWKa4csl" text:style-name="Internet_20_link" text:visited-style-name="Visited_20_Internet_20_Link">
</text:a>
, передає Укрінформ.</text:p>
      <text:p text:style-name="P4">
«Голова Національного банку України Андрій Пишнй та його заступник СергійНіколайчук відбули з робочим <text:a xlink:type="simple" xlink:href="https://www.ukrinform.ua/tag-vizit" text:style-name="Internet_20_link" text:visited-style-name="Visited_20_Internet_20_Link">
 </text:a>
 доВашингтона у складі офіційної делегації України. Мета візиту – участь ущорічних Весняних зборах Міжнародного валютного фонду та Групи Світовогобанку, проведення двосторонніх зустрічей з міжнародними партнерами», - йдетьсяв повідомленні.</text:p>
      <text:p text:style-name="P4">
Наголошується, що під час заходів голова НБУ обговорить виконання положеньМеморандуму з МВФ, наслідки російської військової агресії та питання посиленнясанкційного тиску на рф, а також необхідні кроки для посилення стійкості нашоїдержави та швидкого післявоєнного економічного відновлення.</text:p>
      <text:p text:style-name="P4">
<text:span text:style-name="T4">
Читайте також:</text:span>
 <text:a xlink:type="simple" xlink:href="https://www.ukrinform.ua/rubric-economy/3692601-mvf-ocikue-so-zrostanna-svitovogo-vvp-cogoric-ne-perevisit-3.html" text:style-name="Internet_20_link" text:visited-style-name="Visited_20_Internet_20_Link">
 <text:span text:style-name="T4">
МВФ</text:span>
 </text:a>
</text:p>
      <text:p text:style-name="P4">
Крім того, у межах візиту запланована низка зустрічей із керівництвом МВФ,Світового банку, ЄБРР, Міністерства фінансів США, Європейського центральногобанку, керівниками європейських центробанків та іншими міжнароднимипартнерами.</text:p>
      <text:p text:style-name="P4">
Як повідомлялося, Україна в межах нової програми розширеного фінансуванняотримала від Міжнародного валютного фонду перший <text:a xlink:type="simple" xlink:href="https://www.ukrinform.ua/rubric-economy/3691087-nova-programa-z-mvf-ukraina-otrimala-persij-trans-na-27-milarda.html" text:style-name="Internet_20_link" text:visited-style-name="Visited_20_Internet_20_Link">
</text:a>
 .</text:p>
      <text:p text:style-name="P4">
Source: <text:a xlink:type="simple" xlink:href="https://www.ukrinform.ua/rubric-economy/3693376-glava-nacbanku-vidbuv-do-vasingtona-na-soricni-vesnani-zbori-mvf.html" text:style-name="Internet_20_link" text:visited-style-name="Visited_20_Internet_20_Link">
https://www.ukrinform.ua/rubric-economy/3693376-glava-nacbanku-vidbuv-do-vasingtona-na-soricni-vesnani-zbori-mvf.html</text:a>
</text:p>
      <!--NEWS-->
      <text:h text:style-name="P10" text:outline-level="1">
<text:span text:style-name="T4">
Змішана естафета зі спортивної ходьби дебютує на Олімпійських іграх у Парижі</text:span>
</text:h>
      <text:p text:style-name="P4">
Authors: Ukrinform (Person)</text:p>
      <text:p text:style-name="P4">
Publisher: Укринформ (Organization)</text:p>
      <text:p text:style-name="P4">
Published Time: 2023-04-08T-57:15:01+03:00</text:p>
      <text:p text:style-name="P4">
Modified Time: 2023-04-08T20:15:01+03:00</text:p>
      <text:p text:style-name="P4">
Description: У програмі вона замінить чоловічі перегони на 50 км. — Укрінформ.</text:p>
      <text:p text:style-name="P4">
Images: ["<text:a xlink:type="simple" xlink:href="https://static.ukrinform.com/photos/2023_04/thumb_files/630_360_1680973976-959.jpg" text:style-name="Internet_20_link" text:visited-style-name="Visited_20_Internet_20_Link">
630_360_16809...</text:a>
"]</text:p>
      <text:p text:style-name="P4">
Tags: ['Олімпійські ігри']</text:p>
      <text:p text:style-name="P4">
Type: Article</text:p>
      <!--METADATA-->
      <text:p text:style-name="P4">
<draw:frame draw:style-name="fr1" draw:name="Image167" text:anchor-type="as-char" svg:width="6.9236in" svg:height="3.956343in" draw:z-index="0">
<draw:image xlink:href="../Images/yкринформ/2023-04-08T-57-15-01-03-00/630_360_1680973976-959.jpg" xlink:type="simple" xlink:show="embed" xlink:actuate="onLoad" draw:mime-type="image/jpeg"/>
</draw:frame>
 Упрограмі вона замінить чоловічі перегони на 50 км.</text:p>
      <text:p text:style-name="P4">
Перший в історії комплект медалей у дисципліні наступного року буде розігранийу Парижі, <text:a xlink:type="simple" xlink:href="https://worldathletics.org/competitions/olympic-games/news/olympic-race-walking-event-paris" text:style-name="Internet_20_link" text:visited-style-name="Visited_20_Internet_20_Link">
 </text:a>
 World Athletics, передаєУкрінформ.</text:p>
      <text:p text:style-name="P4">
На старт вийдуть 25 команд з двох спортсменів — одного чоловіка та однієїжінки. Член кожної команди подолає по два рівнозначних відрізки. Загалом такихвідрізків буде чотири для кожної команди.</text:p>
      <text:p text:style-name="P4">
Для гонки обрали класичну протяжність традиційного олімпійського марафону —42.195 км. Кожен зі спортсменів відтак долатиме один відрізок протяжністюпонад 10 км.</text:p>
      <text:p text:style-name="P4">
Тривалість естафети складатиме близько трьох годин. Змагання проходитимутьпоблизу Ейфелевої вежі, на одній дистанції з одиночними турнірами.</text:p>
      <text:p text:style-name="P4">
Новий формат перегонів у спортивній ходьбі замінить 50-кілометрову гонку середчоловіків.</text:p>
      <text:p text:style-name="P4">
Досі на Олімпійських іграх розігрували три комплекти нагород в особистихтурнірах зі спортивної ходьби. Чоловіки змагалися на дистанціях у 20 та 50кілометрів, жінкам натомість випадало проходити тільки 20 км.</text:p>
      <text:p text:style-name="P4">
<text:span text:style-name="T4">
Читайте також:</text:span>
 <text:a xlink:type="simple" xlink:href="https://www.ukrinform.ua/rubric-sports/3692579-mok-perekladae-vidpovidalnist-na-miznarodni-federacii-abramenko.html" text:style-name="Internet_20_link" text:visited-style-name="Visited_20_Internet_20_Link">
 <text:span text:style-name="T4">
МОК</text:span>
 </text:a>
</text:p>
      <text:p text:style-name="P4">
Як повідомляв Укрінформ, МОК досі не визначився, чи будуть присутні нанаступній Олімпіаді спортсмени з росії та білорусі, відповідне рішенняухвалять згодом.</text:p>
      <text:p text:style-name="P4">
Фото: worldathletics.org</text:p>
      <text:p text:style-name="P4">
Source: <text:a xlink:type="simple" xlink:href="https://www.ukrinform.ua/rubric-sports/3693375-zmisana-estafeta-zi-sportivnoi-hodbi-debutue-na-olimpijskih-igrah-u-parizi.html" text:style-name="Internet_20_link" text:visited-style-name="Visited_20_Internet_20_Link">
https://www.ukrinform.ua/rubric-sports/3693375-zmisana-estafeta-zi-sportivnoi-hodbi-debutue-na-olimpijskih-igrah-u-parizi.html</text:a>
</text:p>
      <!--NEWS-->
      <text:h text:style-name="P10" text:outline-level="1">
<text:span text:style-name="T4">
На Київщині тракторист підірвався на протитанковій міні</text:span>
</text:h>
      <text:p text:style-name="P4">
Authors: Ukrinform (Person)</text:p>
      <text:p text:style-name="P4">
Publisher: Укринформ (Organization)</text:p>
      <text:p text:style-name="P4">
Published Time: 2023-04-08T-59:09:38+03:00</text:p>
      <text:p text:style-name="P4">
Modified Time: 2023-04-08T20:09:38+03:00</text:p>
      <text:p text:style-name="P4">
Description: У Київській області в суботу, 8 квітня, під час проведення дорожніх робіт на протитанковій міні підірвався трактор, водій зазнав поранень. — Укрінформ.</text:p>
      <text:p text:style-name="P4">
Images: ["<text:a xlink:type="simple" xlink:href="https://static.ukrinform.com/photos/2023_04/thumb_files/630_360_1680973611-268.jpg" text:style-name="Internet_20_link" text:visited-style-name="Visited_20_Internet_20_Link">
630_360_16809...</text:a>
"]</text:p>
      <text:p text:style-name="P4">
Tags: ['Міна', 'Поліція', 'Поранені', 'Київщина']</text:p>
      <text:p text:style-name="P4">
Type: Article</text:p>
      <!--METADATA-->
      <text:p text:style-name="P4">
<draw:frame draw:style-name="fr1" draw:name="Image168" text:anchor-type="as-char" svg:width="6.9236in" svg:height="3.951406in" draw:z-index="0">
<draw:image xlink:href="../Images/yкринформ/2023-04-08T-59-09-38-03-00/630_360_1680973611-268.jpg" xlink:type="simple" xlink:show="embed" xlink:actuate="onLoad" draw:mime-type="image/jpeg"/>
</draw:frame>
 УКиївській області в суботу, 8 квітня, під час проведення дорожніх робіт напротитанковій міні підірвався трактор, водій зазнав поранень.</text:p>
      <text:p text:style-name="P4">
Як передає Укрінформ, про це начальник поліції Київської області АндрійНєбитов повідомив у <text:a xlink:type="simple" xlink:href="http://t.me/andrii_nebytov/1174" text:style-name="Internet_20_link" text:visited-style-name="Visited_20_Internet_20_Link">
 </text:a>
 .</text:p>
      <text:p text:style-name="P4">
"34 -річний водій отримав ушкодження та госпіталізований до лікарні. Техніказазнала сильних механічних ушкоджень", — зазначив він.</text:p>
      <text:p text:style-name="P4">
За даними Нєбитова, подія відбулася на ділянці між селами Русанів і Світильня.На території поблизу місця, де підірвався трактор, знайдені ще 13 мін. Пошукитривають.</text:p>
      <text:p text:style-name="P4">
На місці події працюють правоохоронці і вибухотехніки.</text:p>
      <text:p text:style-name="P4">
<text:span text:style-name="T4">
Читайте також:</text:span>
 <text:a xlink:type="simple" xlink:href="https://www.ukrinform.ua/rubric-ato/3692864-u-minoboroni-rozpovili-ak-mozna-prisvidsiti-rozminuvanna-teritorii-ukraini.html" text:style-name="Internet_20_link" text:visited-style-name="Visited_20_Internet_20_Link">
 <text:span text:style-name="T4">
розмінування</text:span>
 </text:a>
</text:p>
      <text:p text:style-name="P4">
Як повідомляв Укрінформ, у Харківській області 8 квітня двоє цивільнихпостраждали <text:a xlink:type="simple" xlink:href="https://www.ukrinform.ua/rubric-regions/3693293-na-harkivsini-dvoe-ludej-pidirvalisa-na-vibuhivci.html" text:style-name="Internet_20_link" text:visited-style-name="Visited_20_Internet_20_Link">
 </text:a>
 на вибухонебезпечних предметах.</text:p>
      <text:p text:style-name="P4">
Source: <text:a xlink:type="simple" xlink:href="https://www.ukrinform.ua/rubric-regions/3693374-na-kiivsini-traktorist-pidirvavsa-na-protitankovij-mini.html" text:style-name="Internet_20_link" text:visited-style-name="Visited_20_Internet_20_Link">
https://www.ukrinform.ua/rubric-regions/3693374-na-kiivsini-traktorist-pidirvavsa-na-protitankovij-mini.html</text:a>
</text:p>
      <!--NEWS-->
      <text:h text:style-name="P10" text:outline-level="1">
<text:span text:style-name="T4">
At Bakhmut direction Russian army shelled Vasukivka, Minkivka, Bakhmut, Bohdanivka, Ivanivske...</text:span>
</text:h>
      <text:p text:style-name="P4">
Authors: liveuamap (Language: en)</text:p>
      <text:p text:style-name="P4">
Time: 2023-04-08T-5:10:00</text:p>
      <text:p text:style-name="P4">
Location: Novhorods'ke, Donetsk Oblast (Latitude:48.32613 Longtitude:37.85082)</text:p>
      <text:p text:style-name="P4">
Videos: []</text:p>
      <text:p text:style-name="P4">
Images: []</text:p>
      <text:p text:style-name="P4">
Tags: ["Russia"]</text:p>
      <text:p text:style-name="P4">
ID: 22554489</text:p>
      <!--METADATA-->
      <text:p text:style-name="P4">
At Bakhmut direction Russian army shelled Vasukivka, Minkivka, Bakhmut,Bohdanivka, Ivanivske, Chasiv Yar, Novomarkove, Stupochky, Shumy, Toretsk andNew York of Donetsk region, - General Staff of Armed Forces of Ukraine says inthe morning report</text:p>
      <text:p text:style-name="P4">
News Collection Link: <text:a xlink:type="simple" xlink:href="https://liveuamap.com/en/2023/8-april-at-bakhmut-direction-russian-army-shelled-vasukivka" text:style-name="Internet_20_link" text:visited-style-name="Visited_20_Internet_20_Link">
https://liveuamap.com/en/2023/8-april-at-bakhmut-direction-russian-army-shelled-vasukivka</text:a>
</text:p>
      <text:p text:style-name="P4">
Source: <text:a xlink:type="simple" xlink:href="https://t.me/lumsrc/4441" text:style-name="Internet_20_link" text:visited-style-name="Visited_20_Internet_20_Link">
https://t.me/lumsrc/4441</text:a>
</text:p>
      <!--NEWS-->
      <text:h text:style-name="P10" text:outline-level="1">
<text:span text:style-name="T4">
Ворог атакував Нікопольщину з важкої артилерії та безпілотників</text:span>
</text:h>
      <text:p text:style-name="P4">
Authors: Ukrinform (Person)</text:p>
      <text:p text:style-name="P4">
Publisher: Укринформ (Organization)</text:p>
      <text:p text:style-name="P4">
Published Time: 2023-04-08T-62:48:00+03:00</text:p>
      <text:p text:style-name="P4">
Modified Time: 2023-04-08T19:48:00+03:00</text:p>
      <text:p text:style-name="P4">
Description: Ворожа армія атакувала Марганецьку та Мирівську громади у Нікопольському районі Дніпропетровської област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Дніпропетровщина', 'Обстріл', 'Війна з росією', 'Артилерія']</text:p>
      <text:p text:style-name="P4">
Type: Article</text:p>
      <!--METADATA-->
      <text:p text:style-name="P4">
<draw:frame draw:style-name="fr1" draw:name="Image169" text:anchor-type="as-char" svg:width="6.9236in" svg:height="3.956343in" draw:z-index="0">
<draw:image xlink:href="../Images/yкринформ/2023-04-08T-62-48-00-03-00/630_360_1640330796-210.jpeg" xlink:type="simple" xlink:show="embed" xlink:actuate="onLoad" draw:mime-type="image/jpeg"/>
</draw:frame>
 Ворожаармія атакувала Марганецьку та Мирівську громади у Нікопольському районіДніпропетровської області.</text:p>
      <text:p text:style-name="P4">
Про це в <text:a xlink:type="simple" xlink:href="https://t.me/mykola_lukashuk/4047" text:style-name="Internet_20_link" text:visited-style-name="Visited_20_Internet_20_Link">
 </text:a>
 повідомляє головаДніпропетровської обласної ради Микола Лукашук, передає Укрінформ.</text:p>
      <text:p text:style-name="P4">
"Знову неспокійно було на Нікопольщині: агресор атакував район з <text:a xlink:type="simple" xlink:href="https://www.ukrinform.ua/tag-bezpilotnik" text:style-name="Internet_20_link" text:visited-style-name="Visited_20_Internet_20_Link">
</text:a>
 та з важкої артилерії. Підприцілом опинилися Марганецька й Мирівська громади", - написав він.</text:p>
      <text:p text:style-name="P4">
Понівечено газогін та паркан. Наслідки ще уточнюються. Люди не постраждали.</text:p>
      <text:p text:style-name="P4">
Більше ворожих обстрілів протягом сьогоднішнього дня в області не зафіксовано.За інформацією Лукашука, ситуація контрольована в усіх громадах.</text:p>
      <text:p text:style-name="P4">
<text:span text:style-name="T4">
Читайте також:</text:span>
 <text:a xlink:type="simple" xlink:href="https://www.ukrinform.ua/rubric-regions/3693309-u-zaporizkij-oblasti-vnaslidok-rosijskogo-obstrilu-poraneni-dvoe-colovikiv.html" text:style-name="Internet_20_link" text:visited-style-name="Visited_20_Internet_20_Link">
 <text:span text:style-name="T4">
обстріл</text:span>
 </text:a>
</text:p>
      <text:p text:style-name="P4">
Як повідомляв <text:a xlink:type="simple" xlink:href="https://www.ukrinform.ua/rubric-ato/3693358-rosiani-vdruge-za-dobu-obstrilali-orihiv.html" text:style-name="Internet_20_link" text:visited-style-name="Visited_20_Internet_20_Link">
 </text:a>
 , російські військові вдруге за деньобстріляли Оріхів Запорізької області.</text:p>
      <text:p text:style-name="P4">
Source: <text:a xlink:type="simple" xlink:href="https://www.ukrinform.ua/rubric-ato/3693367-vorog-atakuvav-nikopolsinu-z-vazkoi-artilerii-ta-bezpilotnikiv.html" text:style-name="Internet_20_link" text:visited-style-name="Visited_20_Internet_20_Link">
https://www.ukrinform.ua/rubric-ato/3693367-vorog-atakuvav-nikopolsinu-z-vazkoi-artilerii-ta-bezpilotnikiv.html</text:a>
</text:p>
      <!--NEWS-->
      <text:h text:style-name="P10" text:outline-level="1">
<text:span text:style-name="T4">
В Ірані встановили камери, щоб виявляти жінок без хіджабу</text:span>
</text:h>
      <text:p text:style-name="P4">
Authors: Ukrinform (Person)</text:p>
      <text:p text:style-name="P4">
Publisher: Укринформ (Organization)</text:p>
      <text:p text:style-name="P4">
Published Time: 2023-04-08T-64:41:00+03:00</text:p>
      <text:p text:style-name="P4">
Modified Time: 2023-04-08T19:41:00+03:00</text:p>
      <text:p text:style-name="P4">
Description: Поліція Ірану у суботу оголосила про встановлення камер у громадських місцях задля розпізнавання жінок без хіджабу. — Укрінформ.</text:p>
      <text:p text:style-name="P4">
Images: ["<text:a xlink:type="simple" xlink:href="https://static.ukrinform.com/photos/2023_04/thumb_files/630_360_1680972008-237.jpg" text:style-name="Internet_20_link" text:visited-style-name="Visited_20_Internet_20_Link">
630_360_16809...</text:a>
"]</text:p>
      <text:p text:style-name="P4">
Tags: ['Хіджаб', 'Іран', 'Закон', 'Камера']</text:p>
      <text:p text:style-name="P4">
Type: Article</text:p>
      <!--METADATA-->
      <text:p text:style-name="P4">
<draw:frame draw:style-name="fr1" draw:name="Image170" text:anchor-type="as-char" svg:width="6.9236in" svg:height="3.956343in" draw:z-index="0">
<draw:image xlink:href="../Images/yкринформ/2023-04-08T-64-41-00-03-00/630_360_1680972008-237.jpg" xlink:type="simple" xlink:show="embed" xlink:actuate="onLoad" draw:mime-type="image/jpeg"/>
</draw:frame>
 ПоліціяІрану у суботу оголосила про встановлення камер у громадських місцях задлярозпізнавання жінок без хіджабу.</text:p>
      <text:p text:style-name="P4">
Як передає Укрінформ, про це повідомляє <text:a xlink:type="simple" xlink:href="https://www.bbc.com/news/world-65220595" text:style-name="Internet_20_link" text:visited-style-name="Visited_20_Internet_20_Link">
</text:a>
.</text:p>
      <text:p text:style-name="P4">
У разі відсутності хіджабу, жінки будуть отримувати повідомлення про наслідкивідсутності цього елементу одягу, повідомили в поліції країни. Правоохоронцідодали, що встановлені камери допоможуть запобігти «опору <text:a xlink:type="simple" xlink:href="https://www.ukrinform.ua/tag-zakon" text:style-name="Internet_20_link" text:visited-style-name="Visited_20_Internet_20_Link">
</text:a>
 про носіння хіджабу».</text:p>
      <text:p text:style-name="P4">
У заяві поліції зазначено, що система використовуватиме так звані «розумні»камери та інші інструменти для виявлення та надсилання «документів іпопереджувальних повідомлень порушницям закону про носіння хіджабу».</text:p>
      <text:p text:style-name="P4">
Правоохоронні органи Ірану також закликали власників бізнесу дотримуватисяправил шляхом «ретельних перевірок».</text:p>
      <text:p text:style-name="P4">
<text:span text:style-name="T4">
Читайте також:</text:span>
 <text:a xlink:type="simple" xlink:href="https://www.ukrinform.ua/rubric-world/3629685-time-nazvav-iranskih-zinok-geroami-roku.html" text:style-name="Internet_20_link" text:visited-style-name="Visited_20_Internet_20_Link">
 </text:a>
</text:p>
      <text:p text:style-name="P4">
Після смерті Махси Аміні минулого року через порушення правил носіння хіджабу,все більше іранських жінок скидають накидку із голови, попри ризик подальшогоарешту. Особливо така тенденція спостерігається у великих містах.</text:p>
      <text:p text:style-name="P4">
Як повідомляв Укрінформ, іранська поліція моралі затримала Махсу Аміні 13вересня 2022 року у столиці Тегерані за недотримання правил щодо носінняхіджабу. Вже через три дні стало відомо про її смерть. Пізніше країноюпрокотилася хвиля масштабних протестів через загибель дівчини.</text:p>
      <text:p text:style-name="P4">
<text:span text:style-name="T5">
Фото: EPA</text:span>
</text:p>
      <text:p text:style-name="P4">
Source: <text:a xlink:type="simple" xlink:href="https://www.ukrinform.ua/rubric-world/3693366-v-irani-vstanovili-kameri-sob-viavlati-zinok-bez-hidzabu.html" text:style-name="Internet_20_link" text:visited-style-name="Visited_20_Internet_20_Link">
https://www.ukrinform.ua/rubric-world/3693366-v-irani-vstanovili-kameri-sob-viavlati-zinok-bez-hidzabu.html</text:a>
</text:p>
      <!--NEWS-->
      <text:h text:style-name="P10" text:outline-level="1">
<text:span text:style-name="T4">
Міністр фінансів Німеччини попереджає про дефіцит бюджету та закликає до економії</text:span>
</text:h>
      <text:p text:style-name="P4">
Authors: Ukrinform (Person)</text:p>
      <text:p text:style-name="P4">
Publisher: Укринформ (Organization)</text:p>
      <text:p text:style-name="P4">
Published Time: 2023-04-08T-66:27:36+03:00</text:p>
      <text:p text:style-name="P4">
Modified Time: 2023-04-08T19:27:36+03:00</text:p>
      <text:p text:style-name="P4">
Description: Міністр фінансів ФРН Крістіан Лінднер попереджає про дефіцит бюджету-2024, який зараз обговорюється в правлячій коаліції, та закликає до скорочення витрат. — Укрінформ.</text:p>
      <text:p text:style-name="P4">
Images: ["<text:a xlink:type="simple" xlink:href="https://static.ukrinform.com/photos/2017_09/thumb_files/630_360_1506339566-6352.jpg" text:style-name="Internet_20_link" text:visited-style-name="Visited_20_Internet_20_Link">
630_360_15063...</text:a>
"]</text:p>
      <text:p text:style-name="P4">
Tags: ['Бюджет', 'Німеччина', 'Дефіцит']</text:p>
      <text:p text:style-name="P4">
Type: Article</text:p>
      <!--METADATA-->
      <text:p text:style-name="P4">
<draw:frame draw:style-name="fr1" draw:name="Image171" text:anchor-type="as-char" svg:width="6.9236in" svg:height="3.956343in" draw:z-index="0">
<draw:image xlink:href="../Images/yкринформ/2023-04-08T-66-27-36-03-00/630_360_1506339566-6352.jpg" xlink:type="simple" xlink:show="embed" xlink:actuate="onLoad" draw:mime-type="image/jpeg"/>
</draw:frame>
 Міністрфінансів ФРН Крістіан Лінднер попереджає про дефіцит бюджету-2024, який заразобговорюється в правлячій коаліції, та закликає до скорочення витрат.</text:p>
      <text:p text:style-name="P4">
Про це політик заявив в інтерв’ю <text:a xlink:type="simple" xlink:href="http://rp-online.de/politik/deutschland/christian-lindner-zu-kindergrundsicherung-parteitag-und-budget_aid-88047547" text:style-name="Internet_20_link" text:visited-style-name="Visited_20_Internet_20_Link">
 </text:a>
 , передає Укрінформ.</text:p>
      <text:p text:style-name="P4">
«На даний момент у 2024 році буде дефіцит від 14 до 18 мільярдів євро придоходах у 424 мільярди євро», — сказав Лінднер.</text:p>
      <text:p text:style-name="P4">
Він вважає, що потрібні економія за окремими напрямками і справедливийрозподіл коштів, але не бачить сенсу в підвищенні податків. За словамиміністра, політики повинні знову навчитися обходитися грошима, які генеруютьгромадяни.</text:p>
      <text:p text:style-name="P4">
Найважливішим Лінднер вважає наразі забезпечити підтримку внутрішньої,зовнішньої та соціальної безпеки. Водночас він виступає проти виділення зцентрального бюджету грошей федеральним землям для розміщення біженців.</text:p>
      <text:p text:style-name="P4">
<text:span text:style-name="T4">
Читайте також:</text:span>
 <text:a xlink:type="simple" xlink:href="https://www.ukrinform.ua/rubric-world/3670675-nimeccina-gotova-zbilsiti-oboronnij-budzet-u-2024-roci-na-10-milardiv-bloomberg.html" text:style-name="Internet_20_link" text:visited-style-name="Visited_20_Internet_20_Link">
 </text:a>
</text:p>
      <text:p text:style-name="P4">
Як повідомлялося, <text:a xlink:type="simple" xlink:href="https://www.ukrinform.ua/tag-nimeccina" text:style-name="Internet_20_link" text:visited-style-name="Visited_20_Internet_20_Link">
 </text:a>
 прийняла понад1,1 млн українських біженців. Крім того, лише минулого року ФРН виділиларізноманітної допомоги Україні в обсязі понад 12 млрд євро. На тлі збільшеннябезпекових загроз канцлер пообіцяв створити спеціальний фонд для Бундесверу вобсязі 100 млрд євро. Великі гроші витрачаються на модернізацію енергетичноїінфраструктури, а також заміну опалення в домогосподарствах.</text:p>
      <text:p text:style-name="P4">
Source: <text:a xlink:type="simple" xlink:href="https://www.ukrinform.ua/rubric-economy/3693360-ministr-finansiv-nimeccini-poperedzae-pro-deficit-budzetu-ta-zaklikae-do-ekonomii.html" text:style-name="Internet_20_link" text:visited-style-name="Visited_20_Internet_20_Link">
https://www.ukrinform.ua/rubric-economy/3693360-ministr-finansiv-nimeccini-poperedzae-pro-deficit-budzetu-ta-zaklikae-do-ekonomii.html</text:a>
</text:p>
      <!--NEWS-->
      <text:h text:style-name="P10" text:outline-level="1">
<text:span text:style-name="T4">
Усик очолює рейтинг журналу The Ring незалежно від вагової категорії</text:span>
</text:h>
      <text:p text:style-name="P4">
Authors: Ukrinform (Person)</text:p>
      <text:p text:style-name="P4">
Publisher: Укринформ (Organization)</text:p>
      <text:p text:style-name="P4">
Published Time: 2023-04-08T-68:24:45+03:00</text:p>
      <text:p text:style-name="P4">
Modified Time: 2023-04-08T19:24:45+03:00</text:p>
      <text:p text:style-name="P4">
Description: У десятці найкращих також знаходиться Василь Ломаченко. — Укрінформ.</text:p>
      <text:p text:style-name="P4">
Images: ["<text:a xlink:type="simple" xlink:href="https://static.ukrinform.com/photos/2023_04/thumb_files/630_360_1680970970-867.jpg" text:style-name="Internet_20_link" text:visited-style-name="Visited_20_Internet_20_Link">
630_360_16809...</text:a>
"]</text:p>
      <text:p text:style-name="P4">
Tags: ['Бокс', 'Усик']</text:p>
      <text:p text:style-name="P4">
Type: Article</text:p>
      <!--METADATA-->
      <text:p text:style-name="P4">
<draw:frame draw:style-name="fr1" draw:name="Image172" text:anchor-type="as-char" svg:width="6.9236in" svg:height="3.956343in" draw:z-index="0">
<draw:image xlink:href="../Images/yкринформ/2023-04-08T-68-24-45-03-00/630_360_1680970970-867.jpg" xlink:type="simple" xlink:show="embed" xlink:actuate="onLoad" draw:mime-type="image/jpeg"/>
</draw:frame>
 У десятцінайкращих також знаходиться Василь Ломаченко.</text:p>
      <text:p text:style-name="P4">
Чемпіон WBA, WBO, IBO і IBF в суперважкій вазі Олександр Усик очолює <text:a xlink:type="simple" xlink:href="https://www.ringtv.com/ratings/" text:style-name="Internet_20_link" text:visited-style-name="Visited_20_Internet_20_Link">
</text:a>
 авторитетного журналу TheRing незалежно від вагової категорії, передає Укрінформ.</text:p>
      <text:p text:style-name="P4">
На другому місці колишній абсолютний чемпіон світу в першій найлегшій вазіНаойя Інуе (24-0, 21 КО).</text:p>
      <text:p text:style-name="P4">
На третій позиції розташувався чемпіон WBO в напівсередній вазі ТеренсКроуфорд (39-0, 30 КО).</text:p>
      <text:p text:style-name="P4">
У десятці також знаходиться колишній чемпіон світу у трьох вагових категоріяхВасиль Ломаченко (7-е місце).</text:p>
      <text:p text:style-name="P4">
<text:span text:style-name="T4">
Читайте також:</text:span>
 <text:a xlink:type="simple" xlink:href="https://www.ukrinform.ua/rubric-sports/3691161-wba-ogolosila-pro-cempionskij-poedinok-miz-usikom-ta-dubua.html" text:style-name="Internet_20_link" text:visited-style-name="Visited_20_Internet_20_Link">
 <text:span text:style-name="T4">
Усик</text:span>
 </text:a>
</text:p>
      <text:p text:style-name="P4">
Як повідомляв Укрінформ, Всесвітня боксерська асоціація (WBA) офіційносанкціонувала бій, у якому мають зустрітися Олександр Усик (20–0, 13 КО) табританець Деніел Дюбуа (19–1, 18 КО).</text:p>
      <text:p text:style-name="P4">
Фото: Getty Image</text:p>
      <text:p text:style-name="P4">
Source: <text:a xlink:type="simple" xlink:href="https://www.ukrinform.ua/rubric-sports/3693359-usik-ocolue-rejting-zurnalu-the-ring-nezalezno-vid-vagovoi-kategorii.html" text:style-name="Internet_20_link" text:visited-style-name="Visited_20_Internet_20_Link">
https://www.ukrinform.ua/rubric-sports/3693359-usik-ocolue-rejting-zurnalu-the-ring-nezalezno-vid-vagovoi-kategorii.html</text:a>
</text:p>
      <!--NEWS-->
      <text:h text:style-name="P10" text:outline-level="1">
<text:span text:style-name="T4">
At Avdiyivka and Maryinka directions Russian army shelled Novobakhmutivka, Avdiyivka, Syevern...</text:span>
</text:h>
      <text:p text:style-name="P4">
Authors: liveuamap (Language: en)</text:p>
      <text:p text:style-name="P4">
Time: 2023-04-08T-7:10:00</text:p>
      <text:p text:style-name="P4">
Location: Marinka, Donetsk Oblast (Latitude:47.86742 Longtitude:37.44329)</text:p>
      <text:p text:style-name="P4">
Videos: []</text:p>
      <text:p text:style-name="P4">
Images: []</text:p>
      <text:p text:style-name="P4">
Tags: ["Russia"]</text:p>
      <text:p text:style-name="P4">
ID: 22554488</text:p>
      <!--METADATA-->
      <text:p text:style-name="P4">
At Avdiyivka and Maryinka directions Russian army shelled Novobakhmutivka,Avdiyivka, Syeverne, Vodyane, Pervomayske, Karlivka, Heorhiyivka, Maryinka,Pobyeda and Paraskoviyivka of Donetsk region, - General Staff of Armed Forcesof Ukraine says in the morning report</text:p>
      <text:p text:style-name="P4">
News Collection Link: <text:a xlink:type="simple" xlink:href="https://liveuamap.com/en/2023/8-april-at-avdiyivka-and-maryinka-directions-russian-army" text:style-name="Internet_20_link" text:visited-style-name="Visited_20_Internet_20_Link">
https://liveuamap.com/en/2023/8-april-at-avdiyivka-and-maryinka-directions-russian-army</text:a>
</text:p>
      <text:p text:style-name="P4">
Source: <text:a xlink:type="simple" xlink:href="https://t.me/lumsrc/4442" text:style-name="Internet_20_link" text:visited-style-name="Visited_20_Internet_20_Link">
https://t.me/lumsrc/4442</text:a>
</text:p>
      <!--NEWS-->
      <text:h text:style-name="P10" text:outline-level="1">
<text:span text:style-name="T4">
At Shaktarske direction Russian army shelled Novomykhaylivka, Vuhledar, Prechystivka, Kermenc...</text:span>
</text:h>
      <text:p text:style-name="P4">
Authors: liveuamap (Language: en)</text:p>
      <text:p text:style-name="P4">
Time: 2023-04-08T-9:10:00</text:p>
      <text:p text:style-name="P4">
Location: Velyka Novosilka, Donetsk (Latitude:47.82998 Longtitude:36.84196)</text:p>
      <text:p text:style-name="P4">
Videos: []</text:p>
      <text:p text:style-name="P4">
Images: []</text:p>
      <text:p text:style-name="P4">
Tags: ["Russia"]</text:p>
      <text:p text:style-name="P4">
ID: 22554487</text:p>
      <!--METADATA-->
      <text:p text:style-name="P4">
At Shaktarske direction Russian army shelled Novomykhaylivka, Vuhledar,Prechystivka, Kermenchyk, Novomayorske, Zolota Nyva, Shakhtarske, and VelykaNovosilka of Donetsk region, - General Staff of Armed Forces of Ukraine saysin the morning report</text:p>
      <text:p text:style-name="P4">
News Collection Link: <text:a xlink:type="simple" xlink:href="https://liveuamap.com/en/2023/8-april-at-shaktarske-direction-russian-army-shelled-novomykhaylivka" text:style-name="Internet_20_link" text:visited-style-name="Visited_20_Internet_20_Link">
https://liveuamap.com/en/2023/8-april-at-shaktarske-direction-russian-army-shelled-novomykhaylivka</text:a>
</text:p>
      <text:p text:style-name="P4">
Source: <text:a xlink:type="simple" xlink:href="https://t.me/lumsrc/4443" text:style-name="Internet_20_link" text:visited-style-name="Visited_20_Internet_20_Link">
https://t.me/lumsrc/4443</text:a>
</text:p>
      <!--NEWS-->
      <text:h text:style-name="P10" text:outline-level="1">
<text:span text:style-name="T4">
Russian army shelled Antonivka overnight</text:span>
</text:h>
      <text:p text:style-name="P4">
Authors: liveuamap (Language: en)</text:p>
      <text:p text:style-name="P4">
Time: 2023-04-08T01:48:11</text:p>
      <text:p text:style-name="P4">
Location: Kherson (Latitude:46.67865 Longtitude:32.72467)</text:p>
      <text:p text:style-name="P4">
Videos: []</text:p>
      <text:p text:style-name="P4">
Images: []</text:p>
      <text:p text:style-name="P4">
Tags: ["Europe", "Central and Eastern Europe"]</text:p>
      <text:p text:style-name="P4">
ID: 22554482</text:p>
      <!--METADATA-->
      <text:p text:style-name="P4">
Russian army shelled Antonivka overnight</text:p>
      <text:p text:style-name="P4">
News Collection Link: <text:a xlink:type="simple" xlink:href="https://liveuamap.com/en/2023/8-april-russian-army-shelled-antonivka-overnight-" text:style-name="Internet_20_link" text:visited-style-name="Visited_20_Internet_20_Link">
https://liveuamap.com/en/2023/8-april-russian-army-shelled-antonivka-overnight-</text:a>
</text:p>
      <text:p text:style-name="P4">
Source: <text:a xlink:type="simple" xlink:href="https://t.me/suspilnekherson/24707" text:style-name="Internet_20_link" text:visited-style-name="Visited_20_Internet_20_Link">
https://t.me/suspilnekherson/24707</text:a>
</text:p>
      <!--NEWS-->
      <text:h text:style-name="P10" text:outline-level="1">
<text:span text:style-name="T4">
At Sivershchyna and Slobozhanschyna directions Russian army shelled Leonivka, Hremyach of Che...</text:span>
</text:h>
      <text:p text:style-name="P4">
Authors: liveuamap (Language: en)</text:p>
      <text:p text:style-name="P4">
Time: 2023-04-08T02:10:00</text:p>
      <text:p text:style-name="P4">
Location: Dvorichna (Latitude:49.87987 Longtitude:37.73211)</text:p>
      <text:p text:style-name="P4">
Videos: []</text:p>
      <text:p text:style-name="P4">
Images: []</text:p>
      <text:p text:style-name="P4">
Tags: ["Russia"]</text:p>
      <text:p text:style-name="P4">
ID: 22554492</text:p>
      <!--METADATA-->
      <text:p text:style-name="P4">
At Sivershchyna and Slobozhanschyna directions Russian army shelled Leonivka,Hremyach of Chernihiv region; Novovasylivka, Seredyna-Buda, Zarutske of Sumyregion, also Huryiv Kozachok, Lukyantsi, Verkhnya Pysarivka, Hrafske, Zybyne,Karayichne, Potykhonove, Ambarne, Bolohivka, Krasne Pershe and Novomlynsk ofKharkiv region, - General Staff of Armed Forces of Ukraine says in the morningreport</text:p>
      <text:p text:style-name="P4">
News Collection Link: <text:a xlink:type="simple" xlink:href="https://liveuamap.com/en/2023/8-april-at-sivershchyna-and-slobozhanschyna-directions-russian" text:style-name="Internet_20_link" text:visited-style-name="Visited_20_Internet_20_Link">
https://liveuamap.com/en/2023/8-april-at-sivershchyna-and-slobozhanschyna-directions-russian</text:a>
</text:p>
      <text:p text:style-name="P4">
Source: <text:a xlink:type="simple" xlink:href="https://t.me/lumsrc/4438" text:style-name="Internet_20_link" text:visited-style-name="Visited_20_Internet_20_Link">
https://t.me/lumsrc/4438</text:a>
</text:p>
      <!--NEWS-->
      <text:h text:style-name="P10" text:outline-level="1">
<text:span text:style-name="T4">
Donetsk Oblast, Zaporizka Oblast(08:26). Red Alert: aerial threat. Sirens sounding. Take cove...</text:span>
</text:h>
      <text:p text:style-name="P4">
Authors: liveuamap (Language: en)</text:p>
      <text:p text:style-name="P4">
Time: 2023-04-08T02:27:00</text:p>
      <text:p text:style-name="P4">
Location: Donetsk Oblast (Latitude:48.7281 Longtitude:37.57746)</text:p>
      <text:p text:style-name="P4">
Videos: []</text:p>
      <text:p text:style-name="P4">
Images: []</text:p>
      <text:p text:style-name="P4">
Tags: ["Europe", "Central and Eastern Europe"]</text:p>
      <text:p text:style-name="P4">
ID: 22554484</text:p>
      <!--METADATA-->
      <text:p text:style-name="P4">
Donetsk Oblast, Zaporizka Oblast(08:26). Red Alert: aerial threat. Sirenssounding. Take cover now!</text:p>
      <text:p text:style-name="P4">
News Collection Link: <text:a xlink:type="simple" xlink:href="https://liveuamap.com/en/2023/08-april-donetsk-oblast-zaporizka-oblast0826-g" text:style-name="Internet_20_link" text:visited-style-name="Visited_20_Internet_20_Link">
https://liveuamap.com/en/2023/08-april-donetsk-oblast-zaporizka-oblast0826-g</text:a>
</text:p>
      <text:p text:style-name="P4">
Source: <text:a xlink:type="simple" xlink:href="https://t.me/air_alert_ua/42772" text:style-name="Internet_20_link" text:visited-style-name="Visited_20_Internet_20_Link">
https://t.me/air_alert_ua/42772</text:a>
</text:p>
      <!--NEWS-->
      <text:h text:style-name="P10" text:outline-level="1">
<text:span text:style-name="T4">
Russian aviation conducted air strike at Avdiyivka and missile strikes with S-300 at Kostiant...</text:span>
</text:h>
      <text:p text:style-name="P4">
Authors: liveuamap (Language: en)</text:p>
      <text:p text:style-name="P4">
Time: 2023-04-08T02:58:23</text:p>
      <text:p text:style-name="P4">
Location: Avdiivka, Donetsk Oblast (Latitude:48.16586 Longtitude:37.70628)</text:p>
      <text:p text:style-name="P4">
Videos: []</text:p>
      <text:p text:style-name="P4">
Images: ["<text:a xlink:type="simple" xlink:href="https://liveuamap.com/pics/2023/04/08/22554493_0.jpg" text:style-name="Internet_20_link" text:visited-style-name="Visited_20_Internet_20_Link">
22554493_0.jpg</text:a>
", "<text:a xlink:type="simple" xlink:href="https://liveuamap.com/pics/2023/04/08/22554493_1.jpg" text:style-name="Internet_20_link" text:visited-style-name="Visited_20_Internet_20_Link">
22554493_1.jpg</text:a>
", "<text:a xlink:type="simple" xlink:href="https://liveuamap.com/pics/2023/04/08/22554493_2.jpg" text:style-name="Internet_20_link" text:visited-style-name="Visited_20_Internet_20_Link">
22554493_2.jpg</text:a>
", "<text:a xlink:type="simple" xlink:href="https://liveuamap.com/pics/2023/04/08/22554493_3.jpg" text:style-name="Internet_20_link" text:visited-style-name="Visited_20_Internet_20_Link">
22554493_3.jpg</text:a>
", "<text:a xlink:type="simple" xlink:href="https://liveuamap.com/pics/2023/04/08/22554493_4.jpg" text:style-name="Internet_20_link" text:visited-style-name="Visited_20_Internet_20_Link">
22554493_4.jpg</text:a>
", "<text:a xlink:type="simple" xlink:href="https://liveuamap.com/pics/2023/04/08/22554493_5.jpg" text:style-name="Internet_20_link" text:visited-style-name="Visited_20_Internet_20_Link">
22554493_5.jpg</text:a>
", "<text:a xlink:type="simple" xlink:href="https://liveuamap.com/pics/2023/04/08/22554493_6.jpg" text:style-name="Internet_20_link" text:visited-style-name="Visited_20_Internet_20_Link">
22554493_6.jpg</text:a>
", "<text:a xlink:type="simple" xlink:href="https://liveuamap.com/pics/2023/04/08/22554493_7.jpg" text:style-name="Internet_20_link" text:visited-style-name="Visited_20_Internet_20_Link">
22554493_7.jpg</text:a>
"]</text:p>
      <text:p text:style-name="P4">
Tags: ["Minsk Monitor", "Europe"]</text:p>
      <text:p text:style-name="P4">
ID: 22554493</text:p>
      <!--METADATA-->
      <text:p text:style-name="P4">
Russian aviation conducted air strike at Avdiyivka and missile strikes withS-300 at Kostiantynivka</text:p>
      <text:p text:style-name="P4">
<draw:frame draw:style-name="fr1" draw:name="Image173" text:anchor-type="as-char" svg:width="6.9236in" svg:height="9.231467in" draw:z-index="0">
<draw:image xlink:href="../Images/liveuamap/2023-04-08T02-58-23/22554493_0.jpg" xlink:type="simple" xlink:show="embed" xlink:actuate="onLoad" draw:mime-type="image/jpeg"/>
</draw:frame>
<draw:frame draw:style-name="fr1" draw:name="Image174" text:anchor-type="as-char" svg:width="6.9236in" svg:height="5.1927in" draw:z-index="0">
<draw:image xlink:href="../Images/liveuamap/2023-04-08T02-58-23/22554493_1.jpg" xlink:type="simple" xlink:show="embed" xlink:actuate="onLoad" draw:mime-type="image/jpeg"/>
</draw:frame>
<draw:frame draw:style-name="fr1" draw:name="Image175" text:anchor-type="as-char" svg:width="6.9236in" svg:height="5.1927in" draw:z-index="0">
<draw:image xlink:href="../Images/liveuamap/2023-04-08T02-58-23/22554493_2.jpg" xlink:type="simple" xlink:show="embed" xlink:actuate="onLoad" draw:mime-type="image/jpeg"/>
</draw:frame>
<draw:frame draw:style-name="fr1" draw:name="Image176" text:anchor-type="as-char" svg:width="6.9236in" svg:height="5.1927in" draw:z-index="0">
<draw:image xlink:href="../Images/liveuamap/2023-04-08T02-58-23/22554493_3.jpg" xlink:type="simple" xlink:show="embed" xlink:actuate="onLoad" draw:mime-type="image/jpeg"/>
</draw:frame>
<draw:frame draw:style-name="fr1" draw:name="Image177" text:anchor-type="as-char" svg:width="6.9236in" svg:height="9.231467in" draw:z-index="0">
<draw:image xlink:href="../Images/liveuamap/2023-04-08T02-58-23/22554493_4.jpg" xlink:type="simple" xlink:show="embed" xlink:actuate="onLoad" draw:mime-type="image/jpeg"/>
</draw:frame>
<draw:frame draw:style-name="fr1" draw:name="Image178" text:anchor-type="as-char" svg:width="6.9236in" svg:height="5.1927in" draw:z-index="0">
<draw:image xlink:href="../Images/liveuamap/2023-04-08T02-58-23/22554493_5.jpg" xlink:type="simple" xlink:show="embed" xlink:actuate="onLoad" draw:mime-type="image/jpeg"/>
</draw:frame>
<draw:frame draw:style-name="fr1" draw:name="Image179" text:anchor-type="as-char" svg:width="6.9236in" svg:height="5.1927in" draw:z-index="0">
<draw:image xlink:href="../Images/liveuamap/2023-04-08T02-58-23/22554493_6.jpg" xlink:type="simple" xlink:show="embed" xlink:actuate="onLoad" draw:mime-type="image/jpeg"/>
</draw:frame>
<draw:frame draw:style-name="fr1" draw:name="Image180" text:anchor-type="as-char" svg:width="6.9236in" svg:height="5.1927in" draw:z-index="0">
<draw:image xlink:href="../Images/liveuamap/2023-04-08T02-58-23/22554493_7.jpg" xlink:type="simple" xlink:show="embed" xlink:actuate="onLoad" draw:mime-type="image/jpeg"/>
</draw:frame>
</text:p>
      <text:p text:style-name="P4">
News Collection Link: <text:a xlink:type="simple" xlink:href="https://liveuamap.com/en/2023/8-april-russian-aviation-conducted-air-strike-at-avdiyivka" text:style-name="Internet_20_link" text:visited-style-name="Visited_20_Internet_20_Link">
https://liveuamap.com/en/2023/8-april-russian-aviation-conducted-air-strike-at-avdiyivka</text:a>
</text:p>
      <text:p text:style-name="P4">
Source: <text:a xlink:type="simple" xlink:href="https://t.me/pavlokyrylenko_donoda/7436" text:style-name="Internet_20_link" text:visited-style-name="Visited_20_Internet_20_Link">
https://t.me/pavlokyrylenko_donoda/7436</text:a>
</text:p>
      <!--NEWS-->
      <text:h text:style-name="P10" text:outline-level="1">
<text:span text:style-name="T4">
Налякані контрнаступом росіяни формують «живі щити» з цивільних - Гуменюк</text:span>
</text:h>
      <text:p text:style-name="P4">
Authors: Ukrinform (Person)</text:p>
      <text:p text:style-name="P4">
Publisher: Укринформ (Organization)</text:p>
      <text:p text:style-name="P4">
Published Time: 2023-04-08T09:18:15+03:00</text:p>
      <text:p text:style-name="P4">
Modified Time: 2023-04-08T09:18:15+03:00</text:p>
      <text:p text:style-name="P4">
Description: На захопленій російськими військами частині півдня України продовжується насильницька евакуація та паспортизація людей.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Паспорт', 'Війна з росією', 'Єдині новини']</text:p>
      <text:p text:style-name="P4">
Type: Article</text:p>
      <!--METADATA-->
      <text:p text:style-name="P4">
<draw:frame draw:style-name="fr1" draw:name="Image181" text:anchor-type="as-char" svg:width="6.9236in" svg:height="3.956343in" draw:z-index="0">
<draw:image xlink:href="../Images/yкринформ/2023-04-08T09-18-15-03-00/630_360_1668461240-442.jpg" xlink:type="simple" xlink:show="embed" xlink:actuate="onLoad" draw:mime-type="image/jpeg"/>
</draw:frame>
 Назахопленій російськими військами частині півдня України продовжуєтьсянасильницька евакуація та паспортизація людей.</text:p>
      <text:p text:style-name="P4">
Про це в ефірі телемарафону “Єдині новини” повідомила керівник об’єднаногопресцентру оперативного командування “Південь” Наталія Гуменюк, передаєУкрінформ.</text:p>
      <text:p text:style-name="P4">
“Там продовжується насильницька <text:a xlink:type="simple" xlink:href="https://www.ukrinform.ua/tag-evakuacia" text:style-name="Internet_20_link" text:visited-style-name="Visited_20_Internet_20_Link">
 </text:a>
людей, складаються списки, триває насильницька паспортизація. Вони (росіяни —ред.), самі маючи нестійку внутрішню моральну позицію, - бо всі перелякані тимсамим контрнаступом, про який багато говорять, але вони не знають, звідки йогоочікувати, - намагаються зімітувати турботу про людей”, - сказала вона.</text:p>
      <text:p text:style-name="P4">
За її словами, ця “турбота” проявляється якраз у тому, щоб зібрати мирненаселення і перевезти його у ті місця, де росіяни планують розташовувати своїпідрозділи і прикриватися ними як живим щитом.</text:p>
      <text:p text:style-name="P4">
“Це вже стала практика. Ми спостерігаємо її вже давно і завжди враховуємо підчас бойової роботи, бо коли ми працюємо по лівому берегу, для нас головне —щоб не було уражене мирне населення”, - запевнила Гуменюк.</text:p>
      <text:p text:style-name="P4">
Вона додала, що самі ж ворожі підрозділи постійно маневрують і намагаютьсязнайти нові місця розташування, у тому числі спостережних пунктів, бойовогопостачання, пунктів розташування техніки і боєприпасів.</text:p>
      <text:p text:style-name="P4">
“Але наша робота продовжується методично”, - зазначила вона.</text:p>
      <text:p text:style-name="P4">
<text:span text:style-name="T4">
Читайте також:</text:span>
 <text:a xlink:type="simple" xlink:href="https://www.ukrinform.ua/rubric-ato/3693146-situacia-na-pivdni-ukraini-zalisaetsa-stabilno-skladnou-gumenuk.html" text:style-name="Internet_20_link" text:visited-style-name="Visited_20_Internet_20_Link">
 <text:span text:style-name="T4">
Гуменюк</text:span>
 </text:a>
</text:p>
      <text:p text:style-name="P4">
Як повідомляв Укрінформ, 2 квітня у Генштабі ЗСУ заявили, що росіяни <text:a xlink:type="simple" xlink:href="https://www.ukrinform.ua/rubric-regions/3693132-na-zaporizzi-ta-hersonsini-zagarbniki-posiruut-informaciu-pro-primusovu-evakuaciu.html" text:style-name="Internet_20_link" text:visited-style-name="Visited_20_Internet_20_Link">
</text:a>
 населеннятимчасово захоплених районів Херсонської області.</text:p>
      <text:p text:style-name="P4">
Source: <text:a xlink:type="simple" xlink:href="https://www.ukrinform.ua/rubric-ato/3693162-nalakani-kontrnastupom-rosiani-formuut-zivi-siti-z-civilnih-gumenuk.html" text:style-name="Internet_20_link" text:visited-style-name="Visited_20_Internet_20_Link">
https://www.ukrinform.ua/rubric-ato/3693162-nalakani-kontrnastupom-rosiani-formuut-zivi-siti-z-civilnih-gumenuk.html</text:a>
</text:p>
      <!--NEWS-->
      <text:h text:style-name="P10" text:outline-level="1">
<text:span text:style-name="T4">
НБА: Михайлюк - найрезультативніший гравець «Шарлотт» матчу з «Г’юстоном»</text:span>
</text:h>
      <text:p text:style-name="P4">
Authors: Ukrinform (Person)</text:p>
      <text:p text:style-name="P4">
Publisher: Укринформ (Organization)</text:p>
      <text:p text:style-name="P4">
Published Time: 2023-04-08T09:24:00+03:00</text:p>
      <text:p text:style-name="P4">
Modified Time: 2023-04-08T09:24:00+03:00</text:p>
      <text:p text:style-name="P4">
Description: Баскетбольний захисник збірної України та команди НБА  «Шарлотт» Святослав Михайлюк став найрезультативнішим гравцем свого клубу у матчі з «Г’юстоном» — Укрінформ.</text:p>
      <text:p text:style-name="P4">
Images: ["<text:a xlink:type="simple" xlink:href="https://static.ukrinform.com/photos/2023_03/thumb_files/630_360_1680069382-480.jpg" text:style-name="Internet_20_link" text:visited-style-name="Visited_20_Internet_20_Link">
630_360_16800...</text:a>
"]</text:p>
      <text:p text:style-name="P4">
Tags: ['Баскетбол', 'Донбас', 'Збірна України', 'Святослав Михайлюк']</text:p>
      <text:p text:style-name="P4">
Type: Article</text:p>
      <!--METADATA-->
      <text:p text:style-name="P4">
<draw:frame draw:style-name="fr1" draw:name="Image182" text:anchor-type="as-char" svg:width="6.9236in" svg:height="3.956343in" draw:z-index="0">
<draw:image xlink:href="../Images/yкринформ/2023-04-08T09-24-00-03-00/630_360_1680069382-480.jpg" xlink:type="simple" xlink:show="embed" xlink:actuate="onLoad" draw:mime-type="image/jpeg"/>
</draw:frame>
Баскетбольний захисник збірної України та команди НБА «Шарлотт» СвятославМихайлюк став найрезультативнішим гравцем свого клубу у матчі з «Г’юстоном»</text:p>
      <text:p text:style-name="P4">
Українець на майданчику 31 хвилину 7 секунд, набрав 25 очок, зроьив 5підбирань, 5 передач та 1 перехоплення, передає Укрінформ.</text:p>
      <text:p text:style-name="P4">
Гра «Шарлотт» - «Г'юстон» завершилася з рахунком 109:112 (26:25, 23:30, 24:30,36:27).</text:p>
      <text:p text:style-name="P4">
В середньому цього сезону Михайлюк набирає за «Шарлотт» 10,3 очка, робить 2,2підбирання та 2,6 передачі.</text:p>
      <text:p text:style-name="P4">
<text:span text:style-name="T4">
Читайте також:</text:span>
 <text:a xlink:type="simple" xlink:href="https://www.ukrinform.ua/rubric-sports/3690755-nba-mihajluk-onoviv-vlasnij-rekord-za-ockami-len-zigrav-cergovij-matc.html" text:style-name="Internet_20_link" text:visited-style-name="Visited_20_Internet_20_Link">
 <text:span text:style-name="T4">
Михайлюк</text:span>
 </text:a>
</text:p>
      <text:p text:style-name="P4">
На початку тижня Світослав провів свій найрезультативніший матч в НБА,набравши 26 очок.</text:p>
      <text:p text:style-name="P4">
Фото: NBA.</text:p>
      <text:p text:style-name="P4">
Source: <text:a xlink:type="simple" xlink:href="https://www.ukrinform.ua/rubric-sports/3693163-nba-mihajluk-najrezultativnisij-gravec-sarlott-u-gri-z-gustonom.html" text:style-name="Internet_20_link" text:visited-style-name="Visited_20_Internet_20_Link">
https://www.ukrinform.ua/rubric-sports/3693163-nba-mihajluk-najrezultativnisij-gravec-sarlott-u-gri-z-gustonom.html</text:a>
</text:p>
      <!--NEWS-->
      <text:h text:style-name="P10" text:outline-level="1">
<text:span text:style-name="T4">
У США виявили новий витік секретних документів про військові плани України - ЗМІ</text:span>
</text:h>
      <text:p text:style-name="P4">
Authors: Ukrinform (Person)</text:p>
      <text:p text:style-name="P4">
Publisher: Укринформ (Organization)</text:p>
      <text:p text:style-name="P4">
Published Time: 2023-04-08T09:37:00+03:00</text:p>
      <text:p text:style-name="P4">
Modified Time: 2023-04-08T09:37:00+03:00</text:p>
      <text:p text:style-name="P4">
Description: У соціальних мережах виявили нову партію американських секретних документів щодо України, Китаю та Близького Сходу. — Укрінформ.</text:p>
      <text:p text:style-name="P4">
Images: ["<text:a xlink:type="simple" xlink:href="https://static.ukrinform.com/photos/2023_03/thumb_files/630_360_1679559635-546.jpg" text:style-name="Internet_20_link" text:visited-style-name="Visited_20_Internet_20_Link">
630_360_16795...</text:a>
"]</text:p>
      <text:p text:style-name="P4">
Tags: ['США', 'Соцмережі', 'Війна з росією', 'Документи', 'Витік']</text:p>
      <text:p text:style-name="P4">
Type: Article</text:p>
      <!--METADATA-->
      <text:p text:style-name="P4">
<draw:frame draw:style-name="fr1" draw:name="Image183" text:anchor-type="as-char" svg:width="6.9236in" svg:height="3.956343in" draw:z-index="0">
<draw:image xlink:href="../Images/yкринформ/2023-04-08T09-37-00-03-00/630_360_1679559635-546.jpg" xlink:type="simple" xlink:show="embed" xlink:actuate="onLoad" draw:mime-type="image/jpeg"/>
</draw:frame>
 Усоціальних мережах виявили нову партію американських секретних документів щодоУкраїни, Китаю та Близького Сходу.</text:p>
      <text:p text:style-name="P4">
Як передає Укрінформ, про це повідомляє <text:a xlink:type="simple" xlink:href="http://www.nytimes.com/2023/04/07/us/politics/classified-documents-leak.html" text:style-name="Internet_20_link" text:visited-style-name="Visited_20_Internet_20_Link">
</text:a>
</text:p>
      <text:p text:style-name="P4">
Документи були виявлені в мережі Twitter та на інших сайтах у п’ятницю, 7квітня. Як зазначається, це вже другий протягом кількох днів великий витіксекретних документів, що викликає занепокоєння у Пентагоні.</text:p>
      <text:p text:style-name="P4">
Повідомляється, що цього разу до мережі злили понад сотню документів.Аналітики вважають, що масштаб витоку разом із конфіденційністю самихдокументів може завдати великої шкоди національній безпеці <text:a xlink:type="simple" xlink:href="https://www.ukrinform.ua/tag-ssa" text:style-name="Internet_20_link" text:visited-style-name="Visited_20_Internet_20_Link">
</text:a>
 .</text:p>
      <text:p text:style-name="P4">
"Новий витік документів, схоже, виходить за рамки суворо секретних матеріалівпро військові плани України. Аналітики з питань безпеки, які ознайомилися здокументами, що потрапили в соцмережі, кажуть, що зростаюча колекціяматеріалів також містить конфіденційні дані про Китай, Індійсько-Тихоокеанський театр військових дій, Близький Схід та тероризм", - йдеться уповідомленні.</text:p>
      <text:p text:style-name="P4">
Колишній високопоставлений співробітник Пентагону Мік Малрой заявив, що витіксекретних документів є "значним проломом у системі безпеки", що може завадитивійськовому плануванню України.</text:p>
      <text:p text:style-name="P4">
"Оскільки в основному були опубліковані фотокопії документів, схоже, що це бувнавмисний витік, здійснений кимось, хто хотів завдати шкоди зусиллям України,США та <text:a xlink:type="simple" xlink:href="https://www.ukrinform.ua/tag-nato" text:style-name="Internet_20_link" text:visited-style-name="Visited_20_Internet_20_Link">
 </text:a>
 ", – сказав Малрой.</text:p>
      <text:p text:style-name="P4">
<text:span text:style-name="T4">
Читайте також:</text:span>
 <text:a xlink:type="simple" xlink:href="https://www.ukrinform.ua/rubric-ato/3692907-v-op-nazvali-rosijskim-blefom-publikaciu-nibito-dokumentiv-pro-kontrnastup-ukraini.html" text:style-name="Internet_20_link" text:visited-style-name="Visited_20_Internet_20_Link">
 <text:span text:style-name="T4">
документів</text:span>
 </text:a>
</text:p>
      <text:p text:style-name="P4">
За даними NYT, один з чиновників заявив, що документи, ймовірно, надійшли невід української сторони, оскільки вона не мала доступу до конкретних планів,які мають маркування офісів Об'єднаного штабу Пентагону. Другий чиновникзазначив, що визначити те, як стався витік документів, стане можливим післятого, як буде з’ясовано, хто з чиновників мав до них доступ.</text:p>
      <text:p text:style-name="P4">
Як повідомлялося, раніше видання New York Times опублікувало матеріал, у якомуйдеться про те, що Пентагон розслідує витік нібито секретних документів, якістосуються планів США й НАТО щодо контрнаступу ЗСУ.</text:p>
      <text:p text:style-name="P4">
<text:span text:style-name="T4">
Читайте також:</text:span>
 <text:a xlink:type="simple" xlink:href="https://www.ukrinform.ua/rubric-ato/3692948-gur-pro-vitik-sekretnih-dokumentiv-sodo-kontrnastupu-rosia-provodit-svoi-specoperacii-u-fotosopi.html" text:style-name="Internet_20_link" text:visited-style-name="Visited_20_Internet_20_Link">
 <text:span text:style-name="T4">
документів</text:span>
 </text:a>
</text:p>
      <text:p text:style-name="P4">
Документи не містять конкретних бойових планів, наприклад, як, коли й деУкраїна розпочне наступ, а відображають лише потреби ЗСУ станом на 1 березня.</text:p>
      <text:p text:style-name="P4">
В Офісі Президента України <text:a xlink:type="simple" xlink:href="https://www.ukrinform.ua/rubric-ato/3692907-v-op-nazvali-rosijskim-blefom-publikaciu-nibito-dokumentiv-pro-kontrnastup-ukraini.html" text:style-name="Internet_20_link" text:visited-style-name="Visited_20_Internet_20_Link">
 </text:a>
 російським блефом публікацію нібито документів проконтрнаступ України.</text:p>
      <text:p text:style-name="P4">
Source: <text:a xlink:type="simple" xlink:href="https://www.ukrinform.ua/rubric-ato/3693170-u-ssa-viavili-novij-vitik-sekretnih-dokumentiv-pro-vijskovi-plani-ukraini-zmi.html" text:style-name="Internet_20_link" text:visited-style-name="Visited_20_Internet_20_Link">
https://www.ukrinform.ua/rubric-ato/3693170-u-ssa-viavili-novij-vitik-sekretnih-dokumentiv-pro-vijskovi-plani-ukraini-zmi.html</text:a>
</text:p>
      <!--NEWS-->
      <text:h text:style-name="P10" text:outline-level="1">
<text:span text:style-name="T4">
Капітан «Динамо» зустрівся з учасниками Прем’єр-ліги шкільного футболу</text:span>
</text:h>
      <text:p text:style-name="P4">
Authors: Ukrinform (Person)</text:p>
      <text:p text:style-name="P4">
Publisher: Укринформ (Organization)</text:p>
      <text:p text:style-name="P4">
Published Time: 2023-04-08T09:38:31+03:00</text:p>
      <text:p text:style-name="P4">
Modified Time: 2023-04-08T09:38:31+03:00</text:p>
      <text:p text:style-name="P4">
Description: Капітан київського «Динамо» Сергій Сидорчук був запрошений на урочисту церемонію відкриття нового сезону та жеребкування Прем’єр-Ліги шкільного футболу «Даринок». — Укрінформ.</text:p>
      <text:p text:style-name="P4">
Images: ["<text:a xlink:type="simple" xlink:href="https://static.ukrinform.com/photos/2023_04/thumb_files/630_360_1680935521-892.jpg" text:style-name="Internet_20_link" text:visited-style-name="Visited_20_Internet_20_Link">
630_360_16809...</text:a>
"]</text:p>
      <text:p text:style-name="P4">
Tags: ['Динамо', 'Футбол', 'Школа', 'Сидорчук', 'Київ']</text:p>
      <text:p text:style-name="P4">
Type: Article</text:p>
      <!--METADATA-->
      <text:p text:style-name="P4">
<draw:frame draw:style-name="fr1" draw:name="Image184" text:anchor-type="as-char" svg:width="6.9236in" svg:height="3.956343in" draw:z-index="0">
<draw:image xlink:href="../Images/yкринформ/2023-04-08T09-38-31-03-00/630_360_1680935521-892.jpg" xlink:type="simple" xlink:show="embed" xlink:actuate="onLoad" draw:mime-type="image/jpeg"/>
</draw:frame>
 Капітанкиївського «Динамо» Сергій Сидорчук був запрошений на урочисту церемоніювідкриття нового сезону та жеребкування Прем’єр-Ліги шкільного футболу«Даринок».</text:p>
      <text:p text:style-name="P4">
Ця урочиста подія, на якій <text:a xlink:type="simple" xlink:href="https://fcdynamo.com/news/kapitan-dinamo-vzyav-uchast-u-zherebkuvanni-shkilnoyi-prem-yer-ligi" text:style-name="Internet_20_link" text:visited-style-name="Visited_20_Internet_20_Link">
 </text:a>
 , а це загалом близькочотирьох сотень школярів 9-11 класів, відбулася у великій аудиторіїДеснянської державної районної адміністрації, за підтримки якої, а також запідтримки ФК «Динамо» (Київ) та маркет-моллу «Даринок», відбудеться другийсезон великого дитячого турніру, передає Укрінформ.</text:p>
      <text:p text:style-name="P4">
Турнір спрямований на популяризацію спорту та розвиток шкільного та масовогофутболу. У новому сезоні візьмуть участь 24 шкільні команди, які змагатимутьсяпротягом 2,5 місяців. Команда-переможець отримає подарунок - запрошення натренувальну базу ФК «Динамо», де підлітки зможуть побачитись зі своїмифутбольними кумирами.</text:p>
      <text:p text:style-name="P4">
Про свого футбольного кумира під час церемонії відкриття сезону розповідавголовний запрошений гість церемонії, Сергій Сидорчук. Подія розпочалася уформаті питання-відповідь, і про футбольних кумирів дитинства Сергія запиталиодразу декілька хлопців. Відповідь Сергія була неочевидною - легендарнийфранцуз Зінедін Зідан, але не через його позицію на полі, а саме черезставлення до справи, професіоналізм та, звісно, футбольний хист.</text:p>
      <text:p text:style-name="P4">
Також учні запитували, чому на своєму футбольному шляху Сергій обрав саме«Динамо» та чи не мріяв грати у якихось європейських топ-клубах. Капітан«біло-синіх» зізнався, що, хоч сам народився і зростав у Запоріжжі, з малечкувболівав за киян, і в дитинстві мав придбані на ринку динамівські футболки ізпрізвищами Шевченка та Реброва. Мріяв грати не за якийсь європейський клуб, асаме за «Динамо» та збірну України.</text:p>
      <text:p text:style-name="P4">
Також Сергій розповів, що подібні шкільні футбольні турніри на кшталт«Шкіряного м’яча» викликають у нього найкращі спогади з дитинства і порадивюнакам цінувати цей час та повною мірою насолоджуватись ним.</text:p>
      <text:p text:style-name="P4">
<text:span text:style-name="T4">
Читайте також:</text:span>
 <text:a xlink:type="simple" xlink:href="https://www.ukrinform.ua/rubric-sports/3692028-futbolisti-dinamo-vidvidali-ukrainskih-zahisnikiv-u-spitalah.html" text:style-name="Internet_20_link" text:visited-style-name="Visited_20_Internet_20_Link">
 </text:a>
</text:p>
      <text:p text:style-name="P4">
Разом із Сидорчуком церемонію жеребкування провели голова Деснянської районноїдержавної адміністрації Дмитро Ратніков, а також CEO City Capital Group(девелопера та керуючої компанії маркет-моллу «Даринок») Андрій Федоров.</text:p>
      <text:p text:style-name="P4">
Фото: fcdynamo.com.</text:p>
      <text:p text:style-name="P4">
Source: <text:a xlink:type="simple" xlink:href="https://www.ukrinform.ua/rubric-sports/3693167-kapitan-dinamo-zustrivsa-z-ucasnikami-premerligi-skilnogo-futbolu.html" text:style-name="Internet_20_link" text:visited-style-name="Visited_20_Internet_20_Link">
https://www.ukrinform.ua/rubric-sports/3693167-kapitan-dinamo-zustrivsa-z-ucasnikami-premerligi-skilnogo-futbolu.html</text:a>
</text:p>
      <!--NEWS-->
      <text:h text:style-name="P10" text:outline-level="1">
<text:span text:style-name="T4">
москві не вдалося виграти війну проти української енергосистеми - британська розвідка</text:span>
</text:h>
      <text:p text:style-name="P4">
Authors: Ukrinform (Person)</text:p>
      <text:p text:style-name="P4">
Publisher: Укринформ (Organization)</text:p>
      <text:p text:style-name="P4">
Published Time: 2023-04-08T09:51:40+03:00</text:p>
      <text:p text:style-name="P4">
Modified Time: 2023-04-08T09:51:40+03:00</text:p>
      <text:p text:style-name="P4">
Description: Британська розвідка констатувала, що москві восени та взимку не вдалося довести до колапсу об’єднану енергосистему України, тому цю кампанію фактично згорнули. — Укрінформ.</text:p>
      <text:p text:style-name="P4">
Images: ["<text:a xlink:type="simple" xlink:href="https://static.ukrinform.com/photos/2022_05/thumb_files/630_360_1651520154-534.jpg" text:style-name="Internet_20_link" text:visited-style-name="Visited_20_Internet_20_Link">
630_360_16515...</text:a>
"]</text:p>
      <text:p text:style-name="P4">
Tags: ['Британія', 'Енергетика', 'Розвідка', 'Війна з росією']</text:p>
      <text:p text:style-name="P4">
Type: Article</text:p>
      <!--METADATA-->
      <text:p text:style-name="P4">
<draw:frame draw:style-name="fr1" draw:name="Image185" text:anchor-type="as-char" svg:width="6.9236in" svg:height="3.956343in" draw:z-index="0">
<draw:image xlink:href="../Images/yкринформ/2023-04-08T09-51-40-03-00/630_360_1651520154-534.jpg" xlink:type="simple" xlink:show="embed" xlink:actuate="onLoad" draw:mime-type="image/jpeg"/>
</draw:frame>
 Британськарозвідка констатувала, що москві восени та взимку не вдалося довести доколапсу об’єднану енергосистему України, тому цю кампанію фактично згорнули.</text:p>
      <text:p text:style-name="P4">
Як передає Укрінформ, про це повідомляє Міноборони Великої Британії у <text:a xlink:type="simple" xlink:href="http://twitter.com/DefenceHQ/status/1644578263853932546" text:style-name="Internet_20_link" text:visited-style-name="Visited_20_Internet_20_Link">
</text:a>
 .</text:p>
      <text:p text:style-name="P4">
"російська кампанія із завдання непоправної шкоди об’єднаній енергосистеміУкраїни взимку 2022-2023 років, найімовірніше, провалилася. <text:a xlink:type="simple" xlink:href="https://www.ukrinform.ua/tag-rosia" text:style-name="Internet_20_link" text:visited-style-name="Visited_20_Internet_20_Link">
</text:a>
 завдавала удари з великої відстані зжовтня 2022 року, проте масштабні удари стали рідшими з початку березня 2023року. Атаки меншого масштабу (до 25 ракет) тривають досі, але, скоріш за все,мають набагато менший вплив на енергосистему", - йдеться у повідомленні.</text:p>
      <text:p text:style-name="P4">
Зазначається, що українські оператори енергосистеми продовжують шукати замінунеобхідних компонентів, зокрема пошкоджених трансформаторів. Транспортуваннята встановлення цього обладнання - це великий логістичний виклик, особливоякщо йдеться про великі трансформатори, які можуть важити понад 100 тонн.</text:p>
      <text:p text:style-name="P4">
"Ситуація з електроенергією в Україні, скоріш за все, покращиться з настаннямтеплішої погоди. Планування та підготовка до наступної зими, скоріш за все,вже почалася", - повідомили у британському Міноборони.</text:p>
      <text:p text:style-name="P4">
<text:span text:style-name="T4">
Читайте також:</text:span>
 <text:a xlink:type="simple" xlink:href="https://www.ukrinform.ua/rubric-economy/3690309-ukraina-planue-stati-habom-evropi-u-rozvitku-vidnovluvanoi-energetiki.html" text:style-name="Internet_20_link" text:visited-style-name="Visited_20_Internet_20_Link">
 <text:span text:style-name="T4">
Україна</text:span>
 <text:span text:style-name="T4">
планує</text:span>
 <text:span text:style-name="T4">
стати</text:span>
 <text:span text:style-name="T4">
хабом</text:span>
 <text:span text:style-name="T4">
Європи</text:span>
<text:span text:style-name="T4">
розвитку</text:span>
 <text:span text:style-name="T4">
відновлюваної</text:span>
 <text:span text:style-name="T4">
енергетики</text:span>
</text:a>
</text:p>
      <text:p text:style-name="P4">
Як повідомлялося, з 11 жовтня 2022 року Україна припинила експортелектроенергії через російські ракетні обстріли енергетичних об'єктів.</text:p>
      <text:p text:style-name="P4">
З вересня на об’єкти НЕК «Укренерго» в Донецькій, Луганській, Харківськійобластях здійснено 12 масованих атак, під час яких завдано 27 ударів крилатимиракетами та дронами. Внаслідок цього пошкоджено близько 68% високовольтнихпідстанцій та 833 км ліній.</text:p>
      <text:p text:style-name="P4">
7 квітня міністр енергетики України Герман Галущенко підписав розпорядчийдокумент, що дозволяє розпочати процес відновлення експорту електроенергії вумовах профіциту генеруючої потужності.</text:p>
      <text:p text:style-name="P4">
Source: <text:a xlink:type="simple" xlink:href="https://www.ukrinform.ua/rubric-ato/3693172-moskvi-ne-vdalosa-vigrati-vijnu-proti-ukrainskoi-energosistemi-britanska-rozvidka.html" text:style-name="Internet_20_link" text:visited-style-name="Visited_20_Internet_20_Link">
https://www.ukrinform.ua/rubric-ato/3693172-moskvi-ne-vdalosa-vigrati-vijnu-proti-ukrainskoi-energosistemi-britanska-rozvidka.html</text:a>
</text:p>
      <!--NEWS-->
      <text:h text:style-name="P10" text:outline-level="1">
<text:span text:style-name="T4">
У Сєвєродонецьку залишаються близько 10% місцевих жителів</text:span>
</text:h>
      <text:p text:style-name="P4">
Authors: Ukrinform (Person)</text:p>
      <text:p text:style-name="P4">
Publisher: Укринформ (Organization)</text:p>
      <text:p text:style-name="P4">
Published Time: 2023-04-08T09:54:57+03:00</text:p>
      <text:p text:style-name="P4">
Modified Time: 2023-04-08T09:54:57+03:00</text:p>
      <text:p text:style-name="P4">
Description: У тимчасово захопленому російськими військами Сєвєродонецьку залишаються близько 10% місцевих жителів. — Укрінформ.</text:p>
      <text:p text:style-name="P4">
Images: ["<text:a xlink:type="simple" xlink:href="https://static.ukrinform.com/photos/2022_05/thumb_files/630_360_1653656149-544.jpg" text:style-name="Internet_20_link" text:visited-style-name="Visited_20_Internet_20_Link">
630_360_16536...</text:a>
"]</text:p>
      <text:p text:style-name="P4">
Tags: None</text:p>
      <text:p text:style-name="P4">
Type: Article</text:p>
      <!--METADATA-->
      <text:p text:style-name="P4">
<draw:frame draw:style-name="fr1" draw:name="Image186" text:anchor-type="as-char" svg:width="6.9236in" svg:height="3.956343in" draw:z-index="0">
<draw:image xlink:href="../Images/yкринформ/2023-04-08T09-54-57-03-00/630_360_1653656149-544.jpg" xlink:type="simple" xlink:show="embed" xlink:actuate="onLoad" draw:mime-type="image/jpeg"/>
</draw:frame>
 Утимчасово захопленому російськими військами Сєвєродонецьку залишаються близько10% місцевих жителів.</text:p>
      <text:p text:style-name="P4">
Про це в <text:a xlink:type="simple" xlink:href="http://t.me/luhanskaVTSA/9721" text:style-name="Internet_20_link" text:visited-style-name="Visited_20_Internet_20_Link">
 </text:a>
 телемарафону «Єдині новини»розповів начальник Сєвєродонецької міської військової адміністрації ОлександрСтрюк, передає Укрінформ.</text:p>
      <text:p text:style-name="P4">
«У місті залишається менше ніж 10% жителів від загальної чисельності громади,яка проживала на території до початку активних бойових дій… У Сєвєродонецькузараз перебуває кілька тисяч окупантів. Місто використовують як тиловийлогістичний центр, куди військові приїздять за провізією, в управлінськихсправах», - зазначив Стрюк.</text:p>
      <text:p text:style-name="P4">
За його словами, виїхати із захопленого міста на підконтрольну Українітериторію люди можуть лише через країни ЄС.</text:p>
      <text:p text:style-name="P4">
Начальник МВА додав, що у Сєвєродонецьку неможливо отримати жоднуадміністративну послугу без документів так званої лнр чи російського паспорта,але більшість місцевих жителів намагаються зберегти українські паспорти.</text:p>
      <text:p text:style-name="P4">
Стрюк зауважив, що загарбники продовжують мародерити в оселях місцевихжителів, не зносять зруйнованих будинків та не зводять нових, а також нестворюють нових робочих місць. Водночас у Сєвєродонецьку постійні перебої зелектрикою та водопостачанням, немає тепла, а через неналежне функціонуванняканалізації погіршується санітарна ситуація.</text:p>
      <text:p text:style-name="P4">
<text:span text:style-name="T4">
Читайте також:</text:span>
 <text:a xlink:type="simple" xlink:href="https://www.ukrinform.ua/rubric-regions/3693150-u-zahoplenomu-rosianami-starobilsku-coloviki-otrimuut-povistki.html" text:style-name="Internet_20_link" text:visited-style-name="Visited_20_Internet_20_Link">
 </text:a>
</text:p>
      <text:p text:style-name="P4">
Як повідомляв Укрінформ, у тимчасово захопленому російськими військамиСєвєродонецьку <text:a xlink:type="simple" xlink:href="https://www.ukrinform.ua/rubric-regions/3691327-u-timcasovo-okupovanomu-severodonecku-pocali-padati-obstrilani-rosianami-budinki.html" text:style-name="Internet_20_link" text:visited-style-name="Visited_20_Internet_20_Link">
 </text:a>
 раніше пошкоджені будинки.</text:p>
      <text:p text:style-name="P4">
Source: <text:a xlink:type="simple" xlink:href="https://www.ukrinform.ua/rubric-regions/3693173-u-severodonecku-zalisautsa-blizko-10-miscevih-ziteliv.html" text:style-name="Internet_20_link" text:visited-style-name="Visited_20_Internet_20_Link">
https://www.ukrinform.ua/rubric-regions/3693173-u-severodonecku-zalisautsa-blizko-10-miscevih-ziteliv.html</text:a>
</text:p>
      <!--NEWS-->
      <text:h text:style-name="P10" text:outline-level="1">
<text:span text:style-name="T4">
На вокзалах оголосять хвилину мовчання на вшанування жертв ракетного удару по Краматорську</text:span>
</text:h>
      <text:p text:style-name="P4">
Authors: Ukrinform (Person)</text:p>
      <text:p text:style-name="P4">
Publisher: Укринформ (Organization)</text:p>
      <text:p text:style-name="P4">
Published Time: 2023-04-08T09:55:37+03:00</text:p>
      <text:p text:style-name="P4">
Modified Time: 2023-04-08T09:55:37+03:00</text:p>
      <text:p text:style-name="P4">
Description: На знак вшанування памʼяті жертв російського ракетного обстрілу 8 квітня 2022 року залізничного вокзалу у Краматорську о 10:30 на всіх вокзалах України буде оголошена хвилина мовчання. — Укрінформ.</text:p>
      <text:p text:style-name="P4">
Images: ["<text:a xlink:type="simple" xlink:href="https://static.ukrinform.com/photos/2022_04/thumb_files/630_360_1649406479-217.png" text:style-name="Internet_20_link" text:visited-style-name="Visited_20_Internet_20_Link">
630_360_16494...</text:a>
"]</text:p>
      <text:p text:style-name="P4">
Tags: ['Краматорськ', 'Вокзал', 'Війна з росією', 'Трагедія']</text:p>
      <text:p text:style-name="P4">
Type: Article</text:p>
      <!--METADATA-->
      <text:p text:style-name="P4">
<draw:frame draw:style-name="fr1" draw:name="Image187" text:anchor-type="as-char" svg:width="6.9236in" svg:height="3.956343in" draw:z-index="0">
<draw:image xlink:href="../Images/yкринформ/2023-04-08T09-55-37-03-00/630_360_1649406479-217.png" xlink:type="simple" xlink:show="embed" xlink:actuate="onLoad" draw:mime-type="image/png"/>
</draw:frame>
 На знаквшанування памʼяті жертв російського ракетного обстрілу 8 квітня 2022 рокузалізничного вокзалу у Краматорську о 10:30 на всіх вокзалах України будеоголошена хвилина мовчання.</text:p>
      <text:p text:style-name="P4">
Як передає Укрінформ, про це акціонерне товариство “Укрзалізниця” повідомляє в<text:a xlink:type="simple" xlink:href="http://t.me/UkrzalInfo/4292" text:style-name="Internet_20_link" text:visited-style-name="Visited_20_Internet_20_Link">
 </text:a>
 .</text:p>
      <text:p text:style-name="P4">
Рік тому, 8 квітня 2022 року, росія завдала ракетного удару по залізничномувокзалу Краматорська, який був тоді однією з головних точок евакуації дляжителів Донецької області.</text:p>
      <text:p text:style-name="P4">
За даними правоохоронців, внаслідок цього воєнного злочину проти цивільнихзагинула 61 людина, у тому числі семеро дітей.</text:p>
      <text:p text:style-name="P4">
“Служба безпеки України розпочала кримінальне провадження стосовно цьогозлочину, здійсненого з особливим цинізмом. Невідворотне покарання знайде всіхвинних у цьому ударі, без винятку. Потяг на Гаагу вже зачекався своїхпасажирів”, - наголосили в Укрзалізниці.</text:p>
      <text:p text:style-name="P4">
Як зазначається в повідомленні, за кілька годин до атаки, вночі, залізничникамвдалось вивести з вокзалу у Краматорську три поїзди з евакуйованими. Вони буливідрізані внаслідок ворожого удару по шляхопроводу поблизу станції Барвінкове.Ці рейси стали рятівними для майже 4 тисяч пасажирів, а після атаки вокзалКраматорська був тимчасово зачинений через пошкодження.</text:p>
      <text:p text:style-name="P4">
<text:span text:style-name="T4">
Читайте також:</text:span>
 <text:a xlink:type="simple" xlink:href="https://www.ukrinform.ua/rubric-society/3674376-zelenskij-pro-povnomasstabne-vtorgnenna-rosii-ce-buv-rik-bolu-zalu-viri-ta-ednosti.html" text:style-name="Internet_20_link" text:visited-style-name="Visited_20_Internet_20_Link">
 </text:a>
</text:p>
      <text:p text:style-name="P4">
“Шість місяців потому завдяки зусиллям українських воїнів рух поїздів доКраматорська було поновлено. Тоді вокзал знову запрацював, а в місто зістолиці помчав швидкісний Інтерсіті+, яким повертались на Донеччину ті, хто небув вдома від початку повномасштабного вторгнення, а також ті, хто волівпобачитись із близькими, з якими їх розлучила війна”, - зауважилизалізничники.</text:p>
      <text:p text:style-name="P4">
Ці рейси стали настільки важливими, що Укрзалізниця призначила ще один поїзддо Краматорська, який стартує саме 8 квітня зі <text:a xlink:type="simple" xlink:href="https://www.ukrinform.ua/tag-lviv" text:style-name="Internet_20_link" text:visited-style-name="Visited_20_Internet_20_Link">
</text:a>
 , зазначили в УЗ.</text:p>
      <text:p text:style-name="P4">
“Квитки на перший рейс були викуплені повністю, і це стало ще одним символомтого, що залізниця, як і Україна, не припинятиме рух ніколи”, - наголосили вУкрзалізниці.</text:p>
      <text:p text:style-name="P4">
<text:span text:style-name="T4">
Читайте також:</text:span>
 <text:a xlink:type="simple" xlink:href="https://www.ukrinform.ua/rubric-ato/3684212-dramteatr-u-mariupoli-ta-kramatorskij-vokzal-atakuvala-rosia-komisia-oon.html" text:style-name="Internet_20_link" text:visited-style-name="Visited_20_Internet_20_Link">
 </text:a>
</text:p>
      <text:p text:style-name="P4">
Як повідомляв Укрінформ, Укрзалізниця з 8 квітня запускає поїзд № 104/103 <text:a xlink:type="simple" xlink:href="https://www.ukrinform.ua/rubric-regions/3686218-ukrzaliznica-zapuskae-poizd-lviv-kramatorsk.html" text:style-name="Internet_20_link" text:visited-style-name="Visited_20_Internet_20_Link">
</text:a>
 . Рейс відправлятиметься зі Львова з 8 квітня через деньо 18:35 і прибуватиме до Краматорська о 15:06. Із Краматорська поїздвирушатиме з 9 квітня через день о 15:55 і прибуватиме до Львова об 11:51.</text:p>
      <text:p text:style-name="P4">
Source: <text:a xlink:type="simple" xlink:href="https://www.ukrinform.ua/rubric-regions/3693174-na-vokzalah-ogolosat-hvilinu-movcanna-na-vsanuvanna-zertv-raketnogo-udaru-po-kramatorsku.html" text:style-name="Internet_20_link" text:visited-style-name="Visited_20_Internet_20_Link">
https://www.ukrinform.ua/rubric-regions/3693174-na-vokzalah-ogolosat-hvilinu-movcanna-na-vsanuvanna-zertv-raketnogo-udaru-po-kramatorsku.html</text:a>
</text:p>
      <!--NEWS-->
      <text:h text:style-name="P10" text:outline-level="1">
<text:span text:style-name="T4">
російська армія поранила в Україні 946 дітей</text:span>
</text:h>
      <text:p text:style-name="P4">
Authors: Ukrinform (Person)</text:p>
      <text:p text:style-name="P4">
Publisher: Укринформ (Organization)</text:p>
      <text:p text:style-name="P4">
Published Time: 2023-04-08T10:00:27+03:00</text:p>
      <text:p text:style-name="P4">
Modified Time: 2023-04-08T10:00:27+03:00</text:p>
      <text:p text:style-name="P4">
Description: В Україні станом на ранок 8 квітня внаслідок повномасштабної агресії російської федерації загинули 467 дітей, ще 946 дістали поранення. — Укрінформ.</text:p>
      <text:p text:style-name="P4">
Images: ["<text:a xlink:type="simple" xlink:href="https://static.ukrinform.com/photos/2023_02/thumb_files/630_360_1675760591-101.jpg" text:style-name="Internet_20_link" text:visited-style-name="Visited_20_Internet_20_Link">
630_360_16757...</text:a>
"]</text:p>
      <text:p text:style-name="P4">
Tags: ['Діти', 'Поранені', 'Загибель', 'Війна з росією']</text:p>
      <text:p text:style-name="P4">
Type: Article</text:p>
      <!--METADATA-->
      <text:p text:style-name="P4">
<draw:frame draw:style-name="fr1" draw:name="Image188" text:anchor-type="as-char" svg:width="6.9236in" svg:height="3.956343in" draw:z-index="0">
<draw:image xlink:href="../Images/yкринформ/2023-04-08T10-00-27-03-00/630_360_1675760591-101.jpg" xlink:type="simple" xlink:show="embed" xlink:actuate="onLoad" draw:mime-type="image/jpeg"/>
</draw:frame>
 В Україністаном на ранок 8 квітня внаслідок повномасштабної агресії російськоїфедерації загинули 467 дітей, ще 946 дістали поранення.</text:p>
      <text:p text:style-name="P4">
Як передає Укрінформ, про це Офіс генерального прокурора повідомляє в <text:a xlink:type="simple" xlink:href="http://t.me/pgo_gov_ua/11107" text:style-name="Internet_20_link" text:visited-style-name="Visited_20_Internet_20_Link">
</text:a>
 .</text:p>
      <text:p text:style-name="P4">
«Станом на ранок 8 квітня 2023 року більше ніж 1413 дітей постраждали вУкраїні внаслідок повномасштабної збройної агресії рф. За офіційноюінформацією ювенальних прокурорів, 467 дітей загинуло та понад 946 отрималипоранення різного ступеню тяжкості», - ідеться в повідомленні.</text:p>
      <text:p text:style-name="P4">
Дані не є остаточними, оскільки триває робота з їх встановлення в місцяхведення бойових дій, на тимчасово захоплених та звільнених територіях.</text:p>
      <text:p text:style-name="P4">
<text:span text:style-name="T4">
Читайте також:</text:span>
 <text:a xlink:type="simple" xlink:href="https://www.ukrinform.ua/rubric-ato/3674063-pivtora-miljona-ukrainskih-ditej-travmovani-vijnou-unisef.html" text:style-name="Internet_20_link" text:visited-style-name="Visited_20_Internet_20_Link">
 <text:span text:style-name="T4">
ЮНІСЕФ</text:span>
 </text:a>
</text:p>
      <text:p text:style-name="P4">
Найбільше постраждало дітей у Донецькій області - 448, Харківській - 275,Київській - 127, Херсонській - 94, Запорізькій - 88, Миколаївській - 85,Чернігівській - 68, Луганській - 66, Дніпропетровській - 66.</text:p>
      <text:p text:style-name="P4">
У п’ятницю, 7 квітня, внаслідок ворожого <text:a xlink:type="simple" xlink:href="https://www.ukrinform.ua/tag-obstril" text:style-name="Internet_20_link" text:visited-style-name="Visited_20_Internet_20_Link">
 </text:a>
 села Станіслав Херсонської області дістали поранення двоє дітей віком3 та 10 років.</text:p>
      <text:p text:style-name="P4">
<text:span text:style-name="T4">
Читайте також:</text:span>
 <text:a xlink:type="simple" xlink:href="https://www.ukrinform.ua/rubric-society/3690663-ukraina-vimagae-vid-rosii-povernuti-4-396-ditejsirit-akih-nezakonno-vivezli.html" text:style-name="Internet_20_link" text:visited-style-name="Visited_20_Internet_20_Link">
 </text:a>
</text:p>
      <text:p text:style-name="P4">
Як повідомляв Укрінформ, в Україні з початку повномасштабної війни з росієюзагалом вважаються знайденими 11 090 дітей.</text:p>
      <text:p text:style-name="P4">
Source: <text:a xlink:type="simple" xlink:href="https://www.ukrinform.ua/rubric-ato/3693177-rosijska-armia-poranila-v-ukraini-946-ditej.html" text:style-name="Internet_20_link" text:visited-style-name="Visited_20_Internet_20_Link">
https://www.ukrinform.ua/rubric-ato/3693177-rosijska-armia-poranila-v-ukraini-946-ditej.html</text:a>
</text:p>
      <!--NEWS-->
      <text:h text:style-name="P10" text:outline-level="1">
<text:span text:style-name="T4">
На Житомирщині у проваллі в центрі Звягеля виявили підземну споруду</text:span>
</text:h>
      <text:p text:style-name="P4">
Authors: Ukrinform (Person)</text:p>
      <text:p text:style-name="P4">
Publisher: Укринформ (Organization)</text:p>
      <text:p text:style-name="P4">
Published Time: 2023-04-08T10:06:00+03:00</text:p>
      <text:p text:style-name="P4">
Modified Time: 2023-04-08T10:06:00+03:00</text:p>
      <text:p text:style-name="P4">
Description: У центральній частині міста Звягель на Житомирщині утворилося провалля, під яким видно підземну споруду, котру зараз досліджують. — Укрінформ.</text:p>
      <text:p text:style-name="P4">
Images: ["<text:a xlink:type="simple" xlink:href="https://static.ukrinform.com/photos/2023_04/thumb_files/630_360_1680937453-698.jpg" text:style-name="Internet_20_link" text:visited-style-name="Visited_20_Internet_20_Link">
630_360_16809...</text:a>
"]</text:p>
      <text:p text:style-name="P4">
Tags: ['Історія', 'Житомирщина']</text:p>
      <text:p text:style-name="P4">
Type: Article</text:p>
      <!--METADATA-->
      <text:p text:style-name="P4">
<draw:frame draw:style-name="fr1" draw:name="Image189" text:anchor-type="as-char" svg:width="6.9236in" svg:height="3.956343in" draw:z-index="0">
<draw:image xlink:href="../Images/yкринформ/2023-04-08T10-06-00-03-00/630_360_1680937453-698.jpg" xlink:type="simple" xlink:show="embed" xlink:actuate="onLoad" draw:mime-type="image/jpeg"/>
</draw:frame>
 Уцентральній частині міста Звягель на Житомирщині утворилося провалля, під якимвидно підземну споруду, котру зараз досліджують.</text:p>
      <text:p text:style-name="P4">
Як передає Укрінформ, про це у <text:a xlink:type="simple" xlink:href="http://www.facebook.com/permalink.php" text:style-name="Internet_20_link" text:visited-style-name="Visited_20_Internet_20_Link">
</text:a>
повідомило Управління культури і туризму Звягельської міськради.</text:p>
      <text:p text:style-name="P4">
«Випадкове провалля досліджуємо спільними зусиллями Управління житлово-комунального господарства та екології та Управління культури і туризмуЗвягельської міської ради з метою вивчення знахідки та облаштування її якнового туристичного об’єкта», - йдеться у повідомленні.</text:p>
      <text:p text:style-name="P4">
За попередньою інформацією, об’єкт належить до пам’ятки історії місцевогозначення. Знахідку продовжують вивчати, там проводять геомагнітне сканування.</text:p>
      <text:p text:style-name="P4">
Провалля утворилося в центрі Звягеля на площі Лесі Українки. Ймовірно,причиною цього стали рясні опади, що упродовж кількох днів тривали в місті.</text:p>
      <text:p text:style-name="P4">
<text:span text:style-name="T4">
Читайте також:</text:span>
 <text:a xlink:type="simple" xlink:href="https://www.ukrinform.ua/rubric-regions/3693048-gotuetsa-dose-pro-zanesenna-kulturnogo-landsaftu-cernigova-do-spisku-unesko-tkacenko.html" text:style-name="Internet_20_link" text:visited-style-name="Visited_20_Internet_20_Link">
 </text:a>
</text:p>
      <text:p text:style-name="P4">
Звягель вперше згадується у джерелах під 1256 роком як місто Возвягель.Розвинувся як урбаністичний центр Звягель в XVI ст. під час владарюваннякнязів Острозьких. Місто відоме як батьківщина Лесі Українки.</text:p>
      <text:p text:style-name="P4">
У листопаді 2022 року місту, яке називалося Новоград-Волинський, повернулиісторичну назву Звягель.</text:p>
      <text:p text:style-name="P4">
Source: <text:a xlink:type="simple" xlink:href="https://www.ukrinform.ua/rubric-culture/3693180-na-zitomirsini-u-provalli-v-centri-zvagela-viavili-pidzemnu-sporudu.html" text:style-name="Internet_20_link" text:visited-style-name="Visited_20_Internet_20_Link">
https://www.ukrinform.ua/rubric-culture/3693180-na-zitomirsini-u-provalli-v-centri-zvagela-viavili-pidzemnu-sporudu.html</text:a>
</text:p>
      <!--NEWS-->
      <text:h text:style-name="P10" text:outline-level="1">
<text:span text:style-name="T4">
У Дніпрі майже добу шукають зниклого дев'ятирічного хлопчика</text:span>
</text:h>
      <text:p text:style-name="P4">
Authors: Ukrinform (Person)</text:p>
      <text:p text:style-name="P4">
Publisher: Укринформ (Organization)</text:p>
      <text:p text:style-name="P4">
Published Time: 2023-04-08T10:06:36+03:00</text:p>
      <text:p text:style-name="P4">
Modified Time: 2023-04-08T10:06:36+03:00</text:p>
      <text:p text:style-name="P4">
Description: У Дніпрі триває операція з розшуку дев'ятирічного Івана Преображенського. — Укрінформ.</text:p>
      <text:p text:style-name="P4">
Images: ["<text:a xlink:type="simple" xlink:href="https://static.ukrinform.com/photos/2023_04/thumb_files/630_360_1680937449-483.jpg" text:style-name="Internet_20_link" text:visited-style-name="Visited_20_Internet_20_Link">
630_360_16809...</text:a>
", "<text:a xlink:type="simple" xlink:href="https://static.ukrinform.com/photos/2023_04/1680937440-157.jpg" text:style-name="Internet_20_link" text:visited-style-name="Visited_20_Internet_20_Link">
1680937440-15...</text:a>
", "<text:a xlink:type="simple" xlink:href="https://static.ukrinform.com/photos/2023_04/1680937471-687.jpg" text:style-name="Internet_20_link" text:visited-style-name="Visited_20_Internet_20_Link">
1680937471-68...</text:a>
"]</text:p>
      <text:p text:style-name="P4">
Tags: ['Діти', 'Дніпро', 'Поліція', 'Розшук']</text:p>
      <text:p text:style-name="P4">
Type: Article</text:p>
      <!--METADATA-->
      <text:p text:style-name="P4">
<draw:frame draw:style-name="fr1" draw:name="Image190" text:anchor-type="as-char" svg:width="6.9236in" svg:height="3.956343in" draw:z-index="0">
<draw:image xlink:href="../Images/yкринформ/2023-04-08T10-06-36-03-00/630_360_1680937449-483.jpg" xlink:type="simple" xlink:show="embed" xlink:actuate="onLoad" draw:mime-type="image/jpeg"/>
</draw:frame>
 У Дніпрітриває операція з розшуку дев'ятирічного Івана Преображенського.</text:p>
      <text:p text:style-name="P4">
Про це у <text:a xlink:type="simple" xlink:href="http://facebook.com/story.php" text:style-name="Internet_20_link" text:visited-style-name="Visited_20_Internet_20_Link">
</text:a>
повідомляє поліція Дніпропетровської області, передає Укрінформ.</text:p>
      <text:p text:style-name="P4">
"Пошуки тривали усю ніч та будуть продовжені, допоки хлопчика не будезнайдено. На розшук 9-річного хлопчика зорієнтовано весь особовий складполіції Дніпра - залучено близько 100 правоохоронців, працівники аеророзвідки,кінологи, волонтери, 50 курсантів університету внутрішніх справ, патрулі УППта працівники <text:a xlink:type="simple" xlink:href="https://www.ukrinform.ua/tag-dsns" text:style-name="Internet_20_link" text:visited-style-name="Visited_20_Internet_20_Link">
 </text:a>
 ", - йдеться уповідомленні.</text:p>
      <text:p text:style-name="P4">
Відповідні орієнтування з описом зовнішності та фотокарткою хлопчика розісланодо всіх територіальних підрозділів поліції області. Через соціальні мережі вІнтернеті поінформовано громадськість. Поліцейські відпрацьовують відео зкамер спостереження та перевіряють усі можливі місця, де може бути зникладитина.</text:p>
      <text:p text:style-name="P4">
<draw:frame draw:style-name="fr1" draw:name="Image191" text:anchor-type="as-char" svg:width="6.9236in" svg:height="9.817892in" draw:z-index="0">
<draw:image xlink:href="../Images/yкринформ/2023-04-08T10-06-36-03-00/1680937440-157.jpg" xlink:type="simple" xlink:show="embed" xlink:actuate="onLoad" draw:mime-type="image/jpeg"/>
</draw:frame>
</text:p>
      <text:p text:style-name="P4">
<draw:frame draw:style-name="fr1" draw:name="Image192" text:anchor-type="as-char" svg:width="6.9236in" svg:height="6.9236in" draw:z-index="0">
<draw:image xlink:href="../Images/yкринформ/2023-04-08T10-06-36-03-00/1680937471-687.jpg" xlink:type="simple" xlink:show="embed" xlink:actuate="onLoad" draw:mime-type="image/jpeg"/>
</draw:frame>
</text:p>
      <text:p text:style-name="P4">
7 квітня близько 14:30 хлопчик пішов з місця мешкання в Амур-Нижньодніпровському районі міста.</text:p>
      <text:p text:style-name="P4">
<text:span text:style-name="T4">
Читайте також:</text:span>
 <text:a xlink:type="simple" xlink:href="https://www.ukrinform.ua/rubric-ato/3692776-vid-pocatku-povnomasstabnoi-vijni-v-ukraini-rozsukali-11-090-ditej.html" text:style-name="Internet_20_link" text:visited-style-name="Visited_20_Internet_20_Link">
 <text:span text:style-name="T4">
розшукали</text:span>
 </text:a>
</text:p>
      <text:p text:style-name="P4">
Його прикмети: на вигляд 9-10 років, зріст близько 140 см, середньої статури,темні очі, темне коротке волосся. Був одягнений у зелено-жовту куртку, жовтухуді с капюшоном, чорні штани, коричневі кросівки. Дитина не розмовляє.</text:p>
      <text:p text:style-name="P4">
Source: <text:a xlink:type="simple" xlink:href="https://www.ukrinform.ua/rubric-regions/3693179-u-dnipri-majze-dobu-sukaut-zniklogo-devatiricnogo-hlopcika.html" text:style-name="Internet_20_link" text:visited-style-name="Visited_20_Internet_20_Link">
https://www.ukrinform.ua/rubric-regions/3693179-u-dnipri-majze-dobu-sukaut-zniklogo-devatiricnogo-hlopcika.html</text:a>
</text:p>
      <!--NEWS-->
      <text:h text:style-name="P10" text:outline-level="1">
<text:span text:style-name="T4">
В Одесі на відкритті виставки карикатур погасили марку із зображенням першого «хабаря» в місті</text:span>
</text:h>
      <text:p text:style-name="P4">
Authors: Ukrinform (Person)</text:p>
      <text:p text:style-name="P4">
Publisher: Укринформ (Organization)</text:p>
      <text:p text:style-name="P4">
Published Time: 2023-04-08T10:12:00+03:00</text:p>
      <text:p text:style-name="P4">
Modified Time: 2023-04-08T10:12:00+03:00</text:p>
      <text:p text:style-name="P4">
Description: У Всесвітньому клубі одеситів відкрилася виставка карикатур «Корупція - небезпека для всього світу». На заході урочисто погасили марку, на якій зображено одну з представлених робіт. — Укрінформ.</text:p>
      <text:p text:style-name="P4">
Images: ["<text:a xlink:type="simple" xlink:href="https://static.ukrinform.com/photos/2023_04/thumb_files/630_360_1680937370-6849.jpeg" text:style-name="Internet_20_link" text:visited-style-name="Visited_20_Internet_20_Link">
630_360_16809...</text:a>
", "<text:a xlink:type="simple" xlink:href="https://static.ukrinform.com/photos/2023_04/thumb_files/630_360_1680937371-7406.jpeg" text:style-name="Internet_20_link" text:visited-style-name="Visited_20_Internet_20_Link">
630_360_16809...</text:a>
", "<text:a xlink:type="simple" xlink:href="https://static.ukrinform.com/photos/2023_04/thumb_files/630_360_1680937370-7828.jpeg" text:style-name="Internet_20_link" text:visited-style-name="Visited_20_Internet_20_Link">
630_360_16809...</text:a>
", "<text:a xlink:type="simple" xlink:href="https://static.ukrinform.com/photos/2023_04/thumb_files/630_360_1680937370-6491.jpeg" text:style-name="Internet_20_link" text:visited-style-name="Visited_20_Internet_20_Link">
630_360_16809...</text:a>
", "<text:a xlink:type="simple" xlink:href="https://static.ukrinform.com/photos/2023_04/thumb_files/630_360_1680937370-3532.jpeg" text:style-name="Internet_20_link" text:visited-style-name="Visited_20_Internet_20_Link">
630_360_16809...</text:a>
", "<text:a xlink:type="simple" xlink:href="https://static.ukrinform.com/photos/2023_04/thumb_files/630_360_1680937370-4292.jpeg" text:style-name="Internet_20_link" text:visited-style-name="Visited_20_Internet_20_Link">
630_360_16809...</text:a>
", "<text:a xlink:type="simple" xlink:href="https://static.ukrinform.com/photos/2023_04/thumb_files/630_360_1680937370-3124.jpeg" text:style-name="Internet_20_link" text:visited-style-name="Visited_20_Internet_20_Link">
630_360_16809...</text:a>
", "<text:a xlink:type="simple" xlink:href="https://static.ukrinform.com/photos/2023_04/thumb_files/630_360_1680937371-4967.jpeg" text:style-name="Internet_20_link" text:visited-style-name="Visited_20_Internet_20_Link">
630_360_16809...</text:a>
", "<text:a xlink:type="simple" xlink:href="https://static.ukrinform.com/photos/2023_04/thumb_files/630_360_1680937371-7653.jpeg" text:style-name="Internet_20_link" text:visited-style-name="Visited_20_Internet_20_Link">
630_360_16809...</text:a>
", "<text:a xlink:type="simple" xlink:href="https://static.ukrinform.com/photos/2023_04/thumb_files/630_360_1680937371-4479.jpeg" text:style-name="Internet_20_link" text:visited-style-name="Visited_20_Internet_20_Link">
630_360_16809...</text:a>
", "<text:a xlink:type="simple" xlink:href="https://static.ukrinform.com/photos/2023_04/thumb_files/630_360_1680937371-3099.jpeg" text:style-name="Internet_20_link" text:visited-style-name="Visited_20_Internet_20_Link">
630_360_16809...</text:a>
", "<text:a xlink:type="simple" xlink:href="https://static.ukrinform.com/photos/2023_04/thumb_files/630_360_1680937371-1543.jpeg" text:style-name="Internet_20_link" text:visited-style-name="Visited_20_Internet_20_Link">
630_360_16809...</text:a>
", "<text:a xlink:type="simple" xlink:href="https://static.ukrinform.com/photos/2023_04/thumb_files/630_360_1680937372-7890.jpeg" text:style-name="Internet_20_link" text:visited-style-name="Visited_20_Internet_20_Link">
630_360_16809...</text:a>
"]</text:p>
      <text:p text:style-name="P4">
Tags: ['Одеса', 'Боротьба з корупцією', 'Карикатури']</text:p>
      <text:p text:style-name="P4">
Type: Article</text:p>
      <!--METADATA-->
      <text:p text:style-name="P4">
<draw:frame draw:style-name="fr1" draw:name="Image193" text:anchor-type="as-char" svg:width="6.9236in" svg:height="3.956343in" draw:z-index="0">
<draw:image xlink:href="../Images/yкринформ/2023-04-08T10-12-00-03-00/630_360_1680937370-6849.jpeg" xlink:type="simple" xlink:show="embed" xlink:actuate="onLoad" draw:mime-type="image/jpeg"/>
</draw:frame>
 УВсесвітньому клубі одеситів відкрилася виставка карикатур «Корупція -небезпека для всього світу». На заході урочисто погасили марку, на якійзображено одну з представлених робіт.</text:p>
      <text:p text:style-name="P4">
На виставці побували кореспонденти Укрінформу.</text:p>
      <text:p text:style-name="P4">
За словами співавтора проєкту, члена міжнародної федерації журналістів,пресофіцера ротарі-клубу «Одеса-Рішельє» Олександра Федорова, ідея проведеннявиставки карикатур на тему корупції народилася минулого року під час турне звиставкою «Руський корабель, йди…».</text:p>
      <text:p text:style-name="P4">
«В процесі мого спілкування з відомим українським карикатуристом ВолодимиромКазаневським, виникла ідея зробити цю антикорупційну виставку. Володимирвперше заявив про неї на круглому столі, який організовувала міжнароднаасоціація карикатуристів в Парижі. Почали надходити роботи, на сьогодні цявиставка складається з близько ста робіт карикатуристів з більш ніж 21 країнисвіту», - розповів Федоров.</text:p>
      <text:p text:style-name="P4">
Він додав, що роботи на антикорупційні теми й зараз продовжують надходити яквід професійних майстрів, так і від простих любителів сатири та гумору.</text:p>
      <text:p text:style-name="P4">
Співавтор проєкту повідомив, що наймолодшою учасницею виставки карикатур є10-річна дівчинка Олена. Вона надіслала роботу «Стоп корупція», на якійнамальовані скривавлені долоні.</text:p>
      <text:p text:style-name="P4">
Федоров також він звернув увагу на роботу Казаневського, на якій зображуєтьсяяк деякі люди дозволяють собі заробляти на війні. Недобросовісні посадовцізображені у вигляді комарів, які смокчуть кров з руки захисника України.</text:p>
      <text:p text:style-name="P4">
Присутній на заході президент ротарі-клубу «Одеса Рішельє» В’ячеслав Воронков,який є одним з організаторів виставки, наголосив, що є дві речі, яких боїтьсякорупція.</text:p>
      <text:p text:style-name="P4">
«Корупція боїться світла та сміху. Адже карикатура на те й карикатура, щобзображувати корупціонерів у непривабливому для них вигляді», - зазначивВоронков.</text:p>
      <text:p text:style-name="P4">
Після проведення виставки в Одесі експозицію планують показати в інших містахУкраїни, а також у країнах ЄС.</text:p>
      <text:p text:style-name="P4">
Після огляду експозиції усіх присутніх запросили на спецпогашення нової марки,на якій зображено нагадування про перший одеський «хабар». Автор світлини -керівник асоціації карикатуристів <text:a xlink:type="simple" xlink:href="https://www.ukrinform.ua/tag-odesa" text:style-name="Internet_20_link" text:visited-style-name="Visited_20_Internet_20_Link">
 </text:a>
Віктор Джевага.</text:p>
      <text:p text:style-name="P4">
«На картині зображено знаменитий пам’ятник на будинку Фальц- Фейна. Я замінившар, який тримають Атланти, на апельсин, щоб усі згадали давній «хабар». 1800рік, цар Павло хотів призупинити будівництво одеського порту. Тоді купцінадіслали йому декілька ящиків з апельсинами з проханням не зупиняти роботи»,- зазначив Джевага.</text:p>
      <text:p text:style-name="P4">
<draw:frame draw:style-name="fr1" draw:name="Image194" text:anchor-type="as-char" svg:width="6.9236in" svg:height="3.956343in" draw:z-index="0">
<draw:image xlink:href="../Images/yкринформ/2023-04-08T10-12-00-03-00/630_360_1680937371-7406.jpeg" xlink:type="simple" xlink:show="embed" xlink:actuate="onLoad" draw:mime-type="image/jpeg"/>
</draw:frame>
 В Одесіна відкритті виставки карикатур погасили марку з зображенням першого «хабара»в місті / Фото: Ніна Ляшонок, Укрінформ  <text:a xlink:type="simple" xlink:href="https://static.ukrinform.com/photos/2023_04/1680937371-7406.jpeg" text:style-name="Internet_20_link" text:visited-style-name="Visited_20_Internet_20_Link">
<draw:frame draw:style-name="fr1" draw:name="Image195" text:anchor-type="as-char" svg:width="6.9236in" svg:height="3.956343in" draw:z-index="0">
<draw:image xlink:href="../Images/yкринформ/2023-04-08T10-12-00-03-00/630_360_1680937371-7406.jpeg" xlink:type="simple" xlink:show="embed" xlink:actuate="onLoad" draw:mime-type="image/jpeg"/>
</draw:frame>
</text:a>
 <text:a xlink:type="simple" xlink:href="https://static.ukrinform.com/photos/2023_04/1680937370-7828.jpeg" text:style-name="Internet_20_link" text:visited-style-name="Visited_20_Internet_20_Link">
<draw:frame draw:style-name="fr1" draw:name="Image196" text:anchor-type="as-char" svg:width="6.9236in" svg:height="3.956343in" draw:z-index="0">
<draw:image xlink:href="../Images/yкринформ/2023-04-08T10-12-00-03-00/630_360_1680937370-7828.jpeg" xlink:type="simple" xlink:show="embed" xlink:actuate="onLoad" draw:mime-type="image/jpeg"/>
</draw:frame>
</text:a>
 <text:a xlink:type="simple" xlink:href="https://static.ukrinform.com/photos/2023_04/1680937370-6491.jpeg" text:style-name="Internet_20_link" text:visited-style-name="Visited_20_Internet_20_Link">
<draw:frame draw:style-name="fr1" draw:name="Image197" text:anchor-type="as-char" svg:width="6.9236in" svg:height="3.956343in" draw:z-index="0">
<draw:image xlink:href="../Images/yкринформ/2023-04-08T10-12-00-03-00/630_360_1680937370-6491.jpeg" xlink:type="simple" xlink:show="embed" xlink:actuate="onLoad" draw:mime-type="image/jpeg"/>
</draw:frame>
</text:a>
 <text:a xlink:type="simple" xlink:href="https://static.ukrinform.com/photos/2023_04/1680937370-3532.jpeg" text:style-name="Internet_20_link" text:visited-style-name="Visited_20_Internet_20_Link">
<draw:frame draw:style-name="fr1" draw:name="Image198" text:anchor-type="as-char" svg:width="6.9236in" svg:height="3.956343in" draw:z-index="0">
<draw:image xlink:href="../Images/yкринформ/2023-04-08T10-12-00-03-00/630_360_1680937370-3532.jpeg" xlink:type="simple" xlink:show="embed" xlink:actuate="onLoad" draw:mime-type="image/jpeg"/>
</draw:frame>
</text:a>
 <text:a xlink:type="simple" xlink:href="https://static.ukrinform.com/photos/2023_04/1680937370-6849.jpeg" text:style-name="Internet_20_link" text:visited-style-name="Visited_20_Internet_20_Link">
<draw:frame draw:style-name="fr1" draw:name="Image199" text:anchor-type="as-char" svg:width="6.9236in" svg:height="3.956343in" draw:z-index="0">
<draw:image xlink:href="../Images/yкринформ/2023-04-08T10-12-00-03-00/630_360_1680937370-6849.jpeg" xlink:type="simple" xlink:show="embed" xlink:actuate="onLoad" draw:mime-type="image/jpeg"/>
</draw:frame>
</text:a>
 <text:a xlink:type="simple" xlink:href="https://static.ukrinform.com/photos/2023_04/1680937370-4292.jpeg" text:style-name="Internet_20_link" text:visited-style-name="Visited_20_Internet_20_Link">
<draw:frame draw:style-name="fr1" draw:name="Image200" text:anchor-type="as-char" svg:width="6.9236in" svg:height="3.956343in" draw:z-index="0">
<draw:image xlink:href="../Images/yкринформ/2023-04-08T10-12-00-03-00/630_360_1680937370-4292.jpeg" xlink:type="simple" xlink:show="embed" xlink:actuate="onLoad" draw:mime-type="image/jpeg"/>
</draw:frame>
</text:a>
 <text:a xlink:type="simple" xlink:href="https://static.ukrinform.com/photos/2023_04/1680937370-3124.jpeg" text:style-name="Internet_20_link" text:visited-style-name="Visited_20_Internet_20_Link">
<draw:frame draw:style-name="fr1" draw:name="Image201" text:anchor-type="as-char" svg:width="6.9236in" svg:height="3.956343in" draw:z-index="0">
<draw:image xlink:href="../Images/yкринформ/2023-04-08T10-12-00-03-00/630_360_1680937370-3124.jpeg" xlink:type="simple" xlink:show="embed" xlink:actuate="onLoad" draw:mime-type="image/jpeg"/>
</draw:frame>
</text:a>
 <text:a xlink:type="simple" xlink:href="https://static.ukrinform.com/photos/2023_04/1680937371-4967.jpeg" text:style-name="Internet_20_link" text:visited-style-name="Visited_20_Internet_20_Link">
<draw:frame draw:style-name="fr1" draw:name="Image202" text:anchor-type="as-char" svg:width="6.9236in" svg:height="3.956343in" draw:z-index="0">
<draw:image xlink:href="../Images/yкринформ/2023-04-08T10-12-00-03-00/630_360_1680937371-4967.jpeg" xlink:type="simple" xlink:show="embed" xlink:actuate="onLoad" draw:mime-type="image/jpeg"/>
</draw:frame>
</text:a>
 <text:a xlink:type="simple" xlink:href="https://static.ukrinform.com/photos/2023_04/1680937371-7653.jpeg" text:style-name="Internet_20_link" text:visited-style-name="Visited_20_Internet_20_Link">
<draw:frame draw:style-name="fr1" draw:name="Image203" text:anchor-type="as-char" svg:width="6.9236in" svg:height="3.956343in" draw:z-index="0">
<draw:image xlink:href="../Images/yкринформ/2023-04-08T10-12-00-03-00/630_360_1680937371-7653.jpeg" xlink:type="simple" xlink:show="embed" xlink:actuate="onLoad" draw:mime-type="image/jpeg"/>
</draw:frame>
</text:a>
 <text:a xlink:type="simple" xlink:href="https://static.ukrinform.com/photos/2023_04/1680937371-4479.jpeg" text:style-name="Internet_20_link" text:visited-style-name="Visited_20_Internet_20_Link">
<draw:frame draw:style-name="fr1" draw:name="Image204" text:anchor-type="as-char" svg:width="6.9236in" svg:height="3.956343in" draw:z-index="0">
<draw:image xlink:href="../Images/yкринформ/2023-04-08T10-12-00-03-00/630_360_1680937371-4479.jpeg" xlink:type="simple" xlink:show="embed" xlink:actuate="onLoad" draw:mime-type="image/jpeg"/>
</draw:frame>
</text:a>
 <text:a xlink:type="simple" xlink:href="https://static.ukrinform.com/photos/2023_04/1680937371-3099.jpeg" text:style-name="Internet_20_link" text:visited-style-name="Visited_20_Internet_20_Link">
<draw:frame draw:style-name="fr1" draw:name="Image205" text:anchor-type="as-char" svg:width="6.9236in" svg:height="3.956343in" draw:z-index="0">
<draw:image xlink:href="../Images/yкринформ/2023-04-08T10-12-00-03-00/630_360_1680937371-3099.jpeg" xlink:type="simple" xlink:show="embed" xlink:actuate="onLoad" draw:mime-type="image/jpeg"/>
</draw:frame>
</text:a>
 <text:a xlink:type="simple" xlink:href="https://static.ukrinform.com/photos/2023_04/1680937371-1543.jpeg" text:style-name="Internet_20_link" text:visited-style-name="Visited_20_Internet_20_Link">
<draw:frame draw:style-name="fr1" draw:name="Image206" text:anchor-type="as-char" svg:width="6.9236in" svg:height="3.956343in" draw:z-index="0">
<draw:image xlink:href="../Images/yкринформ/2023-04-08T10-12-00-03-00/630_360_1680937371-1543.jpeg" xlink:type="simple" xlink:show="embed" xlink:actuate="onLoad" draw:mime-type="image/jpeg"/>
</draw:frame>
</text:a>
 <text:a xlink:type="simple" xlink:href="https://static.ukrinform.com/photos/2023_04/1680937372-7890.jpeg" text:style-name="Internet_20_link" text:visited-style-name="Visited_20_Internet_20_Link">
<draw:frame draw:style-name="fr1" draw:name="Image207" text:anchor-type="as-char" svg:width="6.9236in" svg:height="3.956343in" draw:z-index="0">
<draw:image xlink:href="../Images/yкринформ/2023-04-08T10-12-00-03-00/630_360_1680937372-7890.jpeg" xlink:type="simple" xlink:show="embed" xlink:actuate="onLoad" draw:mime-type="image/jpeg"/>
</draw:frame>
</text:a>
</text:p>
      <text:p text:style-name="P4">
Це вже третя робота художника, яка потрапляє на марки. Першою була карикатура«Ассоль вже не та», присвячена затопленню корабля «москва», другою –«змужнілий» одеський морячок, який прикрасив <text:a xlink:type="simple" xlink:href="https://www.ukrinform.ua/rubric-regions/3690357-odeskij-gumorini-50-rokiv-gasinna-marki-koncert-ta-komiki.html" text:style-name="Internet_20_link" text:visited-style-name="Visited_20_Internet_20_Link">
</text:a>
 .</text:p>
      <text:p text:style-name="P4">
«Цей помаранчевий апельсин – візуалізація першого хабара в Одесі, через якиймісто здобуло багато привілеїв. Гроші, які будуть зібрані з продажу цієї маркита конверта підуть на допомогу ЗСУ» - підсумував директор одеської філіїУкрпошта Сергій Дрозд.</text:p>
      <text:p text:style-name="P4">
<text:span text:style-name="T4">
Читайте також:</text:span>
 <text:a xlink:type="simple" xlink:href="https://www.ukrinform.ua/rubric-society/3691245-ukrposta-prezentue-marku-kalush.html" text:style-name="Internet_20_link" text:visited-style-name="Visited_20_Internet_20_Link">
 <text:span text:style-name="T4">
Укрпошта</text:span>
 </text:a>
</text:p>
      <text:p text:style-name="P4">
Як повідомлялося, на честь ювілею фестивалю гумору <text:a xlink:type="simple" xlink:href="https://www.ukrinform.ua/rubric-regions/3690357-odeskij-gumorini-50-rokiv-gasinna-marki-koncert-ta-komiki.html" text:style-name="Internet_20_link" text:visited-style-name="Visited_20_Internet_20_Link">
</text:a>
 «50 років Гуморині» та відкрилифотовиставку зі світлинами з минулорічних святкувань.</text:p>
      <text:p text:style-name="P4">
Source: <text:a xlink:type="simple" xlink:href="https://www.ukrinform.ua/rubric-society/3693185-v-odesi-na-vidkritti-vistavki-karikatur-pogasili-marku-z-zobrazennam-persogo-habara-v-misti.html" text:style-name="Internet_20_link" text:visited-style-name="Visited_20_Internet_20_Link">
https://www.ukrinform.ua/rubric-society/3693185-v-odesi-na-vidkritti-vistavki-karikatur-pogasili-marku-z-zobrazennam-persogo-habara-v-misti.html</text:a>
</text:p>
      <!--NEWS-->
      <text:h text:style-name="P10" text:outline-level="1">
<text:span text:style-name="T4">
Ігнат: На аеродромах рф - щонайменше 12 літаків, які можуть атакувати Україну</text:span>
</text:h>
      <text:p text:style-name="P4">
Authors: Ukrinform (Person)</text:p>
      <text:p text:style-name="P4">
Publisher: Укринформ (Organization)</text:p>
      <text:p text:style-name="P4">
Published Time: 2023-04-08T10:15:00+03:00</text:p>
      <text:p text:style-name="P4">
Modified Time: 2023-04-08T10:15:00+03:00</text:p>
      <text:p text:style-name="P4">
Description: Стратегічна авіація росії розосереджена на різних аеродромах, літаки цієї групи можуть перебувати у готовності до застосування саме ракетного озброєння.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Повітряні сили ЗСУ', 'Війна з росією', 'Єдині новини']</text:p>
      <text:p text:style-name="P4">
Type: Article</text:p>
      <!--METADATA-->
      <text:p text:style-name="P4">
<draw:frame draw:style-name="fr1" draw:name="Image208" text:anchor-type="as-char" svg:width="6.9236in" svg:height="3.956343in" draw:z-index="0">
<draw:image xlink:href="../Images/yкринформ/2023-04-08T10-15-00-03-00/630_360_1678116073-288.jpg" xlink:type="simple" xlink:show="embed" xlink:actuate="onLoad" draw:mime-type="image/jpeg"/>
</draw:frame>
Стратегічна авіація росії розосереджена на різних аеродромах, літаки цієїгрупи можуть перебувати у готовності до застосування саме ракетного озброєння.</text:p>
      <text:p text:style-name="P4">
Про це в ефірі телемарафону “Єдині новини” сказав речник Повітряних сил ЗСУЮрій Ігнат, відповідаючи на запитання щодо тактики росіян у повітрі, передаєкореспондент Укрінформу.</text:p>
      <text:p text:style-name="P4">
“Нікуди не ділася стратегічна авіація, яка розосереджена на різних аеродромах.Маю на увазі літаки Ту-95, які можуть бути у готовності до застосування самеракетного озброєння, бо 12 літаків щонайменше спостерігається на цихаеродромах, вони можуть атакувати Україну”, - зазначив він.</text:p>
      <text:p text:style-name="P4">
Ігнат додав, що на фронті працює і тактична авіація <text:a xlink:type="simple" xlink:href="https://www.ukrinform.ua/tag-rosia" text:style-name="Internet_20_link" text:visited-style-name="Visited_20_Internet_20_Link">
</text:a>
 . “Нікуди не зникла загроза ракетнихатак. Атакують вони постійно — йдеться і про гелікоптери, і про штурмовуавіацію”, - сказав речник.</text:p>
      <text:p text:style-name="P4">
<text:span text:style-name="T4">
Читайте також:</text:span>
 <text:a xlink:type="simple" xlink:href="https://www.ukrinform.ua/rubric-ato/3692535-kilkist-raket-u-rosii-znizilas-do-maksimalno-kriticnogo-rivna-sekretar-rnbo.html" text:style-name="Internet_20_link" text:visited-style-name="Visited_20_Internet_20_Link">
 </text:a>
</text:p>
      <text:p text:style-name="P4">
Відповідаючи на запитання, з чим пов'язані маневри росії, як-то переведеннякількох авіавинищувачів углиб рф із білорусі, він зазначив, що певні речівідбуваються не вперше.</text:p>
      <text:p text:style-name="P4">
Наприклад, коли спостерігаються 20-хвилинні повітряні тривоги при злеті МіГ,це може свідчити про тренувальні польоти.</text:p>
      <text:p text:style-name="P4">
“А коли з білорусі відлітають ці кілька МіГів, які там розташовані, - це можебути банальна ротація, якісь технічні моменти. Можливо, ці літаки відлітають іна свої стаціонарні аеродроми, де вони базуються”, - поінформував речник.</text:p>
      <text:p text:style-name="P4">
<text:span text:style-name="T4">
Читайте також:</text:span>
 <text:a xlink:type="simple" xlink:href="https://www.ukrinform.ua/rubric-ato/3689344-ignat-rozpoviv-pro-novu-zagrozu-aviacia-rf-sodna-skidae-desatki-bomb-u-prifrontovij-zoni.html" text:style-name="Internet_20_link" text:visited-style-name="Visited_20_Internet_20_Link">
 <text:span text:style-name="T4">
Ігнат</text:span>
 </text:a>
</text:p>
      <text:p text:style-name="P4">
Як повідомлялося, для початку контрнаступу Україні необхідно здобути перевагув повітрі.</text:p>
      <text:p text:style-name="P4">
Source: <text:a xlink:type="simple" xlink:href="https://www.ukrinform.ua/rubric-ato/3693186-ignat-na-aerodromah-rf-sonajmense-12-litakiv-aki-mozut-atakuvati-ukrainu.html" text:style-name="Internet_20_link" text:visited-style-name="Visited_20_Internet_20_Link">
https://www.ukrinform.ua/rubric-ato/3693186-ignat-na-aerodromah-rf-sonajmense-12-litakiv-aki-mozut-atakuvati-ukrainu.html</text:a>
</text:p>
      <!--NEWS-->
      <text:h text:style-name="P10" text:outline-level="1">
<text:span text:style-name="T4">
Від початку доби війська рф обстріляли три громади Сумщини</text:span>
</text:h>
      <text:p text:style-name="P4">
Authors: Ukrinform (Person)</text:p>
      <text:p text:style-name="P4">
Publisher: Укринформ (Organization)</text:p>
      <text:p text:style-name="P4">
Published Time: 2023-04-08T10:21:41+03:00</text:p>
      <text:p text:style-name="P4">
Modified Time: 2023-04-08T10:21:41+03:00</text:p>
      <text:p text:style-name="P4">
Description: Від початку доби 8 квітня російські загарбники шість разів обстріляли Краснопільську, Середино-Будську, Великописарівську громади Сумщини. — Укрінформ.</text:p>
      <text:p text:style-name="P4">
Images: ["<text:a xlink:type="simple" xlink:href="https://static.ukrinform.com/photos/2023_02/thumb_files/630_360_1676709830-821.jpeg" text:style-name="Internet_20_link" text:visited-style-name="Visited_20_Internet_20_Link">
630_360_16767...</text:a>
"]</text:p>
      <text:p text:style-name="P4">
Tags: ['Обстріл', 'Сумщина', 'Війна з росією']</text:p>
      <text:p text:style-name="P4">
Type: Article</text:p>
      <!--METADATA-->
      <text:p text:style-name="P4">
<draw:frame draw:style-name="fr1" draw:name="Image209" text:anchor-type="as-char" svg:width="6.9236in" svg:height="3.956343in" draw:z-index="0">
<draw:image xlink:href="../Images/yкринформ/2023-04-08T10-21-41-03-00/630_360_1676709830-821.jpeg" xlink:type="simple" xlink:show="embed" xlink:actuate="onLoad" draw:mime-type="image/jpeg"/>
</draw:frame>
 Відпочатку доби 8 квітня російські загарбники шість разів обстрілялиКраснопільську, Середино-Будську, Великописарівську громади Сумщини.</text:p>
      <text:p text:style-name="P4">
Як передає Укрінформ, про це у <text:a xlink:type="simple" xlink:href="http://www.facebook.com/sumska.oda/posts/pfbid038HzMg4E3P3mufotoARBVNm4TVQB9NVh5mUwvxhutCxbpq2ABNCPPfDpXkXCjs4hCl" text:style-name="Internet_20_link" text:visited-style-name="Visited_20_Internet_20_Link">
</text:a>
повідомила Сумська ОВА.</text:p>
      <text:p text:style-name="P4">
«Вночі та зранку з території рф здійснено 6 обстрілів прикордонних громад <text:a xlink:type="simple" xlink:href="https://www.ukrinform.ua/tag-sumsina" text:style-name="Internet_20_link" text:visited-style-name="Visited_20_Internet_20_Link">
</text:a>
 – Краснопільської, Середино-Будської,Великописарівської. Зафіксовано 46 прильотів», - йдеться у повідомленні.</text:p>
      <text:p text:style-name="P4">
Зокрема, вночі росіяни здійснили 14 пострілів з АГС по територіїКраснопільської громади. Середино-Будську громаду вночі ворог обстріляв зартилерії, внаслідок чого зафіксовано 10 «прильотів», а зранку – з мінометів(12 «прильотів»). На Великописарівську громаду росіяни скинули 10 мін.</text:p>
      <text:p text:style-name="P4">
За інформацією ОВА, внаслідок обстрілів немає втрат та руйнувань.</text:p>
      <text:p text:style-name="P4">
<text:span text:style-name="T4">
Читайте також:</text:span>
 <text:a xlink:type="simple" xlink:href="https://www.ukrinform.ua/rubric-regions/3693139-vijska-rf-minuloi-dobi-vbili-cotiroh-ziteliv-doneccini.html" text:style-name="Internet_20_link" text:visited-style-name="Visited_20_Internet_20_Link">
 </text:a>
</text:p>
      <text:p text:style-name="P4">
Як повідомляв Укрінформ, російські загарбники у п'ятницю, 7 квітня, <text:a xlink:type="simple" xlink:href="https://www.ukrinform.ua/rubric-ato/3693091-rosiani-obstrilali-pat-gromad-na-sumsini-125-prilotiv.html" text:style-name="Internet_20_link" text:visited-style-name="Visited_20_Internet_20_Link">
</text:a>
 , випустивши щонайменше 125 снарядів.</text:p>
      <text:p text:style-name="P4">
<text:span text:style-name="T5">
Фото ілюстративне</text:span>
</text:p>
      <text:p text:style-name="P4">
Source: <text:a xlink:type="simple" xlink:href="https://www.ukrinform.ua/rubric-ato/3693187-vid-pocatku-dobi-vijska-rf-obstrilali-tri-gromadi-sumsini.html" text:style-name="Internet_20_link" text:visited-style-name="Visited_20_Internet_20_Link">
https://www.ukrinform.ua/rubric-ato/3693187-vid-pocatku-dobi-vijska-rf-obstrilali-tri-gromadi-sumsini.html</text:a>
</text:p>
      <!--NEWS-->
      <text:h text:style-name="P10" text:outline-level="1">
<text:span text:style-name="T4">
росіяни завдали авіаудару по Авдіївському коксохіму</text:span>
</text:h>
      <text:p text:style-name="P4">
Authors: Ukrinform (Person)</text:p>
      <text:p text:style-name="P4">
Publisher: Укринформ (Organization)</text:p>
      <text:p text:style-name="P4">
Published Time: 2023-04-08T10:30:22+03:00</text:p>
      <text:p text:style-name="P4">
Modified Time: 2023-04-08T10:30:22+03:00</text:p>
      <text:p text:style-name="P4">
Description: Армія рф вночі хаотично обстрілювала Авдіївку та завдала авіаудару по місцевому коксохімічному заводу. — Укрінформ.</text:p>
      <text:p text:style-name="P4">
Images: ["<text:a xlink:type="simple" xlink:href="https://static.ukrinform.com/photos/2023_04/thumb_files/630_360_1680938945-580.jpg" text:style-name="Internet_20_link" text:visited-style-name="Visited_20_Internet_20_Link">
630_360_16809...</text:a>
"]</text:p>
      <text:p text:style-name="P4">
Tags: ['Донеччина', 'Обстріл', 'Війна з росією']</text:p>
      <text:p text:style-name="P4">
Type: Article</text:p>
      <!--METADATA-->
      <text:p text:style-name="P4">
<draw:frame draw:style-name="fr1" draw:name="Image210" text:anchor-type="as-char" svg:width="6.9236in" svg:height="3.956343in" draw:z-index="0">
<draw:image xlink:href="../Images/yкринформ/2023-04-08T10-30-22-03-00/630_360_1680938945-580.jpg" xlink:type="simple" xlink:show="embed" xlink:actuate="onLoad" draw:mime-type="image/jpeg"/>
</draw:frame>
 Армія рфвночі хаотично обстрілювала Авдіївку та завдала авіаудару по місцевомукоксохімічному заводу.</text:p>
      <text:p text:style-name="P4">
Про це в <text:a xlink:type="simple" xlink:href="http://t.me/pavlokyrylenko_donoda/7436" text:style-name="Internet_20_link" text:visited-style-name="Visited_20_Internet_20_Link">
 </text:a>
 повідомив начальникДонецької ОВА Павло Кириленко, передає Укрінформ.</text:p>
      <text:p text:style-name="P4">
«На Донецькому напрямку напередодні відбулися 2 артобстріли Курахового таобстріл Українська Селидівської громади з «Градів». Вночі росіяни велихаотичний вогонь по Авдіївці та завдали авіаудару по АКХЗ», - написавКириленко.</text:p>
      <text:p text:style-name="P4">
На Горлівському напрямку Костянтинівка зазнала артобстрілу та удару ракетамиС-300, через що пошкоджено чотири приватні будинки, приміщення підприємства тагазопровід. На території громади постраждали також Предтечине та Новомаркове,де є пошкоджені будинки. У Торецькій громаді пошкоджений один будинок. Відомотакож, що в Бахмуті зазнали пошкоджень дві багатоповерхівки та дитсадок.</text:p>
      <text:p text:style-name="P4">
На Лисичанському напрямку загинула одна людина у Торському Лиманської громади.У Званівській громаді під обстрілами були Званівка, Переїзне таВерхньокам’янське, там обійшлося без жертв.</text:p>
      <text:p text:style-name="P4">
<text:span text:style-name="T4">
Читайте також:</text:span>
 <text:a xlink:type="simple" xlink:href="https://www.ukrinform.ua/rubric-ato/3693187-vid-pocatku-dobi-vijska-rf-obstrilali-tri-gromadi-sumsini.html" text:style-name="Internet_20_link" text:visited-style-name="Visited_20_Internet_20_Link">
 <text:span text:style-name="T4">
Сумщини</text:span>
 </text:a>
</text:p>
      <text:p text:style-name="P4">
Як повідомляв Укрінформ, армія російської федерації за минулу добу, 7 квітня,вбила чотирьох жителів Донецької області.</text:p>
      <text:p text:style-name="P4">
Source: <text:a xlink:type="simple" xlink:href="https://www.ukrinform.ua/rubric-ato/3693194-rosiani-zavdali-aviaudaru-po-avdiivskomu-koksohimu.html" text:style-name="Internet_20_link" text:visited-style-name="Visited_20_Internet_20_Link">
https://www.ukrinform.ua/rubric-ato/3693194-rosiani-zavdali-aviaudaru-po-avdiivskomu-koksohimu.html</text:a>
</text:p>
      <!--NEWS-->
      <text:h text:style-name="P10" text:outline-level="1">
<text:span text:style-name="T4">
За добу загарбники атакували вісім областей України - зведення ОВА</text:span>
</text:h>
      <text:p text:style-name="P4">
Authors: Ukrinform (Person)</text:p>
      <text:p text:style-name="P4">
Publisher: Укринформ (Organization)</text:p>
      <text:p text:style-name="P4">
Published Time: 2023-04-08T10:35:00+03:00</text:p>
      <text:p text:style-name="P4">
Modified Time: 2023-04-08T10:35:00+03:00</text:p>
      <text:p text:style-name="P4">
Description: російська армія за добу здійснила обстріли восьми регіонів України, є загиблі і поранені цивільні люди. — Укрінформ.</text:p>
      <text:p text:style-name="P4">
Images: ["<text:a xlink:type="simple" xlink:href="https://static.ukrinform.com/photos/2023_04/thumb_files/630_360_1680708152-513.jpg" text:style-name="Internet_20_link" text:visited-style-name="Visited_20_Internet_20_Link">
630_360_16807...</text:a>
"]</text:p>
      <text:p text:style-name="P4">
Tags: ['Обстріл', 'Війна з росією', 'Регіони']</text:p>
      <text:p text:style-name="P4">
Type: Article</text:p>
      <!--METADATA-->
      <text:p text:style-name="P4">
<draw:frame draw:style-name="fr1" draw:name="Image211" text:anchor-type="as-char" svg:width="6.9236in" svg:height="3.956343in" draw:z-index="0">
<draw:image xlink:href="../Images/yкринформ/2023-04-08T10-35-00-03-00/630_360_1680708152-513.jpg" xlink:type="simple" xlink:show="embed" xlink:actuate="onLoad" draw:mime-type="image/jpeg"/>
</draw:frame>
 російськаармія за добу здійснила обстріли восьми регіонів України, є загиблі і пораненіцивільні люд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суботи, 8 квітня.</text:p>
      <text:p text:style-name="P4">
У Чернігівській області за добу ворог двічі обстріляв з мінометів Новгород-Сіверський район.</text:p>
      <text:p text:style-name="P4">
Вночі росіяни, ймовірно, скинули бомбу з літака біля села ІванпутьСеменівської громади Новгород-Сіверського району. За попередніми даними, трижитлові будинки пошкоджені, у селі відсутнє газо-, водо- та електропостачання.</text:p>
      <text:p text:style-name="P4">
У Сумській області вночі та зранку з території росії ворог здійснив шістьобстрілів прикордонних Краснопільської, Середино-Будської, Великописарівськоїгромад. Зафіксовано 46 ударів.</text:p>
      <text:p text:style-name="P4">
Вчора протягом дня росіяни 12 разів обстріляли прикордонні Білопільську,Краснопільську, Середино-Будську, Новослобідську, Есманську громади.</text:p>
      <text:p text:style-name="P4">
По околиці міста Середина-Буда війська рф здійснили авіаційний <text:a xlink:type="simple" xlink:href="https://www.ukrinform.ua/tag-obstril" text:style-name="Internet_20_link" text:visited-style-name="Visited_20_Internet_20_Link">
</text:a>
 . Пошкоджено одне домогосподарство.</text:p>
      <text:p text:style-name="P4">
У Запорізькій області російська армія здійснила ​​76 обстрілів за добу, підударами перебували 16 населених пунктів на лінії розмежування у Пологівськомута Василівському районах.</text:p>
      <text:p text:style-name="P4">
Зафіксовано 23 повідомлення про руйнування.</text:p>
      <text:p text:style-name="P4">
<text:span text:style-name="T4">
Читайте також:</text:span>
 <text:a xlink:type="simple" xlink:href="https://www.ukrinform.ua/rubric-ato/3690698-rasizm-povinen-projti-cerez-povnu-porazku-zelenskij.html" text:style-name="Internet_20_link" text:visited-style-name="Visited_20_Internet_20_Link">
 </text:a>
</text:p>
      <text:p text:style-name="P4">
У Харківській області на Слобожанському напрямку російська армія обстрілялаГур’їв Козачок, Лук’янці, Верхню Писарівку, Графське, Зибине, Караїчне,Потихонове, Амбарне, Бологівку, Красне Перше і Новомлинськ.</text:p>
      <text:p text:style-name="P4">
На Куп’янському напрямку обстрілів зазнали Тополі, Фиголівка, Дворічна,Западне, Крохмальне, Гусинка та Кіндрашівка.</text:p>
      <text:p text:style-name="P4">
Вчора внаслідок обстрілу Дворічної Куп'янського району були пошкодженіжитловий будинок та господарські споруди.</text:p>
      <text:p text:style-name="P4">
Внаслідок обстрілу села Борисівка Харківського району загинув чоловік 39років.</text:p>
      <text:p text:style-name="P4">
У селі Кучерівка Куп'янського району обстрілами пошкоджено будівлісільськогосподарського підприємства, сталася пожежа.</text:p>
      <text:p text:style-name="P4">
У районі села Миколаївка Чугуївського району в полі на невідомому вибуховомупристрої підірвалися і були госпіталізовані 40-річний чоловік, 50-річна жінката 55-річний співробітник ДСНС.</text:p>
      <text:p text:style-name="P4">
У Луганській області Новоселівське, Макіївка, Невське, Кузьмине, Діброва,Білогорівка знову потрапили під артилерійський вогонь росіян.</text:p>
      <text:p text:style-name="P4">
Безуспішні наступальні дії вчора ворог вів південніше Кремінної, а також урайоні Серебрянського лісництва.</text:p>
      <text:p text:style-name="P4">
У Донецькій області російські військові обстрілювали населені пункти ракетами,били з мінометів, РСЗВ "Град", здійснили авіаудар.</text:p>
      <text:p text:style-name="P4">
Під вогнем перебували Авдіївка, Красногорівка, Часів Яр, Костянтинівка,Очеретине, Велика Новосілка, Времівка, Сєверне, Тоненьке, Бахмут, Курахове,Торське, Українськ, Карлівка.</text:p>
      <text:p text:style-name="P4">
Вночі ворог обстріляв Костянтинівку. За оперативною інформацією, зафіксованічотири удари із ЗРК С-300 в районі промислової зони.</text:p>
      <text:p text:style-name="P4">
На Донеччині за добу четверо людей загинули та одна людина була поранена.</text:p>
      <text:p text:style-name="P4">
У Миколаївській області вчора ворог з артилерії обстріляв акваторіюОчаківської громади.</text:p>
      <text:p text:style-name="P4">
<text:span text:style-name="T4">
Читайте також:</text:span>
 <text:a xlink:type="simple" xlink:href="https://www.ukrinform.ua/rubric-ato/3693177-rosijska-armia-poranila-v-ukraini-946-ditej.html" text:style-name="Internet_20_link" text:visited-style-name="Visited_20_Internet_20_Link">
 </text:a>
</text:p>
      <text:p text:style-name="P4">
У Херсонській області за добу загарбники здійснили 71 обстріл, випустивши 397снарядів з важкої артилерії, безпілотників та авіації.</text:p>
      <text:p text:style-name="P4">
Херсон ворог обстріляв із мінометів двічі.</text:p>
      <text:p text:style-name="P4">
Внаслідок обстрілів восьмеро людей дістали поранення.</text:p>
      <text:p text:style-name="P4">
У Бериславі під обстріл потрапила бригада швидкої допомоги. Автомобільзачепили уламки російських снарядів. Двоє фельдшерів дістали поранення.</text:p>
      <text:p text:style-name="P4">
Внаслідок авіаційного удару по Бериславу частково зруйновані споруди натериторії зернового елеватора і житловий будинок.</text:p>
      <text:p text:style-name="P4">
У селі Новоберислав зруйновано дитсадок і частково пошкоджено житловийбудинок.</text:p>
      <text:p text:style-name="P4">
<text:span text:style-name="T4">
Читайте також:</text:span>
 <text:a xlink:type="simple" xlink:href="https://www.ukrinform.ua/rubric-ato/3693146-situacia-na-pivdni-ukraini-zalisaetsa-stabilno-skladnou-gumenuk.html" text:style-name="Internet_20_link" text:visited-style-name="Visited_20_Internet_20_Link">
 <text:span text:style-name="T4">
Гуменюк</text:span>
 </text:a>
</text:p>
      <text:p text:style-name="P4">
росіяни обстріляли із артилерії Станіслав. Снаряд влучив у житловий будинок,проломив дах і здетонував. Поранені 30-річна жінка, 10-річна дівчинка та3-річний хлопчик. Їх госпіталізували в Херсоні. Хлопчик і матір перебувають устані середньої тяжкості. Дівчинка дістала тяжкі поранення.</text:p>
      <text:p text:style-name="P4">
Source: <text:a xlink:type="simple" xlink:href="https://www.ukrinform.ua/rubric-regions/3693196-za-dobu-vijska-rf-atakuvali-visim-oblastej-ukraini-zvedenna-ova.html" text:style-name="Internet_20_link" text:visited-style-name="Visited_20_Internet_20_Link">
https://www.ukrinform.ua/rubric-regions/3693196-za-dobu-vijska-rf-atakuvali-visim-oblastej-ukraini-zvedenna-ova.html</text:a>
</text:p>
      <!--NEWS-->
      <text:h text:style-name="P10" text:outline-level="1">
<text:span text:style-name="T4">
Стали відомі дата та час матчу УПЛ «Динамо» - «Шахтар»</text:span>
</text:h>
      <text:p text:style-name="P4">
Authors: Ukrinform (Person)</text:p>
      <text:p text:style-name="P4">
Publisher: Укринформ (Organization)</text:p>
      <text:p text:style-name="P4">
Published Time: 2023-04-08T10:42:37+03:00</text:p>
      <text:p text:style-name="P4">
Modified Time: 2023-04-08T10:42:37+03:00</text:p>
      <text:p text:style-name="P4">
Description: Українська футбольна Прем’єр-ліга затвердила дати проведення матчів 22-го туру чемпіонату країни. — Укрінформ.</text:p>
      <text:p text:style-name="P4">
Images: ["<text:a xlink:type="simple" xlink:href="https://static.ukrinform.com/photos/2023_04/thumb_files/630_360_1680939258-526.jpeg" text:style-name="Internet_20_link" text:visited-style-name="Visited_20_Internet_20_Link">
630_360_16809...</text:a>
"]</text:p>
      <text:p text:style-name="P4">
Tags: ['Динамо', 'Футбол', "Прем'єр-ліга", 'Шахтар']</text:p>
      <text:p text:style-name="P4">
Type: Article</text:p>
      <!--METADATA-->
      <text:p text:style-name="P4">
<draw:frame draw:style-name="fr1" draw:name="Image212" text:anchor-type="as-char" svg:width="6.9236in" svg:height="3.956343in" draw:z-index="0">
<draw:image xlink:href="../Images/yкринформ/2023-04-08T10-42-37-03-00/630_360_1680939258-526.jpeg" xlink:type="simple" xlink:show="embed" xlink:actuate="onLoad" draw:mime-type="image/jpeg"/>
</draw:frame>
Українська футбольна Прем’єр-ліга затвердила дати проведення матчів 22-го туручемпіонату країни.</text:p>
      <text:p text:style-name="P4">
Центральний поєдинок, в якому київське «Динамо» <text:a xlink:type="simple" xlink:href="http://https://upl.ua/ua/news/view/7032" text:style-name="Internet_20_link" text:visited-style-name="Visited_20_Internet_20_Link">
</text:a>
 онецький «Шахтар», відбудеться усуботу, 22 квітня і розпочнеться о 17.00, передає Укрінформ.</text:p>
      <text:p text:style-name="P4">
До поєдинку з донеччанами зіграють два поєдинки - із закарпатським «Минаєм» тальвівським «Рухом», а «Шахтар» проведе ігри з харківським «Металістом» та«Львовом».</text:p>
      <text:p text:style-name="P4">
<text:span text:style-name="T4">
Читайте також:</text:span>
 <text:a xlink:type="simple" xlink:href="https://www.ukrinform.ua/rubric-sports/3693167-kapitan-dinamo-zustrivsa-z-ucasnikami-premerligi-skilnogo-futbolu.html" text:style-name="Internet_20_link" text:visited-style-name="Visited_20_Internet_20_Link">
 </text:a>
</text:p>
      <text:p text:style-name="P4">
У турнірній таблиці УПЛ «Шахтар», який лідирує, випереджіє «Динамо» на сімочок і має гру в запасі.</text:p>
      <text:p text:style-name="P4">
Фото: shakhtar.com.</text:p>
      <text:p text:style-name="P4">
Source: <text:a xlink:type="simple" xlink:href="https://www.ukrinform.ua/rubric-sports/3693197-stali-vidomi-data-ta-cas-matcu-upl-dinamo-sahtar.html" text:style-name="Internet_20_link" text:visited-style-name="Visited_20_Internet_20_Link">
https://www.ukrinform.ua/rubric-sports/3693197-stali-vidomi-data-ta-cas-matcu-upl-dinamo-sahtar.html</text:a>
</text:p>
      <!--NEWS-->
      <text:h text:style-name="P10" text:outline-level="1">
<text:span text:style-name="T4">
росіяни випустили по ключових енергооб’єктах України понад 1200 ракет і дронів</text:span>
</text:h>
      <text:p text:style-name="P4">
Authors: Ukrinform (Person)</text:p>
      <text:p text:style-name="P4">
Publisher: Укринформ (Organization)</text:p>
      <text:p text:style-name="P4">
Published Time: 2023-04-08T10:53:18+03:00</text:p>
      <text:p text:style-name="P4">
Modified Time: 2023-04-08T10:53:18+03:00</text:p>
      <text:p text:style-name="P4">
Description: Понад 1200 ракет та дронів російські загарбники випустили по ключових енергетичних об’єктах України. — Укрінформ.</text:p>
      <text:p text:style-name="P4">
Images: ["<text:a xlink:type="simple" xlink:href="https://static.ukrinform.com/photos/2022_12/thumb_files/630_360_1670592423-164.jpg" text:style-name="Internet_20_link" text:visited-style-name="Visited_20_Internet_20_Link">
630_360_16705...</text:a>
", "<text:a xlink:type="simple" xlink:href="https://static.ukrinform.com/photos/2023_04/1680940085-765.jpg" text:style-name="Internet_20_link" text:visited-style-name="Visited_20_Internet_20_Link">
1680940085-76...</text:a>
"]</text:p>
      <text:p text:style-name="P4">
Tags: ['Укренерго', 'Війна з росією', 'Ракетний удар', 'Дрон-камікадзе']</text:p>
      <text:p text:style-name="P4">
Type: Article</text:p>
      <!--METADATA-->
      <text:p text:style-name="P4">
<draw:frame draw:style-name="fr1" draw:name="Image213" text:anchor-type="as-char" svg:width="6.9236in" svg:height="3.956343in" draw:z-index="0">
<draw:image xlink:href="../Images/yкринформ/2023-04-08T10-53-18-03-00/630_360_1670592423-164.jpg" xlink:type="simple" xlink:show="embed" xlink:actuate="onLoad" draw:mime-type="image/jpeg"/>
</draw:frame>
 Понад 1200ракет та дронів російські загарбники випустили по ключових енергетичнихоб’єктах України.</text:p>
      <text:p text:style-name="P4">
Як передає Укрінформ, про це НЕК «Укренерго» повідомляє у <text:a xlink:type="simple" xlink:href="https://t.me/Ukrenergo/2034" text:style-name="Internet_20_link" text:visited-style-name="Visited_20_Internet_20_Link">
</text:a>
.</text:p>
      <text:p text:style-name="P4">
<draw:frame draw:style-name="fr1" draw:name="Image214" text:anchor-type="as-char" svg:width="6.9236in" svg:height="4.891395in" draw:z-index="0">
<draw:image xlink:href="../Images/yкринформ/2023-04-08T10-53-18-03-00/1680940085-765.jpg" xlink:type="simple" xlink:show="embed" xlink:actuate="onLoad" draw:mime-type="image/jpeg"/>
</draw:frame>
</text:p>
      <text:p text:style-name="P4">
«Жодна європейська енергосистема не зазнавала такої масштабної спробизнищення: понад 1200 ракет та дронів випустили росіяни по ключовихенергетичних об’єктах. На жаль, понад 250 із них таки влучили у ціль - 43%магістральних мереж було пошкоджено. Обстріляні й зазнали різного ступенюушкоджень усі теплові та гідроелектростанції», - ідеться в повідомленні.</text:p>
      <text:p text:style-name="P4">
За оцінкою Світового банку і ПРООН, масштаби руйнувань, завданих українськійенергосистемі, виняткові: лише першочергові потреби на відновлення та захиствисоковольтної мережі Укренерго цьогоріч становлять майже 1 млрд доларів.</text:p>
      <text:p text:style-name="P4">
<text:span text:style-name="T4">
Читайте також:</text:span>
 <text:a xlink:type="simple" xlink:href="https://www.ukrinform.ua/rubric-economy/3682822-dla-nastupnogo-opaluvalnogo-sezonu-treba-znacna-kilkist-obladnanna-minenergo.html" text:style-name="Internet_20_link" text:visited-style-name="Visited_20_Internet_20_Link">
 </text:a>
</text:p>
      <text:p text:style-name="P4">
«Ворог зосереджено бив по електростанціях і об’єктах магістральних мереж. Аодразу після закінчення повітряної тривоги в бій вступали ремонтні бригади -тільки у нас, в Укренерго, це понад 1500 фахівців. Резервні схеми - щобякнайшвидше відновити живлення споживачів, неординарні технічні рішення - щобвідремонтувати пошкоджене, тисячі годин перемовин та пошуки в 40 країнах світу- щоб знайти нове на заміну знищеному», - сказано в повідомленні.</text:p>
      <text:p text:style-name="P4">
Від європейських партнерів Укренерго вже отримало майже 500 одиницьобладнання, ще більше виготовляється та їде в Україну. Завдяки об’єднаннюзусиль, станом на сьогодні, повернуто в роботу, хоч подекуди й частково, 80%пошкодженої магістральної мережі.</text:p>
      <text:p text:style-name="P4">
В Укренерго запевнили, що зараз електростанції виробляють достатньо <text:a xlink:type="simple" xlink:href="https://www.ukrinform.ua/tag-elektroenergia" text:style-name="Internet_20_link" text:visited-style-name="Visited_20_Internet_20_Link">
</text:a>
 , щоб забезпечити потребиспоживачів, а стан мереж дозволяє обходитися без відключень.</text:p>
      <text:p text:style-name="P4">
<text:span text:style-name="T4">
Читайте також:</text:span>
 <text:a xlink:type="simple" xlink:href="https://www.ukrinform.ua/rubric-ato/3693172-moskvi-ne-vdalosa-vigrati-vijnu-proti-ukrainskoi-energosistemi-britanska-rozvidka.html" text:style-name="Internet_20_link" text:visited-style-name="Visited_20_Internet_20_Link">
 </text:a>
</text:p>
      <text:p text:style-name="P4">
Як повідомляв Укрінформ, міжнародні партнери та донори надали НЕК «Укренерго»понад 700 мільйонів євро кредитів для відновлення енергосистеми.</text:p>
      <text:p text:style-name="P4">
Source: <text:a xlink:type="simple" xlink:href="https://www.ukrinform.ua/rubric-economy/3693199-rosiani-vipustili-po-klucovih-energoobektah-ukraini-ponad-1200-raket-i-droniv.html" text:style-name="Internet_20_link" text:visited-style-name="Visited_20_Internet_20_Link">
https://www.ukrinform.ua/rubric-economy/3693199-rosiani-vipustili-po-klucovih-energoobektah-ukraini-ponad-1200-raket-i-droniv.html</text:a>
</text:p>
      <!--NEWS-->
      <text:h text:style-name="P10" text:outline-level="1">
<text:span text:style-name="T4">
У Швеції нарощують потужності з виробництва зброї</text:span>
</text:h>
      <text:p text:style-name="P4">
Authors: Ukrinform (Person)</text:p>
      <text:p text:style-name="P4">
Publisher: Укринформ (Organization)</text:p>
      <text:p text:style-name="P4">
Published Time: 2023-04-08T10:53:56+03:00</text:p>
      <text:p text:style-name="P4">
Modified Time: 2023-04-08T10:53:56+03:00</text:p>
      <text:p text:style-name="P4">
Description: Війна росії проти України зумовила серйозне збільшення замовлень на різні види озброєнь, це відчувають і в оборонно-промисловому комплексі Швеції. — Укрінформ.</text:p>
      <text:p text:style-name="P4">
Images: ["<text:a xlink:type="simple" xlink:href="https://static.ukrinform.com/photos/2023_04/thumb_files/630_360_1680940403-394.jpg" text:style-name="Internet_20_link" text:visited-style-name="Visited_20_Internet_20_Link">
630_360_16809...</text:a>
"]</text:p>
      <text:p text:style-name="P4">
Tags: ['Єврокомісія', 'Швеція', 'Зброя']</text:p>
      <text:p text:style-name="P4">
Type: Article</text:p>
      <!--METADATA-->
      <text:p text:style-name="P4">
<draw:frame draw:style-name="fr1" draw:name="Image215" text:anchor-type="as-char" svg:width="6.9236in" svg:height="3.956343in" draw:z-index="0">
<draw:image xlink:href="../Images/yкринформ/2023-04-08T10-53-56-03-00/630_360_1680940403-394.jpg" xlink:type="simple" xlink:show="embed" xlink:actuate="onLoad" draw:mime-type="image/jpeg"/>
</draw:frame>
 Війнаросії проти України зумовила серйозне збільшення замовлень на різні видиозброєнь, це відчувають і в оборонно-промисловому комплексі Швеції.</text:p>
      <text:p text:style-name="P4">
Як передає Укрінформ, про це повідомляє <text:a xlink:type="simple" xlink:href="http://rus.err.ee/1608941105/err-v-shvecii-narawivanie-proizvodstva-vooruzhenij-trebuet-promyshlennyh-i-politicheskih-usilij" text:style-name="Internet_20_link" text:visited-style-name="Visited_20_Internet_20_Link">
 </text:a>
 .</text:p>
      <text:p text:style-name="P4">
«Ми повинні збільшити виробництво. Минулого року найняли понад 1000 людей, тесаме зробимо і цього року. Однак постачання озброєнь – це тривалий процес,який включає безліч політичних рішень. І в цьому плані теж треба нарощуватитемпи в Європі та робити закупівлі швидше», – сказав директор з комунікаційкомпанії Saab Віктор Вальстрем.</text:p>
      <text:p text:style-name="P4">
«Упродовж десятиліть ми звикли до логіки мирного часу, дивилися на ціну та насам продукт. Зараз час має вирішальне значення, все залежить від йогонаявності. І ми не дуже готові до цього ні в промисловості, ні в урядах», –сказав генеральний секретар Шведської асоціації оборонної промисловості РобертЛіммергард.</text:p>
      <text:p text:style-name="P4">
Нещодавно ЄС оголосив про спільні закупівлі артилерійських снарядів. Згодом уцьому можуть взяти участь кілька шведських компаній.</text:p>
      <text:p text:style-name="P4">
На думку шведських фахівців, спільні закупівлі - хороша ініціатива, але угодиміж країнами можуть бути більш корисним інструментом.</text:p>
      <text:p text:style-name="P4">
«Ні Європейська комісія, ні Європейське оборонне агентство не звиклизакуповувати таку продукцію, але держави-члени звикли. Угоди між кількомадержавами-членами могли б бути найкращим варіантом. Але ця ініціатива тафінансова підтримка з боку Європейської комісії були доречним кроком для того,щоб спонукати держави діяти», – зазначив Ліммергард.</text:p>
      <text:p text:style-name="P4">
<text:span text:style-name="T4">
Читайте також:</text:span>
 <text:a xlink:type="simple" xlink:href="https://www.ukrinform.ua/rubric-ato/3692889-miljon-snaradiv-dla-ukraini-estonia-ne-viklucae-kupivlu-boepripasiv-za-mezami-es.html" text:style-name="Internet_20_link" text:visited-style-name="Visited_20_Internet_20_Link">
 <text:span text:style-name="T4">
снарядів</text:span>
 </text:a>
</text:p>
      <text:p text:style-name="P4">
Як повідомляв Укрінформ, 8 лютого парламент Швеції схвалив запропонованіурядом зміни до державного бюджету, що передбачають <text:a xlink:type="simple" xlink:href="https://www.ukrinform.ua/rubric-ato/3667553-parlament-svecii-shvaliv-rekordnu-vijskovu-dopomogu-ukraini.html" text:style-name="Internet_20_link" text:visited-style-name="Visited_20_Internet_20_Link">
</text:a>
 на 4,3 млрд шведських крон (близько406 млн дол.).</text:p>
      <text:p text:style-name="P4">
<text:span text:style-name="T5">
Фото: ERR</text:span>
</text:p>
      <text:p text:style-name="P4">
Source: <text:a xlink:type="simple" xlink:href="https://www.ukrinform.ua/rubric-world/3693200-u-svecii-narosuut-potuznosti-z-virobnictva-zbroi.html" text:style-name="Internet_20_link" text:visited-style-name="Visited_20_Internet_20_Link">
https://www.ukrinform.ua/rubric-world/3693200-u-svecii-narosuut-potuznosti-z-virobnictva-zbroi.html</text:a>
</text:p>
      <!--NEWS-->
      <text:h text:style-name="P10" text:outline-level="1">
<text:span text:style-name="T4">
Українські гандболістки зіграють матч плей-офф ЧС з Північною Македонією</text:span>
</text:h>
      <text:p text:style-name="P4">
Authors: Ukrinform (Person)</text:p>
      <text:p text:style-name="P4">
Publisher: Укринформ (Organization)</text:p>
      <text:p text:style-name="P4">
Published Time: 2023-04-08T10:59:19+03:00</text:p>
      <text:p text:style-name="P4">
Modified Time: 2023-04-08T10:59:19+03:00</text:p>
      <text:p text:style-name="P4">
Description: 8 квітня, національна жіноча збірна України‍ з гандболу проведе перший матч у плей-офф за вихід на чемпіонат світу-2023.  — Укрінформ.</text:p>
      <text:p text:style-name="P4">
Images: ["<text:a xlink:type="simple" xlink:href="https://static.ukrinform.com/photos/2023_04/thumb_files/630_360_1680940029-646.jpg" text:style-name="Internet_20_link" text:visited-style-name="Visited_20_Internet_20_Link">
630_360_16809...</text:a>
"]</text:p>
      <text:p text:style-name="P4">
Tags: ['Чемпіонат світу', 'Збірна України', 'гандбол', 'Жінки']</text:p>
      <text:p text:style-name="P4">
Type: Article</text:p>
      <!--METADATA-->
      <text:p text:style-name="P4">
<draw:frame draw:style-name="fr1" draw:name="Image216" text:anchor-type="as-char" svg:width="6.9236in" svg:height="3.956343in" draw:z-index="0">
<draw:image xlink:href="../Images/yкринформ/2023-04-08T10-59-19-03-00/630_360_1680940029-646.jpg" xlink:type="simple" xlink:show="embed" xlink:actuate="onLoad" draw:mime-type="image/jpeg"/>
</draw:frame>
 8 квітня,національна жіноча збірна України‍ з гандболу проведе перший матч у плей-оффза вихід на чемпіонат світу-2023.</text:p>
      <text:p text:style-name="P4">
На Арені Boris Trajkovski у Скоп’є підопічні Віталія Андронова зіграють протиПівнічної Македонії, передає Укрінформ.</text:p>
      <text:p text:style-name="P4">
Поєдинок розпочнеться о 20.00 за київським часом.</text:p>
      <text:p text:style-name="P4">
Другий матч, формально домашній, для збірної України, пройде 11 квітня(початок о 18.00) в угорському місті Кішварада, яке розташоване в 30кілометрах від кордону України.</text:p>
      <text:p text:style-name="P4">
<text:span text:style-name="T4">
Читайте також:</text:span>
 <text:a xlink:type="simple" xlink:href="https://www.ukrinform.ua/rubric-sports/3691038-andria-melnika-pereobrano-prezidentom-federacii-gandbolu-ukraini.html" text:style-name="Internet_20_link" text:visited-style-name="Visited_20_Internet_20_Link">
 <text:span text:style-name="T4">
гандбол</text:span>
 </text:a>
</text:p>
      <text:p text:style-name="P4">
Переможець за cумою двох ігор вийде до фінальної частини чемпіонатусвіту-2023, яка пройде у грудні в Данії, Норвегії та Швеції.</text:p>
      <text:p text:style-name="P4">
Фото: facebook.com/olympicua.</text:p>
      <text:p text:style-name="P4">
Source: <text:a xlink:type="simple" xlink:href="https://www.ukrinform.ua/rubric-sports/3693203-ukrainski-gandbolistki-zigraut-matc-plejoff-cs-z-pivnicnou-makedonieu.html" text:style-name="Internet_20_link" text:visited-style-name="Visited_20_Internet_20_Link">
https://www.ukrinform.ua/rubric-sports/3693203-ukrainski-gandbolistki-zigraut-matc-plejoff-cs-z-pivnicnou-makedonieu.html</text:a>
</text:p>
      <!--NEWS-->
      <text:h text:style-name="P10" text:outline-level="1">
<text:span text:style-name="T4">
Ігнат пояснив, чому наразі важко боротися з керованими авіабомбами</text:span>
</text:h>
      <text:p text:style-name="P4">
Authors: Ukrinform (Person)</text:p>
      <text:p text:style-name="P4">
Publisher: Укринформ (Organization)</text:p>
      <text:p text:style-name="P4">
Published Time: 2023-04-08T11:06:31+03:00</text:p>
      <text:p text:style-name="P4">
Modified Time: 2023-04-08T11:06:31+03:00</text:p>
      <text:p text:style-name="P4">
Description: російські загарбники застосовують керовані авіабомби по всій лінії фронту в Україні. — Укрінформ.</text:p>
      <text:p text:style-name="P4">
Images: ["<text:a xlink:type="simple" xlink:href="https://static.ukrinform.com/photos/2023_01/thumb_files/630_360_1674824803-779.jpg" text:style-name="Internet_20_link" text:visited-style-name="Visited_20_Internet_20_Link">
630_360_16748...</text:a>
"]</text:p>
      <text:p text:style-name="P4">
Tags: ['Повітряні сили ЗСУ', 'Бомба', 'Війна з росією', 'Єдині новини']</text:p>
      <text:p text:style-name="P4">
Type: Article</text:p>
      <!--METADATA-->
      <text:p text:style-name="P4">
<draw:frame draw:style-name="fr1" draw:name="Image217" text:anchor-type="as-char" svg:width="6.9236in" svg:height="3.956343in" draw:z-index="0">
<draw:image xlink:href="../Images/yкринформ/2023-04-08T11-06-31-03-00/630_360_1674824803-779.jpg" xlink:type="simple" xlink:show="embed" xlink:actuate="onLoad" draw:mime-type="image/jpeg"/>
</draw:frame>
 російськізагарбники застосовують керовані авіабомби по всій лінії фронту в Україні.</text:p>
      <text:p text:style-name="P4">
Про це в ефірі загальнонаціонального телемарафону “Єдині новини” сказав речниккомандування Повітряних сил Збройних сил України Юрій Ігнат, передаєкореспондент Укрінформу.</text:p>
      <text:p text:style-name="P4">
“Це не лише південь, а по всій лінії фронту: <text:a xlink:type="simple" xlink:href="https://www.ukrinform.ua/tag-sumsina" text:style-name="Internet_20_link" text:visited-style-name="Visited_20_Internet_20_Link">
 </text:a>
 , Чернігівщина, безумовно, східний напрямок. Вони атакують(керованими авіабомбами — ред.) всюди. Тобто, є ця нова загроза, на якуреагувати, м'яко кажучи, важко, бо противник застосовує ці керовані бомбидистанційно, і поки що безкарно”, - зазначив він.</text:p>
      <text:p text:style-name="P4">
За словами речника, російські літаки завдають ударів з дистанції від 50кілометрів від лінії бойового зіткнення чи від держкордону, чи з моря. Ігнатзазначив, що саме літаки нічим поки що діставати.</text:p>
      <text:p text:style-name="P4">
<text:span text:style-name="T4">
Читайте також:</text:span>
 <text:a xlink:type="simple" xlink:href="https://www.ukrinform.ua/rubric-ato/3693186-ignat-na-aerodromah-rf-sonajmense-12-litakiv-aki-mozut-atakuvati-ukrainu.html" text:style-name="Internet_20_link" text:visited-style-name="Visited_20_Internet_20_Link">
 <text:span text:style-name="T4">
Ігнат</text:span>
 </text:a>
</text:p>
      <text:p text:style-name="P4">
“Бомби можна пробувати збивати, але ви розумієте, скільки потрібно засобів,щоб їх знищувати. 10-12 цих бомб противник по всій лінії фронту застосовуєщодня. Це (в основному — ред.) бомба ФАБ-500, оснащена крилами, GPS-навігацією, і вона летить до своєї цілі ще 10-20 км, а може, і більше –відповідно до того, звідки її кинуть, з якої висоти тощо”, - додав Ігнат.</text:p>
      <text:p text:style-name="P4">
Він підкреслив, що Україні потрібні засоби, які можуть протистояти цьому.Зокрема, із наземних засобів - це системи Patriot, SAMP-T. “А найкраще — цесучасні літаки, наприклад, F-16 або інші літаки покоління 4+, здатніпротистояти російській авіації на великих відстанях, які мають і потужнірадари, і ракети класу “повітря-повітря”. Тільки так можна протистояти ційзагрозі. Тому ще раз і ще раз треба звертатися до наших партнерів, щоб дійснопроцес надання Україні такої техніки пришвидшувався”, - заявив Ігнат.</text:p>
      <text:p text:style-name="P4">
<text:span text:style-name="T4">
Читайте також:</text:span>
 <text:a xlink:type="simple" xlink:href="https://www.ukrinform.ua/rubric-ato/3692868-dla-pocatku-kontrnastupu-ukraini-treba-zdobuti-perevagu-u-povitri-ignat.html" text:style-name="Internet_20_link" text:visited-style-name="Visited_20_Internet_20_Link">
 <text:span text:style-name="T4">
Ігнат</text:span>
 </text:a>
</text:p>
      <text:p text:style-name="P4">
Як повідомлялося, Сили оборони наполягають, що Україні для ефективного захистувід російських фугасних авіабомб потрібні літаки F-16.</text:p>
      <text:p text:style-name="P4">
Source: <text:a xlink:type="simple" xlink:href="https://www.ukrinform.ua/rubric-ato/3693210-ignat-poasniv-comu-narazi-vazko-borotisa-z-kerovanimi-aviabombami.html" text:style-name="Internet_20_link" text:visited-style-name="Visited_20_Internet_20_Link">
https://www.ukrinform.ua/rubric-ato/3693210-ignat-poasniv-comu-narazi-vazko-borotisa-z-kerovanimi-aviabombami.html</text:a>
</text:p>
      <!--NEWS-->
      <text:h text:style-name="P10" text:outline-level="1">
<text:span text:style-name="T4">
Міністр освіти прокоментував мовний скандал з викладачкою в Ірпені</text:span>
</text:h>
      <text:p text:style-name="P4">
Authors: Ukrinform (Person)</text:p>
      <text:p text:style-name="P4">
Publisher: Укринформ (Organization)</text:p>
      <text:p text:style-name="P4">
Published Time: 2023-04-08T11:11:00+03:00</text:p>
      <text:p text:style-name="P4">
Modified Time: 2023-04-08T11:11:00+03:00</text:p>
      <text:p text:style-name="P4">
Description: Міністр освіти і науки України Оксен Лісовий закликає викладачів та вчителів припинити маніпуляції навколо мови. — Укрінформ.</text:p>
      <text:p text:style-name="P4">
Images: ["<text:a xlink:type="simple" xlink:href="https://static.ukrinform.com/photos/2018_11/thumb_files/630_360_1542810546-7296.jpeg" text:style-name="Internet_20_link" text:visited-style-name="Visited_20_Internet_20_Link">
630_360_15428...</text:a>
"]</text:p>
      <text:p text:style-name="P4">
Tags: ['Міносвіти', 'Українська мова']</text:p>
      <text:p text:style-name="P4">
Type: Article</text:p>
      <!--METADATA-->
      <text:p text:style-name="P4">
<draw:frame draw:style-name="fr1" draw:name="Image218" text:anchor-type="as-char" svg:width="6.9236in" svg:height="3.956343in" draw:z-index="0">
<draw:image xlink:href="../Images/yкринформ/2023-04-08T11-11-00-03-00/630_360_1542810546-7296.jpeg" xlink:type="simple" xlink:show="embed" xlink:actuate="onLoad" draw:mime-type="image/jpeg"/>
</draw:frame>
 Міністросвіти і науки України Оксен Лісовий закликає викладачів та вчителів припинитиманіпуляції навколо мови.</text:p>
      <text:p text:style-name="P4">
Як передає Укрінформ, про це він заявив на своїй сторінці у <text:a xlink:type="simple" xlink:href="http://www.facebook.com/100054814783029/posts/pfbid02iLHrvLs1imj1uuBwUisf1MmxkYHR2B2inVdLTGCx1sV7ouYxgAwm3tbXvHkGdQo1l/" text:style-name="Internet_20_link" text:visited-style-name="Visited_20_Internet_20_Link">
</text:a>
</text:p>
      <text:p text:style-name="P4">
За словами Лісового, людина є патріотом тієї країни, мовою якої вона розмовляєзі своїми дітьми. "Я безмірно радію, коли чую, як російськомовні людиспілкуються з власними дітьми українською. Дякую всім тим російськомовним, якіперейшли на українську, і закликаю: формуйте навколо своїх дітейукраїнськомовне середовище - мультфільми, кіно, книги, коло спілкування,контент у мережі.</text:p>
      <text:p text:style-name="P4">
Так чинять люди, які хочуть успіху для своїх дітей.</text:p>
      <text:p text:style-name="P4">
Так чинять люди, які вірять у власну спроможність привести до успіху своюкраїну", - підкреслив він.</text:p>
      <text:p text:style-name="P4">
Як наголосив очільник <text:a xlink:type="simple" xlink:href="https://www.ukrinform.ua/tag-minosviti" text:style-name="Internet_20_link" text:visited-style-name="Visited_20_Internet_20_Link">
 </text:a>
 ,"маніпуляції навколо мови - це ніщо інше, як лицемірство", і йому "вкрайскладно лишатися щодо цього байдужим".</text:p>
      <text:p text:style-name="P4">
"Якщо хтось, викладаючи українською, на перерві переходить на російську, - вінчи вона насправді демонструє дітям своє скептичне, зневажливе ставлення додержави", - заявив Лісовий та закликав усіх "припинити таку практику".</text:p>
      <text:p text:style-name="P4">
"Якщо російськомовні батьки спроможні перейти на українську з дітьми, то чомусистема освіти не здатна підтримати їх українськомовністю середовища?", -запитав він.</text:p>
      <text:p text:style-name="P4">
За словами міністра, "кейс із викладачкою закладу освіти, яка не спроможнаопанувати державну мову, - це пряме порушення чинного законодавства. Щодоцього випадку будуть вжиті заходи. Це очевидно. Та не лише в порушеннізаконодавства питання".</text:p>
      <text:p text:style-name="P4">
На переконання очільника МОН, "поведінка цієї пані має вигляд… м’яко кажучи…невідповідний її ролі. Освітянська спільнота формує націю.</text:p>
      <text:p text:style-name="P4">
Вона формує суспільство майбутнього. Саме тому щонайменше дивно, коли учні чистуденти виявляють вищий рівень свідомості, ніж їх викладачі".</text:p>
      <text:p text:style-name="P4">
Лісовий також відзначив активність молоді, яка "не толерує такої ганебної пози(бо це не позиція, а саме поза) і не боїться погроз (аж згадалась моястудентська молодість, коли ми позбавлялись совкового абсурду)".</text:p>
      <text:p text:style-name="P4">
Міністр освіти наголосив: "Не ми перетворили мову на інструмент політичнихманіпуляцій. Не ми використовували її як привід для агресії. Ми лише захищаємосвій український простір і свою свободу. І людина (особливо людина в освіті!)повинна усвідомлювати свою роль і відповідальність у цій боротьбі".</text:p>
      <text:p text:style-name="P4">
<text:span text:style-name="T4">
Читайте також:</text:span>
 <text:a xlink:type="simple" xlink:href="https://www.ukrinform.ua/rubric-polytics/3692824-komitet-vr-ne-pidtrimuvatime-poslablenna-do-zakonu-pro-obslugovuvanna-ukrainskou-poturaev.html" text:style-name="Internet_20_link" text:visited-style-name="Visited_20_Internet_20_Link">
 </text:a>
</text:p>
      <text:p text:style-name="P4">
Як повідомлялося, в Ірпені викладачка філософії Державного податковогоуніверситету проводила пару російською мовою. Одна зі студенток попросилавикладачку перейти на українську мову, на що та відповіла, що "несвідомоперейшла на російську, оскільки викладала нею 35 років".</text:p>
      <text:p text:style-name="P4">
<text:a xlink:type="simple" xlink:href="https://www.ukrinform.ua/rubric-regions/3692674-v-irpeni-vidstoronili-vikladacku-universitetu-aka-vidmovlalasa-provoditi-lekciu-ukrainskou.html" text:style-name="Internet_20_link" text:visited-style-name="Visited_20_Internet_20_Link">
 </text:a>
 відроботи на період службового розслідування.</text:p>
      <text:p text:style-name="P4">
Source: <text:a xlink:type="simple" xlink:href="https://www.ukrinform.ua/rubric-society/3693211-ministr-osviti-zaklikae-vikladaciv-pripiniti-manipulacii-navkolo-movi.html" text:style-name="Internet_20_link" text:visited-style-name="Visited_20_Internet_20_Link">
https://www.ukrinform.ua/rubric-society/3693211-ministr-osviti-zaklikae-vikladaciv-pripiniti-manipulacii-navkolo-movi.html</text:a>
</text:p>
      <!--NEWS-->
      <text:h text:style-name="P10" text:outline-level="1">
<text:span text:style-name="T4">
У Чорному морі росія тримає один носій «Калібрів»</text:span>
</text:h>
      <text:p text:style-name="P4">
Authors: Ukrinform (Person)</text:p>
      <text:p text:style-name="P4">
Publisher: Укринформ (Organization)</text:p>
      <text:p text:style-name="P4">
Published Time: 2023-04-08T11:13:57+03:00</text:p>
      <text:p text:style-name="P4">
Modified Time: 2023-04-08T11:13:57+03:00</text:p>
      <text:p text:style-name="P4">
Description: У Чорному морі на бойовому чергуванні перебувають сім російських кораблів, серед яких один носій крилатих ракет «Калібр».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219" text:anchor-type="as-char" svg:width="6.9236in" svg:height="3.956343in" draw:z-index="0">
<draw:image xlink:href="../Images/yкринформ/2023-04-08T11-13-57-03-00/630_360_1678431987-587.jpg" xlink:type="simple" xlink:show="embed" xlink:actuate="onLoad" draw:mime-type="image/jpeg"/>
</draw:frame>
 У Чорномуморі на бойовому чергуванні перебувають сім російських кораблів, серед якиходин носій крилатих ракет «Калібр».</text:p>
      <text:p text:style-name="P4">
Як передає Укрінформ, про це Військово-морські сили Збройних сил Україниповідомляють у <text:a xlink:type="simple" xlink:href="http://www.facebook.com/navy.mil.gov.ua/posts/pfbid0283FKu9sjKe1awgnMkcCTf5A2LniV735Q9fn6Q6opyKBYMMDaaGU7TYqkRWeBiD9gl" text:style-name="Internet_20_link" text:visited-style-name="Visited_20_Internet_20_Link">
</text:a>
.</text:p>
      <text:p text:style-name="P4">
«Станом на 10:00 8 квітня: в <text:a xlink:type="simple" xlink:href="https://www.ukrinform.ua/tag-corne-more" text:style-name="Internet_20_link" text:visited-style-name="Visited_20_Internet_20_Link">
 </text:a>
 набойовому чергуванні знаходиться 7 ворожих кораблів, з них 1 носій крилатихракет «Калібр», загальний залп до 4 ракет; в Азовському морі - 1 ворожийкорабель; в Середземному морі до 7 ворожих кораблів, з них 3 носії крилатихракет «Калібр», загальний залп до 20 ракет», - ідеться в повідомленні.</text:p>
      <text:p text:style-name="P4">
<text:span text:style-name="T4">
Читайте також:</text:span>
 <text:a xlink:type="simple" xlink:href="https://www.ukrinform.ua/rubric-ato/3692322-ce-krok-vidcau-gumenuk-rozpovila-pro-zastosuvanna-rosianami-aviacii-z-kerovanimi-bombami.html" text:style-name="Internet_20_link" text:visited-style-name="Visited_20_Internet_20_Link">
 <text:span text:style-name="T4">
Гуменюк</text:span>
 </text:a>
</text:p>
      <text:p text:style-name="P4">
Як повідомляв Укрінформ, міжнародні партнери <text:a xlink:type="simple" xlink:href="https://www.ukrinform.ua/rubric-ato/3682516-reznikov-rozpoviv-pro-formuvanna-korabelnoi-koalicii.html" text:style-name="Internet_20_link" text:visited-style-name="Visited_20_Internet_20_Link">
</text:a>
 у розвитку військово-морського флоту.</text:p>
      <text:p text:style-name="P4">
Source: <text:a xlink:type="simple" xlink:href="https://www.ukrinform.ua/rubric-ato/3693213-u-cornomu-mori-rosia-trimae-odin-nosij-kalibriv.html" text:style-name="Internet_20_link" text:visited-style-name="Visited_20_Internet_20_Link">
https://www.ukrinform.ua/rubric-ato/3693213-u-cornomu-mori-rosia-trimae-odin-nosij-kalibriv.html</text:a>
</text:p>
      <!--NEWS-->
      <text:h text:style-name="P10" text:outline-level="1">
<text:span text:style-name="T4">
На кордоні з білоруссю і рф посилюють оборонні рубежі - Наєв</text:span>
</text:h>
      <text:p text:style-name="P4">
Authors: Ukrinform (Person)</text:p>
      <text:p text:style-name="P4">
Publisher: Укринформ (Organization)</text:p>
      <text:p text:style-name="P4">
Published Time: 2023-04-08T11:24:00+03:00</text:p>
      <text:p text:style-name="P4">
Modified Time: 2023-04-08T11:24:00+03:00</text:p>
      <text:p text:style-name="P4">
Description: Обстановка у Північній операційній зоні стабільна та контрольована — українські воїни сповна її використовують для подальшого зміцнення оборонних рубежів та позицій. — Укрінформ.</text:p>
      <text:p text:style-name="P4">
Images: ["<text:a xlink:type="simple" xlink:href="https://static.ukrinform.com/photos/2023_02/thumb_files/630_360_1676881826-931.jpg" text:style-name="Internet_20_link" text:visited-style-name="Visited_20_Internet_20_Link">
630_360_16768...</text:a>
"]</text:p>
      <text:p text:style-name="P4">
Tags: ['білорусь', 'росія', 'Кордон', 'Сергій Наєв']</text:p>
      <text:p text:style-name="P4">
Type: Article</text:p>
      <!--METADATA-->
      <text:p text:style-name="P4">
<draw:frame draw:style-name="fr1" draw:name="Image220" text:anchor-type="as-char" svg:width="6.9236in" svg:height="3.956343in" draw:z-index="0">
<draw:image xlink:href="../Images/yкринформ/2023-04-08T11-24-00-03-00/630_360_1676881826-931.jpg" xlink:type="simple" xlink:show="embed" xlink:actuate="onLoad" draw:mime-type="image/jpeg"/>
</draw:frame>
 Обстановкау Північній операційній зоні стабільна та контрольована — українські воїнисповна її використовують для подальшого зміцнення оборонних рубежів тапозицій.</text:p>
      <text:p text:style-name="P4">
Про це заявив командувач Об’єднаних сил Збройних сил України генерал-лейтенантСергій Наєв, повідомило у <text:a xlink:type="simple" xlink:href="http://www.facebook.com/MinistryofDefence.UA/posts/pfbid02KEwQCpnzC9Eq9tA7XALMayg6P5ykfZBhJjHJbA4HRRq9ZMDs41XmpxW6s3WEeUWdl" text:style-name="Internet_20_link" text:visited-style-name="Visited_20_Internet_20_Link">
</text:a>
Міноборони, передає Укрінформ.</text:p>
      <text:p text:style-name="P4">
“Зокрема, триває нарощування системи інженерних загороджень у областях, якамежують з білоруссю та росією. Створюються протитанкові мінні поля натанкодоступних ділянках місцевості та ймовірних шляхах висування противникавглиб нашої території, а це — дороги, лісові смуги, мости, лініїелектропередач тощо”, - поінформував Наєв.</text:p>
      <text:p text:style-name="P4">
За його словами, лише цього тижня інженерні підрозділи облаштували кількадесятків мінних полів з використанням більше ніж 6 тисяч протитанкових мін;прорито більш як сім тисяч метрів протитанкових ровів і траншей.</text:p>
      <text:p text:style-name="P4">
_Відео:<text:a xlink:type="simple" xlink:href="https://t.me/SerhiyNaiev/23" text:style-name="Internet_20_link" text:visited-style-name="Visited_20_Internet_20_Link">
 </text:a>
 _</text:p>
      <text:p text:style-name="P4">
“Усі позиції обшиваються деревиною для більш ефективного виконання завданьнашими воїнами. Українські військовослужбовці працюють цілодобово, незважаючина погодні умови”, - додав Наєв.</text:p>
      <text:p text:style-name="P4">
<text:span text:style-name="T4">
Читайте також:</text:span>
 <text:a xlink:type="simple" xlink:href="https://www.ukrinform.ua/rubric-ato/3690699-sahedi-namagautsa-uniknuti-ppo-tomu-ih-treba-zbivati-z-kulemetiv-naev.html" text:style-name="Internet_20_link" text:visited-style-name="Visited_20_Internet_20_Link">
 <text:span text:style-name="T4">
Наєв</text:span>
 </text:a>
</text:p>
      <text:p text:style-name="P4">
Як повідомлялося, у Північну операційну зону для виконання бойових завдань <text:a xlink:type="simple" xlink:href="https://www.ukrinform.ua/rubric-ato/3692830-u-pivnicnu-operacijnu-zonu-pribuv-pidrozdil-udarnih-bezpilotnikiv.html" text:style-name="Internet_20_link" text:visited-style-name="Visited_20_Internet_20_Link">
</text:a>
 зведений загін ударних БпЛА.</text:p>
      <text:p text:style-name="P4">
<text:span text:style-name="T5">
Фото: Командування Об'єднаних Сил ЗС України</text:span>
</text:p>
      <text:p text:style-name="P4">
Source: <text:a xlink:type="simple" xlink:href="https://www.ukrinform.ua/rubric-ato/3693214-na-kordoni-z-bilorussu-i-rf-posiluut-oboronni-rubezi-naev.html" text:style-name="Internet_20_link" text:visited-style-name="Visited_20_Internet_20_Link">
https://www.ukrinform.ua/rubric-ato/3693214-na-kordoni-z-bilorussu-i-rf-posiluut-oboronni-rubezi-naev.html</text:a>
</text:p>
      <!--NEWS-->
      <text:h text:style-name="P10" text:outline-level="1">
<text:span text:style-name="T4">
Унаслідок обстрілу російськими військами Оріхова поранений чоловік</text:span>
</text:h>
      <text:p text:style-name="P4">
Authors: Ukrinform (Person)</text:p>
      <text:p text:style-name="P4">
Publisher: Укринформ (Organization)</text:p>
      <text:p text:style-name="P4">
Published Time: 2023-04-08T11:34:00+03:00</text:p>
      <text:p text:style-name="P4">
Modified Time: 2023-04-08T11:34:00+03:00</text:p>
      <text:p text:style-name="P4">
Description: Зранку російські війська обстріляли Гуляйполе та Оріхів Запорізької області. Поранений чоловік. — Укрінформ.</text:p>
      <text:p text:style-name="P4">
Images: ["<text:a xlink:type="simple" xlink:href="https://static.ukrinform.com/photos/2018_08/thumb_files/630_360_1534830150-4611.jpg" text:style-name="Internet_20_link" text:visited-style-name="Visited_20_Internet_20_Link">
630_360_15348...</text:a>
"]</text:p>
      <text:p text:style-name="P4">
Tags: ['Обстріл', 'Поранені', 'Запоріжжя', 'Війна з росією']</text:p>
      <text:p text:style-name="P4">
Type: Article</text:p>
      <!--METADATA-->
      <text:p text:style-name="P4">
<draw:frame draw:style-name="fr1" draw:name="Image221" text:anchor-type="as-char" svg:width="6.9236in" svg:height="3.956343in" draw:z-index="0">
<draw:image xlink:href="../Images/yкринформ/2023-04-08T11-34-00-03-00/630_360_1534830150-4611.jpg" xlink:type="simple" xlink:show="embed" xlink:actuate="onLoad" draw:mime-type="image/jpeg"/>
</draw:frame>
 Зранкуросійські війська обстріляли Гуляйполе та Оріхів Запорізької області.Поранений чоловік.</text:p>
      <text:p text:style-name="P4">
Як передає Укрінформ, про це в <text:a xlink:type="simple" xlink:href="http://t.me/zoda_gov_ua/18135" text:style-name="Internet_20_link" text:visited-style-name="Visited_20_Internet_20_Link">
 </text:a>
 повідомивголова Запорізької ОВА Юрій Малашко.</text:p>
      <text:p text:style-name="P4">
"Гучний ранок видався для лінії розмежування. Ворог знову тероризує цивільнийсектор в Оріхові та Гуляйполі", - йдеться у повідомленні.</text:p>
      <text:p text:style-name="P4">
Наразі відомо про одного пораненого 57-річного місцевого жителя Оріхова. Йогодоставили до медичного закладу.</text:p>
      <text:p text:style-name="P4">
російські війська обстрілюють Пологівський район з РСЗВ, артилерії тазастосовують авіацію.</text:p>
      <text:p text:style-name="P4">
<text:span text:style-name="T4">
Читайте також:</text:span>
 <text:a xlink:type="simple" xlink:href="https://www.ukrinform.ua/rubric-regions/3693136-rosiani-za-dobu-71-raz-obstrilali-hersonsinu-vosmero-poranenih.html" text:style-name="Internet_20_link" text:visited-style-name="Visited_20_Internet_20_Link">
 <text:span text:style-name="T4">
обстріля</text:span>
 </text:a>
</text:p>
      <text:p text:style-name="P4">
Як повідомила у <text:a xlink:type="simple" xlink:href="https://t.me/police_zp_news/4422" text:style-name="Internet_20_link" text:visited-style-name="Visited_20_Internet_20_Link">
 </text:a>
 поліціяЗапорізької області, ворожа армія протягом минулої доби завдала 65 ударів поГуляйполю та Оріхову, де знищений об’єкт критичної інфраструктури.</text:p>
      <text:p text:style-name="P4">
За фактами збройної агресії російських військових поліцейські зібрали доказовіматеріали та передали до УСБУ в Запорізькій області для відкриття кримінальнихпроваджень за ч.1 ст.438 (Порушення законів та звичаїв війни) ККУ.</text:p>
      <text:p text:style-name="P4">
Як повідомляв Укрінформ, на <text:a xlink:type="simple" xlink:href="https://www.ukrinform.ua/tag-zaporizza" text:style-name="Internet_20_link" text:visited-style-name="Visited_20_Internet_20_Link">
 </text:a>
 таХерсонському напрямках ворог здійснив обстріли понад 40 населених пунктів.Серед них – Малинівка, Мала Токмачка, Новоданилівка, Оріхів, НовопавлівкаЗапорізької області; Качкарівка, Зміївка, Інженерне та Зеленівка Херсонськоїобласті, а також Херсон.</text:p>
      <text:p text:style-name="P4">
Source: <text:a xlink:type="simple" xlink:href="https://www.ukrinform.ua/rubric-ato/3693216-unaslidok-obstrilu-rosijskimi-vijskami-orihova-poranenij-colovik.html" text:style-name="Internet_20_link" text:visited-style-name="Visited_20_Internet_20_Link">
https://www.ukrinform.ua/rubric-ato/3693216-unaslidok-obstrilu-rosijskimi-vijskami-orihova-poranenij-colovik.html</text:a>
</text:p>
      <!--NEWS-->
      <text:h text:style-name="P10" text:outline-level="1">
<text:span text:style-name="T4">
Китай розпочав військові навчання поблизу Тайваню</text:span>
</text:h>
      <text:p text:style-name="P4">
Authors: Ukrinform (Person)</text:p>
      <text:p text:style-name="P4">
Publisher: Укринформ (Organization)</text:p>
      <text:p text:style-name="P4">
Published Time: 2023-04-08T11:41:30+03:00</text:p>
      <text:p text:style-name="P4">
Modified Time: 2023-04-08T11:41:30+03:00</text:p>
      <text:p text:style-name="P4">
Description: Китай розпочав триденні військові навчання навколо Тайваню після візиту тайванської президентки Цай Інвень до США. — Укрінформ.</text:p>
      <text:p text:style-name="P4">
Images: ["<text:a xlink:type="simple" xlink:href="https://static.ukrinform.com/photos/2023_04/thumb_files/630_360_1680943142-716.jpeg" text:style-name="Internet_20_link" text:visited-style-name="Visited_20_Internet_20_Link">
630_360_16809...</text:a>
"]</text:p>
      <text:p text:style-name="P4">
Tags: ['Китай', 'Тайвань', 'Військові навчання']</text:p>
      <text:p text:style-name="P4">
Type: Article</text:p>
      <!--METADATA-->
      <text:p text:style-name="P4">
<draw:frame draw:style-name="fr1" draw:name="Image222" text:anchor-type="as-char" svg:width="6.9236in" svg:height="3.956343in" draw:z-index="0">
<draw:image xlink:href="../Images/yкринформ/2023-04-08T11-41-30-03-00/630_360_1680943142-716.jpeg" xlink:type="simple" xlink:show="embed" xlink:actuate="onLoad" draw:mime-type="image/jpeg"/>
</draw:frame>
 Китайрозпочав триденні військові навчання навколо Тайваню після візиту тайванськоїпрезидентки Цай Інвень до США.</text:p>
      <text:p text:style-name="P4">
Як передає Укрінформ, про це повідомляє <text:a xlink:type="simple" xlink:href="http://edition.cnn.com/2023/04/07/china/china-taiwan-military-exercises-hnk-intl-ml/index.html" text:style-name="Internet_20_link" text:visited-style-name="Visited_20_Internet_20_Link">
</text:a>
 .</text:p>
      <text:p text:style-name="P4">
Командування китайських військ на Східному напрямку оголосило сьогодні пропочаток навчань, описавши їх як «серйозне застереження проти змовисепаратистських сил Тайваню з зовнішніми силами та необхідний крок для захистунаціонального суверенітету та територіальної цілісності».</text:p>
      <text:p text:style-name="P4">
Під час проведення навчань планують відпрацьовувати маневри у Тайванськійпротоці та на північ, південь та схід від острова, із залученням морської таповітряної компоненти, йдеться в заяві Східного командування Народно-визвольної армії КНР.</text:p>
      <text:p text:style-name="P4">
Незабаром після заяви <text:a xlink:type="simple" xlink:href="https://www.ukrinform.ua/tag-kitaj" text:style-name="Internet_20_link" text:visited-style-name="Visited_20_Internet_20_Link">
 </text:a>
 Міністерствооборони Тайваню повідомило, що виявило 42 китайські військові літаки надТайванською протокою, що відокремлює острів від материкової частини Китаю. Зайого даними, 29 китайських військових літаків перетнули середню лінію впротоці та заходили в зону розпізнавання тайванської ППО.</text:p>
      <text:p text:style-name="P4">
Китай почав навчання через день після того, як президентка Тайваню повернуласяз 10-денного візиту до США, під час якого вона зустрічалася зі спікером Палатипредставників Конгресу США Кевіном Маккарті.</text:p>
      <text:p text:style-name="P4">
Офіційний Пекін неодноразово виступав проти цієї поїздки і раніше погрожуваввжити «рішучих заходів», якщо вона відбудеться. Китай стверджує, що самовряднадемократія Тайваню є частиною його території.</text:p>
      <text:p text:style-name="P4">
<text:span text:style-name="T4">
Читайте також:</text:span>
 <text:a xlink:type="simple" xlink:href="https://www.ukrinform.ua/rubric-world/3693113-pentagon-prosit-kongres-vidiliti-3-milardi-na-vijskovu-dopomogu-tajvanu.html" text:style-name="Internet_20_link" text:visited-style-name="Visited_20_Internet_20_Link">
 <text:span text:style-name="T4">
Тайваню</text:span>
 </text:a>
</text:p>
      <text:p text:style-name="P4">
Як повідомлялося, Китай вивчає російсько-українську війну, що можесигналізувати про потенційні майбутні дії Пекіна проти Тайваню. Директор ЦРУВільям Бернс застеріг від недооцінювання амбіцій китайського лідера СіЦзіньпіна щодо його планів захопити Тайвань – навіть попри те, що він мав биохолонути через провал планів рф в Україні.</text:p>
      <text:p text:style-name="P4">
<text:span text:style-name="T5">
Фото: EASTERN THEATER COMMAND</text:span>
</text:p>
      <text:p text:style-name="P4">
Source: <text:a xlink:type="simple" xlink:href="https://www.ukrinform.ua/rubric-world/3693217-kitaj-rozpocav-vijskovi-navcanna-poblizu-tajvanu.html" text:style-name="Internet_20_link" text:visited-style-name="Visited_20_Internet_20_Link">
https://www.ukrinform.ua/rubric-world/3693217-kitaj-rozpocav-vijskovi-navcanna-poblizu-tajvanu.html</text:a>
</text:p>
      <!--NEWS-->
      <text:h text:style-name="P10" text:outline-level="1">
<text:span text:style-name="T4">
В Україні презентували дослідження життєстійкості компаній під час війни</text:span>
</text:h>
      <text:p text:style-name="P4">
Authors: Ukrinform (Person)</text:p>
      <text:p text:style-name="P4">
Publisher: Укринформ (Organization)</text:p>
      <text:p text:style-name="P4">
Published Time: 2023-04-08T11:43:39+03:00</text:p>
      <text:p text:style-name="P4">
Modified Time: 2023-04-08T11:43:39+03:00</text:p>
      <text:p text:style-name="P4">
Description: Для керівників бізнесів та інституцій в Україні точкою опори в цей рік війни були родини та команди. — Укрінформ.</text:p>
      <text:p text:style-name="P4">
Images: ["<text:a xlink:type="simple" xlink:href="https://static.ukrinform.com/photos/2022_06/thumb_files/630_360_1654625641-738.jpg" text:style-name="Internet_20_link" text:visited-style-name="Visited_20_Internet_20_Link">
630_360_16546...</text:a>
"]</text:p>
      <text:p text:style-name="P4">
Tags: ['Бізнес', 'Економіка', 'Війна з росією']</text:p>
      <text:p text:style-name="P4">
Type: Article</text:p>
      <!--METADATA-->
      <text:p text:style-name="P4">
<draw:frame draw:style-name="fr1" draw:name="Image223" text:anchor-type="as-char" svg:width="6.9236in" svg:height="3.956343in" draw:z-index="0">
<draw:image xlink:href="../Images/yкринформ/2023-04-08T11-43-39-03-00/630_360_1654625641-738.jpg" xlink:type="simple" xlink:show="embed" xlink:actuate="onLoad" draw:mime-type="image/jpeg"/>
</draw:frame>
 Длякерівників бізнесів та інституцій в Україні точкою опори в цей рік війнибули родини та команди.</text:p>
      <text:p text:style-name="P4">
Про це свідчать <text:a xlink:type="simple" xlink:href="http://resilience2022ukr.one-philosophy.com/3/" text:style-name="Internet_20_link" text:visited-style-name="Visited_20_Internet_20_Link">
 </text:a>
дослідження життєстійкості організацій під час війни "Життєстійкі. Битва замайбутнє", яке провела консалтингова група компаній <text:a xlink:type="simple" xlink:href="http://one-philosophy.com/uk/" text:style-name="Internet_20_link" text:visited-style-name="Visited_20_Internet_20_Link">
 </text:a>
 , передає Укрінформ.</text:p>
      <text:p text:style-name="P4">
Як зазначили автори дослідження, воно ґрунтується на 30 глибинних інтерв’юкерівників бізнесів та інституцій із 12 галузей, де розкриваються їхністратегії та підходи, щоби залишатися життєстійкими в умовах війни.</text:p>
      <text:p text:style-name="P4">
Серед учасників — представники компаній “Нібулон”, Vodafone, Rozetka.ua,McDonald’s, EVA, SkyUp!, “Добробут”, Укрзалізниця, Патрульної поліції України,національного центру “Український Дім”, мережі “Рідні. Медтехніка”,Мистецького Арсеналу, Суспільного мовлення та інші.</text:p>
      <text:p text:style-name="P4">
“Починаючи роботу над третім щорічним дослідженням життєстійкості в листопаді2022 року, ми точно знали, що отримані уроки стануть надцінним надбанням длямайбутніх поколінь управлінців. 30 дивовижних уроків та історійжиттєстійкості, 30 історій людяності, 30 історій відкритості до світу іготовності попри всі загрози щодня невпинно рухатися до перемоги — це те, щомотивує нас тут і зараз не опускати руки і вірити, що найкраще у наспопереду”, — сказала засновниця групи компаній One Philosophy Наталія Попович.</text:p>
      <text:p text:style-name="P4">
<text:span text:style-name="T4">
Читайте також:</text:span>
 <text:a xlink:type="simple" xlink:href="https://www.ukrinform.ua/rubric-society/3691869-majze-80-ukrainciv-pozitivno-ocinuut-zovnisnu-politiku-derzavi.html" text:style-name="Internet_20_link" text:visited-style-name="Visited_20_Internet_20_Link">
 </text:a>
</text:p>
      <text:p text:style-name="P4">
Зазначається, що висновки спілкування з лідерами воєнного часу для організаційвключають 5 ключових уроків життєстійкості, які дозволяють їм сьогоднітриматися та залишатися актуальними як для працівників, так і для своїхклієнтів. Серед уроків — йти разом з командою, приносити користь суспільству,формувати центри оперативного реагування та бути готовими до будь-якогорозвитку подій, жити тут і зараз, але не відмовлятися від мрій та планів намайбутнє та усвідомлювати відповідальність перед Україною та майбутнім.</text:p>
      <text:p text:style-name="P4">
Також опитування засвідчило, що більш ніж половина опитаних керівників поприатмосферу загального суспільного заспокоєння щодо можливості нападу з бокуросії проводили підготовчі дії та мали прописані алгоритми дій на випадокповномаштабного вторгнення.</text:p>
      <text:p text:style-name="P4">
30 із 30 керівників компаній заявили, що їхньою точкою опори в часи війни єїхня команда.</text:p>
      <text:p text:style-name="P4">
Крім того, згідно з дослідженням, 100% опитаних компаній підтримували своїхпрацівників у перші дні війни, допомагали виїхати і вивезти свої родини убільш безпечні регіони або за кордон. 20% вивозили людей коштом компанії.Під час війни керівники продовжували виплачувати заробітну плату своїмпрацівникам, навіть якщо компанія брала паузу в роботі.</text:p>
      <text:p text:style-name="P4">
Кожна друга компанія розгорнула свій кризовий штаб у перші дні війни. У 20%опитаних компаній працювали кілька паралельних штабів — на найгіршийвипадок.</text:p>
      <text:p text:style-name="P4">
74% опитаних керівників зазначили, що їм вдалося утримати команду на рівнідовоєнного часу. 10% суттєво зменшили кількість працівників, а 16% розширилисвої команди.</text:p>
      <text:p text:style-name="P4">
Кожна третя компанія переорієнтувала свою роботу за кордон. Деякі повністюспрямували свої зусилля на розбудову діяльності за межами України, інші —поєднують роботу в Україні та за кордоном.</text:p>
      <text:p text:style-name="P4">
100% респондентів зазначили, що гнучкість ухвалення рішень допомогла їмвтримати команду і компанію.</text:p>
      <text:p text:style-name="P4">
86% опитаних керівників зазначали, що їхня життєстійкість пов’язана знаявністю стратегії розвитку довоєнних часів: прозорість організації,впізнаваний бренд, якому довіряють.</text:p>
      <text:p text:style-name="P4">
55% керівників розповіли, що з початку війни їхня компанія зазналаекономічних втрат, а 45% констатували часткове зростання прибутків. Сьогоднібізнес, так само як і державний та громадський сектор, отримує підтримку відміжнародних організацій.</text:p>
      <text:p text:style-name="P4">
<text:span text:style-name="T4">
Читайте також:</text:span>
 <text:a xlink:type="simple" xlink:href="https://www.ukrinform.ua/rubric-economy/3690982-biznes-trohi-pokrasiv-perspektivi-svoei-dialnosti-nbu.html" text:style-name="Internet_20_link" text:visited-style-name="Visited_20_Internet_20_Link">
 </text:a>
</text:p>
      <text:p text:style-name="P4">
«Усі опитані керівники одностайно зазначили, що їхньою точкою опори в цейрік війни були родини та команди, колеги, які стояли пліч-о-пліч і внайважчі дні, і у дні проміжних перемог. Це те, що стимулювало не опускатируки і рухатися далі. Віра в майбутнє та перемогу України спонукала до дійтут і зараз, без очікувань на кращі часи», - йдеться в дослідженні.</text:p>
      <text:p text:style-name="P4">
Дослідження життєстійкості організацій — це щорічний проєкт консалтинговоїгрупи One Philosophy. Переглянути звіти за 2020 та 2021 роки можна запосиланням за <text:a xlink:type="simple" xlink:href="http://one-philosophy.com/" text:style-name="Internet_20_link" text:visited-style-name="Visited_20_Internet_20_Link">
 </text:a>
</text:p>
      <text:p text:style-name="P4">
Source: <text:a xlink:type="simple" xlink:href="https://www.ukrinform.ua/rubric-economy/3693220-v-ukraini-prezentuvali-doslidzenna-zittestijkosti-kompanij-pid-cas-vijni.html" text:style-name="Internet_20_link" text:visited-style-name="Visited_20_Internet_20_Link">
https://www.ukrinform.ua/rubric-economy/3693220-v-ukraini-prezentuvali-doslidzenna-zittestijkosti-kompanij-pid-cas-vijni.html</text:a>
</text:p>
      <!--NEWS-->
      <text:h text:style-name="P10" text:outline-level="1">
<text:span text:style-name="T4">
В окупованій Феодосії пролунали два вибухи – ЗМІ</text:span>
</text:h>
      <text:p text:style-name="P4">
Authors: Ukrinform (Person)</text:p>
      <text:p text:style-name="P4">
Publisher: Укринформ (Organization)</text:p>
      <text:p text:style-name="P4">
Published Time: 2023-04-08T11:47:00+03:00</text:p>
      <text:p text:style-name="P4">
Modified Time: 2023-04-08T11:47:00+03:00</text:p>
      <text:p text:style-name="P4">
Description: У Феодосії в тимчасово окупованому Криму вранці пролунали два вибухи. — Укрінформ.</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4/1680943516-493.jpg" text:style-name="Internet_20_link" text:visited-style-name="Visited_20_Internet_20_Link">
1680943516-49...</text:a>
", "<text:a xlink:type="simple" xlink:href="https://static.ukrinform.com/photos/2023_04/1680943511-723.jpg" text:style-name="Internet_20_link" text:visited-style-name="Visited_20_Internet_20_Link">
1680943511-72...</text:a>
"]</text:p>
      <text:p text:style-name="P4">
Tags: ['Крим', 'Вибух', 'Феодосія']</text:p>
      <text:p text:style-name="P4">
Type: Article</text:p>
      <!--METADATA-->
      <text:p text:style-name="P4">
<draw:frame draw:style-name="fr1" draw:name="Image224" text:anchor-type="as-char" svg:width="6.9236in" svg:height="3.956343in" draw:z-index="0">
<draw:image xlink:href="../Images/yкринформ/2023-04-08T11-47-00-03-00/630_360_1669987737-966.jpg" xlink:type="simple" xlink:show="embed" xlink:actuate="onLoad" draw:mime-type="image/jpeg"/>
</draw:frame>
 У Феодосіїв тимчасово окупованому Криму вранці пролунали два вибухи.</text:p>
      <text:p text:style-name="P4">
Як передає Укрінформ, про це повідомляє <text:a xlink:type="simple" xlink:href="http://t.me/suspilnecrimea/6854" text:style-name="Internet_20_link" text:visited-style-name="Visited_20_Internet_20_Link">
 </text:a>
 .</text:p>
      <text:p text:style-name="P4">
«Сьогодні близько 11:00 в окупованій Феодосії пролунало два потужних <text:a xlink:type="simple" xlink:href="https://www.ukrinform.ua/tag-vibuh" text:style-name="Internet_20_link" text:visited-style-name="Visited_20_Internet_20_Link">
</text:a>
 », - йдеться у повідомленні.</text:p>
      <text:p text:style-name="P4">
<draw:frame draw:style-name="fr1" draw:name="Image225" text:anchor-type="as-char" svg:width="6.9236in" svg:height="3.89773in" draw:z-index="0">
<draw:image xlink:href="../Images/yкринформ/2023-04-08T11-47-00-03-00/1680943516-493.jpg" xlink:type="simple" xlink:show="embed" xlink:actuate="onLoad" draw:mime-type="image/jpeg"/>
</draw:frame>
</text:p>
      <text:p text:style-name="P4">
<draw:frame draw:style-name="fr1" draw:name="Image226" text:anchor-type="as-char" svg:width="6.9236in" svg:height="3.89773in" draw:z-index="0">
<draw:image xlink:href="../Images/yкринформ/2023-04-08T11-47-00-03-00/1680943511-723.jpg" xlink:type="simple" xlink:show="embed" xlink:actuate="onLoad" draw:mime-type="image/jpeg"/>
</draw:frame>
</text:p>
      <text:p text:style-name="P4">
У місцевих Teлеграм-каналах є інформація про те, що вибухи пролунали неподалікпорту у Феодосії.</text:p>
      <text:p text:style-name="P4">
<text:span text:style-name="T4">
Читайте також:</text:span>
 <text:a xlink:type="simple" xlink:href="https://www.ukrinform.ua/rubric-crimea/3692884-rosiani-rozumiut-so-cas-nasolodi-vkradenim-krimom-dobigae-kinca-dmitro-kuleba.html" text:style-name="Internet_20_link" text:visited-style-name="Visited_20_Internet_20_Link">
 <text:span text:style-name="T4">
росіяни</text:span>
 <text:span text:style-name="T4">
розуміють</text:span>
 <text:span text:style-name="T4">
час</text:span>
 <text:span text:style-name="T4">
насолоди</text:span>
<text:span text:style-name="T4">
вкраденим</text:span>
 <text:span text:style-name="T4">
Кримом</text:span>
 <text:span text:style-name="T4">
добігає</text:span>
 <text:span text:style-name="T4">
кінця</text:span>
 <text:span text:style-name="T4">
Дмитро</text:span>
 <text:span text:style-name="T4">
Кулеба</text:span>
</text:a>
</text:p>
      <text:p text:style-name="P4">
Як повідомляв Укрінформ, Президент Володимир Зеленський <text:a xlink:type="simple" xlink:href="https://www.ukrinform.ua/rubric-crimea/3693078-deokupacia-krimu-e-bezalternativnou-ne-lise-dla-ukraini-a-dla-vsogo-svitu-zelenskij.html" text:style-name="Internet_20_link" text:visited-style-name="Visited_20_Internet_20_Link">
</text:a>
 , щодеокупація українського Криму від російських загарбників є безальтернативною.</text:p>
      <text:p text:style-name="P4">
Source: <text:a xlink:type="simple" xlink:href="https://www.ukrinform.ua/rubric-crimea/3693221-v-okupovanij-feodosii-prolunali-dva-vibuhi-zmi.html" text:style-name="Internet_20_link" text:visited-style-name="Visited_20_Internet_20_Link">
https://www.ukrinform.ua/rubric-crimea/3693221-v-okupovanij-feodosii-prolunali-dva-vibuhi-zmi.html</text:a>
</text:p>
      <!--NEWS-->
      <text:h text:style-name="P10" text:outline-level="1">
<text:span text:style-name="T4">
Коригував вогонь по закладах освіти: жителю Миколаєва дали вісім років за ґратами</text:span>
</text:h>
      <text:p text:style-name="P4">
Authors: Ukrinform (Person)</text:p>
      <text:p text:style-name="P4">
Publisher: Укринформ (Organization)</text:p>
      <text:p text:style-name="P4">
Published Time: 2023-04-08T11:54:31+03:00</text:p>
      <text:p text:style-name="P4">
Modified Time: 2023-04-08T11:54:31+03:00</text:p>
      <text:p text:style-name="P4">
Description: До восьми років позбавлення волі засудили жителя Миколаєва, який коригував ракетні удари російських загарбників по закладах освіти. — Укрінформ.</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4/1680943942-455.jpg" text:style-name="Internet_20_link" text:visited-style-name="Visited_20_Internet_20_Link">
1680943942-45...</text:a>
"]</text:p>
      <text:p text:style-name="P4">
Tags: ['Миколаїв', 'Суд', 'Війна з росією', 'Ракетний удар']</text:p>
      <text:p text:style-name="P4">
Type: Article</text:p>
      <!--METADATA-->
      <text:p text:style-name="P4">
<draw:frame draw:style-name="fr1" draw:name="Image227" text:anchor-type="as-char" svg:width="6.9236in" svg:height="3.956343in" draw:z-index="0">
<draw:image xlink:href="../Images/yкринформ/2023-04-08T11-54-31-03-00/630_360_1582135276-970.jpg" xlink:type="simple" xlink:show="embed" xlink:actuate="onLoad" draw:mime-type="image/jpeg"/>
</draw:frame>
 До восьмироків позбавлення волі засудили жителя Миколаєва, який коригував ракетні удариросійських загарбників по закладах освіти.</text:p>
      <text:p text:style-name="P4">
Як передає Укрінформ, про це Офіс генерального прокурора повідомляє у <text:a xlink:type="simple" xlink:href="https://t.me/pgo_gov_ua/11110" text:style-name="Internet_20_link" text:visited-style-name="Visited_20_Internet_20_Link">
</text:a>
 .</text:p>
      <text:p text:style-name="P4">
<draw:frame draw:style-name="fr1" draw:name="Image228" text:anchor-type="as-char" svg:width="6.9236in" svg:height="9.046039in" draw:z-index="0">
<draw:image xlink:href="../Images/yкринформ/2023-04-08T11-54-31-03-00/1680943942-455.jpg" xlink:type="simple" xlink:show="embed" xlink:actuate="onLoad" draw:mime-type="image/jpeg"/>
</draw:frame>
</text:p>
      <text:p text:style-name="P4">
За публічного обвинувачення Миколаївської обласної прокуратури суд визнавжителя Миколаєва винним у несанкціонованому поширенні інформації пророзташування Збройних сил України (ч. 3 ст. 114-2 Кримінального кодексуУкраїни). Його засуджено до 8 років позбавлення волі.</text:p>
      <text:p text:style-name="P4">
<text:span text:style-name="T4">
Читайте також:</text:span>
 <text:a xlink:type="simple" xlink:href="https://www.ukrinform.ua/rubric-regions/3570145-koriguvalnik-vorozogo-vognu-na-zaporizzi-provede-za-gratami-15-rokiv.html" text:style-name="Internet_20_link" text:visited-style-name="Visited_20_Internet_20_Link">
 </text:a>
</text:p>
      <text:p text:style-name="P4">
Прокурори довели, що чоловік від початку повномасштабного вторгнення рф збираврозвіддані про дислокацію та переміщення українських військових і техніки ЗСУ,а також коригував вогонь по будівлях закладів освіти.</text:p>
      <text:p text:style-name="P4">
«Засуджений здійснював постійне візуальне спостереження за об’єктами, щоцікавили ворога, а результати спостереження надсилав кураторам закритимиканали електронного зв’язку. Отримані дані окупанти використовували длязавдання прицільних ракетних ударів», - ідеться в повідомленні.</text:p>
      <text:p text:style-name="P4">
До набрання вироком законної сили чоловік перебуватиме під вартою.</text:p>
      <text:p text:style-name="P4">
<text:span text:style-name="T4">
Читайте також:</text:span>
 <text:a xlink:type="simple" xlink:href="https://www.ukrinform.ua/rubric-regions/3688266-koriguvalnik-vorozogo-vognu-po-aeroportu-krivogo-rogu-provede-za-gratami-15-rokiv.html" text:style-name="Internet_20_link" text:visited-style-name="Visited_20_Internet_20_Link">
 </text:a>
</text:p>
      <text:p text:style-name="P4">
Як повідомляв Укрінформ, у березні Служба безпеки України у ходіконтрдиверсійних заходів в Одеській області затримала агента фсб рф, якийнаводив російські ракети на електропідстанції.</text:p>
      <text:p text:style-name="P4">
Source: <text:a xlink:type="simple" xlink:href="https://www.ukrinform.ua/rubric-regions/3693223-koriguvav-vogon-po-zakladah-osviti-zitelu-mikolaeva-dali-visim-rokiv-za-gratami.html" text:style-name="Internet_20_link" text:visited-style-name="Visited_20_Internet_20_Link">
https://www.ukrinform.ua/rubric-regions/3693223-koriguvav-vogon-po-zakladah-osviti-zitelu-mikolaeva-dali-visim-rokiv-za-gratami.html</text:a>
</text:p>
      <!--NEWS-->
      <text:h text:style-name="P10" text:outline-level="1">
<text:span text:style-name="T4">
Ворожий обстріл Берислава на Херсонщині пошкодив педагогічний коледж</text:span>
</text:h>
      <text:p text:style-name="P4">
Authors: Ukrinform (Person)</text:p>
      <text:p text:style-name="P4">
Publisher: Укринформ (Organization)</text:p>
      <text:p text:style-name="P4">
Published Time: 2023-04-08T12:10:00+03:00</text:p>
      <text:p text:style-name="P4">
Modified Time: 2023-04-08T12:10:00+03:00</text:p>
      <text:p text:style-name="P4">
Description: Унаслідок вчорашнього обстрілу Берислава на Херсонщині пошкоджена будівля фахового педагогічного коледжу. — Укрінформ.</text:p>
      <text:p text:style-name="P4">
Images: ["<text:a xlink:type="simple" xlink:href="https://static.ukrinform.com/photos/2023_04/thumb_files/630_360_1680945623-313.jpg" text:style-name="Internet_20_link" text:visited-style-name="Visited_20_Internet_20_Link">
630_360_16809...</text:a>
"]</text:p>
      <text:p text:style-name="P4">
Tags: ['Херсонщина', 'Обстріл', 'Коледж', 'Війна з росією']</text:p>
      <text:p text:style-name="P4">
Type: Article</text:p>
      <!--METADATA-->
      <text:p text:style-name="P4">
<draw:frame draw:style-name="fr1" draw:name="Image229" text:anchor-type="as-char" svg:width="6.9236in" svg:height="3.956343in" draw:z-index="0">
<draw:image xlink:href="../Images/yкринформ/2023-04-08T12-10-00-03-00/630_360_1680945623-313.jpg" xlink:type="simple" xlink:show="embed" xlink:actuate="onLoad" draw:mime-type="image/jpeg"/>
</draw:frame>
 Унаслідоквчорашнього обстрілу Берислава на Херсонщині пошкоджена будівля фаховогопедагогічного коледжу.</text:p>
      <text:p text:style-name="P4">
Як передає Укрінформ, про це в <text:a xlink:type="simple" xlink:href="https://t.me/khersonskaODA/4984" text:style-name="Internet_20_link" text:visited-style-name="Visited_20_Internet_20_Link">
 </text:a>
 повідомилаХерсонська ОВА.</text:p>
      <text:p text:style-name="P4">
«російська армія вчора надвечір завдала <text:a xlink:type="simple" xlink:href="https://www.ukrinform.ua/tag-obstril" text:style-name="Internet_20_link" text:visited-style-name="Visited_20_Internet_20_Link">
 </text:a>
 авіаційними бомбами по середмістю Берислава. Внаслідок атакипошкоджена будівля закладу фахової освіти», - йдеться у повідомленні.</text:p>
      <text:p text:style-name="P4">
Зазначається, що боєприпаси понівечили конструкцію будівлі та дах, у вікнах нелишилося скла. За попередньою інформацією, люди не постраждали.</text:p>
      <text:p text:style-name="P4">
Ректор Херсонського державного університету Олександр Співаковський повідомиву <text:a xlink:type="simple" xlink:href="https://www.facebook.com/spivakovsky.alexander/posts/pfbid0ckp4XGEjKZnB9cNsoBxoBBRoRSQ5vz75qm8BB5n46geMyZnKcbLQ31jc7WPiZRs4l" text:style-name="Internet_20_link" text:visited-style-name="Visited_20_Internet_20_Link">
</text:a>
, що йдеться про місцевий педагогічний коледж.</text:p>
      <text:p text:style-name="P4">
«Пряме влучання у будівлі Бериславського фахового педагогічного коледжу меніВ.Ф. Беньковського Херсонського державного університету! Знищено навчальнубазу, на якій багато десятирічь готували вчителів початкових класів тавихователів – майбутнє освітянської Херсонщини», - написав Співаковський.</text:p>
      <text:p text:style-name="P4">
<text:span text:style-name="T4">
Читайте також:</text:span>
 <text:a xlink:type="simple" xlink:href="https://www.ukrinform.ua/rubric-ato/3693216-unaslidok-obstrilu-rosijskimi-vijskami-orihova-poranenij-colovik.html" text:style-name="Internet_20_link" text:visited-style-name="Visited_20_Internet_20_Link">
 <text:span text:style-name="T4">
обстріл</text:span>
 </text:a>
</text:p>
      <text:p text:style-name="P4">
Як повідомлялося, внаслідок авіаційного удару росіян по Бериславу частковозруйновані споруди на території зернового елеватора і житловий будинок.</text:p>
      <text:p text:style-name="P4">
Source: <text:a xlink:type="simple" xlink:href="https://www.ukrinform.ua/rubric-regions/3693232-vorozij-obstril-berislava-na-hersonsini-poskodiv-pedagogicnij-koledz.html" text:style-name="Internet_20_link" text:visited-style-name="Visited_20_Internet_20_Link">
https://www.ukrinform.ua/rubric-regions/3693232-vorozij-obstril-berislava-na-hersonsini-poskodiv-pedagogicnij-koledz.html</text:a>
</text:p>
      <!--NEWS-->
      <text:h text:style-name="P10" text:outline-level="1">
<text:span text:style-name="T4">
Підозрюваним у підготовці заворушень у Кишиневі продовжили термін арешту</text:span>
</text:h>
      <text:p text:style-name="P4">
Authors: Ukrinform (Person)</text:p>
      <text:p text:style-name="P4">
Publisher: Укринформ (Organization)</text:p>
      <text:p text:style-name="P4">
Published Time: 2023-04-08T12:13:10+03:00</text:p>
      <text:p text:style-name="P4">
Modified Time: 2023-04-08T12:13:10+03:00</text:p>
      <text:p text:style-name="P4">
Description: Шістьом із семи осіб, яких 12 березня затримали за підозрою у намірах організувати заворушення у Кишиневі на тлі протестів популістської партії "Шор", продовжили арешт ще на місяць. — Укрінформ.</text:p>
      <text:p text:style-name="P4">
Images: ["<text:a xlink:type="simple" xlink:href="https://static.ukrinform.com/photos/2018_08/thumb_files/630_360_1534342460-3207.jpg" text:style-name="Internet_20_link" text:visited-style-name="Visited_20_Internet_20_Link">
630_360_15343...</text:a>
"]</text:p>
      <text:p text:style-name="P4">
Tags: ['Арешт', 'Молдова', 'Поліція']</text:p>
      <text:p text:style-name="P4">
Type: Article</text:p>
      <!--METADATA-->
      <text:p text:style-name="P4">
<draw:frame draw:style-name="fr1" draw:name="Image230" text:anchor-type="as-char" svg:width="6.9236in" svg:height="3.956343in" draw:z-index="0">
<draw:image xlink:href="../Images/yкринформ/2023-04-08T12-13-10-03-00/630_360_1534342460-3207.jpg" xlink:type="simple" xlink:show="embed" xlink:actuate="onLoad" draw:mime-type="image/jpeg"/>
</draw:frame>
 Шістьоміз семи осіб, яких 12 березня затримали за підозрою у намірах організуватизаворушення у Кишиневі на тлі протестів популістської партії "Шор", продовжилиарешт ще на місяць.</text:p>
      <text:p text:style-name="P4">
Як передає Укрінформ, про це повідомляє <text:a xlink:type="simple" xlink:href="http://newsmaker.md/rus/novosti/shesti-podozrevaemym-v-podgotovke-besporyadkov-v-kishineve-prodlili-arest/" text:style-name="Internet_20_link" text:visited-style-name="Visited_20_Internet_20_Link">
</text:a>
 .</text:p>
      <text:p text:style-name="P4">
Затримані залишаться під арештом ще на 30 діб. Про це 7 квітня повідомилапрокуратура з боротьби з організованою злочинністю та особливими справами.Запит про продовження попереднього арешту сьомому затриманому суд розгляне 10квітня.</text:p>
      <text:p text:style-name="P4">
12 березня очільник Національної поліції Молдови Віорел Чернеуцану <text:a xlink:type="simple" xlink:href="https://www.ukrinform.ua/rubric-world/3681406-specsluzbi-rf-planuut-destabilizuvati-situaciu-v-moldovi-glava-nacpolicii.html" text:style-name="Internet_20_link" text:visited-style-name="Visited_20_Internet_20_Link">
</text:a>
 , що російськіспецслужби планують дестабілізувати ситуацію в Молдові, зокрема на акціїчленів та прихильників партії «Шор» 12 березня. Правоохоронним органам вдалосязупинити громадянина <text:a xlink:type="simple" xlink:href="https://www.ukrinform.ua/tag-rosia" text:style-name="Internet_20_link" text:visited-style-name="Visited_20_Internet_20_Link">
 </text:a>
 , який прибув доКишинева 9 березня. За словами поліцейського, його метою було навчити людей,які мали дестабілізувати ситуацію в Молдові.</text:p>
      <text:p text:style-name="P4">
Очільник поліції також повідомив, що організатори майбутніх заворушеньсформували 10 груп по 10 осіб, яких готували до відповідних акцій. Усі їхнідії координували із росії.</text:p>
      <text:p text:style-name="P4">
Усім завербованим обіцяли за організацію заворушень $10 тис. та підтримкуполітичних сил у Молдові. Але напередодні протесту сімох із них затримали тадоставили в поліцію. 14 березня всіх сімох відправили під попередній арешт на30 діб.</text:p>
      <text:p text:style-name="P4">
<text:span text:style-name="T4">
Читайте також:</text:span>
 <text:a xlink:type="simple" xlink:href="https://www.ukrinform.ua/rubric-world/3682736-kreml-planuvav-poetapno-vstanoviti-politicnij-kontrol-nad-moldovou-do-2030-roku-zmi.html" text:style-name="Internet_20_link" text:visited-style-name="Visited_20_Internet_20_Link">
 </text:a>
</text:p>
      <text:p text:style-name="P4">
Як повідомлялося, після повномасштабного вторгнення росії в Українупрозахідний уряд Молдови та його союзники побоюються, що країна може бутивтягнута у конфлікт з рф.</text:p>
      <text:p text:style-name="P4">
В останні місяці російські ракети, націлені на Україну, входили в повітрянийпростір Молдови, а Кишинів звинуватив кремль у розпалюванні антиурядовихпротестів.</text:p>
      <text:p text:style-name="P4">
У лютому президент Молдови Майя Санду також звинуватила москву в плануваннідержавного перевороту у країні з метою повалення прозахідного уряду.</text:p>
      <text:p text:style-name="P4">
Source: <text:a xlink:type="simple" xlink:href="https://www.ukrinform.ua/rubric-world/3693228-pidozruvanim-u-pidgotovci-zavorusen-u-kisinevi-prodovzili-termin-arestu.html" text:style-name="Internet_20_link" text:visited-style-name="Visited_20_Internet_20_Link">
https://www.ukrinform.ua/rubric-world/3693228-pidozruvanim-u-pidgotovci-zavorusen-u-kisinevi-prodovzili-termin-arestu.html</text:a>
</text:p>
      <!--NEWS-->
      <text:h text:style-name="P10" text:outline-level="1">
<text:span text:style-name="T4">
Благодійники передали термобілизну медикам екстреної допомоги</text:span>
</text:h>
      <text:p text:style-name="P4">
Authors: Ukrinform (Person)</text:p>
      <text:p text:style-name="P4">
Publisher: Укринформ (Organization)</text:p>
      <text:p text:style-name="P4">
Published Time: 2023-04-08T12:40:00+03:00</text:p>
      <text:p text:style-name="P4">
Modified Time: 2023-04-08T12:40:00+03:00</text:p>
      <text:p text:style-name="P4">
Description: Українські обласні центри екстреної меддопомоги отримали 15 тисяч комплектів термобілизни від благодійників. — Укрінформ.</text:p>
      <text:p text:style-name="P4">
Images: ["<text:a xlink:type="simple" xlink:href="https://static.ukrinform.com/photos/2023_04/thumb_files/630_360_1680946706-461.jpeg" text:style-name="Internet_20_link" text:visited-style-name="Visited_20_Internet_20_Link">
630_360_16809...</text:a>
", "<text:a xlink:type="simple" xlink:href="https://static.ukrinform.com/photos/2023_04/1680946705-609.jpeg" text:style-name="Internet_20_link" text:visited-style-name="Visited_20_Internet_20_Link">
1680946705-60...</text:a>
", "<text:a xlink:type="simple" xlink:href="https://static.ukrinform.com/photos/2023_04/1680946706-445.jpeg" text:style-name="Internet_20_link" text:visited-style-name="Visited_20_Internet_20_Link">
1680946706-44...</text:a>
", "<text:a xlink:type="simple" xlink:href="https://static.ukrinform.com/photos/2023_04/1680946706-672.jpeg" text:style-name="Internet_20_link" text:visited-style-name="Visited_20_Internet_20_Link">
1680946706-67...</text:a>
"]</text:p>
      <text:p text:style-name="P4">
Tags: ['Медики', 'Одяг', 'Благодійність', 'допомога']</text:p>
      <text:p text:style-name="P4">
Type: Article</text:p>
      <!--METADATA-->
      <text:p text:style-name="P4">
<draw:frame draw:style-name="fr1" draw:name="Image231" text:anchor-type="as-char" svg:width="6.9236in" svg:height="3.947667in" draw:z-index="0">
<draw:image xlink:href="../Images/yкринформ/2023-04-08T12-40-00-03-00/630_360_1680946706-461.jpeg" xlink:type="simple" xlink:show="embed" xlink:actuate="onLoad" draw:mime-type="image/jpeg"/>
</draw:frame>
Українські обласні центри екстреної меддопомоги отримали 15 тисяч комплектівтермобілизни від благодійників.</text:p>
      <text:p text:style-name="P4">
Про це повідомили у <text:a xlink:type="simple" xlink:href="https://moz.gov.ua/article/news/ukrainski-centri-ekstrenki-otrimali-termobiliznu-vid-blagodijnikiv" text:style-name="Internet_20_link" text:visited-style-name="Visited_20_Internet_20_Link">
 </text:a>
 , передає Укрінформ.</text:p>
      <text:p text:style-name="P4">
Зокрема, допомога надійшла в ЦЕМД Донецької, Дніпропетровської, Луганської,Харківської, Херсонської, Запорізької, Одеської, Миколаївської,Кіровоградської, Миколаївської та Сумської областей.</text:p>
      <text:p text:style-name="P4">
<draw:frame draw:style-name="fr1" draw:name="Image232" text:anchor-type="as-char" svg:width="6.9236in" svg:height="9.231467in" draw:z-index="0">
<draw:image xlink:href="../Images/yкринформ/2023-04-08T12-40-00-03-00/1680946705-609.jpeg" xlink:type="simple" xlink:show="embed" xlink:actuate="onLoad" draw:mime-type="image/jpeg"/>
</draw:frame>
</text:p>
      <text:p text:style-name="P4">
Як зазначили в МОЗ, завдяки термокомплектам працівники “екстренки” зможутьпродовжувати працювати й надавати вчасну і якісну швидку <text:a xlink:type="simple" xlink:href="https://www.ukrinform.ua/tag-medicina" text:style-name="Internet_20_link" text:visited-style-name="Visited_20_Internet_20_Link">
</text:a>
 пацієнтам за будь-яких погодних умов.</text:p>
      <text:p text:style-name="P4">
<draw:frame draw:style-name="fr1" draw:name="Image233" text:anchor-type="as-char" svg:width="6.9236in" svg:height="4.615733in" draw:z-index="0">
<draw:image xlink:href="../Images/yкринформ/2023-04-08T12-40-00-03-00/1680946706-445.jpeg" xlink:type="simple" xlink:show="embed" xlink:actuate="onLoad" draw:mime-type="image/jpeg"/>
</draw:frame>
</text:p>
      <text:p text:style-name="P4">
Цей одяг був придбаний у рамках благодійного проєкту Winterization, якийміжнародна платформа MedGlobal реалізує спільно із компанією LDS на запитМіністерства охорони здоров’я України.</text:p>
      <text:p text:style-name="P4">
<draw:frame draw:style-name="fr1" draw:name="Image234" text:anchor-type="as-char" svg:width="6.9236in" svg:height="9.231467in" draw:z-index="0">
<draw:image xlink:href="../Images/yкринформ/2023-04-08T12-40-00-03-00/1680946706-672.jpeg" xlink:type="simple" xlink:show="embed" xlink:actuate="onLoad" draw:mime-type="image/jpeg"/>
</draw:frame>
</text:p>
      <text:p text:style-name="P4">
“Окрім центрів екстреної медичної допомоги, термобілизну передали такожпрацівникам Українського науково практичного центру екстреної медичноїдопомоги та медицини катастроф”, - додали в міністерстві.</text:p>
      <text:p text:style-name="P4">
<text:span text:style-name="T4">
Читайте також:</text:span>
 <text:a xlink:type="simple" xlink:href="https://www.ukrinform.ua/rubric-ato/3685944-medikam-prifrontovih-zon-peredali-28-bronovanih-svidkih.html" text:style-name="Internet_20_link" text:visited-style-name="Visited_20_Internet_20_Link">
 <text:span text:style-name="T4">
Медикам</text:span>
 </text:a>
</text:p>
      <text:p text:style-name="P4">
Як повідомлялося, із березня 2022 року MedGlobal передала Україні ліків таобладнання на суму понад 6 млн доларів, а також провела 64 навчальні тренінгидля понад 1100 лікарів з 70 медичних закладів України.</text:p>
      <text:p text:style-name="P4">
<text:span text:style-name="T5">
Фото: moz.gov.ua</text:span>
</text:p>
      <text:p text:style-name="P4">
Source: <text:a xlink:type="simple" xlink:href="https://www.ukrinform.ua/rubric-society/3693238-blagodijniki-peredali-termobiliznu-medikam-ekstrenoi-dopomogi.html" text:style-name="Internet_20_link" text:visited-style-name="Visited_20_Internet_20_Link">
https://www.ukrinform.ua/rubric-society/3693238-blagodijniki-peredali-termobiliznu-medikam-ekstrenoi-dopomogi.html</text:a>
</text:p>
      <!--NEWS-->
      <text:h text:style-name="P10" text:outline-level="1">
<text:span text:style-name="T4">
Переговори не повинні стати «ратифікацією» захоплення рф територій в Україні – Блінкен</text:span>
</text:h>
      <text:p text:style-name="P4">
Authors: Ukrinform (Person)</text:p>
      <text:p text:style-name="P4">
Publisher: Укринформ (Organization)</text:p>
      <text:p text:style-name="P4">
Published Time: 2023-04-08T12:41:34+03:00</text:p>
      <text:p text:style-name="P4">
Modified Time: 2023-04-08T12:41:34+03:00</text:p>
      <text:p text:style-name="P4">
Description: Державний секретар США Ентоні Блінкен наразі не бачить підстав для переговорів щодо припинення вогню між росією та Україною.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Переговори', 'Україна', 'росія', 'Блінкен']</text:p>
      <text:p text:style-name="P4">
Type: Article</text:p>
      <!--METADATA-->
      <text:p text:style-name="P4">
<draw:frame draw:style-name="fr1" draw:name="Image235" text:anchor-type="as-char" svg:width="6.9236in" svg:height="3.956343in" draw:z-index="0">
<draw:image xlink:href="../Images/yкринформ/2023-04-08T12-41-34-03-00/630_360_1666808912-523.jpg" xlink:type="simple" xlink:show="embed" xlink:actuate="onLoad" draw:mime-type="image/jpeg"/>
</draw:frame>
 Державнийсекретар США Ентоні Блінкен наразі не бачить підстав для переговорів щодоприпинення вогню між росією та Україною.</text:p>
      <text:p text:style-name="P4">
Про це повідомляє <text:a xlink:type="simple" xlink:href="http://www.dw.com/uk/blinken-ne-bacit-pidstav-dla-peremovin-sodo-peremira-miz-ukrainou-i-rosieu/a-65262301" text:style-name="Internet_20_link" text:visited-style-name="Visited_20_Internet_20_Link">
 </text:a>
 , передає Укрінформ.</text:p>
      <text:p text:style-name="P4">
В інтерв'ю виданням медіагрупи Funke та французькій газеті <text:a xlink:type="simple" xlink:href="http://www.ouest-france.fr/monde/chine/entretien-antony-blinken-une-action-unilaterale-a-taiwan-peut-declencher-une-crise-mondiale-31b8ed76-d484-11ed-b507-c1be895331af" text:style-name="Internet_20_link" text:visited-style-name="Visited_20_Internet_20_Link">
</text:a>
 Блінкен заявив, що якщоприпинення вогню призведе до "практично ратифікації захоплення росією певнихтериторій в Україні, то це не стане справедливим та міцним миром". За йогословами, за таких умов це дало би можливість росії реорганізувати війська,відпочити, а через певний час знову напасти.</text:p>
      <text:p text:style-name="P4">
Він зауважив, що 141 країна в ООН висловилася за справедливий мир і повагу доосновоположних принципів, що лежать в основі статуту ООН, "які були порушеніросією, включаючи територіальну цілісність".</text:p>
      <text:p text:style-name="P4">
Держсекретар США наголосив, що перед Заходом нині стоять дві цілі. Перша -зробити все можливе, щоб допомогти Україні повернути захоплені росієютериторії, зокрема через контрнаступ, який очікується в найближчі кількатижнів.</text:p>
      <text:p text:style-name="P4">
Друга - допомогти Києву створити середньостроковий та довгостроковий потенціалдля стримування агресії та для самозахисту. За словами Блінкена, будутьпотрібні значні зусилля, щоб допомогти Україні відновитися від руйнувань. Крімтого, поки росія не змінить курс, "ми маємо зберігати безпрецедентний тиск" намоскву за допомогою санкцій та експортного контролю, наголосив він.</text:p>
      <text:p text:style-name="P4">
Блінкен також прокоментував плани кремля розмістити тактичну ядерну зброю убілорусі. "Передусім, ця риторика вчергове абсолютно безвідповідальна", -наголосив американський дипломат.</text:p>
      <text:p text:style-name="P4">
"Єдина країна, яка говорила про ядерну зброю чи погрожувала, приховано чиявно, її застосувати - і це у розпал агресії проти України, - це сама <text:a xlink:type="simple" xlink:href="https://www.ukrinform.ua/tag-rosia" text:style-name="Internet_20_link" text:visited-style-name="Visited_20_Internet_20_Link">
</text:a>
 ", - зазначив він.</text:p>
      <text:p text:style-name="P4">
<text:span text:style-name="T4">
Читайте також:</text:span>
 <text:a xlink:type="simple" xlink:href="https://www.ukrinform.ua/rubric-world/3693071-blinken-zaklikav-kitaj-perekonati-rosiu-povazati-suverenitet-ukraini.html" text:style-name="Internet_20_link" text:visited-style-name="Visited_20_Internet_20_Link">
 <text:span text:style-name="T4">
Блінкен</text:span>
 </text:a>
</text:p>
      <text:p text:style-name="P4">
міністр закордонних справ рф сергій лавров 7 квітня в Туреччині висловивдумку, що діалог для досягнення миру в Україні може вестися лише з урахуваннямнеобхідності обговорення того, "на яких засадах ґрунтуватиметься новийсвітопорядок".</text:p>
      <text:p text:style-name="P4">
У щоденному звіті американського Інституту вивчення війни (ISW) за 7 квітнятака позиція головного російського дипломата розцінена як проявнезацікавленості рф у "правомірних переговорах".</text:p>
      <text:p text:style-name="P4">
<text:span text:style-name="T5">
Фото: Andrew Harrer/Bloomberg</text:span>
</text:p>
      <text:p text:style-name="P4">
Source: <text:a xlink:type="simple" xlink:href="https://www.ukrinform.ua/rubric-world/3693239-peregovori-ne-povinni-stati-ratifikacieu-zahoplenna-rf-teritorij-v-ukraini-blinken.html" text:style-name="Internet_20_link" text:visited-style-name="Visited_20_Internet_20_Link">
https://www.ukrinform.ua/rubric-world/3693239-peregovori-ne-povinni-stati-ratifikacieu-zahoplenna-rf-teritorij-v-ukraini-blinken.html</text:a>
</text:p>
      <!--NEWS-->
      <text:h text:style-name="P10" text:outline-level="1">
<text:span text:style-name="T4">
У КНДР заявляють, що випробували підводний ядерний дрон</text:span>
</text:h>
      <text:p text:style-name="P4">
Authors: Ukrinform (Person)</text:p>
      <text:p text:style-name="P4">
Publisher: Укринформ (Organization)</text:p>
      <text:p text:style-name="P4">
Published Time: 2023-04-08T12:47:00+03:00</text:p>
      <text:p text:style-name="P4">
Modified Time: 2023-04-08T12:47:00+03:00</text:p>
      <text:p text:style-name="P4">
Description: У Північній Кореї заявили в суботу, що випробували новий тип підводного безпілотника Haeil-2, який, за їх словами, «здатний нести ядерну боєголовку». — Укрінформ.</text:p>
      <text:p text:style-name="P4">
Images: ["<text:a xlink:type="simple" xlink:href="https://static.ukrinform.com/photos/2023_04/thumb_files/630_360_1680947177-821.jpg" text:style-name="Internet_20_link" text:visited-style-name="Visited_20_Internet_20_Link">
630_360_16809...</text:a>
", "<text:a xlink:type="simple" xlink:href="https://static.ukrinform.com/photos/2023_04/1680947213-645.jpeg" text:style-name="Internet_20_link" text:visited-style-name="Visited_20_Internet_20_Link">
1680947213-64...</text:a>
"]</text:p>
      <text:p text:style-name="P4">
Tags: ['КНДР', 'Випробування', 'Дрон']</text:p>
      <text:p text:style-name="P4">
Type: Article</text:p>
      <!--METADATA-->
      <text:p text:style-name="P4">
<draw:frame draw:style-name="fr1" draw:name="Image236" text:anchor-type="as-char" svg:width="6.9236in" svg:height="3.956343in" draw:z-index="0">
<draw:image xlink:href="../Images/yкринформ/2023-04-08T12-47-00-03-00/630_360_1680947177-821.jpg" xlink:type="simple" xlink:show="embed" xlink:actuate="onLoad" draw:mime-type="image/jpeg"/>
</draw:frame>
 УПівнічній Кореї заявили в суботу, що випробували новий тип підводногобезпілотника Haeil-2, який, за їх словами, «здатний нести ядерну боєголовку».</text:p>
      <text:p text:style-name="P4">
Про це повідомляє <text:a xlink:type="simple" xlink:href="https://edition.cnn.com/2023/04/07/asia/north-korea-underwater-drone-nuclear-warhead-test-intl-hnk/index.html" text:style-name="Internet_20_link" text:visited-style-name="Visited_20_Internet_20_Link">
 </text:a>
 , передаєУкрінформ.</text:p>
      <text:p text:style-name="P4">
Згідно із повідомленням державного Корейського центрального інформаційногоагентства (KCNA), «безпілотний підводний ядерний ударний човен» Haeil-2 буввипробуваний в період з 4 по 7 квітня.</text:p>
      <text:p text:style-name="P4">
<draw:frame draw:style-name="fr1" draw:name="Image237" text:anchor-type="as-char" svg:width="6.9236in" svg:height="3.89773in" draw:z-index="0">
<draw:image xlink:href="../Images/yкринформ/2023-04-08T12-47-00-03-00/1680947213-645.jpeg" xlink:type="simple" xlink:show="embed" xlink:actuate="onLoad" draw:mime-type="image/jpeg"/>
</draw:frame>
</text:p>
      <text:p text:style-name="P4">
Зазначається, що він провів у водах біля східного узбережжя <text:a xlink:type="simple" xlink:href="https://www.ukrinform.ua/tag-kndr" text:style-name="Internet_20_link" text:visited-style-name="Visited_20_Internet_20_Link">
</text:a>
 понад 71 годину, перш ніж тестовубоєголовку підірвали.</text:p>
      <text:p text:style-name="P4">
«В результаті випробувань надійність і смертоносна здатність системи підводноїстратегічної зброї були ідеально доведені», — заявили в KCNA про останнівипробування Haeil-2.</text:p>
      <text:p text:style-name="P4">
Пхеньян стверджує, що розробляє ядерні безпілотники з 2012 року і провів понад50 випробувань за останні два роки.</text:p>
      <text:p text:style-name="P4">
<text:span text:style-name="T4">
Читайте також:</text:span>
 <text:a xlink:type="simple" xlink:href="https://www.ukrinform.ua/rubric-world/3692429-kndr-moze-provesti-aderne-viprobuvanna-budakoi-miti-ministr-oboroni-pivdennoi-korei.html" text:style-name="Internet_20_link" text:visited-style-name="Visited_20_Internet_20_Link">
 <text:span text:style-name="T4">
КНДР</text:span>
 </text:a>
</text:p>
      <text:p text:style-name="P4">
Однак аналітики поставили під сумнів заяви КНДР, зазначивши, що Північна Кореяраніше перебільшувала свої можливості та терміни розгортання зброї.</text:p>
      <text:p text:style-name="P4">
Це вже друга за останні тижні заява КНДР про нібито випробування безпілотника,здатного нести ядерний заряд.</text:p>
      <text:p text:style-name="P4">
Як повідомлялося, 3 квітня Південна Корея, <text:a xlink:type="simple" xlink:href="https://www.ukrinform.ua/rubric-world/3690813-pivdenna-korea-aponia-i-ssa-rozpocali-masstabni-morski-navcanna.html" text:style-name="Internet_20_link" text:visited-style-name="Visited_20_Internet_20_Link">
</text:a>
</text:p>
      <text:p text:style-name="P4">
<text:span text:style-name="T5">
Фото: KCNA/KNS/AFP/Getty Images</text:span>
</text:p>
      <text:p text:style-name="P4">
Source: <text:a xlink:type="simple" xlink:href="https://www.ukrinform.ua/rubric-world/3693240-u-kndr-zaavlaut-so-viprobuvali-pidvodnij-adernij-dron.html" text:style-name="Internet_20_link" text:visited-style-name="Visited_20_Internet_20_Link">
https://www.ukrinform.ua/rubric-world/3693240-u-kndr-zaavlaut-so-viprobuvali-pidvodnij-adernij-dron.html</text:a>
</text:p>
      <!--NEWS-->
      <text:h text:style-name="P10" text:outline-level="1">
<text:span text:style-name="T4">
Єрмак та Амаль Клуні обговорили відповідальність росії за злочини проти українських дітей</text:span>
</text:h>
      <text:p text:style-name="P4">
Authors: Ukrinform (Person)</text:p>
      <text:p text:style-name="P4">
Publisher: Укринформ (Organization)</text:p>
      <text:p text:style-name="P4">
Published Time: 2023-04-08T12:59:25+03:00</text:p>
      <text:p text:style-name="P4">
Modified Time: 2023-04-08T12:59:25+03:00</text:p>
      <text:p text:style-name="P4">
Description: Керівник Офісу Президента України Андрій Єрмак і правозахисниця та співзасновниця Фонду Клуні «За справедливість» Амаль Клуні обговорили притягнення росії до відповідальності за злочини проти українських дітей. — Укрінформ.</text:p>
      <text:p text:style-name="P4">
Images: ["<text:a xlink:type="simple" xlink:href="https://static.ukrinform.com/photos/2023_04/thumb_files/630_360_1680947800-587.jpeg" text:style-name="Internet_20_link" text:visited-style-name="Visited_20_Internet_20_Link">
630_360_16809...</text:a>
"]</text:p>
      <text:p text:style-name="P4">
Tags: ['Діти', 'Воєнні злочини', 'Єрмак', 'Війна з росією', 'Амаль Клуні']</text:p>
      <text:p text:style-name="P4">
Type: Article</text:p>
      <!--METADATA-->
      <text:p text:style-name="P4">
<draw:frame draw:style-name="fr1" draw:name="Image238" text:anchor-type="as-char" svg:width="6.9236in" svg:height="3.956343in" draw:z-index="0">
<draw:image xlink:href="../Images/yкринформ/2023-04-08T12-59-25-03-00/630_360_1680947800-587.jpeg" xlink:type="simple" xlink:show="embed" xlink:actuate="onLoad" draw:mime-type="image/jpeg"/>
</draw:frame>
 КерівникОфісу Президента України Андрій Єрмак і правозахисниця та співзасновниця ФондуКлуні «За справедливість» Амаль Клуні обговорили притягнення росії довідповідальності за злочини проти українських дітей.</text:p>
      <text:p text:style-name="P4">
Як передає Укрінформ, про це повідомляє <text:a xlink:type="simple" xlink:href="http://president.gov.ua/news/rosiya-maye-vidpovisti-za-zlochini-proti-ukrayinskih-ditej-a-82165" text:style-name="Internet_20_link" text:visited-style-name="Visited_20_Internet_20_Link">
</text:a>
 .</text:p>
      <text:p text:style-name="P4">
Клуні спеціалізується на міжнародному кримінальному праві та захисті правлюдини, а також є адвокатом у міжнародних судах, зокрема в Міжнародному судіООН і Міжнародному кримінальному суді. У квітні 2022 року вона виступила вРаді Безпеки ООН із закликом до справедливості, оскільки з’явилися жахливідокази злочинів і звірств, які російські військові вчинили протягом кількохтижнів після повномасштабного вторгнення в Україну.</text:p>
      <text:p text:style-name="P4">
Єрмак під час онлайн розмови від імені Президента Володимира Зеленськогоподякував правозахисниці за її позицію.</text:p>
      <text:p text:style-name="P4">
«В Україні люди знають про вашу підтримку й дуже цінують її. Багато людей чуливашу промову й усе, що ви сказали про війну та українців. Це справді дужеважливо», – зазначив Єрмак.</text:p>
      <text:p text:style-name="P4">
За його словами, лише за офіційними даними, щонайменше 20 тисяч дітей булипримусово вивезені російськими військовими з тимчасово захоплених територій,розлучені з батьками та силоміць передані в російські сім’ї.</text:p>
      <text:p text:style-name="P4">
Керівник ОП наголосив на важливості повернення всіх депортованих українськихдітей на Батьківщину і покарання російських злочинців. За його словами,Україна вже активно працює в цьому напрямі.</text:p>
      <text:p text:style-name="P4">
<text:span text:style-name="T4">
Читайте також:</text:span>
 <text:a xlink:type="simple" xlink:href="https://www.ukrinform.ua/rubric-sports/3690436-ermak-zustrivsa-z-prezidentom-miznarodnoi-federacii-gimnastiki.html" text:style-name="Internet_20_link" text:visited-style-name="Visited_20_Internet_20_Link">
 <text:span text:style-name="T4">
Єрмак</text:span>
 </text:a>
</text:p>
      <text:p text:style-name="P4">
Єрмак також відзначив важливість міжнародної правової підтримки у розв’язанніпроблеми порушення прав дітей.</text:p>
      <text:p text:style-name="P4">
«Ми маємо намір розробити нові механізми захисту прав дітей, покарання виннихі запобігання злочинам проти дітей у майбутньому», – додав він.</text:p>
      <text:p text:style-name="P4">
Клуні зі свого боку запевнила, що підтримує Україну й українців, поділяє їхнійбіль, розуміє всю жахливість злочинів, що скоюються проти українських громадяні їхніх дітей.</text:p>
      <text:p text:style-name="P4">
Як заявила правозахисниця, вона та її колеги з Фонду Клуні «За справедливість»продовжують активно працювати над тим, щоб притягнути росію довідповідальності за порушення міжнародного права.</text:p>
      <text:p text:style-name="P4">
<text:span text:style-name="T4">
Читайте також:</text:span>
 <text:a xlink:type="simple" xlink:href="https://www.ukrinform.ua/rubric-sports/3692635-ucast-rosian-ta-bilorusiv-u-sportivnih-zmagannah-ne-spriae-miru-ta-rozvitku-ermak.html" text:style-name="Internet_20_link" text:visited-style-name="Visited_20_Internet_20_Link">
 <text:span text:style-name="T4">
Єрмак</text:span>
 </text:a>
</text:p>
      <text:p text:style-name="P4">
Як повідомляв Укрінформ, в Україні станом на ранок 8 квітня внаслідокповномасштабної агресії російської федерації <text:a xlink:type="simple" xlink:href="https://www.ukrinform.ua/rubric-ato/3693177-rosijska-armia-poranila-v-ukraini-946-ditej.html" text:style-name="Internet_20_link" text:visited-style-name="Visited_20_Internet_20_Link">
</text:a>
 , ще 946 дістали поранення.</text:p>
      <text:p text:style-name="P4">
Source: <text:a xlink:type="simple" xlink:href="https://www.ukrinform.ua/rubric-society/3693243-ermak-ta-amal-kluni-obgovorili-vidpovidalnist-rosii-za-zlocini-proti-ukrainskih-ditej.html" text:style-name="Internet_20_link" text:visited-style-name="Visited_20_Internet_20_Link">
https://www.ukrinform.ua/rubric-society/3693243-ermak-ta-amal-kluni-obgovorili-vidpovidalnist-rosii-za-zlocini-proti-ukrainskih-ditej.html</text:a>
</text:p>
      <!--NEWS-->
      <text:h text:style-name="P10" text:outline-level="1">
<text:span text:style-name="T4">
росія програла вибори до трьох органів ООН</text:span>
</text:h>
      <text:p text:style-name="P4">
Authors: Ukrinform (Person)</text:p>
      <text:p text:style-name="P4">
Publisher: Укринформ (Organization)</text:p>
      <text:p text:style-name="P4">
Published Time: 2023-04-08T13:00:55+03:00</text:p>
      <text:p text:style-name="P4">
Modified Time: 2023-04-08T13:00:55+03:00</text:p>
      <text:p text:style-name="P4">
Description: Цього тижня росія програла вибори до трьох органів ООН, що є ознакою того, що опір міжнародної спільноти її вторгненню в Україну більше року тому залишається сильним.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ООН', 'Вибори', 'росія']</text:p>
      <text:p text:style-name="P4">
Type: Article</text:p>
      <!--METADATA-->
      <text:p text:style-name="P4">
<draw:frame draw:style-name="fr1" draw:name="Image239" text:anchor-type="as-char" svg:width="6.9236in" svg:height="3.956343in" draw:z-index="0">
<draw:image xlink:href="../Images/yкринформ/2023-04-08T13-00-55-03-00/630_360_1591893289-695.jpg" xlink:type="simple" xlink:show="embed" xlink:actuate="onLoad" draw:mime-type="image/jpeg"/>
</draw:frame>
 Цьоготижня росія програла вибори до трьох органів ООН, що є ознакою того, що опірміжнародної спільноти її вторгненню в Україну більше року тому залишаєтьсясильним.</text:p>
      <text:p text:style-name="P4">
Про це повідомляє <text:a xlink:type="simple" xlink:href="http://apnews.com/article/russia-ukraine-un-lost-elections-95b7078b7e0b86ea1d2cc17726a6db3b" text:style-name="Internet_20_link" text:visited-style-name="Visited_20_Internet_20_Link">
 </text:a>
 , передає Укрінформ.</text:p>
      <text:p text:style-name="P4">
Під час голосування в Економічній та Соціальній раді ООН (ЕКОСОР), яка налічує54 членів, росія зазнала поразки від Румунії у боротьбі за місце у Комісії зістановища жінок.</text:p>
      <text:p text:style-name="P4">
Також рф програла Естонії членство у виконавчій раді Дитячого агентства ООНЮНІСЕФ. Крім цього, росія зазнала поразки від Вірменії та Чехії під частаємного голосування за членство в Комісії із запобігання злочинності такримінального правосуддя.</text:p>
      <text:p text:style-name="P4">
«Це чіткий сигнал від членів ЕКОСОР про те, що жодна країна не повинна займатипозиції в критичних органах ООН, коли вони грубо порушують статут ООН», -заявила постпред США при ООН Лінда Томас-Грінфілд.</text:p>
      <text:p text:style-name="P4">
Під час голосування за членів 14 комісій, рад та експертних груп, якими керуєЕКОСОР, росія була обрана до Комісії соціального розвитку шляхом акламації,від якої США та Велика Британія відмежувалися, заявивши, що вторгнення росіїпорушує міжнародне право та територіальну цілісність України.</text:p>
      <text:p text:style-name="P4">
<text:a xlink:type="simple" xlink:href="https://www.ukrinform.ua/tag-rosia" text:style-name="Internet_20_link" text:visited-style-name="Visited_20_Internet_20_Link">
 </text:a>
 також була обрана шляхом акламації доскладу Міжурядової робочої групи експертів з міжнародних стандартівбухгалтерського обліку та звітності.</text:p>
      <text:p text:style-name="P4">
<text:span text:style-name="T4">
Читайте також:</text:span>
 <text:a xlink:type="simple" xlink:href="https://www.ukrinform.ua/rubric-world/3683986-radbez-oon-ne-dopustiv-do-ucasti-predstavnicu-dnr.html" text:style-name="Internet_20_link" text:visited-style-name="Visited_20_Internet_20_Link">
 <text:span text:style-name="T4">
Радбез</text:span>
 <text:span text:style-name="T4">
ООН</text:span>
 <text:span text:style-name="T4">
допустив</text:span>
 <text:span text:style-name="T4">
участі</text:span>
 <text:span text:style-name="T4">
засіданні</text:span>
<text:span text:style-name="T4">
представницю</text:span>
 <text:span text:style-name="T4">
днр</text:span>
 </text:a>
</text:p>
      <text:p text:style-name="P4">
Голосування відбувалося після схвалення шести резолюцій проти росіїГенеральною асамблеєю ООН, що складається з 193 членів. Остання була прийнята23 лютого, напередодні першої річниці вторгнення, та закликала москвуприпинити бойові дії та вивести війська з України.</text:p>
      <text:p text:style-name="P4">
Source: <text:a xlink:type="simple" xlink:href="https://www.ukrinform.ua/rubric-world/3693244-rosia-prograla-vibori-do-troh-organiv-oon.html" text:style-name="Internet_20_link" text:visited-style-name="Visited_20_Internet_20_Link">
https://www.ukrinform.ua/rubric-world/3693244-rosia-prograla-vibori-do-troh-organiv-oon.html</text:a>
</text:p>
      <!--NEWS-->
      <text:h text:style-name="P10" text:outline-level="1">
<text:span text:style-name="T4">
У застосунку «Дія» з’явилася гра «Армія дронів»</text:span>
</text:h>
      <text:p text:style-name="P4">
Authors: Ukrinform (Person)</text:p>
      <text:p text:style-name="P4">
Publisher: Укринформ (Organization)</text:p>
      <text:p text:style-name="P4">
Published Time: 2023-04-08T13:15:09+03:00</text:p>
      <text:p text:style-name="P4">
Modified Time: 2023-04-08T13:15:09+03:00</text:p>
      <text:p text:style-name="P4">
Description: У застосунку "Дія" кожен може спробувати себе в ролі оператора безпілотника. — Укрінформ.</text:p>
      <text:p text:style-name="P4">
Images: ["<text:a xlink:type="simple" xlink:href="https://static.ukrinform.com/photos/2022_12/thumb_files/630_360_1670147687-418.jpg" text:style-name="Internet_20_link" text:visited-style-name="Visited_20_Internet_20_Link">
630_360_16701...</text:a>
"]</text:p>
      <text:p text:style-name="P4">
Tags: ['Гра', 'Додаток “ДІЯ”', 'Армія дронів']</text:p>
      <text:p text:style-name="P4">
Type: Article</text:p>
      <!--METADATA-->
      <text:p text:style-name="P4">
<draw:frame draw:style-name="fr1" draw:name="Image240" text:anchor-type="as-char" svg:width="6.9236in" svg:height="3.956343in" draw:z-index="0">
<draw:image xlink:href="../Images/yкринформ/2023-04-08T13-15-09-03-00/630_360_1670147687-418.jpg" xlink:type="simple" xlink:show="embed" xlink:actuate="onLoad" draw:mime-type="image/jpeg"/>
</draw:frame>
 Узастосунку "Дія" кожен може спробувати себе в ролі оператора безпілотника.</text:p>
      <text:p text:style-name="P4">
Як передає Укрінформ, про це Міністерство цифрової трансформації Україниповідомляє у <text:a xlink:type="simple" xlink:href="https://t.me/mintsyfra/3966" text:style-name="Internet_20_link" text:visited-style-name="Visited_20_Internet_20_Link">
 </text:a>
 .</text:p>
      <text:p text:style-name="P4">
"На початку повномасштабної <text:a xlink:type="simple" xlink:href="https://www.ukrinform.ua/tag-vijna" text:style-name="Internet_20_link" text:visited-style-name="Visited_20_Internet_20_Link">
 </text:a>
користувачі "Дії" підіймали моральний дух, граючи в "Байрактар" у "Дії". Теперчас керувати безпілотниками. Ми вдосконалили функціонал і головне - додалиможливість донатити, не виходячи з гри", - ідеться в повідомленні.</text:p>
      <text:p text:style-name="P4">
У "Дії" кожен може спробувати себе в ролі оператора безпілотника, і ціллю єнищити ворожі колони танків.</text:p>
      <text:p text:style-name="P4">
"Ви спалюєте ворожу техніку віртуально, а завдяки вашим донатам військовінищать ворога реально. Ми працювали над грою разом з компанією iLogos.Дякуємо, що підтримали ініціативу та наближаєте перемогу разом з українцями",- підкреслили у міністерстві.</text:p>
      <text:p text:style-name="P4">
<text:span text:style-name="T4">
Читайте також:</text:span>
 <text:a xlink:type="simple" xlink:href="https://www.ukrinform.ua/rubric-economy/3692056-u-zastosunku-dia-zapustili-prodaz-vijskovi-obligacii-alta.html" text:style-name="Internet_20_link" text:visited-style-name="Visited_20_Internet_20_Link">
 <text:span text:style-name="T4">
застосунку</text:span>
 </text:a>
</text:p>
      <text:p text:style-name="P4">
Як повідомляв Укрінформ, за проєктом "Армія дронів" профільні державні органивже <text:a xlink:type="simple" xlink:href="https://www.ukrinform.ua/rubric-technology/3689505-za-proektom-armia-droniv-vze-zakupili-ponad-32-tisaci-bezpilotnikiv.html" text:style-name="Internet_20_link" text:visited-style-name="Visited_20_Internet_20_Link">
 </text:a>
 на загальну суму понад4 млрд грн.</text:p>
      <text:p text:style-name="P4">
Source: <text:a xlink:type="simple" xlink:href="https://www.ukrinform.ua/rubric-technology/3693248-u-zastosunku-dia-zavilasa-gra-armia-droniv.html" text:style-name="Internet_20_link" text:visited-style-name="Visited_20_Internet_20_Link">
https://www.ukrinform.ua/rubric-technology/3693248-u-zastosunku-dia-zavilasa-gra-armia-droniv.html</text:a>
</text:p>
      <!--NEWS-->
      <text:h text:style-name="P10" text:outline-level="1">
<text:span text:style-name="T4">
На Харківщині «директору» школи дали два роки тюрми за співпрацю з росіянами</text:span>
</text:h>
      <text:p text:style-name="P4">
Authors: Ukrinform (Person)</text:p>
      <text:p text:style-name="P4">
Publisher: Укринформ (Organization)</text:p>
      <text:p text:style-name="P4">
Published Time: 2023-04-08T13:24:00+03:00</text:p>
      <text:p text:style-name="P4">
Modified Time: 2023-04-08T13:24:00+03:00</text:p>
      <text:p text:style-name="P4">
Description: На Харківщині до двох років ув’язнення засудили жителя смт Савинці, який за пропозицією російських окупантів став директором школи та наказував знищувати в ній українську символіку. — Укрінформ.</text:p>
      <text:p text:style-name="P4">
Images: ["<text:a xlink:type="simple" xlink:href="https://static.ukrinform.com/photos/2023_04/thumb_files/630_360_1680949122-269.jpg" text:style-name="Internet_20_link" text:visited-style-name="Visited_20_Internet_20_Link">
630_360_16809...</text:a>
", "<text:a xlink:type="simple" xlink:href="https://static.ukrinform.com/photos/2023_04/1680949122-496.jpg" text:style-name="Internet_20_link" text:visited-style-name="Visited_20_Internet_20_Link">
1680949122-49...</text:a>
"]</text:p>
      <text:p text:style-name="P4">
Tags: ['Школа', 'Харківщина', 'Колаборант', 'Війна з росією']</text:p>
      <text:p text:style-name="P4">
Type: Article</text:p>
      <!--METADATA-->
      <text:p text:style-name="P4">
<draw:frame draw:style-name="fr1" draw:name="Image241" text:anchor-type="as-char" svg:width="6.9236in" svg:height="3.956343in" draw:z-index="0">
<draw:image xlink:href="../Images/yкринформ/2023-04-08T13-24-00-03-00/630_360_1680949122-269.jpg" xlink:type="simple" xlink:show="embed" xlink:actuate="onLoad" draw:mime-type="image/jpeg"/>
</draw:frame>
 НаХарківщині до двох років ув’язнення засудили жителя смт Савинці, який запропозицією російських окупантів став директором школи та наказував знищуватив ній українську символіку.</text:p>
      <text:p text:style-name="P4">
Як передає Укрінформ, про це в <text:a xlink:type="simple" xlink:href="https://t.me/prokuratura_kharkiv/8611" text:style-name="Internet_20_link" text:visited-style-name="Visited_20_Internet_20_Link">
 </text:a>
повідомила Харківська обласна прокуратура.</text:p>
      <text:p text:style-name="P4">
«За підтримання публічного обвинувачення прокурорами Ізюмської окружноїпрокуратури Харківської області суд визнав винним 48-річного чоловіка зафактом колабораційної діяльності (ч. 3 ст. 111-1 КК України). Йому призначенопокарання у вигляді 2 років позбавлення волі з позбавленням права обійматибудь-які посади в органах державного управління та органах місцевогосамоврядування строком на десять років», - йдеться у повідомленні.</text:p>
      <text:p text:style-name="P4">
<draw:frame draw:style-name="fr1" draw:name="Image242" text:anchor-type="as-char" svg:width="6.9236in" svg:height="5.558112in" draw:z-index="0">
<draw:image xlink:href="../Images/yкринформ/2023-04-08T13-24-00-03-00/1680949122-496.jpg" xlink:type="simple" xlink:show="embed" xlink:actuate="onLoad" draw:mime-type="image/jpeg"/>
</draw:frame>
</text:p>
      <text:p text:style-name="P4">
У суді прокурори довели, що у смт Савинці Ізюмського району місцевий житель запропозицією окупантів у серпні 2022 року добровільно обійняв посаду директора<text:a xlink:type="simple" xlink:href="https://www.ukrinform.ua/tag-skola" text:style-name="Internet_20_link" text:visited-style-name="Visited_20_Internet_20_Link">
 </text:a>
 . Чоловік запровадив російськийнавчальний план та змушував працівників школи працювати за ним.</text:p>
      <text:p text:style-name="P4">
<text:span text:style-name="T4">
Читайте також:</text:span>
 <text:a xlink:type="simple" xlink:href="https://www.ukrinform.ua/rubric-regions/3693124-arma-peredali-majno-pidpriemciv-iz-hersona-akih-pidozruut-u-kolaboracii.html" text:style-name="Internet_20_link" text:visited-style-name="Visited_20_Internet_20_Link">
 </text:a>
</text:p>
      <text:p text:style-name="P4">
Окрім того, колаборант надавав вказівки персоналу зафарбувати синьо-жовтікольори на стінах класів та знищити всі куточки з українською символікою ушколі. У плані роботи директора було вивчення всіх законів та нормативнихактів для переходу навчального процесу в правове поле держави-агресора.</text:p>
      <text:p text:style-name="P4">
У суді обвинувачений повністю визнав свою вину.</text:p>
      <text:p text:style-name="P4">
<text:span text:style-name="T5">
Фото: Харківська обласна прокуратура</text:span>
</text:p>
      <text:p text:style-name="P4">
Source: <text:a xlink:type="simple" xlink:href="https://www.ukrinform.ua/rubric-regions/3693251-na-harkivsini-direktoru-skoli-dali-dva-roki-turmi-za-spivpracu-z-rosianami.html" text:style-name="Internet_20_link" text:visited-style-name="Visited_20_Internet_20_Link">
https://www.ukrinform.ua/rubric-regions/3693251-na-harkivsini-direktoru-skoli-dali-dva-roki-turmi-za-spivpracu-z-rosianami.html</text:a>
</text:p>
      <!--NEWS-->
      <text:h text:style-name="P10" text:outline-level="1">
<text:span text:style-name="T4">
В Україні прогнозують дощ, подекуди із грозою, до 15° тепла</text:span>
</text:h>
      <text:p text:style-name="P4">
Authors: Ukrinform (Person)</text:p>
      <text:p text:style-name="P4">
Publisher: Укринформ (Organization)</text:p>
      <text:p text:style-name="P4">
Published Time: 2023-04-08T13:25:00+03:00</text:p>
      <text:p text:style-name="P4">
Modified Time: 2023-04-08T13:25:00+03:00</text:p>
      <text:p text:style-name="P4">
Description: У неділю, 9 квітня, у більшості областей України очікуються помірні дощі, подекуди з грозою. — Укрінформ.</text:p>
      <text:p text:style-name="P4">
Images: ["<text:a xlink:type="simple" xlink:href="https://static.ukrinform.com/photos/2023_04/thumb_files/630_360_1680706754-286.jpg" text:style-name="Internet_20_link" text:visited-style-name="Visited_20_Internet_20_Link">
630_360_16807...</text:a>
"]</text:p>
      <text:p text:style-name="P4">
Tags: ['Дощ', 'Гроза', 'Погода', 'Прогноз']</text:p>
      <text:p text:style-name="P4">
Type: Article</text:p>
      <!--METADATA-->
      <text:p text:style-name="P4">
<draw:frame draw:style-name="fr1" draw:name="Image243" text:anchor-type="as-char" svg:width="6.9236in" svg:height="3.956343in" draw:z-index="0">
<draw:image xlink:href="../Images/yкринформ/2023-04-08T13-25-00-03-00/630_360_1680706754-286.jpg" xlink:type="simple" xlink:show="embed" xlink:actuate="onLoad" draw:mime-type="image/jpeg"/>
</draw:frame>
 У неділю,9 квітня, у більшості областей України очікуються помірні дощі, подекуди згрозою.</text:p>
      <text:p text:style-name="P4">
Про це Укрінформу повідомили в Українському гідрометцентрі.</text:p>
      <text:p text:style-name="P4">
«9 квітня хмарно з проясненнями. Вночі місцями невеликий дощ, вдень помірні <text:a xlink:type="simple" xlink:href="https://www.ukrinform.ua/tag-dos" text:style-name="Internet_20_link" text:visited-style-name="Visited_20_Internet_20_Link">
</text:a>
 , подекуди з грозою; у більшості західних,вдень і південних областей без істотних опадів», - йдеться в повідомленні.</text:p>
      <text:p text:style-name="P4">
У Карпатському регіоні на дорогах місцями ожеледиця; вночі та вранці узахідних, Житомирській та південних областях туман. Вітер змінних напрямків,3-8 м/с.</text:p>
      <text:p text:style-name="P4">
Температура вночі становитиме 3-8° тепла, вдень 10-15°; у західних областяхвночі від 4° тепла до 1° морозу (в Карпатах 2-7° морозу), вдень 7-12° тепла.</text:p>
      <text:p text:style-name="P4">
В Києві та Київській області 9 квітня вночі невеликий, вдень помірний дощ.Температура повітря у столиці вночі 6-8° тепла, вдень 12-14°; по області вночі3-8° тепла, вдень 10-15°.</text:p>
      <text:p text:style-name="P4">
На початку наступного тижня в Україні зберігатиметься хмарна з проясненнямипогода, часом невеликий дощ, в Карпатах з мокрим снігом. Зокрема, 11 квітня упівденних, вдень і в центральних областях помірний дощ; лише 10 квітня напівдні, 11 квітня на сході країни без істотних опадів. 10 квітня у південнихта центральних областях, 11 квітня в Карпатському регіоні вночі та вранцімісцями туман. Вітер східний, північно-східний, 5-10 м/с, вдень 11 квітня напівдні та сході місцями пориви 15-20 м/с.</text:p>
      <text:p text:style-name="P4">
Температура вночі 3-8° тепла, в Карпатах близько 0°; вдень 10 квітня 8-13°, напівдні та сході, 11 квітня в Україні 11-16°.</text:p>
      <text:p text:style-name="P4">
У столичному регіоні 10-11 квітня хмарно з проясненнями, часом невеликий дощ.Температура у Києві вночі 6-8° тепла; вдень 10 квітня 10-12°, 11 квітня13-15°. По області вночі 3-8° тепла; вдень 10 квітня 8-13°, 11 квітня 11-16°.</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a>
</text:p>
      <text:p text:style-name="P4">
В середу, 12 квітня, синоптики прогнозують в Україні дощі, вночі в Карпатах змокрим снігом; вночі у східних, вдень у західних областях без істотних опадів.13 квітня у південній частині, центральних та північних областях місцяминевеликий дощ, у східній частині помірний дощ; на заході країни без опадів.Температура вночі 3-9°, у західних областях 1-6° тепла; вдень 12 квітня 8-14°,13 квітня 11-17°.</text:p>
      <text:p text:style-name="P4">
У Києві та області 12 квітня помірний, 13 квітня місцями невеликий дощ.Температура у столиці вночі 7-9° тепла; вдень 12 квітня 11-13°, 13 квітня13-15°. По області вночі 7-9° тепла; вдень 12 квітня 11-13°, 13 квітня 13-15°.</text:p>
      <text:p text:style-name="P4">
Source: <text:a xlink:type="simple" xlink:href="https://www.ukrinform.ua/rubric-regions/3693263-v-ukraini-prognozuut-dos-podekudi-iz-grozou-do-15-tepla.html" text:style-name="Internet_20_link" text:visited-style-name="Visited_20_Internet_20_Link">
https://www.ukrinform.ua/rubric-regions/3693263-v-ukraini-prognozuut-dos-podekudi-iz-grozou-do-15-tepla.html</text:a>
</text:p>
      <!--NEWS-->
      <text:h text:style-name="P10" text:outline-level="1">
<text:span text:style-name="T4">
На Дніпропетровщині знайшли дев’ятирічного хлопчика, якого шукали майже добу</text:span>
</text:h>
      <text:p text:style-name="P4">
Authors: Ukrinform (Person)</text:p>
      <text:p text:style-name="P4">
Publisher: Укринформ (Organization)</text:p>
      <text:p text:style-name="P4">
Published Time: 2023-04-08T13:35:40+03:00</text:p>
      <text:p text:style-name="P4">
Modified Time: 2023-04-08T13:35:40+03:00</text:p>
      <text:p text:style-name="P4">
Description: У Дніпропетровській області рятувальники, поліцейські та волонтери знайшли дев’ятирічного хлопчика, пошуки якого тривали майже добу. — Укрінформ.</text:p>
      <text:p text:style-name="P4">
Images: ["<text:a xlink:type="simple" xlink:href="https://static.ukrinform.com/photos/2023_04/thumb_files/630_360_1680949908-837.jpg" text:style-name="Internet_20_link" text:visited-style-name="Visited_20_Internet_20_Link">
630_360_16809...</text:a>
"]</text:p>
      <text:p text:style-name="P4">
Tags: ['Діти', 'Дніпро', 'Розшук']</text:p>
      <text:p text:style-name="P4">
Type: Article</text:p>
      <!--METADATA-->
      <text:p text:style-name="P4">
<draw:frame draw:style-name="fr1" draw:name="Image244" text:anchor-type="as-char" svg:width="6.9236in" svg:height="3.956343in" draw:z-index="0">
<draw:image xlink:href="../Images/yкринформ/2023-04-08T13-35-40-03-00/630_360_1680949908-837.jpg" xlink:type="simple" xlink:show="embed" xlink:actuate="onLoad" draw:mime-type="image/jpeg"/>
</draw:frame>
 УДніпропетровській області рятувальники, поліцейські та волонтери знайшлидев’ятирічного хлопчика, пошуки якого тривали майже добу.</text:p>
      <text:p text:style-name="P4">
Як передає Укрінформ, про це Державна служба з надзвичайних ситуаційповідомляє у <text:a xlink:type="simple" xlink:href="http://t.me/dsns_telegram/15647" text:style-name="Internet_20_link" text:visited-style-name="Visited_20_Internet_20_Link">
 </text:a>
 .</text:p>
      <text:p text:style-name="P4">
7 квітня о 19:30 до Служби порятунку "101" з проханням про допомогу упроведенні пошукових робіт звернулись правоохоронці. Вони повідомили, щонеподалік власного будинку в Амур-Нижньодніпровському районі Дніпра по обідізник 9-річний хлопчик.</text:p>
      <text:p text:style-name="P4">
Фахівці <text:a xlink:type="simple" xlink:href="https://www.ukrinform.ua/tag-dsns" text:style-name="Internet_20_link" text:visited-style-name="Visited_20_Internet_20_Link">
 </text:a>
 за допомогою квадрокоптера,оснащеного тепловізором, з повітря обстежили навколишню територію. Також задопомогою човна рятувальники оглянули берегову лінію річки Дніпро.</text:p>
      <text:p text:style-name="P4">
Правоохоронці та волонтери здійснювали наземні пошуки у приватному житловомусекторі та прибережній зоні.</text:p>
      <text:p text:style-name="P4">
До пошуку були залучені 23 особи та 5 одиниць техніки Головного управлінняДСНС у Дніпропетровській області.</text:p>
      <text:p text:style-name="P4">
Станом на 11:50 8 квітня хлопчика знайшли волонтери. Дитину направили долікарні з попереднім діагнозом "переохолодження".</text:p>
      <text:p text:style-name="P4">
<text:span text:style-name="T4">
Читайте також:</text:span>
 <text:a xlink:type="simple" xlink:href="https://www.ukrinform.ua/rubric-regions/3683799-na-kirovogradsini-znajsli-dvoricnogo-hlopcika-akogo-sukali-ponad-dobu.html" text:style-name="Internet_20_link" text:visited-style-name="Visited_20_Internet_20_Link">
 </text:a>
</text:p>
      <text:p text:style-name="P4">
Як повідомляв Укрінформ, <text:a xlink:type="simple" xlink:href="https://www.ukrinform.ua/rubric-regions/3693179-u-dnipri-majze-dobu-sukaut-zniklogo-devatiricnogo-hlopcika.html" text:style-name="Internet_20_link" text:visited-style-name="Visited_20_Internet_20_Link">
 </text:a>
 дев'ятирічного Івана Преображенського, який зник 7 квітня, бувзорієнтований весь особовий склад поліції Дніпра - залучені близько 100правоохоронців, працівники аеророзвідки, кінологи, волонтери, 50 курсантівуніверситету внутрішніх справ, патрулі УПП та працівники ДСНС.</text:p>
      <text:p text:style-name="P4">
Source: <text:a xlink:type="simple" xlink:href="https://www.ukrinform.ua/rubric-regions/3693254-na-dnipropetrovsini-znajsli-devatiricnogo-hlopcika-akogo-sukali-majze-dobu.html" text:style-name="Internet_20_link" text:visited-style-name="Visited_20_Internet_20_Link">
https://www.ukrinform.ua/rubric-regions/3693254-na-dnipropetrovsini-znajsli-devatiricnogo-hlopcika-akogo-sukali-majze-dobu.html</text:a>
</text:p>
      <!--NEWS-->
      <text:h text:style-name="P10" text:outline-level="1">
<text:span text:style-name="T4">
Денис Молчанов поступився у парному фіналі турніру ATP в Італії</text:span>
</text:h>
      <text:p text:style-name="P4">
Authors: Ukrinform (Person)</text:p>
      <text:p text:style-name="P4">
Publisher: Укринформ (Organization)</text:p>
      <text:p text:style-name="P4">
Published Time: 2023-04-08T13:55:00+03:00</text:p>
      <text:p text:style-name="P4">
Modified Time: 2023-04-08T13:55:00+03:00</text:p>
      <text:p text:style-name="P4">
Description: Українсько-чеський дует Денис Молчанов - Зденек Коларж виступили у суботу в фінальному матчі турніру Асоціації тенісистів професіоналів (ATP) серії Challenger у Барлетті (Італія) із призовим фондом €73 тис. — Укрінформ.</text:p>
      <text:p text:style-name="P4">
Images: ["<text:a xlink:type="simple" xlink:href="https://static.ukrinform.com/photos/2023_04/thumb_files/630_360_1680874772-486.jpg" text:style-name="Internet_20_link" text:visited-style-name="Visited_20_Internet_20_Link">
630_360_16808...</text:a>
"]</text:p>
      <text:p text:style-name="P4">
Tags: ['Чехія', 'Італія', 'Теніс', 'Збірна України', 'Чоловіки']</text:p>
      <text:p text:style-name="P4">
Type: Article</text:p>
      <!--METADATA-->
      <text:p text:style-name="P4">
<draw:frame draw:style-name="fr1" draw:name="Image245" text:anchor-type="as-char" svg:width="6.9236in" svg:height="3.956343in" draw:z-index="0">
<draw:image xlink:href="../Images/yкринформ/2023-04-08T13-55-00-03-00/630_360_1680874772-486.jpg" xlink:type="simple" xlink:show="embed" xlink:actuate="onLoad" draw:mime-type="image/jpeg"/>
</draw:frame>
Українсько-чеський дует Денис Молчанов - Зденек Коларж виступили у суботу вфінальному матчі турніру Асоціації тенісистів професіоналів (ATP) серіїChallenger у Барлетті (Італія) із призовим фондом €73 тис.</text:p>
      <text:p text:style-name="P4">
У титульному поєдинку посіяні під 2-м номером Молчанов та Коларж у трьох сетахпоступилися італійському дуету Якопо Берреттіні та Флавіо Коболлі - 6:1, 5:7,6:10, передає Укрінформ.</text:p>
      <text:p text:style-name="P4">
<text:span text:style-name="T4">
Читайте також:</text:span>
 <text:a xlink:type="simple" xlink:href="https://www.ukrinform.ua/rubric-sports/3692963-ukrainec-molcanov-vijsov-u-final-turniru-atp-v-italii-u-parnomu-rozradi.html" text:style-name="Internet_20_link" text:visited-style-name="Visited_20_Internet_20_Link">
 </text:a>
</text:p>
      <text:p text:style-name="P4">
Суперники провели на корті 1 годину 19 хвилин.</text:p>
      <text:p text:style-name="P4">
Фото: sport.pl.</text:p>
      <text:p text:style-name="P4">
Source: <text:a xlink:type="simple" xlink:href="https://www.ukrinform.ua/rubric-sports/3693260-denis-molcanov-postupivsa-u-parnomu-finali-turniru-atp-v-italii.html" text:style-name="Internet_20_link" text:visited-style-name="Visited_20_Internet_20_Link">
https://www.ukrinform.ua/rubric-sports/3693260-denis-molcanov-postupivsa-u-parnomu-finali-turniru-atp-v-italii.html</text:a>
</text:p>
      <!--NEWS-->
      <text:h text:style-name="P10" text:outline-level="1">
<text:span text:style-name="T4">
У Ватикані знову вирішили поєднати представників України та рф на Хресній дорозі</text:span>
</text:h>
      <text:p text:style-name="P4">
Authors: Ukrinform (Person)</text:p>
      <text:p text:style-name="P4">
Publisher: Укринформ (Organization)</text:p>
      <text:p text:style-name="P4">
Published Time: 2023-04-08T13:55:45+03:00</text:p>
      <text:p text:style-name="P4">
Modified Time: 2023-04-08T13:55:45+03:00</text:p>
      <text:p text:style-name="P4">
Description: У Ватикані під час Хресної дороги в Колізеї 7 квітня вирішили поєднати свідчення українського та російського підлітків попри критику минулорічної ініціативи за участі жінок з України та рф. — Укрінформ.</text:p>
      <text:p text:style-name="P4">
Images: ["<text:a xlink:type="simple" xlink:href="https://static.ukrinform.com/photos/2023_04/thumb_files/630_360_1680950822-714.jpeg" text:style-name="Internet_20_link" text:visited-style-name="Visited_20_Internet_20_Link">
630_360_16809...</text:a>
"]</text:p>
      <text:p text:style-name="P4">
Tags: ['Україна', 'Ватикан', 'росія']</text:p>
      <text:p text:style-name="P4">
Type: Article</text:p>
      <!--METADATA-->
      <text:p text:style-name="P4">
<draw:frame draw:style-name="fr1" draw:name="Image246" text:anchor-type="as-char" svg:width="6.9236in" svg:height="3.956343in" draw:z-index="0">
<draw:image xlink:href="../Images/yкринформ/2023-04-08T13-55-45-03-00/630_360_1680950822-714.jpeg" xlink:type="simple" xlink:show="embed" xlink:actuate="onLoad" draw:mime-type="image/jpeg"/>
</draw:frame>
 УВатикані під час Хресної дороги в Колізеї 7 квітня вирішили поєднати свідченняукраїнського та російського підлітків попри критику минулорічної ініціативи заучасті жінок з України та рф.</text:p>
      <text:p text:style-name="P4">
Про це повідомляє <text:a xlink:type="simple" xlink:href="http://www.vaticannews.va/uk/pope/news/2023-04/rozdumy-na-hresnu-dorogu-2023.html" text:style-name="Internet_20_link" text:visited-style-name="Visited_20_Internet_20_Link">
 </text:a>
 , передає Укрінформ.</text:p>
      <text:p text:style-name="P4">
«Із земель, поранених бомбами, ракетами, пострілами чи убивчою ненавистю.Чоловіки і жінки, підлітки, молодь і похилі віком, батьки і богопосвяченіособи ділилися при різних нагодах і в різний спосіб з Папою своїмисвідченнями... «Голоси миру в час війни», - таку тему Святіший Отець обрав длямолитви Хресної дороги 7 квітня в римському Колізеї.</text:p>
      <text:p text:style-name="P4">
Зазначається, що на десятій зупинці, на якій роздуми зосереджені на тому, як зІсуса здирають одяг, упорядники поєднали свідчення українського та російськогопідлітків.</text:p>
      <text:p text:style-name="P4">
Перший розповідає про те, як вночі тікав із родиною з Маріуполя, вирішившиподатися до Італії, де була бабуся. На кордоні ж довелося попрощатися збатьком. «Коли ми прибули до Італії, я сумував. Я почувався без усього:повністю голим. Я не знав мови і не мав жодного друга. Бабуся старалася, щоб япочувався щасливим, але я повторював, що хочу повернутися додому. Врешті моясім’я вирішила повернутися в Україну», – розповів він.</text:p>
      <text:p text:style-name="P4">
Водночас росіянин розповів таке: «Я російський хлопець, і коли це говорю, томайже відчуваю провину, й одночасно, не розумію чому, а тому почуваюсяподвійно зле. Без щастя та мрій на майбутнє».</text:p>
      <text:p text:style-name="P4">
росіянин згадує про свого старшого брата, який через кілька днів після18-річчя «вирушив у подорож», а потім прийшло повідомлення про його смерть.«Нам всі казали, що ми повинні пишатися, але вдома були лише смуток істраждання. Подібне сталося з татом і дідом, які виїхали, і не маємо про нихжодної звістки», – сказав російський хлопець.</text:p>
      <text:p text:style-name="P4">
Посол України у <text:a xlink:type="simple" xlink:href="https://www.ukrinform.ua/tag-vatikan" text:style-name="Internet_20_link" text:visited-style-name="Visited_20_Internet_20_Link">
 </text:a>
 Андрій Юраш заявив,що текст Хресної дороги Via Crucis він дізнався зі ЗМІ.</text:p>
      <text:p text:style-name="P4">
«Традицію публікації тексту Хресної дороги Via Crucis за кілька днів до заходубуло цьогоріч перервано: із повідомлень у ЗМІ стало відомо, що під час 10-їстації діти (хлопчики) з України та росії символізуватимуть трагедію війни.російський хлопець, зокрема, розповість про свого вбитого брата та тата йдідуся, які зникли безвісти на війні. Але він точно забуде згадати, що йогородичі приїхали в Україну, щоб убити не лише батька українського хлопчика, авсю родину… а не навпаки!», - написав український дипломат у <text:a xlink:type="simple" xlink:href="http://www.facebook.com/permalink.php" text:style-name="Internet_20_link" text:visited-style-name="Visited_20_Internet_20_Link">
</text:a>
.</text:p>
      <text:p text:style-name="P4">
Хресна дорога – це богослужіння у Католицькій церкві, яке складається з 14станцій та символізує шлях Ісуса Христа на Голгофу перед розп’яттям.</text:p>
      <text:p text:style-name="P4">
<text:span text:style-name="T4">
Читайте також:</text:span>
 <text:a xlink:type="simple" xlink:href="https://www.ukrinform.ua/rubric-world/3458935-skandal-z-hresnou-dorogou-zamist-tezi-pro-bratni-narodi-bula-molitva-v-tisi-posol-u-vatikani.html" text:style-name="Internet_20_link" text:visited-style-name="Visited_20_Internet_20_Link">
 <text:span text:style-name="T4">
Скандал</text:span>
 <text:span text:style-name="T4">
Хресною</text:span>
 <text:span text:style-name="T4">
дорогою</text:span>
 <text:span text:style-name="T4">
замість</text:span>
 <text:span text:style-name="T4">
тези</text:span>
<text:span text:style-name="T4">
про</text:span>
 <text:span text:style-name="T4">
братні</text:span>
 <text:span text:style-name="T4">
народи</text:span>
 <text:span text:style-name="T4">
була</text:span>
 <text:span text:style-name="T4">
молитва</text:span>
 <text:span text:style-name="T4">
тиші</text:span>
 <text:span text:style-name="T4">
посол</text:span>
<text:span text:style-name="T4">
Ватикані</text:span>
 </text:a>
</text:p>
      <text:p text:style-name="P4">
Як повідомлялося, торік у Ватикані вирішили, що під час Хресної дороги наСтрасну п’ятницю з Папою Франциском українка і росіянка разом мають нестихрест, що викликало шквал негативної реакції в українців, релігійних лідерів,українських дипломатів.</text:p>
      <text:p text:style-name="P4">
Українці вважають, що будь-які жести примирення можливі лише після закінченнявійни і покаяння самих росіян, а також покарання всіх воєнних злочинців.</text:p>
      <text:p text:style-name="P4">
Фото: vaticannews.va/</text:p>
      <text:p text:style-name="P4">
Source: <text:a xlink:type="simple" xlink:href="https://www.ukrinform.ua/rubric-world/3693261-u-vatikani-znovu-virisili-poednati-predstavnikiv-ukraini-ta-rf-na-hresnij-dorozi.html" text:style-name="Internet_20_link" text:visited-style-name="Visited_20_Internet_20_Link">
https://www.ukrinform.ua/rubric-world/3693261-u-vatikani-znovu-virisili-poednati-predstavnikiv-ukraini-ta-rf-na-hresnij-dorozi.html</text:a>
</text:p>
      <!--NEWS-->
      <text:h text:style-name="P10" text:outline-level="1">
<text:span text:style-name="T4">
У Маріуполі російські війська пошкодили 90% шкіл</text:span>
</text:h>
      <text:p text:style-name="P4">
Authors: Ukrinform (Person)</text:p>
      <text:p text:style-name="P4">
Publisher: Укринформ (Organization)</text:p>
      <text:p text:style-name="P4">
Published Time: 2023-04-08T13:59:29+03:00</text:p>
      <text:p text:style-name="P4">
Modified Time: 2023-04-08T13:59:29+03:00</text:p>
      <text:p text:style-name="P4">
Description: У тимчасово захопленому Маріуполі внаслідок обстрілів російських військ пошкоджені 90% шкіл. — Укрінформ.</text:p>
      <text:p text:style-name="P4">
Images: ["<text:a xlink:type="simple" xlink:href="https://static.ukrinform.com/photos/2023_04/thumb_files/630_360_1680951478-526.jpg" text:style-name="Internet_20_link" text:visited-style-name="Visited_20_Internet_20_Link">
630_360_16809...</text:a>
"]</text:p>
      <text:p text:style-name="P4">
Tags: ['Маріуполь', 'Освіта', 'Школа', 'Війна з росією']</text:p>
      <text:p text:style-name="P4">
Type: Article</text:p>
      <!--METADATA-->
      <text:p text:style-name="P4">
<draw:frame draw:style-name="fr1" draw:name="Image247" text:anchor-type="as-char" svg:width="6.9236in" svg:height="3.956343in" draw:z-index="0">
<draw:image xlink:href="../Images/yкринформ/2023-04-08T13-59-29-03-00/630_360_1680951478-526.jpg" xlink:type="simple" xlink:show="embed" xlink:actuate="onLoad" draw:mime-type="image/jpeg"/>
</draw:frame>
 Утимчасово захопленому Маріуполі внаслідок обстрілів російських військпошкоджені 90% шкіл.</text:p>
      <text:p text:style-name="P4">
Як передає Укрінформ, про це в <text:a xlink:type="simple" xlink:href="http://t.me/mariupolrada/13612" text:style-name="Internet_20_link" text:visited-style-name="Visited_20_Internet_20_Link">
 </text:a>
 повідомиврадник міського голови Маріуполя Петро Андрющенко.</text:p>
      <text:p text:style-name="P4">
«За попередніми даними, росіянами пошкоджено 90% усіх <text:a xlink:type="simple" xlink:href="https://www.ukrinform.ua/tag-skola" text:style-name="Internet_20_link" text:visited-style-name="Visited_20_Internet_20_Link">
</text:a>
 міста – 54 навчальні заклади. З них 19мають критичні ушкодження. 8 шкіл зруйновано повністю», - написав Андрющенко.</text:p>
      <text:p text:style-name="P4">
Він показав два навчальні заклади Маріуполя. Від школи №32 у Приморськомурайоні міста залишилися лише уламки. Школу №30 у Кальміуському районізагарбники вирішили остаточно доруйнувати.</text:p>
      <text:p text:style-name="P4">
<text:span text:style-name="T4">
Читайте також:</text:span>
 <text:a xlink:type="simple" xlink:href="https://www.ukrinform.ua/rubric-regions/3692809-u-mariupoli-zagarbniki-demontuut-zaliznicnij-vokzal-ta-privatni-budinki.html" text:style-name="Internet_20_link" text:visited-style-name="Visited_20_Internet_20_Link">
 <text:span text:style-name="T4">
Маріуполі</text:span>
 </text:a>
</text:p>
      <text:p text:style-name="P4">
Як повідомляв Укрінформ, агресія росії спричинила у Маріуполі одну знайбільших гуманітарних катастроф. Місто майже на 90% зруйноване внаслідокворожих обстрілів. Загарбники зносять пошкоджені ними будинки, щоб сховатисліди свого злочину. Також зносять у місті дитсадки та школи, які неодноразовообіцяли відремонтувати.</text:p>
      <text:p text:style-name="P4">
<text:span text:style-name="T4">
Читайте також:</text:span>
 <text:a xlink:type="simple" xlink:href="https://www.ukrinform.ua/rubric-regions/3693015-u-zahoplenomu-mariupoli-katastroficno-brakue-likariv-ta-medpreparativ.html" text:style-name="Internet_20_link" text:visited-style-name="Visited_20_Internet_20_Link">
 <text:span text:style-name="T4">
Маріуполі</text:span>
 </text:a>
</text:p>
      <text:p text:style-name="P4">
Наразі у заблокованому місті залишаються понад 100 тис. жителів.</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693262-u-mariupoli-rosijski-vijska-poskodili-90-skil.html" text:style-name="Internet_20_link" text:visited-style-name="Visited_20_Internet_20_Link">
https://www.ukrinform.ua/rubric-regions/3693262-u-mariupoli-rosijski-vijska-poskodili-90-skil.html</text:a>
</text:p>
      <!--NEWS-->
      <text:h text:style-name="P10" text:outline-level="1">
<text:span text:style-name="T4">
Київщина передала дрони та автівки бійцям 72-ї бригади, які воюють на Донеччині</text:span>
</text:h>
      <text:p text:style-name="P4">
Authors: Ukrinform (Person)</text:p>
      <text:p text:style-name="P4">
Publisher: Укринформ (Organization)</text:p>
      <text:p text:style-name="P4">
Published Time: 2023-04-08T14:08:22+03:00</text:p>
      <text:p text:style-name="P4">
Modified Time: 2023-04-08T14:08:22+03:00</text:p>
      <text:p text:style-name="P4">
Description: Бійцям 72-ої бригади, які воюють у Донецькій області, представники столичного регіону передали понад 30 дронів-«мавіків» та транспортні засоби. — Укрінформ.</text:p>
      <text:p text:style-name="P4">
Images: ["<text:a xlink:type="simple" xlink:href="https://static.ukrinform.com/photos/2023_04/thumb_files/630_360_1680952067-301.jpg" text:style-name="Internet_20_link" text:visited-style-name="Visited_20_Internet_20_Link">
630_360_16809...</text:a>
"]</text:p>
      <text:p text:style-name="P4">
Tags: ['Донеччина', 'ЗСУ', 'Київщина']</text:p>
      <text:p text:style-name="P4">
Type: Article</text:p>
      <!--METADATA-->
      <text:p text:style-name="P4">
<draw:frame draw:style-name="fr1" draw:name="Image248" text:anchor-type="as-char" svg:width="6.9236in" svg:height="3.956343in" draw:z-index="0">
<draw:image xlink:href="../Images/yкринформ/2023-04-08T14-08-22-03-00/630_360_1680952067-301.jpg" xlink:type="simple" xlink:show="embed" xlink:actuate="onLoad" draw:mime-type="image/jpeg"/>
</draw:frame>
 Бійцям72-ої бригади, які воюють у Донецькій області, представники столичного регіонупередали понад 30 дронів-«мавіків» та транспортні засоби.</text:p>
      <text:p text:style-name="P4">
Про це повідомляє пресслужба Київської обласної військової адміністрації в <text:a xlink:type="simple" xlink:href="http://t.me/kyivoda/9211" text:style-name="Internet_20_link" text:visited-style-name="Visited_20_Internet_20_Link">
</text:a>
 , передає Укрінформ.</text:p>
      <text:p text:style-name="P4">
«Мікроавтобус, два пікапи, два джипи, автівку швидкої допомоги, медичніпрепарати та понад 30 дронів-«мавіків» передали нашим захисникам, які боронятькраїну на одному з найгарячіших напрямків», - йдеться в повідомленні.</text:p>
      <text:p text:style-name="P4">
Серед учасників делегації, яка привезла допомогу бійцям, т.в.о. головиКиївської ОДА Дмитро Назаренко, заступник голови КОВА Віталій Власюк, першийзаступник голови Київської обласної ради Ярослав Добрянський та мер БроварівІгор Сапожко.</text:p>
      <text:p text:style-name="P4">
«Поки воїни 72-ої бригади продовжують боронити державу на східному напрямі,наше завдання – посилити хлопців на передовій та забезпечити їх усімнеобхідним», – підкреслив Назаренко.</text:p>
      <text:p text:style-name="P4">
<text:span text:style-name="T4">
Читайте також:</text:span>
 <text:a xlink:type="simple" xlink:href="https://www.ukrinform.ua/rubric-regions/3690660-na-rivnensini-volonteri-zarobili-dla-zsu-ponad-100-tisac-vidpravlauci-na-pererobku-smitta.html" text:style-name="Internet_20_link" text:visited-style-name="Visited_20_Internet_20_Link">
 <text:span text:style-name="T4">
Рівненщині</text:span>
 <text:span text:style-name="T4">
волонтери</text:span>
 <text:span text:style-name="T4">
заробили</text:span>
 <text:span text:style-name="T4">
для</text:span>
 <text:span text:style-name="T4">
ЗСУ</text:span>
<text:span text:style-name="T4">
понад</text:span>
 <text:span text:style-name="T4">
100</text:span>
 <text:span text:style-name="T4">
тисяч</text:span>
 <text:span text:style-name="T4">
відправляючи</text:span>
 <text:span text:style-name="T4">
переробку</text:span>
 <text:span text:style-name="T4">
сміття</text:span>
</text:a>
</text:p>
      <text:p text:style-name="P4">
Під час зустрічі представники столичного регіону подякували бійцям завизволення <text:a xlink:type="simple" xlink:href="https://www.ukrinform.ua/tag-kiivsina" text:style-name="Internet_20_link" text:visited-style-name="Visited_20_Internet_20_Link">
 </text:a>
 від російськихзагарбників.</text:p>
      <text:p text:style-name="P4">
Source: <text:a xlink:type="simple" xlink:href="https://www.ukrinform.ua/rubric-regions/3693264-kiivsina-peredala-droni-ta-avtivki-bijcam-72i-brigadi-aki-vouut-na-doneccini.html" text:style-name="Internet_20_link" text:visited-style-name="Visited_20_Internet_20_Link">
https://www.ukrinform.ua/rubric-regions/3693264-kiivsina-peredala-droni-ta-avtivki-bijcam-72i-brigadi-aki-vouut-na-doneccini.html</text:a>
</text:p>
      <!--NEWS-->
      <text:h text:style-name="P10" text:outline-level="1">
<text:span text:style-name="T4">
На Чернігівщині притягнули до відповідальності підлітків, які знущалися з дівчини</text:span>
</text:h>
      <text:p text:style-name="P4">
Authors: Ukrinform (Person)</text:p>
      <text:p text:style-name="P4">
Publisher: Укринформ (Organization)</text:p>
      <text:p text:style-name="P4">
Published Time: 2023-04-08T14:16:00+03:00</text:p>
      <text:p text:style-name="P4">
Modified Time: 2023-04-08T14:16:00+03:00</text:p>
      <text:p text:style-name="P4">
Description: На Чернігівщині поліція притягнула до відповідальності п’ятьох підлітків, які опублікували відео, як знущалися з дівчини, а також їхніх батьків та директора школи, де вони навчаються. — Укрінформ.</text:p>
      <text:p text:style-name="P4">
Images: ["<text:a xlink:type="simple" xlink:href="https://static.ukrinform.com/photos/2018_01/thumb_files/630_360_1514814140-4618.jpg" text:style-name="Internet_20_link" text:visited-style-name="Visited_20_Internet_20_Link">
630_360_15148...</text:a>
"]</text:p>
      <text:p text:style-name="P4">
Tags: ['Діти', 'Поліція', 'Чернігівщина', 'Булінг']</text:p>
      <text:p text:style-name="P4">
Type: Article</text:p>
      <!--METADATA-->
      <text:p text:style-name="P4">
<draw:frame draw:style-name="fr1" draw:name="Image249" text:anchor-type="as-char" svg:width="6.9236in" svg:height="3.956343in" draw:z-index="0">
<draw:image xlink:href="../Images/yкринформ/2023-04-08T14-16-00-03-00/630_360_1514814140-4618.jpg" xlink:type="simple" xlink:show="embed" xlink:actuate="onLoad" draw:mime-type="image/jpeg"/>
</draw:frame>
 НаЧернігівщині поліція притягнула до відповідальності п’ятьох підлітків, якіопублікували відео, як знущалися з дівчини, а також їхніх батьків та директорашколи, де вони навчаються.</text:p>
      <text:p text:style-name="P4">
Про це у Фейсбуці повідомила <text:a xlink:type="simple" xlink:href="https://www.facebook.com/policechernigivshchini/posts/pfbid02yBJaxBCAz77NgRRGASznPLUxikQN9EL71H2XsxPeyeLjNwNdtBMUEZxK7QFSnSmnl" text:style-name="Internet_20_link" text:visited-style-name="Visited_20_Internet_20_Link">
</text:a>
, передає Укрінформ.</text:p>
      <text:p text:style-name="P4">
«6 квітня в ході моніторингу соцмереж поліцейські виявили відео, де компаніядівчат грубо з’ясовує стосунки ще з однією дівчиною. Конфлікт переріс уцькування та фізичне насильство щодо <text:a xlink:type="simple" xlink:href="https://www.ukrinform.ua/tag-diti" text:style-name="Internet_20_link" text:visited-style-name="Visited_20_Internet_20_Link">
 </text:a>
 .Поліція оперативно відреагувала на побачене та того ж дня встановила всіхучасників конфлікту. Всі підлітки навчаються в одному з навчальних закладівміста Ічня Прилуцького району», - йдеться у повідомленні.</text:p>
      <text:p text:style-name="P4">
Співробітники ювенальної превенції спільно з поліцейським офіцером Ічнянськоїгромади склали адміністративні матеріали на неповнолітніх за статтею 173Кодексу України про адміністративні правопорушення (дрібне хуліганство).Адмінпротоколи за статтею 184 (невиконання батьками, або особами, що їхзамінюють, обов’язків щодо виховання дітей) складені також на директоранавчального закладу та батьків.</text:p>
      <text:p text:style-name="P4">
<text:span text:style-name="T4">
Читайте також:</text:span>
 <text:a xlink:type="simple" xlink:href="https://www.ukrinform.ua/rubric-regions/3687954-batko-zgvaltovanoi-nepovnolitnoi-iz-zakarpatta-oskarzuvatime-virok-napadnikam.html" text:style-name="Internet_20_link" text:visited-style-name="Visited_20_Internet_20_Link">
 <text:span text:style-name="T4">
Закарпаття</text:span>
 </text:a>
</text:p>
      <text:p text:style-name="P4">
Зазначається, що поліцейські ювенальної превенції вже провели профілактичнізаходи як з адміністрацією навчального закладу, так і з учнями та батьками.Для недопущення подібних випадків у майбутньому поліцейський офіцер громадитакож проводитиме роз’яснювальну роботу з підлітками у громаді.</text:p>
      <text:p text:style-name="P4">
Днями у соцмережах з’явилося відео, на якому неповнолітні дівчата знущались зісвоєї однолітки.</text:p>
      <text:p text:style-name="P4">
Source: <text:a xlink:type="simple" xlink:href="https://www.ukrinform.ua/rubric-regions/3693267-na-cernigivsini-pritagnuli-do-vidpovidalnosti-pidlitkiv-aki-znusalisa-z-divcini.html" text:style-name="Internet_20_link" text:visited-style-name="Visited_20_Internet_20_Link">
https://www.ukrinform.ua/rubric-regions/3693267-na-cernigivsini-pritagnuli-do-vidpovidalnosti-pidlitkiv-aki-znusalisa-z-divcini.html</text:a>
</text:p>
      <!--NEWS-->
      <text:h text:style-name="P10" text:outline-level="1">
<text:span text:style-name="T4">
«Чернігів-ШВСМ» переміг ФСК «Маріуполь» у матчі Першої ліги</text:span>
</text:h>
      <text:p text:style-name="P4">
Authors: Ukrinform (Person)</text:p>
      <text:p text:style-name="P4">
Publisher: Укринформ (Organization)</text:p>
      <text:p text:style-name="P4">
Published Time: 2023-04-08T14:23:00+03:00</text:p>
      <text:p text:style-name="P4">
Modified Time: 2023-04-08T14:23:00+03:00</text:p>
      <text:p text:style-name="P4">
Description: У суботу, 8 квітня, в Україні поновився національний футбольний чемпіонат серед клубів Першої ліги. — Укрінформ.</text:p>
      <text:p text:style-name="P4">
Images: ["<text:a xlink:type="simple" xlink:href="https://static.ukrinform.com/photos/2023_04/thumb_files/630_360_1680943927-908.jpg" text:style-name="Internet_20_link" text:visited-style-name="Visited_20_Internet_20_Link">
630_360_16809...</text:a>
"]</text:p>
      <text:p text:style-name="P4">
Tags: ['Футбол', 'Україна', 'перша ліга', 'Чернігів']</text:p>
      <text:p text:style-name="P4">
Type: Article</text:p>
      <!--METADATA-->
      <text:p text:style-name="P4">
<draw:frame draw:style-name="fr1" draw:name="Image250" text:anchor-type="as-char" svg:width="6.9236in" svg:height="3.956343in" draw:z-index="0">
<draw:image xlink:href="../Images/yкринформ/2023-04-08T14-23-00-03-00/630_360_1680943927-908.jpg" xlink:type="simple" xlink:show="embed" xlink:actuate="onLoad" draw:mime-type="image/jpeg"/>
</draw:frame>
 У суботу,8 квітня, в Україні поновився національний футбольний чемпіонат серед клубівПершої ліги.</text:p>
      <text:p text:style-name="P4">
Завершилася гра першого туру у Групі вибування між командами «Чернігів-ШВСМ»та ФСК «Маріуполь», передає Укрінформ.</text:p>
      <text:p text:style-name="P4">
Рахунок матчу - 2:1.</text:p>
      <text:p text:style-name="P4">
Голи: Максим Сердюк (25-та хвилина) та Мирослав Сердюк (90+6) - ЯрославДоброхотов (87, з пенальті).</text:p>
      <text:p text:style-name="P4">
«Чернігів-ШВСМ» - з 14-ма очками лідирує у Групі вибування. ФСК «Маріуполь»має 5 пунктів.</text:p>
      <text:p text:style-name="P4">
<text:span text:style-name="T4">
Читайте також:</text:span>
 <text:a xlink:type="simple" xlink:href="https://www.ukrinform.ua/rubric-sports/3692711-sogodni-ponovluetsa-sezon-u-drugij-futbolnij-lizi-ukraini.html" text:style-name="Internet_20_link" text:visited-style-name="Visited_20_Internet_20_Link">
 </text:a>
</text:p>
      <text:p text:style-name="P4">
Вісім команд Групи вибування борються за збереження прописки у дивізіоні.Остання команда Першої ліги вилетить до Другої ліги, передостання зіграє плей-офф із другою командою Другої ліги.</text:p>
      <text:p text:style-name="P4">
На фото: «Чернігів-ШВСМ»/facebook.com/fc.chernigiv.</text:p>
      <text:p text:style-name="P4">
Source: <text:a xlink:type="simple" xlink:href="https://www.ukrinform.ua/rubric-sports/3693269-cernigivsvsm-peremig-fsk-mariupol-u-matci-persoi-ligi.html" text:style-name="Internet_20_link" text:visited-style-name="Visited_20_Internet_20_Link">
https://www.ukrinform.ua/rubric-sports/3693269-cernigivsvsm-peremig-fsk-mariupol-u-matci-persoi-ligi.html</text:a>
</text:p>
      <!--NEWS-->
      <text:h text:style-name="P10" text:outline-level="1">
<text:span text:style-name="T4">
Супутник зняв 70-кілометровий «окоп» росіян на Запоріжжі</text:span>
</text:h>
      <text:p text:style-name="P4">
Authors: Ukrinform (Person)</text:p>
      <text:p text:style-name="P4">
Publisher: Укринформ (Organization)</text:p>
      <text:p text:style-name="P4">
Published Time: 2023-04-08T14:24:00+03:00</text:p>
      <text:p text:style-name="P4">
Modified Time: 2023-04-08T14:24:00+03:00</text:p>
      <text:p text:style-name="P4">
Description: Одна з ліній оборони російських військ на захопленій території Запорізької області безперервно тягнеться на відстань понад 70 км. — Укрінформ.</text:p>
      <text:p text:style-name="P4">
Images: ["<text:a xlink:type="simple" xlink:href="https://static.ukrinform.com/photos/2023_04/thumb_files/630_360_1680952937-468.png" text:style-name="Internet_20_link" text:visited-style-name="Visited_20_Internet_20_Link">
630_360_16809...</text:a>
", "<text:a xlink:type="simple" xlink:href="https://static.ukrinform.com/photos/2023_04/1680952937-577.jpg" text:style-name="Internet_20_link" text:visited-style-name="Visited_20_Internet_20_Link">
1680952937-57...</text:a>
", "<text:a xlink:type="simple" xlink:href="https://static.ukrinform.com/photos/2023_04/1680952937-340.jpg" text:style-name="Internet_20_link" text:visited-style-name="Visited_20_Internet_20_Link">
1680952937-34...</text:a>
", "<text:a xlink:type="simple" xlink:href="https://static.ukrinform.com/photos/2023_04/1680952937-952.jpg" text:style-name="Internet_20_link" text:visited-style-name="Visited_20_Internet_20_Link">
1680952937-95...</text:a>
", "<text:a xlink:type="simple" xlink:href="https://static.ukrinform.com/photos/2023_04/1680952937-602.jpg" text:style-name="Internet_20_link" text:visited-style-name="Visited_20_Internet_20_Link">
1680952937-60...</text:a>
"]</text:p>
      <text:p text:style-name="P4">
Tags: ['Фото', 'Супутник', 'Запоріжжя', 'Війна з росією']</text:p>
      <text:p text:style-name="P4">
Type: Article</text:p>
      <!--METADATA-->
      <text:p text:style-name="P4">
<draw:frame draw:style-name="fr1" draw:name="Image251" text:anchor-type="as-char" svg:width="6.9236in" svg:height="3.947875in" draw:z-index="0">
<draw:image xlink:href="../Images/yкринформ/2023-04-08T14-24-00-03-00/630_360_1680952937-468.png" xlink:type="simple" xlink:show="embed" xlink:actuate="onLoad" draw:mime-type="image/png"/>
</draw:frame>
 Одна зліній оборони російських військ на захопленій території Запорізької областібезперервно тягнеться на відстань понад 70 км.</text:p>
      <text:p text:style-name="P4">
Такий укріпрайон загарбників виявив на супутникових знімках Sentinel-2 <text:a xlink:type="simple" xlink:href="https://investigator.org.ua/news-2/253361/" text:style-name="Internet_20_link" text:visited-style-name="Visited_20_Internet_20_Link">
</text:a>
 , передає Укрінформ.</text:p>
      <text:p text:style-name="P4">
«Крайні точки виявленого завдяки фото із <text:a xlink:type="simple" xlink:href="https://www.ukrinform.ua/tag-suputnik" text:style-name="Internet_20_link" text:visited-style-name="Visited_20_Internet_20_Link">
 </text:a>
 Sentinel-2 російського укріпрайону на заході знаходяться на околицяхселища Семенівка. Це приблизно дев'ять кілометрів від центру Мелітополя, якийокупаційний уряд рф в області призначив своєю столицею. На сході крайня точказведених фортифікаційних споруд знаходиться у полі за межами селища МаринівкаПриморського району», - йдеться у повідомленні.</text:p>
      <text:p text:style-name="P4">
<draw:frame draw:style-name="fr1" draw:name="Image252" text:anchor-type="as-char" svg:width="6.9236in" svg:height="2.714491in" draw:z-index="0">
<draw:image xlink:href="../Images/yкринформ/2023-04-08T14-24-00-03-00/1680952937-577.jpg" xlink:type="simple" xlink:show="embed" xlink:actuate="onLoad" draw:mime-type="image/jpeg"/>
</draw:frame>
</text:p>
      <text:p text:style-name="P4">
<draw:frame draw:style-name="fr1" draw:name="Image253" text:anchor-type="as-char" svg:width="6.9236in" svg:height="3.187054in" draw:z-index="0">
<draw:image xlink:href="../Images/yкринформ/2023-04-08T14-24-00-03-00/1680952937-340.jpg" xlink:type="simple" xlink:show="embed" xlink:actuate="onLoad" draw:mime-type="image/jpeg"/>
</draw:frame>
<draw:frame draw:style-name="fr1" draw:name="Image254" text:anchor-type="as-char" svg:width="6.9236in" svg:height="3.121115in" draw:z-index="0">
<draw:image xlink:href="../Images/yкринформ/2023-04-08T14-24-00-03-00/1680952937-952.jpg" xlink:type="simple" xlink:show="embed" xlink:actuate="onLoad" draw:mime-type="image/jpeg"/>
</draw:frame>
<draw:frame draw:style-name="fr1" draw:name="Image255" text:anchor-type="as-char" svg:width="6.9236in" svg:height="2.208958in" draw:z-index="0">
<draw:image xlink:href="../Images/yкринформ/2023-04-08T14-24-00-03-00/1680952937-602.jpg" xlink:type="simple" xlink:show="embed" xlink:actuate="onLoad" draw:mime-type="image/jpeg"/>
</draw:frame>
</text:p>
      <text:p text:style-name="P4">
Аналіз супутникових даних свідчить, що будівництво цієї лінії оборони почалосяна початку вересня 2022 року.</text:p>
      <text:p text:style-name="P4">
<text:span text:style-name="T4">
Читайте також:</text:span>
 <text:a xlink:type="simple" xlink:href="https://www.ukrinform.ua/rubric-regions/3692488-na-zaporizzi-pidgotuvali-ponad-350-zahisnih-sporud-ova.html" text:style-name="Internet_20_link" text:visited-style-name="Visited_20_Internet_20_Link">
 <text:span text:style-name="T4">
Запоріжжі</text:span>
 </text:a>
</text:p>
      <text:p text:style-name="P4">
Рити траншею окупанти розпочали одночасно з двох напрямків і станом на 18жовтня мегаокоп уже був готовий. Його безперервна довжина - 70 кілометрів. Цемайже третина протяжності Запорізької області зі сходу на захід (205 км) іприблизно дорівнює відстані, наприклад, від Херсона до Миколаєва або від Віднядо Братислави, зазначили у ЦЖР.</text:p>
      <text:p text:style-name="P4">
Як повідомлялося, російські військові мінують територію поблизу ЕнергодараЗапорізької області.</text:p>
      <text:p text:style-name="P4">
<text:span text:style-name="T5">
Фото з супутника Sentinel-2</text:span>
</text:p>
      <text:p text:style-name="P4">
Source: <text:a xlink:type="simple" xlink:href="https://www.ukrinform.ua/rubric-ato/3693270-suputnik-znav-70kilometrovij-okop-rosian-na-zaporizzi.html" text:style-name="Internet_20_link" text:visited-style-name="Visited_20_Internet_20_Link">
https://www.ukrinform.ua/rubric-ato/3693270-suputnik-znav-70kilometrovij-okop-rosian-na-zaporizzi.html</text:a>
</text:p>
      <!--NEWS-->
      <text:h text:style-name="P10" text:outline-level="1">
<text:span text:style-name="T4">
В Україну повертається 31 дитина, депортована росією</text:span>
</text:h>
      <text:p text:style-name="P4">
Authors: Ukrinform (Person)</text:p>
      <text:p text:style-name="P4">
Publisher: Укринформ (Organization)</text:p>
      <text:p text:style-name="P4">
Published Time: 2023-04-08T14:27:00+03:00</text:p>
      <text:p text:style-name="P4">
Modified Time: 2023-04-08T14:27:00+03:00</text:p>
      <text:p text:style-name="P4">
Description: В Україну 8 квітня повертається 31 депортована росіянами українська дитина. — Укрінформ.</text:p>
      <text:p text:style-name="P4">
Images: ["<text:a xlink:type="simple" xlink:href="https://static.ukrinform.com/photos/2023_04/thumb_files/630_360_1680953962-590.jpg" text:style-name="Internet_20_link" text:visited-style-name="Visited_20_Internet_20_Link">
630_360_16809...</text:a>
"]</text:p>
      <text:p text:style-name="P4">
Tags: ['Депортація', 'Діти', 'Війна з росією']</text:p>
      <text:p text:style-name="P4">
Type: Article</text:p>
      <!--METADATA-->
      <text:p text:style-name="P4">
<draw:frame draw:style-name="fr1" draw:name="Image256" text:anchor-type="as-char" svg:width="6.9236in" svg:height="3.956343in" draw:z-index="0">
<draw:image xlink:href="../Images/yкринформ/2023-04-08T14-27-00-03-00/630_360_1680953962-590.jpg" xlink:type="simple" xlink:show="embed" xlink:actuate="onLoad" draw:mime-type="image/jpeg"/>
</draw:frame>
 В Україну8 квітня повертається 31 депортована росіянами українська дитина.</text:p>
      <text:p text:style-name="P4">
Про це під час пресконференції у Медіацентрі Україна – Укрінформ повідомиввиконавчий директор БО “Save Ukraine”, Уповноважений Президента України з правдитини (2014 -2021 рр.) Микола Кулеба.</text:p>
      <text:p text:style-name="P4">
“Зараз до Києва прямує 31 дитина. Ці діти через 3-4 години приїдуть у столицю.Це була 5-та наша рятувальна місія, і вона була особлива не тільки закількістю дітей, яких ми врятували, а й за складністю. На жаль, бабуся, якамала забрати двох дітей, померла під час цієї місії”, - сказав він.</text:p>
      <text:p text:style-name="P4">
За словами Кулеби, через це в Україну повернули не 33 дитини, як планувалося,а 31. Він уточнив, що потрібно буде повернути тіло цієї жінки в Україну ідітей, яких вона мала забрати.</text:p>
      <text:p text:style-name="P4">
Кулеба закцентував на довготривалих і багаторазових допитах фсб. “Тому недивно, що серце бабусі спинилося”, - додав виконавчий директор БО “SaveUkraine”.</text:p>
      <text:p text:style-name="P4">
Він заявив, що коли батьки і законні представники цих дітей приїхали у табір,щоб їх забрати, росіяни не дозволили їм разом зайти до закладу.</text:p>
      <text:p text:style-name="P4">
“Вони (росіяни — ред.) тримали їх за парканом і по одному батьків впускали узаклад, де були встановлені камери. Вони тиснули на батьків, щоб батьки передтим, як забрати дитину, подякували за те, що рф зберегла їхніх <text:a xlink:type="simple" xlink:href="https://www.ukrinform.ua/tag-diti" text:style-name="Internet_20_link" text:visited-style-name="Visited_20_Internet_20_Link">
</text:a>
 ”, - сказав Кулеба.</text:p>
      <text:p text:style-name="P4">
Колишній Уповноважений Президента України з прав дитини зазначив, що росіянимали б ідентифікувати дітей (яких вивезли — ред.) і передати відповідні спискиЧервоному Хресту, щоб Україна мала змогу відшукати їхніх батьків.</text:p>
      <text:p text:style-name="P4">
<text:span text:style-name="T4">
Читайте також:</text:span>
 <text:a xlink:type="simple" xlink:href="https://www.ukrinform.ua/rubric-society/3687167-rosiani-blokuut-povernenna-deportovanih-ditejsirit-veresuk.html" text:style-name="Internet_20_link" text:visited-style-name="Visited_20_Internet_20_Link">
 </text:a>
</text:p>
      <text:p text:style-name="P4">
“Усі діти, яких вони повертали, кажуть про те, що ніхто жодним чином ненамагався знайти їхніх батьків. Ми шукали цих дітей, а це було дуже важко, боє діти, де за 5 місяців було змінено 5 різних місць перебування - їх кидали зодного табору в інший. Є дуже багато свідчень того, що з цими дітьми тамвідбувалося”, - зазначив виконавчий директор БО “Save Ukraine”.</text:p>
      <text:p text:style-name="P4">
Він уточнив, що є дані про півтора мільйона українських дітей, які після 2014року опинилися на території рф або на захоплених територіях.</text:p>
      <text:p text:style-name="P4">
“Це майже 20% дитячого населення — тут йдеться про Крим, Донбас, окупованітериторії інших регіонів. І це - діти, які є заручниками, які, на жаль, неможуть сьогодні повернутися в Україну з різних причин”, - додав Кулеба.</text:p>
      <text:p text:style-name="P4">
<text:span text:style-name="T4">
Читайте також:</text:span>
 <text:a xlink:type="simple" xlink:href="https://www.ukrinform.ua/rubric-society/3692479-osvitni-organi-rosijskoi-federacii-e-spivucasnikami-vikradenna-ukrainskih-ditej-eksperti.html" text:style-name="Internet_20_link" text:visited-style-name="Visited_20_Internet_20_Link">
 </text:a>
</text:p>
      <text:p text:style-name="P4">
Як повідомляв Укрінформ, за даними Офісу омбудсмена, станом на 8 квітня вУкраїну вдалося повернути 360 дітей.</text:p>
      <text:p text:style-name="P4">
Source: <text:a xlink:type="simple" xlink:href="https://www.ukrinform.ua/rubric-society/3693273-v-ukrainu-povertaetsa-31-ditina-deportovana-rosieu.html" text:style-name="Internet_20_link" text:visited-style-name="Visited_20_Internet_20_Link">
https://www.ukrinform.ua/rubric-society/3693273-v-ukrainu-povertaetsa-31-ditina-deportovana-rosieu.html</text:a>
</text:p>
      <!--NEWS-->
      <text:h text:style-name="P10" text:outline-level="1">
<text:span text:style-name="T4">
У Туреччині організували іфтар для громад українців і кримських татар</text:span>
</text:h>
      <text:p text:style-name="P4">
Authors: Ukrinform (Person)</text:p>
      <text:p text:style-name="P4">
Publisher: Укринформ (Organization)</text:p>
      <text:p text:style-name="P4">
Published Time: 2023-04-08T14:27:30+03:00</text:p>
      <text:p text:style-name="P4">
Modified Time: 2023-04-08T14:27:30+03:00</text:p>
      <text:p text:style-name="P4">
Description: У турецькому Ескішехірі відбувся іфтар за участю представників української та кримськотатарської громад, громади турків-месхетинців. — Укрінформ.</text:p>
      <text:p text:style-name="P4">
Images: ["<text:a xlink:type="simple" xlink:href="https://static.ukrinform.com/photos/2023_04/thumb_files/630_360_1680952866-2589.jpeg" text:style-name="Internet_20_link" text:visited-style-name="Visited_20_Internet_20_Link">
630_360_16809...</text:a>
", "<text:a xlink:type="simple" xlink:href="https://static.ukrinform.com/photos/2023_04/thumb_files/630_360_1680952866-7892.jpeg" text:style-name="Internet_20_link" text:visited-style-name="Visited_20_Internet_20_Link">
630_360_16809...</text:a>
", "<text:a xlink:type="simple" xlink:href="https://static.ukrinform.com/photos/2023_04/thumb_files/630_360_1680952866-4208.jpeg" text:style-name="Internet_20_link" text:visited-style-name="Visited_20_Internet_20_Link">
630_360_16809...</text:a>
", "<text:a xlink:type="simple" xlink:href="https://static.ukrinform.com/photos/2023_04/thumb_files/630_360_1680952866-4041.jpeg" text:style-name="Internet_20_link" text:visited-style-name="Visited_20_Internet_20_Link">
630_360_16809...</text:a>
", "<text:a xlink:type="simple" xlink:href="https://static.ukrinform.com/photos/2023_04/thumb_files/630_360_1680952866-7272.jpeg" text:style-name="Internet_20_link" text:visited-style-name="Visited_20_Internet_20_Link">
630_360_16809...</text:a>
"]</text:p>
      <text:p text:style-name="P4">
Tags: ['Мусульмани', 'Туреччина']</text:p>
      <text:p text:style-name="P4">
Type: Article</text:p>
      <!--METADATA-->
      <text:p text:style-name="P4">
<draw:frame draw:style-name="fr1" draw:name="Image257" text:anchor-type="as-char" svg:width="6.9236in" svg:height="3.956343in" draw:z-index="0">
<draw:image xlink:href="../Images/yкринформ/2023-04-08T14-27-30-03-00/630_360_1680952866-2589.jpeg" xlink:type="simple" xlink:show="embed" xlink:actuate="onLoad" draw:mime-type="image/jpeg"/>
</draw:frame>
 Утурецькому Ескішехірі відбувся іфтар за участю представників української такримськотатарської громад, громади турків-месхетинців.</text:p>
      <text:p text:style-name="P4">
Про це повідомляє власний кореспондент Укрінформу в Туреччині.</text:p>
      <text:p text:style-name="P4">
<draw:frame draw:style-name="fr1" draw:name="Image258" text:anchor-type="as-char" svg:width="6.9236in" svg:height="3.956343in" draw:z-index="0">
<draw:image xlink:href="../Images/yкринформ/2023-04-08T14-27-30-03-00/630_360_1680952866-7892.jpeg" xlink:type="simple" xlink:show="embed" xlink:actuate="onLoad" draw:mime-type="image/jpeg"/>
</draw:frame>
 УТуреччині організували іфтар для громад українців і кримських татар / Фото:Посольство України в Туреччині, організатори заходу  <text:a xlink:type="simple" xlink:href="https://static.ukrinform.com/photos/2023_04/1680952866-7892.jpeg" text:style-name="Internet_20_link" text:visited-style-name="Visited_20_Internet_20_Link">
<draw:frame draw:style-name="fr1" draw:name="Image259" text:anchor-type="as-char" svg:width="6.9236in" svg:height="3.956343in" draw:z-index="0">
<draw:image xlink:href="../Images/yкринформ/2023-04-08T14-27-30-03-00/630_360_1680952866-7892.jpeg" xlink:type="simple" xlink:show="embed" xlink:actuate="onLoad" draw:mime-type="image/jpeg"/>
</draw:frame>
</text:a>
 <text:a xlink:type="simple" xlink:href="https://static.ukrinform.com/photos/2023_04/1680952866-4208.jpeg" text:style-name="Internet_20_link" text:visited-style-name="Visited_20_Internet_20_Link">
<draw:frame draw:style-name="fr1" draw:name="Image260" text:anchor-type="as-char" svg:width="6.9236in" svg:height="3.956343in" draw:z-index="0">
<draw:image xlink:href="../Images/yкринформ/2023-04-08T14-27-30-03-00/630_360_1680952866-4208.jpeg" xlink:type="simple" xlink:show="embed" xlink:actuate="onLoad" draw:mime-type="image/jpeg"/>
</draw:frame>
</text:a>
 <text:a xlink:type="simple" xlink:href="https://static.ukrinform.com/photos/2023_04/1680952866-4041.jpeg" text:style-name="Internet_20_link" text:visited-style-name="Visited_20_Internet_20_Link">
<draw:frame draw:style-name="fr1" draw:name="Image261" text:anchor-type="as-char" svg:width="6.9236in" svg:height="3.956343in" draw:z-index="0">
<draw:image xlink:href="../Images/yкринформ/2023-04-08T14-27-30-03-00/630_360_1680952866-4041.jpeg" xlink:type="simple" xlink:show="embed" xlink:actuate="onLoad" draw:mime-type="image/jpeg"/>
</draw:frame>
</text:a>
 <text:a xlink:type="simple" xlink:href="https://static.ukrinform.com/photos/2023_04/1680952866-2589.jpeg" text:style-name="Internet_20_link" text:visited-style-name="Visited_20_Internet_20_Link">
<draw:frame draw:style-name="fr1" draw:name="Image262" text:anchor-type="as-char" svg:width="6.9236in" svg:height="3.956343in" draw:z-index="0">
<draw:image xlink:href="../Images/yкринформ/2023-04-08T14-27-30-03-00/630_360_1680952866-2589.jpeg" xlink:type="simple" xlink:show="embed" xlink:actuate="onLoad" draw:mime-type="image/jpeg"/>
</draw:frame>
</text:a>
 <text:a xlink:type="simple" xlink:href="https://static.ukrinform.com/photos/2023_04/1680952866-7272.jpeg" text:style-name="Internet_20_link" text:visited-style-name="Visited_20_Internet_20_Link">
<draw:frame draw:style-name="fr1" draw:name="Image263" text:anchor-type="as-char" svg:width="6.9236in" svg:height="3.956343in" draw:z-index="0">
<draw:image xlink:href="../Images/yкринформ/2023-04-08T14-27-30-03-00/630_360_1680952866-7272.jpeg" xlink:type="simple" xlink:show="embed" xlink:actuate="onLoad" draw:mime-type="image/jpeg"/>
</draw:frame>
</text:a>
</text:p>
      <text:p text:style-name="P4">
“Є показовим, що кримськотатарська громада Ескішехіру і місцева влада думаютьв цей час (священний місяць Рамазан - ред.) і про своїх братів, що перебуваютьв складному становищі в окупованому Криму, ризикують своїм життям в умовахагресивної війни рф проти України. Рамазан дійсно об’єднує людей різнихнаціональностей із багатьох країн світу, які сповідують принципи добра, повагидо релігії та основних прав людини”, - сказав посол України в Туреччині ВасильБоднар, звертаючись до учасників іфтару в Ескішехірі.</text:p>
      <text:p text:style-name="P4">
<text:span text:style-name="T4">
Читайте також:</text:span>
 <text:a xlink:type="simple" xlink:href="https://www.ukrinform.ua/rubric-society/3674168-muftij-rozpoviv-ak-zive-musulmanska-gromada-ukraini-pid-cas-vijni.html" text:style-name="Internet_20_link" text:visited-style-name="Visited_20_Internet_20_Link">
 <text:span text:style-name="T4">
мусульман</text:span>
 </text:a>
</text:p>
      <text:p text:style-name="P4">
Посол подякував за запрошення представникам місцевої влади та за допомогу,надану в Ескішехірі біженцям із України.</text:p>
      <text:p text:style-name="P4">
“Наш спільний досвід засвідчує, що Україна і <text:a xlink:type="simple" xlink:href="https://www.ukrinform.ua/tag-tureccina" text:style-name="Internet_20_link" text:visited-style-name="Visited_20_Internet_20_Link">
 </text:a>
 є справжніми стратегічними партнерами, які підтримують одне одногов складні часи. Український народ відчуває підтримку з боку турецького під часагресивної війни, яку розв’язала москва. Зі свого боку в Україні не залишилосябайдужих у зв’язку зі страшним землетрусом в Туреччині”, - сказав Боднар.</text:p>
      <text:p text:style-name="P4">
Дипломат наголосив на тому, що Україна в рамках політики відновленнятериторіальної цілісності та деокупації Криму активно розвиває міжнароднуКримську платформу, і Туреччина є однією з її учасників.</text:p>
      <text:p text:style-name="P4">
“Важливим наступним заходом у діяльності міжнародної Кримської платформи станеміністерський саміт на тему безпеки в Чорноморському регіоні, що пройде вБухаресті. Ми високо цінуємо принципову позицію Туреччини про підтримкутериторіальної цілісності України включно з Кримом”, - сказав посол України вТуреччині.</text:p>
      <text:p text:style-name="P4">
<text:span text:style-name="T4">
Читайте також:</text:span>
 <text:a xlink:type="simple" xlink:href="https://www.ukrinform.ua/rubric-ato/3693054-v-op-zaavili-so-rosia-vidmovilas-vid-obminu-vijskovopolonenih-musulman.html" text:style-name="Internet_20_link" text:visited-style-name="Visited_20_Internet_20_Link">
 <text:span text:style-name="T4">
мусульман</text:span>
 </text:a>
</text:p>
      <text:p text:style-name="P4">
Як повідомляв Укрінформ, Президент Володимир Зеленський оголосив про <text:a xlink:type="simple" xlink:href="https://www.ukrinform.ua/rubric-society/3693070-zelenskij-ogolosiv-pro-zapocatkuvanna-v-ukraini-novoi-tradicii-iftaru.html" text:style-name="Internet_20_link" text:visited-style-name="Visited_20_Internet_20_Link">
</text:a>
 нової традиції -проведення на офіційному рівні іфтару під час священного для мусульман місяцяРамадан. У першому офіційному іфтарі, який відбувся в Києві 7 квітня, взялиучасть військовослужбовці-мусульмани, представників дипкорпусу, зокремаочільники посольств мусульманських країн, акредитованих в Україні, Меджлісукримськотатарського народу.</text:p>
      <text:p text:style-name="P4">
Лідер кримськотатарського народу Мустафа Джемілєв на цьому іфтарі <text:a xlink:type="simple" xlink:href="https://www.ukrinform.ua/rubric-polytics/3693088-dzemilev-zaklikav-musulmanski-kraini-podolati-strah-pered-rosieu-j-pidtrimati-ukrainu.html" text:style-name="Internet_20_link" text:visited-style-name="Visited_20_Internet_20_Link">
</text:a>
мусульманські країни до активнішої підтримки України у протистоянні російськійагресії.</text:p>
      <text:p text:style-name="P4">
Source: <text:a xlink:type="simple" xlink:href="https://www.ukrinform.ua/rubric-diaspora/3693271-u-tureccini-organizuvali-iftar-dla-gromad-ukrainciv-i-krimskih-tatar.html" text:style-name="Internet_20_link" text:visited-style-name="Visited_20_Internet_20_Link">
https://www.ukrinform.ua/rubric-diaspora/3693271-u-tureccini-organizuvali-iftar-dla-gromad-ukrainciv-i-krimskih-tatar.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08T14:39:00+03:00</text:p>
      <text:p text:style-name="P4">
Modified Time: 2023-04-08T14:39: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264" text:anchor-type="as-char" svg:width="6.9236in" svg:height="3.956343in" draw:z-index="0">
<draw:image xlink:href="../Images/yкринформ/2023-04-08T14-39-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265" text:anchor-type="as-char" svg:width="6.9236in" svg:height="6.9236in" draw:z-index="0">
<draw:image xlink:href="../Images/yкринформ/2023-04-08T14-39-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266" text:anchor-type="as-char" svg:width="6.9236in" svg:height="6.9236in" draw:z-index="0">
<draw:image xlink:href="../Images/yкринформ/2023-04-08T14-39-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267" text:anchor-type="as-char" svg:width="6.9236in" svg:height="6.9236in" draw:z-index="0">
<draw:image xlink:href="../Images/yкринформ/2023-04-08T14-39-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268" text:anchor-type="as-char" svg:width="6.9236in" svg:height="6.9236in" draw:z-index="0">
<draw:image xlink:href="../Images/yкринформ/2023-04-08T14-39-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269" text:anchor-type="as-char" svg:width="6.9236in" svg:height="6.9236in" draw:z-index="0">
<draw:image xlink:href="../Images/yкринформ/2023-04-08T14-39-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270" text:anchor-type="as-char" svg:width="6.9236in" svg:height="6.9236in" draw:z-index="0">
<draw:image xlink:href="../Images/yкринформ/2023-04-08T14-39-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271" text:anchor-type="as-char" svg:width="6.9236in" svg:height="6.9236in" draw:z-index="0">
<draw:image xlink:href="../Images/yкринформ/2023-04-08T14-39-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272" text:anchor-type="as-char" svg:width="6.9236in" svg:height="6.9236in" draw:z-index="0">
<draw:image xlink:href="../Images/yкринформ/2023-04-08T14-39-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273" text:anchor-type="as-char" svg:width="6.9236in" svg:height="6.9236in" draw:z-index="0">
<draw:image xlink:href="../Images/yкринформ/2023-04-08T14-39-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274" text:anchor-type="as-char" svg:width="6.9236in" svg:height="6.9236in" draw:z-index="0">
<draw:image xlink:href="../Images/yкринформ/2023-04-08T14-39-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Румунські F-16 підіймали на перехоплення двох винищувачів рф над Балтійським морем</text:span>
</text:h>
      <text:p text:style-name="P4">
Authors: Ukrinform (Person)</text:p>
      <text:p text:style-name="P4">
Publisher: Укринформ (Organization)</text:p>
      <text:p text:style-name="P4">
Published Time: 2023-04-08T14:39:26+03:00</text:p>
      <text:p text:style-name="P4">
Modified Time: 2023-04-08T14:39:26+03:00</text:p>
      <text:p text:style-name="P4">
Description: Винищувачі ВПС Румунії F-16 із місії повітряного патрулювання НАТО піднімалися для перехоплення та супроводу двох російських винищувачів Су-27 над Балтійським морем. — Укрінформ.</text:p>
      <text:p text:style-name="P4">
Images: ["<text:a xlink:type="simple" xlink:href="https://static.ukrinform.com/photos/2023_04/thumb_files/630_360_1680953651-827.jpg" text:style-name="Internet_20_link" text:visited-style-name="Visited_20_Internet_20_Link">
630_360_16809...</text:a>
", "<text:a xlink:type="simple" xlink:href="https://static.ukrinform.com/photos/2023_04/1680953645-650.jpg" text:style-name="Internet_20_link" text:visited-style-name="Visited_20_Internet_20_Link">
1680953645-65...</text:a>
"]</text:p>
      <text:p text:style-name="P4">
Tags: ['Літак', 'НАТО', 'Румунія', 'росія']</text:p>
      <text:p text:style-name="P4">
Type: Article</text:p>
      <!--METADATA-->
      <text:p text:style-name="P4">
<draw:frame draw:style-name="fr1" draw:name="Image275" text:anchor-type="as-char" svg:width="6.9236in" svg:height="3.956343in" draw:z-index="0">
<draw:image xlink:href="../Images/yкринформ/2023-04-08T14-39-26-03-00/630_360_1680953651-827.jpg" xlink:type="simple" xlink:show="embed" xlink:actuate="onLoad" draw:mime-type="image/jpeg"/>
</draw:frame>
 ВинищувачіВПС Румунії F-16 із місії повітряного патрулювання НАТО піднімалися дляперехоплення та супроводу двох російських винищувачів Су-27 над Балтійськимморем.</text:p>
      <text:p text:style-name="P4">
Про це повідомляється на <text:a xlink:type="simple" xlink:href="http://ac.nato.int/archive/2023/ROU_AF_1st_AScr" text:style-name="Internet_20_link" text:visited-style-name="Visited_20_Internet_20_Link">
 </text:a>
НАТО, передає Укрінформ.</text:p>
      <text:p text:style-name="P4">
Як зазначається, 7 квітня, через шість днів з початку їхнього чергування урамках посиленої місії повітряного патрулювання у Балтії, два румунськихвинищувачі F-16 Carpathian Viper були підняті Центром об’єднаних повітрянихоперацій <text:a xlink:type="simple" xlink:href="https://www.ukrinform.ua/tag-nato" text:style-name="Internet_20_link" text:visited-style-name="Visited_20_Internet_20_Link">
 </text:a>
 у німецькому Юдемі, уперше дляреагування на повітряний інцидент у міжнародному повітряному просторі надБалтійським морем.</text:p>
      <text:p text:style-name="P4">
Після перехоплення винищувачі ідентифікували як російські Су-27. РумунськіF-16 супроводили їх до виходу із зони відповідальності НАТО.</text:p>
      <text:p text:style-name="P4">
«Успішне виконання першого завдання з польоту в рамках посиленої місії AirPolicing в країнах Балтії підтверджує високий рівень готовності загонуCarpathian Viper до охорони неба та здатність ВПС Румунії розгортати тавикористовувати наші F-16 у місіях НАТО», – заявив командир загону F-16полковник Космін Влад.</text:p>
      <text:p text:style-name="P4">
<draw:frame draw:style-name="fr1" draw:name="Image276" text:anchor-type="as-char" svg:width="6.9236in" svg:height="3.89773in" draw:z-index="0">
<draw:image xlink:href="../Images/yкринформ/2023-04-08T14-39-26-03-00/1680953645-650.jpg" xlink:type="simple" xlink:show="embed" xlink:actuate="onLoad" draw:mime-type="image/jpeg"/>
</draw:frame>
</text:p>
      <text:p text:style-name="P4">
<text:span text:style-name="T4">
Читайте також:</text:span>
 <text:a xlink:type="simple" xlink:href="https://www.ukrinform.ua/rubric-world/3684369-nato-gotuetsa-suttevo-posiliti-vijska-na-shidnomu-flanzi-politico.html" text:style-name="Internet_20_link" text:visited-style-name="Visited_20_Internet_20_Link">
 <text:span text:style-name="T4">
НАТО</text:span>
 <text:span text:style-name="T4">
готується</text:span>
 <text:span text:style-name="T4">
суттєво</text:span>
 <text:span text:style-name="T4">
посилити</text:span>
<text:span text:style-name="T4">
війська</text:span>
 <text:span text:style-name="T4">
східному</text:span>
 <text:span text:style-name="T4">
фланзі</text:span>
 <text:span text:style-name="T4">
Politico</text:span>
</text:a>
</text:p>
      <text:p text:style-name="P4">
Як повідомляв Укрінформ, кілька російських винищувачів та стратегічнихбомбардувальників <text:a xlink:type="simple" xlink:href="https://www.ukrinform.ua/rubric-world/3671167-amerikanski-vinisuvaci-vdruge-za-dva-dni-perehopili-litaki-rf-bila-alaski.html" text:style-name="Internet_20_link" text:visited-style-name="Visited_20_Internet_20_Link">
 </text:a>
 силами протиповітряної оборони Північної Америки черезпроліт над міжнародним повітряним простором поблизу Аляски.</text:p>
      <text:p text:style-name="P4">
<text:span text:style-name="T5">
Фото:ВПС Румунії</text:span>
</text:p>
      <text:p text:style-name="P4">
Source: <text:a xlink:type="simple" xlink:href="https://www.ukrinform.ua/rubric-world/3693272-rumunski-f16-pidijmali-na-perehoplenna-dvoh-vinisuvaciv-rf-nad-baltijskim-morem.html" text:style-name="Internet_20_link" text:visited-style-name="Visited_20_Internet_20_Link">
https://www.ukrinform.ua/rubric-world/3693272-rumunski-f16-pidijmali-na-perehoplenna-dvoh-vinisuvaciv-rf-nad-baltijskim-morem.html</text:a>
</text:p>
      <!--NEWS-->
      <text:h text:style-name="P10" text:outline-level="1">
<text:span text:style-name="T4">
Суд  ухвалив рішення про ліквідацію RT France</text:span>
</text:h>
      <text:p text:style-name="P4">
Authors: Ukrinform (Person)</text:p>
      <text:p text:style-name="P4">
Publisher: Укринформ (Organization)</text:p>
      <text:p text:style-name="P4">
Published Time: 2023-04-08T14:50:43+03:00</text:p>
      <text:p text:style-name="P4">
Modified Time: 2023-04-08T14:50:43+03:00</text:p>
      <text:p text:style-name="P4">
Description: Французький господарський суд офіційно визнав підтримуваний кремлем телеканал RT France банкрутом. — Укрінформ.</text:p>
      <text:p text:style-name="P4">
Images: ["<text:a xlink:type="simple" xlink:href="https://static.ukrinform.com/photos/2023_04/thumb_files/630_360_1680954269-215.jpg" text:style-name="Internet_20_link" text:visited-style-name="Visited_20_Internet_20_Link">
630_360_16809...</text:a>
"]</text:p>
      <text:p text:style-name="P4">
Tags: ['Франція', 'Пропаганда', 'Суд', 'Банкрутство']</text:p>
      <text:p text:style-name="P4">
Type: Article</text:p>
      <!--METADATA-->
      <text:p text:style-name="P4">
<draw:frame draw:style-name="fr1" draw:name="Image277" text:anchor-type="as-char" svg:width="6.9236in" svg:height="3.956343in" draw:z-index="0">
<draw:image xlink:href="../Images/yкринформ/2023-04-08T14-50-43-03-00/630_360_1680954269-215.jpg" xlink:type="simple" xlink:show="embed" xlink:actuate="onLoad" draw:mime-type="image/jpeg"/>
</draw:frame>
Французький господарський суд офіційно визнав підтримуваний кремлем телеканалRT France банкрутом.</text:p>
      <text:p text:style-name="P4">
Про це повідомила президент компанії Ксенія Федорова, передає Укрінформ ізпосиланням на <text:a xlink:type="simple" xlink:href="http://www.politico.eu/article/french-court-declares-rt-france-bankrupt/" text:style-name="Internet_20_link" text:visited-style-name="Visited_20_Internet_20_Link">
 </text:a>
 .</text:p>
      <text:p text:style-name="P4">
«Суд у Нантер ухвалив рішення про ліквідацію RT France», - зазначила Федорова.</text:p>
      <text:p text:style-name="P4">
За її словами, співробітники RT France будуть звільнені найближчими днями.</text:p>
      <text:p text:style-name="P4">
Торік у березні ЄС заборонив мовлення російським урядовим ЗМІ, як-от sputnik іRT, раніше відомий як russia today, після розв`язаної росією війни протиУкраїни.</text:p>
      <text:p text:style-name="P4">
<text:span text:style-name="T4">
Читайте також:</text:span>
 <text:a xlink:type="simple" xlink:href="https://www.ukrinform.ua/rubric-society/3671418-direktora-russia-today-krasovskogo-v-ukraini-zasudili-do-pati-rokiv-vaznici.html" text:style-name="Internet_20_link" text:visited-style-name="Visited_20_Internet_20_Link">
 <text:span text:style-name="T4">
russia</text:span>
 <text:span text:style-name="T4">
today</text:span>
 </text:a>
</text:p>
      <text:p text:style-name="P4">
Однак санкції не завадили медіа випускати контент. Минулого року російськийканал продовжував створювати, публікувати та транслювати матеріали, дедалібільше орієнтовані на франкомовну аудиторію в африканських країнах, таких якМалі та Буркіна-Фасо.</text:p>
      <text:p text:style-name="P4">
<text:span text:style-name="T4">
Читайте також:</text:span>
 <text:a xlink:type="simple" xlink:href="https://www.ukrinform.ua/rubric-ato/3611459-v-ukraini-zatrimali-blogera-russia-today-akij-posiruvav-u-es-fejki-pro-vijnu.html" text:style-name="Internet_20_link" text:visited-style-name="Visited_20_Internet_20_Link">
 <text:span text:style-name="T4">
russia</text:span>
 <text:span text:style-name="T4">
today</text:span>
 </text:a>
</text:p>
      <text:p text:style-name="P4">
Раніше цього року уряд <text:a xlink:type="simple" xlink:href="https://www.ukrinform.ua/tag-francia" text:style-name="Internet_20_link" text:visited-style-name="Visited_20_Internet_20_Link">
 </text:a>
 заблокувавбанківські рахунки RT France після рішення ЄС про замороження активів угрудні.</text:p>
      <text:p text:style-name="P4">
Source: <text:a xlink:type="simple" xlink:href="https://www.ukrinform.ua/rubric-world/3693274-sud-uhvaliv-risenna-pro-likvidaciu-rt-france.html" text:style-name="Internet_20_link" text:visited-style-name="Visited_20_Internet_20_Link">
https://www.ukrinform.ua/rubric-world/3693274-sud-uhvaliv-risenna-pro-likvidaciu-rt-france.html</text:a>
</text:p>
      <!--NEWS-->
      <text:h text:style-name="P10" text:outline-level="1">
<text:span text:style-name="T4">
У Молдові перекинувся автобус до Києва, є постраждалі</text:span>
</text:h>
      <text:p text:style-name="P4">
Authors: Ukrinform (Person)</text:p>
      <text:p text:style-name="P4">
Publisher: Укринформ (Organization)</text:p>
      <text:p text:style-name="P4">
Published Time: 2023-04-08T14:54:00+03:00</text:p>
      <text:p text:style-name="P4">
Modified Time: 2023-04-08T14:54:00+03:00</text:p>
      <text:p text:style-name="P4">
Description: У Молдові, в Дрокійському районі, вранці 8 квітня перекинувся рейсовий автобус, який прямував з Кишинева до Києва. — Укрінформ.</text:p>
      <text:p text:style-name="P4">
Images: ["<text:a xlink:type="simple" xlink:href="https://static.ukrinform.com/photos/2023_04/thumb_files/630_360_1680954876-907.jpg" text:style-name="Internet_20_link" text:visited-style-name="Visited_20_Internet_20_Link">
630_360_16809...</text:a>
"]</text:p>
      <text:p text:style-name="P4">
Tags: ['Аварія', 'Молдова', 'Автобус', 'Київ']</text:p>
      <text:p text:style-name="P4">
Type: Article</text:p>
      <!--METADATA-->
      <text:p text:style-name="P4">
<draw:frame draw:style-name="fr1" draw:name="Image278" text:anchor-type="as-char" svg:width="6.9236in" svg:height="3.956343in" draw:z-index="0">
<draw:image xlink:href="../Images/yкринформ/2023-04-08T14-54-00-03-00/630_360_1680954876-907.jpg" xlink:type="simple" xlink:show="embed" xlink:actuate="onLoad" draw:mime-type="image/jpeg"/>
</draw:frame>
 У Молдові,в Дрокійському районі, вранці 8 квітня перекинувся рейсовий автобус, якийпрямував з Кишинева до Києва.</text:p>
      <text:p text:style-name="P4">
Про це повідомляє <text:a xlink:type="simple" xlink:href="https://newsmaker.md/rus/novosti/video-v-drokievskom-rayone-perevernulsya-reysovyy-avtobus-sledovavshiy-v-kiev/" text:style-name="Internet_20_link" text:visited-style-name="Visited_20_Internet_20_Link">
 </text:a>
 , передаєУкрінформ.</text:p>
      <text:p text:style-name="P4">
Дев'ять іноземних громадян доправили до лікарні для надання медичної допомоги,повідомив Генеральний інспекторат поліції. Загалом в автобусі перебувала 21особа.</text:p>
      <text:p text:style-name="P4">
<text:a xlink:type="simple" xlink:href="https://www.ukrinform.ua/tag-avaria" text:style-name="Internet_20_link" text:visited-style-name="Visited_20_Internet_20_Link">
 </text:a>
 сталася близько 9.40 ранку.Поліцейські встановили, що водій автобуса не впорався з керуванням. Автобусспочатку врізався в дерево, а потім з'їхав у кювет.</text:p>
      <text:p text:style-name="P4">
"Попередньо встановлено, що аварія могла статися через технічну несправністьтранспортного засобу", - повідомили правоохоронці.</text:p>
      <text:p text:style-name="P4">
<text:span text:style-name="T4">
Читайте також:</text:span>
 <text:a xlink:type="simple" xlink:href="https://www.ukrinform.ua/rubric-regions/3692747-na-zitomirsini-stalasa-dtp-castkovo-perekrili-ruh-na-trasi-kiiv-cop.html" text:style-name="Internet_20_link" text:visited-style-name="Visited_20_Internet_20_Link">
 <text:span text:style-name="T4">
ДТП</text:span>
 </text:a>
</text:p>
      <text:p text:style-name="P4">
Наразі не повідомляється, громадяни яких країн були в автобусі. Деталіінциденту з`ясовуються.</text:p>
      <text:p text:style-name="P4">
<text:span text:style-name="T5">
Фото: IGP</text:span>
</text:p>
      <text:p text:style-name="P4">
Source: <text:a xlink:type="simple" xlink:href="https://www.ukrinform.ua/rubric-world/3693278-u-moldovi-perekinuvsa-avtobus-do-kieva-e-postrazdali.html" text:style-name="Internet_20_link" text:visited-style-name="Visited_20_Internet_20_Link">
https://www.ukrinform.ua/rubric-world/3693278-u-moldovi-perekinuvsa-avtobus-do-kieva-e-postrazdali.html</text:a>
</text:p>
      <!--NEWS-->
      <text:h text:style-name="P10" text:outline-level="1">
<text:span text:style-name="T4">
«Динамо» перемогло «Минай» у чемпіонаті України з футболу</text:span>
</text:h>
      <text:p text:style-name="P4">
Authors: Ukrinform (Person)</text:p>
      <text:p text:style-name="P4">
Publisher: Укринформ (Organization)</text:p>
      <text:p text:style-name="P4">
Published Time: 2023-04-08T14:54:45+03:00</text:p>
      <text:p text:style-name="P4">
Modified Time: 2023-04-08T14:54:45+03:00</text:p>
      <text:p text:style-name="P4">
Description: У суботу продовжився 20-й тур футбольної Прем'єр-ліги України. — Укрінформ.</text:p>
      <text:p text:style-name="P4">
Images: ["<text:a xlink:type="simple" xlink:href="https://static.ukrinform.com/photos/2023_04/thumb_files/630_360_1680948415-370.jpg" text:style-name="Internet_20_link" text:visited-style-name="Visited_20_Internet_20_Link">
630_360_16809...</text:a>
"]</text:p>
      <text:p text:style-name="P4">
Tags: ['Динамо', 'Футбол', 'Україна', 'Минай']</text:p>
      <text:p text:style-name="P4">
Type: Article</text:p>
      <!--METADATA-->
      <text:p text:style-name="P4">
<draw:frame draw:style-name="fr1" draw:name="Image279" text:anchor-type="as-char" svg:width="6.9236in" svg:height="3.956343in" draw:z-index="0">
<draw:image xlink:href="../Images/yкринформ/2023-04-08T14-54-45-03-00/630_360_1680948415-370.jpg" xlink:type="simple" xlink:show="embed" xlink:actuate="onLoad" draw:mime-type="image/jpeg"/>
</draw:frame>
 У суботупродовжився 20-й тур футбольної Прем'єр-ліги України.</text:p>
      <text:p text:style-name="P4">
Київське «Динамо» обіграло вдома закарпатський «Минай» - 2:0, передаєУкрінформ.</text:p>
      <text:p text:style-name="P4">
М'ячі забили Антон Царенко (35-та хвилина) та Владислав Ванат (62).</text:p>
      <text:p text:style-name="P4">
Один з конкурентів киян у боротьбі за лідируючі позиції - луганська «Зоря» нацю хвилину поступається в гостях криворізькому «Кривбасу» - 0:1. Гол в активіРіфета Капича (50).</text:p>
      <text:p text:style-name="P4">
Сьогодні пройдуть ще дві зустрічі. Донецький «Шахтар» грає з харківським«Металістом», а львівський «Рух» зустрінеться з рівненським «Вересом».</text:p>
      <text:p text:style-name="P4">
Завершится тур у неділю, 9 квітня, матчами між «Дніпром-1» і «Львовом»,«Олександрією» і «Чорноморцем», ковалівським «Колосом» і харківським«Металістом 1925»..</text:p>
      <text:p text:style-name="P4">
Результат стартового поєдинку туру між полтавською «Ворсклою» та «Інгульцем» зПетрового - 1:0</text:p>
      <text:p text:style-name="P4">
<text:span text:style-name="T4">
Читайте також:</text:span>
 <text:a xlink:type="simple" xlink:href="https://www.ukrinform.ua/rubric-sports/3693167-kapitan-dinamo-zustrivsa-z-ucasnikami-premerligi-skilnogo-futbolu.html" text:style-name="Internet_20_link" text:visited-style-name="Visited_20_Internet_20_Link">
 <text:span text:style-name="T4">
Динамо</text:span>
 </text:a>
</text:p>
      <text:p text:style-name="P4">
Становище лідерів: «Шахтар» - 43 очки (після 18-ти ігор), «Дніпро-1» - 42(18), «Зоря» - 40 (19), «Динамо» - 39 (20), «Олександрія» - 31 (18).</text:p>
      <text:p text:style-name="P4">
Фото: dynamo.kiev.ua.</text:p>
      <text:p text:style-name="P4">
Source: <text:a xlink:type="simple" xlink:href="https://www.ukrinform.ua/rubric-sports/3693276-dinamo-peremoglo-minaj-u-cempionati-ukraini-z-futbolu.html" text:style-name="Internet_20_link" text:visited-style-name="Visited_20_Internet_20_Link">
https://www.ukrinform.ua/rubric-sports/3693276-dinamo-peremoglo-minaj-u-cempionati-ukraini-z-futbolu.html</text:a>
</text:p>
      <!--NEWS-->
      <text:h text:style-name="P10" text:outline-level="1">
<text:span text:style-name="T4">
У Краматорську вшанували пам’ять жертв ракетного удару рф по залізничному вокзалу</text:span>
</text:h>
      <text:p text:style-name="P4">
Authors: Ukrinform (Person)</text:p>
      <text:p text:style-name="P4">
Publisher: Укринформ (Organization)</text:p>
      <text:p text:style-name="P4">
Published Time: 2023-04-08T14:56:56+03:00</text:p>
      <text:p text:style-name="P4">
Modified Time: 2023-04-08T14:56:56+03:00</text:p>
      <text:p text:style-name="P4">
Description: У Краматорську на Донеччині вшанували пам’ять загиблих внаслідок російського ракетного обстрілу залізничного вокзалу рік тому. — Укрінформ.</text:p>
      <text:p text:style-name="P4">
Images: ["<text:a xlink:type="simple" xlink:href="https://static.ukrinform.com/photos/2023_04/thumb_files/630_360_1680954384-1394.jpeg" text:style-name="Internet_20_link" text:visited-style-name="Visited_20_Internet_20_Link">
630_360_16809...</text:a>
", "<text:a xlink:type="simple" xlink:href="https://static.ukrinform.com/photos/2023_04/thumb_files/630_360_1680954384-6529.jpeg" text:style-name="Internet_20_link" text:visited-style-name="Visited_20_Internet_20_Link">
630_360_16809...</text:a>
", "<text:a xlink:type="simple" xlink:href="https://static.ukrinform.com/photos/2023_04/thumb_files/630_360_1680954384-3644.jpeg" text:style-name="Internet_20_link" text:visited-style-name="Visited_20_Internet_20_Link">
630_360_16809...</text:a>
", "<text:a xlink:type="simple" xlink:href="https://static.ukrinform.com/photos/2023_04/thumb_files/630_360_1680954384-2799.jpeg" text:style-name="Internet_20_link" text:visited-style-name="Visited_20_Internet_20_Link">
630_360_16809...</text:a>
", "<text:a xlink:type="simple" xlink:href="https://static.ukrinform.com/photos/2023_04/thumb_files/630_360_1680954384-5220.jpeg" text:style-name="Internet_20_link" text:visited-style-name="Visited_20_Internet_20_Link">
630_360_16809...</text:a>
", "<text:a xlink:type="simple" xlink:href="https://static.ukrinform.com/photos/2023_04/thumb_files/630_360_1680954385-7457.jpeg" text:style-name="Internet_20_link" text:visited-style-name="Visited_20_Internet_20_Link">
630_360_16809...</text:a>
"]</text:p>
      <text:p text:style-name="P4">
Tags: ['Краматорськ', 'Обстріл', "Пам'ять", 'росія']</text:p>
      <text:p text:style-name="P4">
Type: Article</text:p>
      <!--METADATA-->
      <text:p text:style-name="P4">
<draw:frame draw:style-name="fr1" draw:name="Image280" text:anchor-type="as-char" svg:width="6.9236in" svg:height="3.956343in" draw:z-index="0">
<draw:image xlink:href="../Images/yкринформ/2023-04-08T14-56-56-03-00/630_360_1680954384-1394.jpeg" xlink:type="simple" xlink:show="embed" xlink:actuate="onLoad" draw:mime-type="image/jpeg"/>
</draw:frame>
 УКраматорську на Донеччині вшанували пам’ять загиблих внаслідок російськогоракетного обстрілу залізничного вокзалу рік тому.</text:p>
      <text:p text:style-name="P4">
Про це в <text:a xlink:type="simple" xlink:href="http://t.me/kramatorsk_rada/10567" text:style-name="Internet_20_link" text:visited-style-name="Visited_20_Internet_20_Link">
 </text:a>
 повідомила Краматорська міськарада, передає Укрінформ.</text:p>
      <text:p text:style-name="P4">
«Сьогодні – рік від того дня, коли росіяни завдали ракетного удару позалізничному вокзалу Краматорська. Тоді загинула 61 людина, ще 121 булапоранена. Пам’ять усіх жертв того обстрілу вшанували сьогодні у Краматорськуразом із правоохоронцями, рятувальниками, волонтерами та представникамимісцевої влади», - йдеться у повідомленні.</text:p>
      <text:p text:style-name="P4">
<draw:frame draw:style-name="fr1" draw:name="Image281" text:anchor-type="as-char" svg:width="6.9236in" svg:height="3.956343in" draw:z-index="0">
<draw:image xlink:href="../Images/yкринформ/2023-04-08T14-56-56-03-00/630_360_1680954384-6529.jpeg" xlink:type="simple" xlink:show="embed" xlink:actuate="onLoad" draw:mime-type="image/jpeg"/>
</draw:frame>
 УКраматорську вшанували пам’ять жертв ракетного удару рф по залізничномувокзалу / Фото: Краматорська міська рада  <text:a xlink:type="simple" xlink:href="https://static.ukrinform.com/photos/2023_04/1680954384-6529.jpeg" text:style-name="Internet_20_link" text:visited-style-name="Visited_20_Internet_20_Link">
<draw:frame draw:style-name="fr1" draw:name="Image282" text:anchor-type="as-char" svg:width="6.9236in" svg:height="3.956343in" draw:z-index="0">
<draw:image xlink:href="../Images/yкринформ/2023-04-08T14-56-56-03-00/630_360_1680954384-6529.jpeg" xlink:type="simple" xlink:show="embed" xlink:actuate="onLoad" draw:mime-type="image/jpeg"/>
</draw:frame>
</text:a>
 <text:a xlink:type="simple" xlink:href="https://static.ukrinform.com/photos/2023_04/1680954384-3644.jpeg" text:style-name="Internet_20_link" text:visited-style-name="Visited_20_Internet_20_Link">
<draw:frame draw:style-name="fr1" draw:name="Image283" text:anchor-type="as-char" svg:width="6.9236in" svg:height="3.956343in" draw:z-index="0">
<draw:image xlink:href="../Images/yкринформ/2023-04-08T14-56-56-03-00/630_360_1680954384-3644.jpeg" xlink:type="simple" xlink:show="embed" xlink:actuate="onLoad" draw:mime-type="image/jpeg"/>
</draw:frame>
</text:a>
 <text:a xlink:type="simple" xlink:href="https://static.ukrinform.com/photos/2023_04/1680954384-2799.jpeg" text:style-name="Internet_20_link" text:visited-style-name="Visited_20_Internet_20_Link">
<draw:frame draw:style-name="fr1" draw:name="Image284" text:anchor-type="as-char" svg:width="6.9236in" svg:height="3.956343in" draw:z-index="0">
<draw:image xlink:href="../Images/yкринформ/2023-04-08T14-56-56-03-00/630_360_1680954384-2799.jpeg" xlink:type="simple" xlink:show="embed" xlink:actuate="onLoad" draw:mime-type="image/jpeg"/>
</draw:frame>
</text:a>
 <text:a xlink:type="simple" xlink:href="https://static.ukrinform.com/photos/2023_04/1680954384-1394.jpeg" text:style-name="Internet_20_link" text:visited-style-name="Visited_20_Internet_20_Link">
<draw:frame draw:style-name="fr1" draw:name="Image285" text:anchor-type="as-char" svg:width="6.9236in" svg:height="3.956343in" draw:z-index="0">
<draw:image xlink:href="../Images/yкринформ/2023-04-08T14-56-56-03-00/630_360_1680954384-1394.jpeg" xlink:type="simple" xlink:show="embed" xlink:actuate="onLoad" draw:mime-type="image/jpeg"/>
</draw:frame>
</text:a>
 <text:a xlink:type="simple" xlink:href="https://static.ukrinform.com/photos/2023_04/1680954384-5220.jpeg" text:style-name="Internet_20_link" text:visited-style-name="Visited_20_Internet_20_Link">
<draw:frame draw:style-name="fr1" draw:name="Image286" text:anchor-type="as-char" svg:width="6.9236in" svg:height="3.956343in" draw:z-index="0">
<draw:image xlink:href="../Images/yкринформ/2023-04-08T14-56-56-03-00/630_360_1680954384-5220.jpeg" xlink:type="simple" xlink:show="embed" xlink:actuate="onLoad" draw:mime-type="image/jpeg"/>
</draw:frame>
</text:a>
 <text:a xlink:type="simple" xlink:href="https://static.ukrinform.com/photos/2023_04/1680954385-7457.jpeg" text:style-name="Internet_20_link" text:visited-style-name="Visited_20_Internet_20_Link">
<draw:frame draw:style-name="fr1" draw:name="Image287" text:anchor-type="as-char" svg:width="6.9236in" svg:height="3.956343in" draw:z-index="0">
<draw:image xlink:href="../Images/yкринформ/2023-04-08T14-56-56-03-00/630_360_1680954385-7457.jpeg" xlink:type="simple" xlink:show="embed" xlink:actuate="onLoad" draw:mime-type="image/jpeg"/>
</draw:frame>
</text:a>
</text:p>
      <text:p text:style-name="P4">
На роковини обстрілу відбувся також допрем’єрний показ документальної стрічки«Станція Краматорськ», створений проєктом «Свідчить Україна»/ The ReckoningProject.</text:p>
      <text:p text:style-name="P4">
Рік тому, 8 квітня 2022 року, <text:a xlink:type="simple" xlink:href="https://www.ukrinform.ua/tag-rosia" text:style-name="Internet_20_link" text:visited-style-name="Visited_20_Internet_20_Link">
 </text:a>
 завдаларакетного удару по залізничному вокзалу Краматорська, який був тоді однією зголовних точок евакуації для жителів Донецької області.</text:p>
      <text:p text:style-name="P4">
<text:span text:style-name="T4">
Читайте також:</text:span>
 <text:a xlink:type="simple" xlink:href="https://www.ukrinform.ua/rubric-ato/3690148-zelenskij-skazav-koli-zapracue-spectribunal-proti-rosii.html" text:style-name="Internet_20_link" text:visited-style-name="Visited_20_Internet_20_Link">
 </text:a>
</text:p>
      <text:p text:style-name="P4">
Як повідомляв Укрінформ, сьогодні, 8 квітня, о 10:30 на всіх вокзалах Україниоголошували хвилину мовчання для вшанування памʼяті жертв російськогоракетного обстрілу 8 квітня 2022 року залізничного вокзалу Краматорська.</text:p>
      <text:p text:style-name="P4">
Source: <text:a xlink:type="simple" xlink:href="https://www.ukrinform.ua/rubric-regions/3693279-u-kramatorsku-vsanuvali-pamat-zertv-raketnogo-udaru-rf-po-zaliznicnomu-vokzalu.html" text:style-name="Internet_20_link" text:visited-style-name="Visited_20_Internet_20_Link">
https://www.ukrinform.ua/rubric-regions/3693279-u-kramatorsku-vsanuvali-pamat-zertv-raketnogo-udaru-rf-po-zaliznicnomu-vokzalu.html</text:a>
</text:p>
      <!--NEWS-->
      <text:h text:style-name="P10" text:outline-level="1">
<text:span text:style-name="T4">
У двох музеях Швеції відкрилася фотовиставка маріупольського журналіста</text:span>
</text:h>
      <text:p text:style-name="P4">
Authors: Ukrinform (Person)</text:p>
      <text:p text:style-name="P4">
Publisher: Укринформ (Organization)</text:p>
      <text:p text:style-name="P4">
Published Time: 2023-04-08T15:08:04+03:00</text:p>
      <text:p text:style-name="P4">
Modified Time: 2023-04-08T15:08:04+03:00</text:p>
      <text:p text:style-name="P4">
Description: У двох музеях Швеції відкрилася фотовиставка «Тим часом у Маріуполі», на якій представлені світлини маріупольського журналіста В’ячеслава Твердохліба. — Укрінформ.</text:p>
      <text:p text:style-name="P4">
Images: ["<text:a xlink:type="simple" xlink:href="https://static.ukrinform.com/photos/2023_04/thumb_files/630_360_1680955483-942.jpg" text:style-name="Internet_20_link" text:visited-style-name="Visited_20_Internet_20_Link">
630_360_16809...</text:a>
", "<text:a xlink:type="simple" xlink:href="https://static.ukrinform.com/photos/2023_04/1680955561-488.jpg" text:style-name="Internet_20_link" text:visited-style-name="Visited_20_Internet_20_Link">
1680955561-48...</text:a>
", "<text:a xlink:type="simple" xlink:href="https://static.ukrinform.com/photos/2023_04/1680955513-630.jpg" text:style-name="Internet_20_link" text:visited-style-name="Visited_20_Internet_20_Link">
1680955513-63...</text:a>
", "<text:a xlink:type="simple" xlink:href="https://static.ukrinform.com/photos/2023_04/1680955497-548.jpg" text:style-name="Internet_20_link" text:visited-style-name="Visited_20_Internet_20_Link">
1680955497-54...</text:a>
", "<text:a xlink:type="simple" xlink:href="https://static.ukrinform.com/photos/2023_04/1680955503-470.jpg" text:style-name="Internet_20_link" text:visited-style-name="Visited_20_Internet_20_Link">
1680955503-47...</text:a>
", "<text:a xlink:type="simple" xlink:href="https://static.ukrinform.com/photos/2023_04/1680955492-210.jpg" text:style-name="Internet_20_link" text:visited-style-name="Visited_20_Internet_20_Link">
1680955492-21...</text:a>
"]</text:p>
      <text:p text:style-name="P4">
Tags: ['Маріуполь', 'Швеція', 'Виставка', 'Журналіст']</text:p>
      <text:p text:style-name="P4">
Type: Article</text:p>
      <!--METADATA-->
      <text:p text:style-name="P4">
<draw:frame draw:style-name="fr1" draw:name="Image288" text:anchor-type="as-char" svg:width="6.9236in" svg:height="3.956343in" draw:z-index="0">
<draw:image xlink:href="../Images/yкринформ/2023-04-08T15-08-04-03-00/630_360_1680955483-942.jpg" xlink:type="simple" xlink:show="embed" xlink:actuate="onLoad" draw:mime-type="image/jpeg"/>
</draw:frame>
 У двохмузеях Швеції відкрилася фотовиставка «Тим часом у Маріуполі», на якійпредставлені світлини маріупольського журналіста В’ячеслава Твердохліба.</text:p>
      <text:p text:style-name="P4">
Як передає Укрінформ, про це в <text:a xlink:type="simple" xlink:href="https://t.me/mariupolrada/13614" text:style-name="Internet_20_link" text:visited-style-name="Visited_20_Internet_20_Link">
 </text:a>
 повідомилаМаріупольська міська рада.</text:p>
      <text:p text:style-name="P4">
«У Швеції презентували фотовиставку маріупольського журналіста В’ячеславаТвердохіліба «Тим часом у Маріуполі». Під час блокади він жив у підвалі йдокументував події, поки нарешті пішки не покинув місто», - йдеться уповідомленні.</text:p>
      <text:p text:style-name="P4">
<draw:frame draw:style-name="fr1" draw:name="Image289" text:anchor-type="as-char" svg:width="6.9236in" svg:height="4.621503in" draw:z-index="0">
<draw:image xlink:href="../Images/yкринформ/2023-04-08T15-08-04-03-00/1680955561-488.jpg" xlink:type="simple" xlink:show="embed" xlink:actuate="onLoad" draw:mime-type="image/jpeg"/>
</draw:frame>
</text:p>
      <text:p text:style-name="P4">
<draw:frame draw:style-name="fr1" draw:name="Image290" text:anchor-type="as-char" svg:width="6.9236in" svg:height="4.621503in" draw:z-index="0">
<draw:image xlink:href="../Images/yкринформ/2023-04-08T15-08-04-03-00/1680955513-630.jpg" xlink:type="simple" xlink:show="embed" xlink:actuate="onLoad" draw:mime-type="image/jpeg"/>
</draw:frame>
</text:p>
      <text:p text:style-name="P4">
Відвідувачі <text:a xlink:type="simple" xlink:href="https://www.ukrinform.ua/tag-vistavka" text:style-name="Internet_20_link" text:visited-style-name="Visited_20_Internet_20_Link">
 </text:a>
 також можутьознайомитися із щоденником восьмирічного Єгора, який писав його під часблокади, та подивитися фільм за мотивами його записів.</text:p>
      <text:p text:style-name="P4">
<draw:frame draw:style-name="fr1" draw:name="Image291" text:anchor-type="as-char" svg:width="6.9236in" svg:height="6.040841in" draw:z-index="0">
<draw:image xlink:href="../Images/yкринформ/2023-04-08T15-08-04-03-00/1680955497-548.jpg" xlink:type="simple" xlink:show="embed" xlink:actuate="onLoad" draw:mime-type="image/jpeg"/>
</draw:frame>
</text:p>
      <text:p text:style-name="P4">
Виставка проходить у Шведському національному музеї військової історії уСтокгольмі та Музеї шведських повітряних сил у Лінчопінгу. Вона триватиме до31 серпня.</text:p>
      <text:p text:style-name="P4">
<draw:frame draw:style-name="fr1" draw:name="Image292" text:anchor-type="as-char" svg:width="6.9236in" svg:height="4.621503in" draw:z-index="0">
<draw:image xlink:href="../Images/yкринформ/2023-04-08T15-08-04-03-00/1680955503-470.jpg" xlink:type="simple" xlink:show="embed" xlink:actuate="onLoad" draw:mime-type="image/jpeg"/>
</draw:frame>
<draw:frame draw:style-name="fr1" draw:name="Image293" text:anchor-type="as-char" svg:width="6.9236in" svg:height="9.042149in" draw:z-index="0">
<draw:image xlink:href="../Images/yкринформ/2023-04-08T15-08-04-03-00/1680955492-210.jpg" xlink:type="simple" xlink:show="embed" xlink:actuate="onLoad" draw:mime-type="image/jpeg"/>
</draw:frame>
</text:p>
      <text:p text:style-name="P4">
<text:span text:style-name="T4">
Читайте також:</text:span>
 <text:a xlink:type="simple" xlink:href="https://www.ukrinform.ua/rubric-culture/3691957-u-prazi-vidbuvsa-pokaz-dokumentalnogo-filmu-sedrik-proti-russkogo-mira.html" text:style-name="Internet_20_link" text:visited-style-name="Visited_20_Internet_20_Link">
 </text:a>
</text:p>
      <text:p text:style-name="P4">
Як повідомляв Укрінформ, український журналіст В’ячеслав Твердохліб вивізчерез ворожі блокпости <text:a xlink:type="simple" xlink:href="https://www.ukrinform.ua/rubric-society/3440482-zurnalist-viviz-kadri-zrujnovanogo-mariupola-na-flesci-shovanij-u-cukerci.html" text:style-name="Internet_20_link" text:visited-style-name="Visited_20_Internet_20_Link">
 </text:a>
 на флешці, схованій у цукерці.</text:p>
      <text:p text:style-name="P4">
Source: <text:a xlink:type="simple" xlink:href="https://www.ukrinform.ua/rubric-culture/3693280-u-dvoh-muzeah-svecii-vidkrilasa-fotovistavka-mariupolskogo-zurnalista.html" text:style-name="Internet_20_link" text:visited-style-name="Visited_20_Internet_20_Link">
https://www.ukrinform.ua/rubric-culture/3693280-u-dvoh-muzeah-svecii-vidkrilasa-fotovistavka-mariupolskogo-zurnalista.html</text:a>
</text:p>
      <!--NEWS-->
      <text:h text:style-name="P10" text:outline-level="1">
<text:span text:style-name="T4">
П'ять областей України отримали повністю обладнані автомобілі «швидкої»</text:span>
</text:h>
      <text:p text:style-name="P4">
Authors: Ukrinform (Person)</text:p>
      <text:p text:style-name="P4">
Publisher: Укринформ (Organization)</text:p>
      <text:p text:style-name="P4">
Published Time: 2023-04-08T15:09:00+03:00</text:p>
      <text:p text:style-name="P4">
Modified Time: 2023-04-08T15:09:00+03:00</text:p>
      <text:p text:style-name="P4">
Description: Волинська, Рівненська, Сумська, Дніпропетровська та Івано-Франківська області отримали 12 автомобілів швидкої медичної допомоги, придбані «Медичними закупівлями України» в межах ініціативи UNITED24. — Укрінформ.</text:p>
      <text:p text:style-name="P4">
Images: ["<text:a xlink:type="simple" xlink:href="https://static.ukrinform.com/photos/2023_04/thumb_files/630_360_1680955632-350.jpeg" text:style-name="Internet_20_link" text:visited-style-name="Visited_20_Internet_20_Link">
630_360_16809...</text:a>
", "<text:a xlink:type="simple" xlink:href="https://static.ukrinform.com/photos/2023_04/1680955632-403.jpeg" text:style-name="Internet_20_link" text:visited-style-name="Visited_20_Internet_20_Link">
1680955632-40...</text:a>
", "<text:a xlink:type="simple" xlink:href="https://static.ukrinform.com/photos/2023_04/1680955631-289.jpeg" text:style-name="Internet_20_link" text:visited-style-name="Visited_20_Internet_20_Link">
1680955631-28...</text:a>
"]</text:p>
      <text:p text:style-name="P4">
Tags: ['Автомобіль', 'Швидка', 'допомога', 'United24']</text:p>
      <text:p text:style-name="P4">
Type: Article</text:p>
      <!--METADATA-->
      <text:p text:style-name="P4">
<draw:frame draw:style-name="fr1" draw:name="Image294" text:anchor-type="as-char" svg:width="6.9236in" svg:height="3.956343in" draw:z-index="0">
<draw:image xlink:href="../Images/yкринформ/2023-04-08T15-09-00-03-00/630_360_1680955632-350.jpeg" xlink:type="simple" xlink:show="embed" xlink:actuate="onLoad" draw:mime-type="image/jpeg"/>
</draw:frame>
Волинська, Рівненська, Сумська, Дніпропетровська та Івано-Франківська областіотримали 12 автомобілів швидкої медичної допомоги, придбані «Медичнимизакупівлями України» в межах ініціативи UNITED24.</text:p>
      <text:p text:style-name="P4">
Про це повідомила <text:a xlink:type="simple" xlink:href="https://moz.gov.ua/article/news/sche-12-shvidkih-pridbanih-za-koshti-zibrani-cherez-united24-pribuli-v-regioni" text:style-name="Internet_20_link" text:visited-style-name="Visited_20_Internet_20_Link">
 </text:a>
 , передаєУкрінформ.</text:p>
      <text:p text:style-name="P4">
«12 <text:a xlink:type="simple" xlink:href="https://www.ukrinform.ua/tag-avtomobil" text:style-name="Internet_20_link" text:visited-style-name="Visited_20_Internet_20_Link">
 </text:a>
 швидкої медичної допомоги,придбані «Медичними закупівлями України» в межах ініціативи UNITED24, ужеприбули у Волинську, Рівненську, Сумську, Дніпропетровську та Івано-Франківську області», - йдеться в повідомленні.</text:p>
      <text:p text:style-name="P4">
<draw:frame draw:style-name="fr1" draw:name="Image295" text:anchor-type="as-char" svg:width="6.9236in" svg:height="3.890404in" draw:z-index="0">
<draw:image xlink:href="../Images/yкринформ/2023-04-08T15-09-00-03-00/1680955632-403.jpeg" xlink:type="simple" xlink:show="embed" xlink:actuate="onLoad" draw:mime-type="image/jpeg"/>
</draw:frame>
</text:p>
      <text:p text:style-name="P4">
Як зазначається, «швидкі» типу С містять необхідне обладнання: кисневі балони,кардіомонітори, дефібрилятори, електрокардіографи та апарати штучноївентиляції легень.</text:p>
      <text:p text:style-name="P4">
<draw:frame draw:style-name="fr1" draw:name="Image296" text:anchor-type="as-char" svg:width="6.9236in" svg:height="3.890404in" draw:z-index="0">
<draw:image xlink:href="../Images/yкринформ/2023-04-08T15-09-00-03-00/1680955631-289.jpeg" xlink:type="simple" xlink:show="embed" xlink:actuate="onLoad" draw:mime-type="image/jpeg"/>
</draw:frame>
</text:p>
      <text:p text:style-name="P4">
«Автомобілі швидкої медичної допомоги типу С – така собі мобільна палатаінтенсивної терапії. У них можна здійснювати лікування кардіогенного шоку,надавати допомогу під час пологів, проводити реанімацію пацієнтів, загальнезнеболення», - зазначила заступниця міністра охорони здоров’я з питаньцифрового розвитку Марія Карчевич.</text:p>
      <text:p text:style-name="P4">
<text:span text:style-name="T4">
Читайте також:</text:span>
 <text:a xlink:type="simple" xlink:href="https://www.ukrinform.ua/rubric-society/3692499-unisef-peredav-ukraini-70-medicnih-avtomobiliv.html" text:style-name="Internet_20_link" text:visited-style-name="Visited_20_Internet_20_Link">
 <text:span text:style-name="T4">
для</text:span>
 <text:span text:style-name="T4">
медиків</text:span>
 </text:a>
</text:p>
      <text:p text:style-name="P4">
Як повідомлялося, за даними МОЗ, станом на зараз в умовах війни 103 «швидких»пошкоджено, 250 – зруйновано, 125 захоплено.</text:p>
      <text:p text:style-name="P4">
<text:span text:style-name="T5">
Фото: moz.gov.ua</text:span>
</text:p>
      <text:p text:style-name="P4">
Source: <text:a xlink:type="simple" xlink:href="https://www.ukrinform.ua/rubric-regions/3693281-pat-oblastej-ukraini-otrimali-povnistu-obladnani-avtomobili-svidkoi.html" text:style-name="Internet_20_link" text:visited-style-name="Visited_20_Internet_20_Link">
https://www.ukrinform.ua/rubric-regions/3693281-pat-oblastej-ukraini-otrimali-povnistu-obladnani-avtomobili-svidkoi.html</text:a>
</text:p>
      <!--NEWS-->
      <text:h text:style-name="P10" text:outline-level="1">
<text:span text:style-name="T4">
МЗС Литви прагне конкретних кроків з інтеграції України в НАТО на саміті у Вільнюсі</text:span>
</text:h>
      <text:p text:style-name="P4">
Authors: Ukrinform (Person)</text:p>
      <text:p text:style-name="P4">
Publisher: Укринформ (Organization)</text:p>
      <text:p text:style-name="P4">
Published Time: 2023-04-08T15:18:00+03:00</text:p>
      <text:p text:style-name="P4">
Modified Time: 2023-04-08T15:18:00+03:00</text:p>
      <text:p text:style-name="P4">
Description: Заступник міністра закордонних справ Литви Мантас Адоменас заявив, що Вільнюський саміт НАТО буде успішним, якщо на ньому станеться явний поступ на політичному треку з інтеграції України до Альянсу. — Укрінформ.</text:p>
      <text:p text:style-name="P4">
Images: ["<text:a xlink:type="simple" xlink:href="https://static.ukrinform.com/photos/2023_03/thumb_files/630_360_1679840178-743.jpeg" text:style-name="Internet_20_link" text:visited-style-name="Visited_20_Internet_20_Link">
630_360_16798...</text:a>
"]</text:p>
      <text:p text:style-name="P4">
Tags: ['Литва', 'МЗС', 'НАТО', 'Україна']</text:p>
      <text:p text:style-name="P4">
Type: Article</text:p>
      <!--METADATA-->
      <text:p text:style-name="P4">
<draw:frame draw:style-name="fr1" draw:name="Image297" text:anchor-type="as-char" svg:width="6.9236in" svg:height="3.956343in" draw:z-index="0">
<draw:image xlink:href="../Images/yкринформ/2023-04-08T15-18-00-03-00/630_360_1679840178-743.jpeg" xlink:type="simple" xlink:show="embed" xlink:actuate="onLoad" draw:mime-type="image/jpeg"/>
</draw:frame>
 Заступникміністра закордонних справ Литви Мантас Адоменас заявив, що Вільнюський самітНАТО буде успішним, якщо на ньому станеться явний поступ на політичному трекуз інтеграції України до Альянсу.</text:p>
      <text:p text:style-name="P4">
Таку думку Адоменас висловив в <text:a xlink:type="simple" xlink:href="https://www.ukrinform.ua/rubric-polytics/3693294-mantas-adomenas-zastupnik-glavi-mzs-litvi.html" text:style-name="Internet_20_link" text:visited-style-name="Visited_20_Internet_20_Link">
 </text:a>
 , якенезабаром буде опубліковано на сайті інформагентства.</text:p>
      <text:p text:style-name="P4">
«Саміт <text:a xlink:type="simple" xlink:href="https://www.ukrinform.ua/tag-nato" text:style-name="Internet_20_link" text:visited-style-name="Visited_20_Internet_20_Link">
 </text:a>
 стане успішним, якщо на ньомубуде явний поступ на політичному треку з інтеграції України до НАТО. При цьомузрозуміло, що зміст декларації, суть запланованих рішень все ще перебувають настадії обговорення, тож говорити про це зарано. Але ми з нашими партнерами –до речі, їхнє коло розширюється – прагнемо того, щоб були зроблені конкретнікроки з інтеграції України до Альянсу», - сказав Адоменас.</text:p>
      <text:p text:style-name="P4">
Він додав, що зараз тривають переговори про те, щоб Україна була представленана саміті на найвищому рівні.</text:p>
      <text:p text:style-name="P4">
Литовський дипломат вказав і на іншу важливу складову майбутнього саміту –зміцнення оборони східного флангу НАТО. «Ми бачимо позитивні зміни у Польщі, вінших сусідніх державах. Але турбує те, що ситуація в країнах Балтії такасама, як рік тому, перед початком повномасштабної війни в Україні. Отже,прогрес у цьому напрямку також дуже потрібен», - підкреслив Адоменас.</text:p>
      <text:p text:style-name="P4">
<text:span text:style-name="T4">
Читайте також:</text:span>
 <text:a xlink:type="simple" xlink:href="https://www.ukrinform.ua/rubric-world/3692662-litva-pidtrimuvatime-clenstvo-ukraini-v-es-i-nato-az-do-ii-vstupu-landsbergis.html" text:style-name="Internet_20_link" text:visited-style-name="Visited_20_Internet_20_Link">
 <text:span text:style-name="T4">
НАТО</text:span>
 </text:a>
</text:p>
      <text:p text:style-name="P4">
Як повідомляв Укрінформ, у четвер, 6 квітня, литовський парламент ухвалив <text:a xlink:type="simple" xlink:href="https://www.ukrinform.ua/rubric-polytics/3692442-sejm-litvi-uhvaliv-rezoluciu-pro-zaprosenna-ukraini-do-nato.html" text:style-name="Internet_20_link" text:visited-style-name="Visited_20_Internet_20_Link">
</text:a>
 до літнього саміту НАТО уВільнюсі, яка включає офіційне запрошення Україні приєднатися до Альянсу.</text:p>
      <text:p text:style-name="P4">
Саміт країн НАТО пройде у Вільнюсі 11-12 липня. Генеральний секретар НАТО ЄнсСтолтенберг запросив Президента України Володимира Зеленського на цей саміт.</text:p>
      <text:p text:style-name="P4">
Source: <text:a xlink:type="simple" xlink:href="https://www.ukrinform.ua/rubric-polytics/3693286-mzs-litvi-pragne-konkretnih-krokiv-z-integracii-ukraini-v-nato-na-samiti-u-vilnusi.html" text:style-name="Internet_20_link" text:visited-style-name="Visited_20_Internet_20_Link">
https://www.ukrinform.ua/rubric-polytics/3693286-mzs-litvi-pragne-konkretnih-krokiv-z-integracii-ukraini-v-nato-na-samiti-u-vilnusi.html</text:a>
</text:p>
      <!--NEWS-->
      <text:h text:style-name="P10" text:outline-level="1">
<text:span text:style-name="T4">
В Естонії досягнута коаліційна угода, визначився склад нового уряду</text:span>
</text:h>
      <text:p text:style-name="P4">
Authors: Ukrinform (Person)</text:p>
      <text:p text:style-name="P4">
Publisher: Укринформ (Organization)</text:p>
      <text:p text:style-name="P4">
Published Time: 2023-04-08T15:19:27+03:00</text:p>
      <text:p text:style-name="P4">
Modified Time: 2023-04-08T15:19:27+03:00</text:p>
      <text:p text:style-name="P4">
Description: Прем’єр-міністр Естонії, лідер Партії реформ, яка перемогла на виборах, Кая Каллас на пресконференції 8 квітня розповіла про розподіл міністерських постів у новому уряді. — Укрінформ.</text:p>
      <text:p text:style-name="P4">
Images: ["<text:a xlink:type="simple" xlink:href="https://static.ukrinform.com/photos/2021_05/thumb_files/630_360_1621713627-514.jpg" text:style-name="Internet_20_link" text:visited-style-name="Visited_20_Internet_20_Link">
630_360_16217...</text:a>
"]</text:p>
      <text:p text:style-name="P4">
Tags: ['Естонія', 'Коаліція', 'Уряд']</text:p>
      <text:p text:style-name="P4">
Type: Article</text:p>
      <!--METADATA-->
      <text:p text:style-name="P4">
<draw:frame draw:style-name="fr1" draw:name="Image298" text:anchor-type="as-char" svg:width="6.9236in" svg:height="3.956343in" draw:z-index="0">
<draw:image xlink:href="../Images/yкринформ/2023-04-08T15-19-27-03-00/630_360_1621713627-514.jpg" xlink:type="simple" xlink:show="embed" xlink:actuate="onLoad" draw:mime-type="image/jpeg"/>
</draw:frame>
 Прем’єр-міністр Естонії, лідер Партії реформ, яка перемогла на виборах, Кая Каллас напресконференції 8 квітня розповіла про розподіл міністерських постів у новомууряді.</text:p>
      <text:p text:style-name="P4">
Про це повідомляє Укрінформ із посиланням на національного <text:a xlink:type="simple" xlink:href="http://rus.err.ee/1608941438/partija-reform-raspredelila-ministerskie-posty" text:style-name="Internet_20_link" text:visited-style-name="Visited_20_Internet_20_Link">
</text:a>
.</text:p>
      <text:p text:style-name="P4">
Урядом продовжить керувати Кая Каллас. Міністерські портфелі отримають такіпредставники Партії реформ: міністром фінансів стане Март Вирклаєв, посадуміністра оборони продовжить займати Ханно Певкур, міністром юстиції буде КаллеЛаанет, міністром з питань клімату стане Крістен Міхал, міністерство культуриочолить Хейді Пурга, міністерством соціального захисту продовжить керуватиСіґне Рійсало.</text:p>
      <text:p text:style-name="P4">
Нову урядову коаліцію створюють Партія реформ (37 мандатів у парламенті),партія Eesti 200 (14) та Соціал-демократична партія (9). В уряді у реформістівбуде сім міністерських постів, у Eesti 200 та соцдемів – по три.</text:p>
      <text:p text:style-name="P4">
Міністерство освіти очолить Крістіна Каллас (Eesti 200), міністром закордоннихсправ стане представник Eesti 200 Маргус Цахкна, пост міністра економіки таінфотехнологій обійме Тійт Рійсало (Eesti 200). Міністром внутрішніх справзалишиться Лаурі Ляенеметс (Соціал-демократична партія), міністромрегіонального розвитку стане Мадіс Каллас (Соціал-демократична партія),міністром здоров'я – Рійна Сікут (Соціал-демократична партія).</text:p>
      <text:p text:style-name="P4">
<text:span text:style-name="T4">
Читайте також:</text:span>
 <text:a xlink:type="simple" xlink:href="https://www.ukrinform.ua/rubric-world/3691478-pocatok-koalicijnih-peregovoriv-u-finlandii-zbigsa-zi-vstupom-u-nato.html" text:style-name="Internet_20_link" text:visited-style-name="Visited_20_Internet_20_Link">
 <text:span text:style-name="T4">
коаліцій</text:span>
 </text:a>
</text:p>
      <text:p text:style-name="P4">
Передбачається, що посаду спікера естонського парламенту Рійгікогу обіймеЛаурі Хуссар (Eesti 200). Традиційно цю посаду займає представник другої зачисельністю фракції коаліційної партії.</text:p>
      <text:p text:style-name="P4">
Source: <text:a xlink:type="simple" xlink:href="https://www.ukrinform.ua/rubric-world/3693287-v-estonii-dosagnuta-koalicijna-ugoda-viznacivsa-sklad-novogo-uradu.html" text:style-name="Internet_20_link" text:visited-style-name="Visited_20_Internet_20_Link">
https://www.ukrinform.ua/rubric-world/3693287-v-estonii-dosagnuta-koalicijna-ugoda-viznacivsa-sklad-novogo-uradu.html</text:a>
</text:p>
      <!--NEWS-->
      <text:h text:style-name="P10" text:outline-level="1">
<text:span text:style-name="T4">
Жителів Києва попереджають про грозу та сильний вітер</text:span>
</text:h>
      <text:p text:style-name="P4">
Authors: Ukrinform (Person)</text:p>
      <text:p text:style-name="P4">
Publisher: Укринформ (Organization)</text:p>
      <text:p text:style-name="P4">
Published Time: 2023-04-08T15:23:01+03:00</text:p>
      <text:p text:style-name="P4">
Modified Time: 2023-04-08T15:23:01+03:00</text:p>
      <text:p text:style-name="P4">
Description: Жителів Києва попереджають, що найближчим часом у столиці очікується гроза та сильний вітер. — Укрінформ.</text:p>
      <text:p text:style-name="P4">
Images: ["<text:a xlink:type="simple" xlink:href="https://static.ukrinform.com/photos/2019_06/thumb_files/630_360_1561740993-650.jpg" text:style-name="Internet_20_link" text:visited-style-name="Visited_20_Internet_20_Link">
630_360_15617...</text:a>
"]</text:p>
      <text:p text:style-name="P4">
Tags: ['Гроза', 'Вітер', 'Київ']</text:p>
      <text:p text:style-name="P4">
Type: Article</text:p>
      <!--METADATA-->
      <text:p text:style-name="P4">
<draw:frame draw:style-name="fr1" draw:name="Image299" text:anchor-type="as-char" svg:width="6.9236in" svg:height="3.956343in" draw:z-index="0">
<draw:image xlink:href="../Images/yкринформ/2023-04-08T15-23-01-03-00/630_360_1561740993-650.jpg" xlink:type="simple" xlink:show="embed" xlink:actuate="onLoad" draw:mime-type="image/jpeg"/>
</draw:frame>
 ЖителівКиєва попереджають, що найближчим часом у столиці очікується гроза та сильнийвітер.</text:p>
      <text:p text:style-name="P4">
Як передає Укрінформ, про це Київська міська державна адміністрація повідомляєу <text:a xlink:type="simple" xlink:href="http://t.me/KyivCityOfficial/6429" text:style-name="Internet_20_link" text:visited-style-name="Visited_20_Internet_20_Link">
 </text:a>
 .</text:p>
      <text:p text:style-name="P4">
За інформацією Укргідрометцентру, найближчим часом у столиці очікується гроза.</text:p>
      <text:p text:style-name="P4">
"Фахівці нагадують: під час сильного вітру необхідно триматися подалі відрекламних щитів, ліній електропередачі, дерев, а також не паркувати поряд ізними автотранспорт", - зазначили в <text:a xlink:type="simple" xlink:href="https://www.ukrinform.ua/tag-kmda" text:style-name="Internet_20_link" text:visited-style-name="Visited_20_Internet_20_Link">
 </text:a>
 .</text:p>
      <text:p text:style-name="P4">
В адміністрації закликають у разі підтоплень проїжджої частини чи тротуарівзвертатись до диспетчерської: 044-284-74-19.</text:p>
      <text:p text:style-name="P4">
При падінні дерев чи гілок, при травмуванні людей тощо негайно інформуватиекстрені служби: 101 або 103. Телефон КАРС: 044-430-37-13.</text:p>
      <text:p text:style-name="P4">
<text:span text:style-name="T4">
Читайте також:</text:span>
 <text:a xlink:type="simple" xlink:href="https://www.ukrinform.ua/rubric-kyiv/3690951-u-stolici-v-berezni-zafiksuvali-sist-temperaturnih-rekordiv.html" text:style-name="Internet_20_link" text:visited-style-name="Visited_20_Internet_20_Link">
 </text:a>
</text:p>
      <text:p text:style-name="P4">
Як повідомляв Укрінформ, у неділю, 9 квітня, у більшості областей України <text:a xlink:type="simple" xlink:href="https://www.ukrinform.ua/rubric-regions/3693263-v-ukraini-prognozuut-dos-podekudi-iz-grozou-do-15-tepla.html" text:style-name="Internet_20_link" text:visited-style-name="Visited_20_Internet_20_Link">
</text:a>
 , подекуди з грозою.</text:p>
      <text:p text:style-name="P4">
Source: <text:a xlink:type="simple" xlink:href="https://www.ukrinform.ua/rubric-kyiv/3693289-ziteliv-kieva-poperedzaut-pro-grozu-ta-silnij-viter.html" text:style-name="Internet_20_link" text:visited-style-name="Visited_20_Internet_20_Link">
https://www.ukrinform.ua/rubric-kyiv/3693289-ziteliv-kieva-poperedzaut-pro-grozu-ta-silnij-viter.html</text:a>
</text:p>
      <!--NEWS-->
      <text:h text:style-name="P10" text:outline-level="1">
<text:span text:style-name="T4">
«Нива» програла ЛНЗ у Чемпіонській групі Першої ліги</text:span>
</text:h>
      <text:p text:style-name="P4">
Authors: Ukrinform (Person)</text:p>
      <text:p text:style-name="P4">
Publisher: Укринформ (Organization)</text:p>
      <text:p text:style-name="P4">
Published Time: 2023-04-08T15:25:55+03:00</text:p>
      <text:p text:style-name="P4">
Modified Time: 2023-04-08T15:25:55+03:00</text:p>
      <text:p text:style-name="P4">
Description: Футболісти тернопільської «Ниви» поступилися вдома черкаському клубу ЛНЗ (1:2) у матчі Чемпіонської групи команд Першої ліги. — Укрінформ.</text:p>
      <text:p text:style-name="P4">
Images: ["<text:a xlink:type="simple" xlink:href="https://static.ukrinform.com/photos/2023_04/thumb_files/630_360_1680951711-379.jpeg" text:style-name="Internet_20_link" text:visited-style-name="Visited_20_Internet_20_Link">
630_360_16809...</text:a>
"]</text:p>
      <text:p text:style-name="P4">
Tags: ['Футбол', 'Черкаси', 'Тернопіль']</text:p>
      <text:p text:style-name="P4">
Type: Article</text:p>
      <!--METADATA-->
      <text:p text:style-name="P4">
<draw:frame draw:style-name="fr1" draw:name="Image300" text:anchor-type="as-char" svg:width="6.9236in" svg:height="3.956343in" draw:z-index="0">
<draw:image xlink:href="../Images/yкринформ/2023-04-08T15-25-55-03-00/630_360_1680951711-379.jpeg" xlink:type="simple" xlink:show="embed" xlink:actuate="onLoad" draw:mime-type="image/jpeg"/>
</draw:frame>
Футболісти тернопільської «Ниви» поступилися вдома черкаському клубу ЛНЗ (1:2)у матчі Чемпіонської групи команд Першої ліги.</text:p>
      <text:p text:style-name="P4">
М'ячі забили Назарій Нич (19-та хвилина) та Максим Лопирьонок (74). Крім того,на 89-й хвилині м'яч у власні ворта відправив футболіст ЛНЗ Олег Синьогуб,передає Укрінформ.</text:p>
      <text:p text:style-name="P4">
Календар інших матчів першого Чемпіонської групи:</text:p>
      <text:p text:style-name="P4">
8 квітня</text:p>
      <text:p text:style-name="P4">
«Епіцентр» (Кам'янець-Подільський) - «Оболонь» (Київ). 14.30</text:p>
      <text:p text:style-name="P4">
«Карпати» (Львів) - «Кремінь» (Кременчук). 17.00</text:p>
      <text:p text:style-name="P4">
9 квітня (неділя)</text:p>
      <text:p text:style-name="P4">
«Полісся» (Житомир) - «Металург» (Запоріжжя). 16.00.</text:p>
      <text:p text:style-name="P4">
<text:span text:style-name="T4">
Читайте також:</text:span>
 <text:a xlink:type="simple" xlink:href="https://www.ukrinform.ua/rubric-sports/3693269-cernigivsvsm-peremig-fsk-mariupol-u-matci-persoi-ligi.html" text:style-name="Internet_20_link" text:visited-style-name="Visited_20_Internet_20_Link">
 <text:span text:style-name="T4">
ШВСМ</text:span>
 </text:a>
</text:p>
      <text:p text:style-name="P4">
Становище лідерів: «Оболонь» - 16 очок, «Полісся» - 16, ЛНЗ - 11, «Епіцентр» -8. У «Ниви» залишилося 3 очки.</text:p>
      <text:p text:style-name="P4">
У Чемпіонській групі вісім клубів визначать володарів двох прямих путівок доПрем'єр-ліги (УПЛ), а третя та четверта команди зіграють матчі плей-офф запідвищення в класі: третя гратиме із 14-ю командою УПЛ, четверта - з 13-ю.</text:p>
      <text:p text:style-name="P4">
Фото: cherkassy-sport.com.</text:p>
      <text:p text:style-name="P4">
Source: <text:a xlink:type="simple" xlink:href="https://www.ukrinform.ua/rubric-sports/3693291-niva-prograla-lnz-u-cempionskij-grupi-persoi-ligi.html" text:style-name="Internet_20_link" text:visited-style-name="Visited_20_Internet_20_Link">
https://www.ukrinform.ua/rubric-sports/3693291-niva-prograla-lnz-u-cempionskij-grupi-persoi-ligi.html</text:a>
</text:p>
      <!--NEWS-->
      <text:h text:style-name="P10" text:outline-level="1">
<text:span text:style-name="T4">
На Харківщині двоє людей підірвалися на вибухівці</text:span>
</text:h>
      <text:p text:style-name="P4">
Authors: Ukrinform (Person)</text:p>
      <text:p text:style-name="P4">
Publisher: Укринформ (Organization)</text:p>
      <text:p text:style-name="P4">
Published Time: 2023-04-08T15:28:26+03:00</text:p>
      <text:p text:style-name="P4">
Modified Time: 2023-04-08T15:28:26+03:00</text:p>
      <text:p text:style-name="P4">
Description: На Харківщині чоловік та жінка підірвалися на вибухонебезпечних предметах. Постраждалим надають медичну допомогу. — Укрінформ.</text:p>
      <text:p text:style-name="P4">
Images: ["<text:a xlink:type="simple" xlink:href="https://static.ukrinform.com/photos/2023_03/thumb_files/630_360_1679835922-775.jpg" text:style-name="Internet_20_link" text:visited-style-name="Visited_20_Internet_20_Link">
630_360_16798...</text:a>
"]</text:p>
      <text:p text:style-name="P4">
Tags: ['Міна', 'Вибухівка', 'Харківщина']</text:p>
      <text:p text:style-name="P4">
Type: Article</text:p>
      <!--METADATA-->
      <text:p text:style-name="P4">
<draw:frame draw:style-name="fr1" draw:name="Image301" text:anchor-type="as-char" svg:width="6.9236in" svg:height="3.956343in" draw:z-index="0">
<draw:image xlink:href="../Images/yкринформ/2023-04-08T15-28-26-03-00/630_360_1679835922-775.jpg" xlink:type="simple" xlink:show="embed" xlink:actuate="onLoad" draw:mime-type="image/jpeg"/>
</draw:frame>
 НаХарківщині чоловік та жінка підірвалися на вибухонебезпечних предметах.Постраждалим надають медичну допомогу.</text:p>
      <text:p text:style-name="P4">
Про це в <text:a xlink:type="simple" xlink:href="http://t.me/synegubov/5892" text:style-name="Internet_20_link" text:visited-style-name="Visited_20_Internet_20_Link">
 </text:a>
 повідомив начальник Харківської ОВАОлег Синєгубов, передає Укрінформ.</text:p>
      <text:p text:style-name="P4">
«Сьогодні на <text:a xlink:type="simple" xlink:href="https://www.ukrinform.ua/tag-harkivsina" text:style-name="Internet_20_link" text:visited-style-name="Visited_20_Internet_20_Link">
 </text:a>
 ще двоє цивільнихпостраждали внаслідок підриву на вибухонебезпечних предметах. У м. Ізюм натериторії центрального кладовища 53-річна жінка наступила на протипіхотну мінутипу «Пелюстка». Госпіталізована з мінно-вибуховою травмою», - написавСинєгубов.</text:p>
      <text:p text:style-name="P4">
Окрім того, в смт Слобожанське чоловік підірвався та отримав важку травму приспробі розібрати невідомий предмет. Йому надають необхідну медичну допомогу.</text:p>
      <text:p text:style-name="P4">
<text:span text:style-name="T4">
Читайте також:</text:span>
 <text:a xlink:type="simple" xlink:href="https://www.ukrinform.ua/rubric-regions/3693069-na-harkivsini-troe-ludej-pidirvalisa-na-vibuhivci-u-poli.html" text:style-name="Internet_20_link" text:visited-style-name="Visited_20_Internet_20_Link">
 <text:span text:style-name="T4">
підірвалися</text:span>
 </text:a>
</text:p>
      <text:p text:style-name="P4">
Як повідомляв Укрінформ, у полі біля села Миколаївка Харківської області троєлюдей отримали поранення внаслідок вибуху невідомого вибухонебезпечногопредмета.</text:p>
      <text:p text:style-name="P4">
Source: <text:a xlink:type="simple" xlink:href="https://www.ukrinform.ua/rubric-regions/3693293-na-harkivsini-dvoe-ludej-pidirvalisa-na-vibuhivci.html" text:style-name="Internet_20_link" text:visited-style-name="Visited_20_Internet_20_Link">
https://www.ukrinform.ua/rubric-regions/3693293-na-harkivsini-dvoe-ludej-pidirvalisa-na-vibuhivci.html</text:a>
</text:p>
      <!--NEWS-->
      <text:h text:style-name="P10" text:outline-level="1">
<text:span text:style-name="T4">
Twitter зняв обмеження на облікові записи, пов’язані з кремлем - ЗМІ</text:span>
</text:h>
      <text:p text:style-name="P4">
Authors: Ukrinform (Person)</text:p>
      <text:p text:style-name="P4">
Publisher: Укринформ (Organization)</text:p>
      <text:p text:style-name="P4">
Published Time: 2023-04-08T15:31:00+03:00</text:p>
      <text:p text:style-name="P4">
Modified Time: 2023-04-08T15:31:00+03:00</text:p>
      <text:p text:style-name="P4">
Description: Компанія Twitter зняла обмеження на облікові записи, пов’язані з кремлем, після того, як її придбав американський мільярдер Ілон Маск. — Укрінформ.</text:p>
      <text:p text:style-name="P4">
Images: ["<text:a xlink:type="simple" xlink:href="https://static.ukrinform.com/photos/2022_10/thumb_files/630_360_1666921830-759.jpg" text:style-name="Internet_20_link" text:visited-style-name="Visited_20_Internet_20_Link">
630_360_16669...</text:a>
"]</text:p>
      <text:p text:style-name="P4">
Tags: ['Кремль', 'Twitter', 'росія', 'Соцмережі']</text:p>
      <text:p text:style-name="P4">
Type: Article</text:p>
      <!--METADATA-->
      <text:p text:style-name="P4">
<draw:frame draw:style-name="fr1" draw:name="Image302" text:anchor-type="as-char" svg:width="6.9236in" svg:height="3.956343in" draw:z-index="0">
<draw:image xlink:href="../Images/yкринформ/2023-04-08T15-31-00-03-00/630_360_1666921830-759.jpg" xlink:type="simple" xlink:show="embed" xlink:actuate="onLoad" draw:mime-type="image/jpeg"/>
</draw:frame>
 КомпаніяTwitter зняла обмеження на облікові записи, пов’язані з кремлем, після того,як її придбав американський мільярдер Ілон Маск.</text:p>
      <text:p text:style-name="P4">
Про це повідомляє <text:a xlink:type="simple" xlink:href="https://www.telegraph.co.uk/technology/2023/04/07/elon-musk-twitter-lifts-restrictions-putin-kremlin-russia/" text:style-name="Internet_20_link" text:visited-style-name="Visited_20_Internet_20_Link">
 </text:a>
 з посиланням на даніогляду вебсайту, передає Укрінформ.</text:p>
      <text:p text:style-name="P4">
Як зазначається, аналіз кількох облікових записів засвідчив, що результатипошуку, хронологія та інструменти рекомендацій Twitter показують користувачамоблікові записи президента рф володимира путіна, мзс росії та посольства рф уВеликій Британії. На ці акаунти були накладені обмеження після вторгнення рф вУкраїну.</text:p>
      <text:p text:style-name="P4">
Видання наголошує, що провело огляд після того, як стало відомо, що <text:a xlink:type="simple" xlink:href="https://www.ukrinform.ua/tag-twitter" text:style-name="Internet_20_link" text:visited-style-name="Visited_20_Internet_20_Link">
</text:a>
 більше не обмежує охоплення російськихдержавних ЗМІ.</text:p>
      <text:p text:style-name="P4">
Торік у квітні компанія заявила, що «не поширюватиме та не рекомендуватимедержавні облікові записи, що належать державам, які обмежують доступ довільної інформації та беруть участь у збройному міждержавному конфлікті»,заявивши, що ця політика «миттєво поширюється» на акаунти російського уряду.Це означає, що облікові записи не будуть рекомендувати для пошуку, хронологіїта інших частин сервісу.</text:p>
      <text:p text:style-name="P4">
«Проте тести, проведені The Telegraph минулого тижня, показали, що російськідержавні облікові записи відображалися вгорі деяких результатів пошуку таз’являлися в рекомендаціях щодо інших облікових записів», - йдеться упублікації.</text:p>
      <text:p text:style-name="P4">
<text:span text:style-name="T4">
Читайте також:</text:span>
 <text:a xlink:type="simple" xlink:href="https://www.ukrinform.ua/rubric-technology/3683938-youtube-rozblokuvav-kanal-trampa.html" text:style-name="Internet_20_link" text:visited-style-name="Visited_20_Internet_20_Link">
 <text:span text:style-name="T4">
розблокував</text:span>
 </text:a>
</text:p>
      <text:p text:style-name="P4">
Також видання пише, що дописи представників російського уряду з’являлися валгоритмічно керованій стрічці «Для вас» для новоствореного облікового запису,навіть якщо він не підписувався на них.</text:p>
      <text:p text:style-name="P4">
Колишній керівник Twitter підтвердив, що такий крок означає відступ відзаходів, запроваджених у 2022 році. «Надзвичайно малоймовірно, що ці змінивідбулися б випадково або без відома та керівництва персоналу компанії», -заявив він.</text:p>
      <text:p text:style-name="P4">
Соцмережі вважаються ключовою частиною дезінформації кремля, підкреслюєвидання.</text:p>
      <text:p text:style-name="P4">
Source: <text:a xlink:type="simple" xlink:href="https://www.ukrinform.ua/rubric-technology/3693296-twitter-znav-obmezenna-na-oblikovi-zapisi-povazani-z-kremlem-zmi.html" text:style-name="Internet_20_link" text:visited-style-name="Visited_20_Internet_20_Link">
https://www.ukrinform.ua/rubric-technology/3693296-twitter-znav-obmezenna-na-oblikovi-zapisi-povazani-z-kremlem-zmi.html</text:a>
</text:p>
      <!--NEWS-->
      <text:h text:style-name="P10" text:outline-level="1">
<text:span text:style-name="T4">
Посол Зварич привітав поляків з Великоднем</text:span>
</text:h>
      <text:p text:style-name="P4">
Authors: Ukrinform (Person)</text:p>
      <text:p text:style-name="P4">
Publisher: Укринформ (Organization)</text:p>
      <text:p text:style-name="P4">
Published Time: 2023-04-08T15:38:37+03:00</text:p>
      <text:p text:style-name="P4">
Modified Time: 2023-04-08T15:38:37+03:00</text:p>
      <text:p text:style-name="P4">
Description: Посол України в Польщі Василь Зварич привітав поляків з Великоднем. — Укрінформ.</text:p>
      <text:p text:style-name="P4">
Images: ["<text:a xlink:type="simple" xlink:href="https://static.ukrinform.com/photos/2022_07/thumb_files/630_360_1657962994-415.jpg" text:style-name="Internet_20_link" text:visited-style-name="Visited_20_Internet_20_Link">
630_360_16579...</text:a>
"]</text:p>
      <text:p text:style-name="P4">
Tags: ['Польща', 'Посол', 'Україна', 'Великдень']</text:p>
      <text:p text:style-name="P4">
Type: Article</text:p>
      <!--METADATA-->
      <text:p text:style-name="P4">
<draw:frame draw:style-name="fr1" draw:name="Image303" text:anchor-type="as-char" svg:width="6.9236in" svg:height="3.956343in" draw:z-index="0">
<draw:image xlink:href="../Images/yкринформ/2023-04-08T15-38-37-03-00/630_360_1657962994-415.jpg" xlink:type="simple" xlink:show="embed" xlink:actuate="onLoad" draw:mime-type="image/jpeg"/>
</draw:frame>
 ПосолУкраїни в Польщі Василь Зварич привітав поляків з Великоднем.</text:p>
      <text:p text:style-name="P4">
Відповідне відеозвернення є в <text:a xlink:type="simple" xlink:href="http://www.youtube.com/watch" text:style-name="Internet_20_link" text:visited-style-name="Visited_20_Internet_20_Link">
 </text:a>
.</text:p>
      <text:p text:style-name="P4">
Зокрема, Зварич наголосив, що християнські цінності традиційно важливі дляобох наших народів, а поляки вже понад рік показують світу приклад їхсповідування, надаючи допомогу українцям.</text:p>
      <text:p text:style-name="P4">
“З нагоди свята я хотів би підкреслити свою вдячність <text:a xlink:type="simple" xlink:href="https://www.ukrinform.ua/tag-polsa" text:style-name="Internet_20_link" text:visited-style-name="Visited_20_Internet_20_Link">
</text:a>
 за підтримку й допомогу Україні. Нашаспівпраця та спільні цінності підтверджують, що разом ми сильніші”, - зазначивпосол України.</text:p>
      <text:p text:style-name="P4">
Він побажав польським родинам у цей святковий період миру, злагоди тадобробуту.</text:p>
      <text:p text:style-name="P4">
“Нехай воскресіння надії, духовних цінностей і чеснот торкнеться кожного серцяі стане поштовхом для процвітання обох наших народів”, – підкреслив Зварич.</text:p>
      <text:p text:style-name="P4">
У вітальному відеозаписі з нагоди свята взяли участь українські та польськідіти, які разом з українською майстринею писанкарства розписували писанки.</text:p>
      <text:p text:style-name="P4">
“Сьогодні наші українські та польські діти разом розписують писанки тапоказують світові, як дружба, любов і життя перемагають зло та ненависть. Уцей день ми святкуємо не лише Воскресіння Христове, а й виявляємо повагу дородинних зв’язків, дружби та співпраці між нашими країнами”, – підкресливпосол України в РП.</text:p>
      <text:p text:style-name="P4">
<text:span text:style-name="T4">
Читайте також:</text:span>
 <text:a xlink:type="simple" xlink:href="https://www.ukrinform.ua/rubric-society/3692139-ne-mozna-dati-kremlu-rozsvariti-ukrainu-ta-polsu-moraveckij.html" text:style-name="Internet_20_link" text:visited-style-name="Visited_20_Internet_20_Link">
 <text:span text:style-name="T4">
Польщу</text:span>
 </text:a>
</text:p>
      <text:p text:style-name="P4">
Відеоролик створено за підтримки Комунікаційного медіацентру, який співпрацюєз посольством України в РП, а музика для цього відео створена спеціально зцієї нагоди українським гуртом Monysto.</text:p>
      <text:p text:style-name="P4">
Католики цього року святкують Великдень 9 квітня, за григоріанськимкалендарем.</text:p>
      <text:p text:style-name="P4">
Source: <text:a xlink:type="simple" xlink:href="https://www.ukrinform.ua/rubric-world/3693298-posol-zvaric-privitav-polakiv-z-velikodnem.html" text:style-name="Internet_20_link" text:visited-style-name="Visited_20_Internet_20_Link">
https://www.ukrinform.ua/rubric-world/3693298-posol-zvaric-privitav-polakiv-z-velikodnem.html</text:a>
</text:p>
      <!--NEWS-->
      <text:h text:style-name="P10" text:outline-level="1">
<text:span text:style-name="T4">
«Кривбас» обіграв «Зорю» в українській футбольній Прем'єр-лізі</text:span>
</text:h>
      <text:p text:style-name="P4">
Authors: Ukrinform (Person)</text:p>
      <text:p text:style-name="P4">
Publisher: Укринформ (Organization)</text:p>
      <text:p text:style-name="P4">
Published Time: 2023-04-08T15:39:56+03:00</text:p>
      <text:p text:style-name="P4">
Modified Time: 2023-04-08T15:39:56+03:00</text:p>
      <text:p text:style-name="P4">
Description: Футболісти криворізького «Кривбаса» перемогли вдома одного з лідерів - луганську «Зорю» у матчі 20-го туру чемпіонату України серед клубів Прем'єр-ліги України. — Укрінформ.</text:p>
      <text:p text:style-name="P4">
Images: ["<text:a xlink:type="simple" xlink:href="https://static.ukrinform.com/photos/2023_04/thumb_files/630_360_1680957134-608.jpg" text:style-name="Internet_20_link" text:visited-style-name="Visited_20_Internet_20_Link">
630_360_16809...</text:a>
"]</text:p>
      <text:p text:style-name="P4">
Tags: ['Футбол', 'Кривий Ріг', "Прем'єр-ліга", 'Зоря']</text:p>
      <text:p text:style-name="P4">
Type: Article</text:p>
      <!--METADATA-->
      <text:p text:style-name="P4">
<draw:frame draw:style-name="fr1" draw:name="Image304" text:anchor-type="as-char" svg:width="6.9236in" svg:height="3.956343in" draw:z-index="0">
<draw:image xlink:href="../Images/yкринформ/2023-04-08T15-39-56-03-00/630_360_1680957134-608.jpg" xlink:type="simple" xlink:show="embed" xlink:actuate="onLoad" draw:mime-type="image/jpeg"/>
</draw:frame>
 Футболістикриворізького «Кривбаса» перемогли вдома одного з лідерів - луганську «Зорю» уматчі 20-го туру чемпіонату України серед клубів Прем'єр-ліги України.</text:p>
      <text:p text:style-name="P4">
Гол в активі боснійського легіонера «Кривбаса» Ріфета Капича (50-та хвилина),передає Укрінформ.</text:p>
      <text:p text:style-name="P4">
Раніше київське «Динамо» здолало вдома закарпатський «Минай» - 2:0.</text:p>
      <text:p text:style-name="P4">
Донецький «Шахтар» у ці хвилині грає з харківським «Металістом», а львівський«Рух» зустрічається з рівненським «Вересом».</text:p>
      <text:p text:style-name="P4">
Завершится тур у неділю, 9 квітня, матчами між «Дніпром-1» і «Львовом»,«Олександрією» і «Чорноморцем», ковалівським «Колосом» і харківським«Металістом 1925»..</text:p>
      <text:p text:style-name="P4">
Результат стартового поєдинку туру між полтавською «Ворсклою» та «Інгульцем» зПетрового - 1:0</text:p>
      <text:p text:style-name="P4">
<text:span text:style-name="T4">
Читайте також:</text:span>
 <text:a xlink:type="simple" xlink:href="https://www.ukrinform.ua/rubric-sports/3693276-dinamo-peremoglo-minaj-u-cempionati-ukraini-z-futbolu.html" text:style-name="Internet_20_link" text:visited-style-name="Visited_20_Internet_20_Link">
 <text:span text:style-name="T4">
футбол</text:span>
 </text:a>
</text:p>
      <text:p text:style-name="P4">
Становище лідерів: «Шахтар» - 43 очки (після 18-ти ігор), «Дніпро-1» - 42(18), «Зоря» - 40 (20), «Динамо» - 39 (20), «Олександрія» - 31 (18). У«Кривбаса» 28 очок.</text:p>
      <text:p text:style-name="P4">
Фото: fckryvbas.com.</text:p>
      <text:p text:style-name="P4">
Source: <text:a xlink:type="simple" xlink:href="https://www.ukrinform.ua/rubric-sports/3693299-krivbas-obigrav-zoru-v-ukrainskij-futbolnij-premerlizi.html" text:style-name="Internet_20_link" text:visited-style-name="Visited_20_Internet_20_Link">
https://www.ukrinform.ua/rubric-sports/3693299-krivbas-obigrav-zoru-v-ukrainskij-futbolnij-premerlizi.html</text:a>
</text:p>
      <!--NEWS-->
      <text:h text:style-name="P10" text:outline-level="1">
<text:span text:style-name="T4">
В Україні через війну свої домівки залишили 60% дітей – волонтери</text:span>
</text:h>
      <text:p text:style-name="P4">
Authors: Ukrinform (Person)</text:p>
      <text:p text:style-name="P4">
Publisher: Укринформ (Organization)</text:p>
      <text:p text:style-name="P4">
Published Time: 2023-04-08T15:48:00+03:00</text:p>
      <text:p text:style-name="P4">
Modified Time: 2023-04-08T15:48:00+03:00</text:p>
      <text:p text:style-name="P4">
Description: Від початку розв’язаної росією повномасштабної війни 60% дітей в Україні були змушені залишити свої домівки. — Укрінформ.</text:p>
      <text:p text:style-name="P4">
Images: ["<text:a xlink:type="simple" xlink:href="https://static.ukrinform.com/photos/2023_04/thumb_files/630_360_1680958044-585.jpg" text:style-name="Internet_20_link" text:visited-style-name="Visited_20_Internet_20_Link">
630_360_16809...</text:a>
"]</text:p>
      <text:p text:style-name="P4">
Tags: ['Діти', 'Волонтери', 'Війна з росією']</text:p>
      <text:p text:style-name="P4">
Type: Article</text:p>
      <!--METADATA-->
      <text:p text:style-name="P4">
<draw:frame draw:style-name="fr1" draw:name="Image305" text:anchor-type="as-char" svg:width="6.9236in" svg:height="3.956343in" draw:z-index="0">
<draw:image xlink:href="../Images/yкринформ/2023-04-08T15-48-00-03-00/630_360_1680958044-585.jpg" xlink:type="simple" xlink:show="embed" xlink:actuate="onLoad" draw:mime-type="image/jpeg"/>
</draw:frame>
 Відпочатку розв’язаної росією повномасштабної війни 60% дітей в Україні булизмушені залишити свої домівки.</text:p>
      <text:p text:style-name="P4">
Про це під час пресконференції у Медіацентрі Україна – Укрінформ заявиввиконавчий директор благодійного фонду Save Ukraine, уповноважений ПрезидентаУкраїни з прав дитини (2014 -2021 рр.) Микола Кулеба.</text:p>
      <text:p text:style-name="P4">
«За моїми підрахунками, 60 відсотків дітей з початку повномасштабної агресіїбули змушені переміститися зі своїх домівок, це більш ніж половина <text:a xlink:type="simple" xlink:href="https://www.ukrinform.ua/tag-diti" text:style-name="Internet_20_link" text:visited-style-name="Visited_20_Internet_20_Link">
</text:a>
 змушені були тікати від війни», - сказавКулеба.</text:p>
      <text:p text:style-name="P4">
Він також зазначив, що його фонд докладає всіх зусиль для повернення незаконновивезених росією українських дітей. За словами Кулеби, Save Ukraine самотужкиорганізовує і проводить такі рятувальні місії.</text:p>
      <text:p text:style-name="P4">
«Ми не співпрацюємо з владою росії. Ми раніше почали співпрацювати з Офісомомбудсмена, який очолює Дмитро Лубінець, у якого є відповідні переговори зтією стороною. Але ми готові взяти на себе лише питання логістики, оформленнявідповідних документів, перевезення, довезення, подальшого влаштування дітейтощо», - зазначив він.</text:p>
      <text:p text:style-name="P4">
Юрист ГО «Українська правова консультативна група» Євгенія Капалкіна нагадала,що міжнародне гуманітарне право, зокрема Женевські конвенції, категоричнозабороняють державі-окупанту переміщувати дітей на окупованій території або ждо своєї держави.</text:p>
      <text:p text:style-name="P4">
«Є чітко регламентовані приписи, які вимагають дотримання від держави-окупантацих положень. Проте, як ми бачимо по ситуації в Україні, росія не дотримуєтьсяцих принципів і намагається під приводом евакуації депортувати дітей натериторію рф. І там вона застосовує вплив і на їхню свідомість, і на їхнюсамобутність, і позбавляє можливості спілкуватися з рідними тощо», - додалавона.</text:p>
      <text:p text:style-name="P4">
<text:span text:style-name="T4">
Читайте також:</text:span>
 <text:a xlink:type="simple" xlink:href="https://www.ukrinform.ua/rubric-society/3693243-ermak-ta-amal-kluni-obgovorili-vidpovidalnist-rosii-za-zlocini-proti-ukrainskih-ditej.html" text:style-name="Internet_20_link" text:visited-style-name="Visited_20_Internet_20_Link">
 <text:span text:style-name="T4">
дітей</text:span>
 </text:a>
</text:p>
      <text:p text:style-name="P4">
Як повідомлялося, в Україну 8 квітня за сприяння фонду Save Ukraine <text:a xlink:type="simple" xlink:href="https://www.ukrinform.ua/rubric-society/3693273-v-ukrainu-povertaetsa-31-ditina-deportovana-rosieu.html" text:style-name="Internet_20_link" text:visited-style-name="Visited_20_Internet_20_Link">
</text:a>
 31 депортована росіянамиукраїнська дитина.</text:p>
      <text:p text:style-name="P4">
Source: <text:a xlink:type="simple" xlink:href="https://www.ukrinform.ua/rubric-society/3693302-v-ukraini-cerez-vijnu-svoi-domivki-zalisili-60-ditej-volonteri.html" text:style-name="Internet_20_link" text:visited-style-name="Visited_20_Internet_20_Link">
https://www.ukrinform.ua/rubric-society/3693302-v-ukraini-cerez-vijnu-svoi-domivki-zalisili-60-ditej-volonteri.html</text:a>
</text:p>
      <!--NEWS-->
      <text:h text:style-name="P10" text:outline-level="1">
<text:span text:style-name="T4">
«Шахтар» мінімально обіграв «Металіст» у матчі футбольної Прем'єр-ліги</text:span>
</text:h>
      <text:p text:style-name="P4">
Authors: Ukrinform (Person)</text:p>
      <text:p text:style-name="P4">
Publisher: Укринформ (Organization)</text:p>
      <text:p text:style-name="P4">
Published Time: 2023-04-08T15:55:15+03:00</text:p>
      <text:p text:style-name="P4">
Modified Time: 2023-04-08T15:55:15+03:00</text:p>
      <text:p text:style-name="P4">
Description: Донецький «Шахтар» здобув перемогу над харківським «Металістом» у поєдинку чергового, 20-го туру чемпіонату України з футболу серед команд Прем'єр-ліги (УПЛ). — Укрінформ.</text:p>
      <text:p text:style-name="P4">
Images: ["<text:a xlink:type="simple" xlink:href="https://static.ukrinform.com/photos/2023_04/thumb_files/630_360_1680958429-554.jpg" text:style-name="Internet_20_link" text:visited-style-name="Visited_20_Internet_20_Link">
630_360_16809...</text:a>
"]</text:p>
      <text:p text:style-name="P4">
Tags: ['Футбол', "Прем'єр-ліга", 'ФК Металіст', 'Шахтар']</text:p>
      <text:p text:style-name="P4">
Type: Article</text:p>
      <!--METADATA-->
      <text:p text:style-name="P4">
<draw:frame draw:style-name="fr1" draw:name="Image306" text:anchor-type="as-char" svg:width="6.9236in" svg:height="3.956343in" draw:z-index="0">
<draw:image xlink:href="../Images/yкринформ/2023-04-08T15-55-15-03-00/630_360_1680958429-554.jpg" xlink:type="simple" xlink:show="embed" xlink:actuate="onLoad" draw:mime-type="image/jpeg"/>
</draw:frame>
 Донецький«Шахтар» здобув перемогу над харківським «Металістом» у поєдинку чергового,20-го туру чемпіонату України з футболу серед команд Прем'єр-ліги (УПЛ).</text:p>
      <text:p text:style-name="P4">
Зустріч на стадіоні «Авангард» в Ужгороді завершилася на користь «гірників» зрахунком 1:0, передає Укрінформ.</text:p>
      <text:p text:style-name="P4">
Перемогу «Шахтарю» забезпечив гол Артема Бондаренка, якому на 64-й хвилиніасистував Георгій Судаков.</text:p>
      <text:p text:style-name="P4">
Програму туру в суботу, 8 квітня, продовжить матч львівського «Руха» зрівненським «Вересом».</text:p>
      <text:p text:style-name="P4">
У неділю, 9 квітня, зіграють «Дніпро-1 та «Львів» (початок о 13.00),«Олександрія» та одеський «Чорноморець» (13.00), ковалівський «Колос» тахарківський «Металіст 1925» (15.00).</text:p>
      <text:p text:style-name="P4">
<text:span text:style-name="T5">
Результати попередніх матчів туру:</text:span>
</text:p>
      <text:p text:style-name="P4">
«Ворскла» (Полтава) - «Інгулець» (Петрове) - 1:0</text:p>
      <text:p text:style-name="P4">
гол: Василь Кравець (49-та хвилина);</text:p>
      <text:p text:style-name="P4">
«Динамо» (Київ) - «Минай» - 2:0</text:p>
      <text:p text:style-name="P4">
голи: Антон Царенко (35), Владислав Ванат (62);</text:p>
      <text:p text:style-name="P4">
«Кривбас» (Кривий Ріг) - «Зоря» (Луганськ) - 1:0</text:p>
      <text:p text:style-name="P4">
гол: Ріфет Капич (50).</text:p>
      <text:p text:style-name="P4">
У турнірній таблиці УПЛ лідирує «Шахтар», у якого 46 очок (після 19-ти ігор),далі - «Дніпро-1» - 42 (18), «Зоря» - 40 (20), «Динамо» - 39 (20) та«Олександрія» - 31 (18).</text:p>
      <text:p text:style-name="P4">
Фото: ФК «Шахтар».</text:p>
      <text:p text:style-name="P4">
Source: <text:a xlink:type="simple" xlink:href="https://www.ukrinform.ua/rubric-sports/3693304-sahtar-minimalno-obigrav-metalist-u-matci-futbolnoi-premerligi.html" text:style-name="Internet_20_link" text:visited-style-name="Visited_20_Internet_20_Link">
https://www.ukrinform.ua/rubric-sports/3693304-sahtar-minimalno-obigrav-metalist-u-matci-futbolnoi-premerligi.html</text:a>
</text:p>
      <!--NEWS-->
      <text:h text:style-name="P10" text:outline-level="1">
<text:span text:style-name="T4">
Ринок небанківських послуг скоротився ще на 37 учасників – НБУ</text:span>
</text:h>
      <text:p text:style-name="P4">
Authors: Ukrinform (Person)</text:p>
      <text:p text:style-name="P4">
Publisher: Укринформ (Organization)</text:p>
      <text:p text:style-name="P4">
Published Time: 2023-04-08T15:55:51+03:00</text:p>
      <text:p text:style-name="P4">
Modified Time: 2023-04-08T15:55:51+03:00</text:p>
      <text:p text:style-name="P4">
Description: Із реєстрів учасників небанківського фінансового ринку в березні виключено 37 установ. — Укрінформ.</text:p>
      <text:p text:style-name="P4">
Images: ["<text:a xlink:type="simple" xlink:href="https://static.ukrinform.com/photos/2020_03/thumb_files/630_360_1583855398-922.jpg" text:style-name="Internet_20_link" text:visited-style-name="Visited_20_Internet_20_Link">
630_360_15838...</text:a>
", "<text:a xlink:type="simple" xlink:href="https://static.ukrinform.com/photos/2023_04/1680958279-864.png" text:style-name="Internet_20_link" text:visited-style-name="Visited_20_Internet_20_Link">
1680958279-86...</text:a>
"]</text:p>
      <text:p text:style-name="P4">
Tags: ['Нацбанк', 'Фінансовий ринок']</text:p>
      <text:p text:style-name="P4">
Type: Article</text:p>
      <!--METADATA-->
      <text:p text:style-name="P4">
<draw:frame draw:style-name="fr1" draw:name="Image307" text:anchor-type="as-char" svg:width="6.9236in" svg:height="3.956343in" draw:z-index="0">
<draw:image xlink:href="../Images/yкринформ/2023-04-08T15-55-51-03-00/630_360_1583855398-922.jpg" xlink:type="simple" xlink:show="embed" xlink:actuate="onLoad" draw:mime-type="image/jpeg"/>
</draw:frame>
 Ізреєстрів учасників небанківського фінансового ринку в березні виключено 37установ.</text:p>
      <text:p text:style-name="P4">
Про це повідомляє пресслужба <text:a xlink:type="simple" xlink:href="http://bank.gov.ua/ua/news/all/u-berezni-na-rinku-nebankivskih-finansovih-poslug-novih-gravtsiv-ne-zyavilosya-vodnochas-37-uchasnikiv-zalishili-rinok" text:style-name="Internet_20_link" text:visited-style-name="Visited_20_Internet_20_Link">
 </text:a>
 , передає Укрінформ.</text:p>
      <text:p text:style-name="P4">
<draw:frame draw:style-name="fr1" draw:name="Image308" text:anchor-type="as-char" svg:width="6.9236in" svg:height="3.859266in" draw:z-index="0">
<draw:image xlink:href="../Images/yкринформ/2023-04-08T15-55-51-03-00/1680958279-864.png" xlink:type="simple" xlink:show="embed" xlink:actuate="onLoad" draw:mime-type="image/png"/>
</draw:frame>
</text:p>
      <text:p text:style-name="P4">
«Із реєстрів виключено 37 учасників ринку небанківських фінансових послуг: 12фінансових компаній, п'ять ломбардів, дві кредитні спілки та п'ять лізинговихкомпаній виключено з реєстрів добровільно, а інші 7 фінансових компаній, 5страховиків та одна лізингова компанія – примусово», - йдеться в повідомленні.</text:p>
      <text:p text:style-name="P4">
Загальна кількість учасників небанківського фінансового ринку в березнізменшилася з 1 384 (станом на 28 лютого) до 1 347 (станом на 31 березня).</text:p>
      <text:p text:style-name="P4">
За інформацією <text:a xlink:type="simple" xlink:href="https://www.ukrinform.ua/tag-nacbank" text:style-name="Internet_20_link" text:visited-style-name="Visited_20_Internet_20_Link">
 </text:a>
 , станом на 31березня на небанківському ринку працювали 110 страховиків non-life (у лютомубуло 115) та 12 life-страховиків (кількість не змінилася), один страховик зіспеціальним статусом, 171 ломбард (було 176), 157 кредитних спілок (було 159),89 лізингових компаній (було 95), 682 фінансові компанії (було 701), 58страхових брокерів (кількість не змінилася) та 67 колекторських компаній(кількість не змінилася).</text:p>
      <text:p text:style-name="P4">
<text:span text:style-name="T4">
Читайте також:</text:span>
 <text:a xlink:type="simple" xlink:href="https://www.ukrinform.ua/rubric-economy/3692625-cerez-sistemu-elektronnih-plateziv-nbu-torik-projslo-ponad-100-milardiv-u-mezah-ukraini.html" text:style-name="Internet_20_link" text:visited-style-name="Visited_20_Internet_20_Link">
 <text:span text:style-name="T4">
НБУ</text:span>
 </text:a>
</text:p>
      <text:p text:style-name="P4">
Як повідомлялося, за минулий рік кількість небанківських фінансових установ вУкраїні скоротилася на 422 одиниці, переважно через вихід з ринку фінансовихкомпаній та кредитних спілок.</text:p>
      <text:p text:style-name="P4">
Source: <text:a xlink:type="simple" xlink:href="https://www.ukrinform.ua/rubric-economy/3693306-rinok-nebankivskih-poslug-skorotivsa-se-na-37-ucasnikiv-nbu.html" text:style-name="Internet_20_link" text:visited-style-name="Visited_20_Internet_20_Link">
https://www.ukrinform.ua/rubric-economy/3693306-rinok-nebankivskih-poslug-skorotivsa-se-na-37-ucasnikiv-nbu.html</text:a>
</text:p>
      <!--NEWS-->
      <text:h text:style-name="P10" text:outline-level="1">
<text:span text:style-name="T4">
Микола Кулеба вважає, що депортованих росіянами українських дітей знайдуть і в білорусі</text:span>
</text:h>
      <text:p text:style-name="P4">
Authors: Ukrinform (Person)</text:p>
      <text:p text:style-name="P4">
Publisher: Укринформ (Organization)</text:p>
      <text:p text:style-name="P4">
Published Time: 2023-04-08T15:58:00+03:00</text:p>
      <text:p text:style-name="P4">
Modified Time: 2023-04-08T15:58:00+03:00</text:p>
      <text:p text:style-name="P4">
Description: Виконавчий директор БО Save Ukraine, Уповноважений Президента з прав дитини (2014 -2021 рр.) Микола Кулеба вважає, що діти, яких депортувала росія, будуть знайдені і на території білорусі. — Укрінформ.</text:p>
      <text:p text:style-name="P4">
Images: ["<text:a xlink:type="simple" xlink:href="https://static.ukrinform.com/photos/2023_04/thumb_files/630_360_1680957999-859.jpg" text:style-name="Internet_20_link" text:visited-style-name="Visited_20_Internet_20_Link">
630_360_16809...</text:a>
", "<text:a xlink:type="simple" xlink:href="https://static.ukrinform.com/photos/2023_04/1680958129-431.jpg" text:style-name="Internet_20_link" text:visited-style-name="Visited_20_Internet_20_Link">
1680958129-43...</text:a>
"]</text:p>
      <text:p text:style-name="P4">
Tags: ['Депортація', 'Діти', 'Кулеба', 'Війна з росією']</text:p>
      <text:p text:style-name="P4">
Type: Article</text:p>
      <!--METADATA-->
      <text:p text:style-name="P4">
<draw:frame draw:style-name="fr1" draw:name="Image309" text:anchor-type="as-char" svg:width="6.9236in" svg:height="3.956343in" draw:z-index="0">
<draw:image xlink:href="../Images/yкринформ/2023-04-08T15-58-00-03-00/630_360_1680957999-859.jpg" xlink:type="simple" xlink:show="embed" xlink:actuate="onLoad" draw:mime-type="image/jpeg"/>
</draw:frame>
 Виконавчийдиректор БО Save Ukraine, Уповноважений Президента з прав дитини (2014 -2021рр.) Микола Кулеба вважає, що діти, яких депортувала росія, будуть знайдені іна території білорусі.</text:p>
      <text:p text:style-name="P4">
Про це він заявив під час пресконференції у Медіацентрі Україна – Укрінформ,відповідаючи на питання, чи є інформація про те, скільки українських дітей,які потрапили у росію, були вивезені до білорусі.</text:p>
      <text:p text:style-name="P4">
“У нас немає інформації, скільки українських <text:a xlink:type="simple" xlink:href="https://www.ukrinform.ua/tag-diti" text:style-name="Internet_20_link" text:visited-style-name="Visited_20_Internet_20_Link">
 </text:a>
 знаходяться на території білорусі. Я думаю, що ми також знайдемо цихдітей і в білорусі. Але наразі (дані про те — ред.), скільки таких дітей, девони — ми не знаємо навіть щодо території рф. Зараз знайти якусь інформаціюдуже важко взагалі — і по білорусі, і по росії”, - заявив він.</text:p>
      <text:p text:style-name="P4">
Як уточнив виконавчий директор БО Save Ukraine, тому вони і шукають будь-якіповідомлення щодо того, де ці діти перебувають, зокрема - у яких частинах рф.</text:p>
      <text:p text:style-name="P4">
Юрист Регіонального центру прав людини (RCHR), учасник Квебекської спільнотиміжнародного права, Міжвідомчої комісії з питань застосування та реалізаціїнорм міжнародного гуманітарного права в Україні Катерина Рашевська заявила, щоу росії дійсно ведуться списки так званих ресурсних родин - тих родин, які вжемають на вихованні певну кількість російських дітей.</text:p>
      <text:p text:style-name="P4">
<draw:frame draw:style-name="fr1" draw:name="Image310" text:anchor-type="as-char" svg:width="6.9236in" svg:height="4.615733in" draw:z-index="0">
<draw:image xlink:href="../Images/yкринформ/2023-04-08T15-58-00-03-00/1680958129-431.jpg" xlink:type="simple" xlink:show="embed" xlink:actuate="onLoad" draw:mime-type="image/jpeg"/>
</draw:frame>
</text:p>
      <text:p text:style-name="P4">
“І це створює додатковий простір для маніпуляції. Наприклад, (у росії кажутьцим батькам — ред.): “щоб не втратити пільги, опіку над цими дітьми — візьмітьсобі ще, будь ласка, 10 або 8 (українських — ред.) дітей тощо”, -поінформувала юристка.</text:p>
      <text:p text:style-name="P4">
За її словами, рф незаконно і необґрунтовано відмовляється повертатиукраїнських дітей на батьківщину.</text:p>
      <text:p text:style-name="P4">
“Ця нічим не обґрунтована затримка у репатріації цих дітей... і навіть незатримка, це — дії, які цілком спрямовані на те, щоб цю репатріаціюунеможливити — є серйозним порушенням Женевських конвенцій, міжнародногогуманітарного права і можуть бути кваліфіковані як воєнний злочин”, -переконана Рашевська.</text:p>
      <text:p text:style-name="P4">
<text:span text:style-name="T4">
Читайте також:</text:span>
 <text:a xlink:type="simple" xlink:href="https://www.ukrinform.ua/rubric-society/3693302-v-ukraini-cerez-vijnu-svoi-domivki-zalisili-60-ditej-volonteri.html" text:style-name="Internet_20_link" text:visited-style-name="Visited_20_Internet_20_Link">
 <text:span text:style-name="T4">
дітей</text:span>
 </text:a>
</text:p>
      <text:p text:style-name="P4">
Як повідомлялося, в Україні з початку повномасштабної війни з росією, станомна 7 квітня, загалом вважалися знайденими 11 090 дітей.</text:p>
      <text:p text:style-name="P4">
Source: <text:a xlink:type="simple" xlink:href="https://www.ukrinform.ua/rubric-society/3693308-mikola-kuleba-vvazae-so-deportovanih-rosianami-ukrainskih-ditej-znajdut-i-v-bilorusi.html" text:style-name="Internet_20_link" text:visited-style-name="Visited_20_Internet_20_Link">
https://www.ukrinform.ua/rubric-society/3693308-mikola-kuleba-vvazae-so-deportovanih-rosianami-ukrainskih-ditej-znajdut-i-v-bilorusi.html</text:a>
</text:p>
      <!--NEWS-->
      <text:h text:style-name="P10" text:outline-level="1">
<text:span text:style-name="T4">
У Запорізькій області внаслідок російського обстрілу поранені двоє чоловіків</text:span>
</text:h>
      <text:p text:style-name="P4">
Authors: Ukrinform (Person)</text:p>
      <text:p text:style-name="P4">
Publisher: Укринформ (Organization)</text:p>
      <text:p text:style-name="P4">
Published Time: 2023-04-08T16:06:24+03:00</text:p>
      <text:p text:style-name="P4">
Modified Time: 2023-04-08T16:06:24+03:00</text:p>
      <text:p text:style-name="P4">
Description: російські загарбники обстріляли два міста у Запорізькій області та поранили двох людей, розпочато розслідування. — Укрінформ.</text:p>
      <text:p text:style-name="P4">
Images: ["<text:a xlink:type="simple" xlink:href="https://static.ukrinform.com/photos/2023_04/thumb_files/630_360_1680959012-437.png" text:style-name="Internet_20_link" text:visited-style-name="Visited_20_Internet_20_Link">
630_360_16809...</text:a>
"]</text:p>
      <text:p text:style-name="P4">
Tags: ['Обстріл', 'Поранені', 'Запоріжжя', 'Війна з росією']</text:p>
      <text:p text:style-name="P4">
Type: Article</text:p>
      <!--METADATA-->
      <text:p text:style-name="P4">
<draw:frame draw:style-name="fr1" draw:name="Image311" text:anchor-type="as-char" svg:width="6.9236in" svg:height="3.956343in" draw:z-index="0">
<draw:image xlink:href="../Images/yкринформ/2023-04-08T16-06-24-03-00/630_360_1680959012-437.png" xlink:type="simple" xlink:show="embed" xlink:actuate="onLoad" draw:mime-type="image/png"/>
</draw:frame>
 російськізагарбники обстріляли два міста у Запорізькій області та поранили двох людей,розпочато розслідування.</text:p>
      <text:p text:style-name="P4">
Про це у <text:a xlink:type="simple" xlink:href="https://m.facebook.com/story.php" text:style-name="Internet_20_link" text:visited-style-name="Visited_20_Internet_20_Link">
</text:a>
повідомляє Запорізька обласна прокуратура, передає Укрінформ.</text:p>
      <text:p text:style-name="P4">
"За даними слідства, 8 квітня 2023 року близько 10:30 військовослужбовцідержави-агресора, застосовуючи засоби ведення війни, заборонені міжнароднимправом, здійснили удар авіаційними бомбами по містах Оріхів та ГуляйполеЗапорізької області. Поранено двох чоловіків віком 56 та 67 років", - йдетьсяу дописі.</text:p>
      <text:p text:style-name="P4">
<text:span text:style-name="T4">
Читайте також:</text:span>
 <text:a xlink:type="simple" xlink:href="https://www.ukrinform.ua/rubric-regions/3693132-na-zaporizzi-ta-hersonsini-zagarbniki-posiruut-informaciu-pro-primusovu-evakuaciu.html" text:style-name="Internet_20_link" text:visited-style-name="Visited_20_Internet_20_Link">
 <text:span text:style-name="T4">
Запоріжжі</text:span>
 </text:a>
</text:p>
      <text:p text:style-name="P4">
Внаслідок обстрілів пошкоджено господарські споруди та приватні житловібудинки, в яких ударною хвилею вибило вікна. Частково зруйновано приміщенняпідприємства, а також прилегла територія.</text:p>
      <text:p text:style-name="P4">
За процесуального керівництва Запорізької обласної прокуратури розпочатодосудове розслідування у кримінальних провадженнях за фактами порушеннязаконів та звичаїв війни (ч. 1 ст. 438 КК України).</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обстріл</text:span>
 </text:a>
</text:p>
      <text:p text:style-name="P4">
Як повідомлялось, впродовж минулої доби від вибухів ворожих снарядівпостраждали переважно населені пункти Пологівського та Василівського районівЗапорізької області. Ворог наніс 65 ударів по Гуляйполю, Оріхову та прилеглимдо них населених пунктах.</text:p>
      <text:p text:style-name="P4">
Source: <text:a xlink:type="simple" xlink:href="https://www.ukrinform.ua/rubric-regions/3693309-u-zaporizkij-oblasti-vnaslidok-rosijskogo-obstrilu-poraneni-dvoe-colovikiv.html" text:style-name="Internet_20_link" text:visited-style-name="Visited_20_Internet_20_Link">
https://www.ukrinform.ua/rubric-regions/3693309-u-zaporizkij-oblasti-vnaslidok-rosijskogo-obstrilu-poraneni-dvoe-colovikiv.html</text:a>
</text:p>
      <!--NEWS-->
      <text:h text:style-name="P10" text:outline-level="1">
<text:span text:style-name="T4">
АПЛ: «Евертон» з Миколенком поступився на виїзді «Манчестер Юнайтед»</text:span>
</text:h>
      <text:p text:style-name="P4">
Authors: Ukrinform (Person)</text:p>
      <text:p text:style-name="P4">
Publisher: Укринформ (Organization)</text:p>
      <text:p text:style-name="P4">
Published Time: 2023-04-08T16:25:00+03:00</text:p>
      <text:p text:style-name="P4">
Modified Time: 2023-04-08T16:25:00+03:00</text:p>
      <text:p text:style-name="P4">
Description: В Англійській прем'єр-лізі (АПЛ) тривають поєдинки 30-го туру футбольної першості. — Укрінформ.</text:p>
      <text:p text:style-name="P4">
Images: ["<text:a xlink:type="simple" xlink:href="https://static.ukrinform.com/photos/2023_04/thumb_files/630_360_1680960683-653.jpg" text:style-name="Internet_20_link" text:visited-style-name="Visited_20_Internet_20_Link">
630_360_16809...</text:a>
"]</text:p>
      <text:p text:style-name="P4">
Tags: ['Футбол', 'Манчестер Юнайтед', 'Віталій Миколенко', 'АПЛ', 'Евертон']</text:p>
      <text:p text:style-name="P4">
Type: Article</text:p>
      <!--METADATA-->
      <text:p text:style-name="P4">
<draw:frame draw:style-name="fr1" draw:name="Image312" text:anchor-type="as-char" svg:width="6.9236in" svg:height="3.956343in" draw:z-index="0">
<draw:image xlink:href="../Images/yкринформ/2023-04-08T16-25-00-03-00/630_360_1680960683-653.jpg" xlink:type="simple" xlink:show="embed" xlink:actuate="onLoad" draw:mime-type="image/jpeg"/>
</draw:frame>
 ВАнглійській прем'єр-лізі (АПЛ) тривають поєдинки 30-го туру футбольноїпершості.</text:p>
      <text:p text:style-name="P4">
«Евертон» українського захисника Віталія Миколенка в гостях на «Олд Траффорд»програв «Манчестер Юнайтед» - 0:2, передає Укрінформ.</text:p>
      <text:p text:style-name="P4">
Скотт Мактоміней відкрив рахунок на 36-й хвилині зустрічі, подвоїв перевагугосподарів Антоні Марсьяль (71).</text:p>
      <text:p text:style-name="P4">
Миколенко з'явився на полі після перерви, замінивши Бена Годфрі.</text:p>
      <text:p text:style-name="P4">
<text:span text:style-name="T4">
Читайте також:</text:span>
 <text:a xlink:type="simple" xlink:href="https://www.ukrinform.ua/rubric-sports/3692135-ukrainec-zincenko-najmense-folit-v-apl.html" text:style-name="Internet_20_link" text:visited-style-name="Visited_20_Internet_20_Link">
 <text:span text:style-name="T4">
АПЛ</text:span>
 </text:a>
</text:p>
      <text:p text:style-name="P4">
«Евертон» (27 очок) посідає 16-е місце у турнірній таблиці АПЛ, «МанчестерЮнайтед» (56) йде третім.</text:p>
      <text:p text:style-name="P4">
Наступний поєдинок «Іриски» з Миколенком проведуть вдома 15 квітня проти«Фулгема».</text:p>
      <text:p text:style-name="P4">
Лідирує в АПЛ лондонський «Арсенал» українця Олександра Зінченка (72 очки),випереджаючи «Манчестер Сіті» (64), у якого гра в запасі.</text:p>
      <text:p text:style-name="P4">
Фото: AP.</text:p>
      <text:p text:style-name="P4">
Source: <text:a xlink:type="simple" xlink:href="https://www.ukrinform.ua/rubric-sports/3693314-apl-everton-z-mikolenkom-postupivsa-na-viizdi-mancester-unajted.html" text:style-name="Internet_20_link" text:visited-style-name="Visited_20_Internet_20_Link">
https://www.ukrinform.ua/rubric-sports/3693314-apl-everton-z-mikolenkom-postupivsa-na-viizdi-mancester-unajted.html</text:a>
</text:p>
      <!--NEWS-->
      <text:h text:style-name="P10" text:outline-level="1">
<text:span text:style-name="T4">
У Львові створили найбільший в Україні тризуб з пасок</text:span>
</text:h>
      <text:p text:style-name="P4">
Authors: Ukrinform (Person)</text:p>
      <text:p text:style-name="P4">
Publisher: Укринформ (Organization)</text:p>
      <text:p text:style-name="P4">
Published Time: 2023-04-08T16:29:58+03:00</text:p>
      <text:p text:style-name="P4">
Modified Time: 2023-04-08T16:29:58+03:00</text:p>
      <text:p text:style-name="P4">
Description: У Львові встановили новий рекорд України – найшвидше задекорували та виклали найбільший тризуб із пасок. — Укрінформ.</text:p>
      <text:p text:style-name="P4">
Images: ["<text:a xlink:type="simple" xlink:href="https://static.ukrinform.com/photos/2023_04/thumb_files/630_360_1680960573-231.jpg" text:style-name="Internet_20_link" text:visited-style-name="Visited_20_Internet_20_Link">
630_360_16809...</text:a>
"]</text:p>
      <text:p text:style-name="P4">
Tags: ['Львів', 'Рекорд', 'Паска']</text:p>
      <text:p text:style-name="P4">
Type: Article</text:p>
      <!--METADATA-->
      <text:p text:style-name="P4">
<draw:frame draw:style-name="fr1" draw:name="Image313" text:anchor-type="as-char" svg:width="6.9236in" svg:height="3.956343in" draw:z-index="0">
<draw:image xlink:href="../Images/yкринформ/2023-04-08T16-29-58-03-00/630_360_1680960573-231.jpg" xlink:type="simple" xlink:show="embed" xlink:actuate="onLoad" draw:mime-type="image/jpeg"/>
</draw:frame>
 У Львовівстановили новий рекорд України – найшвидше задекорували та виклали найбільшийтризуб із пасок.</text:p>
      <text:p text:style-name="P4">
Як передає Укрінформ, про це повідомив заступник голови Львівської облрадиЮрій Холод у <text:a xlink:type="simple" xlink:href="http://www.facebook.com/yuriy.kholod/posts/2163812593819910" text:style-name="Internet_20_link" text:visited-style-name="Visited_20_Internet_20_Link">
 </text:a>
.</text:p>
      <text:p text:style-name="P4">
Зазначається, що 1000 пасок за 25 хвилин 17 секунд прикрасили і виклали їх унайбільший в Україні тризуб.</text:p>
      <text:p text:style-name="P4">
«І все це ми зробили разом для підтримки 125 окрема бригада територіальноїоборони Збройних сил України. Збираємо на дрон в межах ініціативи МаксимКозицький «1000 дронів для <text:a xlink:type="simple" xlink:href="https://www.ukrinform.ua/tag-zsu" text:style-name="Internet_20_link" text:visited-style-name="Visited_20_Internet_20_Link">
 </text:a>
 ». Бо паски –це добре. Їх отримають військові та внутрішньо переміщені особи, а отнайбільше, що треба нашим військовим – це дрони, автівки та інша техніка», –наголосив Холод.</text:p>
      <text:p text:style-name="P4">
За його словами, можна отримати одну пасочку з рекорду, якщо передати на дрондля 125 бригади від 300 гривень.</text:p>
      <text:p text:style-name="P4">
<text:span text:style-name="T4">
Читайте також:</text:span>
 <text:a xlink:type="simple" xlink:href="https://www.ukrinform.ua/rubric-diaspora/3692354-majsterklas-z-pisankarstva-vidbuvsa-u-kiprskomu-misti-pafos.html" text:style-name="Internet_20_link" text:visited-style-name="Visited_20_Internet_20_Link">
 <text:span text:style-name="T4">
писанка</text:span>
 </text:a>
</text:p>
      <text:p text:style-name="P4">
Як повідомляв Укрінформ, у Вінниці <text:a xlink:type="simple" xlink:href="https://www.ukrinform.ua/rubric-culture/3692923-u-vinnici-vidkrilasa-vistavka-narodnogo-mistectva-velikodna-pisanka.html" text:style-name="Internet_20_link" text:visited-style-name="Visited_20_Internet_20_Link">
 </text:a>
 «Великодня писанка», на якій представлені роботи 68 майстрів.</text:p>
      <text:p text:style-name="P4">
Source: <text:a xlink:type="simple" xlink:href="https://www.ukrinform.ua/rubric-regions/3693315-u-lvovi-stvorili-najbilsij-v-ukraini-trizub-z-pasok.html" text:style-name="Internet_20_link" text:visited-style-name="Visited_20_Internet_20_Link">
https://www.ukrinform.ua/rubric-regions/3693315-u-lvovi-stvorili-najbilsij-v-ukraini-trizub-z-pasok.html</text:a>
</text:p>
      <!--NEWS-->
      <text:h text:style-name="P10" text:outline-level="1">
<text:span text:style-name="T4">
Залужний обговорив ситуацію на фронті із французьким колегою</text:span>
</text:h>
      <text:p text:style-name="P4">
Authors: Ukrinform (Person)</text:p>
      <text:p text:style-name="P4">
Publisher: Укринформ (Organization)</text:p>
      <text:p text:style-name="P4">
Published Time: 2023-04-08T16:31:00+03:00</text:p>
      <text:p text:style-name="P4">
Modified Time: 2023-04-08T16:31:00+03:00</text:p>
      <text:p text:style-name="P4">
Description: Начальник генштабу Франції Тьєррі Бюркар обговорив із головнокомандувачем Збройних сил України Валерієм Залужним ситуацію на фронті та подальшу військову підтримку.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Франція', 'Валерій Залужний', 'Війна з росією']</text:p>
      <text:p text:style-name="P4">
Type: Article</text:p>
      <!--METADATA-->
      <text:p text:style-name="P4">
<draw:frame draw:style-name="fr1" draw:name="Image314" text:anchor-type="as-char" svg:width="6.9236in" svg:height="3.956343in" draw:z-index="0">
<draw:image xlink:href="../Images/yкринформ/2023-04-08T16-31-00-03-00/630_360_1679686596-447.jpg" xlink:type="simple" xlink:show="embed" xlink:actuate="onLoad" draw:mime-type="image/jpeg"/>
</draw:frame>
 Начальникгенштабу Франції Тьєррі Бюркар обговорив із головнокомандувачем Збройних силУкраїни Валерієм Залужним ситуацію на фронті та подальшу військову підтримку.</text:p>
      <text:p text:style-name="P4">
Про це Бюркар написав у <text:a xlink:type="simple" xlink:href="https://twitter.com/CEMA_FR/status/1644642542036582401" text:style-name="Internet_20_link" text:visited-style-name="Visited_20_Internet_20_Link">
</text:a>
 , передає Укрінформ.</text:p>
      <text:p text:style-name="P4">
Начальник генштабу <text:a xlink:type="simple" xlink:href="https://www.ukrinform.ua/tag-francia" text:style-name="Internet_20_link" text:visited-style-name="Visited_20_Internet_20_Link">
 </text:a>
 назвав розмовуплідною та зазначив, що Залужний розповів йому про своє бачення ситуації нафронті.</text:p>
      <text:p text:style-name="P4">
«Я запевнив його у продовженні нашої підтримки шляхом постачань та навчання,яке Збройні сили України отримують від французьких військових», - написавБюркар.</text:p>
      <text:p text:style-name="P4">
<text:span text:style-name="T4">
Читайте також:</text:span>
 <text:a xlink:type="simple" xlink:href="https://www.ukrinform.ua/rubric-ato/3691605-zaluznij-obgovoriv-iz-generalom-milli-obstanovku-na-fronti-i-majbutni-kroki-zsu.html" text:style-name="Internet_20_link" text:visited-style-name="Visited_20_Internet_20_Link">
 <text:span text:style-name="T4">
Залужний</text:span>
 </text:a>
</text:p>
      <text:p text:style-name="P4">
Як повідомляв Укрінформ, посол Франції в Україні Етьєн де Понсен заявив, щоФранція перебуває в постійному діалозі з Міністерством оборони України, аби їївійськова допомога була не тільки в кількості, а й у якості.</text:p>
      <text:p text:style-name="P4">
Source: <text:a xlink:type="simple" xlink:href="https://www.ukrinform.ua/rubric-ato/3693316-zaluznij-obgovoriv-situaciu-na-fronti-iz-francuzkim-kolegou.html" text:style-name="Internet_20_link" text:visited-style-name="Visited_20_Internet_20_Link">
https://www.ukrinform.ua/rubric-ato/3693316-zaluznij-obgovoriv-situaciu-na-fronti-iz-francuzkim-kolegou.html</text:a>
</text:p>
      <!--NEWS-->
      <text:h text:style-name="P10" text:outline-level="1">
<text:span text:style-name="T4">
«Ми вам не волонтери», гімн рф та погрози — розповіді українських дітей після депортації</text:span>
</text:h>
      <text:p text:style-name="P4">
Authors: Ukrinform (Person)</text:p>
      <text:p text:style-name="P4">
Publisher: Укринформ (Organization)</text:p>
      <text:p text:style-name="P4">
Published Time: 2023-04-08T16:45:00+03:00</text:p>
      <text:p text:style-name="P4">
Modified Time: 2023-04-08T16:45:00+03:00</text:p>
      <text:p text:style-name="P4">
Description: У Києві у суботу троє українських дітей — Віталій, Артем і Анастасія, яких вдалося повернути з депортації, розповіли, як до них ставилися у росії. — Укрінформ.</text:p>
      <text:p text:style-name="P4">
Images: ["<text:a xlink:type="simple" xlink:href="https://static.ukrinform.com/photos/2023_04/thumb_files/630_360_1680961264-121.jpg" text:style-name="Internet_20_link" text:visited-style-name="Visited_20_Internet_20_Link">
630_360_16809...</text:a>
", "<text:a xlink:type="simple" xlink:href="https://static.ukrinform.com/photos/2023_04/1680961046-416.jpg" text:style-name="Internet_20_link" text:visited-style-name="Visited_20_Internet_20_Link">
1680961046-41...</text:a>
", "<text:a xlink:type="simple" xlink:href="https://static.ukrinform.com/photos/2023_04/1680961045-669.jpg" text:style-name="Internet_20_link" text:visited-style-name="Visited_20_Internet_20_Link">
1680961045-66...</text:a>
", "<text:a xlink:type="simple" xlink:href="https://static.ukrinform.com/photos/2023_04/1680961045-339.jpg" text:style-name="Internet_20_link" text:visited-style-name="Visited_20_Internet_20_Link">
1680961045-33...</text:a>
"]</text:p>
      <text:p text:style-name="P4">
Tags: ['Депортація', 'Діти', 'Воєнні злочини', 'Війна з росією']</text:p>
      <text:p text:style-name="P4">
Type: Article</text:p>
      <!--METADATA-->
      <text:p text:style-name="P4">
<draw:frame draw:style-name="fr1" draw:name="Image315" text:anchor-type="as-char" svg:width="6.9236in" svg:height="3.956343in" draw:z-index="0">
<draw:image xlink:href="../Images/yкринформ/2023-04-08T16-45-00-03-00/630_360_1680961264-121.jpg" xlink:type="simple" xlink:show="embed" xlink:actuate="onLoad" draw:mime-type="image/jpeg"/>
</draw:frame>
 У Києві усуботу троє українських дітей — Віталій, Артем і Анастасія, яких вдалосяповернути з депортації, розповіли, як до них ставилися у росії.</text:p>
      <text:p text:style-name="P4">
Про це вони розповіли під час пресконференції у Медіацентрі Україна –Укрінформ.</text:p>
      <text:p text:style-name="P4">
За словами Віталія, він спочатку був у одному таборі, у якому була більш-меншнормальна ситуація, а потім його разом з іншими дітьми перемістили в іншийтабір.</text:p>
      <text:p text:style-name="P4">
“У цьому другому таборі, коли я зайшов до однієї з кімнат, то там не було нікилима, ні лінолеуму - нічого, просто цемент, і стояли 3 ліжка без постелі. Мисиділи та чекали постіль 2 години, нам її ніхто так і не приніс. Ми пішли додиректорки табору, і нам сказали, що вона не зобов'язана нічого давати казали:“Ми вам не волонтери, треба було з собою везти”, - заявив він.</text:p>
      <text:p text:style-name="P4">
Як зазначив юнак, їх годували холодною кашею, не дали навіть чаю і сказали, щоїм потрібно було брати з собою продукти.</text:p>
      <text:p text:style-name="P4">
“У нас щовечора була розмова про “важливе”: наприклад, нам розповідали, щоУкраїна — це терористи. Нам не дозволяли телефонувати батькам. У нас у таборігімн росії міг грати по 4 години, і нам сказали, що ми маємо його вивчити ізнати як своїх 5 пальців”, - додав він.</text:p>
      <text:p text:style-name="P4">
<draw:frame draw:style-name="fr1" draw:name="Image316" text:anchor-type="as-char" svg:width="6.9236in" svg:height="4.615733in" draw:z-index="0">
<draw:image xlink:href="../Images/yкринформ/2023-04-08T16-45-00-03-00/1680961046-416.jpg" xlink:type="simple" xlink:show="embed" xlink:actuate="onLoad" draw:mime-type="image/jpeg"/>
</draw:frame>
</text:p>
      <text:p text:style-name="P4">
Про те, що окупанти змушували дітей співати російський гімн, заявив і Артем.Підтвердив він і те, що дітям росіяни розповідали про “погану Україну”.</text:p>
      <text:p text:style-name="P4">
<draw:frame draw:style-name="fr1" draw:name="Image317" text:anchor-type="as-char" svg:width="6.9236in" svg:height="4.615733in" draw:z-index="0">
<draw:image xlink:href="../Images/yкринформ/2023-04-08T16-45-00-03-00/1680961045-669.jpg" xlink:type="simple" xlink:show="embed" xlink:actuate="onLoad" draw:mime-type="image/jpeg"/>
</draw:frame>
</text:p>
      <text:p text:style-name="P4">
“Були погрози — нас лякали психлікарнею, тим, що нас туди віддадуть. Укімнатах ми спали на підлозі - не було ліжок, подушок, — одні матраси. Мивкривалися курточками”, - сказав Артем.</text:p>
      <text:p text:style-name="P4">
Зі свого боку Анастасія розповіла, що їх змушували співати російський гімнкожного тижня у визначений час, а за відмову називали невдячними.</text:p>
      <text:p text:style-name="P4">
<draw:frame draw:style-name="fr1" draw:name="Image318" text:anchor-type="as-char" svg:width="6.9236in" svg:height="4.615733in" draw:z-index="0">
<draw:image xlink:href="../Images/yкринформ/2023-04-08T16-45-00-03-00/1680961045-339.jpg" xlink:type="simple" xlink:show="embed" xlink:actuate="onLoad" draw:mime-type="image/jpeg"/>
</draw:frame>
</text:p>
      <text:p text:style-name="P4">
Окремо вона зазначила, що коли діти просили окупантів повернути їх до батьків— наприклад, організувати довезення автобусами, ті у відповідь казали, щоавтобуси дуже дорого замовляти і що їхнім батькам потрібно приїхати і забратиїх.</text:p>
      <text:p text:style-name="P4">
<text:span text:style-name="T4">
Читайте також:</text:span>
 <text:a xlink:type="simple" xlink:href="https://www.ukrinform.ua/rubric-ato/3692111-zelenskij-obgovoriv-iz-moraveckim-dopomogi-u-posuku-ta-povernenni-z-rf-ukrainskih-ditej.html" text:style-name="Internet_20_link" text:visited-style-name="Visited_20_Internet_20_Link">
 </text:a>
</text:p>
      <text:p text:style-name="P4">
“Кожен вечір у нас були дискотеки чи заходи. На цих заходах нам не можна булорозмовляти українською, показувати, що ми з України і так далі. Нам казали, щоми нічого не вміємо, щоб ми поверталися до себе на батьківщину. Там били <text:a xlink:type="simple" xlink:href="https://www.ukrinform.ua/tag-diti" text:style-name="Internet_20_link" text:visited-style-name="Visited_20_Internet_20_Link">
</text:a>
 , зокрема — вдарили мене”, -поінформувала дівчинка.</text:p>
      <text:p text:style-name="P4">
<text:span text:style-name="T4">
Читайте також:</text:span>
 <text:a xlink:type="simple" xlink:href="https://www.ukrinform.ua/rubric-society/3693302-v-ukraini-cerez-vijnu-svoi-domivki-zalisili-60-ditej-volonteri.html" text:style-name="Internet_20_link" text:visited-style-name="Visited_20_Internet_20_Link">
 </text:a>
</text:p>
      <text:p text:style-name="P4">
Як повідомляв Укрінформ, 6 квітня експерти в Укрінформі заявили, що освітніоргани рф є співучасниками викрадення українських дітей.</text:p>
      <text:p text:style-name="P4">
Source: <text:a xlink:type="simple" xlink:href="https://www.ukrinform.ua/rubric-society/3693320-mi-vam-ne-volonteri-gimn-rf-ta-pogrozi-rozpovidi-ukrainskih-ditej-pisla-deportacii.html" text:style-name="Internet_20_link" text:visited-style-name="Visited_20_Internet_20_Link">
https://www.ukrinform.ua/rubric-society/3693320-mi-vam-ne-volonteri-gimn-rf-ta-pogrozi-rozpovidi-ukrainskih-ditej-pisla-deportacii.html</text:a>
</text:p>
      <!--NEWS-->
      <text:h text:style-name="P10" text:outline-level="1">
<text:span text:style-name="T4">
УПЛ: «Рух» не зміг переграти «Верес»</text:span>
</text:h>
      <text:p text:style-name="P4">
Authors: Ukrinform (Person)</text:p>
      <text:p text:style-name="P4">
Publisher: Укринформ (Organization)</text:p>
      <text:p text:style-name="P4">
Published Time: 2023-04-08T17:00:02+03:00</text:p>
      <text:p text:style-name="P4">
Modified Time: 2023-04-08T17:00:02+03:00</text:p>
      <text:p text:style-name="P4">
Description: Футболісти львівського «Руха» зіграли внічию з рівненським «Вересом» у поєдинку 20-го туру чемпіонату України з футболу серед команд Прем'єр-ліги (УПЛ). — Укрінформ.</text:p>
      <text:p text:style-name="P4">
Images: ["<text:a xlink:type="simple" xlink:href="https://static.ukrinform.com/photos/2023_04/thumb_files/630_360_1680932125-193.jpg" text:style-name="Internet_20_link" text:visited-style-name="Visited_20_Internet_20_Link">
630_360_16809...</text:a>
"]</text:p>
      <text:p text:style-name="P4">
Tags: ['Футбол', "Прем'єр-ліга", 'Верес', 'Рух Львів']</text:p>
      <text:p text:style-name="P4">
Type: Article</text:p>
      <!--METADATA-->
      <text:p text:style-name="P4">
<draw:frame draw:style-name="fr1" draw:name="Image319" text:anchor-type="as-char" svg:width="6.9236in" svg:height="3.956343in" draw:z-index="0">
<draw:image xlink:href="../Images/yкринформ/2023-04-08T17-00-02-03-00/630_360_1680932125-193.jpg" xlink:type="simple" xlink:show="embed" xlink:actuate="onLoad" draw:mime-type="image/jpeg"/>
</draw:frame>
 Футболістильвівського «Руха» зіграли внічию з рівненським «Вересом» у поєдинку 20-готуру чемпіонату України з футболу серед команд Прем'єр-ліги (УПЛ).</text:p>
      <text:p text:style-name="P4">
Зустріч на «Арені Львів» завершилася з рахунком 0:0, передає Укрінформ.</text:p>
      <text:p text:style-name="P4">
Команди догравали матч у меншості. «Верес» після другого попередження на 71-йхвилині залишив форвард Олександр Лебеденко, у складі «Руха» червону карткуотримав бразильський півзахисник Едсон Фернандо (90+2).</text:p>
      <text:p text:style-name="P4">
У неділю, 9 квітня, зіграють «Дніпро-1 та «Львів» (початок о 13.00),«Олександрія» та одеський «Чорноморець» (13.00), ковалівський «Колос» тахарківський «Металіст 1925» (15.00).</text:p>
      <text:p text:style-name="P4">
<text:span text:style-name="T5">
Результати попередніх матчів туру:</text:span>
</text:p>
      <text:p text:style-name="P4">
«Ворскла» (Полтава) - «Інгулець» (Петрове) - 1:0</text:p>
      <text:p text:style-name="P4">
гол: Василь Кравець (49-та хвилина);</text:p>
      <text:p text:style-name="P4">
«Динамо» (Київ) - «Минай» - 2:0</text:p>
      <text:p text:style-name="P4">
голи: Антон Царенко (35), Владислав Ванат (62);</text:p>
      <text:p text:style-name="P4">
«Кривбас» (Кривий Ріг) - «Зоря» (Луганськ) - 1:0</text:p>
      <text:p text:style-name="P4">
гол: Ріфет Капич (50);</text:p>
      <text:p text:style-name="P4">
«Шахтар» (Донецьк) - «Металіст» (Харків) - 1:0</text:p>
      <text:p text:style-name="P4">
гол: Артем Бондаренко (64).</text:p>
      <text:p text:style-name="P4">
<text:span text:style-name="T4">
Читайте також:</text:span>
 <text:a xlink:type="simple" xlink:href="https://www.ukrinform.ua/rubric-sports/3693197-stali-vidomi-data-ta-cas-matcu-upl-dinamo-sahtar.html" text:style-name="Internet_20_link" text:visited-style-name="Visited_20_Internet_20_Link">
 </text:a>
</text:p>
      <text:p text:style-name="P4">
У турнірній таблиці УПЛ лідирує «Шахтар», у якого 46 очок (після 19-ти ігор),далі - «Дніпро-1» - 42 (18), «Зоря» - 40 (20), «Динамо» - 39 (20) та«Олександрія» - 31 (18).</text:p>
      <text:p text:style-name="P4">
Source: <text:a xlink:type="simple" xlink:href="https://www.ukrinform.ua/rubric-sports/3693322-upl-ruh-ne-zmig-peregrati-veres.html" text:style-name="Internet_20_link" text:visited-style-name="Visited_20_Internet_20_Link">
https://www.ukrinform.ua/rubric-sports/3693322-upl-ruh-ne-zmig-peregrati-veres.html</text:a>
</text:p>
      <!--NEWS-->
      <text:h text:style-name="P10" text:outline-level="1">
<text:span text:style-name="T4">
США можуть ввести війська у Тайвань у разі вторгнення Китаю</text:span>
</text:h>
      <text:p text:style-name="P4">
Authors: Ukrinform (Person)</text:p>
      <text:p text:style-name="P4">
Publisher: Укринформ (Organization)</text:p>
      <text:p text:style-name="P4">
Published Time: 2023-04-08T17:07:00+03:00</text:p>
      <text:p text:style-name="P4">
Modified Time: 2023-04-08T17:07:00+03:00</text:p>
      <text:p text:style-name="P4">
Description: Сполучені Штати Америки можуть направити свої війська у Тайвань, якщо туди вторгнеться Китай, заявив голова комітету із закордонних справ Палати представників Майкл МакКол у п’ятницю під час візиту в Тайвань. — Укрінформ.</text:p>
      <text:p text:style-name="P4">
Images: ["<text:a xlink:type="simple" xlink:href="https://static.ukrinform.com/photos/2021_01/thumb_files/630_360_1610305224-182.jpg" text:style-name="Internet_20_link" text:visited-style-name="Visited_20_Internet_20_Link">
630_360_16103...</text:a>
"]</text:p>
      <text:p text:style-name="P4">
Tags: None</text:p>
      <text:p text:style-name="P4">
Type: Article</text:p>
      <!--METADATA-->
      <text:p text:style-name="P4">
<draw:frame draw:style-name="fr1" draw:name="Image320" text:anchor-type="as-char" svg:width="6.9236in" svg:height="3.956343in" draw:z-index="0">
<draw:image xlink:href="../Images/yкринформ/2023-04-08T17-07-00-03-00/630_360_1610305224-182.jpg" xlink:type="simple" xlink:show="embed" xlink:actuate="onLoad" draw:mime-type="image/jpeg"/>
</draw:frame>
 СполученіШтати Америки можуть направити свої війська у Тайвань, якщо туди вторгнетьсяКитай, заявив голова комітету із закордонних справ Палати представників МайклМакКол у п’ятницю під час візиту в Тайвань.</text:p>
      <text:p text:style-name="P4">
Як передає Укрінформ, про це він повідомив у інтерв’ю <text:a xlink:type="simple" xlink:href="http://www.foxnews.com/world/conflict-china-last-resort-congress-will-authorize-troops-americans-support-it-mccaul" text:style-name="Internet_20_link" text:visited-style-name="Visited_20_Internet_20_Link">
</text:a>
 .</text:p>
      <text:p text:style-name="P4">
«Якщо комуністичний <text:a xlink:type="simple" xlink:href="https://www.ukrinform.ua/tag-kitaj" text:style-name="Internet_20_link" text:visited-style-name="Visited_20_Internet_20_Link">
 </text:a>
 вторгнеться уТайвань, це (питання введення військ США – ред.), безумовно, було б на столі,і це було б предметом обговорення у Конгресі та з американським народом», -сказав МакКол.</text:p>
      <text:p text:style-name="P4">
Водночас МакКол каже, що двопартійна делегація у Тайвань має на метізабезпечити «стримування Китаю». Він також сказав, що конфлікт із Китаєм є«останнім заходом», додавши, що введення військових на територію Тайванюможливе лише за умови підтримки такого кроку американським народом.</text:p>
      <text:p text:style-name="P4">
МакКол повторив попередження представників оборони США про те, що Сі Цзіньпінможе вторгнутися у Тайвань до 2027 року та нагадав, що Конгрес маєповноваження дозволяти використання військової сили.</text:p>
      <text:p text:style-name="P4">
Торік президент США Джо Байден теж заявив про готовність надіслати війська длязахисту Тайбею у разі атаки з боку Пекіна.</text:p>
      <text:p text:style-name="P4">
<text:span text:style-name="T4">
Читайте також:</text:span>
 <text:a xlink:type="simple" xlink:href="https://www.ukrinform.ua/rubric-world/3693113-pentagon-prosit-kongres-vidiliti-3-milardi-na-vijskovu-dopomogu-tajvanu.html" text:style-name="Internet_20_link" text:visited-style-name="Visited_20_Internet_20_Link">
 <text:span text:style-name="T4">
Тайваню</text:span>
 </text:a>
</text:p>
      <text:p text:style-name="P4">
Як повідомляв Укрінформ, Китай розпочав <text:a xlink:type="simple" xlink:href="https://www.ukrinform.ua/rubric-world/3693217-kitaj-rozpocav-vijskovi-navcanna-poblizu-tajvanu.html" text:style-name="Internet_20_link" text:visited-style-name="Visited_20_Internet_20_Link">
 </text:a>
 навколоТайваню після візиту тайванської президентки Цай Інвень до США.</text:p>
      <text:p text:style-name="P4">
Source: <text:a xlink:type="simple" xlink:href="https://www.ukrinform.ua/rubric-world/3693328-ssa-mozut-vvesti-vijska-u-tajvan-u-razi-vtorgnenna-kitau.html" text:style-name="Internet_20_link" text:visited-style-name="Visited_20_Internet_20_Link">
https://www.ukrinform.ua/rubric-world/3693328-ssa-mozut-vvesti-vijska-u-tajvan-u-razi-vtorgnenna-kitau.html</text:a>
</text:p>
      <!--NEWS-->
      <text:h text:style-name="P10" text:outline-level="1">
<text:span text:style-name="T4">
Українцям доступна інтерактивна мапа для пошуку прихистку за кордоном</text:span>
</text:h>
      <text:p text:style-name="P4">
Authors: Ukrinform (Person)</text:p>
      <text:p text:style-name="P4">
Publisher: Укринформ (Organization)</text:p>
      <text:p text:style-name="P4">
Published Time: 2023-04-08T17:07:04+03:00</text:p>
      <text:p text:style-name="P4">
Modified Time: 2023-04-08T17:07:04+03:00</text:p>
      <text:p text:style-name="P4">
Description: Громадяни України, які шукають прихисток за кордоном, можуть скористатися інтерактивною мапою, розробленою Міністерством закордонних справ. — Укрінформ.</text:p>
      <text:p text:style-name="P4">
Images: ["<text:a xlink:type="simple" xlink:href="https://static.ukrinform.com/photos/2023_03/thumb_files/630_360_1679511005-907.png" text:style-name="Internet_20_link" text:visited-style-name="Visited_20_Internet_20_Link">
630_360_16795...</text:a>
"]</text:p>
      <text:p text:style-name="P4">
Tags: ['МЗС', 'Карта', 'Біженці', 'Мінреінтеграції']</text:p>
      <text:p text:style-name="P4">
Type: Article</text:p>
      <!--METADATA-->
      <text:p text:style-name="P4">
<draw:frame draw:style-name="fr1" draw:name="Image321" text:anchor-type="as-char" svg:width="6.9236in" svg:height="3.956343in" draw:z-index="0">
<draw:image xlink:href="../Images/yкринформ/2023-04-08T17-07-04-03-00/630_360_1679511005-907.png" xlink:type="simple" xlink:show="embed" xlink:actuate="onLoad" draw:mime-type="image/png"/>
</draw:frame>
 ГромадяниУкраїни, які шукають прихисток за кордоном, можуть скористатися інтерактивноюмапою, розробленою Міністерством закордонних справ.</text:p>
      <text:p text:style-name="P4">
Про це повідомило <text:a xlink:type="simple" xlink:href="http://minre.gov.ua/2023/04/08/interaktyvna-mapa-dlya-ukrayincziv-yaki-shukayut-pryhystku-za-kordonom/" text:style-name="Internet_20_link" text:visited-style-name="Visited_20_Internet_20_Link">
 </text:a>
 , передає Укрінформ.</text:p>
      <text:p text:style-name="P4">
Як зауважили у відомстві, згадана мапа містить інформацію, зокрема, проактуальні правила в’їзду та перебування в різних країнах, особливостіоформлення тимчасового захисту, соціальне й медичне забезпечення.</text:p>
      <text:p text:style-name="P4">
Скориставшись цим ресурсом, можна також дізнатися, де знайти допомогу в країніперебування.</text:p>
      <text:p text:style-name="P4">
В інтерактивній мапі містяться дані з посиланнями на офіційні інформаційніджерела. Доступна вона за <text:a xlink:type="simple" xlink:href="http://tripadvisor.mfa.gov.ua/" text:style-name="Internet_20_link" text:visited-style-name="Visited_20_Internet_20_Link">
 </text:a>
 .</text:p>
      <text:p text:style-name="P4">
<text:span text:style-name="T4">
Читайте також:</text:span>
 <text:a xlink:type="simple" xlink:href="https://www.ukrinform.ua/rubric-society/3691340-timcasovij-zahist-u-cehii-vid-pocatku-vijni-otrimali-ponad-485-tisac-ukrainciv.html" text:style-name="Internet_20_link" text:visited-style-name="Visited_20_Internet_20_Link">
 </text:a>
</text:p>
      <text:p text:style-name="P4">
Як повідомляв Укрінформ, уповноважений Верховної Ради України з прав людиниДмитро Лубінець наголосив, що українські біженці за кордоном не мають <text:a xlink:type="simple" xlink:href="https://www.ukrinform.ua/rubric-society/3692578-lubinec-dav-trudovi-poradi-ukrainskim-bizencam-za-kordonom.html" text:style-name="Internet_20_link" text:visited-style-name="Visited_20_Internet_20_Link">
</text:a>
 без трудової угоди, щоб не статижертвами трудової експлуатації.</text:p>
      <text:p text:style-name="P4">
<text:span text:style-name="T5">
Фото: Голос Америки</text:span>
</text:p>
      <text:p text:style-name="P4">
Source: <text:a xlink:type="simple" xlink:href="https://www.ukrinform.ua/rubric-society/3693327-ukraincam-dostupna-interaktivna-mapa-dla-posuku-prihistku-za-kordonom.html" text:style-name="Internet_20_link" text:visited-style-name="Visited_20_Internet_20_Link">
https://www.ukrinform.ua/rubric-society/3693327-ukraincam-dostupna-interaktivna-mapa-dla-posuku-prihistku-za-kordonom.html</text:a>
</text:p>
      <!--NEWS-->
      <text:h text:style-name="P10" text:outline-level="1">
<text:span text:style-name="T4">
F-16 можуть знищувати цілі ще на кордонах та загнати на дно флот рф - командувач Повітряних Сил</text:span>
</text:h>
      <text:p text:style-name="P4">
Authors: Ukrinform (Person)</text:p>
      <text:p text:style-name="P4">
Publisher: Укринформ (Organization)</text:p>
      <text:p text:style-name="P4">
Published Time: 2023-04-08T17:27:00+03:00</text:p>
      <text:p text:style-name="P4">
Modified Time: 2023-04-08T17:27:00+03:00</text:p>
      <text:p text:style-name="P4">
Description: Командувач Повітряних Сил Збройних Сил України генерал-лейтенант Микола Олещук пояснив, чому західні літаки F-16 важливі для України. — Укрінформ.</text:p>
      <text:p text:style-name="P4">
Images: ["<text:a xlink:type="simple" xlink:href="https://static.ukrinform.com/photos/2023_03/thumb_files/630_360_1678970524-147.jpg" text:style-name="Internet_20_link" text:visited-style-name="Visited_20_Internet_20_Link">
630_360_16789...</text:a>
"]</text:p>
      <text:p text:style-name="P4">
Tags: ['Авіація', 'Літак', 'Повітряні сили ЗСУ', 'Винищувач', 'Війна з росією']</text:p>
      <text:p text:style-name="P4">
Type: Article</text:p>
      <!--METADATA-->
      <text:p text:style-name="P4">
<draw:frame draw:style-name="fr1" draw:name="Image322" text:anchor-type="as-char" svg:width="6.9236in" svg:height="3.956343in" draw:z-index="0">
<draw:image xlink:href="../Images/yкринформ/2023-04-08T17-27-00-03-00/630_360_1678970524-147.jpg" xlink:type="simple" xlink:show="embed" xlink:actuate="onLoad" draw:mime-type="image/jpeg"/>
</draw:frame>
 КомандувачПовітряних Сил Збройних Сил України генерал-лейтенант Микола Олещук пояснив,чому західні літаки F-16 важливі для України.</text:p>
      <text:p text:style-name="P4">
Як передає Укрінформ, про це Олещук написав у <text:a xlink:type="simple" xlink:href="http://t.me/MykolaOleshchuk/7" text:style-name="Internet_20_link" text:visited-style-name="Visited_20_Internet_20_Link">
</text:a>
 .</text:p>
      <text:p text:style-name="P4">
За його словами, насамперед F-16 – це найкращий захист тилових регіонів. Всередньому українська ППО знищує близько 75% крилатих ракет та ударних дронів.Але 25% таки долітають до своїх цілей. F-16 можуть ефективно знищувати ціповітряні загрози ще на кордонах, не підпускаючи ракети та дрони доукраїнських міст.</text:p>
      <text:p text:style-name="P4">
Наразі російська авіація переважає українську в рази за кількістю, а головне –в загарбників технологічна перевага.</text:p>
      <text:p text:style-name="P4">
«У Повітряних Силах недостатньо сил та засобів як наземних, так і повітряних,аби ефективно захистити повітряний простір, війська на передовій та мирнихжителів у прифронтовій зоні від щоденного терору ворожих ударних літаків івертольотів. F-16 дозволять завоювати панування в повітрі, значно ослабившиворога, рятуючи багато життів щодня», - зазначив Олещук.</text:p>
      <text:p text:style-name="P4">
Ворог дедалі частіше застосовує керовані авіабомби масою 500 кг по всій лініїфронту. Є ознаки підготовки до масового застосування КАБів масою 1500 кг.Літаки росіян не заходять в зону ураження української ППО, дистанційнозавдаючи ударів по передній лінії та прифронтових містах. Страждають мирніжителі у північних, південних, східних областях.</text:p>
      <text:p text:style-name="P4">
«F-16 мають на озброєнні <text:a xlink:type="simple" xlink:href="https://www.ukrinform.ua/tag-raketa" text:style-name="Internet_20_link" text:visited-style-name="Visited_20_Internet_20_Link">
 </text:a>
 класу«повітря-повітря» з дальністю до 180 км. Це дозволить відігнати ворожу авіаціюподалі від наших кордонів та лінії бойового зіткнення, що мінімізуєвірогідність застосування керованих авіабомб та іншого озброєння повітряногобазування», - наголосив Олещук.</text:p>
      <text:p text:style-name="P4">
Він зауважив, що широкий спектр сучасного високоточного озброєння F-16дозволить завдавати високоточних ударів по російських військах приконтрнаступальних діях.</text:p>
      <text:p text:style-name="P4">
«Необхідно спинити атакувальні дії ворога, завоювати перевагу в повітрі,знищити шляхи постачання техніки, боєприпасів та живої сили противника. Цізавдання зможе виконати F-16!», - підкреслив Олещук.</text:p>
      <text:p text:style-name="P4">
<text:span text:style-name="T4">
Читайте також:</text:span>
 <text:a xlink:type="simple" xlink:href="https://www.ukrinform.ua/rubric-ato/3692868-dla-pocatku-kontrnastupu-ukraini-treba-zdobuti-perevagu-u-povitri-ignat.html" text:style-name="Internet_20_link" text:visited-style-name="Visited_20_Internet_20_Link">
 <text:span text:style-name="T4">
Ігнат</text:span>
 </text:a>
</text:p>
      <text:p text:style-name="P4">
Літаки F-16 також допоможуть повернути контроль над морем.</text:p>
      <text:p text:style-name="P4">
«Чорне море все ще під контролем російського флоту. F-16 мають на озброєнніпотужні протикорабельні ракети, які легко зможуть загнати весь ворожий флотабо у порти, або на морське дно. Україні потрібно забезпечити свободусудноплавства та захист «зернових коридорів», - зазначив Олещук.</text:p>
      <text:p text:style-name="P4">
Наявне обладнання і озброєння радянських літаків перетворює всі місіїукраїнських пілотів на смертельно небезпечні, що спричиняє непоправні втратидля України. Лиш сучасні технології зроблять їх роботу ефективною і безпечною.Олещук запевнив, що українські льотчики підготовлені і вмотивовані вчитися. Іїх достатньо, щоб одночасно і воювати, і навчатись.</text:p>
      <text:p text:style-name="P4">
<text:span text:style-name="T4">
Читайте також:</text:span>
 <text:a xlink:type="simple" xlink:href="https://www.ukrinform.ua/rubric-ato/3692387-polsa-lobiuvatime-nadanna-ukraini-litakiv-nativskih-standartiv-duda.html" text:style-name="Internet_20_link" text:visited-style-name="Visited_20_Internet_20_Link">
 </text:a>
</text:p>
      <text:p text:style-name="P4">
Зараз Україна використовує літаки 40-річної давнини. Деякі з них удвічі старшіза своїх пілотів.</text:p>
      <text:p text:style-name="P4">
«Підтримувати їх справність з кожним днем стає все важче. Власні запасизапчастин виснажуються, і у союзників їх також немає. Багато питаньзакривається шляхом так званої «канібалізації», але це не може тривати вічно.Не можна чекати, поки вся авіація зупиниться повністю. Завдяки передачілітаків із Словаччини та Польщі вдасться певною мірою відновити авіапаркМіГ-29 кількох авіабригад, посилити спроможності у виконанні поточних бойовихзавдань винищувальною авіацією. Втім, для досягнення переваги в повітрі, дляперемоги, нам потрібні сучасні літаки!», - наголосив Олещук</text:p>
      <text:p text:style-name="P4">
Також зменшуються запаси навіть застарілих і малоефективних радянськихбоєприпасів.</text:p>
      <text:p text:style-name="P4">
«Навіть маючи достатню кількість справних літаків і підготовлених льотчиків, впевний момент наша авіація залишиться без засобів ураження. Перехід на F-16 чиіншу західну платформу з широким асортиментом сучасного озброєння – єдинийвихід. Україні потрібні F-16!», - підсумував Олещук.</text:p>
      <text:p text:style-name="P4">
<text:span text:style-name="T4">
Читайте також:</text:span>
 <text:a xlink:type="simple" xlink:href="https://www.ukrinform.ua/rubric-ato/3692117-prezident-napolagae-na-stvorenni-aviacijnoi-koalicii-dla-ukraini.html" text:style-name="Internet_20_link" text:visited-style-name="Visited_20_Internet_20_Link">
 </text:a>
</text:p>
      <text:p text:style-name="P4">
Як повідомляв Укрінформ, за словами речника командування Повітряних силЗбройних сил України Юрія Ігната, російські загарбники <text:a xlink:type="simple" xlink:href="https://www.ukrinform.ua/rubric-ato/3693210-ignat-poasniv-comu-narazi-vazko-borotisa-z-kerovanimi-aviabombami.html" text:style-name="Internet_20_link" text:visited-style-name="Visited_20_Internet_20_Link">
</text:a>
 по всій лінії фронту в Україні.</text:p>
      <text:p text:style-name="P4">
Source: <text:a xlink:type="simple" xlink:href="https://www.ukrinform.ua/rubric-ato/3693331-f16-mozut-znisuvati-cili-se-na-kordonah-ta-zagnati-na-dno-flot-rf-komanduvac-povitranih-sil.html" text:style-name="Internet_20_link" text:visited-style-name="Visited_20_Internet_20_Link">
https://www.ukrinform.ua/rubric-ato/3693331-f16-mozut-znisuvati-cili-se-na-kordonah-ta-zagnati-na-dno-flot-rf-komanduvac-povitranih-sil.html</text:a>
</text:p>
      <!--NEWS-->
      <text:h text:style-name="P10" text:outline-level="1">
<text:span text:style-name="T4">
В Україні можуть переглянути вартість адмінпослуг – депутатка</text:span>
</text:h>
      <text:p text:style-name="P4">
Authors: Ukrinform (Person)</text:p>
      <text:p text:style-name="P4">
Publisher: Укринформ (Organization)</text:p>
      <text:p text:style-name="P4">
Published Time: 2023-04-08T17:44:00+03:00</text:p>
      <text:p text:style-name="P4">
Modified Time: 2023-04-08T17:44:00+03:00</text:p>
      <text:p text:style-name="P4">
Description: У парламенті розглядають можливість перегляду розміру плати за надання адміністративних послуг. — Укрінформ.</text:p>
      <text:p text:style-name="P4">
Images: ["<text:a xlink:type="simple" xlink:href="https://static.ukrinform.com/photos/2023_04/thumb_files/630_360_1680964947-814.jpg" text:style-name="Internet_20_link" text:visited-style-name="Visited_20_Internet_20_Link">
630_360_16809...</text:a>
"]</text:p>
      <text:p text:style-name="P4">
Tags: ['Депутат', 'Україна', 'Адмінустрій']</text:p>
      <text:p text:style-name="P4">
Type: Article</text:p>
      <!--METADATA-->
      <text:p text:style-name="P4">
<draw:frame draw:style-name="fr1" draw:name="Image323" text:anchor-type="as-char" svg:width="6.9236in" svg:height="3.956343in" draw:z-index="0">
<draw:image xlink:href="../Images/yкринформ/2023-04-08T17-44-00-03-00/630_360_1680964947-814.jpg" xlink:type="simple" xlink:show="embed" xlink:actuate="onLoad" draw:mime-type="image/jpeg"/>
</draw:frame>
 Упарламенті розглядають можливість перегляду розміру плати за наданняадміністративних послуг.</text:p>
      <text:p text:style-name="P4">
Як передає Укрінформ із посиланням на сайт <text:a xlink:type="simple" xlink:href="https://sluga-narodu.com/u-parlamenti-initsiiuiut-perehliad-vartosti-adminposluh/" text:style-name="Internet_20_link" text:visited-style-name="Visited_20_Internet_20_Link">
 </text:a>
 , про цеповідомила голова Комітету ВР з питань організації державної влади, місцевогосамоврядування, регіонального розвитку та містобудування, очільниця політичноїпартії «Слуга Народу» Олена Шуляк.</text:p>
      <text:p text:style-name="P4">
«Зниження надходжень до місцевих <text:a xlink:type="simple" xlink:href="https://www.ukrinform.ua/tag-budzet" text:style-name="Internet_20_link" text:visited-style-name="Visited_20_Internet_20_Link">
 </text:a>
через російську агресію призвели до недофінансування ЦНАПів, через що люди неможуть отримати якісні адмінпослуги. Проблему має вирішити законопроєкт №4380про адміністративний збір, який готують до першого читання», - йдеться вповідомленні.</text:p>
      <text:p text:style-name="P4">
За словами Шуляк, до Комітету надходять численні звернення від органівмісцевого самоврядування щодо неможливості фінансування центрів наданняадмінпослуг у повному обсязі через значні втрати місцевих бюджетів внаслідокповномасштабного вторгнення. ЦНАПам не вистачає коштів не тільки на зарплатупрацівникам, а й на елементарні витратні матеріали – папір, картриджі, офіснутехніку.</text:p>
      <text:p text:style-name="P4">
«Окрім того, що ЦНАПи надають величезну кількість адмінпослуг, на нихнайближчим часом покладуть ще одну важливу функцію – прийняття повідомлень прозруйноване або пошкоджене житло для отримання компенсацій», – констатувалаШуляк.</text:p>
      <text:p text:style-name="P4">
За її словами, на базі Комітету тривають дискусії, щоб урахувати побажаннямісцевої влади стосовно фінансування ЦНАПів та забезпечити людям право наотримання якісних адмінпослуг.</text:p>
      <text:p text:style-name="P4">
<text:span text:style-name="T4">
Читайте також:</text:span>
 <text:a xlink:type="simple" xlink:href="https://www.ukrinform.ua/rubric-regions/3682888-u-borodanci-vidkrili-novij-cnap.html" text:style-name="Internet_20_link" text:visited-style-name="Visited_20_Internet_20_Link">
 <text:span text:style-name="T4">
ЦНАП</text:span>
 </text:a>
</text:p>
      <text:p text:style-name="P4">
Депутат підкреслила, що профільний комітет розглядає всі можливі варіантивирішення ситуації, серед яких – можливість змінити розмір плати заадмінпослуги, який не переглядався з 1993 року.</text:p>
      <text:p text:style-name="P4">
Як повідомлялося, Верховна Рада ухвалила закон, який запроваджує механізмкомпенсації за зруйноване та пошкоджене житло внаслідок російської агресії вУкраїні. Кожен громадянин може подати інформаційне повідомлення про пошкодженечи знищене майно в електронній формі – у "Дію", в паперовій – через ЦНАП.Після верифікації документів усі дані додаються до Реєстру пошкодженого тазнищеного майна.</text:p>
      <text:p text:style-name="P4">
<text:span text:style-name="T5">
Фото: sluga-narodu.com</text:span>
</text:p>
      <text:p text:style-name="P4">
Source: <text:a xlink:type="simple" xlink:href="https://www.ukrinform.ua/rubric-society/3693333-v-ukraini-mozut-pereglanuti-vartist-adminposlug-deputatka.html" text:style-name="Internet_20_link" text:visited-style-name="Visited_20_Internet_20_Link">
https://www.ukrinform.ua/rubric-society/3693333-v-ukraini-mozut-pereglanuti-vartist-adminposlug-deputatka.html</text:a>
</text:p>
      <!--NEWS-->
      <text:h text:style-name="P10" text:outline-level="1">
<text:span text:style-name="T4">
У Києві під час толоки вивезли понад шість тисяч кубометрів сміття</text:span>
</text:h>
      <text:p text:style-name="P4">
Authors: Ukrinform (Person)</text:p>
      <text:p text:style-name="P4">
Publisher: Укринформ (Organization)</text:p>
      <text:p text:style-name="P4">
Published Time: 2023-04-08T17:50:49+03:00</text:p>
      <text:p text:style-name="P4">
Modified Time: 2023-04-08T17:50:49+03:00</text:p>
      <text:p text:style-name="P4">
Description: У Києві відбулася загальноміська толока, у межах якої вдалося зібрати та вивезти понад 6 тисяч кубометрів сміття. — Укрінформ.</text:p>
      <text:p text:style-name="P4">
Images: ["<text:a xlink:type="simple" xlink:href="https://static.ukrinform.com/photos/2022_04/thumb_files/630_360_1649939498-455.jpg" text:style-name="Internet_20_link" text:visited-style-name="Visited_20_Internet_20_Link">
630_360_16499...</text:a>
"]</text:p>
      <text:p text:style-name="P4">
Tags: ['Сміття', 'Толока', 'Київ', 'Прибирання']</text:p>
      <text:p text:style-name="P4">
Type: Article</text:p>
      <!--METADATA-->
      <text:p text:style-name="P4">
<draw:frame draw:style-name="fr1" draw:name="Image324" text:anchor-type="as-char" svg:width="6.9236in" svg:height="3.956343in" draw:z-index="0">
<draw:image xlink:href="../Images/yкринформ/2023-04-08T17-50-49-03-00/630_360_1649939498-455.jpg" xlink:type="simple" xlink:show="embed" xlink:actuate="onLoad" draw:mime-type="image/jpeg"/>
</draw:frame>
 У Києвівідбулася загальноміська толока, у межах якої вдалося зібрати та вивезти понад6 тисяч кубометрів сміття.</text:p>
      <text:p text:style-name="P4">
Про це повідомила <text:a xlink:type="simple" xlink:href="http://kyivcity.gov.ua/news/u_stolitsi_vidbulasya_zagalnomiska_toloka_vivezli_ponad_6_tisyach_kubometriv_smittya/" text:style-name="Internet_20_link" text:visited-style-name="Visited_20_Internet_20_Link">
</text:a>
з посиланням на заступника голови КМДА Петра Пантелеєва, передає Укрінформ.</text:p>
      <text:p text:style-name="P4">
Зазначається, що толоки в Києві пройшли в усіх районах на понад 300 локаціях.Очищенням територій займалися міські служби спільно з трудовими колективамипідприємств й організацій та мешканцями навколишніх будинків.</text:p>
      <text:p text:style-name="P4">
У межах толоки на різних локаціях були також висаджені понад 2,3 тисячірослин. Як зауважив заступник голови КМДА, робота з озеленення столиці лишепочинається.</text:p>
      <text:p text:style-name="P4">
«Це традиційні сезонні акції з прибирання та наведення ладу в місті післязими. Зараз у Києві активно прибирають у дворах, чистять автошляхи,впорядковують парки, сквери, прибирають стихійні звалища», – зазначив він.</text:p>
      <text:p text:style-name="P4">
Зокрема, біля головного корпусу Київського національного університету іменіТараса Шевченка на вулиці Володимирській висаджена алея 12-річних платанів.</text:p>
      <text:p text:style-name="P4">
<text:span text:style-name="T4">
Читайте також:</text:span>
 <text:a xlink:type="simple" xlink:href="https://www.ukrinform.ua/rubric-kyiv/3545033-kian-zaklikaut-do-vertikalnogo-ozelenenna-budivel.html" text:style-name="Internet_20_link" text:visited-style-name="Visited_20_Internet_20_Link">
 <text:span text:style-name="T4">
озеленення</text:span>
 </text:a>
</text:p>
      <text:p text:style-name="P4">
Дерева одразу оснастили автоматичною системою крапельного поливу, щоб заспекотної погоди зелені насадження мали достатньо вологи.</text:p>
      <text:p text:style-name="P4">
«У цей важкий час ми маємо бути особливо згуртованими, демонструючи вороговінаскільки важко зламати моральний дух українців. Міська влада вдячна усім, хтодолучився сьогодні до роботи», – додав Пантелеєв.</text:p>
      <text:p text:style-name="P4">
У КМДА закликають усіх власників, орендарів і балансоутримувачів територійпродовжувати дбати про чистоту та порядок.</text:p>
      <text:p text:style-name="P4">
<text:span text:style-name="T4">
Читайте також:</text:span>
 <text:a xlink:type="simple" xlink:href="https://www.ukrinform.ua/rubric-kyiv/3689606-u-kievi-sklali-perelik-vulic-aki-kapitalno-vidremontuut-cogoric.html" text:style-name="Internet_20_link" text:visited-style-name="Visited_20_Internet_20_Link">
 </text:a>
</text:p>
      <text:p text:style-name="P4">
Як повідомляв Укрінформ, лише за три місяці зими працівники Київавтодору <text:a xlink:type="simple" xlink:href="https://www.ukrinform.ua/rubric-kyiv/3689606-u-kievi-sklali-perelik-vulic-aki-kapitalno-vidremontuut-cogoric.html" text:style-name="Internet_20_link" text:visited-style-name="Visited_20_Internet_20_Link">
</text:a>
 на майже шести тисячах квадратнихметрів дорожнього покриття. Є перелік вулиць, які планують капітальновідремонтувати в столиці протягом поточного року.</text:p>
      <text:p text:style-name="P4">
<text:span text:style-name="T5">
Фото ілюстративне</text:span>
</text:p>
      <text:p text:style-name="P4">
Source: <text:a xlink:type="simple" xlink:href="https://www.ukrinform.ua/rubric-kyiv/3693335-u-kievi-pid-cas-toloki-vivezli-ponad-sist-tisac-kubometriv-smitta.html" text:style-name="Internet_20_link" text:visited-style-name="Visited_20_Internet_20_Link">
https://www.ukrinform.ua/rubric-kyiv/3693335-u-kievi-pid-cas-toloki-vivezli-ponad-sist-tisac-kubometriv-smitta.html</text:a>
</text:p>
      <!--NEWS-->
      <text:h text:style-name="P10" text:outline-level="1">
<text:span text:style-name="T4">
Українець Ваншельбойм став чемпіоном турніру ITF у парному розряді</text:span>
</text:h>
      <text:p text:style-name="P4">
Authors: Ukrinform (Person)</text:p>
      <text:p text:style-name="P4">
Publisher: Укринформ (Organization)</text:p>
      <text:p text:style-name="P4">
Published Time: 2023-04-08T17:54:30+03:00</text:p>
      <text:p text:style-name="P4">
Modified Time: 2023-04-08T17:54:30+03:00</text:p>
      <text:p text:style-name="P4">
Description: Українсько-австралійський дует Ерік Ваншельбойм - Адам Тейлор став переможцем турніру Міжнародної федерації тенісу (ITF) у Дубровніку (Хорватія). — Укрінформ.</text:p>
      <text:p text:style-name="P4">
Images: ["<text:a xlink:type="simple" xlink:href="https://static.ukrinform.com/photos/2023_04/thumb_files/630_360_1680965615-661.jpg" text:style-name="Internet_20_link" text:visited-style-name="Visited_20_Internet_20_Link">
630_360_16809...</text:a>
"]</text:p>
      <text:p text:style-name="P4">
Tags: ['Теніс']</text:p>
      <text:p text:style-name="P4">
Type: Article</text:p>
      <!--METADATA-->
      <text:p text:style-name="P4">
<draw:frame draw:style-name="fr1" draw:name="Image325" text:anchor-type="as-char" svg:width="6.9236in" svg:height="3.956343in" draw:z-index="0">
<draw:image xlink:href="../Images/yкринформ/2023-04-08T17-54-30-03-00/630_360_1680965615-661.jpg" xlink:type="simple" xlink:show="embed" xlink:actuate="onLoad" draw:mime-type="image/jpeg"/>
</draw:frame>
Українсько-австралійський дует Ерік Ваншельбойм - Адам Тейлор став переможцемтурніру Міжнародної федерації тенісу (ITF) у Дубровніку (Хорватія).</text:p>
      <text:p text:style-name="P4">
Як інформує <text:a xlink:type="simple" xlink:href="https://btu.org.ua/news/ukrainskiy-tennis/44561-dubrovnik-m25-vanshelbojm-vyigral-pjatyj-parnyj-titul-itf-v-karere.html" text:style-name="Internet_20_link" text:visited-style-name="Visited_20_Internet_20_Link">
 </text:a>
 , у фіналі парного розряду змагань посіяні під першим номеромВаншельбойм і Тейлор обіграли українсько-хорватський тандем Іван Кременчуцький- Микола Башич - 6:4, 6:4, передає Укрінформ.</text:p>
      <text:p text:style-name="P4">
21-річний Ерік Ваншельбойм виграв перший парний титул цього року та п'ятий закар'єру.</text:p>
      <text:p text:style-name="P4">
<text:span text:style-name="T4">
Читайте також:</text:span>
 <text:a xlink:type="simple" xlink:href="https://www.ukrinform.ua/rubric-sports/3693260-denis-molcanov-postupivsa-u-parnomu-finali-turniru-atp-v-italii.html" text:style-name="Internet_20_link" text:visited-style-name="Visited_20_Internet_20_Link">
 </text:a>
</text:p>
      <text:p text:style-name="P4">
Перед стартом у Хорватії українець посідав 350-те місце у парному рейтингуАсоціації тенісистів професіоналів (АТР).</text:p>
      <text:p text:style-name="P4">
Фото: btu.org.ua.</text:p>
      <text:p text:style-name="P4">
Source: <text:a xlink:type="simple" xlink:href="https://www.ukrinform.ua/rubric-sports/3693336-ukrainec-vanselbojm-stav-cempionom-turniru-itf-u-parnomu-rozradi.html" text:style-name="Internet_20_link" text:visited-style-name="Visited_20_Internet_20_Link">
https://www.ukrinform.ua/rubric-sports/3693336-ukrainec-vanselbojm-stav-cempionom-turniru-itf-u-parnomu-rozradi.html</text:a>
</text:p>
      <!--NEWS-->
      <text:h text:style-name="P10" text:outline-level="1">
<text:span text:style-name="T4">
На Миколаївщині ЗСУ знищили розвідувальний безпілотник росіян</text:span>
</text:h>
      <text:p text:style-name="P4">
Authors: Ukrinform (Person)</text:p>
      <text:p text:style-name="P4">
Publisher: Укринформ (Organization)</text:p>
      <text:p text:style-name="P4">
Published Time: 2023-04-08T17:57:00+03:00</text:p>
      <text:p text:style-name="P4">
Modified Time: 2023-04-08T17:57:00+03:00</text:p>
      <text:p text:style-name="P4">
Description: У Миколаївській області сили протиповітряної оборони знищили розвідувальний безпілотник Supercam російських загарбників. — Укрінформ.</text:p>
      <text:p text:style-name="P4">
Images: ["<text:a xlink:type="simple" xlink:href="https://static.ukrinform.com/photos/2022_09/thumb_files/630_360_1662288687-628.jpg" text:style-name="Internet_20_link" text:visited-style-name="Visited_20_Internet_20_Link">
630_360_16622...</text:a>
"]</text:p>
      <text:p text:style-name="P4">
Tags: ['Безпілотник', 'Миколаївщина', 'Війна з росією']</text:p>
      <text:p text:style-name="P4">
Type: Article</text:p>
      <!--METADATA-->
      <text:p text:style-name="P4">
<draw:frame draw:style-name="fr1" draw:name="Image326" text:anchor-type="as-char" svg:width="6.9236in" svg:height="3.953188in" draw:z-index="0">
<draw:image xlink:href="../Images/yкринформ/2023-04-08T17-57-00-03-00/630_360_1662288687-628.jpg" xlink:type="simple" xlink:show="embed" xlink:actuate="onLoad" draw:mime-type="image/jpeg"/>
</draw:frame>
 УМиколаївській області сили протиповітряної оборони знищили розвідувальнийбезпілотник Supercam російських загарбників.</text:p>
      <text:p text:style-name="P4">
Як передає Укрінформ, про це повітряне командування "Південь" повідомило у <text:a xlink:type="simple" xlink:href="https://www.facebook.com/PvKPivden/posts/pfbid02Ui3gwqbp31No1h3JtzPsKnWyzczgbzVgY4LYeNN6u9zaDWVhtd1T3jnLfbDkNdQyl" text:style-name="Internet_20_link" text:visited-style-name="Visited_20_Internet_20_Link">
</text:a>
.</text:p>
      <text:p text:style-name="P4">
"08 квітня 2023 року близько 13:00 на Миколаївщині силами та засобамипротиповітряної оборони повітряного командування "Південь" знищено російськийрозвідувальний <text:a xlink:type="simple" xlink:href="https://www.ukrinform.ua/tag-bezpilotnik" text:style-name="Internet_20_link" text:visited-style-name="Visited_20_Internet_20_Link">
 </text:a>
 Supercam", —ідеться в повідомленні.</text:p>
      <text:p text:style-name="P4">
<text:span text:style-name="T4">
Читайте також:</text:span>
 <text:a xlink:type="simple" xlink:href="https://www.ukrinform.ua/rubric-regions/3693075-na-kiivsini-viavili-zaliski-rosijskogo-bezpilotnika.html" text:style-name="Internet_20_link" text:visited-style-name="Visited_20_Internet_20_Link">
 <text:span text:style-name="T4">
безпілотник</text:span>
 </text:a>
</text:p>
      <text:p text:style-name="P4">
Як повідомляв Укрінформ, 7 квітня в районі Мар'їнки Донецької області Силиоборони <text:a xlink:type="simple" xlink:href="https://www.ukrinform.ua/rubric-ato/3692858-sili-oboroni-znisili-rosijskij-su25-bila-marinki.html" text:style-name="Internet_20_link" text:visited-style-name="Visited_20_Internet_20_Link">
 </text:a>
 .</text:p>
      <text:p text:style-name="P4">
Source: <text:a xlink:type="simple" xlink:href="https://www.ukrinform.ua/rubric-ato/3693337-na-mikolaivsini-zsu-znisili-rozviduvalnij-bezpilotnik-rosian.html" text:style-name="Internet_20_link" text:visited-style-name="Visited_20_Internet_20_Link">
https://www.ukrinform.ua/rubric-ato/3693337-na-mikolaivsini-zsu-znisili-rozviduvalnij-bezpilotnik-rosian.html</text:a>
</text:p>
      <!--NEWS-->
      <text:h text:style-name="P10" text:outline-level="1">
<text:span text:style-name="T4">
Залужний показав, як польські гаубиці «Краб» виконують бойові завдання</text:span>
</text:h>
      <text:p text:style-name="P4">
Authors: Ukrinform (Person)</text:p>
      <text:p text:style-name="P4">
Publisher: Укринформ (Organization)</text:p>
      <text:p text:style-name="P4">
Published Time: 2023-04-08T18:11:11+03:00</text:p>
      <text:p text:style-name="P4">
Modified Time: 2023-04-08T18:11:11+03:00</text:p>
      <text:p text:style-name="P4">
Description: Головнокомандувач Збройних сил України Валерій Залужний показав, як польські самохідні гаубиці AHS Krab (САУ «Краб») успішно виконують бойові завдання на фронті. — Укрінформ.</text:p>
      <text:p text:style-name="P4">
Images: ["<text:a xlink:type="simple" xlink:href="https://static.ukrinform.com/photos/2022_06/thumb_files/630_360_1654123224-948.png" text:style-name="Internet_20_link" text:visited-style-name="Visited_20_Internet_20_Link">
630_360_16541...</text:a>
"]</text:p>
      <text:p text:style-name="P4">
Tags: ['Польща', 'Зброя', 'Валерій Залужний']</text:p>
      <text:p text:style-name="P4">
Type: Article</text:p>
      <!--METADATA-->
      <text:p text:style-name="P4">
<draw:frame draw:style-name="fr1" draw:name="Image327" text:anchor-type="as-char" svg:width="6.9236in" svg:height="3.956343in" draw:z-index="0">
<draw:image xlink:href="../Images/yкринформ/2023-04-08T18-11-11-03-00/630_360_1654123224-948.png" xlink:type="simple" xlink:show="embed" xlink:actuate="onLoad" draw:mime-type="image/png"/>
</draw:frame>
Головнокомандувач Збройних сил України Валерій Залужний показав, як польськісамохідні гаубиці AHS Krab (САУ «Краб») успішно виконують бойові завдання нафронті.</text:p>
      <text:p text:style-name="P4">
Як передає Укрінформ, відповідне відео Залужний розмістив у <text:a xlink:type="simple" xlink:href="https://www.facebook.com/CinCAFU/videos/3565208823719645/" text:style-name="Internet_20_link" text:visited-style-name="Visited_20_Internet_20_Link">
</text:a>
 .</text:p>
      <text:p text:style-name="P4">
«Наші воїни швидко опанували західну техніку, більше того - мають досвід, якийє цінним для партнерів та виробників озброєння», - зазначив головнокомандувач.</text:p>
      <text:p text:style-name="P4">
За його словами, самохідна артилерійська установка "Краб" добре показала себеі у швидкості наведення, і в дальності стрільби.</text:p>
      <text:p text:style-name="P4">
"Ми вивчили ресурс та можливості цих машин і надаємо виробникам пропозиції дляїх удосконалення", - наводить Залужний слова військовослужбовця <text:a xlink:type="simple" xlink:href="https://www.ukrinform.ua/tag-zsu" text:style-name="Internet_20_link" text:visited-style-name="Visited_20_Internet_20_Link">
</text:a>
 Володимира.</text:p>
      <text:p text:style-name="P4">
<text:span text:style-name="T4">
Читайте також:</text:span>
 <text:a xlink:type="simple" xlink:href="https://www.ukrinform.ua/rubric-ato/3693331-f16-mozut-znisuvati-cili-se-na-kordonah-ta-zagnati-na-dno-flot-rf-komanduvac-povitranih-sil.html" text:style-name="Internet_20_link" text:visited-style-name="Visited_20_Internet_20_Link">
 <text:span text:style-name="T4">
Повітряних</text:span>
 </text:a>
</text:p>
      <text:p text:style-name="P4">
Як повідомляв Укрінформ, Україна <text:a xlink:type="simple" xlink:href="https://www.ukrinform.ua/rubric-ato/3692427-u-polsi-rozpovili-pro-detali-novogo-oboronnogo-zamovlenna-ukraini.html" text:style-name="Internet_20_link" text:visited-style-name="Visited_20_Internet_20_Link">
 </text:a>
 150 БТР Rosomak, понад 50 мінометних САУ Rak і 100 ПЗРК Piorun.</text:p>
      <text:p text:style-name="P4">
Source: <text:a xlink:type="simple" xlink:href="https://www.ukrinform.ua/rubric-ato/3693341-zaluznij-pokazav-ak-polski-gaubici-krab-vikonuut-bojovi-zavdanna.html" text:style-name="Internet_20_link" text:visited-style-name="Visited_20_Internet_20_Link">
https://www.ukrinform.ua/rubric-ato/3693341-zaluznij-pokazav-ak-polski-gaubici-krab-vikonuut-bojovi-zavdanna.html</text:a>
</text:p>
      <!--NEWS-->
      <text:h text:style-name="P10" text:outline-level="1">
<text:span text:style-name="T4">
Священника УПЦ МП, який побив військового в храмі Хмельницького, оголосили в розшук</text:span>
</text:h>
      <text:p text:style-name="P4">
Authors: Ukrinform (Person)</text:p>
      <text:p text:style-name="P4">
Publisher: Укринформ (Organization)</text:p>
      <text:p text:style-name="P4">
Published Time: 2023-04-08T18:29:22+03:00</text:p>
      <text:p text:style-name="P4">
Modified Time: 2023-04-08T18:29:22+03:00</text:p>
      <text:p text:style-name="P4">
Description: Поліція оголосила у розшук іподиякона УПЦ (МП) Ігоря Слободяна, який побив колишнього військового Артура Ананьєва у Свято-Покровському кафедральному соборі Хмельницького. — Укрінформ.</text:p>
      <text:p text:style-name="P4">
Images: ["<text:a xlink:type="simple" xlink:href="https://static.ukrinform.com/photos/2023_04/thumb_files/630_360_1680967345-863.jpg" text:style-name="Internet_20_link" text:visited-style-name="Visited_20_Internet_20_Link">
630_360_16809...</text:a>
", "<text:a xlink:type="simple" xlink:href="https://static.ukrinform.com/photos/2023_04/1680967337-489.png" text:style-name="Internet_20_link" text:visited-style-name="Visited_20_Internet_20_Link">
1680967337-48...</text:a>
"]</text:p>
      <text:p text:style-name="P4">
Tags: ['Поліція', 'Розшук', 'Хмельницький', 'Священник']</text:p>
      <text:p text:style-name="P4">
Type: Article</text:p>
      <!--METADATA-->
      <text:p text:style-name="P4">
<draw:frame draw:style-name="fr1" draw:name="Image328" text:anchor-type="as-char" svg:width="6.9236in" svg:height="3.956343in" draw:z-index="0">
<draw:image xlink:href="../Images/yкринформ/2023-04-08T18-29-22-03-00/630_360_1680967345-863.jpg" xlink:type="simple" xlink:show="embed" xlink:actuate="onLoad" draw:mime-type="image/jpeg"/>
</draw:frame>
 Поліціяоголосила у розшук іподиякона УПЦ (МП) Ігоря Слободяна, який побив колишньоговійськового Артура Ананьєва у Свято-Покровському кафедральному соборіХмельницького.</text:p>
      <text:p text:style-name="P4">
Як передає Укрінформ, відповідна інформація розміщена в розділі <text:a xlink:type="simple" xlink:href="http://wanted.mvs.gov.ua/searchperson/details/" text:style-name="Internet_20_link" text:visited-style-name="Visited_20_Internet_20_Link">
</text:a>
 на сайтіМВС в категорії «особа, яка переховується від органів досудовогорозслідування».</text:p>
      <text:p text:style-name="P4">
<draw:frame draw:style-name="fr1" draw:name="Image329" text:anchor-type="as-char" svg:width="6.9236in" svg:height="7.504439in" draw:z-index="0">
<draw:image xlink:href="../Images/yкринформ/2023-04-08T18-29-22-03-00/1680967337-489.png" xlink:type="simple" xlink:show="embed" xlink:actuate="onLoad" draw:mime-type="image/png"/>
</draw:frame>
</text:p>
      <text:p text:style-name="P4">
Датою зникнення Ігоря Слободяна вказано 5 квітня.</text:p>
      <text:p text:style-name="P4">
Того ж дня ГУ НП у Хмельницькій області на запит Укрінформу повідомило, що«слідчі Хмельницького райуправління поліції ГУНП в Хмельницькій областівідкрили провадження за ч. 2 статті 296 Кримінального кодексу України –хуліганство. Наразі <text:a xlink:type="simple" xlink:href="https://www.ukrinform.ua/tag-policia" text:style-name="Internet_20_link" text:visited-style-name="Visited_20_Internet_20_Link">
 </text:a>
 з’ясовують усіобставини конфлікту, опитують свідків та учасників події».</text:p>
      <text:p text:style-name="P4">
Про зникнення служителя церкви в ефірі "Прямого" заявив депутат Хмельницькоїміськради <text:a xlink:type="simple" xlink:href="http://t.me/vsimnews/8892" text:style-name="Internet_20_link" text:visited-style-name="Visited_20_Internet_20_Link">
 </text:a>
 .</text:p>
      <text:p text:style-name="P4">
"Піп, який побив військового в соборі на Володимирській, втік із Україн", -наголосив він.</text:p>
      <text:p text:style-name="P4">
У справі щодо побиття колишнього військовослужбовця в приміщенні Свято-Покровського собору наразі розслідується два кримінальні провадження.</text:p>
      <text:p text:style-name="P4">
<text:span text:style-name="T4">
Читайте також:</text:span>
 <text:a xlink:type="simple" xlink:href="https://www.ukrinform.ua/rubric-regions/3692343-na-vinniccini-se-cotiri-religijni-gromadi-priednalisa-do-pcu.html" text:style-name="Internet_20_link" text:visited-style-name="Visited_20_Internet_20_Link">
 </text:a>
</text:p>
      <text:p text:style-name="P4">
Колишній військовий Артур Ананьєв, якого в неділю, 2 квітня побили йвиштовхали зі Свято-Покровського кафедрального собору, перебуває настаціонарному лікуванні у Хмельницькій міській лікарні. У нього діагностувализакриту черепно-мозкову травму, забій головного мозку.</text:p>
      <text:p text:style-name="P4">
Того ж дня собор у Хмельницькому, де побили військового, <text:a xlink:type="simple" xlink:href="https://www.ukrinform.ua/rubric-regions/3690702-u-hmelnickomu-progolosuvali-za-perehid-kafedralnogo-soboru-upc-mp-do-pcu.html" text:style-name="Internet_20_link" text:visited-style-name="Visited_20_Internet_20_Link">
</text:a>
 .</text:p>
      <text:p text:style-name="P4">
<text:span text:style-name="T5">
Фото: uk.wikipedia.org</text:span>
</text:p>
      <text:p text:style-name="P4">
Source: <text:a xlink:type="simple" xlink:href="https://www.ukrinform.ua/rubric-regions/3693347-svasennika-upc-mp-akij-pobiv-vijskovogo-v-hrami-hmelnickogo-ogolosili-v-rozsuk.html" text:style-name="Internet_20_link" text:visited-style-name="Visited_20_Internet_20_Link">
https://www.ukrinform.ua/rubric-regions/3693347-svasennika-upc-mp-akij-pobiv-vijskovogo-v-hrami-hmelnickogo-ogolosili-v-rozsuk.html</text:a>
</text:p>
      <!--NEWS-->
      <text:h text:style-name="P10" text:outline-level="1">
<text:span text:style-name="T4">
Україна та США працюють над спільною програмою у сфері енергетики</text:span>
</text:h>
      <text:p text:style-name="P4">
Authors: Ukrinform (Person)</text:p>
      <text:p text:style-name="P4">
Publisher: Укринформ (Organization)</text:p>
      <text:p text:style-name="P4">
Published Time: 2023-04-08T18:29:57+03:00</text:p>
      <text:p text:style-name="P4">
Modified Time: 2023-04-08T18:29:57+03:00</text:p>
      <text:p text:style-name="P4">
Description: Енергетичні відомства України та США разом з ініціативою Net Zero World готують програму співпраці з розвитку енергетичного сектору.  — Укрінформ.</text:p>
      <text:p text:style-name="P4">
Images: ["<text:a xlink:type="simple" xlink:href="https://static.ukrinform.com/photos/2019_11/thumb_files/630_360_1574406778-938.jpg" text:style-name="Internet_20_link" text:visited-style-name="Visited_20_Internet_20_Link">
630_360_15744...</text:a>
"]</text:p>
      <text:p text:style-name="P4">
Tags: ['Енергетика', 'США', 'Україна']</text:p>
      <text:p text:style-name="P4">
Type: Article</text:p>
      <!--METADATA-->
      <text:p text:style-name="P4">
<draw:frame draw:style-name="fr1" draw:name="Image330" text:anchor-type="as-char" svg:width="6.9236in" svg:height="3.956343in" draw:z-index="0">
<draw:image xlink:href="../Images/yкринформ/2023-04-08T18-29-57-03-00/630_360_1574406778-938.jpg" xlink:type="simple" xlink:show="embed" xlink:actuate="onLoad" draw:mime-type="image/jpeg"/>
</draw:frame>
Енергетичні відомства України та США разом з ініціативою Net Zero Worldготують програму співпраці з розвитку енергетичного сектору.</text:p>
      <text:p text:style-name="P4">
Про це повідомляє пресслужба Міненерго у <text:a xlink:type="simple" xlink:href="http://www.facebook.com/minenergoUkraine/posts/pfbid037cEjmX9BJ7rUHzmvmkoPb6LKVJN8C7JgjZj8EUjPTZsRuCuxE9fjXt8Hj797j7QPl" text:style-name="Internet_20_link" text:visited-style-name="Visited_20_Internet_20_Link">
</text:a>
, передає Укрінформ.</text:p>
      <text:p text:style-name="P4">
«Енергетичні відомства України та <text:a xlink:type="simple" xlink:href="https://www.ukrinform.ua/tag-ssa" text:style-name="Internet_20_link" text:visited-style-name="Visited_20_Internet_20_Link">
 </text:a>
 разомз ініціативою Net Zero World готують програму співпраці щодо безвуглецевостіта сталості енергосектору України», - йдеться в повідомленні.</text:p>
      <text:p text:style-name="P4">
За словами заступника міністра енергетики України Ярослава Демченкова, Українапрагне до ширшого використання вуглецево-нейтральних джерел енергії і маєнамір поступово відмовитися від вугілля у виробництві електроенергії, а такожзменшити споживання природного газу, покладаючись лише на власний видобуток тавиробництво біогазу.</text:p>
      <text:p text:style-name="P4">
<text:span text:style-name="T4">
Читайте також:</text:span>
 <text:a xlink:type="simple" xlink:href="https://www.ukrinform.ua/rubric-economy/3686784-ukraina-planue-spivpracuvati-z-krainami-baltii-u-naftogazovij-sferi-ta-elektroenergetici.html" text:style-name="Internet_20_link" text:visited-style-name="Visited_20_Internet_20_Link">
 </text:a>
</text:p>
      <text:p text:style-name="P4">
Ще одним напрямком спільної програми стане співпраця у розвитку системпередачі електроенергії та будівництва в Україні малих модульних реакторів.</text:p>
      <text:p text:style-name="P4">
Як наголошують у Міненерго, Україна має величезний потенціал статиенергетичним хабом Європи.</text:p>
      <text:p text:style-name="P4">
«З нашою енергосистемою, інтегрованою в ENTSO-E, та розширеними енергетичнимикоридорами, з наявною в Україні "зеленою" та низьковуглецевою генерацією,розгалуженими газовими та електричними мережами та сховищами, ми впевнені, щотака перспектива є реальною», - зауважив Демченков.</text:p>
      <text:p text:style-name="P4">
<text:span text:style-name="T4">
Читайте також:</text:span>
 <text:a xlink:type="simple" xlink:href="https://www.ukrinform.ua/rubric-economy/3689101-entsoe-moze-zbilsiti-propusknu-spromoznist-ak-dla-importu-tak-i-dla-eksportu-ukrenergo.html" text:style-name="Internet_20_link" text:visited-style-name="Visited_20_Internet_20_Link">
 <text:span text:style-name="T4">
ENTSO</text:span>
 </text:a>
</text:p>
      <text:p text:style-name="P4">
Як повідомлялося, 7 квітня міністр енергетики України Герман Галущенкопідписав розпорядчий документ, що дозволяє розпочати процес відновленняекспорту електроенергії в умовах профіциту генеруючої потужності.</text:p>
      <text:p text:style-name="P4">
Source: <text:a xlink:type="simple" xlink:href="https://www.ukrinform.ua/rubric-economy/3693348-ukraina-ta-ssa-pracuut-nad-spilnou-programou-u-sferi-energetiki.html" text:style-name="Internet_20_link" text:visited-style-name="Visited_20_Internet_20_Link">
https://www.ukrinform.ua/rubric-economy/3693348-ukraina-ta-ssa-pracuut-nad-spilnou-programou-u-sferi-energetiki.html</text:a>
</text:p>
      <!--NEWS-->
      <text:h text:style-name="P10" text:outline-level="1">
<text:span text:style-name="T4">
АПЛ: «Челсі» Мудрика поступився «Вулвергемптону», продовживши безвиграшну серію</text:span>
</text:h>
      <text:p text:style-name="P4">
Authors: Ukrinform (Person)</text:p>
      <text:p text:style-name="P4">
Publisher: Укринформ (Organization)</text:p>
      <text:p text:style-name="P4">
Published Time: 2023-04-08T18:54:02+03:00</text:p>
      <text:p text:style-name="P4">
Modified Time: 2023-04-08T18:54:02+03:00</text:p>
      <text:p text:style-name="P4">
Description: В Англійській прем'єр-лізі (АПЛ) тривають матчі 30-го туру футбольного чемпіонату. — Укрінформ.</text:p>
      <text:p text:style-name="P4">
Images: ["<text:a xlink:type="simple" xlink:href="https://static.ukrinform.com/photos/2023_04/thumb_files/630_360_1680969191-365.jpg" text:style-name="Internet_20_link" text:visited-style-name="Visited_20_Internet_20_Link">
630_360_16809...</text:a>
"]</text:p>
      <text:p text:style-name="P4">
Tags: ['Челсі', 'Футбол', 'АПЛ']</text:p>
      <text:p text:style-name="P4">
Type: Article</text:p>
      <!--METADATA-->
      <text:p text:style-name="P4">
<draw:frame draw:style-name="fr1" draw:name="Image331" text:anchor-type="as-char" svg:width="6.9236in" svg:height="3.956343in" draw:z-index="0">
<draw:image xlink:href="../Images/yкринформ/2023-04-08T18-54-02-03-00/630_360_1680969191-365.jpg" xlink:type="simple" xlink:show="embed" xlink:actuate="onLoad" draw:mime-type="image/jpeg"/>
</draw:frame>
 ВАнглійській прем'єр-лізі (АПЛ) тривають матчі 30-го туру футбольногочемпіонату.</text:p>
      <text:p text:style-name="P4">
Лондонський «Челсі» на арені «Молінью Стедіум» мінімально програв місцевому«Вулвергемптону» - 0:1, передає Укрінформ.</text:p>
      <text:p text:style-name="P4">
Долю поєдинку вирішив гол португальського півзахисника господарів МатеусаНунеса на 31-й хвилині зустрічі.</text:p>
      <text:p text:style-name="P4">
«Челсі» продовжив до чотирьох матчів безвиграшну серію в АПЛ.</text:p>
      <text:p text:style-name="P4">
Український форвард лондонців Михайло Мудрик на 71-й хвилині замінив нападниказбірної Англії Рахіма Стерлінга.</text:p>
      <text:p text:style-name="P4">
«Челсі» (39 очок) посідає 11-ту сходинку турнірної таблиці національноїпершості.</text:p>
      <text:p text:style-name="P4">
Наступний поєдинок «Челсі» проведе вдома 15 квітня проти «Брайтона».</text:p>
      <text:p text:style-name="P4">
<text:span text:style-name="T4">
Читайте також:</text:span>
 <text:a xlink:type="simple" xlink:href="https://www.ukrinform.ua/rubric-sports/3691658-apl-celsi-mudrika-ne-zmig-zabiti-liverpulu-bornmut-zabarnogo-prograv-brajtonu.html" text:style-name="Internet_20_link" text:visited-style-name="Visited_20_Internet_20_Link">
 <text:span text:style-name="T4">
АПЛ</text:span>
 </text:a>
</text:p>
      <text:p text:style-name="P4">
Лідирує в АПЛ лондонський «Арсенал» українця Олександра Зінченка (72 очки),випереджаючи «Манчестер Сіті» (64), у якого гра в запасі.</text:p>
      <text:p text:style-name="P4">
Фото: Getty Images/Global Images Ukraine.</text:p>
      <text:p text:style-name="P4">
Source: <text:a xlink:type="simple" xlink:href="https://www.ukrinform.ua/rubric-sports/3693352-apl-celsi-mudrika-postupivsa-vulvergemptonu-prodovzivsi-bezvigrasnu-seriu.html" text:style-name="Internet_20_link" text:visited-style-name="Visited_20_Internet_20_Link">
https://www.ukrinform.ua/rubric-sports/3693352-apl-celsi-mudrika-postupivsa-vulvergemptonu-prodovzivsi-bezvigrasnu-seriu.html</text:a>
</text:p>
      <!--NEWS-->
      <text:h text:style-name="P10" text:outline-level="1">
<text:span text:style-name="T4">
Українська авіація за добу завдала вісім ударів по районах скупчення військ рф</text:span>
</text:h>
      <text:p text:style-name="P4">
Authors: Ukrinform (Person)</text:p>
      <text:p text:style-name="P4">
Publisher: Укринформ (Organization)</text:p>
      <text:p text:style-name="P4">
Published Time: 2023-04-08T18:59:00+03:00</text:p>
      <text:p text:style-name="P4">
Modified Time: 2023-04-08T18:59:00+03:00</text:p>
      <text:p text:style-name="P4">
Description: Авіація Сил оборони України за добу здійснила вісім ударів по районах зосередження російських загарбників, підрозділи українських ракетних військ й артилерії зі свого боку уразили позицію засобів протиповітряної оборони і три станції радіоелектронної боротьби ворога. — Укрінформ.</text:p>
      <text:p text:style-name="P4">
Images: ["<text:a xlink:type="simple" xlink:href="https://static.ukrinform.com/photos/2023_04/thumb_files/630_360_1680969554-663.jpg" text:style-name="Internet_20_link" text:visited-style-name="Visited_20_Internet_20_Link">
630_360_16809...</text:a>
"]</text:p>
      <text:p text:style-name="P4">
Tags: ['Генштаб', 'ЗСУ', 'Війна з росією']</text:p>
      <text:p text:style-name="P4">
Type: Article</text:p>
      <!--METADATA-->
      <text:p text:style-name="P4">
<draw:frame draw:style-name="fr1" draw:name="Image332" text:anchor-type="as-char" svg:width="6.9236in" svg:height="3.956343in" draw:z-index="0">
<draw:image xlink:href="../Images/yкринформ/2023-04-08T18-59-00-03-00/630_360_1680969554-663.jpg" xlink:type="simple" xlink:show="embed" xlink:actuate="onLoad" draw:mime-type="image/jpeg"/>
</draw:frame>
 АвіаціяСил оборони України за добу здійснила вісім ударів по районах зосередженняросійських загарбників, підрозділи українських ракетних військ й артилерії зісвого боку уразили позицію засобів протиповітряної оборони і три станціїрадіоелектронної боротьби ворога.</text:p>
      <text:p text:style-name="P4">
Як передає Укрінформ, про це Генеральний штаб Збройних сил України повідомив у<text:a xlink:type="simple" xlink:href="http://www.facebook.com/GeneralStaff.ua/posts/pfbid02g34BLKj4wzggiVuJeK1S6kFHjBQhBKrmS37hS65upAdXABsMtzxErvDn11yusQMLl" text:style-name="Internet_20_link" text:visited-style-name="Visited_20_Internet_20_Link">
</text:a>
, оприлюднивши оперативну інформацію станом на 18:00 суботи, 8 квітня.</text:p>
      <text:p text:style-name="P4">
Також підрозділами ракетних військ й артилерії <text:a xlink:type="simple" xlink:href="https://www.ukrinform.ua/tag-zsu" text:style-name="Internet_20_link" text:visited-style-name="Visited_20_Internet_20_Link">
</text:a>
 уражені два райони зосередження живоїсили, озброєння та військової техніки росіян і склад ворожих боєприпасів.</text:p>
      <text:p text:style-name="P4">
За даними Генштабу, російська армія продовжує зосереджувати основні зусилля наведенні наступальних дій на Лиманському, Бахмутському, Авдіївському таМар’їнському напрямках. Силами оборони там відбиті понад 35 ворожих атак.</text:p>
      <text:p text:style-name="P4">
Протягом доби війська російської федерації здійснили два ракетні й 34авіаційні удари, а також понад 36 обстрілів з реактивних систем залповоговогню.</text:p>
      <text:p text:style-name="P4">
У Генштабі наголошують: імовірність здійснення ворогом ракетних й авіаційнихударів залишається високою по всій території України.</text:p>
      <text:p text:style-name="P4">
<text:span text:style-name="T4">
На Волинському, Поліському, Сіверському та Слобожанському напрямках</text:span>
оперативна обстановка суттєвих змін не зазнала, ознаки формування наступальнихугруповань загарбників не виявлені.</text:p>
      <text:p text:style-name="P4">
Від ворожих обстрілів протягом доби потерпали Грем’яч Чернігівської області,Середина-Буда, Баранівка, Безсалівка, Волфине, Тур'я та Високе Сумськоїобласті, Ветеринарне, Вільхівка, Тернова, Вовчанськ, Караїчне та Чугунівка наХарківської області.</text:p>
      <text:p text:style-name="P4">
<text:span text:style-name="T4">
На Куп’янському напрямку</text:span>
 російських обстрілів зазнали Колодязне, КраснеПерше, Новомлинськ, Дворічна, Западне, Крохмальне, Кіндрашівка, Піщане йБерестове Харківської області.</text:p>
      <text:p text:style-name="P4">
<text:span text:style-name="T4">
На Лиманському напрямку</text:span>
 протягом доби росіяни вели безуспішні наступальнідії в районі, що південніше від Кузьминого й Верхньокам’янського.Артилерійських ударів ворога зазнали Чернещина Харківської області, Макіївка,Невське, Діброва, Білогорівка Луганської області та Ямполівка, Торське,Сіверськ і Спірне Донецької області.</text:p>
      <text:p text:style-name="P4">
<text:span text:style-name="T4">
На Бахмутському напрямку</text:span>
 російські війська продовжують вести наступальнідії, намагаються взяти під повний контроль місто Бахмут, бої тривають.Протягом доби загарбники вели безуспішні наступальні дії в районі Богданівки.Підрозділами Сил оборони на зазначеній ділянці фронту відбиті близько 10ворожих атак.</text:p>
      <text:p text:style-name="P4">
Від російських обстрілів постраждали Васюківка, Міньківка, Залізнянське,Оріхово-Василівка, Маркове, Григорівка, Бахмут, Хромове, Часів Яр, Іванівське,Ступочки, Біла Гора та Дружба Донецької області.</text:p>
      <text:p text:style-name="P4">
<text:span text:style-name="T4">
На Авдіївському і Мар’їнському напрямках</text:span>
 ворог вів безуспішні наступальнідії в районах Новокалинового, Сєверного, Первомайського та Мар’їнки.Найзапекліші бої на зазначеній ділянці фронту тривають за Мар’їнку, деукраїнські захисники відбили понад 10 ворожих атак.</text:p>
      <text:p text:style-name="P4">
Водночас росіяни здійснювали обстріли по Новокалиновому, Кам'янці, Степовому,Орлівці, Авдіївці, Сєверному, Нетайловому, Красногорівці, Мар’їнці, Побєді йПарасковіївці Донецької області.</text:p>
      <text:p text:style-name="P4">
<text:span text:style-name="T4">
На Шахтарському напрямку</text:span>
 протягом доби наступальних дій російська армія непроводила. Натомість загарбники обстрілювали Новомихайлівку, Шахтарське,Новоукраїнку, Велику Новосілку, Вугледар, Пречистівку, Золоту Ниву йНовомайорське Донецької області.</text:p>
      <text:p text:style-name="P4">
<text:span text:style-name="T4">
На Запорізькому та Херсонському напрямках</text:span>
 війська рф продовжуютьнарощувати у фортифікаційному плані оборонні рубежі та позиції. Ударів ворожоїармії зазнали населені пункти, що межують з лінією бойового зіткнення.</text:p>
      <text:p text:style-name="P4">
Серед обстріляних ворогом – Времівка, Новопіль Донецької області, Новосілка,Ольгівське, Малинівка, Червоне, Гуляйполе, Чарівне й Мала Токмачка Запорізькоїобласті, а також Херсон, Дудчани, Качкарівка, Берислав, Козацьке, Миколаївка,Іванівка, Микільське та Дніпровське Херсонської області.</text:p>
      <text:p text:style-name="P4">
<text:span text:style-name="T4">
Читайте також:</text:span>
 <text:a xlink:type="simple" xlink:href="https://www.ukrinform.ua/rubric-ato/3693138-sili-oboroni-znisili-vze-177-680-rosijskih-zagarbnikiv.html" text:style-name="Internet_20_link" text:visited-style-name="Visited_20_Internet_20_Link">
 <text:span text:style-name="T4">
знищили</text:span>
 </text:a>
</text:p>
      <text:p text:style-name="P4">
За інформацією Генштабу, російські загарбники продовжують зазнавати значнихвтрат. Для поповнення особового складу керівництво збройних сил росії прийнялорішення провести 29 квітня поточного року дострокові випуски з вищихвійськових навчальних закладів у москві, санкт-петербурзі, костромі, пензі,омську, тюмені, казані, новосибірську, вольську й благовєщенську.</text:p>
      <text:p text:style-name="P4">
Встановлено, що випуск із вищих військових навчальних закладів, які готуютьспеціалістів для військових частин ракетних військ стратегічного призначення,повітряно-космічних сил і військово-морських сил збройних сил рф,проводитимуться відповідно до запланованих раніше графіків.</text:p>
      <text:p text:style-name="P4">
<text:span text:style-name="T4">
Читайте також:</text:span>
 <text:a xlink:type="simple" xlink:href="https://www.ukrinform.ua/rubric-ato/3693341-zaluznij-pokazav-ak-polski-gaubici-krab-vikonuut-bojovi-zavdanna.html" text:style-name="Internet_20_link" text:visited-style-name="Visited_20_Internet_20_Link">
 <text:span text:style-name="T4">
Залужний</text:span>
 </text:a>
</text:p>
      <text:p text:style-name="P4">
Як повідомляв Укрінформ, у Миколаївській області 8 квітня сили протиповітряноїоборони <text:a xlink:type="simple" xlink:href="https://www.ukrinform.ua/rubric-ato/3693337-na-mikolaivsini-zsu-znisili-rozviduvalnij-bezpilotnik-rosian.html" text:style-name="Internet_20_link" text:visited-style-name="Visited_20_Internet_20_Link">
 </text:a>
 Supercam росіян.</text:p>
      <text:p text:style-name="P4">
Source: <text:a xlink:type="simple" xlink:href="https://www.ukrinform.ua/rubric-ato/3693355-ukrainska-aviacia-za-dobu-zavdala-visim-udariv-po-rajonah-skupcenna-vijsk-rf.html" text:style-name="Internet_20_link" text:visited-style-name="Visited_20_Internet_20_Link">
https://www.ukrinform.ua/rubric-ato/3693355-ukrainska-aviacia-za-dobu-zavdala-visim-udariv-po-rajonah-skupcenna-vijsk-rf.html</text:a>
</text:p>
      <!--NEWS-->
      <text:h text:style-name="P10" text:outline-level="1">
<text:span text:style-name="T4">
«Прометей» виграв Латвійсько-Естонську баскетбольну лігу</text:span>
</text:h>
      <text:p text:style-name="P4">
Authors: Ukrinform (Person)</text:p>
      <text:p text:style-name="P4">
Publisher: Укринформ (Organization)</text:p>
      <text:p text:style-name="P4">
Published Time: 2023-04-08T19:00:00+03:00</text:p>
      <text:p text:style-name="P4">
Modified Time: 2023-04-08T19:00:00+03:00</text:p>
      <text:p text:style-name="P4">
Description: Баскетболісти «Прометея» стали переможцями Латвійсько-Естонської ліги сезону-2022/23. — Укрінформ.</text:p>
      <text:p text:style-name="P4">
Images: ["<text:a xlink:type="simple" xlink:href="https://static.ukrinform.com/photos/2023_04/thumb_files/630_360_1680971175-667.jpg" text:style-name="Internet_20_link" text:visited-style-name="Visited_20_Internet_20_Link">
630_360_16809...</text:a>
"]</text:p>
      <text:p text:style-name="P4">
Tags: ['Баскетбол']</text:p>
      <text:p text:style-name="P4">
Type: Article</text:p>
      <!--METADATA-->
      <text:p text:style-name="P4">
<draw:frame draw:style-name="fr1" draw:name="Image333" text:anchor-type="as-char" svg:width="6.9236in" svg:height="3.956343in" draw:z-index="0">
<draw:image xlink:href="../Images/yкринформ/2023-04-08T19-00-00-03-00/630_360_1680971175-667.jpg" xlink:type="simple" xlink:show="embed" xlink:actuate="onLoad" draw:mime-type="image/jpeg"/>
</draw:frame>
Баскетболісти «Прометея» стали переможцями Латвійсько-Естонської лігисезону-2022/23.</text:p>
      <text:p text:style-name="P4">
У фіналі турніру на майданчику «Унібет Арени» у Таллінні (Естонія) українськийклуб завдав поразки латвійській команді «ВЕФ Рига» - 77:62 (20:21, 24:16,22:14, 11:11), передає Укрінформ.</text:p>
      <text:p text:style-name="P4">
Третє місце у «Фіналі чотирьох» посів естонський клуб «Тарту Улікоол», який уматчі за «бронзу» взяв гору над земляками із «Калева» - 63:60 (14:8, 20:16,10:21, 19:15).</text:p>
      <text:p text:style-name="P4">
<text:span text:style-name="T4">
Читайте також:</text:span>
 <text:a xlink:type="simple" xlink:href="https://www.ukrinform.ua/rubric-sports/3692997-prometej-peremig-tartu-i-zigrae-u-finali-latvijskoestonskoi-ligi.html" text:style-name="Internet_20_link" text:visited-style-name="Visited_20_Internet_20_Link">
 </text:a>
</text:p>
      <text:p text:style-name="P4">
Зазначимо, що «Прометей» завадив ризькому «ВЕФ» захистити титул чемпіона ЛЕБЛ.</text:p>
      <text:p text:style-name="P4">
Фото: БК «Прометей».</text:p>
      <text:p text:style-name="P4">
Source: <text:a xlink:type="simple" xlink:href="https://www.ukrinform.ua/rubric-sports/3693356-prometej-vigrav-latvijskoestonsku-basketbolnu-ligu.html" text:style-name="Internet_20_link" text:visited-style-name="Visited_20_Internet_20_Link">
https://www.ukrinform.ua/rubric-sports/3693356-prometej-vigrav-latvijskoestonsku-basketbolnu-ligu.html</text:a>
</text:p>
      <!--NEWS-->
      <text:h text:style-name="P10" text:outline-level="1">
<text:span text:style-name="T4">
росіяни вдруге за добу обстріляли Оріхів</text:span>
</text:h>
      <text:p text:style-name="P4">
Authors: Ukrinform (Person)</text:p>
      <text:p text:style-name="P4">
Publisher: Укринформ (Organization)</text:p>
      <text:p text:style-name="P4">
Published Time: 2023-04-08T19:23:00+03:00</text:p>
      <text:p text:style-name="P4">
Modified Time: 2023-04-08T19:23:00+03:00</text:p>
      <text:p text:style-name="P4">
Description: російські військові вдруге за день обстріляли Оріхів.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Запоріжжя', 'Війна з росією']</text:p>
      <text:p text:style-name="P4">
Type: Article</text:p>
      <!--METADATA-->
      <text:p text:style-name="P4">
<draw:frame draw:style-name="fr1" draw:name="Image334" text:anchor-type="as-char" svg:width="6.9236in" svg:height="3.956343in" draw:z-index="0">
<draw:image xlink:href="../Images/yкринформ/2023-04-08T19-23-00-03-00/630_360_1669987737-966.jpg" xlink:type="simple" xlink:show="embed" xlink:actuate="onLoad" draw:mime-type="image/jpeg"/>
</draw:frame>
 російськівійськові вдруге за день обстріляли Оріхів.</text:p>
      <text:p text:style-name="P4">
Про це в <text:a xlink:type="simple" xlink:href="https://t.me/zoda_gov_ua/18139" text:style-name="Internet_20_link" text:visited-style-name="Visited_20_Internet_20_Link">
 </text:a>
 повідомляє голова Запорізької ОВАЮрій Малашко, передає Укрінформ.</text:p>
      <text:p text:style-name="P4">
"Наче за розкладом, російські війська вже вдруге за день б'ють по Оріхову.Ворог вирішив розтрощити те, що не вдалося розбити за рік <text:a xlink:type="simple" xlink:href="https://www.ukrinform.ua/tag-obstril" text:style-name="Internet_20_link" text:visited-style-name="Visited_20_Internet_20_Link">
</text:a>
 мирного міста", - йдеться у дописі.</text:p>
      <text:p text:style-name="P4">
Заступник міського голови Оріхова Світлана Мандрич у своєму зверненні у <text:a xlink:type="simple" xlink:href="https://m.facebook.com/story.php" text:style-name="Internet_20_link" text:visited-style-name="Visited_20_Internet_20_Link">
</text:a>
закликала мешканців евакуюватися, зазначивши, що у Запоріжжі є місця дляпроживання.</text:p>
      <text:p text:style-name="P4">
<text:span text:style-name="T4">
Читайте також:</text:span>
 <text:a xlink:type="simple" xlink:href="https://www.ukrinform.ua/rubric-regions/3693309-u-zaporizkij-oblasti-vnaslidok-rosijskogo-obstrilu-poraneni-dvoe-colovikiv.html" text:style-name="Internet_20_link" text:visited-style-name="Visited_20_Internet_20_Link">
 <text:span text:style-name="T4">
обстріл</text:span>
 </text:a>
</text:p>
      <text:p text:style-name="P4">
Раніше повідомлялося, що через ранковий авіаудар в Оріхові поранено чоловіка.</text:p>
      <text:p text:style-name="P4">
Source: <text:a xlink:type="simple" xlink:href="https://www.ukrinform.ua/rubric-ato/3693358-rosiani-vdruge-za-dobu-obstrilali-orihiv.html" text:style-name="Internet_20_link" text:visited-style-name="Visited_20_Internet_20_Link">
https://www.ukrinform.ua/rubric-ato/3693358-rosiani-vdruge-za-dobu-obstrilali-orihiv.html</text:a>
</text:p>
      <!--NEWS-->
      <text:h text:style-name="P10" text:outline-level="1">
<text:span text:style-name="T4">
Усик очолює рейтинг журналу The Ring незалежно від вагової категорії</text:span>
</text:h>
      <text:p text:style-name="P4">
Authors: Ukrinform (Person)</text:p>
      <text:p text:style-name="P4">
Publisher: Укринформ (Organization)</text:p>
      <text:p text:style-name="P4">
Published Time: 2023-04-08T19:24:45+03:00</text:p>
      <text:p text:style-name="P4">
Modified Time: 2023-04-08T19:24:45+03:00</text:p>
      <text:p text:style-name="P4">
Description: У десятці найкращих також знаходиться Василь Ломаченко. — Укрінформ.</text:p>
      <text:p text:style-name="P4">
Images: ["<text:a xlink:type="simple" xlink:href="https://static.ukrinform.com/photos/2023_04/thumb_files/630_360_1680970970-867.jpg" text:style-name="Internet_20_link" text:visited-style-name="Visited_20_Internet_20_Link">
630_360_16809...</text:a>
"]</text:p>
      <text:p text:style-name="P4">
Tags: ['Бокс', 'Усик']</text:p>
      <text:p text:style-name="P4">
Type: Article</text:p>
      <!--METADATA-->
      <text:p text:style-name="P4">
<draw:frame draw:style-name="fr1" draw:name="Image335" text:anchor-type="as-char" svg:width="6.9236in" svg:height="3.956343in" draw:z-index="0">
<draw:image xlink:href="../Images/yкринформ/2023-04-08T19-24-45-03-00/630_360_1680970970-867.jpg" xlink:type="simple" xlink:show="embed" xlink:actuate="onLoad" draw:mime-type="image/jpeg"/>
</draw:frame>
 У десятцінайкращих також знаходиться Василь Ломаченко.</text:p>
      <text:p text:style-name="P4">
Чемпіон WBA, WBO, IBO і IBF в суперважкій вазі Олександр Усик очолює <text:a xlink:type="simple" xlink:href="https://www.ringtv.com/ratings/" text:style-name="Internet_20_link" text:visited-style-name="Visited_20_Internet_20_Link">
</text:a>
 авторитетного журналу TheRing незалежно від вагової категорії, передає Укрінформ.</text:p>
      <text:p text:style-name="P4">
На другому місці колишній абсолютний чемпіон світу в першій найлегшій вазіНаойя Інуе (24-0, 21 КО).</text:p>
      <text:p text:style-name="P4">
На третій позиції розташувався чемпіон WBO в напівсередній вазі ТеренсКроуфорд (39-0, 30 КО).</text:p>
      <text:p text:style-name="P4">
У десятці також знаходиться колишній чемпіон світу у трьох вагових категоріяхВасиль Ломаченко (7-е місце).</text:p>
      <text:p text:style-name="P4">
<text:span text:style-name="T4">
Читайте також:</text:span>
 <text:a xlink:type="simple" xlink:href="https://www.ukrinform.ua/rubric-sports/3691161-wba-ogolosila-pro-cempionskij-poedinok-miz-usikom-ta-dubua.html" text:style-name="Internet_20_link" text:visited-style-name="Visited_20_Internet_20_Link">
 <text:span text:style-name="T4">
Усик</text:span>
 </text:a>
</text:p>
      <text:p text:style-name="P4">
Як повідомляв Укрінформ, Всесвітня боксерська асоціація (WBA) офіційносанкціонувала бій, у якому мають зустрітися Олександр Усик (20–0, 13 КО) табританець Деніел Дюбуа (19–1, 18 КО).</text:p>
      <text:p text:style-name="P4">
Фото: Getty Image</text:p>
      <text:p text:style-name="P4">
Source: <text:a xlink:type="simple" xlink:href="https://www.ukrinform.ua/rubric-sports/3693359-usik-ocolue-rejting-zurnalu-the-ring-nezalezno-vid-vagovoi-kategorii.html" text:style-name="Internet_20_link" text:visited-style-name="Visited_20_Internet_20_Link">
https://www.ukrinform.ua/rubric-sports/3693359-usik-ocolue-rejting-zurnalu-the-ring-nezalezno-vid-vagovoi-kategorii.html</text:a>
</text:p>
      <!--NEWS-->
      <text:h text:style-name="P10" text:outline-level="1">
<text:span text:style-name="T4">
Міністр фінансів Німеччини попереджає про дефіцит бюджету та закликає до економії</text:span>
</text:h>
      <text:p text:style-name="P4">
Authors: Ukrinform (Person)</text:p>
      <text:p text:style-name="P4">
Publisher: Укринформ (Organization)</text:p>
      <text:p text:style-name="P4">
Published Time: 2023-04-08T19:27:36+03:00</text:p>
      <text:p text:style-name="P4">
Modified Time: 2023-04-08T19:27:36+03:00</text:p>
      <text:p text:style-name="P4">
Description: Міністр фінансів ФРН Крістіан Лінднер попереджає про дефіцит бюджету-2024, який зараз обговорюється в правлячій коаліції, та закликає до скорочення витрат. — Укрінформ.</text:p>
      <text:p text:style-name="P4">
Images: ["<text:a xlink:type="simple" xlink:href="https://static.ukrinform.com/photos/2017_09/thumb_files/630_360_1506339566-6352.jpg" text:style-name="Internet_20_link" text:visited-style-name="Visited_20_Internet_20_Link">
630_360_15063...</text:a>
"]</text:p>
      <text:p text:style-name="P4">
Tags: ['Бюджет', 'Німеччина', 'Дефіцит']</text:p>
      <text:p text:style-name="P4">
Type: Article</text:p>
      <!--METADATA-->
      <text:p text:style-name="P4">
<draw:frame draw:style-name="fr1" draw:name="Image336" text:anchor-type="as-char" svg:width="6.9236in" svg:height="3.956343in" draw:z-index="0">
<draw:image xlink:href="../Images/yкринформ/2023-04-08T19-27-36-03-00/630_360_1506339566-6352.jpg" xlink:type="simple" xlink:show="embed" xlink:actuate="onLoad" draw:mime-type="image/jpeg"/>
</draw:frame>
 Міністрфінансів ФРН Крістіан Лінднер попереджає про дефіцит бюджету-2024, який заразобговорюється в правлячій коаліції, та закликає до скорочення витрат.</text:p>
      <text:p text:style-name="P4">
Про це політик заявив в інтерв’ю <text:a xlink:type="simple" xlink:href="http://rp-online.de/politik/deutschland/christian-lindner-zu-kindergrundsicherung-parteitag-und-budget_aid-88047547" text:style-name="Internet_20_link" text:visited-style-name="Visited_20_Internet_20_Link">
 </text:a>
 , передає Укрінформ.</text:p>
      <text:p text:style-name="P4">
«На даний момент у 2024 році буде дефіцит від 14 до 18 мільярдів євро придоходах у 424 мільярди євро», — сказав Лінднер.</text:p>
      <text:p text:style-name="P4">
Він вважає, що потрібні економія за окремими напрямками і справедливийрозподіл коштів, але не бачить сенсу в підвищенні податків. За словамиміністра, політики повинні знову навчитися обходитися грошима, які генеруютьгромадяни.</text:p>
      <text:p text:style-name="P4">
Найважливішим Лінднер вважає наразі забезпечити підтримку внутрішньої,зовнішньої та соціальної безпеки. Водночас він виступає проти виділення зцентрального бюджету грошей федеральним землям для розміщення біженців.</text:p>
      <text:p text:style-name="P4">
<text:span text:style-name="T4">
Читайте також:</text:span>
 <text:a xlink:type="simple" xlink:href="https://www.ukrinform.ua/rubric-world/3670675-nimeccina-gotova-zbilsiti-oboronnij-budzet-u-2024-roci-na-10-milardiv-bloomberg.html" text:style-name="Internet_20_link" text:visited-style-name="Visited_20_Internet_20_Link">
 </text:a>
</text:p>
      <text:p text:style-name="P4">
Як повідомлялося, <text:a xlink:type="simple" xlink:href="https://www.ukrinform.ua/tag-nimeccina" text:style-name="Internet_20_link" text:visited-style-name="Visited_20_Internet_20_Link">
 </text:a>
 прийняла понад1,1 млн українських біженців. Крім того, лише минулого року ФРН виділиларізноманітної допомоги Україні в обсязі понад 12 млрд євро. На тлі збільшеннябезпекових загроз канцлер пообіцяв створити спеціальний фонд для Бундесверу вобсязі 100 млрд євро. Великі гроші витрачаються на модернізацію енергетичноїінфраструктури, а також заміну опалення в домогосподарствах.</text:p>
      <text:p text:style-name="P4">
Source: <text:a xlink:type="simple" xlink:href="https://www.ukrinform.ua/rubric-economy/3693360-ministr-finansiv-nimeccini-poperedzae-pro-deficit-budzetu-ta-zaklikae-do-ekonomii.html" text:style-name="Internet_20_link" text:visited-style-name="Visited_20_Internet_20_Link">
https://www.ukrinform.ua/rubric-economy/3693360-ministr-finansiv-nimeccini-poperedzae-pro-deficit-budzetu-ta-zaklikae-do-ekonomii.html</text:a>
</text:p>
      <!--NEWS-->
      <text:h text:style-name="P10" text:outline-level="1">
<text:span text:style-name="T4">
В Ірані встановили камери, щоб виявляти жінок без хіджабу</text:span>
</text:h>
      <text:p text:style-name="P4">
Authors: Ukrinform (Person)</text:p>
      <text:p text:style-name="P4">
Publisher: Укринформ (Organization)</text:p>
      <text:p text:style-name="P4">
Published Time: 2023-04-08T19:41:00+03:00</text:p>
      <text:p text:style-name="P4">
Modified Time: 2023-04-08T19:41:00+03:00</text:p>
      <text:p text:style-name="P4">
Description: Поліція Ірану у суботу оголосила про встановлення камер у громадських місцях задля розпізнавання жінок без хіджабу. — Укрінформ.</text:p>
      <text:p text:style-name="P4">
Images: ["<text:a xlink:type="simple" xlink:href="https://static.ukrinform.com/photos/2023_04/thumb_files/630_360_1680972008-237.jpg" text:style-name="Internet_20_link" text:visited-style-name="Visited_20_Internet_20_Link">
630_360_16809...</text:a>
"]</text:p>
      <text:p text:style-name="P4">
Tags: ['Хіджаб', 'Іран', 'Закон', 'Камера']</text:p>
      <text:p text:style-name="P4">
Type: Article</text:p>
      <!--METADATA-->
      <text:p text:style-name="P4">
<draw:frame draw:style-name="fr1" draw:name="Image337" text:anchor-type="as-char" svg:width="6.9236in" svg:height="3.956343in" draw:z-index="0">
<draw:image xlink:href="../Images/yкринформ/2023-04-08T19-41-00-03-00/630_360_1680972008-237.jpg" xlink:type="simple" xlink:show="embed" xlink:actuate="onLoad" draw:mime-type="image/jpeg"/>
</draw:frame>
 ПоліціяІрану у суботу оголосила про встановлення камер у громадських місцях задлярозпізнавання жінок без хіджабу.</text:p>
      <text:p text:style-name="P4">
Як передає Укрінформ, про це повідомляє <text:a xlink:type="simple" xlink:href="https://www.bbc.com/news/world-65220595" text:style-name="Internet_20_link" text:visited-style-name="Visited_20_Internet_20_Link">
</text:a>
.</text:p>
      <text:p text:style-name="P4">
У разі відсутності хіджабу, жінки будуть отримувати повідомлення про наслідкивідсутності цього елементу одягу, повідомили в поліції країни. Правоохоронцідодали, що встановлені камери допоможуть запобігти «опору <text:a xlink:type="simple" xlink:href="https://www.ukrinform.ua/tag-zakon" text:style-name="Internet_20_link" text:visited-style-name="Visited_20_Internet_20_Link">
</text:a>
 про носіння хіджабу».</text:p>
      <text:p text:style-name="P4">
У заяві поліції зазначено, що система використовуватиме так звані «розумні»камери та інші інструменти для виявлення та надсилання «документів іпопереджувальних повідомлень порушницям закону про носіння хіджабу».</text:p>
      <text:p text:style-name="P4">
Правоохоронні органи Ірану також закликали власників бізнесу дотримуватисяправил шляхом «ретельних перевірок».</text:p>
      <text:p text:style-name="P4">
<text:span text:style-name="T4">
Читайте також:</text:span>
 <text:a xlink:type="simple" xlink:href="https://www.ukrinform.ua/rubric-world/3629685-time-nazvav-iranskih-zinok-geroami-roku.html" text:style-name="Internet_20_link" text:visited-style-name="Visited_20_Internet_20_Link">
 </text:a>
</text:p>
      <text:p text:style-name="P4">
Після смерті Махси Аміні минулого року через порушення правил носіння хіджабу,все більше іранських жінок скидають накидку із голови, попри ризик подальшогоарешту. Особливо така тенденція спостерігається у великих містах.</text:p>
      <text:p text:style-name="P4">
Як повідомляв Укрінформ, іранська поліція моралі затримала Махсу Аміні 13вересня 2022 року у столиці Тегерані за недотримання правил щодо носінняхіджабу. Вже через три дні стало відомо про її смерть. Пізніше країноюпрокотилася хвиля масштабних протестів через загибель дівчини.</text:p>
      <text:p text:style-name="P4">
<text:span text:style-name="T5">
Фото: EPA</text:span>
</text:p>
      <text:p text:style-name="P4">
Source: <text:a xlink:type="simple" xlink:href="https://www.ukrinform.ua/rubric-world/3693366-v-irani-vstanovili-kameri-sob-viavlati-zinok-bez-hidzabu.html" text:style-name="Internet_20_link" text:visited-style-name="Visited_20_Internet_20_Link">
https://www.ukrinform.ua/rubric-world/3693366-v-irani-vstanovili-kameri-sob-viavlati-zinok-bez-hidzabu.html</text:a>
</text:p>
      <!--NEWS-->
      <text:h text:style-name="P10" text:outline-level="1">
<text:span text:style-name="T4">
Ворог атакував Нікопольщину з важкої артилерії та безпілотників</text:span>
</text:h>
      <text:p text:style-name="P4">
Authors: Ukrinform (Person)</text:p>
      <text:p text:style-name="P4">
Publisher: Укринформ (Organization)</text:p>
      <text:p text:style-name="P4">
Published Time: 2023-04-08T19:48:00+03:00</text:p>
      <text:p text:style-name="P4">
Modified Time: 2023-04-08T19:48:00+03:00</text:p>
      <text:p text:style-name="P4">
Description: Ворожа армія атакувала Марганецьку та Мирівську громади у Нікопольському районі Дніпропетровської област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Дніпропетровщина', 'Обстріл', 'Війна з росією', 'Артилерія']</text:p>
      <text:p text:style-name="P4">
Type: Article</text:p>
      <!--METADATA-->
      <text:p text:style-name="P4">
<draw:frame draw:style-name="fr1" draw:name="Image338" text:anchor-type="as-char" svg:width="6.9236in" svg:height="3.956343in" draw:z-index="0">
<draw:image xlink:href="../Images/yкринформ/2023-04-08T19-48-00-03-00/630_360_1640330796-210.jpeg" xlink:type="simple" xlink:show="embed" xlink:actuate="onLoad" draw:mime-type="image/jpeg"/>
</draw:frame>
 Ворожаармія атакувала Марганецьку та Мирівську громади у Нікопольському районіДніпропетровської області.</text:p>
      <text:p text:style-name="P4">
Про це в <text:a xlink:type="simple" xlink:href="https://t.me/mykola_lukashuk/4047" text:style-name="Internet_20_link" text:visited-style-name="Visited_20_Internet_20_Link">
 </text:a>
 повідомляє головаДніпропетровської обласної ради Микола Лукашук, передає Укрінформ.</text:p>
      <text:p text:style-name="P4">
"Знову неспокійно було на Нікопольщині: агресор атакував район з <text:a xlink:type="simple" xlink:href="https://www.ukrinform.ua/tag-bezpilotnik" text:style-name="Internet_20_link" text:visited-style-name="Visited_20_Internet_20_Link">
</text:a>
 та з важкої артилерії. Підприцілом опинилися Марганецька й Мирівська громади", - написав він.</text:p>
      <text:p text:style-name="P4">
Понівечено газогін та паркан. Наслідки ще уточнюються. Люди не постраждали.</text:p>
      <text:p text:style-name="P4">
Більше ворожих обстрілів протягом сьогоднішнього дня в області не зафіксовано.За інформацією Лукашука, ситуація контрольована в усіх громадах.</text:p>
      <text:p text:style-name="P4">
<text:span text:style-name="T4">
Читайте також:</text:span>
 <text:a xlink:type="simple" xlink:href="https://www.ukrinform.ua/rubric-regions/3693309-u-zaporizkij-oblasti-vnaslidok-rosijskogo-obstrilu-poraneni-dvoe-colovikiv.html" text:style-name="Internet_20_link" text:visited-style-name="Visited_20_Internet_20_Link">
 <text:span text:style-name="T4">
обстріл</text:span>
 </text:a>
</text:p>
      <text:p text:style-name="P4">
Як повідомляв <text:a xlink:type="simple" xlink:href="https://www.ukrinform.ua/rubric-ato/3693358-rosiani-vdruge-za-dobu-obstrilali-orihiv.html" text:style-name="Internet_20_link" text:visited-style-name="Visited_20_Internet_20_Link">
 </text:a>
 , російські військові вдруге за деньобстріляли Оріхів Запорізької області.</text:p>
      <text:p text:style-name="P4">
Source: <text:a xlink:type="simple" xlink:href="https://www.ukrinform.ua/rubric-ato/3693367-vorog-atakuvav-nikopolsinu-z-vazkoi-artilerii-ta-bezpilotnikiv.html" text:style-name="Internet_20_link" text:visited-style-name="Visited_20_Internet_20_Link">
https://www.ukrinform.ua/rubric-ato/3693367-vorog-atakuvav-nikopolsinu-z-vazkoi-artilerii-ta-bezpilotnikiv.html</text:a>
</text:p>
      <!--NEWS-->
      <text:h text:style-name="P10" text:outline-level="1">
<text:span text:style-name="T4">
На Київщині тракторист підірвався на протитанковій міні</text:span>
</text:h>
      <text:p text:style-name="P4">
Authors: Ukrinform (Person)</text:p>
      <text:p text:style-name="P4">
Publisher: Укринформ (Organization)</text:p>
      <text:p text:style-name="P4">
Published Time: 2023-04-08T20:09:38+03:00</text:p>
      <text:p text:style-name="P4">
Modified Time: 2023-04-08T20:09:38+03:00</text:p>
      <text:p text:style-name="P4">
Description: У Київській області в суботу, 8 квітня, під час проведення дорожніх робіт на протитанковій міні підірвався трактор, водій зазнав поранень. — Укрінформ.</text:p>
      <text:p text:style-name="P4">
Images: ["<text:a xlink:type="simple" xlink:href="https://static.ukrinform.com/photos/2023_04/thumb_files/630_360_1680973611-268.jpg" text:style-name="Internet_20_link" text:visited-style-name="Visited_20_Internet_20_Link">
630_360_16809...</text:a>
"]</text:p>
      <text:p text:style-name="P4">
Tags: ['Міна', 'Поліція', 'Поранені', 'Київщина']</text:p>
      <text:p text:style-name="P4">
Type: Article</text:p>
      <!--METADATA-->
      <text:p text:style-name="P4">
<draw:frame draw:style-name="fr1" draw:name="Image339" text:anchor-type="as-char" svg:width="6.9236in" svg:height="3.951406in" draw:z-index="0">
<draw:image xlink:href="../Images/yкринформ/2023-04-08T20-09-38-03-00/630_360_1680973611-268.jpg" xlink:type="simple" xlink:show="embed" xlink:actuate="onLoad" draw:mime-type="image/jpeg"/>
</draw:frame>
 УКиївській області в суботу, 8 квітня, під час проведення дорожніх робіт напротитанковій міні підірвався трактор, водій зазнав поранень.</text:p>
      <text:p text:style-name="P4">
Як передає Укрінформ, про це начальник поліції Київської області АндрійНєбитов повідомив у <text:a xlink:type="simple" xlink:href="http://t.me/andrii_nebytov/1174" text:style-name="Internet_20_link" text:visited-style-name="Visited_20_Internet_20_Link">
 </text:a>
 .</text:p>
      <text:p text:style-name="P4">
"34 -річний водій отримав ушкодження та госпіталізований до лікарні. Техніказазнала сильних механічних ушкоджень", — зазначив він.</text:p>
      <text:p text:style-name="P4">
За даними Нєбитова, подія відбулася на ділянці між селами Русанів і Світильня.На території поблизу місця, де підірвався трактор, знайдені ще 13 мін. Пошукитривають.</text:p>
      <text:p text:style-name="P4">
На місці події працюють правоохоронці і вибухотехніки.</text:p>
      <text:p text:style-name="P4">
<text:span text:style-name="T4">
Читайте також:</text:span>
 <text:a xlink:type="simple" xlink:href="https://www.ukrinform.ua/rubric-ato/3692864-u-minoboroni-rozpovili-ak-mozna-prisvidsiti-rozminuvanna-teritorii-ukraini.html" text:style-name="Internet_20_link" text:visited-style-name="Visited_20_Internet_20_Link">
 <text:span text:style-name="T4">
розмінування</text:span>
 </text:a>
</text:p>
      <text:p text:style-name="P4">
Як повідомляв Укрінформ, у Харківській області 8 квітня двоє цивільнихпостраждали <text:a xlink:type="simple" xlink:href="https://www.ukrinform.ua/rubric-regions/3693293-na-harkivsini-dvoe-ludej-pidirvalisa-na-vibuhivci.html" text:style-name="Internet_20_link" text:visited-style-name="Visited_20_Internet_20_Link">
 </text:a>
 на вибухонебезпечних предметах.</text:p>
      <text:p text:style-name="P4">
Source: <text:a xlink:type="simple" xlink:href="https://www.ukrinform.ua/rubric-regions/3693374-na-kiivsini-traktorist-pidirvavsa-na-protitankovij-mini.html" text:style-name="Internet_20_link" text:visited-style-name="Visited_20_Internet_20_Link">
https://www.ukrinform.ua/rubric-regions/3693374-na-kiivsini-traktorist-pidirvavsa-na-protitankovij-mini.html</text:a>
</text:p>
      <!--NEWS-->
      <text:h text:style-name="P10" text:outline-level="1">
<text:span text:style-name="T4">
Змішана естафета зі спортивної ходьби дебютує на Олімпійських іграх у Парижі</text:span>
</text:h>
      <text:p text:style-name="P4">
Authors: Ukrinform (Person)</text:p>
      <text:p text:style-name="P4">
Publisher: Укринформ (Organization)</text:p>
      <text:p text:style-name="P4">
Published Time: 2023-04-08T20:15:01+03:00</text:p>
      <text:p text:style-name="P4">
Modified Time: 2023-04-08T20:15:01+03:00</text:p>
      <text:p text:style-name="P4">
Description: У програмі вона замінить чоловічі перегони на 50 км. — Укрінформ.</text:p>
      <text:p text:style-name="P4">
Images: ["<text:a xlink:type="simple" xlink:href="https://static.ukrinform.com/photos/2023_04/thumb_files/630_360_1680973976-959.jpg" text:style-name="Internet_20_link" text:visited-style-name="Visited_20_Internet_20_Link">
630_360_16809...</text:a>
"]</text:p>
      <text:p text:style-name="P4">
Tags: ['Олімпійські ігри']</text:p>
      <text:p text:style-name="P4">
Type: Article</text:p>
      <!--METADATA-->
      <text:p text:style-name="P4">
<draw:frame draw:style-name="fr1" draw:name="Image340" text:anchor-type="as-char" svg:width="6.9236in" svg:height="3.956343in" draw:z-index="0">
<draw:image xlink:href="../Images/yкринформ/2023-04-08T20-15-01-03-00/630_360_1680973976-959.jpg" xlink:type="simple" xlink:show="embed" xlink:actuate="onLoad" draw:mime-type="image/jpeg"/>
</draw:frame>
 У програмівона замінить чоловічі перегони на 50 км.</text:p>
      <text:p text:style-name="P4">
Перший в історії комплект медалей у дисципліні наступного року буде розігранийу Парижі, <text:a xlink:type="simple" xlink:href="https://worldathletics.org/competitions/olympic-games/news/olympic-race-walking-event-paris" text:style-name="Internet_20_link" text:visited-style-name="Visited_20_Internet_20_Link">
 </text:a>
 World Athletics, передаєУкрінформ.</text:p>
      <text:p text:style-name="P4">
На старт вийдуть 25 команд з двох спортсменів — одного чоловіка та однієїжінки. Член кожної команди подолає по два рівнозначних відрізки. Загалом такихвідрізків буде чотири для кожної команди.</text:p>
      <text:p text:style-name="P4">
Для гонки обрали класичну протяжність традиційного олімпійського марафону —42.195 км. Кожен зі спортсменів відтак долатиме один відрізок протяжністюпонад 10 км.</text:p>
      <text:p text:style-name="P4">
Тривалість естафети складатиме близько трьох годин. Змагання проходитимутьпоблизу Ейфелевої вежі, на одній дистанції з одиночними турнірами.</text:p>
      <text:p text:style-name="P4">
Новий формат перегонів у спортивній ходьбі замінить 50-кілометрову гонку середчоловіків.</text:p>
      <text:p text:style-name="P4">
Досі на Олімпійських іграх розігрували три комплекти нагород в особистихтурнірах зі спортивної ходьби. Чоловіки змагалися на дистанціях у 20 та 50кілометрів, жінкам натомість випадало проходити тільки 20 км.</text:p>
      <text:p text:style-name="P4">
<text:span text:style-name="T4">
Читайте також:</text:span>
 <text:a xlink:type="simple" xlink:href="https://www.ukrinform.ua/rubric-sports/3692579-mok-perekladae-vidpovidalnist-na-miznarodni-federacii-abramenko.html" text:style-name="Internet_20_link" text:visited-style-name="Visited_20_Internet_20_Link">
 <text:span text:style-name="T4">
МОК</text:span>
 </text:a>
</text:p>
      <text:p text:style-name="P4">
Як повідомляв Укрінформ, МОК досі не визначився, чи будуть присутні нанаступній Олімпіаді спортсмени з росії та білорусі, відповідне рішенняухвалять згодом.</text:p>
      <text:p text:style-name="P4">
Фото: worldathletics.org</text:p>
      <text:p text:style-name="P4">
Source: <text:a xlink:type="simple" xlink:href="https://www.ukrinform.ua/rubric-sports/3693375-zmisana-estafeta-zi-sportivnoi-hodbi-debutue-na-olimpijskih-igrah-u-parizi.html" text:style-name="Internet_20_link" text:visited-style-name="Visited_20_Internet_20_Link">
https://www.ukrinform.ua/rubric-sports/3693375-zmisana-estafeta-zi-sportivnoi-hodbi-debutue-na-olimpijskih-igrah-u-parizi.html</text:a>
</text:p>
      <!--NEWS-->
      <text:h text:style-name="P10" text:outline-level="1">
<text:span text:style-name="T4">
Глава Нацбанку відбув до Вашингтона на щорічні весняні збори МВФ</text:span>
</text:h>
      <text:p text:style-name="P4">
Authors: Ukrinform (Person)</text:p>
      <text:p text:style-name="P4">
Publisher: Укринформ (Organization)</text:p>
      <text:p text:style-name="P4">
Published Time: 2023-04-08T20:18:00+03:00</text:p>
      <text:p text:style-name="P4">
Modified Time: 2023-04-08T20:18:00+03:00</text:p>
      <text:p text:style-name="P4">
Description: Глава Нацбанку відбув до Вашингтона для участі у щорічних Весняних зборах Міжнародного валютного фонду та Групи Світового банку. — Укрінформ.</text:p>
      <text:p text:style-name="P4">
Images: ["<text:a xlink:type="simple" xlink:href="https://static.ukrinform.com/photos/2022_10/thumb_files/630_360_1665135267-542.jpg" text:style-name="Internet_20_link" text:visited-style-name="Visited_20_Internet_20_Link">
630_360_16651...</text:a>
"]</text:p>
      <text:p text:style-name="P4">
Tags: ['МВФ', 'Нацбанк', 'Візит', 'Вашингтон']</text:p>
      <text:p text:style-name="P4">
Type: Article</text:p>
      <!--METADATA-->
      <text:p text:style-name="P4">
<draw:frame draw:style-name="fr1" draw:name="Image341" text:anchor-type="as-char" svg:width="6.9236in" svg:height="3.956343in" draw:z-index="0">
<draw:image xlink:href="../Images/yкринформ/2023-04-08T20-18-00-03-00/630_360_1665135267-542.jpg" xlink:type="simple" xlink:show="embed" xlink:actuate="onLoad" draw:mime-type="image/jpeg"/>
</draw:frame>
 ГлаваНацбанку відбув до Вашингтона для участі у щорічних Весняних зборахМіжнародного валютного фонду та Групи Світового банку.</text:p>
      <text:p text:style-name="P4">
Про це повідомляє пресслужба НБУ у <text:a xlink:type="simple" xlink:href="https://www.facebook.com/NationalBankOfUkraine/posts/pfbid0FPViTPWGBYULiF38yJARvNvRVDpTLff66xvSddUFazg3ksRBLKCRzoYBZYWKa4csl" text:style-name="Internet_20_link" text:visited-style-name="Visited_20_Internet_20_Link">
</text:a>
, передає Укрінформ.</text:p>
      <text:p text:style-name="P4">
«Голова Національного банку України Андрій Пишнй та його заступник СергійНіколайчук відбули з робочим <text:a xlink:type="simple" xlink:href="https://www.ukrinform.ua/tag-vizit" text:style-name="Internet_20_link" text:visited-style-name="Visited_20_Internet_20_Link">
 </text:a>
 доВашингтона у складі офіційної делегації України. Мета візиту – участь ущорічних Весняних зборах Міжнародного валютного фонду та Групи Світовогобанку, проведення двосторонніх зустрічей з міжнародними партнерами», - йдетьсяв повідомленні.</text:p>
      <text:p text:style-name="P4">
Наголошується, що під час заходів голова НБУ обговорить виконання положеньМеморандуму з МВФ, наслідки російської військової агресії та питання посиленнясанкційного тиску на рф, а також необхідні кроки для посилення стійкості нашоїдержави та швидкого післявоєнного економічного відновлення.</text:p>
      <text:p text:style-name="P4">
<text:span text:style-name="T4">
Читайте також:</text:span>
 <text:a xlink:type="simple" xlink:href="https://www.ukrinform.ua/rubric-economy/3692601-mvf-ocikue-so-zrostanna-svitovogo-vvp-cogoric-ne-perevisit-3.html" text:style-name="Internet_20_link" text:visited-style-name="Visited_20_Internet_20_Link">
 <text:span text:style-name="T4">
МВФ</text:span>
 </text:a>
</text:p>
      <text:p text:style-name="P4">
Крім того, у межах візиту запланована низка зустрічей із керівництвом МВФ,Світового банку, ЄБРР, Міністерства фінансів США, Європейського центральногобанку, керівниками європейських центробанків та іншими міжнароднимипартнерами.</text:p>
      <text:p text:style-name="P4">
Як повідомлялося, Україна в межах нової програми розширеного фінансуванняотримала від Міжнародного валютного фонду перший <text:a xlink:type="simple" xlink:href="https://www.ukrinform.ua/rubric-economy/3691087-nova-programa-z-mvf-ukraina-otrimala-persij-trans-na-27-milarda.html" text:style-name="Internet_20_link" text:visited-style-name="Visited_20_Internet_20_Link">
</text:a>
 .</text:p>
      <text:p text:style-name="P4">
Source: <text:a xlink:type="simple" xlink:href="https://www.ukrinform.ua/rubric-economy/3693376-glava-nacbanku-vidbuv-do-vasingtona-na-soricni-vesnani-zbori-mvf.html" text:style-name="Internet_20_link" text:visited-style-name="Visited_20_Internet_20_Link">
https://www.ukrinform.ua/rubric-economy/3693376-glava-nacbanku-vidbuv-do-vasingtona-na-soricni-vesnani-zbori-mvf.html</text:a>
</text:p>
      <!--NEWS-->
      <text:h text:style-name="P10" text:outline-level="1">
<text:span text:style-name="T4">
У ДТП в Молдові постраждали п’ятеро українців – МЗС</text:span>
</text:h>
      <text:p text:style-name="P4">
Authors: Ukrinform (Person)</text:p>
      <text:p text:style-name="P4">
Publisher: Укринформ (Organization)</text:p>
      <text:p text:style-name="P4">
Published Time: 2023-04-08T20:27:00+03:00</text:p>
      <text:p text:style-name="P4">
Modified Time: 2023-04-08T20:27:00+03:00</text:p>
      <text:p text:style-name="P4">
Description: Унаслідок ДТП, яке сталося вранці у Молдові, п’ятеро громадян України отримали легкі тілесні ушкодження, загрози їхньому життю немає. — Укрінформ.</text:p>
      <text:p text:style-name="P4">
Images: ["<text:a xlink:type="simple" xlink:href="https://static.ukrinform.com/photos/2023_04/thumb_files/630_360_1680974827-681.jpg" text:style-name="Internet_20_link" text:visited-style-name="Visited_20_Internet_20_Link">
630_360_16809...</text:a>
"]</text:p>
      <text:p text:style-name="P4">
Tags: ['ДТП', 'Молдова', 'МЗС', 'Поранені']</text:p>
      <text:p text:style-name="P4">
Type: Article</text:p>
      <!--METADATA-->
      <text:p text:style-name="P4">
<draw:frame draw:style-name="fr1" draw:name="Image342" text:anchor-type="as-char" svg:width="6.9236in" svg:height="3.956343in" draw:z-index="0">
<draw:image xlink:href="../Images/yкринформ/2023-04-08T20-27-00-03-00/630_360_1680974827-681.jpg" xlink:type="simple" xlink:show="embed" xlink:actuate="onLoad" draw:mime-type="image/jpeg"/>
</draw:frame>
 УнаслідокДТП, яке сталося вранці у Молдові, п’ятеро громадян України отримали легкітілесні ушкодження, загрози їхньому життю немає.</text:p>
      <text:p text:style-name="P4">
Про це Укрінформу повідомив речник МЗС Олег Ніколенко.</text:p>
      <text:p text:style-name="P4">
«Сьогодні в Дрокійському районі в <text:a xlink:type="simple" xlink:href="https://www.ukrinform.ua/tag-moldova" text:style-name="Internet_20_link" text:visited-style-name="Visited_20_Internet_20_Link">
 </text:a>
сталася дорожньо-транспортна пригода за участі автобуса, який слідував ізКишиніва до Києва. Внаслідок ДТП п’ятеро громадян України отримали легкітілесні ушкодження. Вони були доправлені до лікарні, зараз їм надаєтьсянеобхідна медична допомога, загрози їхньому життю немає», - зазначив він.</text:p>
      <text:p text:style-name="P4">
Ніколенко додав, що інші пасажири продовжили рух до Києва наданим перевізникомавтобусом. Загалом в автобусі перебувало дев‘ятнадцять українців.</text:p>
      <text:p text:style-name="P4">
Речник МЗС поінформував, що українське посольство взаємодіє із молдовськимиправоохоронцями задля з’ясування усіх обставин аварії та підтримує зв’язок ізлікарями.</text:p>
      <text:p text:style-name="P4">
«Після завершення лікування консули допоможуть нашим громадянам повернутися доУкраїни», - запевнив він.</text:p>
      <text:p text:style-name="P4">
<text:span text:style-name="T4">
Читайте також:</text:span>
 <text:a xlink:type="simple" xlink:href="https://www.ukrinform.ua/rubric-regions/3692747-na-zitomirsini-stalasa-dtp-castkovo-perekrili-ruh-na-trasi-kiiv-cop.html" text:style-name="Internet_20_link" text:visited-style-name="Visited_20_Internet_20_Link">
 <text:span text:style-name="T4">
ДТП</text:span>
 </text:a>
</text:p>
      <text:p text:style-name="P4">
Як повідомлялося, у Молдові в Дрокійському районі вранці 8 квітня <text:a xlink:type="simple" xlink:href="https://www.ukrinform.ua/rubric-world/3693278-u-moldovi-perekinuvsa-avtobus-do-kieva-e-postrazdali.html" text:style-name="Internet_20_link" text:visited-style-name="Visited_20_Internet_20_Link">
</text:a>
 , який прямував з Кишинева до Києва.</text:p>
      <text:p text:style-name="P4">
Аварія сталася близько 9.40 ранку. Поліцейські, що прибули на місце,встановили, що водій автобуса не впорався з керуванням і врізався в дерево, апотім з'їхав у кювет.</text:p>
      <text:p text:style-name="P4">
Source: <text:a xlink:type="simple" xlink:href="https://www.ukrinform.ua/rubric-society/3693379-u-dtp-v-moldovi-postrazdali-patero-ukrainciv-mzs.html" text:style-name="Internet_20_link" text:visited-style-name="Visited_20_Internet_20_Link">
https://www.ukrinform.ua/rubric-society/3693379-u-dtp-v-moldovi-postrazdali-patero-ukrainciv-mzs.html</text:a>
</text:p>
      <!--NEWS-->
      <text:h text:style-name="P10" text:outline-level="1">
<text:span text:style-name="T4">
росіяни обстріляли Куп'янський район Харківщини, є загиблі та поранена</text:span>
</text:h>
      <text:p text:style-name="P4">
Authors: Ukrinform (Person)</text:p>
      <text:p text:style-name="P4">
Publisher: Укринформ (Organization)</text:p>
      <text:p text:style-name="P4">
Published Time: 2023-04-08T20:31:00+03:00</text:p>
      <text:p text:style-name="P4">
Modified Time: 2023-04-08T20:31:00+03:00</text:p>
      <text:p text:style-name="P4">
Description: У Харківській області російські війська в суботу, 8 квітня, завдали чергових ударів по цивільному населенню Куп'янського району, унаслідок обстрілів двоє людей загинули, одна дістала поране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Харківщина', 'Війна з росією']</text:p>
      <text:p text:style-name="P4">
Type: Article</text:p>
      <!--METADATA-->
      <text:p text:style-name="P4">
<draw:frame draw:style-name="fr1" draw:name="Image343" text:anchor-type="as-char" svg:width="6.9236in" svg:height="3.956343in" draw:z-index="0">
<draw:image xlink:href="../Images/yкринформ/2023-04-08T20-31-00-03-00/630_360_1667124180-530.jpg" xlink:type="simple" xlink:show="embed" xlink:actuate="onLoad" draw:mime-type="image/jpeg"/>
</draw:frame>
 УХарківській області російські війська в суботу, 8 квітня, завдали черговихударів по цивільному населенню Куп'янського району, унаслідок обстрілів двоєлюдей загинули, одна дістала поранення.</text:p>
      <text:p text:style-name="P4">
Як передає Укрінформ, про це голова Харківської обласної військовоїадміністрації Олег Синєгубов повідомив у <text:a xlink:type="simple" xlink:href="https://t.me/synegubov/5893" text:style-name="Internet_20_link" text:visited-style-name="Visited_20_Internet_20_Link">
 </text:a>
 .</text:p>
      <text:p text:style-name="P4">
Зокрема, загарбники вкотре атакували селище Дворічна. Унаслідок ворожого <text:a xlink:type="simple" xlink:href="https://www.ukrinform.ua/tag-obstril" text:style-name="Internet_20_link" text:visited-style-name="Visited_20_Internet_20_Link">
</text:a>
 загинули двоє чоловіків віком 65 і 34роки.</text:p>
      <text:p text:style-name="P4">
У селі Подоли ворожим вогнем поранена 65-річна жінка. Медики надаютьпостраждалій необхідну допомогу.</text:p>
      <text:p text:style-name="P4">
<text:span text:style-name="T4">
Читайте також:</text:span>
 <text:a xlink:type="simple" xlink:href="https://www.ukrinform.ua/rubric-ato/3693367-vorog-atakuvav-nikopolsinu-z-vazkoi-artilerii-ta-bezpilotnikiv.html" text:style-name="Internet_20_link" text:visited-style-name="Visited_20_Internet_20_Link">
 </text:a>
</text:p>
      <text:p text:style-name="P4">
Як повідомляв Укрінформ, минулої доби у Харківській області під ударамиросійської армії перебували прикордонні і прифронтові населені пунктиХарківського, Чугуївського та Куп'янського районів. Серед них — Гур’ївКозачок, Лук’янці, Амбарне, Красне Перше, Дворічна, Крохмальне, Кіндрашівка йінші.</text:p>
      <text:p text:style-name="P4">
Source: <text:a xlink:type="simple" xlink:href="https://www.ukrinform.ua/rubric-ato/3693380-rosiani-obstrilali-kupanskij-rajon-harkivsini-e-zagibli-ta-poranena.html" text:style-name="Internet_20_link" text:visited-style-name="Visited_20_Internet_20_Link">
https://www.ukrinform.ua/rubric-ato/3693380-rosiani-obstrilali-kupanskij-rajon-harkivsini-e-zagibli-ta-poranena.html</text:a>
</text:p>
      <!--NEWS-->
      <text:h text:style-name="P10" text:outline-level="1">
<text:span text:style-name="T4">
Жіноча збірна України U-19 поступилась Данії у відборі на ЧЄ-2023 з футболу</text:span>
</text:h>
      <text:p text:style-name="P4">
Authors: Ukrinform (Person)</text:p>
      <text:p text:style-name="P4">
Publisher: Укринформ (Organization)</text:p>
      <text:p text:style-name="P4">
Published Time: 2023-04-08T20:55:00+03:00</text:p>
      <text:p text:style-name="P4">
Modified Time: 2023-04-08T20:55:00+03:00</text:p>
      <text:p text:style-name="P4">
Description: Друга поспіль поразка «синьо-жовтих». — Укрінформ.</text:p>
      <text:p text:style-name="P4">
Images: ["<text:a xlink:type="simple" xlink:href="https://static.ukrinform.com/photos/2023_04/thumb_files/630_360_1680976464-709.jpg" text:style-name="Internet_20_link" text:visited-style-name="Visited_20_Internet_20_Link">
630_360_16809...</text:a>
"]</text:p>
      <text:p text:style-name="P4">
Tags: ['Футбол']</text:p>
      <text:p text:style-name="P4">
Type: Article</text:p>
      <!--METADATA-->
      <text:p text:style-name="P4">
<draw:frame draw:style-name="fr1" draw:name="Image344" text:anchor-type="as-char" svg:width="6.9236in" svg:height="3.956343in" draw:z-index="0">
<draw:image xlink:href="../Images/yкринформ/2023-04-08T20-55-00-03-00/630_360_1680976464-709.jpg" xlink:type="simple" xlink:show="embed" xlink:actuate="onLoad" draw:mime-type="image/jpeg"/>
</draw:frame>
 Другапоспіль поразка «синьо-жовтих».</text:p>
      <text:p text:style-name="P4">
Жіноча збірна України U-19 у другому матчі другого раунду відбору на Євро-2023розгромно поступилася Данії – 1:5, передає Укрінформ.</text:p>
      <text:p text:style-name="P4">
У першому таймі українки пропустили чотири м’ячі. Після перерви командиобмінялися голами Хабібович та Сербук.</text:p>
      <text:p text:style-name="P4">
Це друга розгромна поразка української команди. У першому турі Україна зрахунком 0:5 поступилася Швеції.</text:p>
      <text:p text:style-name="P4">
У заключному матчі групового етапу команда Валерія Паламарчука зіграє зІсландією. Матч пройде 11 квітня, початок – о 15:30 за Києвом.</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span text:style-name="T4">
збірна</text:span>
 </text:a>
</text:p>
      <text:p text:style-name="P4">
Як повідомляв Укрінформ, На ЧЄ-2023 вийдуть переможці семи відбіркових груп,фінальна частина запланована з 18 по 30 липня.</text:p>
      <text:p text:style-name="P4">
Фото: uaf.ua</text:p>
      <text:p text:style-name="P4">
Source: <text:a xlink:type="simple" xlink:href="https://www.ukrinform.ua/rubric-sports/3693381-zinoca-zbirna-ukraini-u19-postupilas-danii-u-vidbori-na-ce2023-z-futbolu.html" text:style-name="Internet_20_link" text:visited-style-name="Visited_20_Internet_20_Link">
https://www.ukrinform.ua/rubric-sports/3693381-zinoca-zbirna-ukraini-u19-postupilas-danii-u-vidbori-na-ce2023-z-futbolu.html</text:a>
</text:p>
      <!--NEWS-->
      <text:h text:style-name="P10" text:outline-level="1">
<text:span text:style-name="T4">
Справа на $520 мільйонів: У Стамбулі затримали 153 підозрюваних у шахрайстві</text:span>
</text:h>
      <text:p text:style-name="P4">
Authors: Ukrinform (Person)</text:p>
      <text:p text:style-name="P4">
Publisher: Укринформ (Organization)</text:p>
      <text:p text:style-name="P4">
Published Time: 2023-04-08T21:01:32+03:00</text:p>
      <text:p text:style-name="P4">
Modified Time: 2023-04-08T21:01:32+03:00</text:p>
      <text:p text:style-name="P4">
Description: Команди відділу боротьби з кіберзлочинністю в Стамбулі провели одночасні операції із затримання 153 осіб за 88 адресами. Затриманих підозрюють у шахрайстві з інвестиціями на ринку Forex. — Укрінформ.</text:p>
      <text:p text:style-name="P4">
Images: ["<text:a xlink:type="simple" xlink:href="https://static.ukrinform.com/photos/2023_04/thumb_files/630_360_1680976571-525.jpg" text:style-name="Internet_20_link" text:visited-style-name="Visited_20_Internet_20_Link">
630_360_16809...</text:a>
"]</text:p>
      <text:p text:style-name="P4">
Tags: ['Поліція', 'Шахрайство', 'Туреччина']</text:p>
      <text:p text:style-name="P4">
Type: Article</text:p>
      <!--METADATA-->
      <text:p text:style-name="P4">
<draw:frame draw:style-name="fr1" draw:name="Image345" text:anchor-type="as-char" svg:width="6.9236in" svg:height="3.956343in" draw:z-index="0">
<draw:image xlink:href="../Images/yкринформ/2023-04-08T21-01-32-03-00/630_360_1680976571-525.jpg" xlink:type="simple" xlink:show="embed" xlink:actuate="onLoad" draw:mime-type="image/jpeg"/>
</draw:frame>
 Командивідділу боротьби з кіберзлочинністю в Стамбулі провели одночасні операції іззатримання 153 осіб за 88 адресами. Затриманих підозрюють у шахрайстві зінвестиціями на ринку Forex.</text:p>
      <text:p text:style-name="P4">
Про це повідомляє Укрінформ із посиланням на <text:a xlink:type="simple" xlink:href="http://m.haber7.com/amphtml/guncel/haber/3315612-10-milyar-liralik-vurgun-18-ilde-es-zamanli-operasyonda-153-gozalti" text:style-name="Internet_20_link" text:visited-style-name="Visited_20_Internet_20_Link">
</text:a>
 .</text:p>
      <text:p text:style-name="P4">
“Згідно з висновками, загалом було викрадено 10 мільярдів турецьких лір(близько 520 млн доларів США - ред.)», - повідомляє видання.</text:p>
      <text:p text:style-name="P4">
До операції із затримання підозрюваних залучили вертоліт.</text:p>
      <text:p text:style-name="P4">
У результаті детальних розслідувань, проведених департаментом поліціїСтамбула, 153 людини, які причетні до шахрайства на ринку Forex, булизатримані, розпочато розслідування. Тривають з'ясування подробиць операції тадопити затриманих.</text:p>
      <text:p text:style-name="P4">
За інформацією турецьких ЗМІ, схема шахрайської мережі полягала в обманігромадян, у яких виманювали гроші під приводом інвестицій, а згодомповідомляли про банкрутство. Кошти відмивали через 160 підставних компаній,надсилаючи їх у Велику Британію та Чорногорію. Особу керівника цієї незаконноїкібермережі, поки не встановлено. Вважається, що він перебуває у ВеликійБританії.</text:p>
      <text:p text:style-name="Quotations">

<text:p text:style-name="P4">
İstanbul'da Siber Suçlarla Mücadele Şube Müdürlüğü ekipleri, il genelinde&gt;
 Forex piyasası yatırım dolandırıcılığı ile ilgili 22 ilçedeki 88 adreste&gt;
 bulunan 153 kişiye eş zamanlı operasyon düzenledi. Çok sayıda şüpheli&gt;
 gözaltına alındı. <text:a xlink:type="simple" xlink:href="https://t.co/7cISsZ4OsM" text:style-name="Internet_20_link" text:visited-style-name="Visited_20_Internet_20_Link">
 </text:a>
&gt;
&gt;
 — gdh (@gundemedairhs) <text:a xlink:type="simple" xlink:href="https://twitter.com/gundemedairhs/status/1644213794002853888" text:style-name="Internet_20_link" text:visited-style-name="Visited_20_Internet_20_Link">
&gt;
 </text:a>
</text:p>

</text:p>
      <text:p text:style-name="P4">
<text:span text:style-name="T4">
Читайте також:</text:span>
 <text:a xlink:type="simple" xlink:href="https://www.ukrinform.ua/rubric-economy/3683453-nimeccina-i-ssa-likviduvali-velikij-mikser-kriptovalut.html" text:style-name="Internet_20_link" text:visited-style-name="Visited_20_Internet_20_Link">
 </text:a>
</text:p>
      <text:p text:style-name="P4">
Як повідомляв Укрінформ, державна поліція Латвії спільно з українськимиправоохоронними органами 15 березня припинила діяльність міжнародноїорганізованої злочинної групи по виманюванню коштів по телефону.</text:p>
      <text:p text:style-name="P4">
<text:span text:style-name="T5">
Фото: haber7.com</text:span>
</text:p>
      <text:p text:style-name="P4">
Source: <text:a xlink:type="simple" xlink:href="https://www.ukrinform.ua/rubric-world/3693382-sprava-na-520-miljoniv-u-stambuli-zatrimali-153-pidozruvanih-u-sahrajstvi.html" text:style-name="Internet_20_link" text:visited-style-name="Visited_20_Internet_20_Link">
https://www.ukrinform.ua/rubric-world/3693382-sprava-na-520-miljoniv-u-stambuli-zatrimali-153-pidozruvanih-u-sahrajstvi.html</text:a>
</text:p>
      <!--NEWS-->
      <text:h text:style-name="P10" text:outline-level="1">
<text:span text:style-name="T4">
У Херсоні в деяких районах зникло світло</text:span>
</text:h>
      <text:p text:style-name="P4">
Authors: Ukrinform (Person)</text:p>
      <text:p text:style-name="P4">
Publisher: Укринформ (Organization)</text:p>
      <text:p text:style-name="P4">
Published Time: 2023-04-08T21:21:00+03:00</text:p>
      <text:p text:style-name="P4">
Modified Time: 2023-04-08T21:21:00+03:00</text:p>
      <text:p text:style-name="P4">
Description: В окремих районах Херсона зникло електропостачання, енергетики працюють над його відновленням. — Укрінформ.</text:p>
      <text:p text:style-name="P4">
Images: ["<text:a xlink:type="simple" xlink:href="https://static.ukrinform.com/photos/2017_11/thumb_files/630_360_1512026904-1128.jpg" text:style-name="Internet_20_link" text:visited-style-name="Visited_20_Internet_20_Link">
630_360_15120...</text:a>
"]</text:p>
      <text:p text:style-name="P4">
Tags: ['Херсон', 'Електропостачання']</text:p>
      <text:p text:style-name="P4">
Type: Article</text:p>
      <!--METADATA-->
      <text:p text:style-name="P4">
<draw:frame draw:style-name="fr1" draw:name="Image346" text:anchor-type="as-char" svg:width="6.9236in" svg:height="3.956343in" draw:z-index="0">
<draw:image xlink:href="../Images/yкринформ/2023-04-08T21-21-00-03-00/630_360_1512026904-1128.jpg" xlink:type="simple" xlink:show="embed" xlink:actuate="onLoad" draw:mime-type="image/jpeg"/>
</draw:frame>
 В окремихрайонах Херсона зникло електропостачання, енергетики працюють над йоговідновленням.</text:p>
      <text:p text:style-name="P4">
Як передає Укрінформ, про це Херсонська обласна військова адміністраціяповідомила в <text:a xlink:type="simple" xlink:href="https://t.me/khersonskaODA/4999" text:style-name="Internet_20_link" text:visited-style-name="Visited_20_Internet_20_Link">
 </text:a>
 .</text:p>
      <text:p text:style-name="P4">
"У деяких районах <text:a xlink:type="simple" xlink:href="https://www.ukrinform.ua/tag-herson" text:style-name="Internet_20_link" text:visited-style-name="Visited_20_Internet_20_Link">
 </text:a>
 зникло світло. Нашігероїчні енергетики вже ремонтують мережі — скоро все відновлять", - йдеться уповідомленні.</text:p>
      <text:p text:style-name="P4">
<text:span text:style-name="T4">
Читайте також:</text:span>
 <text:a xlink:type="simple" xlink:href="https://www.ukrinform.ua/rubric-regions/3693232-vorozij-obstril-berislava-na-hersonsini-poskodiv-pedagogicnij-koledz.html" text:style-name="Internet_20_link" text:visited-style-name="Visited_20_Internet_20_Link">
 <text:span text:style-name="T4">
Херсон</text:span>
 </text:a>
</text:p>
      <text:p text:style-name="P4">
Як повідомляв Укрінформ, минулої доби <text:a xlink:type="simple" xlink:href="https://www.ukrinform.ua/rubric-regions/3693136-rosiani-za-dobu-71-raz-obstrilali-hersonsinu-vosmero-poranenih.html" text:style-name="Internet_20_link" text:visited-style-name="Visited_20_Internet_20_Link">
 </text:a>
 влучили 17 ворожих снарядів.</text:p>
      <text:p text:style-name="P4">
Source: <text:a xlink:type="simple" xlink:href="https://www.ukrinform.ua/rubric-regions/3693390-u-hersoni-v-deakih-rajonah-zniklo-svitlo.html" text:style-name="Internet_20_link" text:visited-style-name="Visited_20_Internet_20_Link">
https://www.ukrinform.ua/rubric-regions/3693390-u-hersoni-v-deakih-rajonah-zniklo-svitlo.html</text:a>
</text:p>
      <!--NEWS-->
      <text:h text:style-name="P10" text:outline-level="1">
<text:span text:style-name="T4">
Зеленський: Приємно завершувати тиждень із хорошими результатами для України</text:span>
</text:h>
      <text:p text:style-name="P4">
Authors: Ukrinform (Person)</text:p>
      <text:p text:style-name="P4">
Publisher: Укринформ (Organization)</text:p>
      <text:p text:style-name="P4">
Published Time: 2023-04-08T21:29:45+03:00</text:p>
      <text:p text:style-name="P4">
Modified Time: 2023-04-08T21:29:45+03:00</text:p>
      <text:p text:style-name="P4">
Description: Приємно завершувати цей тиждень із хорошими результатами для держави – по зброї, по міжнародній підтримці, по розширенню наших звʼязків зі світом, по нашому руху до НАТО.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ЗСУ', 'Зеленський', 'Війна з росією', '#stoprussia']</text:p>
      <text:p text:style-name="P4">
Type: Article</text:p>
      <!--METADATA-->
      <text:p text:style-name="P4">
<draw:frame draw:style-name="fr1" draw:name="Image347" text:anchor-type="as-char" svg:width="6.9236in" svg:height="3.956343in" draw:z-index="0">
<draw:image xlink:href="../Images/yкринформ/2023-04-08T21-29-45-03-00/630_360_1678086625-925.png" xlink:type="simple" xlink:show="embed" xlink:actuate="onLoad" draw:mime-type="image/png"/>
</draw:frame>
 Приємнозавершувати цей тиждень із хорошими результатами для держави – по зброї, поміжнародній підтримці, по розширенню наших звʼязків зі світом, по нашому рухудо НАТО.</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см.</text:p>
      <text:p text:style-name="P4">
_Відео:<text:a xlink:type="simple" xlink:href="https://t.me/OP_UA/9201" text:style-name="Internet_20_link" text:visited-style-name="Visited_20_Internet_20_Link">
 </text:a>
 _</text:p>
      <text:p text:style-name="P4">
<text:span text:style-name="T4">
<text:span text:style-name="T5">
Бажаю здоровʼя, шановні українці!</text:span>
 </text:span>
</text:p>
      <text:p text:style-name="P4">
Найбільш вагоме цими днями, звичайно, візит у Польщу, наші домовленості, нашіздобутки.</text:p>
      <text:p text:style-name="P4">
Польща виконала все задеклароване по танках: вони вже в Україні, зокрема«Леопарди». Є нові домовленості щодо БМП – більше сотні машин. Щодобронетранспортерів – «Росомак» – 200 машин. Зараз сто, і сто згодом. Іщесамохідні міномети, додаткові ракети, «МіГи»...</text:p>
      <text:p text:style-name="P4">
Маємо, до речі, і важливі домовленості щодо економіки, щодо відбудови України– зокрема, для нашої Харківщини.</text:p>
      <text:p text:style-name="P4">
На рівні перших леді України та Польщі є різні проекти гуманітарні, медичні.Зокрема, це навчання наших медиків комплексній допомозі пацієнтам з опіками йекстреній повітряній евакуації поранених, зокрема у зонах бойових дій. Десяткинаших лікарів уже пройшли чи проходять таке навчання. І проект матимепродовження – навчанням із реабілітації, навчанням українських психологів.</text:p>
      <text:p text:style-name="P4">
Тобто в цій боротьбі за життя та свободу ми дійсно пліч-о-пліч із польськимибратами й сестрами – в усіх сферах. І я дякую за таку незмінну, різнопланову ймасштабну підтримку!</text:p>
      <text:p text:style-name="P4">
Є й новий, уже 35-й оборонний пакет від США. Ракети для «Хаймарсів», ракетидля ППО, снаряди для артилерії, для захисту від броньованої техніки й іншіважливі елементи підтримки. Дякую тобі, Америко!</text:p>
      <text:p text:style-name="P4">
Німецька підтримка України цього тижня зросла на 200 мільйонів євро інвестиційв нашу державу. Зокрема, це проекти німецьких компаній, які допоможуть нашійекономічній, а отже, і соціальній стабільності. Дякую Німеччині!</text:p>
      <text:p text:style-name="P4">
Нідерланди оголосили про пакет обсягом більше ніж 270 мільйонів євро. Цедопомога нашому відновленню, гуманітарна, нелетальна підтримка для оборони, атакож – і це дуже важливо – підтримка для справедливості. Для збору доказівросійських злочинів, для створення Реєстру збитків, завданих російськоюагресією. Дякую Нідерландам за те, що на всіх напрямах захисту життя ми разом!</text:p>
      <text:p text:style-name="P4">
Данія та Норвегія працюють над спільним пакетом допомоги снарядами для нашоїартилерії. Дякую за це!</text:p>
      <text:p text:style-name="P4">
Є нові санкційні рішення від Австралії та Нової Зеландії. Дякую за них!</text:p>
      <text:p text:style-name="P4">
Продовжив звернення до парламентів світу і вперше звернувся до парламенту вЛатинській Америці, до парламенту Чилі.</text:p>
      <text:p text:style-name="P4">
Насправді цінності, за які ми всі боремося тут, в Україні, близькі кожномународу, незалежно від того, чи далеко географічно вони від нас. Усі цінуютьбезпеку й захист від терору. Немає такого народу, який би ставився схвально дотого, що принесла російська окупація: до російських концтаборів, депортаціїнаших дітей, до зґвалтування жінок, спалення міст... Що більше світ знатимепро російську агресію, то швидше агресор програє, і спокій повернеться.Повернеться не лише Україні – повернеться всім у світі. Я дякую Чилі запідтримку!</text:p>
      <text:p text:style-name="P4">
Дуже важливе рішення ухвалено цього тижня в Литві – щодо головних очікуваньвід саміту НАТО, який запланований у Вільнюсі.</text:p>
      <text:p text:style-name="P4">
Литовський Сеймас визнав необхідність запросити Україну стати членом НАТО –запросити саме цього року, на саміті у Вільнюсі.</text:p>
      <text:p text:style-name="P4">
Дякую литовському народу, усім литовським політикам за розуміння самеактуальної безпекової ситуації в Європі. Лише разом з Україною Альянс будегарантувати справжній захист Європі від будь-якого посягання на життя народів– на наявні кордони й міжнародний порядок, заснований на правилах. А ось безУкраїни складно уявити міцність.</text:p>
      <text:p text:style-name="P4">
Це рішення литовського Сеймасу матиме продовження найближчими тижнями ймісяцями. Уже працюємо над цим.</text:p>
      <text:p text:style-name="P4">
І звичайно, дякую нашим воїнам. Усім! <text:a xlink:type="simple" xlink:href="https://www.ukrinform.ua/tag-zsu" text:style-name="Internet_20_link" text:visited-style-name="Visited_20_Internet_20_Link">
 </text:a>
 іприкордонники, Нацгвардія і поліція, розвідка і СБУ, Держспецзвʼязок і ДСНС...Усі, хто зараз у бою. Хто захищає наше небо. Хто дає Україні кіберзахист ізахищає звʼязок. Усі, хто тримає наш кордон. Хто тренує нові наші бригади. Хтоліквідовує наслідки ударів, хто рятує наших людей від поранень і хто готуєвироки для окупантів.</text:p>
      <text:p text:style-name="P4">
Слава всім, хто бʼється заради України! Дякую всім партнерам за потужнудопомогу!</text:p>
      <text:p text:style-name="P4">
<text:span text:style-name="T4">
<text:span text:style-name="T5">
Слава Україні!</text:span>
 </text:span>
</text:p>
      <text:p text:style-name="P4">
Source: <text:a xlink:type="simple" xlink:href="https://www.ukrinform.ua/rubric-ato/3693392-zelenskij-priemno-zaversuvati-tizden-iz-horosimi-rezultatami-dla-ukraini.html" text:style-name="Internet_20_link" text:visited-style-name="Visited_20_Internet_20_Link">
https://www.ukrinform.ua/rubric-ato/3693392-zelenskij-priemno-zaversuvati-tizden-iz-horosimi-rezultatami-dla-ukraini.html</text:a>
</text:p>
      <!--NEWS-->
      <text:h text:style-name="P10" text:outline-level="1">
<text:span text:style-name="T4">
росіяни за день сім разів обстріляли прикордоння Сумщини</text:span>
</text:h>
      <text:p text:style-name="P4">
Authors: Ukrinform (Person)</text:p>
      <text:p text:style-name="P4">
Publisher: Укринформ (Organization)</text:p>
      <text:p text:style-name="P4">
Published Time: 2023-04-08T21:37:00+03:00</text:p>
      <text:p text:style-name="P4">
Modified Time: 2023-04-08T21:37:00+03:00</text:p>
      <text:p text:style-name="P4">
Description: російські війська в суботу атакували чотири прикордонні громади Сумської області, здійснивши загалом сім обстрілів і 79 влучань.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Російські військові', 'Кордон', 'Міномет', 'Війна з росією']</text:p>
      <text:p text:style-name="P4">
Type: Article</text:p>
      <!--METADATA-->
      <text:p text:style-name="P4">
<draw:frame draw:style-name="fr1" draw:name="Image348" text:anchor-type="as-char" svg:width="6.9236in" svg:height="3.956343in" draw:z-index="0">
<draw:image xlink:href="../Images/yкринформ/2023-04-08T21-37-00-03-00/630_360_1469087094-3763.jpg" xlink:type="simple" xlink:show="embed" xlink:actuate="onLoad" draw:mime-type="image/jpeg"/>
</draw:frame>
 російськівійська в суботу атакували чотири прикордонні громади Сумської області,здійснивши загалом сім обстрілів і 79 влучань.</text:p>
      <text:p text:style-name="P4">
Як передає Укрінформ, про це Сумська обласна військова адміністраціяповідомила в <text:a xlink:type="simple" xlink:href="https://t.me/Sumy_news_ODA/15335" text:style-name="Internet_20_link" text:visited-style-name="Visited_20_Internet_20_Link">
 </text:a>
 .</text:p>
      <text:p text:style-name="P4">
Дев'ять мін загарбники скинули на територію Миропільської громади.</text:p>
      <text:p text:style-name="P4">
Білопільська громада також потерпала від мінометного вогню ворога –зафіксовані 20 влучань. Її ж територію росіяни обстрілювали зі станковихгранатометів, здіснивши стільки ж пострілів.</text:p>
      <text:p text:style-name="P4">
Із застосуванням безпілотників загарбники скинули на територію цієї ж громадище два боєприпаси типу ВОГ (гранатометні постріли).</text:p>
      <text:p text:style-name="P4">
<text:span text:style-name="T4">
Читайте також:</text:span>
 <text:a xlink:type="simple" xlink:href="https://www.ukrinform.ua/rubric-ato/3693380-rosiani-obstrilali-kupanskij-rajon-harkivsini-e-zagibli-ta-poranena.html" text:style-name="Internet_20_link" text:visited-style-name="Visited_20_Internet_20_Link">
 <text:span text:style-name="T4">
обстріл</text:span>
 </text:a>
</text:p>
      <text:p text:style-name="P4">
Мінометного удару від російської армії зазнала також Хотінська громада –відбулися три влучання.</text:p>
      <text:p text:style-name="P4">
Зі станкових гранатометів загарбники били по Великописарівській громаді,здійснивши 25 пострілів.</text:p>
      <text:p text:style-name="P4">
В усіх випадках, за даними ОВА, минулося без наслідків.</text:p>
      <text:p text:style-name="P4">
"За повідомленнями військових, наразі оперативна обстановка на прикордонніСумщини контрольована. Формування ворожих наступальних угруповань поблизудержавного кордону не виявлено", - додали в обладміністрації.</text:p>
      <text:p text:style-name="P4">
<text:span text:style-name="T4">
Читайте також:</text:span>
 <text:a xlink:type="simple" xlink:href="https://www.ukrinform.ua/rubric-ato/3693358-rosiani-vdruge-za-dobu-obstrilali-orihiv.html" text:style-name="Internet_20_link" text:visited-style-name="Visited_20_Internet_20_Link">
 <text:span text:style-name="T4">
обстріл</text:span>
 </text:a>
</text:p>
      <text:p text:style-name="P4">
Як повідомляв Укрінформ, 7 квітня у Сумській області <text:a xlink:type="simple" xlink:href="https://www.ukrinform.ua/rubric-regions/3693196-za-dobu-vijska-rf-atakuvali-visim-oblastej-ukraini-zvedenna-ova.html" text:style-name="Internet_20_link" text:visited-style-name="Visited_20_Internet_20_Link">
</text:a>
 Білопільська, Краснопільська,Середино-Будська, Новослобідська й Есманська громади.</text:p>
      <text:p text:style-name="P4">
По околиці міста Середина-Буда загарбники здійснили авіаційний <text:a xlink:type="simple" xlink:href="https://www.ukrinform.ua/tag-obstril" text:style-name="Internet_20_link" text:visited-style-name="Visited_20_Internet_20_Link">
</text:a>
 , пошкодивши домогосподарство.</text:p>
      <text:p text:style-name="P4">
Source: <text:a xlink:type="simple" xlink:href="https://www.ukrinform.ua/rubric-ato/3693393-rosiani-za-den-sim-raziv-obstrilali-prikordonna-sumsini.html" text:style-name="Internet_20_link" text:visited-style-name="Visited_20_Internet_20_Link">
https://www.ukrinform.ua/rubric-ato/3693393-rosiani-za-den-sim-raziv-obstrilali-prikordonna-sumsini.html</text:a>
</text:p>
      <!--NEWS-->
      <text:h text:style-name="P10" text:outline-level="1">
<text:span text:style-name="T4">
Найвагомішим результатом цього тижня стали нові домовленості у Польщі – Зеленський</text:span>
</text:h>
      <text:p text:style-name="P4">
Authors: Ukrinform (Person)</text:p>
      <text:p text:style-name="P4">
Publisher: Укринформ (Organization)</text:p>
      <text:p text:style-name="P4">
Published Time: 2023-04-08T21:43:00+03:00</text:p>
      <text:p text:style-name="P4">
Modified Time: 2023-04-08T21:43:00+03:00</text:p>
      <text:p text:style-name="P4">
Description: Здобутки та нові домовленості, яких вдалося досягти під час візиту Президента України до Польщі, стали найбільш вагомим результатом цього тижня.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Польща', 'Україна', 'Візит', 'Зеленський']</text:p>
      <text:p text:style-name="P4">
Type: Article</text:p>
      <!--METADATA-->
      <text:p text:style-name="P4">
<draw:frame draw:style-name="fr1" draw:name="Image349" text:anchor-type="as-char" svg:width="6.9236in" svg:height="3.956343in" draw:z-index="0">
<draw:image xlink:href="../Images/yкринформ/2023-04-08T21-43-00-03-00/630_360_1677220159-612.png" xlink:type="simple" xlink:show="embed" xlink:actuate="onLoad" draw:mime-type="image/png"/>
</draw:frame>
 Здобуткита нові домовленості, яких вдалося досягти під час візиту Президента Українидо Польщі, стали найбільш вагомим результатом цього тижня.</text:p>
      <text:p text:style-name="P4">
На цьому під час <text:a xlink:type="simple" xlink:href="https://t.me/OP_UA/9201" text:style-name="Internet_20_link" text:visited-style-name="Visited_20_Internet_20_Link">
 </text:a>
 наголосив глава державиВолодимир Зеленський, передає Укрінформ.</text:p>
      <text:p text:style-name="P4">
«Найбільш вагоме цими днями, звичайно, візит у <text:a xlink:type="simple" xlink:href="https://www.ukrinform.ua/tag-polsa" text:style-name="Internet_20_link" text:visited-style-name="Visited_20_Internet_20_Link">
</text:a>
 , наші домовленості, наші здобутки.Польща виконала все задеклароване по танках: вони вже в Україні, зокрема«Леопарди». Є нові домовленості щодо БМП – більше сотні машин. Щодобронетранспортерів – «Росомак» – 200 машин. Зараз 100 і 100 згодом. Іщесамохідні міномети, додаткові ракети, «МіГи», - сказав Президент.</text:p>
      <text:p text:style-name="P4">
_Відео:<text:a xlink:type="simple" xlink:href="https://t.me/OP_UA/9201" text:style-name="Internet_20_link" text:visited-style-name="Visited_20_Internet_20_Link">
 </text:a>
 _</text:p>
      <text:p text:style-name="P4">
Він також відзначив важливі домовленості, яких досягли Україна із Польщею полінії перших леді в гуманітарній та медичній сфері. Зокрема, щодо проєктів ізпідготовки українських медиків комплексній допомозі пацієнтам з опіками йекстреній повітряній евакуації поранених, в тому числі в зонах бойових дій.Глава держави наголосив, що десятки наших лікарів уже пройшли чи проходятьтаке навчання. І спільний проєкт матиме продовження – навчанням ізреабілітації, навчанням українських психологів, додав він.</text:p>
      <text:p text:style-name="P4">
«Тобто в цій боротьбі за життя та свободу ми дійсно пліч-о-пліч із польськимибратами й сестрами – в усіх сферах. І я дякую за таку незмінну, різнопланову ймасштабну підтримку», - сказав Зеленський.</text:p>
      <text:p text:style-name="P4">
<text:span text:style-name="T4">
Читайте також:</text:span>
 <text:a xlink:type="simple" xlink:href="https://www.ukrinform.ua/rubric-ato/3693392-zelenskij-priemno-zaversuvati-tizden-iz-horosimi-rezultatami-dla-ukraini.html" text:style-name="Internet_20_link" text:visited-style-name="Visited_20_Internet_20_Link">
 <text:span text:style-name="T4">
Зеленський</text:span>
 </text:a>
</text:p>
      <text:p text:style-name="P4">
Як повідомлялося, Президент Володимир Зеленський разом з дружиною 5 квітняперебував з офіційним візитом у Польщі.</text:p>
      <text:p text:style-name="P4">
Цей візит був першим офіційним візитом Президента України до Польщі післяпочатку повномасштабного вторгнення росії в Україну. Зеленський і Дуда двічі –у грудні минулого року і лютому цього року – зустрічалися у Жешуві під часповернення Президента України транзитом через Польщу до України після візитівглави держави до США та країн Європи. Однак, ці зустрічі не мали статусувізитів.</text:p>
      <text:p text:style-name="P4">
<text:span text:style-name="T5">
Фото: ОП</text:span>
</text:p>
      <text:p text:style-name="P4">
Source: <text:a xlink:type="simple" xlink:href="https://www.ukrinform.ua/rubric-polytics/3693394-najvagomisim-rezultatom-cogo-tizna-stali-novi-domovlenosti-u-polsi-zelenskij.html" text:style-name="Internet_20_link" text:visited-style-name="Visited_20_Internet_20_Link">
https://www.ukrinform.ua/rubric-polytics/3693394-najvagomisim-rezultatom-cogo-tizna-stali-novi-domovlenosti-u-polsi-zelenskij.html</text:a>
</text:p>
      <!--NEWS-->
      <text:h text:style-name="P10" text:outline-level="1">
<text:span text:style-name="T4">
Сон Хин Мін встановив рекорд результативності в АПЛ серед азійських футболістів</text:span>
</text:h>
      <text:p text:style-name="P4">
Authors: Ukrinform (Person)</text:p>
      <text:p text:style-name="P4">
Publisher: Укринформ (Organization)</text:p>
      <text:p text:style-name="P4">
Published Time: 2023-04-08T21:48:17+03:00</text:p>
      <text:p text:style-name="P4">
Modified Time: 2023-04-08T21:48:17+03:00</text:p>
      <text:p text:style-name="P4">
Description: Він відзначився своїм 100-м голом в АПЛ. — Укрінформ.</text:p>
      <text:p text:style-name="P4">
Images: ["<text:a xlink:type="simple" xlink:href="https://static.ukrinform.com/photos/2023_04/thumb_files/630_360_1680979627-418.jpg" text:style-name="Internet_20_link" text:visited-style-name="Visited_20_Internet_20_Link">
630_360_16809...</text:a>
"]</text:p>
      <text:p text:style-name="P4">
Tags: ['Футбол', 'АПЛ']</text:p>
      <text:p text:style-name="P4">
Type: Article</text:p>
      <!--METADATA-->
      <text:p text:style-name="P4">
<draw:frame draw:style-name="fr1" draw:name="Image350" text:anchor-type="as-char" svg:width="6.9236in" svg:height="3.956343in" draw:z-index="0">
<draw:image xlink:href="../Images/yкринформ/2023-04-08T21-48-17-03-00/630_360_1680979627-418.jpg" xlink:type="simple" xlink:show="embed" xlink:actuate="onLoad" draw:mime-type="image/jpeg"/>
</draw:frame>
 Вінвідзначився своїм 100-м голом в АПЛ.</text:p>
      <text:p text:style-name="P4">
У матчі «Тоттенгема» проти «Брайтона» Сон Хин Мін відзначився своїм 100-мголом в англійській Прем'єр-лізі, передає Укрінформ.</text:p>
      <text:p text:style-name="P4">
99 перших голів у чемпіонаті Англії футболіст збірної Південної Кореї провів у259 матчах. У шести попередніх розіграшах Прем'єр-ліги поспіль Сон забивав неменше 11 м'ячів за сезон.</text:p>
      <text:p text:style-name="P4">
У поточному сезоні Сон, утім, не відзначався надвисокою результативністю. Доматчу з «Брайтоном» в активі корейського легіонера «Шпор» було всього шістьголів — востаннє він закінчував сезон в Англії без 10 м'ячів у 2016 році.</text:p>
      <text:p text:style-name="P4">
Та в матчі з «Брайтоном» саме Сон відкрив рахунок вже на 10-й хвилині.</text:p>
      <text:p text:style-name="P4">
Відтак, Сон став першим азійським футболістом, що перетнув позначку в 100голів у АПЛ. Другий найкращий результат становить всього 20 голів та належитьколишньому півзахиснику «Манчестер Юнайтед», іншому південнокорейцю Паку ЧіСону.</text:p>
      <text:p text:style-name="P4">
<text:span text:style-name="T4">
Читайте також:</text:span>
 <text:a xlink:type="simple" xlink:href="https://www.ukrinform.ua/rubric-sports/3693352-apl-celsi-mudrika-postupivsa-vulvergemptonu-prodovzivsi-bezvigrasnu-seriu.html" text:style-name="Internet_20_link" text:visited-style-name="Visited_20_Internet_20_Link">
 </text:a>
</text:p>
      <text:p text:style-name="P4">
Як повідомляв Укрінформ, «Брайтон» поступився «Тоттенгему» - 1:2.</text:p>
      <text:p text:style-name="P4">
Фото: Getty Image</text:p>
      <text:p text:style-name="P4">
Source: <text:a xlink:type="simple" xlink:href="https://www.ukrinform.ua/rubric-sports/3693395-son-hin-min-vstanoviv-rekord-rezultativnosti-v-apl-sered-azijskih-futbolistiv.html" text:style-name="Internet_20_link" text:visited-style-name="Visited_20_Internet_20_Link">
https://www.ukrinform.ua/rubric-sports/3693395-son-hin-min-vstanoviv-rekord-rezultativnosti-v-apl-sered-azijskih-futbolistiv.html</text:a>
</text:p>
      <!--NEWS-->
      <text:h text:style-name="P10" text:outline-level="1">
<text:span text:style-name="T4">
В Україні презентували дослідження життєстійкості компаній під час війни</text:span>
</text:h>
      <text:p text:style-name="P4">
Authors: Ukrinform (Person)</text:p>
      <text:p text:style-name="P4">
Publisher: Укринформ (Organization)</text:p>
      <text:p text:style-name="P4">
Published Time: 2023-04-08T21:49:54+03:00</text:p>
      <text:p text:style-name="P4">
Modified Time: 2023-04-08T21:49:54+03:00</text:p>
      <text:p text:style-name="P4">
Description: Для керівників бізнесів та інституцій в Україні точкою опори в цей рік війни були родини та команди. — Укрінформ.</text:p>
      <text:p text:style-name="P4">
Images: ["<text:a xlink:type="simple" xlink:href="https://static.ukrinform.com/photos/2022_06/thumb_files/630_360_1654625684-969.jpg" text:style-name="Internet_20_link" text:visited-style-name="Visited_20_Internet_20_Link">
630_360_16546...</text:a>
"]</text:p>
      <text:p text:style-name="P4">
Tags: ['Бізнес', 'Економіка', 'Опитування', 'Війна з росією']</text:p>
      <text:p text:style-name="P4">
Type: Article</text:p>
      <!--METADATA-->
      <text:p text:style-name="P4">
<draw:frame draw:style-name="fr1" draw:name="Image351" text:anchor-type="as-char" svg:width="6.9236in" svg:height="3.956343in" draw:z-index="0">
<draw:image xlink:href="../Images/yкринформ/2023-04-08T21-49-54-03-00/630_360_1654625684-969.jpg" xlink:type="simple" xlink:show="embed" xlink:actuate="onLoad" draw:mime-type="image/jpeg"/>
</draw:frame>
 Длякерівників бізнесів та інституцій в Україні точкою опори в цей рік війнибули родини та команди.</text:p>
      <text:p text:style-name="P4">
Про це свідчать <text:a xlink:type="simple" xlink:href="https://resilience2022ukr.one-philosophy.com/3/" text:style-name="Internet_20_link" text:visited-style-name="Visited_20_Internet_20_Link">
 </text:a>
 <text:a xlink:type="simple" xlink:href="https://resilience2022ukr.one-philosophy.com/3/" text:style-name="Internet_20_link" text:visited-style-name="Visited_20_Internet_20_Link">
</text:a>
 дослідження життєстійкостіорганізацій під час війни «Життєстійкі. Битва за майбутнє», яке провелаконсалтингова група компаній <text:a xlink:type="simple" xlink:href="https://one-philosophy.com/uk/" text:style-name="Internet_20_link" text:visited-style-name="Visited_20_Internet_20_Link">
 </text:a>
 , передаєУкрінформ.</text:p>
      <text:p text:style-name="P4">
Як зазначили автори дослідження, воно ґрунтується на 30 глибинних інтерв’юкерівників <text:a xlink:type="simple" xlink:href="https://www.ukrinform.ua/tag-biznes" text:style-name="Internet_20_link" text:visited-style-name="Visited_20_Internet_20_Link">
 </text:a>
 та інституцій із 12галузей, де розкриваються їхні стратегії та підходи, щоби залишатисяжиттєстійкими в умовах війни.</text:p>
      <text:p text:style-name="P4">
Серед учасників — представники компаній “Нібулон”, Vodafone, Rozetka.ua,McDonald’s, EVA, SkyUp!, “Добробут”, "Укрзалізниця", Патрульної поліціїУкраїни, національного центру “Український Дім”, мережі “Рідні. Медтехніка”,Мистецького Арсеналу, Суспільного мовлення та інші.</text:p>
      <text:p text:style-name="P4">
“Починаючи роботу над третім щорічним дослідженням життєстійкості у листопаді2022 року, ми точно знали, що отримані уроки стануть надцінним надбанням длямайбутніх поколінь управлінців. 30 дивовижних уроків та історійжиттєстійкості, 30 історій людяності, 30 історій відкритості до світу іготовності попри всі загрози щодня невпинно рухатися до перемоги — це те, щомотивує нас тут і зараз не опускати руки і вірити, що найкраще у наспопереду”, — сказала засновниця групи компаній One Philosophy Наталія Попович.</text:p>
      <text:p text:style-name="P4">
<text:span text:style-name="T4">
Читайте також:</text:span>
 <text:a xlink:type="simple" xlink:href="https://www.ukrinform.ua/rubric-economy/3693123-minfin-ssa-vidpravlae-fahivciv-v-evropu-perekonuvati-biznes-piti-z-rinkiv-rf.html" text:style-name="Internet_20_link" text:visited-style-name="Visited_20_Internet_20_Link">
 <text:span text:style-name="T4">
бізнес</text:span>
 </text:a>
</text:p>
      <text:p text:style-name="P4">
Зазначається, що висновки спілкування з лідерами воєнного часу для організаційвключають 5 ключових уроків життєстійкості, які дозволяють їм сьогоднітриматися та залишатися актуальними як для працівників, так і для своїхклієнтів. Серед уроків — йти разом з командою, приносити користь суспільству,формувати центри оперативного реагування та бути готовими до будь-якогорозвитку подій, жити тут і зараз, але не відмовлятися від мрій та планів намайбутнє та усвідомлювати відповідальність перед Україною та майбутнім.</text:p>
      <text:p text:style-name="P4">
Також опитування засвідчило, що більше половини опитаних керівників поприатмосферу загального суспільного заспокоєння щодо можливості нападу з бокуросії проводили підготовчі дії та мали прописані алгоритми дій на випадокповномаштабного вторгнення.</text:p>
      <text:p text:style-name="P4">
30 із 30 керівників компаній заявили, що їхньою точкою опори в часи війни єїхня команда.</text:p>
      <text:p text:style-name="P4">
Крім того, згідно з дослідженням, 100% опитаних компаній підтримували своїхпрацівників у перші дні війни, допомагали виїхати і вивезти свої родини убільш безпечні регіони або за кордон. 20% вивозили людей коштом компанії.Під час війни керівники продовжували виплачувати заробітну плату своїмпрацівникам, навіть якщо компанія брала паузу в роботі.</text:p>
      <text:p text:style-name="P4">
Кожна друга компанія розгорнула свій кризовий штаб у перші дні війни. У 20%опитаних компаній працювали кілька паралельних штабів — на найгіршийвипадок.</text:p>
      <text:p text:style-name="P4">
74% опитаних керівників зазначили, що їм вдалося утримати команду на рівнідовоєнного часу. 10% суттєво зменшили кількість працівників, а 16% розширилисвої команди.</text:p>
      <text:p text:style-name="P4">
<text:span text:style-name="T4">
Читайте також:</text:span>
 <text:a xlink:type="simple" xlink:href="https://www.ukrinform.ua/rubric-society/3693014-kabmin-rozsiriv-programu-erobota-dodali-tri-novi-vidi-grantiv-dla-veteraniv.html" text:style-name="Internet_20_link" text:visited-style-name="Visited_20_Internet_20_Link">
 </text:a>
</text:p>
      <text:p text:style-name="P4">
Кожна третя компанія переорієнтувала свою роботу за кордон. Деякі повністюспрямували свої зусилля на розбудову діяльності за межами України, інші -поєднують роботу в Україні та за кордоном.</text:p>
      <text:p text:style-name="P4">
100% респондентів зазначили, що гнучкість ухвалення рішень допомогла їмвтримати команду і компанію.</text:p>
      <text:p text:style-name="P4">
86% опитаних керівників зазначали, що їхня життєстійкість пов’язана знаявністю стратегії розвитку довоєнних часів: прозорість організації,впізнаваний бренд, якому довіряють.</text:p>
      <text:p text:style-name="P4">
55% керівників розповіли, що з початку війни їхня компанія зазналаекономічних втрат, а 45% констатували часткове зростання прибутків. Сьогоднібізнес, так само як і державний та громадський сектор, отримує підтримку відміжнародних організацій.</text:p>
      <text:p text:style-name="P4">
«Усі опитані керівники одностайно зазначили, що їхньою точкою опори в цейрік війни були родини та команди, колеги, які стояли пліч-о-пліч і внайважчі дні, і у дні проміжних перемог. Це те, що стимулювало не опускатируки і рухатися далі. Віра в майбутнє та перемогу України спонукала до дійтут і зараз, без очікувань на кращі часи», - йдеться у дослідженні.</text:p>
      <text:p text:style-name="P4">
<text:span text:style-name="T4">
Читайте також:</text:span>
 <text:a xlink:type="simple" xlink:href="https://www.ukrinform.ua/rubric-economy/3692848-v-ukraini-stvorat-trastovij-fond-akij-rozdilatime-riziki-investoriv.html" text:style-name="Internet_20_link" text:visited-style-name="Visited_20_Internet_20_Link">
 </text:a>
</text:p>
      <text:p text:style-name="P4">
Дослідження життєстійкості організацій — це щорічний проєкт консалтинговоїгрупи One Philosophy. Переглянути звіти за 2020 та 2021 роки можна запосиланням за <text:a xlink:type="simple" xlink:href="https://one-philosophy.com/" text:style-name="Internet_20_link" text:visited-style-name="Visited_20_Internet_20_Link">
 </text:a>
 <text:a xlink:type="simple" xlink:href="https://one-philosophy.com/" text:style-name="Internet_20_link" text:visited-style-name="Visited_20_Internet_20_Link">
 </text:a>
 <text:a xlink:type="simple" xlink:href="https://one-philosophy.com/" text:style-name="Internet_20_link" text:visited-style-name="Visited_20_Internet_20_Link">
 </text:a>
</text:p>
      <text:p text:style-name="P4">
Source: <text:a xlink:type="simple" xlink:href="https://www.ukrinform.ua/rubric-economy/3693396-v-ukraini-prezentuvali-doslidzenna-zittestijkosti-kompanij-pid-cas-vijni.html" text:style-name="Internet_20_link" text:visited-style-name="Visited_20_Internet_20_Link">
https://www.ukrinform.ua/rubric-economy/3693396-v-ukraini-prezentuvali-doslidzenna-zittestijkosti-kompanij-pid-cas-vijni.html</text:a>
</text:p>
      <!--NEWS-->
      <text:h text:style-name="P10" text:outline-level="1">
<text:span text:style-name="T4">
Україна до 2030 року може зробити  понад половину своєї енергетики «зеленою» - експерт</text:span>
</text:h>
      <text:p text:style-name="P4">
Authors: Ukrinform (Person)</text:p>
      <text:p text:style-name="P4">
Publisher: Укринформ (Organization)</text:p>
      <text:p text:style-name="P4">
Published Time: 2023-04-08T21:52:00+03:00</text:p>
      <text:p text:style-name="P4">
Modified Time: 2023-04-08T21:52:00+03:00</text:p>
      <text:p text:style-name="P4">
Description: Україна до початку наступного десятиріччя може довести до 50 відсотків частку «зеленої» енергії у загальному енергопостачанні та навіть перевищити цей показник. — Укрінформ.</text:p>
      <text:p text:style-name="P4">
Images: ["<text:a xlink:type="simple" xlink:href="https://static.ukrinform.com/photos/2023_04/thumb_files/630_360_1680980988-393.jpg" text:style-name="Internet_20_link" text:visited-style-name="Visited_20_Internet_20_Link">
630_360_16809...</text:a>
"]</text:p>
      <text:p text:style-name="P4">
Tags: ['Електроенергія', 'Енергетика', 'Україна']</text:p>
      <text:p text:style-name="P4">
Type: Article</text:p>
      <!--METADATA-->
      <text:p text:style-name="P4">
<draw:frame draw:style-name="fr1" draw:name="Image352" text:anchor-type="as-char" svg:width="6.9236in" svg:height="3.956343in" draw:z-index="0">
<draw:image xlink:href="../Images/yкринформ/2023-04-08T21-52-00-03-00/630_360_1680980988-393.jpg" xlink:type="simple" xlink:show="embed" xlink:actuate="onLoad" draw:mime-type="image/jpeg"/>
</draw:frame>
 Україна допочатку наступного десятиріччя може довести до 50 відсотків частку «зеленої»енергії у загальному енергопостачанні та навіть перевищити цей показник.</text:p>
      <text:p text:style-name="P4">
Такий оптимістичний прогноз у коментарі Укрінформу висловив голова правліннягромадської спілки Global 100% RenewablesUkraine Олександр Домбровський.</text:p>
      <text:p text:style-name="P4">
«Я переконаний, що до 2030 року ми маємо можливість отримати більше 50% чистоїенергії для кінцевого споживача», - сказав Домбровський, додавши, що державапоставила перед собою достатньо амбітні цілі та рухається до них попри війну,яка не просто не зупинила процес, але навпаки стимулює рухатися швидше.</text:p>
      <text:p text:style-name="P4">
Він зауважив, що такий прогноз є оптимістичним, адже для цього необхідніпередумови: якщо Україна переможе швидко та почнеться відновлення, а правиладля економічного розвитку будуть «правильними» - не буде корупції, не будемонополій, а буде економічна децентралізація - не тільки <text:a xlink:type="simple" xlink:href="https://www.ukrinform.ua/tag-energetika" text:style-name="Internet_20_link" text:visited-style-name="Visited_20_Internet_20_Link">
</text:a>
 , але й інвестиційна. Для державидуже важливо створити правила гри, які не будуть порушуватися, не будутьзмінюватися, які дадуть можливість інвестувати, розвивати швидко цей ринок,підкреслив Домбровський.</text:p>
      <text:p text:style-name="P4">
Свій оптимізм ексдепутат Верховної Ради, президент «MHP Еко Енерджи»(підприємства, яке спеціалізується на виробництві газу) ґрунтує на тому, щосам здійснює багато експериментальних проєктів і лабораторних досліджень ізнає, що те, у що багато хто донедавна не вірив, сьогодні реалізується напромисловому рівні.</text:p>
      <text:p text:style-name="P4">
«Ми можемо виробляти власні енергетичні ресурси. Україна має 100-відсотковийшанс бути однією з найінноваційніших, технологічно розвинених країн у світі»,- переконаний Домбровський. Україна, за його словами, має колосальнийпотенціал: окрім сонця та вітру, як одна з найпотужніших аграрних держав,Україна має також достатню кількість відходів і сировини, щоб вироблятивласний біогаз, біометан, зелений водень тощо.</text:p>
      <text:p text:style-name="P4">
Чимало українських компаній не чекають на завершення війни, вони працюють,інвестують уже зараз. Але потрібна «зелена» кооперація з іноземнимипартнерами. Таке співробітництво українські компанії розвивають насамперед зНімеччиною, також налагоджують контакти з нідерландськими, австрійськими,данськими, британськими, американськими фірмами.</text:p>
      <text:p text:style-name="P4">
Домбровський підкреслив важливість створення «децентралізованої системиенергопостачання». Актуальність завдання довели намагання російського агресоразнищити нашу енергоінфраструктуру, систему, яка дісталася нам у спадок відсрср як жорстко структурована. Під час війни за рахунок таких ресурсів як,зокрема, сонце та невеликі системи накопичення, система балансувала, починала«жити по-новому». Окремі села, містечка могли забезпечити себе електроенергієюнавіть під час блекаутів.</text:p>
      <text:p text:style-name="P4">
<text:span text:style-name="T4">
Читайте також:</text:span>
 <text:a xlink:type="simple" xlink:href="https://www.ukrinform.ua/rubric-economy/3689673-nimeccina-moze-stati-partnerom-ukraini-u-sferi-virobnictva-vodnu-minenergo.html" text:style-name="Internet_20_link" text:visited-style-name="Visited_20_Internet_20_Link">
 </text:a>
</text:p>
      <text:p text:style-name="P4">
Співбесідник агентства навів цифри: за 30 років незалежності Україна заплатилатільки росії, країні-агресору, понад 100 млрд доларів лише за імпортприродного газу, що дорівнювало приблизно одному довоєнному бюджету України.За 30 років з економіки України на імпорт енергетичних ресурсів виділялосяприблизно 15 млрд доларів щороку, основним експортером, знову ж таки, буларосія, в якої купували дизель, нафту, вугілля, природний газ, ядерне паливотощо.</text:p>
      <text:p text:style-name="P4">
«російська агресія підтверджує те, що нафта, газ, які рф експортувала вЄвропу, в Україну та заробляла на цьому, все це повертається у вигляді зброї,ракет, руйнувань. Весь світ це зрештою зрозумів, Європа змінила своє ставленняна 180 градусів», - сказав Домбровський. Він зауважив, що «зелена»,відновлювальна енергія сьогодні – це не просто про енергію. Це про захистУкраїни, про енергетичну безпеку, енергетичну незалежність України, але такожкраїн ЄС.</text:p>
      <text:p text:style-name="P4">
Домбровський під час нещодавньої міжнародної конференції «9-й Берлінськийенергетичний діалог», разом з асоціативними членами спілки, поставив свійпідпис під Меморандумом про взаєморозуміння та співпрацю з найбільшоюасоціацією відновлюваної енергетики Німеччини Bundesverband ErneuerbareEnergie (BEE).</text:p>
      <text:p text:style-name="P4">
<text:span text:style-name="T5">
Фото: Ольга Танасійчук</text:span>
</text:p>
      <text:p text:style-name="P4">
Source: <text:a xlink:type="simple" xlink:href="https://www.ukrinform.ua/rubric-economy/3693397-ukraina-do-2030-roku-moze-zrobiti-ponad-polovinu-svoei-energetiki-zelenou-ekspert.html" text:style-name="Internet_20_link" text:visited-style-name="Visited_20_Internet_20_Link">
https://www.ukrinform.ua/rubric-economy/3693397-ukraina-do-2030-roku-moze-zrobiti-ponad-polovinu-svoei-energetiki-zelenou-ekspert.html</text:a>
</text:p>
      <!--NEWS-->
      <text:h text:style-name="P10" text:outline-level="1">
<text:span text:style-name="T4">
Справжнє оновлення ОБСЄ станеться лише після корінних змін у росії та білорусі - експерт</text:span>
</text:h>
      <text:p text:style-name="P4">
Authors: Ukrinform (Person)</text:p>
      <text:p text:style-name="P4">
Publisher: Укринформ (Organization)</text:p>
      <text:p text:style-name="P4">
Published Time: 2023-04-08T22:04:00+03:00</text:p>
      <text:p text:style-name="P4">
Modified Time: 2023-04-08T22:04:00+03:00</text:p>
      <text:p text:style-name="P4">
Description: Мантас Адоменас, заступник голови литовського МЗС, вважає, що справжнє оновлення ОБСЄ станеться лише після корінних змін у країнах-агресорах - росії та білорусі. До того більший сенс має пошук нових форматів, один з яких «European Political Community / Європейська політична спільнота». — Укрінформ.</text:p>
      <text:p text:style-name="P4">
Images: ["<text:a xlink:type="simple" xlink:href="https://static.ukrinform.com/photos/2023_04/thumb_files/630_360_1680956927-823.jpg" text:style-name="Internet_20_link" text:visited-style-name="Visited_20_Internet_20_Link">
630_360_16809...</text:a>
"]</text:p>
      <text:p text:style-name="P4">
Tags: ['білорусь', 'Литва', 'ОБСЄ', 'Війна з росією']</text:p>
      <text:p text:style-name="P4">
Type: Article</text:p>
      <!--METADATA-->
      <text:p text:style-name="P4">
<draw:frame draw:style-name="fr1" draw:name="Image353" text:anchor-type="as-char" svg:width="6.9236in" svg:height="3.956343in" draw:z-index="0">
<draw:image xlink:href="../Images/yкринформ/2023-04-08T22-04-00-03-00/630_360_1680956927-823.jpg" xlink:type="simple" xlink:show="embed" xlink:actuate="onLoad" draw:mime-type="image/jpeg"/>
</draw:frame>
 МантасАдоменас, заступник голови литовського МЗС, вважає, що справжнє оновлення ОБСЄстанеться лише після корінних змін у країнах-агресорах - росії та білорусі. Дотого більший сенс має пошук нових форматів, один з яких «European PoliticalCommunity / Європейська політична спільнота».</text:p>
      <text:p text:style-name="P4">
Таку думку Адоменас висловив у <text:a xlink:type="simple" xlink:href="https://www.ukrinform.ua/rubric-polytics/3693294-mantas-adomenas-zastupnik-glavi-mzs-litvi.html" text:style-name="Internet_20_link" text:visited-style-name="Visited_20_Internet_20_Link">
 </text:a>
 .</text:p>
      <text:p text:style-name="P4">
«У такому складі <text:a xlink:type="simple" xlink:href="https://www.ukrinform.ua/tag-obse" text:style-name="Internet_20_link" text:visited-style-name="Visited_20_Internet_20_Link">
 </text:a>
 , де беруть участь іросія, і білорусь, тобто два агресори, оновлення неможливе. Воно відбудетьсятільки тоді, коли війна закінчиться, та росія і білорусь визнають свою вину заїї розв'язування. До того часу ця організація не так, щоб безглузда, алебезрезультатна», - сказав Адоменас.</text:p>
      <text:p text:style-name="P4">
На його думку, започаткування нової політики безпеки в Європі на даний часбільше пов’язано з пошуками нових форматів. Один із них – ініціатива «EuropeanPolitical Community / Європейська політична спільнота», яка незабаромзбереться в Молдові на свій другий саміт. «Ця спільнота була створена націннісній основі саме як альтернатива ОБСЄ. Своєю чергою ОБСЄ мала однезавдання – запобігти новій війні в Європі, але виявилася не здатною на це», -сказав Адоменас.</text:p>
      <text:p text:style-name="P4">
<text:span text:style-name="T4">
Читайте також:</text:span>
 <text:a xlink:type="simple" xlink:href="https://www.ukrinform.ua/rubric-polytics/3689647-kuleba-privitav-zapusk-moskovskogo-mehanizmu-obse.html" text:style-name="Internet_20_link" text:visited-style-name="Visited_20_Internet_20_Link">
 <text:span text:style-name="T4">
ОБСЄ</text:span>
 </text:a>
</text:p>
      <text:p text:style-name="P4">
Перший саміт European Political Community за участю президентів ЄвропейськоїРади та Європейської комісії, а також лідерів 44 країн Європи (тобто практичновсіх – за винятком рф і рб) пройшов 6 жовтня 2022 року в Празі.</text:p>
      <text:p text:style-name="P4">
Другий саміт EPC відбудеться 1 червня 2023 року в Кишиневі.</text:p>
      <text:p text:style-name="P4">
Source: <text:a xlink:type="simple" xlink:href="https://www.ukrinform.ua/rubric-world/3693400-spravzne-onovlenna-obse-stanetsa-lise-pisla-korinnih-zmin-u-rosii-ta-bilorusi-ekspert.html" text:style-name="Internet_20_link" text:visited-style-name="Visited_20_Internet_20_Link">
https://www.ukrinform.ua/rubric-world/3693400-spravzne-onovlenna-obse-stanetsa-lise-pisla-korinnih-zmin-u-rosii-ta-bilorusi-ekspert.html</text:a>
</text:p>
      <!--NEWS-->
      <text:h text:style-name="P10" text:outline-level="1">
<text:span text:style-name="T4">
У МЗС обурені новою спробою Папи Франциска прирівняти жертву війни та агресора</text:span>
</text:h>
      <text:p text:style-name="P4">
Authors: Ukrinform (Person)</text:p>
      <text:p text:style-name="P4">
Publisher: Укринформ (Organization)</text:p>
      <text:p text:style-name="P4">
Published Time: 2023-04-08T22:19:09+03:00</text:p>
      <text:p text:style-name="P4">
Modified Time: 2023-04-08T22:19:09+03:00</text:p>
      <text:p text:style-name="P4">
Description: МЗС України висловило розчарування з приводу спільної участі у Хресній ході в Римі українського та російського підлітків, оскільки це є спробою прирівняти жертву розв’язаної росією війни та агресора і спотворює дійсність, в яку росія занурила українців. — Укрінформ.</text:p>
      <text:p text:style-name="P4">
Images: ["<text:a xlink:type="simple" xlink:href="https://static.ukrinform.com/photos/2016_02/thumb_files/630_360_1454971670-8277.jpg" text:style-name="Internet_20_link" text:visited-style-name="Visited_20_Internet_20_Link">
630_360_14549...</text:a>
"]</text:p>
      <text:p text:style-name="P4">
Tags: ['МЗС', 'Папа Франциск', 'Релігія', 'Скандал', 'Ватикан', 'Агресія РФ', 'Ніколенко']</text:p>
      <text:p text:style-name="P4">
Type: Article</text:p>
      <!--METADATA-->
      <text:p text:style-name="P4">
<draw:frame draw:style-name="fr1" draw:name="Image354" text:anchor-type="as-char" svg:width="6.9236in" svg:height="3.956343in" draw:z-index="0">
<draw:image xlink:href="../Images/yкринформ/2023-04-08T22-19-09-03-00/630_360_1454971670-8277.jpg" xlink:type="simple" xlink:show="embed" xlink:actuate="onLoad" draw:mime-type="image/jpeg"/>
</draw:frame>
 МЗСУкраїни висловило розчарування з приводу спільної участі у Хресній ході в Риміукраїнського та російського підлітків, оскільки це є спробою прирівняти жертвурозв’язаної росією війни та агресора і спотворює дійсність, в яку росіязанурила українців.</text:p>
      <text:p text:style-name="P4">
Про це йдеться у дописі речника МЗС Олега Ніколенка у <text:a xlink:type="simple" xlink:href="https://www.facebook.com/1090077030/posts/pfbid023wiUJMKv7rmwXoxqPhrYVLE1X6Mxxw9BtJwtoqLjFKsgfu1T6t6XhXSTP1jiF562l/" text:style-name="Internet_20_link" text:visited-style-name="Visited_20_Internet_20_Link">
</text:a>
, передає Укрінформ.</text:p>
      <text:p text:style-name="P4">
Він зазначив, що вчора, на Страсну п’ятницю, в Римі відбулося велике релігійнедійство - Хресна хода, яка символізує перемогу добра над злом, світла надтемрявою, віри над зневірою.</text:p>
      <text:p text:style-name="P4">
«Ми глибоко вдячні <text:a xlink:type="simple" xlink:href="https://www.ukrinform.ua/tag-papa-francisk" text:style-name="Internet_20_link" text:visited-style-name="Visited_20_Internet_20_Link">
 </text:a>
 за йоготурботу про Україну та українців. На жаль, змушені констатувати, що цьогорічнахода була знову затьмарена <text:a xlink:type="simple" xlink:href="https://www.ukrinform.ua/rubric-world/3693261-u-vatikani-znovu-virisili-poednati-predstavnikiv-ukraini-ta-rf-na-hresnij-dorozi.html" text:style-name="Internet_20_link" text:visited-style-name="Visited_20_Internet_20_Link">
 </text:a>
 та агресора», - зауважив Ніколенко.</text:p>
      <text:p text:style-name="P4">
Він пояснив, що йдеться про тексти, які були зачитані під час 10-ї стаціїХресної ходи: від імені українського підлітка, який знайшов прихисток в Італіїпісля захоплення російськими військами Маріуполя, та російського хлопця, брат-військовослужбовець якого втратив життя, а батько та дід зникли безвісти якучасники загарбницької війни росії проти України.</text:p>
      <text:p text:style-name="P4">
<text:span text:style-name="T4">
Читайте також:</text:span>
 <text:a xlink:type="simple" xlink:href="https://www.ukrinform.ua/rubric-society/3691079-papa-francisk-zaklikav-molitisa-za-ukrainu.html" text:style-name="Internet_20_link" text:visited-style-name="Visited_20_Internet_20_Link">
 <text:span text:style-name="T4">
Франциск</text:span>
 </text:a>
</text:p>
      <text:p text:style-name="P4">
«Ми розчаровані, що Святий Престол не взяв до уваги аргументи українськоїсторони про образливий характер такого жесту. Спільна участь українця таросіянина спотворює дійсність, в яку росія занурила українців, втілюючи протиних геноцид. Ба більше, такий крок підриває принципи справедливості тазагальнолюдської моральності, дискредитує концепцію миру та братерства», -заявив речник МЗС.</text:p>
      <text:p text:style-name="P4">
Він додав, що намагання поставити знак рівності між Україною, яка страждає, таросією, яка завдає страждань, не сприяє примиренню.</text:p>
      <text:p text:style-name="P4">
«Примирення може настати лише після української перемоги, покарання всіхросійських злочинців, покаяння за завдані страждання та прохання пробаченняперед українцями. Розраховуємо, що Святий Престол надалі буде дотримуватисяпідходу, який базуватиметься на глибинному розумінні справедливості тавідповідальності за відновлення миру в Україні і встановлення справедливості»,- підсумував речник МЗС.</text:p>
      <text:p text:style-name="P4">
<text:span text:style-name="T4">
Читайте також:</text:span>
 <text:a xlink:type="simple" xlink:href="https://www.ukrinform.ua/rubric-uarazom/3675070-papi-rimskomu-podaruvali-braslet-z-azovstali.html" text:style-name="Internet_20_link" text:visited-style-name="Visited_20_Internet_20_Link">
 </text:a>
</text:p>
      <text:p text:style-name="P4">
Як повідомлялося, торік 15 квітня у Колізеї у Римі відбулася Хресна хода, якуочолив Папа Франциск. За рішенням Ватикану, хрест на 13-ї стації передалиукраїнці та росіянці, що символізувало примирення народів. Обидві жінки разомпрацюють у госпісі.</text:p>
      <text:p text:style-name="P4">
Source: <text:a xlink:type="simple" xlink:href="https://www.ukrinform.ua/rubric-society/3693401-u-mzs-obureni-novou-sprobou-papi-franciska-pririvnati-zertvu-vijni-ta-agresora.html" text:style-name="Internet_20_link" text:visited-style-name="Visited_20_Internet_20_Link">
https://www.ukrinform.ua/rubric-society/3693401-u-mzs-obureni-novou-sprobou-papi-franciska-pririvnati-zertvu-vijni-ta-agresora.html</text:a>
</text:p>
      <!--NEWS-->
      <text:h text:style-name="P10" text:outline-level="1">
<text:span text:style-name="T4">
Жіноча збірна України обіграла Північну Македонію у кваліфікації ЧС  з гандболу</text:span>
</text:h>
      <text:p text:style-name="P4">
Authors: Ukrinform (Person)</text:p>
      <text:p text:style-name="P4">
Publisher: Укринформ (Organization)</text:p>
      <text:p text:style-name="P4">
Published Time: 2023-04-08T22:22:00+03:00</text:p>
      <text:p text:style-name="P4">
Modified Time: 2023-04-08T22:22:00+03:00</text:p>
      <text:p text:style-name="P4">
Description: Матч-відповідь відбудеться 11 квітня. — Укрінформ.</text:p>
      <text:p text:style-name="P4">
Images: ["<text:a xlink:type="simple" xlink:href="https://static.ukrinform.com/photos/2023_04/thumb_files/630_360_1680981722-937.jpg" text:style-name="Internet_20_link" text:visited-style-name="Visited_20_Internet_20_Link">
630_360_16809...</text:a>
"]</text:p>
      <text:p text:style-name="P4">
Tags: ['гандбол']</text:p>
      <text:p text:style-name="P4">
Type: Article</text:p>
      <!--METADATA-->
      <text:p text:style-name="P4">
<draw:frame draw:style-name="fr1" draw:name="Image355" text:anchor-type="as-char" svg:width="6.9236in" svg:height="3.956343in" draw:z-index="0">
<draw:image xlink:href="../Images/yкринформ/2023-04-08T22-22-00-03-00/630_360_1680981722-937.jpg" xlink:type="simple" xlink:show="embed" xlink:actuate="onLoad" draw:mime-type="image/jpeg"/>
</draw:frame>
 Матч-відповідь відбудеться 11 квітня.</text:p>
      <text:p text:style-name="P4">
Жіноча збірна України у Скоп'є провела перший матч другого раунду кваліфікаціїЧС-2023 проти команди Північної Македонії, передає Укрінформ.</text:p>
      <text:p text:style-name="P4">
Українки виграли на виїзді з рахунком 24:22.</text:p>
      <text:p text:style-name="P4">
За п'ять хвилин до перерви різниця у рахунку склала 8 м'ячів, а на перервукоманди пішли з «+6» на користь збірної України.</text:p>
      <text:p text:style-name="P4">
У другій половині зустрічі македонки заграли агресивніше, їм вдалося зрівнятирахунок, але після цього українки відповіли трьома результативними атаками.</text:p>
      <text:p text:style-name="P4">
За 5 хвилин до сирени збірна Македонії залишилася без головного бомбардира.Рістовська, яка закинула вісім м'ячів у наші ворота, з семиметрового влучила вобличчя Салтанюк, і арбітри вилучили македонку до кінця матчу. У час, щозалишився, українки зуміли довести зустріч до переможного закінчення.</text:p>
      <text:p text:style-name="P4">
Це перший з двох матчів вирішального другого раунду європейської кваліфікації.Матч-відповідь відбудеться 11 квітня.</text:p>
      <text:p text:style-name="P4">
<text:span text:style-name="T4">
Читайте також:</text:span>
 <text:a xlink:type="simple" xlink:href="https://www.ukrinform.ua/rubric-sports/3692661-motor-postupivsa-bitighajmu-u-matci-drugoi-nimeckoi-bundesligi.html" text:style-name="Internet_20_link" text:visited-style-name="Visited_20_Internet_20_Link">
 </text:a>
</text:p>
      <text:p text:style-name="P4">
Як повідомляв Укрінформ, українки востаннє брали участь у чемпіонаті світу у2009 році в Китаї, де посіли 17-ту позицію.</text:p>
      <text:p text:style-name="P4">
Фото: handball.net.ua</text:p>
      <text:p text:style-name="P4">
Source: <text:a xlink:type="simple" xlink:href="https://www.ukrinform.ua/rubric-sports/3693402-zinoca-zbirna-ukraini-z-gandbolu-obigrala-pivnicnu-makedoniu-u-kvalifikacii-cs.html" text:style-name="Internet_20_link" text:visited-style-name="Visited_20_Internet_20_Link">
https://www.ukrinform.ua/rubric-sports/3693402-zinoca-zbirna-ukraini-z-gandbolu-obigrala-pivnicnu-makedoniu-u-kvalifikacii-cs.html</text:a>
</text:p>
      <!--NEWS-->
      <text:h text:style-name="P10" text:outline-level="1">
<text:span text:style-name="T4">
Цінності, за які бореться Україна, близькі кожному народу – Президент</text:span>
</text:h>
      <text:p text:style-name="P4">
Authors: Ukrinform (Person)</text:p>
      <text:p text:style-name="P4">
Publisher: Укринформ (Organization)</text:p>
      <text:p text:style-name="P4">
Published Time: 2023-04-08T22:32:00+03:00</text:p>
      <text:p text:style-name="P4">
Modified Time: 2023-04-08T22:32:00+03:00</text:p>
      <text:p text:style-name="P4">
Description: Безпека і захист від терору – цінності, за які бореться Україна, які близькі кожному народу. — Укрінформ.</text:p>
      <text:p text:style-name="P4">
Images: ["<text:a xlink:type="simple" xlink:href="https://static.ukrinform.com/photos/2023_01/thumb_files/630_360_1674870594-635.jpeg" text:style-name="Internet_20_link" text:visited-style-name="Visited_20_Internet_20_Link">
630_360_16748...</text:a>
"]</text:p>
      <text:p text:style-name="P4">
Tags: ['Зеленський', 'Безпека', 'Війна з росією']</text:p>
      <text:p text:style-name="P4">
Type: Article</text:p>
      <!--METADATA-->
      <text:p text:style-name="P4">
<draw:frame draw:style-name="fr1" draw:name="Image356" text:anchor-type="as-char" svg:width="6.9236in" svg:height="3.956343in" draw:z-index="0">
<draw:image xlink:href="../Images/yкринформ/2023-04-08T22-32-00-03-00/630_360_1674870594-635.jpeg" xlink:type="simple" xlink:show="embed" xlink:actuate="onLoad" draw:mime-type="image/jpeg"/>
</draw:frame>
 Безпека ізахист від терору – цінності, за які бореться Україна, які близькі кожномународу.</text:p>
      <text:p text:style-name="P4">
Як передає Укрінформ, на цьому під час <text:a xlink:type="simple" xlink:href="https://t.me/OP_UA/9201" text:style-name="Internet_20_link" text:visited-style-name="Visited_20_Internet_20_Link">
 </text:a>
 наголосивВолодимир Зеленський.</text:p>
      <text:p text:style-name="P4">
«Продовжив звернення до парламентів світу і вперше звернувся до парламенту вЛатинській Америці, до парламенту Чилі. Насправді цінності, за які ми всіборемося тут, в Україні, близькі кожному народу, незалежно від того, чи далекогеографічно вони від нас. Усі цінують безпеку й захист від <text:a xlink:type="simple" xlink:href="https://www.ukrinform.ua/tag-terorizm" text:style-name="Internet_20_link" text:visited-style-name="Visited_20_Internet_20_Link">
</text:a>
 . Немає такого народу, який биставився схвально до того, що принесла російська окупація: до російськихконцтаборів, депортації наших дітей, до зґвалтування жінок, спалення міст...Що більше світ знатиме про російську агресію, то швидше агресор програє, іспокій повернеться. Повернеться не лише Україні – повернеться всім у світі. Ядякую Чилі за підтримку», - сказав Зеленський.</text:p>
      <text:p text:style-name="P4">
_Відео:<text:a xlink:type="simple" xlink:href="https://www.youtube.com/watch" text:style-name="Internet_20_link" text:visited-style-name="Visited_20_Internet_20_Link">
 </text:a>
 _</text:p>
      <text:p text:style-name="P4">
Він також подякував всім міжнародним партнерам, які допомогли нашій країнізавершити цей тиждень із хорошими новинами. Зокрема, США – за новий, 35-йоборонний пакет, в який увійшли ракети для «Хаймарсів», ракети для ППО,снаряди для артилерії, для захисту від броньованої техніки й інші важливіелементи підтримки. Німеччині – за черговий пакет допомоги обсягом 200 млнєвро інвестицій від місцевих компаній. Данії та Норвегії – за роботу надспільним пакетом допомоги снарядами для української артилерії. Австралії таНової Зеландії – за нові санкційні рішення.</text:p>
      <text:p text:style-name="P4">
<text:span text:style-name="T4">
Читайте також:</text:span>
 <text:a xlink:type="simple" xlink:href="https://www.ukrinform.ua/rubric-polytics/3693394-najvagomisim-rezultatom-cogo-tizna-stali-novi-domovlenosti-u-polsi-zelenskij.html" text:style-name="Internet_20_link" text:visited-style-name="Visited_20_Internet_20_Link">
 <text:span text:style-name="T4">
Зеленський</text:span>
 </text:a>
</text:p>
      <text:p text:style-name="P4">
«Нідерланди оголосили про пакет обсягом більше ніж 270 мільйонів євро. Цедопомога нашому відновленню, гуманітарна, нелетальна підтримка для оборони, атакож – і це дуже важливо – підтримка для справедливості. Для збору доказівросійських злочинів, для створення Реєстру збитків, завданих російськоюагресією. Дякую Нідерландам за те, що на всіх напрямах захисту життя миразом», - наголосив Президент.</text:p>
      <text:p text:style-name="P4">
Як повідомлялося, Уряд Сполучених Штатів оголосив про виділення новогомасштабного пакета допомоги Україні у сфері безпеки й оборони загальноювартістю $2,6 мільярда. Зокрема, перша частина вартістю пів мільярда доларівбуде відправлена в Україну негайно та включатиме переважно боєприпаси та іншінеобхідні поставки.</text:p>
      <text:p text:style-name="P4">
<text:span text:style-name="T5">
Фото: ОП</text:span>
</text:p>
      <text:p text:style-name="P4">
Source: <text:a xlink:type="simple" xlink:href="https://www.ukrinform.ua/rubric-ato/3693403-cinnosti-za-aki-boretsa-ukraina-blizki-koznomu-narodu-prezident.html" text:style-name="Internet_20_link" text:visited-style-name="Visited_20_Internet_20_Link">
https://www.ukrinform.ua/rubric-ato/3693403-cinnosti-za-aki-boretsa-ukraina-blizki-koznomu-narodu-prezident.html</text:a>
</text:p>
      <!--NEWS-->
      <text:h text:style-name="P10" text:outline-level="1">
<text:span text:style-name="T4">
Сирський показав, як українська артилерія нищить ворога</text:span>
</text:h>
      <text:p text:style-name="P4">
Authors: Ukrinform (Person)</text:p>
      <text:p text:style-name="P4">
Publisher: Укринформ (Organization)</text:p>
      <text:p text:style-name="P4">
Published Time: 2023-04-08T22:52:00+03:00</text:p>
      <text:p text:style-name="P4">
Modified Time: 2023-04-08T22:52:00+03:00</text:p>
      <text:p text:style-name="P4">
Description: Українська артилерія знищує тисячі російських солдатів й одиниць ворожої техніки, вправно поєднуючи іноземну зброю з вітчизняними артилерійськими системами. — Укрінформ.</text:p>
      <text:p text:style-name="P4">
Images: ["<text:a xlink:type="simple" xlink:href="https://static.ukrinform.com/photos/2020_12/thumb_files/630_360_1607688700-694.jpg" text:style-name="Internet_20_link" text:visited-style-name="Visited_20_Internet_20_Link">
630_360_16076...</text:a>
"]</text:p>
      <text:p text:style-name="P4">
Tags: ['Відеоролик', 'Сирський', 'Війна з росією', 'Артилерія']</text:p>
      <text:p text:style-name="P4">
Type: Article</text:p>
      <!--METADATA-->
      <text:p text:style-name="P4">
<draw:frame draw:style-name="fr1" draw:name="Image357" text:anchor-type="as-char" svg:width="6.9236in" svg:height="3.956343in" draw:z-index="0">
<draw:image xlink:href="../Images/yкринформ/2023-04-08T22-52-00-03-00/630_360_1607688700-694.jpg" xlink:type="simple" xlink:show="embed" xlink:actuate="onLoad" draw:mime-type="image/jpeg"/>
</draw:frame>
 Українськаартилерія знищує тисячі російських солдатів й одиниць ворожої техніки, вправнопоєднуючи іноземну зброю з вітчизняними артилерійськими системами.</text:p>
      <text:p text:style-name="P4">
Про це командувач Сухопутних військ Збройних сил України генерал-полковникОлександр Сирський зазначив у <text:a xlink:type="simple" xlink:href="https://t.me/osirskiy/34" text:style-name="Internet_20_link" text:visited-style-name="Visited_20_Internet_20_Link">
 </text:a>
 , передаєУкрінформ.</text:p>
      <text:p text:style-name="P4">
"Сьогодні <text:a xlink:type="simple" xlink:href="https://www.ukrinform.ua/tag-ukraina" text:style-name="Internet_20_link" text:visited-style-name="Visited_20_Internet_20_Link">
 </text:a>
 артилерія доводить своюефективність. Вона знищує тисячі одиниць солдатів та техніки противника. Порядз іноземною зброєю, українські воїни вправно поєднують вітчизняніартилерійські системи, якими вражають ворожі об’єкти на полі бою", — написаввін.</text:p>
      <text:p text:style-name="P4">
Зокрема, командувач відзначив 27-у, 43-ю і 107-у реактивні й артилерійськібригади. За словами Сирського, вони неодноразово доводили свою продуктивність,надаючи потужну вогневу підтримку під час проведення різних військовихоперацій.</text:p>
      <text:p text:style-name="P4">
<text:span text:style-name="T4">
Читайте також:</text:span>
 <text:a xlink:type="simple" xlink:href="https://www.ukrinform.ua/rubric-ato/3693341-zaluznij-pokazav-ak-polski-gaubici-krab-vikonuut-bojovi-zavdanna.html" text:style-name="Internet_20_link" text:visited-style-name="Visited_20_Internet_20_Link">
 </text:a>
</text:p>
      <text:p text:style-name="P4">
Як повідомляв <text:a xlink:type="simple" xlink:href="https://www.ukrinform.ua/rubric-ato/3693355-ukrainska-aviacia-za-dobu-zavdala-visim-udariv-po-rajonah-skupcenna-vijsk-rf.html" text:style-name="Internet_20_link" text:visited-style-name="Visited_20_Internet_20_Link">
 </text:a>
 ,підрозділи українських ракетних військ й артилерії за добу уразили позиціюзасобів протиповітряної оборони, три станції радіоелектронної боротьби, дварайони зосередження живої сили, озброєння і військової техніки росіян та складворожих боєприпасів.</text:p>
      <text:p text:style-name="P4">
Source: <text:a xlink:type="simple" xlink:href="https://www.ukrinform.ua/rubric-ato/3693383-sirskij-pokazav-ak-ukrainska-artileria-nisit-voroga.html" text:style-name="Internet_20_link" text:visited-style-name="Visited_20_Internet_20_Link">
https://www.ukrinform.ua/rubric-ato/3693383-sirskij-pokazav-ak-ukrainska-artileria-nisit-voroga.html</text:a>
</text:p>
      <!--NEWS-->
      <text:h text:style-name="P10" text:outline-level="1">
<text:span text:style-name="T4">
Лише разом з Україною Альянс буде гарантувати справжній захист Європі - Зеленський</text:span>
</text:h>
      <text:p text:style-name="P4">
Authors: Ukrinform (Person)</text:p>
      <text:p text:style-name="P4">
Publisher: Укринформ (Organization)</text:p>
      <text:p text:style-name="P4">
Published Time: 2023-04-08T23:10:00+03:00</text:p>
      <text:p text:style-name="P4">
Modified Time: 2023-04-08T23:10:00+03:00</text:p>
      <text:p text:style-name="P4">
Description: Рішення парламенту Литви щодо офіційного запрошення України приєднатися до НАТО вже найближчими тижнями матиме продовження.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Євросоюз', 'Литва', 'НАТО', 'Україна', 'Агресія РФ', 'Зеленський']</text:p>
      <text:p text:style-name="P4">
Type: Article</text:p>
      <!--METADATA-->
      <text:p text:style-name="P4">
<draw:frame draw:style-name="fr1" draw:name="Image358" text:anchor-type="as-char" svg:width="6.9236in" svg:height="3.956343in" draw:z-index="0">
<draw:image xlink:href="../Images/yкринформ/2023-04-08T23-10-00-03-00/630_360_1679682020-565.jpeg" xlink:type="simple" xlink:show="embed" xlink:actuate="onLoad" draw:mime-type="image/jpeg"/>
</draw:frame>
 Рішенняпарламенту Литви щодо офіційного запрошення України приєднатися до НАТО вженайближчими тижнями матиме продовження.</text:p>
      <text:p text:style-name="P4">
Про це у своєму вечірньому <text:a xlink:type="simple" xlink:href="https://www.youtube.com/watch" text:style-name="Internet_20_link" text:visited-style-name="Visited_20_Internet_20_Link">
 </text:a>
повідомив Володимир Зеленський, передає Укрінформ.</text:p>
      <text:p text:style-name="P4">
_<text:span text:style-name="T4">
Відео</text:span>
 : <text:a xlink:type="simple" xlink:href="https://t.me/OP_UA/9201" text:style-name="Internet_20_link" text:visited-style-name="Visited_20_Internet_20_Link">
 </text:a>
 _</text:p>
      <text:p text:style-name="P4">
«Дуже важливе рішення ухвалено цього тижня у Литві – щодо головних очікуваньвід саміту НАТО, який запланований у Вільнюсі. Литовський Сеймас визнавнеобхідність запросити Україну стати членом НАТО – запросити саме цього року,на саміті у Вільнюсі», - сказав <text:a xlink:type="simple" xlink:href="https://www.ukrinform.ua/tag-zelenskij" text:style-name="Internet_20_link" text:visited-style-name="Visited_20_Internet_20_Link">
 </text:a>
 .</text:p>
      <text:p text:style-name="P4">
Він підкреслив, що лише разом з нашою країною Альянс буде гарантуватисправжній захист Європі від будь-якого посягання – на життя народів, на наявнікордони й міжнародний порядок, заснований на правилах.</text:p>
      <text:p text:style-name="P4">
<text:span text:style-name="T4">
Читайте також:</text:span>
 <text:a xlink:type="simple" xlink:href="https://www.ukrinform.ua/rubric-world/3691469-finlandia-oficijno-stala-clenom-nato.html" text:style-name="Internet_20_link" text:visited-style-name="Visited_20_Internet_20_Link">
 <text:span text:style-name="T4">
Фінляндія</text:span>
 </text:a>
</text:p>
      <text:p text:style-name="P4">
«Це рішення литовського Сеймасу матиме продовження найближчими тижнями ймісяцями. Уже працюємо над цим», - пообіцяв Зеленський.</text:p>
      <text:p text:style-name="P4">
Як повідомлялося, парламент Литви ухвалив резолюцію до літнього саміту НАТО уВільнюсі, яка включає офіційне запрошення Україні приєднатися до Альянсу.Відповідно до резолюції, представленої представниками різних політичних груп упарламентських комітетах із закордонних справ та національної безпеки йоборони, це буде стратегічним рішенням НАТО щодо прагнення миру в Україні таЄвропі.</text:p>
      <text:p text:style-name="P4">
<text:span text:style-name="T5">
Фото: Офіс Президента</text:span>
</text:p>
      <text:p text:style-name="P4">
Source: <text:a xlink:type="simple" xlink:href="https://www.ukrinform.ua/rubric-polytics/3693398-lise-razom-z-ukrainou-alans-bude-garantuvati-spravznij-zahist-evropi-prezident.html" text:style-name="Internet_20_link" text:visited-style-name="Visited_20_Internet_20_Link">
https://www.ukrinform.ua/rubric-polytics/3693398-lise-razom-z-ukrainou-alans-bude-garantuvati-spravznij-zahist-evropi-prezident.html</text:a>
</text:p>
      <!--NEWS-->
      <text:h text:style-name="P10" text:outline-level="1">
<text:span text:style-name="T4">
Джоел Ембіід достроково став найкращим бомбардиром НБА</text:span>
</text:h>
      <text:p text:style-name="P4">
Authors: Ukrinform (Person)</text:p>
      <text:p text:style-name="P4">
Publisher: Укринформ (Organization)</text:p>
      <text:p text:style-name="P4">
Published Time: 2023-04-08T23:17:21+03:00</text:p>
      <text:p text:style-name="P4">
Modified Time: 2023-04-08T23:17:21+03:00</text:p>
      <text:p text:style-name="P4">
Description: Це досягнення йому підкорилось вдруге поспіль. — Укрінформ.</text:p>
      <text:p text:style-name="P4">
Images: ["<text:a xlink:type="simple" xlink:href="https://static.ukrinform.com/photos/2023_04/thumb_files/630_360_1680984924-962.jpg" text:style-name="Internet_20_link" text:visited-style-name="Visited_20_Internet_20_Link">
630_360_16809...</text:a>
"]</text:p>
      <text:p text:style-name="P4">
Tags: ['НБА']</text:p>
      <text:p text:style-name="P4">
Type: Article</text:p>
      <!--METADATA-->
      <text:p text:style-name="P4">
<draw:frame draw:style-name="fr1" draw:name="Image359" text:anchor-type="as-char" svg:width="6.9236in" svg:height="3.956343in" draw:z-index="0">
<draw:image xlink:href="../Images/yкринформ/2023-04-08T23-17-21-03-00/630_360_1680984924-962.jpg" xlink:type="simple" xlink:show="embed" xlink:actuate="onLoad" draw:mime-type="image/jpeg"/>
</draw:frame>
 Цедосягнення йому підкорилось вдруге поспіль.</text:p>
      <text:p text:style-name="P4">
Центровий «Філадельфії» Джоел Ембіід достроково став найкращим бомбардиромсезону-2022/23, <text:a xlink:type="simple" xlink:href="https://twitter.com/ESPNStatsInfo/status/1644528749096960000" text:style-name="Internet_20_link" text:visited-style-name="Visited_20_Internet_20_Link">
</text:a>
 ESPN Stats &amp;Info, передає Укрінформ.</text:p>
      <text:p text:style-name="P4">
Це сталося завдяки тому, що Лука Дончич завершить сезон з середнім показником32,4 очка. Показник результативності Ембііда не опуститься нижче 32,6 очка.</text:p>
      <text:p text:style-name="P4">
Наразі його результативність становить 33,1 очка.</text:p>
      <text:p text:style-name="P4">
Ембіід стане першим центровим, який двічі поспіль вигравав звання найкращогобомбардира з тих пір, як Боб Макаду зробив це тричі поспіль (1974-76).</text:p>
      <text:p text:style-name="P4">
<text:span text:style-name="T4">
Читайте також:</text:span>
 <text:a xlink:type="simple" xlink:href="https://www.ukrinform.ua/rubric-sports/3693163-nba-mihajluk-najrezultativnisij-gravec-sarlott-u-gri-z-gustonom.html" text:style-name="Internet_20_link" text:visited-style-name="Visited_20_Internet_20_Link">
 <text:span text:style-name="T4">
НБА</text:span>
 </text:a>
</text:p>
      <text:p text:style-name="P4">
Як повідомляв Укрінформ, Святослав Михайлюк став найрезультативнішим гравцемсвого клубу у матчі з «Г’юстоном»</text:p>
      <text:p text:style-name="P4">
Фото: Getty Image</text:p>
      <text:p text:style-name="P4">
Source: <text:a xlink:type="simple" xlink:href="https://www.ukrinform.ua/rubric-sports/3693406-dzoel-embiid-dostrokovo-stav-najkrasim-bombardirom-nba.html" text:style-name="Internet_20_link" text:visited-style-name="Visited_20_Internet_20_Link">
https://www.ukrinform.ua/rubric-sports/3693406-dzoel-embiid-dostrokovo-stav-najkrasim-bombardirom-nba.html</text:a>
</text:p>
      <!--NEWS-->
      <text:h text:style-name="P10" text:outline-level="1">
<text:span text:style-name="T4">
Демократичний світ має переозброїтися з урахуванням висунутих йому загроз - експерт</text:span>
</text:h>
      <text:p text:style-name="P4">
Authors: Ukrinform (Person)</text:p>
      <text:p text:style-name="P4">
Publisher: Укринформ (Organization)</text:p>
      <text:p text:style-name="P4">
Published Time: 2023-04-08T23:31:00+03:00</text:p>
      <text:p text:style-name="P4">
Modified Time: 2023-04-08T23:31:00+03:00</text:p>
      <text:p text:style-name="P4">
Description: Заступник міністра закордонних справ Литви Мантас Адоменас вважає, що, крім військової допомоги Україні, демократичний світ сам потребує оперативного переозброєння та переоснащення своєї економіки з урахуванням тих загроз, які висуває йому блок антидемократичних країн. — Укрінформ.</text:p>
      <text:p text:style-name="P4">
Images: ["<text:a xlink:type="simple" xlink:href="https://static.ukrinform.com/photos/2023_04/thumb_files/630_360_1680956927-823.jpg" text:style-name="Internet_20_link" text:visited-style-name="Visited_20_Internet_20_Link">
630_360_16809...</text:a>
"]</text:p>
      <text:p text:style-name="P4">
Tags: ['Литва', 'Світ', 'Безпека']</text:p>
      <text:p text:style-name="P4">
Type: Article</text:p>
      <!--METADATA-->
      <text:p text:style-name="P4">
<draw:frame draw:style-name="fr1" draw:name="Image360" text:anchor-type="as-char" svg:width="6.9236in" svg:height="3.956343in" draw:z-index="0">
<draw:image xlink:href="../Images/yкринформ/2023-04-08T23-31-00-03-00/630_360_1680956927-823.jpg" xlink:type="simple" xlink:show="embed" xlink:actuate="onLoad" draw:mime-type="image/jpeg"/>
</draw:frame>
 Заступникміністра закордонних справ Литви Мантас Адоменас вважає, що, крім військовоїдопомоги Україні, демократичний світ сам потребує оперативного переозброєннята переоснащення своєї економіки з урахуванням тих загроз, які висуває йомублок антидемократичних країн.</text:p>
      <text:p text:style-name="P4">
Таку думку Адоменас висловив в <text:a xlink:type="simple" xlink:href="https://www.ukrinform.ua/rubric-polytics/3693294-mantas-adomenas-zastupnik-glavi-mzs-litvi.html" text:style-name="Internet_20_link" text:visited-style-name="Visited_20_Internet_20_Link">
 </text:a>
 .</text:p>
      <text:p text:style-name="P4">
«Переозброєння, переоснащення (крім України - ред.) потрібні й самому вільномусвіту, який 30 років думав, ніби має якісь канікули в історії, коли він можевідпочити і розслабитися. Це було помилкове розуміння, що глобальнихконфліктів більше не буде. Потрібно зрозуміти, що зараз усе це кардинальнозмінюється. Тож ми, демократичні країни, маємо переозброїтися», - сказавАдоменас.</text:p>
      <text:p text:style-name="P4">
Він додав, що демократичний світ має мобілізуватися у різних сферах, у томучислі – в економічному плані, а також – налагоджуючи військову економіку,удосконалюючи військову логістику.</text:p>
      <text:p text:style-name="P4">
<text:span text:style-name="T4">
Читайте також:</text:span>
 <text:a xlink:type="simple" xlink:href="https://www.ukrinform.ua/rubric-ato/3688271-putin-brazkae-adernou-zbroeu-vid-rozpacu-pered-kontrnastupom-zsu-linkavicus.html" text:style-name="Internet_20_link" text:visited-style-name="Visited_20_Internet_20_Link">
 <text:span text:style-name="T4">
Лінкявічюс</text:span>
 </text:a>
</text:p>
      <text:p text:style-name="P4">
На думку <text:a xlink:type="simple" xlink:href="https://www.ukrinform.ua/tag-litva" text:style-name="Internet_20_link" text:visited-style-name="Visited_20_Internet_20_Link">
 </text:a>
 дипломата, процес переходуекономіки демократичних країн до режиму, який враховує загрозу війні, почався,але він рухається надто повільно. З позитивних факторів - прийшло розуміння,що західні країни мають диверсифікувати свої ланцюги постачанняенергоресурсів, інших матеріалів.</text:p>
      <text:p text:style-name="P4">
При цьому Адоменас вважає, що концепт «диверсифікації», «зниження залежності»в наявних умовах недостатній. На зміну йому має прийти усвідомлення, що умови«миру, який дає вигоду всім» взагалі закінчилися. «Треба готуватися до новоїфази міжнародних відносин. Вони характеризуватимуться набагато більшим рівнемагресивності, непередбачуваності та взагалі – присутністю війни або їїзагрозою», - пояснює Адоменас.</text:p>
      <text:p text:style-name="P4">
На його думку, все це необхідно, оскільки йде формування блокуантидемократичних країн, які бажають піддати ревізії світоустрій, заснованийна правилах, що існували останніми десятиріччями.</text:p>
      <text:p text:style-name="P4">
<text:span text:style-name="T4">
Читайте також:</text:span>
 <text:a xlink:type="simple" xlink:href="https://www.ukrinform.ua/rubric-polytics/3693398-lise-razom-z-ukrainou-alans-bude-garantuvati-spravznij-zahist-evropi-prezident.html" text:style-name="Internet_20_link" text:visited-style-name="Visited_20_Internet_20_Link">
 </text:a>
</text:p>
      <text:p text:style-name="P4">
Як повідомляв Укрінформ, заступник міністра закордонних справ Литви МантасАдоменас також дав <text:a xlink:type="simple" xlink:href="https://www.ukrinform.ua/rubric-polytics/3693286-mzs-litvi-pragne-konkretnih-krokiv-z-integracii-ukraini-v-nato-na-samiti-u-vilnusi.html" text:style-name="Internet_20_link" text:visited-style-name="Visited_20_Internet_20_Link">
 </text:a>
 Вільнюського саміту НАТО (11-12 липня 2023 року) - якщо на ньомустанеться явний поступ на політичному треку з інтеграції України до Альянсу.</text:p>
      <text:p text:style-name="P4">
Source: <text:a xlink:type="simple" xlink:href="https://www.ukrinform.ua/rubric-world/3693409-demokraticnij-svit-mae-pereozbroitisa-z-urahuvannam-visunutih-jomu-zagroz-ekspert.html" text:style-name="Internet_20_link" text:visited-style-name="Visited_20_Internet_20_Link">
https://www.ukrinform.ua/rubric-world/3693409-demokraticnij-svit-mae-pereozbroitisa-z-urahuvannam-visunutih-jomu-zagroz-ekspert.html</text:a>
</text:p>
      <!--NEWS-->
      <text:h text:style-name="P10" text:outline-level="1">
<text:span text:style-name="T4">
СБУ ліквідувала ще три схеми ухилення від мобілізації</text:span>
</text:h>
      <text:p text:style-name="P4">
Authors: Ukrinform (Person)</text:p>
      <text:p text:style-name="P4">
Publisher: Укринформ (Organization)</text:p>
      <text:p text:style-name="P4">
Published Time: 2023-04-08T23:52:00+03:00</text:p>
      <text:p text:style-name="P4">
Modified Time: 2023-04-08T23:52:00+03:00</text:p>
      <text:p text:style-name="P4">
Description: Служба безпеки України заблокувала ще три схеми ухилення українських громадян від мобілізації в умовах війни. — Укрінформ.</text:p>
      <text:p text:style-name="P4">
Images: ["<text:a xlink:type="simple" xlink:href="https://static.ukrinform.com/photos/2023_04/thumb_files/630_360_1680988320-3925.jpeg" text:style-name="Internet_20_link" text:visited-style-name="Visited_20_Internet_20_Link">
630_360_16809...</text:a>
", "<text:a xlink:type="simple" xlink:href="https://static.ukrinform.com/photos/2023_04/thumb_files/630_360_1680988321-8716.jpeg" text:style-name="Internet_20_link" text:visited-style-name="Visited_20_Internet_20_Link">
630_360_16809...</text:a>
", "<text:a xlink:type="simple" xlink:href="https://static.ukrinform.com/photos/2023_04/thumb_files/630_360_1680988321-8111.jpeg" text:style-name="Internet_20_link" text:visited-style-name="Visited_20_Internet_20_Link">
630_360_16809...</text:a>
", "<text:a xlink:type="simple" xlink:href="https://static.ukrinform.com/photos/2023_04/thumb_files/630_360_1680988321-2359.jpeg" text:style-name="Internet_20_link" text:visited-style-name="Visited_20_Internet_20_Link">
630_360_16809...</text:a>
", "<text:a xlink:type="simple" xlink:href="https://static.ukrinform.com/photos/2023_04/thumb_files/630_360_1680988321-6290.jpeg" text:style-name="Internet_20_link" text:visited-style-name="Visited_20_Internet_20_Link">
630_360_16809...</text:a>
", "<text:a xlink:type="simple" xlink:href="https://static.ukrinform.com/photos/2023_04/thumb_files/630_360_1680988321-6033.jpeg" text:style-name="Internet_20_link" text:visited-style-name="Visited_20_Internet_20_Link">
630_360_16809...</text:a>
", "<text:a xlink:type="simple" xlink:href="https://static.ukrinform.com/photos/2023_04/thumb_files/630_360_1680988321-3142.jpeg" text:style-name="Internet_20_link" text:visited-style-name="Visited_20_Internet_20_Link">
630_360_16809...</text:a>
", "<text:a xlink:type="simple" xlink:href="https://static.ukrinform.com/photos/2023_04/thumb_files/630_360_1680988321-6631.jpeg" text:style-name="Internet_20_link" text:visited-style-name="Visited_20_Internet_20_Link">
630_360_16809...</text:a>
"]</text:p>
      <text:p text:style-name="P4">
Tags: ['Мобілізація', 'СБУ', 'Війна з росією']</text:p>
      <text:p text:style-name="P4">
Type: Article</text:p>
      <!--METADATA-->
      <text:p text:style-name="P4">
<draw:frame draw:style-name="fr1" draw:name="Image361" text:anchor-type="as-char" svg:width="6.9236in" svg:height="3.956343in" draw:z-index="0">
<draw:image xlink:href="../Images/yкринформ/2023-04-08T23-52-00-03-00/630_360_1680988320-3925.jpeg" xlink:type="simple" xlink:show="embed" xlink:actuate="onLoad" draw:mime-type="image/jpeg"/>
</draw:frame>
 Службабезпеки України заблокувала ще три схеми ухилення українських громадян відмобілізації в умовах війни.</text:p>
      <text:p text:style-name="P4">
Як передає Укрінформ, про це СБУ повідомляє у <text:a xlink:type="simple" xlink:href="https://t.me/SBUkr/7865" text:style-name="Internet_20_link" text:visited-style-name="Visited_20_Internet_20_Link">
</text:a>
 .</text:p>
      <text:p text:style-name="P4">
<draw:frame draw:style-name="fr1" draw:name="Image362" text:anchor-type="as-char" svg:width="6.9236in" svg:height="3.956343in" draw:z-index="0">
<draw:image xlink:href="../Images/yкринформ/2023-04-08T23-52-00-03-00/630_360_1680988320-3925.jpeg" xlink:type="simple" xlink:show="embed" xlink:actuate="onLoad" draw:mime-type="image/jpeg"/>
</draw:frame>
 СБУліквідувала ще три схеми ухилення від мобілізації/Фото: СБУ  <text:a xlink:type="simple" xlink:href="https://static.ukrinform.com/photos/2023_04/1680988320-3925.jpeg" text:style-name="Internet_20_link" text:visited-style-name="Visited_20_Internet_20_Link">
<draw:frame draw:style-name="fr1" draw:name="Image363" text:anchor-type="as-char" svg:width="6.9236in" svg:height="3.956343in" draw:z-index="0">
<draw:image xlink:href="../Images/yкринформ/2023-04-08T23-52-00-03-00/630_360_1680988320-3925.jpeg" xlink:type="simple" xlink:show="embed" xlink:actuate="onLoad" draw:mime-type="image/jpeg"/>
</draw:frame>
</text:a>
 <text:a xlink:type="simple" xlink:href="https://static.ukrinform.com/photos/2023_04/1680988321-8716.jpeg" text:style-name="Internet_20_link" text:visited-style-name="Visited_20_Internet_20_Link">
<draw:frame draw:style-name="fr1" draw:name="Image364" text:anchor-type="as-char" svg:width="6.9236in" svg:height="3.956343in" draw:z-index="0">
<draw:image xlink:href="../Images/yкринформ/2023-04-08T23-52-00-03-00/630_360_1680988321-8716.jpeg" xlink:type="simple" xlink:show="embed" xlink:actuate="onLoad" draw:mime-type="image/jpeg"/>
</draw:frame>
</text:a>
 <text:a xlink:type="simple" xlink:href="https://static.ukrinform.com/photos/2023_04/1680988321-8111.jpeg" text:style-name="Internet_20_link" text:visited-style-name="Visited_20_Internet_20_Link">
<draw:frame draw:style-name="fr1" draw:name="Image365" text:anchor-type="as-char" svg:width="6.9236in" svg:height="3.956343in" draw:z-index="0">
<draw:image xlink:href="../Images/yкринформ/2023-04-08T23-52-00-03-00/630_360_1680988321-8111.jpeg" xlink:type="simple" xlink:show="embed" xlink:actuate="onLoad" draw:mime-type="image/jpeg"/>
</draw:frame>
</text:a>
 <text:a xlink:type="simple" xlink:href="https://static.ukrinform.com/photos/2023_04/1680988321-2359.jpeg" text:style-name="Internet_20_link" text:visited-style-name="Visited_20_Internet_20_Link">
<draw:frame draw:style-name="fr1" draw:name="Image366" text:anchor-type="as-char" svg:width="6.9236in" svg:height="3.956343in" draw:z-index="0">
<draw:image xlink:href="../Images/yкринформ/2023-04-08T23-52-00-03-00/630_360_1680988321-2359.jpeg" xlink:type="simple" xlink:show="embed" xlink:actuate="onLoad" draw:mime-type="image/jpeg"/>
</draw:frame>
</text:a>
 <text:a xlink:type="simple" xlink:href="https://static.ukrinform.com/photos/2023_04/1680988321-6290.jpeg" text:style-name="Internet_20_link" text:visited-style-name="Visited_20_Internet_20_Link">
<draw:frame draw:style-name="fr1" draw:name="Image367" text:anchor-type="as-char" svg:width="6.9236in" svg:height="3.956343in" draw:z-index="0">
<draw:image xlink:href="../Images/yкринформ/2023-04-08T23-52-00-03-00/630_360_1680988321-6290.jpeg" xlink:type="simple" xlink:show="embed" xlink:actuate="onLoad" draw:mime-type="image/jpeg"/>
</draw:frame>
</text:a>
 <text:a xlink:type="simple" xlink:href="https://static.ukrinform.com/photos/2023_04/1680988321-6033.jpeg" text:style-name="Internet_20_link" text:visited-style-name="Visited_20_Internet_20_Link">
<draw:frame draw:style-name="fr1" draw:name="Image368" text:anchor-type="as-char" svg:width="6.9236in" svg:height="3.956343in" draw:z-index="0">
<draw:image xlink:href="../Images/yкринформ/2023-04-08T23-52-00-03-00/630_360_1680988321-6033.jpeg" xlink:type="simple" xlink:show="embed" xlink:actuate="onLoad" draw:mime-type="image/jpeg"/>
</draw:frame>
</text:a>
 <text:a xlink:type="simple" xlink:href="https://static.ukrinform.com/photos/2023_04/1680988321-3142.jpeg" text:style-name="Internet_20_link" text:visited-style-name="Visited_20_Internet_20_Link">
<draw:frame draw:style-name="fr1" draw:name="Image369" text:anchor-type="as-char" svg:width="6.9236in" svg:height="3.956343in" draw:z-index="0">
<draw:image xlink:href="../Images/yкринформ/2023-04-08T23-52-00-03-00/630_360_1680988321-3142.jpeg" xlink:type="simple" xlink:show="embed" xlink:actuate="onLoad" draw:mime-type="image/jpeg"/>
</draw:frame>
</text:a>
 <text:a xlink:type="simple" xlink:href="https://static.ukrinform.com/photos/2023_04/1680988321-6631.jpeg" text:style-name="Internet_20_link" text:visited-style-name="Visited_20_Internet_20_Link">
<draw:frame draw:style-name="fr1" draw:name="Image370" text:anchor-type="as-char" svg:width="6.9236in" svg:height="3.956343in" draw:z-index="0">
<draw:image xlink:href="../Images/yкринформ/2023-04-08T23-52-00-03-00/630_360_1680988321-6631.jpeg" xlink:type="simple" xlink:show="embed" xlink:actuate="onLoad" draw:mime-type="image/jpeg"/>
</draw:frame>
</text:a>
</text:p>
      <text:p text:style-name="P4">
«У результаті слідчо-оперативних заходів повідомлено про підозру п'ятьоморганізаторам оборудок. Вони пропонували військовозобов’язаним уникнути <text:a xlink:type="simple" xlink:href="https://www.ukrinform.ua/tag-mobilizacia" text:style-name="Internet_20_link" text:visited-style-name="Visited_20_Internet_20_Link">
</text:a>
 на підставі підроблених документівта шляхом нелегального перетину кордону», - ідеться в повідомленні.</text:p>
      <text:p text:style-name="P4">
Вартість «послуг» становила від 3 до 6 тис. доларів. Сума залежала відтерміновості «вирішення питання».</text:p>
      <text:p text:style-name="P4">
Так, у Києві співробітники СБУ викрили дві злочинні схеми. Першу - організувавголова військово-лікарської комісії одного із районів столиці.</text:p>
      <text:p text:style-name="P4">
<text:span text:style-name="T4">
Читайте також:</text:span>
 <text:a xlink:type="simple" xlink:href="https://www.ukrinform.ua/rubric-regions/3690450-na-odesini-perekrili-kanal-vteci-uhilantiv-do-moldovi.html" text:style-name="Internet_20_link" text:visited-style-name="Visited_20_Internet_20_Link">
 </text:a>
</text:p>
      <text:p text:style-name="P4">
За гроші він безпідставно оформляв своїм «клієнтам» документи про зняття звійськового обліку за станом здоров’я.</text:p>
      <text:p text:style-name="P4">
Зловмиснику повідомили про підозру за ч. 3 ст. 368 Кримінального кодексуУкраїни (прийняття пропозиції, обіцянки або одержання неправомірної вигодислужбовою особою).</text:p>
      <text:p text:style-name="P4">
Іншу схему налагодив керівник псевдоблагодійної організації, який пропонувавгромадянам виїхати за межі України як водії гуманітарних перевезень. Йогоспільницю СБУ викрила ще у грудні 2022 року.</text:p>
      <text:p text:style-name="P4">
Крім того, у Закарпатській області затримали адвоката і власницю готелю, якасама підшукувала «кандидатів» на втечу за кордон.</text:p>
      <text:p text:style-name="P4">
Зловмисники намагались приховано переправити військовозобов’язаних доЄвросоюзу поза контрольно-пропускними пунктами.</text:p>
      <text:p text:style-name="P4">
<text:span text:style-name="T4">
Читайте також:</text:span>
 <text:a xlink:type="simple" xlink:href="https://www.ukrinform.ua/rubric-society/3686440-sbu-likviduvala-14-novih-shem-viizdu-uhilantiv-za-kordon.html" text:style-name="Internet_20_link" text:visited-style-name="Visited_20_Internet_20_Link">
 </text:a>
</text:p>
      <text:p text:style-name="P4">
Фігурантам повідомили про підозру за двома статтями Кримінального кодексуУкраїни: ч. 1 ст. 114-1 (перешкоджання законній діяльності ЗСУ та іншихвійськових формувань); ч. 3 ст. 332 (незаконне переправлення осіб черездержавний кордон України).</text:p>
      <text:p text:style-name="P4">
Як повідомляв Укрінформ, співробітники Державної прикордонної служби щодобизатримують близько 20 осіб за спробу незаконно перетнути кордон. На початкуповномасштабного вторгнення росії таких порушників було 60-70 щодня.</text:p>
      <text:p text:style-name="P4">
Source: <text:a xlink:type="simple" xlink:href="https://www.ukrinform.ua/rubric-society/3693411-sbu-likviduvala-se-tri-shemi-uhilenna-vid-mobilizacii.html" text:style-name="Internet_20_link" text:visited-style-name="Visited_20_Internet_20_Link">
https://www.ukrinform.ua/rubric-society/3693411-sbu-likviduvala-se-tri-shemi-uhilenna-vid-mobilizacii.html</text:a>
</text:p>
      <!--NEWS-->
      <text:h text:style-name="P10" text:outline-level="1">
<text:span text:style-name="T4">
У Києві вшанували спортсменів, які загинули через війну</text:span>
</text:h>
      <text:p text:style-name="P4">
Author: ['АРМІЯINFORM']</text:p>
      <text:p text:style-name="P4">
Time: 2023-04-08T59:00:00-04:00</text:p>
      <text:p text:style-name="P4">
Description: Акція пам’яті пройшла у «Кличко Експо» на НСК «Олімпійський». Під портретами розміст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text:p>
      <text:p text:style-name="P4">
Tags: []</text:p>
      <text:p text:style-name="P4">
Category: News</text:p>
      <!--METADATA-->
      <text:p text:style-name="P4">
<draw:frame draw:style-name="fr1" draw:name="Image371" text:anchor-type="as-char" svg:width="6.9236in" svg:height="4.615733in" draw:z-index="0">
<draw:image xlink:href="../Images/AРМІЯINFORM/2023-04-08T59-00-00-04-00/photo_2023-04-07_14-00-22.jpg" xlink:type="simple" xlink:show="embed" xlink:actuate="onLoad" draw:mime-type="image/jpeg"/>
</draw:frame>
</text:p>
      <text:p text:style-name="P4">
Акція пам’яті пройшла у «Кличко Експо» на НСК «Олімпійський». Під портретамирозмістили інсталяцію з взуттям. Серед них є одна боксерська рукавичка.Особисті речі належать спортсменам та тренерам, які загинули через російськуокупацію, ворожі обстріли або ж захищали Україну на полі бою.</text:p>
      <text:p text:style-name="P4">
Про це<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повідомляє</text:a>
Вечірній Київ.<draw:frame draw:style-name="fr1" draw:name="Image372" text:anchor-type="as-char" svg:width="6.9236in" svg:height="4.61393in" draw:z-index="0">
<draw:image xlink:href="../Images/AРМІЯINFORM/2023-04-08T59-00-00-04-00/642ee1d07a750.jpg" xlink:type="simple" xlink:show="embed" xlink:actuate="onLoad" draw:mime-type="image/jpeg"/>
</draw:frame>
</text:p>
      <text:p text:style-name="P4">
Як наголосила директорка Департаменту молоді та спорту КМДА Юлія Хан,російська військова агресія на території України несе суцільну руйнацію тасмерть.</text:p>
      <text:p text:style-name="P4">
«Серед загиблих — чемпіони світу, Європи, багаторазові переможці національнихпершостей з олімпійських та неолімпійських видів спорту. Тут також є історіїветеранів спорту та тих, хто тільки починали свій спортивний шлях. Неможливонавіть уявити скільки всього вони б ще встигли зробити, якби війна не забралав них життя», — розповіла Юлія Хан.</text:p>
      <text:p text:style-name="P4">
Ніна Семенівна втратила на війні сина. Вадим Зеленюк загинув на Донеччині підчас виконання бойового завдання, прикриваючи товаришів. Він був бронзовимпризером чемпіонату світу з бойового самбо та чемпіоном Європи зуніверсального бою. На честь Героя України буде проводитися щорічний турнір зсамбо.</text:p>
      <text:p text:style-name="P4">
Батько Олександри Захарової, альпініст Олександр Заколодний, загинув у боях заСоледар, рятуючи друга Григорія Григор’єва. Олександр був членом збірноїУкраїни з альпінізму. За сходження на п’ять найвищих вершин Паміру і Тянь-Шанюздобув звання «Сніговий барс».</text:p>
      <text:p text:style-name="P4">
Всю родину Олени Радченко викрали і закатували рашисти. Мати Олени, ОльгаСухенко була старостою села Мотижин. Батько Ігор очолював місцевий аматорськийфутбольний клуб «Колос». Брат Олександр теж був футболістом, на позиціїправого вінгера та нападника ФК «Чайка» виступав у Другій лізі чемпіонатуУкраїни у сезоні 2018-2019 рр.</text:p>
      <text:p text:style-name="P4">
Подію «Янголи спорту: рік пам’яті» відвідали родини загиблих та спортсмени —олімпійська призерка Ольга Саладуха, тенісист Сергій Стаховський, фристайліст,олімпійський чемпіон Олександр Абраменко, веслувальник-каноїст, дворазовийолімпійський чемпіон Юрій Чебан, футболіст Владислав Ващук та гімнаст,олімпійський чемпіон Олег Верняєв.</text:p>
      <text:p text:style-name="P4">
За словами Олега Верняєва, з моменту повномасштабного вторгнення від рукворогів загинули понад 250 спортсменів і тренерів.</text:p>
      <text:p text:style-name="P4">
«Дехто з них за життя свідомо взяв до рук зброю, пішов захищати нашу державута загинув у бою. До інших російська ракета прилетіла в дім, — зазначив ОлегВерняєв. — Проєкт „Янголи спорту“ зібрав історії атлетів, які більше ніколи невийдуть на спортивні арени, не піднімуть синьо-жовтий стяг на п’єдесталах. Їхзабрала війна. Кожна історія трагічної смерті українських спортсменівзаслуговує на те, щоб її почув увесь світ. Вічна слава та низький уклін нашимГероям».</text:p>
      <text:p text:style-name="P4">
У столиці проєкт «Янголи спорту» вперше<text:a xlink:type="simple" xlink:href="https://vechirniy.kyiv.ua/news/72962/" text:style-name="Internet_20_link" text:visited-style-name="Visited_20_Internet_20_Link">
презентували</text:a>
 у жовтні 2022 року.Історії представників спортивної спільноти, що загинули через війну, на<text:a xlink:type="simple" xlink:href="https://yangoly-sportu.teamukraine.com.ua/" text:style-name="Internet_20_link" text:visited-style-name="Visited_20_Internet_20_Link">
сайті-реквіємі</text:a>
 «Янголи спорту»зібрав Спортивний комітет України.</text:p>
      <text:p text:style-name="P4">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Політологу з Хмельниччини повідомлено про підозру в держзраді</text:span>
</text:h>
      <text:p text:style-name="P4">
Author: ['АРМІЯINFORM']</text:p>
      <text:p text:style-name="P4">
Time: 2023-04-08T60:00:00-04:00</text:p>
      <text:p text:style-name="P4">
Description: За процесуального керівництва Київської міської прокуратури громадянину України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0-5.jpg" text:style-name="Internet_20_link" text:visited-style-name="Visited_20_Internet_20_Link">
10-5.jpg</text:a>
']</text:p>
      <text:p text:style-name="P4">
Tags: ['STOPRUSSIA', 'АГРЕСІЯ РФ', 'ОФІС ГЕНЕРАЛЬНОГО ПРОКУРОРА УКРАЇНИ']</text:p>
      <text:p text:style-name="P4">
Category: News</text:p>
      <!--METADATA-->
      <text:p text:style-name="P4">
<draw:frame draw:style-name="fr1" draw:name="Image373" text:anchor-type="as-char" svg:width="6.9236in" svg:height="3.63489in" draw:z-index="0">
<draw:image xlink:href="../Images/AРМІЯINFORM/2023-04-08T60-00-00-04-00/10-5.jpg" xlink:type="simple" xlink:show="embed" xlink:actuate="onLoad" draw:mime-type="image/jpeg"/>
</draw:frame>
</text:p>
      <text:p text:style-name="P4">
За процесуального керівництва Київської міської прокуратури громадянинуУкраїни заочно повідомлено про підозру у державній зраді та приниженнінаціональної честі і гідності.</text:p>
      <text:p text:style-name="P4">
За даними слідства, ще до початку повномасштабного вторгнення держави-агресорав Україну уродженець Хмельницької області почав активно допомагати РФ впроведенні підривної діяльності.</text:p>
      <text:p text:style-name="P4">
На виконання завдань російських кураторів він готував та публікував усоціальних мережах деструктивну пропаганду, в якій висловлював проросійськіпогляди. У якості політолога він неодноразово брав участь у різних політичнихшоу, в тому числі на російських телеканалах.</text:p>
      <text:p text:style-name="P4">
У своїх публікаціях та виступах підозрюваний поширював російські наративи про«нацизм в Україні», пропагував ідеї, спрямовані на дискредитацію незалежностінашої держави.</text:p>
      <text:p text:style-name="P4">
Політолог переконував свою аудиторію у помилковості зовнішньої політикиУкраїни, орієнтованої на євроінтеграцію.</text:p>
      <text:p text:style-name="P4">
Зазначені публікації та відеозаписи активно «розганялися» пропагандистами вінтернеті та соцмережах і були доступними необмеженій кількості користувачів.</text:p>
      <text:p text:style-name="P4">
Своїми діями політолог вчинив шкоду суверенітету, територіальній цілісності,недоторканості та інформаційній безпеці України, надавши допомогупредставникам РФ в проведенні підривної діяльності проти України вінформаційній сфері.</text:p>
      <text:p text:style-name="P4">
Досудове розслідування здійснюється слідчими ГУ СБУ України в м. Києві таКиївській області за оперативного супроводу СБУ.</text:p>
      <text:p text:style-name="P4">
<text:span text:style-name="T5">
Джерело:<text:a xlink:type="simple" xlink:href="https://gp.gov.ua/ua/posts/politologu-povidomleno-pro-pidozru-u-derzzradi-ta-prinizenni-nacionalnoyi-cesti-i-gidnosti" text:style-name="Internet_20_link" text:visited-style-name="Visited_20_Internet_20_Link">
Офіс Генерального прокурораУкраїни</text:a>
</text:span>
</text:p>
      <text:p text:style-name="P4">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NEWS-->
      <text:h text:style-name="P10" text:outline-level="1">
<text:span text:style-name="T4">
В Україні запрацював мобільний застосунок для пошуку зниклих безвісти дітей</text:span>
</text:h>
      <text:p text:style-name="P4">
Author: ['АРМІЯINFORM']</text:p>
      <text:p text:style-name="P4">
Time: 2023-04-08T61:00:00-04:00</text:p>
      <text:p text:style-name="P4">
Description: Серед функцій застосунку Reunite Ukraine — возз’єднання членів сімей ВПО, родин,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7_11-02-33.jpg" text:style-name="Internet_20_link" text:visited-style-name="Visited_20_Internet_20_Link">
photo_2023-04-07_11-02-33.jpg</text:a>
']</text:p>
      <text:p text:style-name="P4">
Tags: ['STOPRUSSIA', 'ВТОРГНЕННЯ РФ']</text:p>
      <text:p text:style-name="P4">
Category: News</text:p>
      <!--METADATA-->
      <text:p text:style-name="P4">
<draw:frame draw:style-name="fr1" draw:name="Image374" text:anchor-type="as-char" svg:width="6.9236in" svg:height="5.804039in" draw:z-index="0">
<draw:image xlink:href="../Images/AРМІЯINFORM/2023-04-08T61-00-00-04-00/photo_2023-04-07_11-02-33.jpg" xlink:type="simple" xlink:show="embed" xlink:actuate="onLoad" draw:mime-type="image/jpeg"/>
</draw:frame>
</text:p>
      <text:p text:style-name="P4">
Серед функцій застосунку Reunite Ukraine — возз’єднання членів сімей ВПО,родин, які виїхали за межі України або були незаконно депортовані до рф,білорусі чи тимчасово окупованих територій України.</text:p>
      <text:p text:style-name="P4">
Як він працює:</text:p>
      <ul>
        <li>
Завантажте безкоштовний застосунок <text:a xlink:type="simple" xlink:href="https://apps.apple.com/lu/app/reunite-ukraine/id6444649623" text:style-name="Internet_20_link" text:visited-style-name="Visited_20_Internet_20_Link">
Reunite Ukraine</text:a>
 в App Store, або <text:a xlink:type="simple" xlink:href="https://play.google.com/store/apps/details" text:style-name="Internet_20_link" text:visited-style-name="Visited_20_Internet_20_Link">
Reunite Ukraine</text:a>
 в Google Play.  * Створіть профіль. Вкажіть інформацію про себе та свою родину, додайте фото тієї особи, яка розшукується. Чим більше даних вказуєте, тим ефективнішим буде пошук.  * Технологія штучного інтелекту Reunite Ukraine зіставить ваші дані із даними членів вашої родини, коли вони також створять профілі.  * У разі збігу інформації, між двома профілями працівники поліції їх перевірять.  * Особи, дані яких збігаються в застосунку та перевірені поліцією, отримують сповіщення та дають згоду на обмін повідомленнями.</li>
      </ul>
      <text:p text:style-name="P4">
<text:span text:style-name="T5">
Джерело:<text:a xlink:type="simple" xlink:href="https://www.facebook.com/komitetG/posts/pfbid0DEENwhBfW3vZLnLXEQngCbowi6BZWzde3xSEFX4QrdVmhuBuwPUEQf4s3Ve6oppxl" text:style-name="Internet_20_link" text:visited-style-name="Visited_20_Internet_20_Link">
Комітет гуманітарної та інформаційноїполітики</text:a>
</text:span>
</text:p>
      <text:p text:style-name="P4">
Source: <text:a xlink:type="simple" xlink:href="https://armyinform.com.ua/2023/04/08/v-ukrayini-zapraczyuvav-mobilnyj-zastosunok-dlya-poshuku-znyklyh-bezvisty-ditej/" text:style-name="Internet_20_link" text:visited-style-name="Visited_20_Internet_20_Link">
https://armyinform.com.ua/2023/04/08/v-ukrayini-zapraczyuvav-mobilnyj-zastosunok-dlya-poshuku-znyklyh-bezvisty-ditej/</text:a>
</text:p>
      <!--NEWS-->
      <text:h text:style-name="P10" text:outline-level="1">
<text:span text:style-name="T4">
У Кропивницькому ліквідували ботоферму на понад 3 тисячі фейкових акаунтів</text:span>
</text:h>
      <text:p text:style-name="P4">
Author: ['АРМІЯINFORM']</text:p>
      <text:p text:style-name="P4">
Time: 2023-04-08T62:00:00-04:00</text:p>
      <text:p text:style-name="P4">
Description: Кіберфахівці Служби безпеки України нейтралізували у Кропивницькому ботоферму, яка дія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27b16d12586c2a85448972d5370cca3.jpeg" text:style-name="Internet_20_link" text:visited-style-name="Visited_20_Internet_20_Link">
027b16d12586c2a85448972d5370cca3.jpeg</text:a>
', '<text:a xlink:type="simple" xlink:href="https://armyinform.com.ua/wp-content/uploads/2023/04/a6d3d5a02283214b4b803515d686d498.jpeg" text:style-name="Internet_20_link" text:visited-style-name="Visited_20_Internet_20_Link">
a6d3d5a02283214b4b803515d686d498.jpeg</text:a>
']</text:p>
      <text:p text:style-name="P4">
Tags: ['STOPRUSSIA', 'ВТОРГНЕННЯ РФ', 'СБУ']</text:p>
      <text:p text:style-name="P4">
Category: News</text:p>
      <!--METADATA-->
      <text:p text:style-name="P4">
<draw:frame draw:style-name="fr1" draw:name="Image375" text:anchor-type="as-char" svg:width="6.9236in" svg:height="4.615733in" draw:z-index="0">
<draw:image xlink:href="../Images/AРМІЯINFORM/2023-04-08T62-00-00-04-00/027b16d12586c2a85448972d5370cca3.jpeg" xlink:type="simple" xlink:show="embed" xlink:actuate="onLoad" draw:mime-type="image/jpeg"/>
</draw:frame>
</text:p>
      <text:p text:style-name="P4">
Кіберфахівці Служби безпеки України нейтралізували у Кропивницькому ботоферму,яка діяла на користь російських спецслужб.</text:p>
      <text:p text:style-name="P4">
У результаті слідчо-оперативних дій затримано організатора ворожого«осередку». Ним виявився переселенець із Запоріжжя, який переїхав наКіровоградщину після початку повномасштабного вторгнення.</text:p>
      <text:p text:style-name="P4">
Там він розпочав масово створювати анонімні акаунти у соцмережах і продаватиїх через даркнет. Відповідне обладнання встановив в орендованій квартиріодного зі спальних районів обласного центру</text:p>
      <text:p text:style-name="P4">
Середня вартість одного боту – 200 грн.</text:p>
      <text:p text:style-name="P4">
Встановлено, що зловмисник створив майже 3 тис. фейкових акаунтів, якіпланував продати на загальну суму більше ніж пів мільйона грн.</text:p>
      <text:p text:style-name="P4">
Основними його «клієнтами» були представники російських спецслужб, а такожпідконтрольні їм прокремлівські пропагандисти.</text:p>
      <text:p text:style-name="P4">
Боти потрібні були агресору для «розгону» дезінформації нібито від іменіукраїнських громадян про ситуацію на фронті, а також для спроб дискредитаціїпідрозділів Сил оборони.</text:p>
      <text:p text:style-name="P4">
Таким чином ворог намагався розхитувати внутрішньо-політичну обстановку врізних регіонах України в умовах війни.</text:p>
      <text:p text:style-name="P4">
Під час обшуку в орендованій квартирі фігуранта виявлено:</text:p>
      <ul>
        <li>
комп’ютерну техніку;  * спеціалізоване обладнання;  * 3 тис. SIM-карток, які він використовував у протиправній діяльності.</li>
      </ul>
      <text:p text:style-name="P4">
<draw:frame draw:style-name="fr1" draw:name="Image376" text:anchor-type="as-char" svg:width="6.9236in" svg:height="4.615733in" draw:z-index="0">
<draw:image xlink:href="../Images/AРМІЯINFORM/2023-04-08T62-00-00-04-00/a6d3d5a02283214b4b803515d686d498.jpeg" xlink:type="simple" xlink:show="embed" xlink:actuate="onLoad" draw:mime-type="image/jpeg"/>
</draw:frame>
</text:p>
      <text:p text:style-name="P4">
Наразі слідчі Служби безпеки України повідомили зловмиснику про підозру завиправдовування, визнання правомірною, заперечення збройної агресії рф протиУкраїни та глорифікацію її учасників.</text:p>
      <text:p text:style-name="P4">
Вирішується питання щодо додаткової кваліфікації злочинних дій фігуранта таобрання йому міри запобіжного заходу – тримання під вартою.</text:p>
      <text:p text:style-name="P4">
Заходи проводили співробітники СБУ за процесуального керівництва обласноїпрокуратури.</text:p>
      <text:p text:style-name="P4">
<text:span text:style-name="T5">
Джерело:<text:a xlink:type="simple" xlink:href="https://ssu.gov.ua/novyny/sbu-likviduvala-u-kropyvnytskomu-botofermu-yaka-stvoryla-ponad-3-tysiachi-feikovykh-akauntiv-dlia-informdyversii-proty-ukrainy" text:style-name="Internet_20_link" text:visited-style-name="Visited_20_Internet_20_Link">
СБУ</text:a>
</text:span>
</text:p>
      <text:p text:style-name="P4">
Source: <text:a xlink:type="simple" xlink:href="https://armyinform.com.ua/2023/04/08/u-kropyvnyczkomu-likviduvaly-botofermu-na-ponad-3-tysyachi-fejkovyh-akauntiv/" text:style-name="Internet_20_link" text:visited-style-name="Visited_20_Internet_20_Link">
https://armyinform.com.ua/2023/04/08/u-kropyvnyczkomu-likviduvaly-botofermu-na-ponad-3-tysyachi-fejkovyh-akauntiv/</text:a>
</text:p>
      <!--NEWS-->
      <text:h text:style-name="P10" text:outline-level="1">
<text:span text:style-name="T4">
На користь ЗСУ передано 8 млн грн арештованих російських активів</text:span>
</text:h>
      <text:p text:style-name="P4">
Author: ['АРМІЯINFORM']</text:p>
      <text:p text:style-name="P4">
Time: 2023-04-08T63:00:00-04:00</text:p>
      <text:p text:style-name="P4">
Description: За клопотанням прокурорів в рамках розслідування кримінального провадження стосо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6_420.jpg" text:style-name="Internet_20_link" text:visited-style-name="Visited_20_Internet_20_Link">
16_420.jpg</text:a>
']</text:p>
      <text:p text:style-name="P4">
Tags: ['STOPRUSSIA', 'ВТОРГНЕННЯ РФ', 'ОФІС ГЕНЕРАЛЬНОГО ПРОКУРОРА УКРАЇНИ']</text:p>
      <text:p text:style-name="P4">
Category: News</text:p>
      <!--METADATA-->
      <text:p text:style-name="P4">
<draw:frame draw:style-name="fr1" draw:name="Image377" text:anchor-type="as-char" svg:width="6.9236in" svg:height="3.956343in" draw:z-index="0">
<draw:image xlink:href="../Images/AРМІЯINFORM/2023-04-08T63-00-00-04-00/16_420.jpg" xlink:type="simple" xlink:show="embed" xlink:actuate="onLoad" draw:mime-type="image/jpeg"/>
</draw:frame>
Ілюстративне фото</text:p>
      <text:p text:style-name="P4">
За клопотанням прокурорів в рамках розслідування кримінального провадженнястосовно резидента рф на користь Збройних Сил України передано 8 млн грнвилучених активів.</text:p>
      <text:p text:style-name="P4">
За даними слідства, службові особи та власники підприємства-резидента рфзапровадили протиправний фінансовий механізм безпідставного формуванняподаткового кредиту компаніям-резидентам, обготівковування та виведеннягрошових коштів за кордон. Такі дії наносять шкоду державній та економічнійбезпеці України.</text:p>
      <text:p text:style-name="P4">
За процесуального керівництва Подільської окружної прокуратури міста Києва заматеріалами Центрального МРВ ГУ СБУ у м. Києві та Київській областіздійснюється досудове розслідування у кримінальному провадженні за фактомможливого фінансування дій, вчинених з метою насильницької зміни чи поваленняконституційного ладу або захоплення державної влади, зміни меж території абодержавного кордону України, а також за фактом можливого зловживання своїмиповноваженнями службовими особами вказаного підприємства.</text:p>
      <text:p text:style-name="P4">
Наразі вживаються заходи щодо передачі на користь ЗСУ іншого майна.</text:p>
      <text:p text:style-name="P4">
<text:span text:style-name="T5">
Джерело:<text:a xlink:type="simple" xlink:href="https://gp.gov.ua/ua/posts/prokuratura-peredala-na-korist-zsu-8-mln-grn-arestovanix-rosiiskix-aktiviv" text:style-name="Internet_20_link" text:visited-style-name="Visited_20_Internet_20_Link">
Офіс Генерального прокурораУкраїни</text:a>
</text:span>
</text:p>
      <text:p text:style-name="P4">
Source: <text:a xlink:type="simple" xlink:href="https://armyinform.com.ua/2023/04/08/na-koryst-zsu-peredano-8-mln-grn-areshtovanyh-rosijskyh-aktyviv/" text:style-name="Internet_20_link" text:visited-style-name="Visited_20_Internet_20_Link">
https://armyinform.com.ua/2023/04/08/na-koryst-zsu-peredano-8-mln-grn-areshtovanyh-rosijskyh-aktyviv/</text:a>
</text:p>
      <!--NEWS-->
      <text:h text:style-name="P10" text:outline-level="1">
<text:span text:style-name="T4">
Повідомлено про підозру зраднику, який утримував у камерах викрадених окупантами патріотів</text:span>
</text:h>
      <text:p text:style-name="P4">
Author: ['АРМІЯINFORM']</text:p>
      <text:p text:style-name="P4">
Time: 2023-04-08T64:00:00-04:00</text:p>
      <text:p text:style-name="P4">
Description: Працівники ДБР повідомили про підозру колишньому кінологу херсонського СІЗО,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vidomilo-pro-pidozru-zradniku-yakij-utrimuvav-v-kamerah-sizo-vikradenih-okupantami-patriotiv-450x395-4fd-e1680877039807.jpeg" text:style-name="Internet_20_link" text:visited-style-name="Visited_20_Internet_20_Link">
povidomilo-pro-pidozru-zradniku-yakij-utrimuvav-v-kamerah-sizo-vikradenih-okupantami-patriotiv-450x395-4fd-e1680877039807.jpeg</text:a>
']</text:p>
      <text:p text:style-name="P4">
Tags: ['STOPRUSSIA', 'АГРЕСІЯ РФ', 'ДБР']</text:p>
      <text:p text:style-name="P4">
Category: News</text:p>
      <!--METADATA-->
      <text:p text:style-name="P4">
<draw:frame draw:style-name="fr1" draw:name="Image378" text:anchor-type="as-char" svg:width="6.9236in" svg:height="8.164078in" draw:z-index="0">
<draw:image xlink:href="../Images/AРМІЯINFORM/2023-04-08T64-00-00-04-00/povidomilo-pro-pidozru-zradniku-yakij-utrimuvav-v-kamerah-sizo-vikradenih-okupantami-patriotiv-450x395-4fd-e1680877039807.jpeg" xlink:type="simple" xlink:show="embed" xlink:actuate="onLoad" draw:mime-type="image/jpeg"/>
</draw:frame>
</text:p>
      <text:p text:style-name="P4">
Працівники ДБР повідомили про підозру колишньому кінологу херсонського СІЗО,який утримував в камерах викрадених окупантами патріотів.</text:p>
      <text:p text:style-name="P4">
Після початку тимчасової окупації Херсонської області та захоплення ДУ«Херсонський слідчий ізолятор», молодший інспектор-кінолог відділу охорониотримав від спецслужб рф пропозицію вступити до лав фейкового правоохоронногооргану «управление службы исполнения наказаний по Херсонской области».</text:p>
      <text:p text:style-name="P4">
Колишній правоохоронець зрадив присягу та добровільно обійняв посаду молодшогоінспектора чергової частини. Він виконував усі вказівки загарбника, всілякосприяв роботі установи, за що отримував зарплатню у рублях. Активно агітувавдо співпраці з ворогом: обдзвонював колишніх колег, закликав йти на службу донезаконно створеної установи.</text:p>
      <text:p text:style-name="P4">
Відомо, що він утримував в ізоляторі херсонців, яких окупанти викрадали такидав до камер за непокору, здійснював моральний тиск на ув’язнених,погрожував їм.</text:p>
      <text:p text:style-name="P4">
Після звільнення Херсону фігурант втік разом з військовослужбовцями рф.</text:p>
      <text:p text:style-name="P4">
За оперативного супроводу внутрішньої безпеки Нацполіції фігуранту повідомленопро підозру у колабораційній діяльності та державній зраді.</text:p>
      <text:p text:style-name="P4">
Санкція статті передбачає покарання у вигляді довічного ув’язнення.</text:p>
      <text:p text:style-name="P4">
Процесуальне керівництво здійснює Херсонська обласна прокуратура</text:p>
      <text:p text:style-name="P4">
Source: <text:a xlink:type="simple" xlink:href="https://armyinform.com.ua/2023/04/08/povidomleno-pro-pidozru-zradnyku-yakyj-utrymuvav-v-kamerah-vykradenyh-okupantamy-patriotiv/" text:style-name="Internet_20_link" text:visited-style-name="Visited_20_Internet_20_Link">
https://armyinform.com.ua/2023/04/08/povidomleno-pro-pidozru-zradnyku-yakyj-utrymuvav-v-kamerah-vykradenyh-okupantamy-patriotiv/</text:a>
</text:p>
      <!--NEWS-->
      <text:h text:style-name="P10" text:outline-level="1">
<text:span text:style-name="T4">
Останні події у брянській області свідчать — в середині рф можливий збройний протест проти діючого режиму — ГУР МОУ</text:span>
</text:h>
      <text:p text:style-name="P4">
Author: ['АРМІЯINFORM']</text:p>
      <text:p text:style-name="P4">
Time: 2023-04-08T65:00:00-04:00</text:p>
      <text:p text:style-name="P4">
Description: Попри заяви керівництва кремля, протест росіян проти діючого режиму цілком можли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ГУР МОУ']</text:p>
      <text:p text:style-name="P4">
Category: News</text:p>
      <!--METADATA-->
      <text:p text:style-name="P4">
<draw:frame draw:style-name="fr1" draw:name="Image379" text:anchor-type="as-char" svg:width="6.9236in" svg:height="4.615733in" draw:z-index="0">
<draw:image xlink:href="../Images/AРМІЯINFORM/2023-04-08T65-00-00-04-00/poraneni-okupanty.jpg" xlink:type="simple" xlink:show="embed" xlink:actuate="onLoad" draw:mime-type="image/jpeg"/>
</draw:frame>
 Ілюстративне фото</text:p>
      <text:p text:style-name="P4">
Попри заяви керівництва кремля, протест росіян проти діючого режиму цілкомможливий. Яскраве підтвердження цьому, останні події в брянській області.Зокрема, в погарському районі відбулись заворушення. російські повстанцізнищили двох бойовиків окупаційної армії. Відзначається значна кількістьпоранених, точна цифра наразі уточнюється. Також виведено з ладу ворожий БТР.Пошкоджено іншу техніку, обладнання та майно окупантів.</text:p>
      <text:p text:style-name="P4">
Російський добровольчий корпус не вперше проводить подібні заходи, масштабяких лише зростає. Бійці завдали удару по військовому об’єкту тапоспілкувалися з місцевим населенням.</text:p>
      <text:p text:style-name="P4">
В результаті дій повстанців мирне населення не постраждало.</text:p>
      <text:p text:style-name="P4">
<text:span text:style-name="T5">
Джерело:<text:a xlink:type="simple" xlink:href="https://gur.gov.ua/content/ostanni-podii-v-brianskii-oblasti-svidchat-v-seredyni-rf-mozhlyvyi-zbroinyi-protest-proty-diiuchoho-rezhymu.html" text:style-name="Internet_20_link" text:visited-style-name="Visited_20_Internet_20_Link">
ГУР МОУ</text:a>
</text:span>
</text:p>
      <text:p text:style-name="P4">
Source: <text:a xlink:type="simple" xlink:href="https://armyinform.com.ua/2023/04/08/u-bryanskyj-oblasti-nevidomi-rozstrilyaly-rosijskyh-sylovykiv/" text:style-name="Internet_20_link" text:visited-style-name="Visited_20_Internet_20_Link">
https://armyinform.com.ua/2023/04/08/u-bryanskyj-oblasti-nevidomi-rozstrilyaly-rosijskyh-sylovykiv/</text:a>
</text:p>
      <!--NEWS-->
      <text:h text:style-name="P10" text:outline-level="1">
<text:span text:style-name="T4">
Українські воїни за минулу добу відбили понад 60 ворожих атак</text:span>
</text:h>
      <text:p text:style-name="P4">
Author: ['АРМІЯINFORM']</text:p>
      <text:p text:style-name="P4">
Time: 2023-04-08T66:00:00-04:00</text:p>
      <text:p text:style-name="P4">
Description: Противник продовжує зосереджувати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5240289782989438827_y.jpg" text:style-name="Internet_20_link" text:visited-style-name="Visited_20_Internet_20_Link">
photo_5240289782989438827_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380" text:anchor-type="as-char" svg:width="6.9236in" svg:height="4.624748in" draw:z-index="0">
<draw:image xlink:href="../Images/AРМІЯINFORM/2023-04-08T66-00-00-04-00/photo_5240289782989438827_y.jpg" xlink:type="simple" xlink:show="embed" xlink:actuate="onLoad" draw:mime-type="image/jpeg"/>
</draw:frame>
 <text:span text:style-name="T4">
🔥 Ситуація щодоросійського вторгнення</text:span>
</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Заминулу добу, завдяки мужності кожного воїна, було відбито понад 60 атакпротивника на зазначених напрямках.</text:p>
      <text:p text:style-name="P4">
Про це у Facebook<text:a xlink:type="simple" xlink:href="https://www.facebook.com/GeneralStaff.ua/posts/pfbid026X7dyboc8SrCdHkCehnTCzaawG7ZYQq6sziA5QM3v4UfpUAy89RpqP4MzTXjLetq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намагаєтьсявзяти під повний контроль місто Бахмут, тривають жорстокі бої. Протягомминулої доби противник вів безуспішні наступальні дії в районі східнішеБогданівки та Іванівського. Підрозділи сил оборони відбили близько 20 атакпротивника на зазначеній ділянці фронту.</text:p>
      <text:p text:style-name="P4">
Source: <text:a xlink:type="simple" xlink:href="https://armyinform.com.ua/2023/04/08/ukrayinski-voyiny-za-mynulu-dobu-vidbyly-ponad-60-vorozhyh-atak/" text:style-name="Internet_20_link" text:visited-style-name="Visited_20_Internet_20_Link">
https://armyinform.com.ua/2023/04/08/ukrayinski-voyiny-za-mynulu-dobu-vidbyly-ponad-60-vorozhyh-atak/</text:a>
</text:p>
      <!--NEWS-->
      <text:h text:style-name="P10" text:outline-level="1">
<text:span text:style-name="T4">
На ТОТ окупанти активізували підготовку до евакуації місцевого населення до Криму</text:span>
</text:h>
      <text:p text:style-name="P4">
Author: ['АРМІЯINFORM']</text:p>
      <text:p text:style-name="P4">
Time: 2023-04-08T67:00:00-04:00</text:p>
      <text:p text:style-name="P4">
Description: На тимчасово зайнятих територіях Запорізької та Херсонської областей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381" text:anchor-type="as-char" svg:width="6.9236in" svg:height="4.61903in" draw:z-index="0">
<draw:image xlink:href="../Images/AРМІЯINFORM/2023-04-08T67-00-00-04-00/37_main-v1660280985.jpg" xlink:type="simple" xlink:show="embed" xlink:actuate="onLoad" draw:mime-type="image/jpeg"/>
</draw:frame>
 Ілюстративне фото <text:span text:style-name="T4">
🔥Ситуація щодо російського вторгнення</text:span>
</text:p>
      <text:p text:style-name="P4">
На тимчасово зайнятих територіях Запорізької та Херсонської областей російськіокупанти активізували підготовку до евакуації місцевого населення на тимчасовоокуповані території Автономної Республіки Крим. Зокрема, в Мелітополі таСкадовську ворог організував опитування місцевого населення щодо можливоїевакуації. Під час опитування перевіряється наявність російського паспорта,прописка та рівень освіти. Відзначається періодичний виїзд автобусів з охочимиевакуюватися.</text:p>
      <text:p text:style-name="P4">
Про це у Facebook<text:a xlink:type="simple" xlink:href="https://www.facebook.com/GeneralStaff.ua/posts/pfbid026X7dyboc8SrCdHkCehnTCzaawG7ZYQq6sziA5QM3v4UfpUAy89RpqP4MzTXjLetql" text:style-name="Internet_20_link" text:visited-style-name="Visited_20_Internet_20_Link">
повідомляє</text:a>
Генеральний штаб ЗСУ.</text:p>
      <text:p text:style-name="P4">
Окупанти також поширюють інформацію, що з кінця квітня розпочнеться примусоваевакуація цивільного населення.</text:p>
      <text:p text:style-name="P4">
Source: <text:a xlink:type="simple" xlink:href="https://armyinform.com.ua/2023/04/08/na-tot-okupanty-aktyvizuvaly-pidgotovku-do-evakuacziyi-misczevogo-naselennya-do-krymu/" text:style-name="Internet_20_link" text:visited-style-name="Visited_20_Internet_20_Link">
https://armyinform.com.ua/2023/04/08/na-tot-okupanty-aktyvizuvaly-pidgotovku-do-evakuacziyi-misczevogo-naselennya-do-krymu/</text:a>
</text:p>
      <!--NEWS-->
      <text:h text:style-name="P10" text:outline-level="1">
<text:span text:style-name="T4">
Сили оборони України минулої доби знищили 7 російських безпілотників</text:span>
</text:h>
      <text:p text:style-name="P4">
Author: ['АРМІЯINFORM']</text:p>
      <text:p text:style-name="P4">
Time: 2023-04-08T68:00:00-04:00</text:p>
      <text:p text:style-name="P4">
Description: Підрозділи ракетних військ і артилерії уразили 1 пункт управління, 2 рай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382" text:anchor-type="as-char" svg:width="6.9236in" svg:height="4.669802in" draw:z-index="0">
<draw:image xlink:href="../Images/AРМІЯINFORM/2023-04-08T68-00-00-04-00/2022-10-04-avtor-1-zsu-za-visim-misyacziv-znyshhyly-bilshu-polovynu-vijskovyh-bpla1-e1664889963810.jpg" xlink:type="simple" xlink:show="embed" xlink:actuate="onLoad" draw:mime-type="image/jpeg"/>
</draw:frame>
 Ілюстративне фото <text:span text:style-name="T4">
🔥Ситуація щодо російського вторгнення</text:span>
</text:p>
      <text:p text:style-name="P4">
Підрозділи ракетних військ і артилерії уразили 1 пункт управління, 2 районизосередження живої сили та знищили склад боєприпасів ворога.</text:p>
      <text:p text:style-name="P4">
Про це у Facebook<text:a xlink:type="simple" xlink:href="https://www.facebook.com/GeneralStaff.ua/posts/pfbid026X7dyboc8SrCdHkCehnTCzaawG7ZYQq6sziA5QM3v4UfpUAy89RpqP4MzTXjLetql" text:style-name="Internet_20_link" text:visited-style-name="Visited_20_Internet_20_Link">
повідомляє</text:a>
Генеральний штаб ЗСУ.</text:p>
      <text:p text:style-name="P4">
Авіація Сил оборони за добу завдала 9 ударів по районах зосередження особовогоскладу та військової техніки окупантів. Крім того, наші захисники поблизуМар’їнки знищили російський штурмовик Су-25. Також ворог втратив 7 БПЛА , зних: 3 — типу «Орлан», 3 — «Ланцет» та 1 — «Мерлін».</text:p>
      <text:p text:style-name="P4">
Source: <text:a xlink:type="simple" xlink:href="https://armyinform.com.ua/2023/04/08/syly-oborony-ukrayiny-mynuloyi-doby-znyshhyly-7-rosijskyh-bezpilotnykiv/" text:style-name="Internet_20_link" text:visited-style-name="Visited_20_Internet_20_Link">
https://armyinform.com.ua/2023/04/08/syly-oborony-ukrayiny-mynuloyi-doby-znyshhyly-7-rosijskyh-bezpilotnykiv/</text:a>
</text:p>
      <!--NEWS-->
      <text:h text:style-name="P10" text:outline-level="1">
<text:span text:style-name="T4">
Генеральний штаб повідомив про ліквідацію 570 окупантів за добу</text:span>
</text:h>
      <text:p text:style-name="P4">
Author: ['АРМІЯINFORM']</text:p>
      <text:p text:style-name="P4">
Time: 2023-04-08T69:00:00-04:00</text:p>
      <text:p text:style-name="P4">
Description: Загальні бойові втрати противника з 24.02.22 по 08.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_04-08-2023-scaled.jpg" text:style-name="Internet_20_link" text:visited-style-name="Visited_20_Internet_20_Link">
vtraty_04-08-2023-scaled.jpg</text:a>
']</text:p>
      <text:p text:style-name="P4">
Tags: ['STOPRUSSIA', 'АГРЕСІЯ РФ', 'ВІЙНА', 'ВТОРГНЕННЯ РФ', 'ВТРАТИ ВОРОГА', 'ГШ ЗСУ']</text:p>
      <text:p text:style-name="P4">
Category: News</text:p>
      <!--METADATA-->
      <text:p text:style-name="P4">
<draw:frame draw:style-name="fr1" draw:name="Image383" text:anchor-type="as-char" svg:width="6.9236in" svg:height="6.981297in" draw:z-index="0">
<draw:image xlink:href="../Images/AРМІЯINFORM/2023-04-08T69-00-00-04-00/vtraty_04-08-2023-scaled.jpg" xlink:type="simple" xlink:show="embed" xlink:actuate="onLoad" draw:mime-type="image/jpeg"/>
</draw:frame>
</text:p>
      <text:p text:style-name="P4">
Загальні бойові втрати противника з 24.02.22 по 08.04.23 орієнтовностановлять:</text:p>
      <ul>
        <li>
<text:span text:style-name="T4">
особового складу ‒</text:span>
 177680 (+570) осіб ліквідовано  * <text:span text:style-name="T4">
танків ‒</text:span>
 3636 (+3)  * <text:span text:style-name="T4">
бойових броньованих машин ‒</text:span>
 7020 (+4)  * <text:span text:style-name="T4">
артилерійських систем ‒</text:span>
 2727 (+5)  * <text:span text:style-name="T4">
РСЗВ ‒</text:span>
 533 (0)  * <text:span text:style-name="T4">
засоби ППО ‒</text:span>
 282 (+1)  * <text:span text:style-name="T4">
літаків ‒</text:span>
 307 (+1)  * <text:span text:style-name="T4">
гелікоптерів ‒</text:span>
 292 (0)  * <text:span text:style-name="T4">
БПЛА оперативно-тактичного рівня ‒</text:span>
 2298 (+7)  * <text:span text:style-name="T4">
крилаті ракети ‒</text:span>
 911 (0)  * <text:span text:style-name="T4">
кораблі / катери ‒</text:span>
 18 (0)  * <text:span text:style-name="T4">
автомобільної техніки та автоцистерн ‒</text:span>
 5599 (+12)  * <text:span text:style-name="T4">
спеціальна техніка ‒</text:span>
 304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4.23.</text:p>
      <text:p text:style-name="P4">
Source: <text:a xlink:type="simple" xlink:href="https://armyinform.com.ua/2023/04/08/generalnyj-shtab-povidomyv-pro-likvidacziyu-570-okupantiv-za-dobu/" text:style-name="Internet_20_link" text:visited-style-name="Visited_20_Internet_20_Link">
https://armyinform.com.ua/2023/04/08/generalnyj-shtab-povidomyv-pro-likvidacziyu-570-okupantiv-za-dobu/</text:a>
</text:p>
      <!--NEWS-->
      <text:h text:style-name="P10" text:outline-level="1">
<text:span text:style-name="T4">
В Україні хвилина мовчання</text:span>
</text:h>
      <text:p text:style-name="P4">
Author: ['АРМІЯINFORM']</text:p>
      <text:p text:style-name="P4">
Time: 2023-04-08T7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84" text:anchor-type="as-char" svg:width="6.9236in" svg:height="3.895992in" draw:z-index="0">
<draw:image xlink:href="../Images/AРМІЯINFORM/2023-04-08T7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08/v-ukrayini-hvylyna-movchannya/" text:style-name="Internet_20_link" text:visited-style-name="Visited_20_Internet_20_Link">
https://armyinform.com.ua/2023/04/08/v-ukrayini-hvylyna-movchannya/</text:a>
</text:p>
      <!--NEWS-->
      <text:h text:style-name="P10" text:outline-level="1">
<text:span text:style-name="T4">
На тимчасово окупованій Херсонщині ворог уже панікує в очікуванні українського контрнаступу</text:span>
</text:h>
      <text:p text:style-name="P4">
Author: ['Олексій Тригуб']</text:p>
      <text:p text:style-name="P4">
Time: 2023-04-08T71:00:00-04:00</text:p>
      <text:p text:style-name="P4">
Description: У ранковому ефірі телемарафону «Єдині новини» начальник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umenyuk-rozpovila.jpg" text:style-name="Internet_20_link" text:visited-style-name="Visited_20_Internet_20_Link">
gumenyuk-rozpovila.jpg</text:a>
']</text:p>
      <text:p text:style-name="P4">
Tags: []</text:p>
      <text:p text:style-name="P4">
Category: News</text:p>
      <!--METADATA-->
      <text:p text:style-name="P4">
<draw:frame draw:style-name="fr1" draw:name="Image385" text:anchor-type="as-char" svg:width="6.9236in" svg:height="4.661737in" draw:z-index="0">
<draw:image xlink:href="../Images/AРМІЯINFORM/2023-04-08T71-00-00-04-00/gumenyuk-rozpovila.jpg" xlink:type="simple" xlink:show="embed" xlink:actuate="onLoad" draw:mime-type="image/jpeg"/>
</draw:frame>
</text:p>
      <text:p text:style-name="P4">
У ранковому ефірі <text:a xlink:type="simple" xlink:href="https://www.youtube.com/watch" text:style-name="Internet_20_link" text:visited-style-name="Visited_20_Internet_20_Link">
телемарафону</text:a>
«Єдині новини» начальник об’єднаного координаційного пресцентру Сил оборониПівдня України капітан 1 рангу Наталія Гуменюк розповіла про поточнуобстановку на українському півдні.</text:p>
      <text:p text:style-name="P4">
Зокрема, офіцер зазначила, що минула доба характеризувалася повітрянимиатаками ворога. Причому противник використовує як керовані авіаційні бомби,так і безпілотні літальні апарати. Авіаційними засобами ураження агресорзавдавав ударів по сільськогосподарських угіддях, цілив по промисловихоб’єктах. На щастя, постраждалих від цих ударів немає. Дронами підступнімосковити продовжують атакувати об’єкти критичної інфраструктури та, нехтуючивсіма нормами міжнародного права, медичні об’єкти. Переважно скидаючи зквадрокоптерів гранати типу ВОГ. Так, вчора ординський дрон ударив по каретішвидкої допомоги, внаслідок чого двоє цивільних громадян зазнали важких травм.</text:p>
      <text:p text:style-name="P4">
Також капітан 1 рангу Наталія Гуменюк розповіла про те, що в очікуваннінеминучого контрнаступу Сил оборони України рашисти помітно починаютьпанікувати.</text:p>
      <text:p text:style-name="P4">
— Триває примусова паспортизація населення окупованих населених пунктів,складання списків на «евакуацію» — так окупанти імітують свою турботу промісцеве населення, — пояснює офіцер. — Втім, нам добре відомо, яка це турбота.Вона полягає в тому, щоби переміщувати цивільне населення задля того, щобпотім прикриватися ним як живим щитом.</text:p>
      <text:p text:style-name="P4">
Намагаючись вберегтися від ударів української артилерії, ворог постійноманеврує, переміщує свої пункти управління, спостережні пункти, а також складиз боєприпасами та пальним. Проте, за словами Наталії Гуменюк, усі ці процесиукраїнською стороною відстежуються в режимі 24/7, і об’єкти, жива сила татехніка ворога знищуються влучними ударами.</text:p>
      <text:p text:style-name="P4">
Source: <text:a xlink:type="simple" xlink:href="https://armyinform.com.ua/2023/04/08/na-tymchasovo-okupovanij-hersonshhyni-vorog-uzhe-panikuye-v-ochikuvanni-ukrayinskogo-kontrnastupu/" text:style-name="Internet_20_link" text:visited-style-name="Visited_20_Internet_20_Link">
https://armyinform.com.ua/2023/04/08/na-tymchasovo-okupovanij-hersonshhyni-vorog-uzhe-panikuye-v-ochikuvanni-ukrayinskogo-kontrnastupu/</text:a>
</text:p>
      <!--NEWS-->
      <text:h text:style-name="P10" text:outline-level="1">
<text:span text:style-name="T4">
За два тижні НАТО розпочне великі військові навчання Defender</text:span>
</text:h>
      <text:p text:style-name="P4">
Author: ['АРМІЯINFORM']</text:p>
      <text:p text:style-name="P4">
Time: 2023-04-08T72:00:00-04:00</text:p>
      <text:p text:style-name="P4">
Description: Незабаром, з 22 квітня по 23 червня, відбудуться військові навчання Defender 23, в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vm.jpg" text:style-name="Internet_20_link" text:visited-style-name="Visited_20_Internet_20_Link">
ivm.jpg</text:a>
', '<text:a xlink:type="simple" xlink:href="https://armyinform.com.ua/wp-content/uploads/2023/04/im.jpg" text:style-name="Internet_20_link" text:visited-style-name="Visited_20_Internet_20_Link">
im.jpg</text:a>
', '<text:a xlink:type="simple" xlink:href="https://armyinform.com.ua/wp-content/uploads/2023/04/ei7.jpg" text:style-name="Internet_20_link" text:visited-style-name="Visited_20_Internet_20_Link">
ei7.jpg</text:a>
']</text:p>
      <text:p text:style-name="P4">
Tags: ['DEFENDER', 'НАВЧАННЯ НАТО', 'НАТО']</text:p>
      <text:p text:style-name="P4">
Category: News</text:p>
      <!--METADATA-->
      <text:p text:style-name="P4">
<draw:frame draw:style-name="fr1" draw:name="Image386" text:anchor-type="as-char" svg:width="6.9236in" svg:height="4.622126in" draw:z-index="0">
<draw:image xlink:href="../Images/AРМІЯINFORM/2023-04-08T72-00-00-04-00/ivm.jpg" xlink:type="simple" xlink:show="embed" xlink:actuate="onLoad" draw:mime-type="image/jpeg"/>
</draw:frame>
</text:p>
      <text:p text:style-name="P4">
Незабаром, з 22 квітня по 23 червня, відбудуться військові навчання <text:a xlink:type="simple" xlink:href="https://www.europeafrica.army.mil/DefenderEurope/" text:style-name="Internet_20_link" text:visited-style-name="Visited_20_Internet_20_Link">
Defender23</text:a>
, в яких очікуєтьсяучасть майже 9000 американських військових.</text:p>
      <text:p text:style-name="P4">
Як <text:a xlink:type="simple" xlink:href="https://www.defense.gov/News/News-Stories/Article/article/3353612/multinational-exercise-defender-23-kicks-off-this-month-in-europe/" text:style-name="Internet_20_link" text:visited-style-name="Visited_20_Internet_20_Link">
повідомляє</text:a>
 Міністерство оборони США, ці щорічні навчання, якітриватимуть два місяці, зосереджені на стратегічному розгортанні Збройних силСША, використанні готових запасів армії та оперативної сумісності зєвропейськими союзниками та партнерами.</text:p>
      <text:p text:style-name="P4">
Навчання Defender 23 проводяться під керівництвом Армії США в Європі та Африціта плануються з 2021 року. Навчання покликані продемонструвати здатністьамериканських військ до швидкого розгортання боєготових військ та обладнання,щоб забезпечити гарантії союзникам та стримування тих, хто може загрожуватимиру в Європі та захистити континент від агресії. Навчання також демонструютьвідданість європейських країн збільшенню масштабу, спроможності та оперативноїсумісності своїх власних військ.</text:p>
      <text:p text:style-name="P4">
«Приблизно 9000 військовослужбовців США та близько 17000 військовослужбовців з26 країн-союзниць і партнерів візьмуть участь, а частина навчань охопить 10різних європейських країн», — сказала заступник прессекретаря ПентагонаСабріна Сінгх під час брифінгу.</text:p>
      <text:p text:style-name="P4">
<draw:frame draw:style-name="fr1" draw:name="Image387" text:anchor-type="as-char" svg:width="6.9236in" svg:height="3.894525in" draw:z-index="0">
<draw:image xlink:href="../Images/AРМІЯINFORM/2023-04-08T72-00-00-04-00/im.jpg" xlink:type="simple" xlink:show="embed" xlink:actuate="onLoad" draw:mime-type="image/jpeg"/>
</draw:frame>
</text:p>
      <text:p text:style-name="P4">
Сабріна Сінгх повідомила, що цього тижня вже почало надходити обладнання дляпроведення навчань. За її словами, до європейського театру навчальних дій зіСША було доставлено близько 7 тис. одиниць обладнання. Крім того, під часDefender 23 буде використано близько 13 000 одиниць обладнання, взятих ізпопередньо розміщених запасів.</text:p>
      <text:p text:style-name="P4">
Окрім Сполучених Штатів Америки, участь у Defender 23 візьмуть війська зАлбанії, Болгарії, Боснії та Герцеговини, Великої Британії, Греції, Грузії,Данії, Естонії, Іспанії, Італії, Косово, Молдови, Нідерландів, Німеччини,Північної Македонії, Польщі, Румунії, Словенії, Угорщини, Франції, Хорватії,Чехії, Чорногорії, Швеції.</text:p>
      <text:p text:style-name="P4">
читайте також:</text:p>
      <text:p text:style-name="P4">
<text:a xlink:type="simple" xlink:href="https://armyinform.com.ua/2021/05/06/ukrayina-doluchytsya-do-navchan-nato-defender-europe-21/" text:style-name="Internet_20_link" text:visited-style-name="Visited_20_Internet_20_Link">
Україна долучиться до навчань НАТО Defender Europe21</text:a>
</text:p>
      <text:p text:style-name="P4">
Довідково: Defender 23 — це багатонаціональні спільні навчання підкерівництвом Європейського командування США (EUCOM), спрямовані на підвищенняготовності та оперативної сумісності між союзниками та партнерами США та НАТО.</text:p>
      <text:p text:style-name="P4">
<draw:frame draw:style-name="fr1" draw:name="Image388" text:anchor-type="as-char" svg:width="6.9236in" svg:height="4.624748in" draw:z-index="0">
<draw:image xlink:href="../Images/AРМІЯINFORM/2023-04-08T72-00-00-04-00/ei7.jpg" xlink:type="simple" xlink:show="embed" xlink:actuate="onLoad" draw:mime-type="image/jpeg"/>
</draw:frame>
</text:p>
      <text:p text:style-name="P4">
Defender 23 продемонструє здатність Армії США в Європі та Африці швидконарощувати бойову потужність у Східній Європі, підвищувати летальність НАТОчерез вогонь на дальні дистанції, нарощувати готовність підрозділів ускладному спільному багатонаціональному середовищі, використовувати можливостіприймаючої країни для підвищення оперативного охоплення.</text:p>
      <text:p text:style-name="P4">
<text:span text:style-name="T5">
Підготував Олександр Козубенко</text:span>
</text:p>
      <text:p text:style-name="P4">
Source: <text:a xlink:type="simple" xlink:href="https://armyinform.com.ua/2023/04/08/za-dva-tyzhni-nato-rozpochne-velyki-vijskovi-navchannya-defender/" text:style-name="Internet_20_link" text:visited-style-name="Visited_20_Internet_20_Link">
https://armyinform.com.ua/2023/04/08/za-dva-tyzhni-nato-rozpochne-velyki-vijskovi-navchannya-defender/</text:a>
</text:p>
      <!--NEWS-->
      <text:h text:style-name="P10" text:outline-level="1">
<text:span text:style-name="T4">
Президент України відзначив державними нагородами понад 770 українських воїнів</text:span>
</text:h>
      <text:p text:style-name="P4">
Author: ['АРМІЯINFORM']</text:p>
      <text:p text:style-name="P4">
Time: 2023-04-08T73:00:00-04:00</text:p>
      <text:p text:style-name="P4">
Description: Напередодні Президент України Володимир Зеленський у своєму щоденному зверн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text:p>
      <text:p text:style-name="P4">
Category: News</text:p>
      <!--METADATA-->
      <text:p text:style-name="P4">
<draw:frame draw:style-name="fr1" draw:name="Image389" text:anchor-type="as-char" svg:width="6.9236in" svg:height="3.872889in" draw:z-index="0">
<draw:image xlink:href="../Images/AРМІЯINFORM/2023-04-08T73-00-00-04-00/nagorody-1.jpg" xlink:type="simple" xlink:show="embed" xlink:actuate="onLoad" draw:mime-type="image/jpeg"/>
</draw:frame>
</text:p>
      <text:p text:style-name="P4">
Напередодні Президент України Володимир Зеленський у своєму щоденномузверненні <text:a xlink:type="simple" xlink:href="https://armyinform.com.ua/2023/04/07/v-mizhnarodni-vidnosyny-povernutsya-povaga-j-poryadok-koly-u-krym-povernetsya-ukrayinskyj-prapor-volodymyr-zelenskyj/" text:style-name="Internet_20_link" text:visited-style-name="Visited_20_Internet_20_Link">
повідомив</text:a>
, що підписав кілька указів про відзначеннядержавними нагородами наших воїнів. «Загалом за час широкомасштабної війнибільше ніж 43,5 тисяч наших захисників і захисниць відзначені державниминагородами», — сказав Володимир Зеленський.</text:p>
      <text:p text:style-name="P4">
Відповідні укази оприлюднені на сайті офіційного інтернет-представництваПрезидента. Загалом державними нагородами відзначений 771 військовослужбовець,262 з яких — посмертно.</text:p>
      <text:p text:style-name="P4">
За особисту мужність, виявлену в захисті державного суверенітету татериторіальної цілісності України, самовіддане виконання військового обов’язкуУкраїнські воїни нагороджені та відзначені орденами Богдана Хмельницького, «Замужність», Данила Галицького, медалями «За військову службу Україні», «Забездоганну службу», «Захиснику Вітчизни» та «За врятоване життя».</text:p>
      <ul>
        <li>
Указом Президента України <text:a xlink:type="simple" xlink:href="https://www.president.gov.ua/documents/1982023-46309" text:style-name="Internet_20_link" text:visited-style-name="Visited_20_Internet_20_Link">
№ 198/2023</text:a>
 державними нагородами України відзначено 137 військовослужбовців, 21 воїн — посмертно.  * Указом Президента України <text:a xlink:type="simple" xlink:href="https://www.president.gov.ua/documents/1992023-46297" text:style-name="Internet_20_link" text:visited-style-name="Visited_20_Internet_20_Link">
№ 199/2023</text:a>
 — 143 військовослужбовці, 16 — посмертно.  * Указом Президента України <text:a xlink:type="simple" xlink:href="https://www.president.gov.ua/documents/2002023-46293" text:style-name="Internet_20_link" text:visited-style-name="Visited_20_Internet_20_Link">
№ 200/2023</text:a>
 відзначений 91 воїн, 42 — посмертно.  * Указом Президента України <text:a xlink:type="simple" xlink:href="https://www.president.gov.ua/documents/2012023-46301" text:style-name="Internet_20_link" text:visited-style-name="Visited_20_Internet_20_Link">
№ 201/2023</text:a>
 державними нагородами відзначено 140 військовослужбовців, з яких 32 — посмертно.  * Указом Президента України <text:a xlink:type="simple" xlink:href="https://www.president.gov.ua/documents/2022023-46305" text:style-name="Internet_20_link" text:visited-style-name="Visited_20_Internet_20_Link">
№ 202/2023</text:a>
 — 149 військовослужбовців, 63 — посмертно.  * Указом Президента України <text:a xlink:type="simple" xlink:href="https://www.president.gov.ua/documents/2032023-46289" text:style-name="Internet_20_link" text:visited-style-name="Visited_20_Internet_20_Link">
№ 203/2023</text:a>
 державними нагородами відзначено 111 військовослужбовців, 88 — посмертно.</li>
      </ul>
      <text:p text:style-name="P4">
<text:span text:style-name="T5">
Підготував Олександр Козубенко</text:span>
</text:p>
      <text:p text:style-name="P4">
Source: <text:a xlink:type="simple" xlink:href="https://armyinform.com.ua/2023/04/08/prezydent-ukrayiny-vidznachyv-derzhavnymy-nagorodamy-ponad-770-ukrayinskyh-voyiniv/" text:style-name="Internet_20_link" text:visited-style-name="Visited_20_Internet_20_Link">
https://armyinform.com.ua/2023/04/08/prezydent-ukrayiny-vidznachyv-derzhavnymy-nagorodamy-ponad-770-ukrayinskyh-voyiniv/</text:a>
</text:p>
      <!--NEWS-->
      <text:h text:style-name="P10" text:outline-level="1">
<text:span text:style-name="T4">
Для знищення російських керованих авіабомб Україна потребує літаків покоління «4+»  — Юрій Ігнат</text:span>
</text:h>
      <text:p text:style-name="P4">
Author: ['Олексій Тригуб']</text:p>
      <text:p text:style-name="P4">
Time: 2023-04-08T74: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text:p>
      <text:p text:style-name="P4">
Category: News</text:p>
      <!--METADATA-->
      <text:p text:style-name="P4">
<draw:frame draw:style-name="fr1" draw:name="Image390" text:anchor-type="as-char" svg:width="6.9236in" svg:height="4.32725in" draw:z-index="0">
<draw:image xlink:href="../Images/AРМІЯINFORM/2023-04-08T74-00-00-04-00/foto-1-krylati-aviabomby-yurij-ignat.jpg" xlink:type="simple" xlink:show="embed" xlink:actuate="onLoad" draw:mime-type="image/jpeg"/>
</draw:frame>
 Колаж: АрміяInform</text:p>
      <text:p text:style-name="P4">
У прямому <text:a xlink:type="simple" xlink:href="https://www.youtube.com/watch" text:style-name="Internet_20_link" text:visited-style-name="Visited_20_Internet_20_Link">
ефірі</text:a>
 телемарафону«Єдині новини» речник Повітряних Сил Збройних Сил України полковник Юрій Ігнатпрокоментував застосування противником керованих авіаційних бомб по територіїУкраїни. Зокрема, офіцер зауважив, що ці високоточні авіаційні засоби ураженняворог застосовує по всій лінії фронту — це і південь, і схід країни, іСумщина, і Чернігівщина — він атакує всюди.</text:p>
      <text:p text:style-name="P4">
— Уже кілька тижнів, як з’явилася ця нова загроза, на яку відповідно миреагуємо, — говорить офіцер. — Хоча реагувати на неї важко, адже противникзастосовує ці керовані авіаційні бомби дистанційно, і поки що безкарно.Потрібно розуміти, що літаки завдають ударів цими бомбами на відстані 50 ібільше кілометрів із-за лінії бойового зіткнення чи державного кордонуУкраїни, чи з моря, тому поки що їх немає чим діставати — саме літаки. Бомбиможна пробувати збивати, але зрозуміло, скільки треба засобів для цього. Томуінакшого виходу немає, крім протидії саме літакам, які скидають ці бомби.</text:p>
      <text:p text:style-name="P4">
читайте також:</text:p>
      <text:p text:style-name="P4">
<text:a xlink:type="simple" xlink:href="https://armyinform.com.ua/2023/04/07/taktyka-vorozhyh-atak-z-povitrya-stala-bilsh-nebezpechnoyu-polkovnyk-yurij-ignat/" text:style-name="Internet_20_link" text:visited-style-name="Visited_20_Internet_20_Link">
Тактика ворожих атак з повітря стала більш небезпечною — полковник ЮрійІгнат</text:a>
</text:p>
      <text:p text:style-name="P4">
Для застосування керованих авіабомб ворог використовує Су-35. Щодня задопомогою цих літаків по всій лінії фронту противник застосовує 10-12 такихбомб. Це — бомби ФАБ-500 вагою 500 кг, оснащені крилами та GPS-навігацією.</text:p>
      <text:p text:style-name="P4">
— Летить до своєї цілі ця бомба ще кілометрів 10-20, а, може, й більше,залежно від того, з якої висоти вона скинута, — пояснює Юрій Ігнат. — І ось цікілька десятків кілометрів з-за лінії зіткнення і є, власне, загрозоюзастосування таких авіаційних бомб.</text:p>
      <text:p text:style-name="P4">
Також Юрій Ігнат розповів про те, що буквально вчора в російському медійномупросторі з’явилася інформація про те, що шойгу перевіряє якийсь завод, дезапущена лінійка з виробництва вже півторатонних бомб, які росіяни вочевидьбудуть також оснащувати крилами та засобами GPS-навігації. А це вже — втричібільша кількість вибухової речовини, а відтак — утричі більша руйнівна сила йутричі більша загроза.</text:p>
      <text:p text:style-name="P4">
— Відтак Україні потрібні засоби, які можуть протистояти цій загрозі, — кажеречник Повітряних Сил. — Це системи Patriot та<text:a xlink:type="simple" xlink:href="https://armyinform.com.ua/2022/10/23/u-chomu-osoblyvosti-universalnoyi-yevro-ppo-zrk-samp-t/" text:style-name="Internet_20_link" text:visited-style-name="Visited_20_Internet_20_Link">
SAMP/T</text:a>
 із наземних, але найкраще — сучаснілітаки, F-16 або інші літаки покоління «4+», здатні протистояти російськійавіації на великій відстані. Вони мають і радари потужні, й ракети класу«повітря-повітря». Тільки так можна протистояти цій загрозі.</text:p>
      <text:p text:style-name="P4">
Source: <text:a xlink:type="simple" xlink:href="https://armyinform.com.ua/2023/04/08/dlya-znyshhennya-rosijskyh-kerovanyh-aviabomb-ukrayina-potrebuye-litakiv-pokolinnya-4-yurij-ignat/" text:style-name="Internet_20_link" text:visited-style-name="Visited_20_Internet_20_Link">
https://armyinform.com.ua/2023/04/08/dlya-znyshhennya-rosijskyh-kerovanyh-aviabomb-ukrayina-potrebuye-litakiv-pokolinnya-4-yurij-ignat/</text:a>
</text:p>
      <!--NEWS-->
      <text:h text:style-name="P10" text:outline-level="1">
<text:span text:style-name="T4">
Військові психологи ВМС України надають фахову допомогу звільненим з полону побратимам</text:span>
</text:h>
      <text:p text:style-name="P4">
Author: ['Володимир Віват']</text:p>
      <text:p text:style-name="P4">
Time: 2023-04-08T75:00:00-04:00</text:p>
      <text:p text:style-name="P4">
Description: Фахівці Центру морально-психологічної підтримки Військово-Морських Сил ЗС України акти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42.jpg" text:style-name="Internet_20_link" text:visited-style-name="Visited_20_Internet_20_Link">
1-42.jpg</text:a>
', '<text:a xlink:type="simple" xlink:href="https://armyinform.com.ua/wp-content/uploads/2023/04/2-29.jpg" text:style-name="Internet_20_link" text:visited-style-name="Visited_20_Internet_20_Link">
2-29.jpg</text:a>
']</text:p>
      <text:p text:style-name="P4">
Tags: ['СОЦІАЛЬНА ДОПОМОГА']</text:p>
      <text:p text:style-name="P4">
Category: News</text:p>
      <!--METADATA-->
      <text:p text:style-name="P4">
<draw:frame draw:style-name="fr1" draw:name="Image391" text:anchor-type="as-char" svg:width="6.9236in" svg:height="5.189615in" draw:z-index="0">
<draw:image xlink:href="../Images/AРМІЯINFORM/2023-04-08T75-00-00-04-00/1-42.jpg" xlink:type="simple" xlink:show="embed" xlink:actuate="onLoad" draw:mime-type="image/jpeg"/>
</draw:frame>
</text:p>
      <text:p text:style-name="P4">
Фахівці Центру морально-психологічної підтримки Військово-Морських Сил ЗСУкраїни активно працюють з військовослужбовцями ВМС, які повернулися з полонута проходять процес реабілітації.</text:p>
      <text:p text:style-name="P4">
Як розповів начальник центру Василь Ониськів, під час спілкування іззазначеною категорією захисників України його підлеглі не лише зосереджуютьсяна подоланні наслідків посттравматичного стресового розладу, а й надаютьпрактичну та методичну допомогу звільненим воїнам в оформленні втраченихдокументів, консультації щодо подальшої реабілітації тощо.</text:p>
      <text:p text:style-name="P4">
За час роботи за цим напрямком військовими психологами накопичено чималопрактичних напрацювань, які будуть впроваджуватися в системну роботу вподальшому. Кожного разу після чергового обміну виникають нові питання, новіпроблеми, які потребують розв’язання, тож процес надання допомоги постійновдосконалюється.</text:p>
      <text:p text:style-name="P4">
Під час підготовки до роботи фахівці центру використовують не лише власнийдосвід і напрацювання, а й вивчають сторонні джерела, аналізують таузагальнюють досвід українських та закордонних психологів щодо реабілітаціїзвільнених з полону військовослужбовців. Адже ця категорія досить складна дляроботи психологів, люди закриваються в собі, важко ідуть на контакт,намагаються абстрагуватися від пережитого. У такій ситуації помилки психологівможуть посилити стресовий стан звільнених.</text:p>
      <text:p text:style-name="P4">
<draw:frame draw:style-name="fr1" draw:name="Image392" text:anchor-type="as-char" svg:width="6.9236in" svg:height="5.1927in" draw:z-index="0">
<draw:image xlink:href="../Images/AРМІЯINFORM/2023-04-08T75-00-00-04-00/2-29.jpg" xlink:type="simple" xlink:show="embed" xlink:actuate="onLoad" draw:mime-type="image/jpeg"/>
</draw:frame>
</text:p>
      <text:p text:style-name="P4">
— Дай Боже, з часом ми повернемо усіх полонених, і потреба в такій роботізникне. Наразі ж працюємо за потребою — за кожним запитом реабілітологів.Наших воїнів намагаємось підтримати не лише словами — щоразу беремо з собоюдля них якісь подарунки — солодощі, символіку, сувеніри, друковані виданнятощо, щоб налаштувати їх на позитив, — розповів начальник Центру морально-психологічної підтримки ВМС України.</text:p>
      <text:p text:style-name="P4">
Офіцер підкреслив, що найважливішим результатом цієї роботи має стати швидкета безболісне подолання звільненими військовослужбовцями проблем, пов’язаних зперебуванням у полоні, та повернення їх до нормального спокійного повноцінногожиття.</text:p>
      <text:p text:style-name="P4">
<text:span text:style-name="T5">
Фото Василя Ониськіва</text:span>
</text:p>
      <text:p text:style-name="P4">
Source: <text:a xlink:type="simple" xlink:href="https://armyinform.com.ua/2023/04/08/vijskovi-psyhology-vms-ukrayiny-nadayut-fahovu-dopomogu-zvilnenym-z-polonu-pobratymam/" text:style-name="Internet_20_link" text:visited-style-name="Visited_20_Internet_20_Link">
https://armyinform.com.ua/2023/04/08/vijskovi-psyhology-vms-ukrayiny-nadayut-fahovu-dopomogu-zvilnenym-z-polonu-pobratymam/</text:a>
</text:p>
      <!--NEWS-->
      <text:h text:style-name="P10" text:outline-level="1">
<text:span text:style-name="T4">
Ворог тримає в готовності чотири носії крилатих ракет «Калібр» у Чорному та Середземному морях</text:span>
</text:h>
      <text:p text:style-name="P4">
Author: ['АРМІЯINFORM']</text:p>
      <text:p text:style-name="P4">
Time: 2023-04-08T76:00:00-04:00</text:p>
      <text:p text:style-name="P4">
Description: Про це повідомляє Командування Військово-Морських Сил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ms-infografika.jpg" text:style-name="Internet_20_link" text:visited-style-name="Visited_20_Internet_20_Link">
vms-infografika.jpg</text:a>
']</text:p>
      <text:p text:style-name="P4">
Tags: ['STOPRUSSIA', 'АГРЕСІЯ РФ', 'ВІЙНА', 'ВМС ЗС УКРАЇНИ', 'ВТОРГНЕННЯ РФ', 'РАКЕТИ «КАЛІБР»', 'СЕРЕДЗЕМНЕ МОРЕ', 'ЧОРНЕ МОРЕ']</text:p>
      <text:p text:style-name="P4">
Category: News</text:p>
      <!--METADATA-->
      <text:p text:style-name="P4">
Про це<text:a xlink:type="simple" xlink:href="https://www.facebook.com/navy.mil.gov.ua/posts/pfbid0283FKu9sjKe1awgnMkcCTf5A2LniV735Q9fn6Q6opyKBYMMDaaGU7TYqkRWeBiD9gl" text:style-name="Internet_20_link" text:visited-style-name="Visited_20_Internet_20_Link">
повідомляє</text:a>
Командування Військово-Морських Сил Збройних Сил України.</text:p>
      <text:p text:style-name="P4">
<draw:frame draw:style-name="fr1" draw:name="Image393" text:anchor-type="as-char" svg:width="6.270833in" svg:height="10.0in" draw:z-index="0">
<draw:image xlink:href="../Images/AРМІЯINFORM/2023-04-08T76-00-00-04-00/vms-infografika.jpg" xlink:type="simple" xlink:show="embed" xlink:actuate="onLoad" draw:mime-type="image/jpeg"/>
</draw:frame>
</text:p>
      <text:p text:style-name="P4">
Зазначається, що станом на 10:00 08.04.2023 року в Чорному морі на бойовомучергуванні перебуває 7 ворожих кораблів, із них 1 носій крилатих ракет«Калібр», загальний залп до 4 ракет.</text:p>
      <text:p text:style-name="P4">
«В Азовському морі — 1 ворожий корабель; у Середземному морі — до 7 ворожихкораблів, з них 3 носії крилатих ракет „Калібр“, загальний залп до 20 ракет»,— йдеться в повідомленні ВМС ЗС України.</text:p>
      <text:p text:style-name="P4">
За інформацією Командування ВМС, за добу в інтересах рф прохід Керч-Єнікальською протокою здійснили: до Азовського моря — 8 суден, з них 1 суднорухалось з протоки Босфор; до Чорного моря — 24 судна, з них 9 суденпродовжили рух у напрямку протоки Босфор.</text:p>
      <text:p text:style-name="P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 — повідомляють Військово-Морські Сили України.</text:p>
      <text:p text:style-name="P4">
Source: <text:a xlink:type="simple" xlink:href="https://armyinform.com.ua/2023/04/08/vorog-trymaye-v-gotovnosti-chotyry-nosiyi-krylatyh-raket-kalibr-u-chornomu-ta-seredzemnomu-moryah/" text:style-name="Internet_20_link" text:visited-style-name="Visited_20_Internet_20_Link">
https://armyinform.com.ua/2023/04/08/vorog-trymaye-v-gotovnosti-chotyry-nosiyi-krylatyh-raket-kalibr-u-chornomu-ta-seredzemnomu-moryah/</text:a>
</text:p>
      <!--NEWS-->
      <text:h text:style-name="P10" text:outline-level="1">
<text:span text:style-name="T4">
Щонайменше 12 стратегічних бомбардувальників ворога перебувають у готовності до завдавання удару</text:span>
</text:h>
      <text:p text:style-name="P4">
Author: ['Олексій Тригуб']</text:p>
      <text:p text:style-name="P4">
Time: 2023-04-08T77:00:00-04:00</text:p>
      <text:p text:style-name="P4">
Description: Про це у прямому ефірі телемарафону «Єдині новини» сьогодні повідомив речник Повітря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hoto_2023-02-11_15-50-42.jpg" text:style-name="Internet_20_link" text:visited-style-name="Visited_20_Internet_20_Link">
photo_2023-02-11_15-50-42.jpg</text:a>
']</text:p>
      <text:p text:style-name="P4">
Tags: []</text:p>
      <text:p text:style-name="P4">
Category: News</text:p>
      <!--METADATA-->
      <text:p text:style-name="P4">
<draw:frame draw:style-name="fr1" draw:name="Image394" text:anchor-type="as-char" svg:width="6.9236in" svg:height="4.869599in" draw:z-index="0">
<draw:image xlink:href="../Images/AРМІЯINFORM/2023-04-08T77-00-00-04-00/photo_2023-02-11_15-50-42.jpg" xlink:type="simple" xlink:show="embed" xlink:actuate="onLoad" draw:mime-type="image/jpeg"/>
</draw:frame>
</text:p>
      <text:p text:style-name="P4">
Про це у прямому <text:a xlink:type="simple" xlink:href="https://www.youtube.com/watch" text:style-name="Internet_20_link" text:visited-style-name="Visited_20_Internet_20_Link">
ефірі</text:a>
телемарафону «Єдині новини» сьогодні повідомив речник Повітряних Сил ЗбройнихСил України полковник Юрій Ігнат.</text:p>
      <text:p text:style-name="P4">
— Загроза ракетних ударів нікуди не зникла, — констатує офіцер. — Також ворогактивно застосовує авіацію, і красномовним підтвердженням цього є збитий вчоравійськовослужбовцями Десантно-штурмових військ російський літак Су-25. Ворогактивно застосовує і гелікоптери, і штурмову авіацію. Його стратегічна авіаціярозосереджена по аеродромах. На сьогодні спостерігається щонайменше 12стратегічних літаків, які можуть нас атакувати.</text:p>
      <text:p text:style-name="P4">
Коментуючи нещодавній переліт трьох носіїв ракет «Кинджал» винищувачів МіГ-31Кз білоруського аеродрому мачулищі до росії, полковник Юрій Ігнат зазначив, щотаке вже траплялося, і щоразу літаки поверталися. На думку офіцера, цейпереліт може бути пов’язаний як із плановою ротацією, так і з певнимитехнічними моментами. Приміром, необхідністю проведення регламентних робіт нааеродромі базування. Таким чином, те, що носії «Кинджалів» наразі перебуваютьне в безпосередній близькості до українського кордону, поки що, на жаль,загрози їхнього застосування не знімає.</text:p>
      <text:p text:style-name="P4">
Source: <text:a xlink:type="simple" xlink:href="https://armyinform.com.ua/2023/04/08/shhonajmenshe-12-strategichnyh-bombarduvalnykiv-voroga-perebuvayut-u-gotovnosti-do-zavdavannya-udaru/" text:style-name="Internet_20_link" text:visited-style-name="Visited_20_Internet_20_Link">
https://armyinform.com.ua/2023/04/08/shhonajmenshe-12-strategichnyh-bombarduvalnykiv-voroga-perebuvayut-u-gotovnosti-do-zavdavannya-udaru/</text:a>
</text:p>
      <!--NEWS-->
      <text:h text:style-name="P10" text:outline-level="1">
<text:span text:style-name="T4">
Нідерландські інструктори Корпусу морської піхоти навчають українців ведення позиційних бойових дій</text:span>
</text:h>
      <text:p text:style-name="P4">
Author: ['АРМІЯINFORM']</text:p>
      <text:p text:style-name="P4">
Time: 2023-04-08T78:00:00-04:00</text:p>
      <text:p text:style-name="P4">
Description: Інструктори Корпусу морської піхоти Королівських Військово-морськ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golovna.jpg" text:style-name="Internet_20_link" text:visited-style-name="Visited_20_Internet_20_Link">
1-golovna.jpg</text:a>
', '<text:a xlink:type="simple" xlink:href="https://armyinform.com.ua/wp-content/uploads/2023/04/4-16-150x150.jpg" text:style-name="Internet_20_link" text:visited-style-name="Visited_20_Internet_20_Link">
4-16-150x150.jpg</text:a>
', '<text:a xlink:type="simple" xlink:href="https://armyinform.com.ua/wp-content/uploads/2023/04/7-5-150x150.jpg" text:style-name="Internet_20_link" text:visited-style-name="Visited_20_Internet_20_Link">
7-5-150x150.jpg</text:a>
', '<text:a xlink:type="simple" xlink:href="https://armyinform.com.ua/wp-content/uploads/2023/04/8-5-150x150.jpg" text:style-name="Internet_20_link" text:visited-style-name="Visited_20_Internet_20_Link">
8-5-150x150.jpg</text:a>
', '<text:a xlink:type="simple" xlink:href="https://armyinform.com.ua/wp-content/uploads/2023/04/9-5-150x150.jpg" text:style-name="Internet_20_link" text:visited-style-name="Visited_20_Internet_20_Link">
9-5-150x150.jpg</text:a>
']</text:p>
      <text:p text:style-name="P4">
Tags: []</text:p>
      <text:p text:style-name="P4">
Category: News</text:p>
      <!--METADATA-->
      <text:p text:style-name="P4">
<draw:frame draw:style-name="fr1" draw:name="Image395" text:anchor-type="as-char" svg:width="6.9236in" svg:height="4.621503in" draw:z-index="0">
<draw:image xlink:href="../Images/AРМІЯINFORM/2023-04-08T78-00-00-04-00/1-golovna.jpg" xlink:type="simple" xlink:show="embed" xlink:actuate="onLoad" draw:mime-type="image/jpeg"/>
</draw:frame>
</text:p>
      <text:p text:style-name="P4">
Інструктори Корпусу морської піхоти Королівських Військово-морських силЗбройних Сил Нідерландів проводять заняття з ведення позиційних (траншейних)бойових дій. Про це<text:a xlink:type="simple" xlink:href="https://www.facebook.com/GeneralStaff.ua/posts/pfbid02KS5VFVmztaQngtsKf3uDXibKu1dSvbMJ2WG6ntinQhpGCR2EkBc72yjoztWCFR2Gl" text:style-name="Internet_20_link" text:visited-style-name="Visited_20_Internet_20_Link">
повідомляє</text:a>
Генеральний штаб Збройних Сил України.</text:p>
      <text:p text:style-name="P4">
«Зокрема, відпрацьовується підготовка, захоплення та утримання окопу, траншеї,позиції, під час якої новобранці створюють систему окопів, проводятьпатрулювання в наступі та координують розвідку позицій противника в рамкахбазової загальновійськової підготовки у Великій Британії», — йдеться вповідомленні.</text:p>
      <text:p text:style-name="P4">
<text:a xlink:type="simple" xlink:href="https://armyinform.com.ua/wp-content/uploads/2023/04/4-16.jpg" text:style-name="Internet_20_link" text:visited-style-name="Visited_20_Internet_20_Link">
<draw:frame draw:style-name="fr1" draw:name="Image396" text:anchor-type="as-char" svg:width="6.9236in" svg:height="6.9236in" draw:z-index="0">
<draw:image xlink:href="../Images/AРМІЯINFORM/2023-04-08T78-00-00-04-00/4-16-150x150.jpg" xlink:type="simple" xlink:show="embed" xlink:actuate="onLoad" draw:mime-type="image/jpeg"/>
</draw:frame>
</text:a>
</text:p>
      <text:p text:style-name="P4">
<text:a xlink:type="simple" xlink:href="https://armyinform.com.ua/wp-content/uploads/2023/04/7-5.jpg" text:style-name="Internet_20_link" text:visited-style-name="Visited_20_Internet_20_Link">
<draw:frame draw:style-name="fr1" draw:name="Image397" text:anchor-type="as-char" svg:width="6.9236in" svg:height="6.9236in" draw:z-index="0">
<draw:image xlink:href="../Images/AРМІЯINFORM/2023-04-08T78-00-00-04-00/7-5-150x150.jpg" xlink:type="simple" xlink:show="embed" xlink:actuate="onLoad" draw:mime-type="image/jpeg"/>
</draw:frame>
</text:a>
</text:p>
      <text:p text:style-name="P4">
<text:a xlink:type="simple" xlink:href="https://armyinform.com.ua/wp-content/uploads/2023/04/8-5.jpg" text:style-name="Internet_20_link" text:visited-style-name="Visited_20_Internet_20_Link">
<draw:frame draw:style-name="fr1" draw:name="Image398" text:anchor-type="as-char" svg:width="6.9236in" svg:height="6.9236in" draw:z-index="0">
<draw:image xlink:href="../Images/AРМІЯINFORM/2023-04-08T78-00-00-04-00/8-5-150x150.jpg" xlink:type="simple" xlink:show="embed" xlink:actuate="onLoad" draw:mime-type="image/jpeg"/>
</draw:frame>
</text:a>
</text:p>
      <text:p text:style-name="P4">
<text:a xlink:type="simple" xlink:href="https://armyinform.com.ua/wp-content/uploads/2023/04/9-5.jpg" text:style-name="Internet_20_link" text:visited-style-name="Visited_20_Internet_20_Link">
<draw:frame draw:style-name="fr1" draw:name="Image399" text:anchor-type="as-char" svg:width="6.9236in" svg:height="6.9236in" draw:z-index="0">
<draw:image xlink:href="../Images/AРМІЯINFORM/2023-04-08T78-00-00-04-00/9-5-150x150.jpg" xlink:type="simple" xlink:show="embed" xlink:actuate="onLoad" draw:mime-type="image/jpeg"/>
</draw:frame>
</text:a>
</text:p>
      <text:p text:style-name="P4">
Правильні вміння, доведені до автоматизму, рятують власне життя, або життяпобратимів чи посестер.</text:p>
      <text:p text:style-name="P4">
Нідерланди та Велика Британія продовжують підтримувати народ України танадають постійну підтримку у відповідь на триваючі порушення росієюміжнародного права.</text:p>
      <text:p text:style-name="P4">
«Збройні Сили України вдячні за підтримку та допомогу Нідерландів», — йдетьсяв повідомленні Генерального штабу ЗС України.</text:p>
      <text:p text:style-name="P4">
Source: <text:a xlink:type="simple" xlink:href="https://armyinform.com.ua/2023/04/08/niderlandski-instruktory-korpusu-morskoyi-pihoty-navchayut-ukrayincziv-vedennya-pozyczijnyh-bojovyh-dij/" text:style-name="Internet_20_link" text:visited-style-name="Visited_20_Internet_20_Link">
https://armyinform.com.ua/2023/04/08/niderlandski-instruktory-korpusu-morskoyi-pihoty-navchayut-ukrayincziv-vedennya-pozyczijnyh-bojovyh-dij/</text:a>
</text:p>
      <!--NEWS-->
      <text:h text:style-name="P10" text:outline-level="1">
<text:span text:style-name="T4">
Нідерландські інструктори Корпусу морської піхоти навчають українців ведення позиційних бойових дій</text:span>
</text:h>
      <text:p text:style-name="P4">
Author: ['АРМІЯINFORM']</text:p>
      <text:p text:style-name="P4">
Time: 2023-04-08T79:00:00-04:00</text:p>
      <text:p text:style-name="P4">
Description: Інструктори Корпусу морської піхоти Королівських Військово-морськ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golovna.jpg" text:style-name="Internet_20_link" text:visited-style-name="Visited_20_Internet_20_Link">
1-golovna.jpg</text:a>
', '<text:a xlink:type="simple" xlink:href="https://armyinform.com.ua/wp-content/uploads/2023/04/4-16-150x150.jpg" text:style-name="Internet_20_link" text:visited-style-name="Visited_20_Internet_20_Link">
4-16-150x150.jpg</text:a>
', '<text:a xlink:type="simple" xlink:href="https://armyinform.com.ua/wp-content/uploads/2023/04/7-5-150x150.jpg" text:style-name="Internet_20_link" text:visited-style-name="Visited_20_Internet_20_Link">
7-5-150x150.jpg</text:a>
', '<text:a xlink:type="simple" xlink:href="https://armyinform.com.ua/wp-content/uploads/2023/04/8-5-150x150.jpg" text:style-name="Internet_20_link" text:visited-style-name="Visited_20_Internet_20_Link">
8-5-150x150.jpg</text:a>
', '<text:a xlink:type="simple" xlink:href="https://armyinform.com.ua/wp-content/uploads/2023/04/9-5-150x150.jpg" text:style-name="Internet_20_link" text:visited-style-name="Visited_20_Internet_20_Link">
9-5-150x150.jpg</text:a>
']</text:p>
      <text:p text:style-name="P4">
Tags: []</text:p>
      <text:p text:style-name="P4">
Category: News</text:p>
      <!--METADATA-->
      <text:p text:style-name="P4">
<draw:frame draw:style-name="fr1" draw:name="Image400" text:anchor-type="as-char" svg:width="6.9236in" svg:height="4.621503in" draw:z-index="0">
<draw:image xlink:href="../Images/AРМІЯINFORM/2023-04-08T79-00-00-04-00/1-golovna.jpg" xlink:type="simple" xlink:show="embed" xlink:actuate="onLoad" draw:mime-type="image/jpeg"/>
</draw:frame>
</text:p>
      <text:p text:style-name="P4">
Інструктори Корпусу морської піхоти Королівських Військово-морських силЗбройних Сил Нідерландів проводять заняття з ведення позиційних (траншейних)бойових дій. Про це<text:a xlink:type="simple" xlink:href="https://www.facebook.com/GeneralStaff.ua/posts/pfbid02KS5VFVmztaQngtsKf3uDXibKu1dSvbMJ2WG6ntinQhpGCR2EkBc72yjoztWCFR2Gl" text:style-name="Internet_20_link" text:visited-style-name="Visited_20_Internet_20_Link">
повідомляє</text:a>
Генеральний штаб Збройних Сил України.</text:p>
      <text:p text:style-name="P4">
«Зокрема, відпрацьовується підготовка, захоплення та утримання окопу, траншеї,позиції, під час якої новобранці створюють систему окопів, проводятьпатрулювання в наступі та координують розвідку позицій противника в рамкахбазової загальновійськової підготовки у Великій Британії», — йдеться вповідомленні.</text:p>
      <text:p text:style-name="P4">
<text:a xlink:type="simple" xlink:href="https://armyinform.com.ua/wp-content/uploads/2023/04/4-16.jpg" text:style-name="Internet_20_link" text:visited-style-name="Visited_20_Internet_20_Link">
<draw:frame draw:style-name="fr1" draw:name="Image401" text:anchor-type="as-char" svg:width="6.9236in" svg:height="6.9236in" draw:z-index="0">
<draw:image xlink:href="../Images/AРМІЯINFORM/2023-04-08T79-00-00-04-00/4-16-150x150.jpg" xlink:type="simple" xlink:show="embed" xlink:actuate="onLoad" draw:mime-type="image/jpeg"/>
</draw:frame>
</text:a>
</text:p>
      <text:p text:style-name="P4">
<text:a xlink:type="simple" xlink:href="https://armyinform.com.ua/wp-content/uploads/2023/04/7-5.jpg" text:style-name="Internet_20_link" text:visited-style-name="Visited_20_Internet_20_Link">
<draw:frame draw:style-name="fr1" draw:name="Image402" text:anchor-type="as-char" svg:width="6.9236in" svg:height="6.9236in" draw:z-index="0">
<draw:image xlink:href="../Images/AРМІЯINFORM/2023-04-08T79-00-00-04-00/7-5-150x150.jpg" xlink:type="simple" xlink:show="embed" xlink:actuate="onLoad" draw:mime-type="image/jpeg"/>
</draw:frame>
</text:a>
</text:p>
      <text:p text:style-name="P4">
<text:a xlink:type="simple" xlink:href="https://armyinform.com.ua/wp-content/uploads/2023/04/8-5.jpg" text:style-name="Internet_20_link" text:visited-style-name="Visited_20_Internet_20_Link">
<draw:frame draw:style-name="fr1" draw:name="Image403" text:anchor-type="as-char" svg:width="6.9236in" svg:height="6.9236in" draw:z-index="0">
<draw:image xlink:href="../Images/AРМІЯINFORM/2023-04-08T79-00-00-04-00/8-5-150x150.jpg" xlink:type="simple" xlink:show="embed" xlink:actuate="onLoad" draw:mime-type="image/jpeg"/>
</draw:frame>
</text:a>
</text:p>
      <text:p text:style-name="P4">
<text:a xlink:type="simple" xlink:href="https://armyinform.com.ua/wp-content/uploads/2023/04/9-5.jpg" text:style-name="Internet_20_link" text:visited-style-name="Visited_20_Internet_20_Link">
<draw:frame draw:style-name="fr1" draw:name="Image404" text:anchor-type="as-char" svg:width="6.9236in" svg:height="6.9236in" draw:z-index="0">
<draw:image xlink:href="../Images/AРМІЯINFORM/2023-04-08T79-00-00-04-00/9-5-150x150.jpg" xlink:type="simple" xlink:show="embed" xlink:actuate="onLoad" draw:mime-type="image/jpeg"/>
</draw:frame>
</text:a>
</text:p>
      <text:p text:style-name="P4">
Правильні вміння, доведені до автоматизму, рятують власне життя, або життяпобратимів чи посестер.</text:p>
      <text:p text:style-name="P4">
Нідерланди та Велика Британія продовжують підтримувати народ України танадають постійну підтримку у відповідь на триваючі порушення росієюміжнародного права.</text:p>
      <text:p text:style-name="P4">
«Збройні Сили України вдячні за підтримку та допомогу Нідерландів», — йдетьсяв повідомленні Генерального штабу ЗС України.</text:p>
      <text:p text:style-name="P4">
Source: <text:a xlink:type="simple" xlink:href="https://armyinform.com.ua/2023/04/08/niderlandski-instruktory-korpusu-morskoyi-pihoty-navchayut-ukrayincziv-vedennya-pozyczijnyh-bojovyh-dij/" text:style-name="Internet_20_link" text:visited-style-name="Visited_20_Internet_20_Link">
https://armyinform.com.ua/2023/04/08/niderlandski-instruktory-korpusu-morskoyi-pihoty-navchayut-ukrayincziv-vedennya-pozyczijnyh-bojovyh-dij/</text:a>
</text:p>
      <!--NEWS-->
      <text:h text:style-name="P10" text:outline-level="1">
<text:span text:style-name="T4">
Координаційний штаб нагадав про шкідливість медійної публічності для полонених</text:span>
</text:h>
      <text:p text:style-name="P4">
Author: ['АРМІЯINFORM']</text:p>
      <text:p text:style-name="P4">
Time: 2023-04-08T80:00:00-04:00</text:p>
      <text:p text:style-name="P4">
Description: У Східному регіональному центрі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873982829937930374_y.jpg" text:style-name="Internet_20_link" text:visited-style-name="Visited_20_Internet_20_Link">
photo_5873982829937930374_y.jpg</text:a>
']</text:p>
      <text:p text:style-name="P4">
Tags: ['ВІЙСЬКОВОПОЛОНЕНІ', 'КООРДИНАЦІЙНИЙ ШТАБ З ПИТАНЬ ПОВОДЖЕННЯ З ВІЙСЬКОВОПОЛОНЕНИМИ', 'ПОЛТАВА']</text:p>
      <text:p text:style-name="P4">
Category: News</text:p>
      <!--METADATA-->
      <text:p text:style-name="P4">
<draw:frame draw:style-name="fr1" draw:name="Image405" text:anchor-type="as-char" svg:width="6.9236in" svg:height="4.300205in" draw:z-index="0">
<draw:image xlink:href="../Images/AРМІЯINFORM/2023-04-08T80-00-00-04-00/photo_5873982829937930374_y.jpg" xlink:type="simple" xlink:show="embed" xlink:actuate="onLoad" draw:mime-type="image/jpeg"/>
</draw:frame>
 Фото: Koord_shtab</text:p>
      <text:p text:style-name="P4">
У Східному регіональному центрі Координаційного штабу з питань поводження звійськовополоненими відбулася зустріч з родинами військовополонених і безвістизниклих воїнів ТрО в/ч А7097 з Полтави.</text:p>
      <text:p text:style-name="P4">
Про це <text:a xlink:type="simple" xlink:href="https://t.me/Koord_shtab/803" text:style-name="Internet_20_link" text:visited-style-name="Visited_20_Internet_20_Link">
повідомляє</text:a>
 Координаційний штаб утелеграм-каналі.</text:p>
      <text:p text:style-name="P4">
У зустрічі взяли участь керівник Східного регіонального центру Сергій Чебишев,представники Координаційного штабу з питань поводження з військовополоненими,Міжнародного комітету Червоного Хреста, Національної поліції, Територіальногоцентру комплектування та соціальної підтримки, Сил територіальної оборони ЗСУ.</text:p>
      <text:p text:style-name="P4">
Представники родин цікавилися першочерговістю подання на обмінвійськовослужбовців окрім вразливих категорій: жінок, поранених, хворих. Засловами Сергія Чебишева, реєстри складені в алфавітному порядку і напершочерговість подання на обмін нічого не впливає. На жаль, при поверненні зполону вирішальною є позиція ворожої сторони.</text:p>
      <text:p text:style-name="P4">
Представники Штабу також зазначили, що звернення напряму до так званих«омбудсменів» росії та невизнаних утворень на окупованих територіях України, атакож інших органів влади російської федерації дають можливість ворогувикористовувати полоненого у своїх цілях, проводити ІПСО. У випадку особливоїуваги до окремого полоненого ризик психологічного впливу ворога на ньогозначно збільшується, а видачу таких полонених умисно затягують.</text:p>
      <text:p text:style-name="P4">
читайте також:</text:p>
      <text:p text:style-name="P4">
<text:a xlink:type="simple" xlink:href="https://armyinform.com.ua/2023/03/21/koordynaczijnyj-shtab-zaklykav-rodyny-polonenyh-ne-poshyryuvaty-personalnu-informacziyu-zahysnykiv/" text:style-name="Internet_20_link" text:visited-style-name="Visited_20_Internet_20_Link">
Координаційний штаб закликав родини полонених не поширювати персональнуінформацію захисників</text:a>
</text:p>
      <text:p text:style-name="P4">
Також на зустрічі обговорили питання звернень до міжнародних організацій,«вироків», винесених судами рф проти українських військовополонених, зборуінформації про місця знаходження бранців Кремля. Особливу увагу було зверненона шкідливість медійної публічності для полоненого. Розповсюдженняперсональних даних та відомостей про особу воїна в полоні може мати негативнінаслідки для його долі.</text:p>
      <text:p text:style-name="P4">
Source: <text:a xlink:type="simple" xlink:href="https://armyinform.com.ua/2023/04/08/koordynaczijnyj-shtab-nagadav-pro-shkidlyvist-medijnoyi-publichnosti-dlya-polonenogo/" text:style-name="Internet_20_link" text:visited-style-name="Visited_20_Internet_20_Link">
https://armyinform.com.ua/2023/04/08/koordynaczijnyj-shtab-nagadav-pro-shkidlyvist-medijnoyi-publichnosti-dlya-polonenogo/</text:a>
</text:p>
      <!--NEWS-->
      <text:h text:style-name="P10" text:outline-level="1">
<text:span text:style-name="T4">
Суд призначив 8 років ув’язнення коригувальнику російських ракетних ударів по школах у Миколаєві</text:span>
</text:h>
      <text:p text:style-name="P4">
Author: ['АРМІЯINFORM']</text:p>
      <text:p text:style-name="P4">
Time: 2023-04-08T81:00:00-04:00</text:p>
      <text:p text:style-name="P4">
Description: Служба безпеки України зібрала неспростовні докази вини ще одного інформатора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reguvalnyk.jpeg" text:style-name="Internet_20_link" text:visited-style-name="Visited_20_Internet_20_Link">
koreguvalnyk.jpeg</text:a>
', '<text:a xlink:type="simple" xlink:href="https://armyinform.com.ua/wp-content/uploads/2023/04/1-26-150x150.jpg" text:style-name="Internet_20_link" text:visited-style-name="Visited_20_Internet_20_Link">
1-26-150x150.jpg</text:a>
', '<text:a xlink:type="simple" xlink:href="https://armyinform.com.ua/wp-content/uploads/2023/04/2-23-150x150.jpg" text:style-name="Internet_20_link" text:visited-style-name="Visited_20_Internet_20_Link">
2-23-150x150.jpg</text:a>
']</text:p>
      <text:p text:style-name="P4">
Tags: ['STOPRUSSIA', 'АГРЕСІЯ РФ', 'ВТОРГНЕННЯ РФ', 'ЗРАДНИКИ', 'КОРЕГУВАЛЬНИК', 'ПОКАРАННЯ', 'СБУ']</text:p>
      <text:p text:style-name="P4">
Category: News</text:p>
      <!--METADATA-->
      <text:p text:style-name="P4">
<draw:frame draw:style-name="fr1" draw:name="Image406" text:anchor-type="as-char" svg:width="6.9236in" svg:height="4.615733in" draw:z-index="0">
<draw:image xlink:href="../Images/AРМІЯINFORM/2023-04-08T81-00-00-04-00/koreguvalnyk.jpeg" xlink:type="simple" xlink:show="embed" xlink:actuate="onLoad" draw:mime-type="image/jpeg"/>
</draw:frame>
</text:p>
      <text:p text:style-name="P4">
Служба безпеки України зібрала неспростовні докази вини ще одного інформатораголовного управління генерального штабу зс рф (більш відомого як гру).</text:p>
      <text:p text:style-name="P4">
Про це <text:a xlink:type="simple" xlink:href="https://ssu.gov.ua/novyny/za-materialamy-sbu-8-rokiv-za-gratamy-provede-koryhuvalnyk-rosiiskykh-raketnykh-udariv-po-shkolakh-u-mykolaievi" text:style-name="Internet_20_link" text:visited-style-name="Visited_20_Internet_20_Link">
повідомляє</text:a>
 пресслужба СБУ.</text:p>
      <text:p text:style-name="P4">
«Зловмисник коригував ворожі обстріли об’єктів цивільної інфраструктури натериторії Миколаївщини. Саме за його „наводкою“ російські окупанти завдалиракетний удар по двох місцевих школах. Унаслідок ворожої повітряної атакиобидві будівлі були повністю зруйновані», — йдеться в повідомленні.</text:p>
      <text:p text:style-name="P4">
Співробітники СБУ затримали зловмисника у серпні минулого року під часконтрдиверсійних заходів у прифронтових районах області.</text:p>
      <text:p text:style-name="P4">
<text:span text:style-name="T4">
За матеріалами української спецслужби, суд призначив йому 8 роківув’язнення.</text:span>
</text:p>
      <text:p text:style-name="P4">
За даними слідства, коригувальником виявився колишній начальник служби охорониодного з інфраструктурних об’єктів обласного центру.</text:p>
      <text:p text:style-name="P4">
Після початку повномасштабного вторгнення російська воєнна розвідкадистанційно залучила його до негласної співпраці.</text:p>
      <text:p text:style-name="P4">
У поле зору гру він потрапив через свою активність у прокремлівських телеграм-каналах, де неодноразово публікував свої коментарі на підтримку збройноїагресії рф.</text:p>
      <text:p text:style-name="P4">
<text:a xlink:type="simple" xlink:href="https://armyinform.com.ua/wp-content/uploads/2023/04/1-26.jpg" text:style-name="Internet_20_link" text:visited-style-name="Visited_20_Internet_20_Link">
<draw:frame draw:style-name="fr1" draw:name="Image407" text:anchor-type="as-char" svg:width="6.9236in" svg:height="6.9236in" draw:z-index="0">
<draw:image xlink:href="../Images/AРМІЯINFORM/2023-04-08T81-00-00-04-00/1-26-150x150.jpg" xlink:type="simple" xlink:show="embed" xlink:actuate="onLoad" draw:mime-type="image/jpeg"/>
</draw:frame>
</text:a>
</text:p>
      <text:p text:style-name="P4">
<text:a xlink:type="simple" xlink:href="https://armyinform.com.ua/wp-content/uploads/2023/04/2-23.jpg" text:style-name="Internet_20_link" text:visited-style-name="Visited_20_Internet_20_Link">
<draw:frame draw:style-name="fr1" draw:name="Image408" text:anchor-type="as-char" svg:width="6.9236in" svg:height="6.9236in" draw:z-index="0">
<draw:image xlink:href="../Images/AРМІЯINFORM/2023-04-08T81-00-00-04-00/2-23-150x150.jpg" xlink:type="simple" xlink:show="embed" xlink:actuate="onLoad" draw:mime-type="image/jpeg"/>
</draw:frame>
</text:a>
</text:p>
      <text:p text:style-name="P4">
Під час обшуку за місцем проживання затриманого виявлено мобільний телефон,який він використовував для комунікації з російським координатором. Напідставі доказів, зібраних співробітниками СБУ, суд визнав зловмисника виннимза двома статтями Кримінального кодексу України:</text:p>
      <ul>
        <li>
ч. 3 ст. 114-2 (несанкціоноване поширення інформації про направлення, переміщення зброї, озброєння та бойових припасів в Україну, рух, переміщення або розміщення ЗСУ чи інших утворених відповідно до законів України військових формувань);  * ч. 2, 3 ст. 436-2 (виправдовування, визнання правомірною, заперечення збройної агресії рф проти України, глорифікація її учасників).</li>
      </ul>
      <text:p text:style-name="P4">
<text:span text:style-name="T4">
Служба безпеки наголошує на невідворотності покарання за злочини протиУкраїни.</text:span>
</text:p>
      <text:p text:style-name="P4">
Source: <text:a xlink:type="simple" xlink:href="https://armyinform.com.ua/2023/04/08/sud-pryznachyv-8-rokiv-uvyaznennya-koryguvalnyku-rosijskyh-raketnyh-udariv-po-shkolah-u-mykolayevi/" text:style-name="Internet_20_link" text:visited-style-name="Visited_20_Internet_20_Link">
https://armyinform.com.ua/2023/04/08/sud-pryznachyv-8-rokiv-uvyaznennya-koryguvalnyku-rosijskyh-raketnyh-udariv-po-shkolah-u-mykolayevi/</text:a>
</text:p>
      <!--NEWS-->
      <text:h text:style-name="P10" text:outline-level="1">
<text:span text:style-name="T4">
Як нараховуються пенсії родинам загиблих військовослужбовців</text:span>
</text:h>
      <text:p text:style-name="P4">
Author: ['АРМІЯINFORM']</text:p>
      <text:p text:style-name="P4">
Time: 2023-04-08T82:00:00-04:00</text:p>
      <text:p text:style-name="P4">
Description: Military Media Center опублікував порядок нарахування пенсії для членів родини в ра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odyna-zagyblogo.jpeg" text:style-name="Internet_20_link" text:visited-style-name="Visited_20_Internet_20_Link">
rodyna-zagyblogo.jpeg</text:a>
', '<text:a xlink:type="simple" xlink:href="https://armyinform.com.ua/wp-content/uploads/2023/04/pensiya-za-zagyblogo.jpg" text:style-name="Internet_20_link" text:visited-style-name="Visited_20_Internet_20_Link">
pensiya-za-zagyblogo.jpg</text:a>
']</text:p>
      <text:p text:style-name="P4">
Tags: ['ВОЄННИЙ СТАН', "ДОПОМОГА СІМ'ЯМ ЗАГИБЛИХ", 'ПЕНСІЇ', 'СОЦІАЛЬНИЙ ЗАХИСТ', 'СОЦІАЛЬНИЙ ЗАХИСТ ПІД ЧАС ВІЙНИ']</text:p>
      <text:p text:style-name="P4">
Category: News</text:p>
      <!--METADATA-->
      <text:p text:style-name="P4">
<draw:frame draw:style-name="fr1" draw:name="Image409" text:anchor-type="as-char" svg:width="6.9236in" svg:height="4.617948in" draw:z-index="0">
<draw:image xlink:href="../Images/AРМІЯINFORM/2023-04-08T82-00-00-04-00/rodyna-zagyblogo.jpeg" xlink:type="simple" xlink:show="embed" xlink:actuate="onLoad" draw:mime-type="image/jpeg"/>
</draw:frame>
 Ілюстративне фото: Офіс Президента України</text:p>
      <text:p text:style-name="P4">
<text:span text:style-name="T4">
Military Media Center опублікував порядок нарахування пенсії для членівродини в разі втрати військовослужбовця-годувальника.</text:span>
</text:p>
      <text:p text:style-name="P4">
Відповідно до <text:a xlink:type="simple" xlink:href="https://zakon.rada.gov.ua/laws/show/2262-12#n216" text:style-name="Internet_20_link" text:visited-style-name="Visited_20_Internet_20_Link">
ЗаконуУкраїни</text:a>
 «Про пенсійнезабезпечення осіб, звільнених з військової служби, та деяких інших осіб»,<text:span text:style-name="T4">
право на пенсію мають:</text:span>
 батьки та дружина (чоловік) годувальника, щозагинув при виконанні службових обов’язків.</text:p>
      <text:p text:style-name="P4">
<text:span text:style-name="T4">
Умова отримання пенсії:</text:span>
 не раніше ніж в 55 років, незалежно від тривалостістрахового стажу.</text:p>
      <text:p text:style-name="P4">
<text:span text:style-name="T4">
Розмір пенсійної виплати:</text:span>
 70% заробітної плати загиблого годувальникачленам сім’ї та дитині* (але не менше ніж 7800 грн).</text:p>
      <text:p text:style-name="P4">
<text:span text:style-name="T5">
* якщо в сім’ї двоє та більше дітей — по 50% на кожну дитину (але не менше6100 грн)</text:span>
</text:p>
      <text:p text:style-name="P4">
<text:span text:style-name="T4">
Також дана категорія має право на призначення пенсії, якщо вони мають правона:</text:span>
</text:p>
      <ul>
        <li>
пенсію незалежно від віку;  * дострокову пенсію за віком;  * пенсію за віком на пільгових умовах;  * пенсію зі зменшенням пенсійного віку відповідно до закону, або є особами з інвалідністю.</li>
      </ul>
      <text:p text:style-name="P4">
<draw:frame draw:style-name="fr1" draw:name="Image410" text:anchor-type="as-char" svg:width="6.9236in" svg:height="7.926841in" draw:z-index="0">
<draw:image xlink:href="../Images/AРМІЯINFORM/2023-04-08T82-00-00-04-00/pensiya-za-zagyblogo.jpg" xlink:type="simple" xlink:show="embed" xlink:actuate="onLoad" draw:mime-type="image/jpeg"/>
</draw:frame>
</text:p>
      <text:p text:style-name="P4">
У разі смерті військовослужбовця, що не пов’язана з виконанням службовихобов’язків, <text:span text:style-name="T4">
право на отримання пенсійних виплат мають:</text:span>
 батьки та дружина(чоловік) годувальника.</text:p>
      <text:p text:style-name="P4">
<text:span text:style-name="T4">
Умова отримання пенсії:</text:span>
 досягли 60 років незалежно від наявності у нихстрахового стажу, або є особами з інвалідністю.</text:p>
      <text:p text:style-name="P4">
<text:span text:style-name="T4">
Розмір пенсійної виплати:</text:span>
 30% заробітної плати померлого на кожного членасім’ї.</text:p>
      <text:p text:style-name="P4">
Незалежно від причини смерті годувальника, мінімальний (2 прожиткові мінімумидля непрацездатних осіб) та максимальний (10 прожиткових мінімумів длянепрацездатних осіб) розміри пенсії в разі втрати годувальника застосовуютьсядо кожного непрацездатного члена сім’ї окремо.</text:p>
      <text:p text:style-name="P4">
<text:span text:style-name="T5">
Джерело:<text:a xlink:type="simple" xlink:href="https://t.me/militarymediacenter/" text:style-name="Internet_20_link" text:visited-style-name="Visited_20_Internet_20_Link">
Military Media Center</text:a>
</text:span>
</text:p>
      <text:p text:style-name="P4">
Source: <text:a xlink:type="simple" xlink:href="https://armyinform.com.ua/2023/04/08/yak-narahovuyutsya-pensiyi-rodynam-zagyblyh-vijskovosluzhbovcziv/" text:style-name="Internet_20_link" text:visited-style-name="Visited_20_Internet_20_Link">
https://armyinform.com.ua/2023/04/08/yak-narahovuyutsya-pensiyi-rodynam-zagyblyh-vijskovosluzhbovcziv/</text:a>
</text:p>
      <!--NEWS-->
      <text:h text:style-name="P10" text:outline-level="1">
<text:span text:style-name="T4">
Чому F-16 важливі для України</text:span>
</text:h>
      <text:p text:style-name="P4">
Author: ['АРМІЯINFORM']</text:p>
      <text:p text:style-name="P4">
Time: 2023-04-08T83:00:00-04:00</text:p>
      <text:p text:style-name="P4">
Description: Чому багатоцільові винищувачі F-16 є важливими для України, тезисно пояснив командува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143da3e-9cdb-4b05-9ccc-7fed3cb2e54e.jpg" text:style-name="Internet_20_link" text:visited-style-name="Visited_20_Internet_20_Link">
e143da3e-9cdb-4b05-9ccc-7fed3cb2e54e.jpg</text:a>
', '<text:a xlink:type="simple" xlink:href="https://armyinform.com.ua/wp-content/uploads/2023/04/39912e99-123d-4a24-971c-e49eccfb52f2.jpg" text:style-name="Internet_20_link" text:visited-style-name="Visited_20_Internet_20_Link">
39912e99-123d-4a24-971c-e49eccfb52f2.jpg</text:a>
']</text:p>
      <text:p text:style-name="P4">
Tags: ['F-16']</text:p>
      <text:p text:style-name="P4">
Category: News</text:p>
      <!--METADATA-->
      <text:p text:style-name="P4">
<draw:frame draw:style-name="fr1" draw:name="Image411" text:anchor-type="as-char" svg:width="6.9236in" svg:height="3.894525in" draw:z-index="0">
<draw:image xlink:href="../Images/AРМІЯINFORM/2023-04-08T83-00-00-04-00/e143da3e-9cdb-4b05-9ccc-7fed3cb2e54e.jpg" xlink:type="simple" xlink:show="embed" xlink:actuate="onLoad" draw:mime-type="image/jpeg"/>
</draw:frame>
</text:p>
      <text:p text:style-name="P4">
Чому багатоцільові винищувачі F-16 є важливими для України, тезисно пояснивкомандувач Повітряних Сил генерал-лейтенант Микола Олещук.</text:p>
      <text:p text:style-name="P4">
🔵 НАЙКРАЩИЙ ЗАХИСТ ТИЛОВИХ РЕГІОНІВ</text:p>
      <text:p text:style-name="P4">
У середньому наша ППО знищує близько 75 % крилатих ракет та ударних дронів.Але 25 % таки долітають до своїх цілей!</text:p>
      <text:p text:style-name="P4">
Гинуть мирні жителі, руйнується інфраструктура. F-16 можуть ефективнознищувати ці повітряні загрози ще на кордонах, не підпускаючи ракети та дронидо наших міст.</text:p>
      <text:p text:style-name="P4">
🔵 ПЕРЕВАГА В ПОВІТРІ — НАДІЙНЕ ПРИКРИТТЯ ПЕРЕДОВОЇ</text:p>
      <text:p text:style-name="P4">
російська авіація переважає українську в рази за кількістю, а головне — вокупантів технологічна перевага.</text:p>
      <text:p text:style-name="P4">
У Повітряних Силах недостатньо сил та засобів як наземних, так і повітряних,аби ефективно захистити повітряний простір, війська на передовій та мирнихжителів у прифронтовій зоні від щоденного терору ворожих ударних літаків івертольотів.</text:p>
      <text:p text:style-name="P4">
F-16 дозволять завоювати панування в повітрі, значно ослабивши ворога, рятуючибагато життів щодня.</text:p>
      <text:p text:style-name="P4">
🔵 НАЙЕФЕКТИВНІША ПРОТИДІЯ ПРОТИ ЗАСТОСУВАННЯ КЕРОВАНИХ АВІАБОМБ</text:p>
      <text:p text:style-name="P4">
Дедалі частіше ворог застосовує керовані авіабомби масою 500 кг по всій лініїфронту. Є ознаки підготовки до масового застосування КАБів масою 1500 кг!</text:p>
      <text:p text:style-name="P4">
Літаки росіян не заходять у зону ураження нашої ППО, дистанційно завдаючиударів по передній лінії та прифронтових містах. Страждають мирні мешканці упівнічних, південних, східних областях.</text:p>
      <text:p text:style-name="P4">
F-16 мають на озброєнні ракети класу «повітря-повітря» з дальністю до 180 км.Це дозволить відігнати ворожу авіацію подалі від наших кордонів та лініїбойового зіткнення, що мінімізує вірогідність застосування керованих авіабомбта іншого озброєння повітряного базування.</text:p>
      <text:p text:style-name="P4">
🔵 ПОТУЖНИЙ УДАР У ВІДПОВІДЬ</text:p>
      <text:p text:style-name="P4">
Широкий спектр сучасного високоточного озброєння F-16 дозволить завдавативисокоточних ударів по російських військах під час контрнаступальних дій.Необхідно спинити атакувальні дії ворога, завоювати перевагу в повітрі,знищити шляхи постачання техніки, боєприпасів та живої сили противника. Цізавдання зможе виконати F-16!</text:p>
      <text:p text:style-name="P4">
🔵 КОНТРОЛЬ МОРЯ</text:p>
      <text:p text:style-name="P4">
Чорне море все ще під контролем російського флоту. F-16 мають на озброєнніпотужні протикорабельні ракети, які легко зможуть загнати весь ворожий флотабо у порти, або на морське дно. Україні потрібно забезпечити свободусудноплавства та захист «зернових коридорів».</text:p>
      <text:p text:style-name="P4">
<draw:frame draw:style-name="fr1" draw:name="Image412" text:anchor-type="as-char" svg:width="6.9236in" svg:height="3.891999in" draw:z-index="0">
<draw:image xlink:href="../Images/AРМІЯINFORM/2023-04-08T83-00-00-04-00/39912e99-123d-4a24-971c-e49eccfb52f2.jpg" xlink:type="simple" xlink:show="embed" xlink:actuate="onLoad" draw:mime-type="image/jpeg"/>
</draw:frame>
</text:p>
      <text:p text:style-name="P4">
🔵 ЛЬОТЧИКИ — ЗАРУЧНИКИ СТАРИХ ТЕХНОЛОГІЙ</text:p>
      <text:p text:style-name="P4">
Наявне обладнання й озброєння радянських літаків перетворює всі місії нашихпілотів на смертельно небезпечні, що спричиняє непоправні втрати найкращихсинів України. Лише сучасні технології зроблять їхню роботу ефективною йбезпечною. Наші льотчики підготовлені і вмотивовані вчитися. І їх достатньо,щоб одночасно і воювати, і навчатись. Наші льотчики мріють про F-16, вонидостойні літати на найкращих літаках!</text:p>
      <text:p text:style-name="P4">
🔵 СПРАВНІСТЬ, ЗАПЧАСТИНИ</text:p>
      <text:p text:style-name="P4">
Україна використовує літаки 40-річної давнини. Деякі літаки удвічі старші засвоїх пілотів! Підтримувати їхню справність із кожним днем стає дедалі важче.Власні запаси запчастин виснажуються, і у союзників їх також немає. Багатопитань закривається шляхом так званої “канібалізації”, але це не може тривативічно. Не можна чекати, поки вся авіація зупиниться повністю. Завдяки передачілітаків зі Словаччини та Польщі вдасться певною мірою відновити авіапаркМіГ-29 кількох авіабригад, посилити спроможності у виконанні поточних бойовихзавдань винищувальною авіацією. Втім, для досягнення переваги в повітрі, дляперемоги, нам потрібні сучасні літаки!</text:p>
      <text:p text:style-name="P4">
🔵 ЗАПАСИ БОЄПРИПАСІВ</text:p>
      <text:p text:style-name="P4">
Запаси навіть застарілих і малоефективних радянських боєприпасів для наявногоавіапарку невпинно зменшується. Навіть маючи достатню кількість справнихлітаків і підготовлених льотчиків, в певний момент наша авіація залишиться беззасобів ураження. Перехід на F-16 чи іншу західну платформу з широкимасортиментом сучасного озброєння — єдиний вихід!</text:p>
      <text:p text:style-name="P4">
<text:span text:style-name="T5">
Підготувала Анастасія Олехнович</text:span>
</text:p>
      <text:p text:style-name="P4">
Source: <text:a xlink:type="simple" xlink:href="https://armyinform.com.ua/2023/04/08/chomu-f-16-vazhlyvi-dlya-ukrayiny/" text:style-name="Internet_20_link" text:visited-style-name="Visited_20_Internet_20_Link">
https://armyinform.com.ua/2023/04/08/chomu-f-16-vazhlyvi-dlya-ukrayiny/</text:a>
</text:p>
      <!--NEWS-->
      <text:h text:style-name="P10" text:outline-level="1">
<text:span text:style-name="T4">
Пам’ять усіх жертв торішнього обстрілу Краматорська вшанували сьогодні в місті</text:span>
</text:h>
      <text:p text:style-name="P4">
Author: ['АРМІЯINFORM']</text:p>
      <text:p text:style-name="P4">
Time: 2023-04-08T84:00:00-04:00</text:p>
      <text:p text:style-name="P4">
Description: У Краматорську на Донеччині вшанували пам’ять загиблих внаслідок російського раке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5.jpg" text:style-name="Internet_20_link" text:visited-style-name="Visited_20_Internet_20_Link">
2-25.jpg</text:a>
', '<text:a xlink:type="simple" xlink:href="https://armyinform.com.ua/wp-content/uploads/2023/04/4-18-150x150.jpg" text:style-name="Internet_20_link" text:visited-style-name="Visited_20_Internet_20_Link">
4-18-150x150.jpg</text:a>
', '<text:a xlink:type="simple" xlink:href="https://armyinform.com.ua/wp-content/uploads/2023/04/3-21-150x150.jpg" text:style-name="Internet_20_link" text:visited-style-name="Visited_20_Internet_20_Link">
3-21-150x150.jpg</text:a>
', '<text:a xlink:type="simple" xlink:href="https://armyinform.com.ua/wp-content/uploads/2023/04/6-13-150x150.jpg" text:style-name="Internet_20_link" text:visited-style-name="Visited_20_Internet_20_Link">
6-13-150x150.jpg</text:a>
', '<text:a xlink:type="simple" xlink:href="https://armyinform.com.ua/wp-content/uploads/2023/04/5-15-150x150.jpg" text:style-name="Internet_20_link" text:visited-style-name="Visited_20_Internet_20_Link">
5-15-150x150.jpg</text:a>
', '<text:a xlink:type="simple" xlink:href="https://armyinform.com.ua/wp-content/uploads/2023/04/10-6-150x150.jpg" text:style-name="Internet_20_link" text:visited-style-name="Visited_20_Internet_20_Link">
10-6-150x150.jpg</text:a>
', '<text:a xlink:type="simple" xlink:href="https://armyinform.com.ua/wp-content/uploads/2023/04/9-7-150x150.jpg" text:style-name="Internet_20_link" text:visited-style-name="Visited_20_Internet_20_Link">
9-7-150x150.jpg</text:a>
', '<text:a xlink:type="simple" xlink:href="https://armyinform.com.ua/wp-content/uploads/2023/04/8-7-150x150.jpg" text:style-name="Internet_20_link" text:visited-style-name="Visited_20_Internet_20_Link">
8-7-150x150.jpg</text:a>
']</text:p>
      <text:p text:style-name="P4">
Tags: ['STOPRUSSIA', 'АГРЕСІЯ РФ', 'ВОЄННІ ЗЛОЧИНИ', 'ВТОРГНЕННЯ РФ', 'ДОНЕЧЧИНА', 'КРАМАТОРСЬК']</text:p>
      <text:p text:style-name="P4">
Category: News</text:p>
      <!--METADATA-->
      <text:p text:style-name="P4">
<draw:frame draw:style-name="fr1" draw:name="Image413" text:anchor-type="as-char" svg:width="6.9236in" svg:height="4.61393in" draw:z-index="0">
<draw:image xlink:href="../Images/AРМІЯINFORM/2023-04-08T84-00-00-04-00/2-25.jpg" xlink:type="simple" xlink:show="embed" xlink:actuate="onLoad" draw:mime-type="image/jpeg"/>
</draw:frame>
</text:p>
      <text:p text:style-name="P4">
У Краматорську на Донеччині вшанували пам’ять загиблих внаслідок російськогоракетного обстрілу залізничного вокзалу рік тому.</text:p>
      <text:p text:style-name="P4">
Про це <text:a xlink:type="simple" xlink:href="http://t.me/kramatorsk_rada/10567" text:style-name="Internet_20_link" text:visited-style-name="Visited_20_Internet_20_Link">
повідомляє</text:a>
 Краматорська міськарада.</text:p>
      <text:p text:style-name="P4">
<text:a xlink:type="simple" xlink:href="https://armyinform.com.ua/wp-content/uploads/2023/04/4-18.jpg" text:style-name="Internet_20_link" text:visited-style-name="Visited_20_Internet_20_Link">
<draw:frame draw:style-name="fr1" draw:name="Image414" text:anchor-type="as-char" svg:width="6.9236in" svg:height="6.9236in" draw:z-index="0">
<draw:image xlink:href="../Images/AРМІЯINFORM/2023-04-08T84-00-00-04-00/4-18-150x150.jpg" xlink:type="simple" xlink:show="embed" xlink:actuate="onLoad" draw:mime-type="image/jpeg"/>
</draw:frame>
</text:a>
</text:p>
      <text:p text:style-name="P4">
<text:a xlink:type="simple" xlink:href="https://armyinform.com.ua/wp-content/uploads/2023/04/3-21.jpg" text:style-name="Internet_20_link" text:visited-style-name="Visited_20_Internet_20_Link">
<draw:frame draw:style-name="fr1" draw:name="Image415" text:anchor-type="as-char" svg:width="6.9236in" svg:height="6.9236in" draw:z-index="0">
<draw:image xlink:href="../Images/AРМІЯINFORM/2023-04-08T84-00-00-04-00/3-21-150x150.jpg" xlink:type="simple" xlink:show="embed" xlink:actuate="onLoad" draw:mime-type="image/jpeg"/>
</draw:frame>
</text:a>
</text:p>
      <text:p text:style-name="P4">
<text:a xlink:type="simple" xlink:href="https://armyinform.com.ua/wp-content/uploads/2023/04/6-13.jpg" text:style-name="Internet_20_link" text:visited-style-name="Visited_20_Internet_20_Link">
<draw:frame draw:style-name="fr1" draw:name="Image416" text:anchor-type="as-char" svg:width="6.9236in" svg:height="6.9236in" draw:z-index="0">
<draw:image xlink:href="../Images/AРМІЯINFORM/2023-04-08T84-00-00-04-00/6-13-150x150.jpg" xlink:type="simple" xlink:show="embed" xlink:actuate="onLoad" draw:mime-type="image/jpeg"/>
</draw:frame>
</text:a>
</text:p>
      <text:p text:style-name="P4">
<text:a xlink:type="simple" xlink:href="https://armyinform.com.ua/wp-content/uploads/2023/04/5-15.jpg" text:style-name="Internet_20_link" text:visited-style-name="Visited_20_Internet_20_Link">
<draw:frame draw:style-name="fr1" draw:name="Image417" text:anchor-type="as-char" svg:width="6.9236in" svg:height="6.9236in" draw:z-index="0">
<draw:image xlink:href="../Images/AРМІЯINFORM/2023-04-08T84-00-00-04-00/5-15-150x150.jpg" xlink:type="simple" xlink:show="embed" xlink:actuate="onLoad" draw:mime-type="image/jpeg"/>
</draw:frame>
</text:a>
</text:p>
      <text:p text:style-name="P4">
«Сьогодні — рік від того дня, коли росіяни завдали ракетного удару позалізничному вокзалу Краматорська. Тоді загинула 61 людина, ще 121 булапоранена. Пам’ять усіх жертв того обстрілу вшанували сьогодні у Краматорськуразом із правоохоронцями, рятувальниками, волонтерами та представникамимісцевої влади», — йдеться у повідомленні.</text:p>
      <text:p text:style-name="P4">
Також повідомляється, що на роковини обстрілу відбувся допрем’єрний показдокументальної стрічки «Станція Краматорськ», створеної проєктом «СвідчитьУкраїна» (The Reckoning Project) та присвяченої тому теракту.</text:p>
      <text:p text:style-name="P4">
<text:a xlink:type="simple" xlink:href="https://armyinform.com.ua/wp-content/uploads/2023/04/10-6.jpg" text:style-name="Internet_20_link" text:visited-style-name="Visited_20_Internet_20_Link">
<draw:frame draw:style-name="fr1" draw:name="Image418" text:anchor-type="as-char" svg:width="6.9236in" svg:height="6.9236in" draw:z-index="0">
<draw:image xlink:href="../Images/AРМІЯINFORM/2023-04-08T84-00-00-04-00/10-6-150x150.jpg" xlink:type="simple" xlink:show="embed" xlink:actuate="onLoad" draw:mime-type="image/jpeg"/>
</draw:frame>
</text:a>
</text:p>
      <text:p text:style-name="P4">
<text:a xlink:type="simple" xlink:href="https://armyinform.com.ua/wp-content/uploads/2023/04/9-7.jpg" text:style-name="Internet_20_link" text:visited-style-name="Visited_20_Internet_20_Link">
<draw:frame draw:style-name="fr1" draw:name="Image419" text:anchor-type="as-char" svg:width="6.9236in" svg:height="6.9236in" draw:z-index="0">
<draw:image xlink:href="../Images/AРМІЯINFORM/2023-04-08T84-00-00-04-00/9-7-150x150.jpg" xlink:type="simple" xlink:show="embed" xlink:actuate="onLoad" draw:mime-type="image/jpeg"/>
</draw:frame>
</text:a>
</text:p>
      <text:p text:style-name="P4">
<text:a xlink:type="simple" xlink:href="https://armyinform.com.ua/wp-content/uploads/2023/04/8-7.jpg" text:style-name="Internet_20_link" text:visited-style-name="Visited_20_Internet_20_Link">
<draw:frame draw:style-name="fr1" draw:name="Image420" text:anchor-type="as-char" svg:width="6.9236in" svg:height="6.9236in" draw:z-index="0">
<draw:image xlink:href="../Images/AРМІЯINFORM/2023-04-08T84-00-00-04-00/8-7-150x150.jpg" xlink:type="simple" xlink:show="embed" xlink:actuate="onLoad" draw:mime-type="image/jpeg"/>
</draw:frame>
</text:a>
</text:p>
      <text:p text:style-name="P4">
«Цей фільм — чудова робота цивільних документалістів, яке не дозволить нікомузабути про винуватців трагедії. Вічна пам’ять усім загиблим!» — сказав головаДонецької обласної військово-цивільної адміністрації Павло Кириленко.</text:p>
      <text:p text:style-name="P4">
Source: <text:a xlink:type="simple" xlink:href="https://armyinform.com.ua/2023/04/08/pamyat-usih-zhertv-torishnogo-obstrilu-kramotorska-vshanuvaly-sogodni-v-misti/" text:style-name="Internet_20_link" text:visited-style-name="Visited_20_Internet_20_Link">
https://armyinform.com.ua/2023/04/08/pamyat-usih-zhertv-torishnogo-obstrilu-kramotorska-vshanuvaly-sogodni-v-misti/</text:a>
</text:p>
      <!--NEWS-->
      <text:h text:style-name="P10" text:outline-level="1">
<text:span text:style-name="T4">
Укладена угода про спільне виробництво 125-мм танкових снарядів на території Польщі — Укроборонпром</text:span>
</text:h>
      <text:p text:style-name="P4">
Author: ['АРМІЯINFORM']</text:p>
      <text:p text:style-name="P4">
Time: 2023-04-08T85:00:00-04:00</text:p>
      <text:p text:style-name="P4">
Description: ​​Одне з підприємств Державного концерну «Укроборонпром» та Polska Grupa Zbrojeniowa (PGZ...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kroboronprom-snaryady.jpg" text:style-name="Internet_20_link" text:visited-style-name="Visited_20_Internet_20_Link">
ukroboronprom-snaryady.jpg</text:a>
']</text:p>
      <text:p text:style-name="P4">
Tags: ['STOPRUSSIA', 'АГРЕСІЯ РФ', 'ВТОРГНЕННЯ РФ', 'ОВТ', 'ПОЛЬЩА', 'СПІЛЬНЕ ПІДПРИЄМСТВО', 'ТАНКОВІ СНАРЯДИ', 'УКРОБОРОНПРОМ']</text:p>
      <text:p text:style-name="P4">
Category: News</text:p>
      <!--METADATA-->
      <text:p text:style-name="P4">
<draw:frame draw:style-name="fr1" draw:name="Image421" text:anchor-type="as-char" svg:width="6.9236in" svg:height="6.9236in" draw:z-index="0">
<draw:image xlink:href="../Images/AРМІЯINFORM/2023-04-08T85-00-00-04-00/ukroboronprom-snaryady.jpg" xlink:type="simple" xlink:show="embed" xlink:actuate="onLoad" draw:mime-type="image/jpeg"/>
</draw:frame>
</text:p>
      <text:p text:style-name="P4">
​​Одне з підприємств Державного концерну «Укроборонпром» та Polska GrupaZbrojeniowa (PGZ S.A) уклали угоду про взаємодію у сфері виробництва танковихснарядів калібру 125 мм.</text:p>
      <text:p text:style-name="P4">
Як <text:a xlink:type="simple" xlink:href="https://t.me/UOP_Official/1055" text:style-name="Internet_20_link" text:visited-style-name="Visited_20_Internet_20_Link">
повідомляє</text:a>
 пресслужба Укроборонпрому, цевідбулося у рамках візиту Президента України Володимира Зеленського доРеспубліки Польща.</text:p>
      <text:p text:style-name="P4">
Згідно з угодою, передбачено розгортання нових виробничих ліній, розрахованихна виготовлення великої кількості боєприпасів для 125-мм танкових гармат.Беручи до уваги високі ризики російських ракетних ударів по підприємствуУкроборонпрому, розглядаються винятково польські міста для створення новоговиробництва. Втім, над появою снарядів працюватимуть обидві сторони: Українанадасть свої технології та висококваліфікованих фахівців з відповіднимикомпетенціями та досвідом.</text:p>
      <text:p text:style-name="P4">
«Це ще один крок до подальшого зміцнення партнерства між Україною та Польщею воборонній сфері», — йдеться в повідомленні українського державного концерну.</text:p>
      <text:p text:style-name="P4">
<text:span text:style-name="T5">
Нагадаємо, нещодавно Укроборонпром<text:a xlink:type="simple" xlink:href="https://armyinform.com.ua/2023/03/14/ukrayina-rozpochala-vyrobnycztvo-125-mm-snaryadiv-dlya-tankovoyi-garmaty-u-spivpraczi-z-nato/" text:style-name="Internet_20_link" text:visited-style-name="Visited_20_Internet_20_Link">
розпочаввиробляти</text:a>
125-мм боєприпаси для танкової гармати спільно з однією з країнПівнічноатлантичного альянсу. Таким чином, Укроборонпром вироблятиме снарядидля танків одразу з двома країнами-членами НАТО.</text:span>
</text:p>
      <text:p text:style-name="P4">
Source: <text:a xlink:type="simple" xlink:href="https://armyinform.com.ua/2023/04/08/ukladena-ugoda-pro-spilne-vyrobnycztvo-125-mm-tankovyh-snaryadiv-na-terytoriyi-polshhi-ukroboronprom/" text:style-name="Internet_20_link" text:visited-style-name="Visited_20_Internet_20_Link">
https://armyinform.com.ua/2023/04/08/ukladena-ugoda-pro-spilne-vyrobnycztvo-125-mm-tankovyh-snaryadiv-na-terytoriyi-polshhi-ukroboronprom/</text:a>
</text:p>
      <!--NEWS-->
      <text:h text:style-name="P10" text:outline-level="1">
<text:span text:style-name="T4">
Найбільші авіаційні навчання НАТО пройдуть в Європі під керівництвом Німеччини</text:span>
</text:h>
      <text:p text:style-name="P4">
Author: ['АРМІЯINFORM']</text:p>
      <text:p text:style-name="P4">
Time: 2023-04-08T86:00:00-04:00</text:p>
      <text:p text:style-name="P4">
Description: На території Німеччині, а також в Чехії, Естонії та Латвії, 12-23 червня пройд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aczijni-navchannya-nato.jpg" text:style-name="Internet_20_link" text:visited-style-name="Visited_20_Internet_20_Link">
aviaczijni-navchannya-nato.jpg</text:a>
']</text:p>
      <text:p text:style-name="P4">
Tags: ['AIR DEFENDER', 'ВІЙСЬКОВІ НАВЧАННЯ', 'НАТО', 'НІМЕЧЧИНА', 'ПОВІТРЯНІ СИЛИ', 'США']</text:p>
      <text:p text:style-name="P4">
Category: News</text:p>
      <!--METADATA-->
      <text:p text:style-name="P4">
<draw:frame draw:style-name="fr1" draw:name="Image422" text:anchor-type="as-char" svg:width="6.9236in" svg:height="4.608521in" draw:z-index="0">
<draw:image xlink:href="../Images/AРМІЯINFORM/2023-04-08T86-00-00-04-00/aviaczijni-navchannya-nato.jpg" xlink:type="simple" xlink:show="embed" xlink:actuate="onLoad" draw:mime-type="image/jpeg"/>
</draw:frame>
 Фото: Національна гвардія США</text:p>
      <text:p text:style-name="P4">
На території Німеччині, а також в Чехії, Естонії та Латвії, 12-23 червняпройдуть найбільші в історії НАТО авіаційні навчання Air Defender ’23.</text:p>
      <text:p text:style-name="P4">
Про це<text:a xlink:type="simple" xlink:href="https://www.nationalguard.mil/News/Article/3356171/ang-top-leader-hosts-air-defender-23-media-visit/" text:style-name="Internet_20_link" text:visited-style-name="Visited_20_Internet_20_Link">
повідомляється</text:a>
 на сайті Національної гвардії США.</text:p>
      <text:p text:style-name="P4">
Багатонаціональні навчання під керівництвом Німеччини будуть зосереджені напольових тренуваннях оперативного та тактичного рівня. Основна мета навчань —перевірка здатності швидко розгортати та використовувати авіацію країн НАТО.</text:p>
      <text:p text:style-name="P4">
До навчань Air Defender ’23 залучається близько 220 літаків (23 типи) із 22країн, що зробить нинішні тренування повітряних сил найбільшими з моментузаснування НАТО в 1949 році.</text:p>
      <text:p text:style-name="P4">
Варто зазначити, що навчання пройдуть, зокрема, на території країн, якімежують із росією.</text:p>
      <text:p text:style-name="P4">
читайте також:</text:p>
      <text:p text:style-name="P4">
<text:a xlink:type="simple" xlink:href="https://armyinform.com.ua/2023/04/08/za-dva-tyzhni-nato-rozpochne-velyki-vijskovi-navchannya-defender/" text:style-name="Internet_20_link" text:visited-style-name="Visited_20_Internet_20_Link">
За два тижні НАТО розпочне великі військові навчанняDefender</text:a>
</text:p>
      <text:p text:style-name="P4">
«Ми хочемо продемонструвати рішучу повітряну силу союзників, — сказав генерал-лейтенант Майкл Лох, командувач Повітряних сил Національної гвардії. — Разоміз США та нашими союзниками в Європі Люфтваффе <text:span text:style-name="T5">
(німецькі Повітряні сили —Ред.)</text:span>
 надішлють помітний і потужний сигнал про надійне стримування вповітряній сфері».</text:p>
      <text:p text:style-name="P4">
Source: <text:a xlink:type="simple" xlink:href="https://armyinform.com.ua/2023/04/08/najbilshi-aviaczijni-navchannya-nato-projdut-v-yevropi-pid-kerivnycztvom-nimechchyny/" text:style-name="Internet_20_link" text:visited-style-name="Visited_20_Internet_20_Link">
https://armyinform.com.ua/2023/04/08/najbilshi-aviaczijni-navchannya-nato-projdut-v-yevropi-pid-kerivnycztvom-nimechchyny/</text:a>
</text:p>
      <!--NEWS-->
      <text:h text:style-name="P10" text:outline-level="1">
<text:span text:style-name="T4">
У ВІКНУ відбувся День відкритих дверей</text:span>
</text:h>
      <text:p text:style-name="P4">
Author: ['Валентина Вілюра']</text:p>
      <text:p text:style-name="P4">
Time: 2023-04-08T87:00:00-04:00</text:p>
      <text:p text:style-name="P4">
Description: У Військовому інституті Київського національного університету імені Тараса Шевчен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9876-scaled.jpg" text:style-name="Internet_20_link" text:visited-style-name="Visited_20_Internet_20_Link">
img_9876-scaled.jpg</text:a>
', '<text:a xlink:type="simple" xlink:href="https://armyinform.com.ua/wp-content/uploads/2023/04/nachalnyk-vi-scaled.jpg" text:style-name="Internet_20_link" text:visited-style-name="Visited_20_Internet_20_Link">
nachalnyk-vi-scaled.jpg</text:a>
', '<text:a xlink:type="simple" xlink:href="https://armyinform.com.ua/wp-content/uploads/2023/04/prohorov-scaled.jpg" text:style-name="Internet_20_link" text:visited-style-name="Visited_20_Internet_20_Link">
prohorov-scaled.jpg</text:a>
', '<text:a xlink:type="simple" xlink:href="https://armyinform.com.ua/wp-content/uploads/2023/04/img_9975-150x150.jpg" text:style-name="Internet_20_link" text:visited-style-name="Visited_20_Internet_20_Link">
img_9975-150x150.jpg</text:a>
', '<text:a xlink:type="simple" xlink:href="https://armyinform.com.ua/wp-content/uploads/2023/04/img_9987-150x150.jpg" text:style-name="Internet_20_link" text:visited-style-name="Visited_20_Internet_20_Link">
img_9987-150x150.jpg</text:a>
', '<text:a xlink:type="simple" xlink:href="https://armyinform.com.ua/wp-content/uploads/2023/04/img_9860-150x150.jpg" text:style-name="Internet_20_link" text:visited-style-name="Visited_20_Internet_20_Link">
img_9860-150x150.jpg</text:a>
', '<text:a xlink:type="simple" xlink:href="https://armyinform.com.ua/wp-content/uploads/2023/04/img_0002-150x150.jpg" text:style-name="Internet_20_link" text:visited-style-name="Visited_20_Internet_20_Link">
img_0002-150x150.jpg</text:a>
']</text:p>
      <text:p text:style-name="P4">
Tags: []</text:p>
      <text:p text:style-name="P4">
Category: News</text:p>
      <!--METADATA-->
      <text:p text:style-name="P4">
<draw:frame draw:style-name="fr1" draw:name="Image423" text:anchor-type="as-char" svg:width="6.9236in" svg:height="4.614606in" draw:z-index="0">
<draw:image xlink:href="../Images/AРМІЯINFORM/2023-04-08T87-00-00-04-00/img_9876-scaled.jpg" xlink:type="simple" xlink:show="embed" xlink:actuate="onLoad" draw:mime-type="image/jpeg"/>
</draw:frame>
</text:p>
      <text:p text:style-name="P4">
У Військовому інституті Київського національного університету імені ТарасаШевченка відбувся День відкритих дверей. Майбутні абітурієнти з різнихкуточків України та їхні батьки завітали до вишу.</text:p>
      <text:p text:style-name="P4">
День відкритих дверей — це традиційний захід, у межах якого вступники маютьзмогу отримати необхідну інформацію про навчання у бажаному виші. Особливокорисний він для абітурієнтів, які ще не визначилися з вибором майбутньоїпрофесії або мають сумнів щодо того, з якою саме сферою діяльності пов’язатисвоє життя.  Присутніх познайомили з керівним складом інституту, гостям показалиінфраструктуру закладу, продемонстрували навчальні програми та ознайомили зправилами вступу до вишу.</text:p>
      <text:p text:style-name="P4">
Начальник Військового інституту бригадний генерал Анатолій Шевченко детальнорозповів абітурієнтам про перспективи, нюанси та особливості навчання.Зокрема, він зазначив, що потенційні курсанти зможуть навчатися за такимиспеціальностями, як психологія, політологія, журналістика, міжнароднаінформація, переклад, фінанси та кредит, правознавство, а такожгеоінформаційні системи і технології.</text:p>
      <text:p text:style-name="P4">
<draw:frame draw:style-name="fr1" draw:name="Image424" text:anchor-type="as-char" svg:width="6.9236in" svg:height="4.614606in" draw:z-index="0">
<draw:image xlink:href="../Images/AРМІЯINFORM/2023-04-08T87-00-00-04-00/nachalnyk-vi-scaled.jpg" xlink:type="simple" xlink:show="embed" xlink:actuate="onLoad" draw:mime-type="image/jpeg"/>
</draw:frame>
  Також Анатолій Шевченко зазначив, що Військовий інститут Київськогонаціонального університету — перший військовий виш України, який ставучасником програми Європейського Союзу Erasmus+. Тобто, курсанти, які маютьвисокі показники в навчанні та знання англійської мови, у майбутньому зможутьза спеціальною програмою навчатися за кордоном.</text:p>
      <text:p text:style-name="P4">
<draw:frame draw:style-name="fr1" draw:name="Image425" text:anchor-type="as-char" svg:width="6.9236in" svg:height="4.614606in" draw:z-index="0">
<draw:image xlink:href="../Images/AРМІЯINFORM/2023-04-08T87-00-00-04-00/prohorov-scaled.jpg" xlink:type="simple" xlink:show="embed" xlink:actuate="onLoad" draw:mime-type="image/jpeg"/>
</draw:frame>
  Своєю чергою заступник начальника Військового інституту з навчальної роботиОлег Прохоров ознайомив абітурієнтів з процесом організації навчання у виші,розповів про розпорядок дня, особливості харчування та відпочинку курсантів.  Далі батьки та абітурієнти мали змогу поговорити безпосередньо з курсантами,які охоче ділилися своїм досвідом навчання у виші.</text:p>
      <text:p text:style-name="P4">
<text:a xlink:type="simple" xlink:href="https://armyinform.com.ua/wp-content/uploads/2023/04/img_9975-scaled.jpg" text:style-name="Internet_20_link" text:visited-style-name="Visited_20_Internet_20_Link">
<draw:frame draw:style-name="fr1" draw:name="Image426" text:anchor-type="as-char" svg:width="6.9236in" svg:height="6.9236in" draw:z-index="0">
<draw:image xlink:href="../Images/AРМІЯINFORM/2023-04-08T87-00-00-04-00/img_9975-150x150.jpg" xlink:type="simple" xlink:show="embed" xlink:actuate="onLoad" draw:mime-type="image/jpeg"/>
</draw:frame>
</text:a>
</text:p>
      <text:p text:style-name="P4">
<text:a xlink:type="simple" xlink:href="https://armyinform.com.ua/wp-content/uploads/2023/04/img_9987-scaled.jpg" text:style-name="Internet_20_link" text:visited-style-name="Visited_20_Internet_20_Link">
<draw:frame draw:style-name="fr1" draw:name="Image427" text:anchor-type="as-char" svg:width="6.9236in" svg:height="6.9236in" draw:z-index="0">
<draw:image xlink:href="../Images/AРМІЯINFORM/2023-04-08T87-00-00-04-00/img_9987-150x150.jpg" xlink:type="simple" xlink:show="embed" xlink:actuate="onLoad" draw:mime-type="image/jpeg"/>
</draw:frame>
</text:a>
</text:p>
      <text:p text:style-name="P4">
Журналіст АрміяInform поспілкувалася з майбутньою абітурієнткою та розпитала внеї, чому вона хоче обрати саме військовий фах.  — Якби це банально не звучало, моєю внутрішньою потребою завжди була допомогалюдям. Тому у виборі майбутньої професії я керуюсь саме цим. Хочу стативійськовим психологом. Думаю, це перспективна і важлива спеціальність,особливо в умовах відбиття збройної агресії рф, — сказала вона.</text:p>
      <text:p text:style-name="P4">
<text:a xlink:type="simple" xlink:href="https://armyinform.com.ua/wp-content/uploads/2023/04/img_9860-scaled.jpg" text:style-name="Internet_20_link" text:visited-style-name="Visited_20_Internet_20_Link">
<draw:frame draw:style-name="fr1" draw:name="Image428" text:anchor-type="as-char" svg:width="6.9236in" svg:height="6.9236in" draw:z-index="0">
<draw:image xlink:href="../Images/AРМІЯINFORM/2023-04-08T87-00-00-04-00/img_9860-150x150.jpg" xlink:type="simple" xlink:show="embed" xlink:actuate="onLoad" draw:mime-type="image/jpeg"/>
</draw:frame>
</text:a>
</text:p>
      <text:p text:style-name="P4">
<text:a xlink:type="simple" xlink:href="https://armyinform.com.ua/wp-content/uploads/2023/04/img_0002-scaled.jpg" text:style-name="Internet_20_link" text:visited-style-name="Visited_20_Internet_20_Link">
<draw:frame draw:style-name="fr1" draw:name="Image429" text:anchor-type="as-char" svg:width="6.9236in" svg:height="6.9236in" draw:z-index="0">
<draw:image xlink:href="../Images/AРМІЯINFORM/2023-04-08T87-00-00-04-00/img_0002-150x150.jpg" xlink:type="simple" xlink:show="embed" xlink:actuate="onLoad" draw:mime-type="image/jpeg"/>
</draw:frame>
</text:a>
</text:p>
      <text:p text:style-name="P4">
Також потенційні курсанти відвідали виставку озброєння та техніки, якуспеціально розгорнули на плацу Військового інституту. Охочі мали змогу ближчепознайомитися із сучасними зразками озброєння та військової техніки, зокрема зпротитанковими ракетними комплексами Milan, Javelin та NLAW. Молодь мала змогупосидіти за кермом американського бронетранспортера Internatinal Maxx PRO тавітчизняної бронемашини «Козак». Ще одна цікава локація, яку оглянулиабітурієнти — це спорядження, амуніція та документи окупантів, які ворогзалишив на нашій землі, втікаючи під натиском ЗСУ.  <text:span text:style-name="T5">
фото автора</text:span>
</text:p>
      <text:p text:style-name="P4">
Source: <text:a xlink:type="simple" xlink:href="https://armyinform.com.ua/2023/04/08/u-viknu-vidbuvsya-den-vidkrytyh-dverej/" text:style-name="Internet_20_link" text:visited-style-name="Visited_20_Internet_20_Link">
https://armyinform.com.ua/2023/04/08/u-viknu-vidbuvsya-den-vidkrytyh-dverej/</text:a>
</text:p>
      <!--NEWS-->
      <text:h text:style-name="P10" text:outline-level="1">
<text:span text:style-name="T4">
Сили оборони знищили БПЛА, склад боєприпасів і 3 станції РЕБ противника</text:span>
</text:h>
      <text:p text:style-name="P4">
Author: ['АРМІЯINFORM']</text:p>
      <text:p text:style-name="P4">
Time: 2023-04-08T88:00:00-04:00</text:p>
      <text:p text:style-name="P4">
Description: Авіація Сил оборони за добу завдала 8 ударів по районах зосередження окупантів. Так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yly-oborony.jpg" text:style-name="Internet_20_link" text:visited-style-name="Visited_20_Internet_20_Link">
syly-oborony.jpg</text:a>
']</text:p>
      <text:p text:style-name="P4">
Tags: ['STOPRUSSIA', 'АГРЕСІЯ РФ', 'ВІЙНА', 'ВТОРГНЕННЯ РФ', 'ВТРАТИ ВОРОГА', 'ГШ ЗСУ', 'ОПЕРАТИВНА ІНФОРМАЦІЯ']</text:p>
      <text:p text:style-name="P4">
Category: News</text:p>
      <!--METADATA-->
      <text:p text:style-name="P4">
<draw:frame draw:style-name="fr1" draw:name="Image430" text:anchor-type="as-char" svg:width="6.9236in" svg:height="4.379177in" draw:z-index="0">
<draw:image xlink:href="../Images/AРМІЯINFORM/2023-04-08T88-00-00-04-00/syly-oborony.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8 ударів по районах зосередженняокупантів. Також було збито ворожий розвідувальний БПЛА.</text:p>
      <text:p text:style-name="P4">
Про це<text:a xlink:type="simple" xlink:href="https://www.facebook.com/GeneralStaff.ua/posts/pfbid02g34BLKj4wzggiVuJeK1S6kFHjBQhBKrmS37hS65upAdXABsMtzxErvDn11yusQMLl" text:style-name="Internet_20_link" text:visited-style-name="Visited_20_Internet_20_Link">
повідомляє</text:a>
Генеральний штаб Збройних Сил України.</text:p>
      <text:p text:style-name="P4">
«Підрозділи ракетних військ і артилерії уразили 2 райони зосередження живоїсили, озброєння та військової техніки, 1 склад боєприпасів, 1 позицію засобівпротиповітряної оборони та 3 станції радіоелектронної боротьби противника», —йдеться в повідомленні.</text:p>
      <text:p text:style-name="P4">
Source: <text:a xlink:type="simple" xlink:href="https://armyinform.com.ua/2023/04/08/syly-oborony-znyshhyly-bpla-sklad-boyeprypasiv-i-3-stancziyi-reb-protyvnyka/" text:style-name="Internet_20_link" text:visited-style-name="Visited_20_Internet_20_Link">
https://armyinform.com.ua/2023/04/08/syly-oborony-znyshhyly-bpla-sklad-boyeprypasiv-i-3-stancziyi-reb-protyvnyka/</text:a>
</text:p>
      <!--NEWS-->
      <text:h text:style-name="P10" text:outline-level="1">
<text:span text:style-name="T4">
Для поповнення втрат росіяни проведуть дострокові випуски у військових навчальних закладах</text:span>
</text:h>
      <text:p text:style-name="P4">
Author: ['АРМІЯINFORM']</text:p>
      <text:p text:style-name="P4">
Time: 2023-04-08T89:00:00-04:00</text:p>
      <text:p text:style-name="P4">
Description: Загарбники продовжують зазнавати значних втрат. Для їх компенсації керівництв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ypusknyky.jpg" text:style-name="Internet_20_link" text:visited-style-name="Visited_20_Internet_20_Link">
vypusknyky.jpg</text:a>
']</text:p>
      <text:p text:style-name="P4">
Tags: ['STOPRUSSIA', 'АГРЕСІЯ РФ', 'ВІЙНА', 'ВТОРГНЕННЯ РФ', 'ГШ ЗСУ', 'ОПЕРАТИВНА ІНФОРМАЦІЯ']</text:p>
      <text:p text:style-name="P4">
Category: News</text:p>
      <!--METADATA-->
      <text:p text:style-name="P4">
<draw:frame draw:style-name="fr1" draw:name="Image431" text:anchor-type="as-char" svg:width="6.9236in" svg:height="4.431104in" draw:z-index="0">
<draw:image xlink:href="../Images/AРМІЯINFORM/2023-04-08T89-00-00-04-00/vypusknyky.jpg" xlink:type="simple" xlink:show="embed" xlink:actuate="onLoad" draw:mime-type="image/jpeg"/>
</draw:frame>
Ілюстративне фото <text:span text:style-name="T4">
🔥 Ситуація щодо російського вторгнення</text:span>
</text:p>
      <text:p text:style-name="P4">
Загарбники продовжують зазнавати значних втрат. Для їх компенсаціїкерівництвом збройних сил російської федерації прийнято рішення про проведення29 квітня поточного року дострокових випусків із вищих військових навчальнихзакладів (ВВНЗ) країни-агресора у москві, санкт-петербурзі, костромі, пензі,омську, тюмені, казані, новосибірську, вольську та благовєщенську.</text:p>
      <text:p text:style-name="P4">
Про це<text:a xlink:type="simple" xlink:href="https://www.facebook.com/GeneralStaff.ua/posts/pfbid02g34BLKj4wzggiVuJeK1S6kFHjBQhBKrmS37hS65upAdXABsMtzxErvDn11yusQMLl" text:style-name="Internet_20_link" text:visited-style-name="Visited_20_Internet_20_Link">
повідомляє</text:a>
Генеральний штаб Збройних Сил України.</text:p>
      <text:p text:style-name="P4">
«При цьому, випуски з ВВНЗ, що готують спеціалістів для військових частинракетних військ стратегічного призначення, повітряно-космічних сил тавійськово-морських сил збройних сил російської федерації, проводитимутьвідповідно до запланованих раніше графіків», — йдеться в повідомленні ГенштабуЗСУ.</text:p>
      <text:p text:style-name="P4">
Source: <text:a xlink:type="simple" xlink:href="https://armyinform.com.ua/2023/04/08/dlya-popovnennya-vtrat-rosiyany-provedut-dostrokovi-vypusky-u-vijskovyh-navchalnyh-zakladah/" text:style-name="Internet_20_link" text:visited-style-name="Visited_20_Internet_20_Link">
https://armyinform.com.ua/2023/04/08/dlya-popovnennya-vtrat-rosiyany-provedut-dostrokovi-vypusky-u-vijskovyh-navchalnyh-zakladah/</text:a>
</text:p>
      <!--NEWS-->
      <text:h text:style-name="P10" text:outline-level="1">
<text:span text:style-name="T4">
Генштаб попереджає про високу ймовірність ракетних ударів по всій Україні</text:span>
</text:h>
      <text:p text:style-name="P4">
Author: ['АРМІЯINFORM']</text:p>
      <text:p text:style-name="P4">
Time: 2023-04-08T90:00:00-04:00</text:p>
      <text:p text:style-name="P4">
Description: Протягом доби противник завдав 2 ракетних та 34 авіаційних ударів, здійснив понад 36...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na-ataka.jpg" text:style-name="Internet_20_link" text:visited-style-name="Visited_20_Internet_20_Link">
raketna-ataka.jpg</text:a>
']</text:p>
      <text:p text:style-name="P4">
Tags: ['STOPRUSSIA', 'АГРЕСІЯ РФ', 'ВІЙНА', 'ВТОРГНЕННЯ РФ', 'ГШ ЗСУ', 'ОПЕРАТИВНА ІНФОРМАЦІЯ', 'РАКЕТНІ АТАКИ РФ']</text:p>
      <text:p text:style-name="P4">
Category: News</text:p>
      <!--METADATA-->
      <text:p text:style-name="P4">
<draw:frame draw:style-name="fr1" draw:name="Image432" text:anchor-type="as-char" svg:width="6.9236in" svg:height="3.750283in" draw:z-index="0">
<draw:image xlink:href="../Images/AРМІЯINFORM/2023-04-08T90-00-00-04-00/raketna-ataka.jpg" xlink:type="simple" xlink:show="embed" xlink:actuate="onLoad" draw:mime-type="image/jpeg"/>
</draw:frame>
Ракетна атака. Ілюстративне фото <text:span text:style-name="T4">
🔥 Ситуація щодо російського вторгнення</text:span>
</text:p>
      <text:p text:style-name="P4">
Протягом доби противник завдав 2 ракетних та 34 авіаційних ударів, здійснивпонад 36 обстрілів з реактивних систем залпового вогню.</text:p>
      <text:p text:style-name="P4">
Про це<text:a xlink:type="simple" xlink:href="https://www.facebook.com/GeneralStaff.ua/posts/pfbid02g34BLKj4wzggiVuJeK1S6kFHjBQhBKrmS37hS65upAdXABsMtzxErvDn11yusQMLl" text:style-name="Internet_20_link" text:visited-style-name="Visited_20_Internet_20_Link">
повідомляє</text:a>
Генеральний штаб Збройних Сил України.</text:p>
      <text:p text:style-name="P4">
«Ймовірність завдавання ракетних та авіаційних ударів і надалі залишаєтьсявисокою по всій території України», — попереджають у Генштабі ЗСУ.</text:p>
      <text:p text:style-name="P4">
Source: <text:a xlink:type="simple" xlink:href="https://armyinform.com.ua/2023/04/08/genshtab-poperedzhaye-pro-vysoku-jmovirnist-raketnyh-udariv-po-vsij-ukrayini/" text:style-name="Internet_20_link" text:visited-style-name="Visited_20_Internet_20_Link">
https://armyinform.com.ua/2023/04/08/genshtab-poperedzhaye-pro-vysoku-jmovirnist-raketnyh-udariv-po-vsij-ukrayini/</text:a>
</text:p>
      <!--NEWS-->
      <text:h text:style-name="P10" text:outline-level="1">
<text:span text:style-name="T4">
За добу Сили оборони відбили понад 35 ворожих атак на найгарячіших ділянках фронту</text:span>
</text:h>
      <text:p text:style-name="P4">
Author: ['АРМІЯINFORM']</text:p>
      <text:p text:style-name="P4">
Time: 2023-04-08T91:00:00-04:00</text:p>
      <text:p text:style-name="P4">
Description: Противник продовжує зосереджувати основні зусилля на веденні наступальних ді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taky-voroga.jpg" text:style-name="Internet_20_link" text:visited-style-name="Visited_20_Internet_20_Link">
ataky-voroga.jpg</text:a>
']</text:p>
      <text:p text:style-name="P4">
Tags: ['STOPRUSSIA', 'АГРЕСІЯ РФ', 'ВІЙНА', 'ВТОРГНЕННЯ РФ', 'ГШ ЗСУ', 'ОПЕРАТИВНА ІНФОРМАЦІЯ', 'ХРОНІКА ОБОРОНИ']</text:p>
      <text:p text:style-name="P4">
Category: News</text:p>
      <!--METADATA-->
      <text:p text:style-name="P4">
<draw:frame draw:style-name="fr1" draw:name="Image433" text:anchor-type="as-char" svg:width="6.9236in" svg:height="4.608521in" draw:z-index="0">
<draw:image xlink:href="../Images/AРМІЯINFORM/2023-04-08T91-00-00-04-00/ataky-voroga.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 відбитобільш як 35 атак противника.</text:p>
      <text:p text:style-name="P4">
Про це<text:a xlink:type="simple" xlink:href="https://www.facebook.com/GeneralStaff.ua/posts/pfbid02g34BLKj4wzggiVuJeK1S6kFHjBQhBKrmS37hS65upAdXABsMtzxErvDn11yusQMLl" text:style-name="Internet_20_link" text:visited-style-name="Visited_20_Internet_20_Link">
повідомляє</text:a>
Генеральний штаб Збройних Сил України.</text:p>
      <text:p text:style-name="P4">
На <text:span text:style-name="T4">
Волинському, Поліському, Сіверському та Слобожанському</text:span>
 напрямкахоперативна обстановка без суттєвих змін, ознак формування наступальнихугруповань противника не виявлено.</text:p>
      <text:p text:style-name="P4">
На <text:span text:style-name="T4">
Лиманському</text:span>
 напрямку протягом доби противник вів безуспішні наступальнідії в районі південніше Кузьминого та Верхньокам’янського.</text:p>
      <text:p text:style-name="P4">
На <text:span text:style-name="T4">
Бахмутському</text:span>
 напрямку ворог продовжує вести наступальні дії,намагається взяти під повний контроль місто Бахмут, тривають бої. Протягомдоби противник вів безуспішні наступальні дії в районі населеного пунктуБогданівка. Підрозділи сил оборони відбили близько 10 атак противника назазначеній ділянці фронту.</text:p>
      <text:p text:style-name="P4">
На <text:span text:style-name="T4">
Авдіївському та Мар’їнському</text:span>
 напрямках противник вів безуспішнінаступальні дії в районах Новокалинового, Сєверного, Первомайського таМар’їнки. Найзапекліші бої на зазначеній ділянці фронту тривають за Мар’їнку,де було відбито понад 10 ворожих атак.</text:p>
      <text:p text:style-name="P4">
На <text:span text:style-name="T4">
Шахтарському</text:span>
 напрямку протягом доби ворог наступальних дій не проводив.Здійснив обстріли населених пунктів.</text:p>
      <text:p text:style-name="P4">
На <text:span text:style-name="T4">
Запорізькому та Херсонському</text:span>
 напрямках противник продовжує нарощувати уфортифікаційному відношенні оборонні рубежі та позиції. Здійснив обстрілинаселених пунктів, що межують з лінією бойового зіткнення.</text:p>
      <text:p text:style-name="P4">
Source: <text:a xlink:type="simple" xlink:href="https://armyinform.com.ua/2023/04/08/syly-oborony-vidbyly-ponad-35-vorozhyh-atak/" text:style-name="Internet_20_link" text:visited-style-name="Visited_20_Internet_20_Link">
https://armyinform.com.ua/2023/04/08/syly-oborony-vidbyly-ponad-35-vorozhyh-atak/</text:a>
</text:p>
      <!--NEWS-->
      <text:h text:style-name="P10" text:outline-level="1">
<text:span text:style-name="T4">
Наш досвід використання САУ «Краб» цінний для виробників озброєння</text:span>
</text:h>
      <text:p text:style-name="P4">
Author: ['АРМІЯINFORM']</text:p>
      <text:p text:style-name="P4">
Time: 2023-04-08T92:00:00-04:00</text:p>
      <text:p text:style-name="P4">
Description: «Польські самохідні гаубиці AHS Krab (САУ „Краб“) успішно виконують бойові завда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АЛЕРІЙ ЗАЛУЖНИЙ', 'ВІДЕО', 'ГОЛОВНОКОМАНДУВАЧ ЗБРОЙНИХ СИЛ УКРАЇНИ', 'САУ', 'САУ «КРАБ»']</text:p>
      <text:p text:style-name="P4">
Category: News</text:p>
      <!--METADATA-->
      <text:p text:style-name="P4">
«Польські самохідні гаубиці AHS Krab (САУ „Краб“) успішно виконують бойовізавдання на фронті. Наші воїни швидко опанували західну техніку, більше того —мають досвід, який є цінним для партнерів та виробників озброєння», —<text:a xlink:type="simple" xlink:href="https://www.facebook.com/CinCAFU/posts/pfbid02temCgxoyBhY8FcR3VboJYinpiKLt2aPP8p14SyrGPDnEe42DWaA1g2yAGitTovAdl" text:style-name="Internet_20_link" text:visited-style-name="Visited_20_Internet_20_Link">
повідомляється</text:a>
на фейсбук-сторінці Головнокомандувача Збройних Сил України.</text:p>
      <text:p text:style-name="P4">
— Самохідна артилерійська установка «Краб» добре показала себе і у швидкостінаведення, і в дальності стрільби. Ми вивчили ресурс та можливості цих машин інадаємо виробникам пропозиції для їх удосконалення, — каже військовослужбовецьЗСУ Володимир.</text:p>
      <text:p text:style-name="P4">
Source: <text:a xlink:type="simple" xlink:href="https://armyinform.com.ua/2023/04/08/dosvid-vykorystannya-sau-krab-czinnyj/" text:style-name="Internet_20_link" text:visited-style-name="Visited_20_Internet_20_Link">
https://armyinform.com.ua/2023/04/08/dosvid-vykorystannya-sau-krab-czinnyj/</text:a>
</text:p>
      <!--NEWS-->
      <text:h text:style-name="P10" text:outline-level="1">
<text:span text:style-name="T4">
Злитий у мережу «план контрнаступу» — фейк і спецоперація росії</text:span>
</text:h>
      <text:p text:style-name="P4">
Author: ['АРМІЯINFORM']</text:p>
      <text:p text:style-name="P4">
Time: 2023-04-08T93:00:00-04:00</text:p>
      <text:p text:style-name="P4">
Description: Представник Головного управління розвідки (ГУР) МО України Андрій Юсов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k-fsb.jpg" text:style-name="Internet_20_link" text:visited-style-name="Visited_20_Internet_20_Link">
fejk-fsb.jpg</text:a>
']</text:p>
      <text:p text:style-name="P4">
Tags: ['STOPRUSSIA', 'АГРЕСІЯ РФ', 'ВТОРГНЕННЯ РФ', 'ГУР МОУ', 'РОСІЙСЬКІ ФЕЙКИ']</text:p>
      <text:p text:style-name="P4">
Category: News</text:p>
      <!--METADATA-->
      <text:p text:style-name="P4">
<draw:frame draw:style-name="fr1" draw:name="Image434" text:anchor-type="as-char" svg:width="6.9236in" svg:height="3.894525in" draw:z-index="0">
<draw:image xlink:href="../Images/AРМІЯINFORM/2023-04-08T93-00-00-04-00/fejk-fsb.jpg" xlink:type="simple" xlink:show="embed" xlink:actuate="onLoad" draw:mime-type="image/jpeg"/>
</draw:frame>
Ілюстративне фото</text:p>
      <text:p text:style-name="P4">
Представник Головного управління розвідки (ГУР) МО України Андрій Юсов в ефірінаціонального телемарафону заявив, що злиті в мережу «засекречені військовідокументи» про плани ЗС України — це підробка та спецоперація російськихспецслужб.</text:p>
      <text:p text:style-name="P4">
Про це <text:a xlink:type="simple" xlink:href="https://gur.gov.ua/content/zlytyi-v-merezhu-plan-kontrnastupu-feik-i-spetsoperatsiia-rosii.html" text:style-name="Internet_20_link" text:visited-style-name="Visited_20_Internet_20_Link">
повідомляє</text:a>
 ГУР МО України.</text:p>
      <text:p text:style-name="P4">
«Останні десятиліття найуспішніші операції російських спецслужб проходили вфотошопі. З попереднього аналізу цих матеріалів ми бачимо брехливі цифри повтратах з обох сторін. Частина інформації явно зібрана з відкритих джерел.</text:p>
      <text:p text:style-name="P4">
Якщо говорити про потреби української армії: тема багато обговорювалась навсіх рівнях. Ні для кого не є секретом, що Україна ставить питання проавіацію, танки, боєприпаси та інші речі, які потрібні для швидшого звільненняокупованих територій, для збереження життів. Все інше — будемо чекатиофіційних коментарів. Але українському суспільству немає підстав переживати»,— зазначив представник ГУР МО України.</text:p>
      <text:p text:style-name="P4">
Андрій Юсов додав, що контрнаступ буде, і головні плани ворог побачить івідчує на полі бою. Він також припустив, що росіяни могли підробити документи,щоб зірвати або уповільнити західну допомогу Україні.</text:p>
      <text:p text:style-name="P4">
Source: <text:a xlink:type="simple" xlink:href="https://armyinform.com.ua/2023/04/08/zlytyj-u-merezhu-plan-kontrnastupu-fejk/" text:style-name="Internet_20_link" text:visited-style-name="Visited_20_Internet_20_Link">
https://armyinform.com.ua/2023/04/08/zlytyj-u-merezhu-plan-kontrnastupu-fejk/</text:a>
</text:p>
      <!--NEWS-->
      <text:h text:style-name="P10" text:outline-level="1">
<text:span text:style-name="T4">
Приємно завершувати цей тиждень із хорошими результатами для України — Володимир Зеленський</text:span>
</text:h>
      <text:p text:style-name="P4">
Author: ['АРМІЯINFORM']</text:p>
      <text:p text:style-name="P4">
Time: 2023-04-08T94:00:00-04:00</text:p>
      <text:p text:style-name="P4">
Description: https://youtu.be/rIR9G9g8INY    Бажаю здоровʼя, шановні українці!    Приємно заверш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ОЛОДИМИР ЗЕЛЕНСЬКИЙ', 'ВТОРГНЕННЯ РФ', 'ПРЕЗИДЕНТ УКРАЇНИ']</text:p>
      <text:p text:style-name="P4">
Category: News</text:p>
      <!--METADATA-->
      <text:p text:style-name="P4">
<text:span text:style-name="T5">
<text:span text:style-name="T4">
Бажаю здоровʼя, шановні українці!</text:span>
</text:span>
</text:p>
      <text:p text:style-name="P4">
Приємно завершувати цей тиждень із хорошими результатами для держави — позброї, по міжнародній підтримці, по розширенню наших звʼязків зі світом, понашому руху до НАТО.</text:p>
      <text:p text:style-name="P4">
Найбільш вагоме цими днями, звичайно, візит у Польщу, наші домовленості, нашіздобутки.</text:p>
      <text:p text:style-name="P4">
Польща виконала все задеклароване по танках: вони вже в Україні, зокрема«Леопарди». Є нові домовленості щодо БМП —більше сотні машин. Щодобронетранспортерів — «Росомак» — 200 машин. Зараз сто, і сто згодом. Іщесамохідні міномети, додаткові ракети, «МіГи»…</text:p>
      <text:p text:style-name="P4">
Маємо, до речі, і важливі домовленості щодо економіки, щодо відбудови України— зокрема, для нашої Харківщини.</text:p>
      <text:p text:style-name="P4">
На рівні перших леді України та Польщі є різні проєкти гуманітарні, медичні.Зокрема, це навчання наших медиків комплексній допомозі пацієнтам з опіками йекстреній повітряній евакуації поранених, зокрема в зонах бойових дій. Десяткинаших лікарів уже пройшли чи проходять таке навчання. І проєкт матимепродовження — навчанням із реабілітації, навчанням українських психологів.</text:p>
      <text:p text:style-name="P4">
Тобто в цій боротьбі за життя та свободу ми дійсно пліч-о-пліч із польськимибратами й сестрами — в усіх сферах. І я дякую за таку незмінну, різнопланову ймасштабну підтримку!</text:p>
      <text:p text:style-name="P4">
Є й новий, уже 35-й оборонний пакет від США. Ракети для «Хаймарсів», ракетидля ППО, снаряди для артилерії, для захисту від броньованої техніки й іншіважливі елементи підтримки. Дякую тобі, Америко!</text:p>
      <text:p text:style-name="P4">
Німецька підтримка України цього тижня зросла на 200 мільйонів євро інвестиційв нашу державу. Зокрема, це проєкти німецьких компаній, які допоможуть нашійекономічній, а отже, і соціальній стабільності. Дякую Німеччині!</text:p>
      <text:p text:style-name="P4">
Нідерланди оголосили про пакет обсягом більше ніж 270 мільйонів євро. Цедопомога нашому відновленню, гуманітарна, нелетальна підтримка для оборони, атакож — і це дуже важливо — підтримка для справедливості. Для збору доказівросійських злочинів, для створення Реєстру збитків, завданих російськоюагресією. Дякую Нідерландам за те, що на всіх напрямах захисту життя ми разом!</text:p>
      <text:p text:style-name="P4">
Данія та Норвегія працюють над спільним пакетом допомоги снарядами для нашоїартилерії. Дякую за це!</text:p>
      <text:p text:style-name="P4">
Є нові санкційні рішення від Австралії та Нової Зеландії. Дякую за них!</text:p>
      <text:p text:style-name="P4">
Продовжив звернення до парламентів світу і вперше звернувся до парламенту вЛатинській Америці, до парламенту Чилі.</text:p>
      <text:p text:style-name="P4">
Насправді цінності, за які ми всі боремося тут, в Україні, близькі кожномународу, незалежно від того, чи далеко географічно вони від нас.</text:p>
      <text:p text:style-name="P4">
Усі цінують безпеку й захист від терору. Немає такого народу, який би ставивсясхвально до того, що принесла російська окупація: до російських концтаборів,депортації наших дітей, до зґвалтування жінок, спалення міст…</text:p>
      <text:p text:style-name="P4">
Що більше світ знатиме про російську агресію, то швидше агресор програє, іспокій повернеться. Повернеться не лише Україні — повернеться всім у світі. Ядякую Чилі за підтримку!</text:p>
      <text:p text:style-name="P4">
Дуже важливе рішення ухвалено цього тижня в Литві — щодо головних очікуваньвід саміту НАТО, який запланований у Вільнюсі.</text:p>
      <text:p text:style-name="P4">
Литовський Сеймас визнав необхідність запросити Україну стати членом НАТО —запросити саме цього року, на саміті у Вільнюсі.</text:p>
      <text:p text:style-name="P4">
Дякую литовському народу, усім литовським політикам за розуміння самеактуальної безпекової ситуації в Європі. Лише разом з Україною Альянс будегарантувати справжній захист Європі від будь-якого посягання на життя народів— на наявні кордони й міжнародний порядок, заснований на правилах. А ось безУкраїни складно уявити міцність.</text:p>
      <text:p text:style-name="P4">
Це рішення литовського Сеймасу матиме продовження найближчими тижнями ймісяцями. Уже працюємо над цим.</text:p>
      <text:p text:style-name="P4">
І звичайно, дякую нашим воїнам. Усім! ЗСУ і прикордонники, Нацгвардія іполіція, розвідка і СБУ, Держспецзвʼязок і ДСНС… Усі, хто зараз у бою. Хтозахищає наше небо. Хто дає Україні кіберзахист і захищає звʼязок. Усі, хтотримає наш кордон. Хто тренує нові наші бригади. Хто ліквідовує наслідкиударів, хто рятує наших людей від поранень і хто готує вироки для окупантів.</text:p>
      <text:p text:style-name="P4">
<text:span text:style-name="T5">
<text:span text:style-name="T4">
Слава всім, хто бʼється заради України! Дякую всім партнерам за потужнудопомогу!</text:span>
</text:span>
</text:p>
      <text:p text:style-name="P4">
<text:span text:style-name="T5">
<text:span text:style-name="T4">
Слава Україні!</text:span>
</text:span>
</text:p>
      <text:p text:style-name="P4">
Джерело: <text:a xlink:type="simple" xlink:href="https://www.president.gov.ua/news/priyemno-zavershuvati-cej-tizhden-iz-horoshimi-rezultatami-d-82169" text:style-name="Internet_20_link" text:visited-style-name="Visited_20_Internet_20_Link">
Офіс Президента України</text:a>
</text:p>
      <text:p text:style-name="P4">
Source: <text:a xlink:type="simple" xlink:href="https://armyinform.com.ua/2023/04/08/zvernennya-volodymyra-zelenskogo/" text:style-name="Internet_20_link" text:visited-style-name="Visited_20_Internet_20_Link">
https://armyinform.com.ua/2023/04/08/zvernennya-volodymyra-zelenskogo/</text:a>
</text:p>
      <!--NEWS-->
      <text:h text:style-name="P10" text:outline-level="1">
<text:span text:style-name="T4">
Окупанти обстріляли міста Оріхів та Гуляйполе Запорізької області — розпочато провадження</text:span>
</text:h>
      <text:p text:style-name="P4">
Author: ['АРМІЯINFORM']</text:p>
      <text:p text:style-name="P4">
Time: 2023-04-08T95:00:00-04:00</text:p>
      <text:p text:style-name="P4">
Description: За процесуального керівництва Запоріз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9.jpg" text:style-name="Internet_20_link" text:visited-style-name="Visited_20_Internet_20_Link">
1-29.jpg</text:a>
', '<text:a xlink:type="simple" xlink:href="https://armyinform.com.ua/wp-content/uploads/2023/04/2-27.jpg" text:style-name="Internet_20_link" text:visited-style-name="Visited_20_Internet_20_Link">
2-27.jpg</text:a>
', '<text:a xlink:type="simple" xlink:href="https://armyinform.com.ua/wp-content/uploads/2023/04/3-23.jpg" text:style-name="Internet_20_link" text:visited-style-name="Visited_20_Internet_20_Link">
3-23.jpg</text:a>
']</text:p>
      <text:p text:style-name="P4">
Tags: ['ВОЄННІ ЗЛОЧИНИ РФ', 'ЗАПОРІЖЖЯ', 'ОФІС ГЕНЕРАЛЬНОГО ПРОКУРОРА УКРАЇНИ']</text:p>
      <text:p text:style-name="P4">
Category: News</text:p>
      <!--METADATA-->
      <text:p text:style-name="P4">
<draw:frame draw:style-name="fr1" draw:name="Image435" text:anchor-type="as-char" svg:width="6.9236in" svg:height="5.1927in" draw:z-index="0">
<draw:image xlink:href="../Images/AРМІЯINFORM/2023-04-08T95-00-00-04-00/1-29.jpg" xlink:type="simple" xlink:show="embed" xlink:actuate="onLoad" draw:mime-type="image/jpeg"/>
</draw:frame>
</text:p>
      <text:p text:style-name="P4">
За процесуального керівництва Запорізької обласної прокуратури розпочатодосудове розслідування у кримінальних провадженнях за фактами порушеннязаконів та звичаїв війни (ч. 1 ст. 438 КК України).</text:p>
      <text:p text:style-name="P4">
Про це<text:a xlink:type="simple" xlink:href="https://www.facebook.com/pgo.gov.ua/posts/pfbid02WLx83C74dNsijpz4hpbvbMhdzgZZMRbpL5VUrwEF8X2ceHmG8GtZVB2pYfHq9uGGl" text:style-name="Internet_20_link" text:visited-style-name="Visited_20_Internet_20_Link">
повідомляє</text:a>
Офіс Генерального прокурора України.</text:p>
      <text:p text:style-name="P4">
<draw:frame draw:style-name="fr1" draw:name="Image436" text:anchor-type="as-char" svg:width="6.9236in" svg:height="3.369485in" draw:z-index="0">
<draw:image xlink:href="../Images/AРМІЯINFORM/2023-04-08T95-00-00-04-00/2-27.jpg" xlink:type="simple" xlink:show="embed" xlink:actuate="onLoad" draw:mime-type="image/jpeg"/>
</draw:frame>
</text:p>
      <text:p text:style-name="P4">
За даними слідства, 8 квітня 2023 року близько 10:30 військовослужбовцідержави-агресора завдали удару авіаційними бомбами по містах Оріхів таГуляйполе Запорізької області. Поранено двох чоловіків.</text:p>
      <text:p text:style-name="P4">
<draw:frame draw:style-name="fr1" draw:name="Image437" text:anchor-type="as-char" svg:width="6.9236in" svg:height="5.625425in" draw:z-index="0">
<draw:image xlink:href="../Images/AРМІЯINFORM/2023-04-08T95-00-00-04-00/3-23.jpg" xlink:type="simple" xlink:show="embed" xlink:actuate="onLoad" draw:mime-type="image/jpeg"/>
</draw:frame>
</text:p>
      <text:p text:style-name="P4">
Унаслідок обстрілів пошкоджено господарські споруди та приватні житловібудинки, в яких ударною хвилею вибило вікна. Частково зруйновано приміщенняпідприємства, а також прилеглу територію.</text:p>
      <text:p text:style-name="P4">
Досудове розслідування здійснюють слідчі Управління СБУ в Запорізькій області.</text:p>
      <text:p text:style-name="P4">
Source: <text:a xlink:type="simple" xlink:href="https://armyinform.com.ua/2023/04/08/okupanty-obstrilyaly-mista-orihiv-ta-gulyajpole/" text:style-name="Internet_20_link" text:visited-style-name="Visited_20_Internet_20_Link">
https://armyinform.com.ua/2023/04/08/okupanty-obstrilyaly-mista-orihiv-ta-gulyajpole/</text:a>
</text:p>
      <!--NEWS-->
      <text:h text:style-name="P10" text:outline-level="1">
<text:span text:style-name="T4">
Загроза ракетних ударів знизилася, але не зникла — Наталія Гуменюк</text:span>
</text:h>
      <text:p text:style-name="P4">
Author: ['Олексій Тригуб']</text:p>
      <text:p text:style-name="P4">
Time: 2023-04-08T96:00:00-04:00</text:p>
      <text:p text:style-name="P4">
Description: Надвечір у прямому ефірі телемарафону «Єдині новини»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text:p>
      <text:p text:style-name="P4">
Category: News</text:p>
      <!--METADATA-->
      <text:p text:style-name="P4">
<draw:frame draw:style-name="fr1" draw:name="Image438" text:anchor-type="as-char" svg:width="6.9236in" svg:height="4.61393in" draw:z-index="0">
<draw:image xlink:href="../Images/AРМІЯINFORM/2023-04-08T96-00-00-04-00/photo_2022-11-16_13-45-44.jpg" xlink:type="simple" xlink:show="embed" xlink:actuate="onLoad" draw:mime-type="image/jpeg"/>
</draw:frame>
</text:p>
      <text:p text:style-name="P4">
Надвечір у прямому ефірі<text:a xlink:type="simple" xlink:href="https://www.youtube.com/watch" text:style-name="Internet_20_link" text:visited-style-name="Visited_20_Internet_20_Link">
телемарафону</text:a>
 «Єдині новини»начальник об’єднаного координаційного пресцентру Сил оборони Півдня Україникапітан 1 рангу Наталія Гуменюк відповіла на запитання журналістів щодопоточної обстановки на півдні країни та ступеня загрози нанесення ворогомракетних та авіаційних ударів.</text:p>
      <text:p text:style-name="P4">
Офіцер зазначила, що насправді, кількість випадків оголошення повітряноїтривоги зменшилася, і причинами цього може бути ціла низка факторів. По-перше,у сусідній білорусі завершилися спільні навчання авіації країн-подільників, апід час їх проведення від агресора можна було очікувати на все, що завгодно.По-друге, з території кремлівського сателіта перелетіли до росії літакиМіГ-31К, що є носіями гіперзвукових ракет «Кинджал». На морі кривавим планамворога періодично перешкоджає штормова погода. Є і декілька інших чинників,про які Наталія Гуменюк розповіла докладніше.</text:p>
      <text:p text:style-name="P4">
— Загроза зараз зменшилася, але не зникла зовсім, – зазначила вона. — Наразібодай один ракетоносій, але на бойовому чергуванні у Чорному морі вонизалишають. А це – 4 ракети типу «Калібр». До того ж, ми добре знаємо, що уразі потреби вони можуть вивести з пунктів базування й інші кораблі, й на цепотрібно 2-3 години часу.</text:p>
      <text:p text:style-name="P4">
Наталія Гуменюк припускає, що зі зміною погоди можлива й активізаціячорноморського угруповання противника. Та все ж, вважає офіцер, тих самих«Калібрів» у ворога вже не стільки, як йому би того хотілося. І виготовити закороткий час багато ракет неможливо, і шляхи доставки засобів ураженнясьогодні знаходяться під вогневим контролем Сил оборони України.</text:p>
      <text:p text:style-name="P4">
В Азовському морі присутність окупантів обмежується наявністю одного корабля,зрідка — двох. Вони розвідують обстановку, можуть нести на собі розвідувальніБПЛА. Втім, каже капітан 1 рангу Наталія Гуменюк, сьогодні вартові неба зповітряного командування «Південь» зменшили їхню чисельність, збивширозвідувальний безпілотний літальний апарат.</text:p>
      <text:p text:style-name="P4">
Щодо застосування ворогом керованих авіаційних бомб, то тут начальникоб’єднаного координаційного пресцентру Сил оборони Півдня України цілкомсолідарна зі своїм колегою із Повітряних Сил полковником Юрієм Ігнатом. Вонавважає, що бомб у ворога багато, але засоби протидії цій загрозі у нас є.Втім, самі бомби збивати дуже важко, і набагато краще збивати їхні носії.Наразі ж ворог майже безкарно застосовує їх в основному поблизу лінії фронту.Десятки кілометрів прилеглої до лінії зіткнення території перебувають підзагрозою нанесення бомбових ударів. І ворог їх періодично наносить. Посільськогосподарських площах, промислових підприємствах, просто по жилихкварталах. Це — загроза, яку треба усувати, і над цим українські захисникиневтомно працюють.</text:p>
      <text:p text:style-name="P4">
Source: <text:a xlink:type="simple" xlink:href="https://armyinform.com.ua/2023/04/08/zagroza-raketnyh-udariv-znyzylasya-ale-ne-znykla-nataliya-gumenyuk/" text:style-name="Internet_20_link" text:visited-style-name="Visited_20_Internet_20_Link">
https://armyinform.com.ua/2023/04/08/zagroza-raketnyh-udariv-znyzylasya-ale-ne-znykla-nataliya-gumenyuk/</text:a>
</text:p>
      <!--NEWS-->
      <text:h text:style-name="P10" text:outline-level="1">
<text:span text:style-name="T4">
Військовий рф розповів про бойові дії та знищення одного з російських підрозділів</text:span>
</text:h>
      <text:p text:style-name="P4">
Author: ['АРМІЯINFORM']</text:p>
      <text:p text:style-name="P4">
Time: 2023-04-08T97:00:00-04:00</text:p>
      <text:p text:style-name="P4">
Description: «Мы так-то п<text:span text:style-name="T5">
зды тут получаем заеб</text:span>
ся, я тебе скажу» — чергове перехоплення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 'ГУР ПЕРЕХОПЛЕННЯ', 'ОКУПАНТИ']</text:p>
      <text:p text:style-name="P4">
Category: News</text:p>
      <!--METADATA-->
      <text:p text:style-name="P4">
«Мы так-то п<text:span text:style-name="T5">
зды тут получаем заеб</text:span>
ся, я тебе скажу» — чергове перехопленняГоловного управління розвідки Міноборони України телефонної розмови окупанта.</text:p>
      <text:p text:style-name="P4">
Source: <text:a xlink:type="simple" xlink:href="https://armyinform.com.ua/2023/04/08/vijskovyj-rf-rozpoviv-pro-bojovi-diyi-ta-zagybel-odnogo-z-pidrozdiliv/" text:style-name="Internet_20_link" text:visited-style-name="Visited_20_Internet_20_Link">
https://armyinform.com.ua/2023/04/08/vijskovyj-rf-rozpoviv-pro-bojovi-diyi-ta-zagybel-odnogo-z-pidrozdiliv/</text:a>
</text:p>
      <!--NEWS-->
      <text:h text:style-name="P10" text:outline-level="1">
<text:span text:style-name="T4">
США продовжили санкції проти росії ще на рік</text:span>
</text:h>
      <text:p text:style-name="P4">
Author: ['АРМІЯINFORM']</text:p>
      <text:p text:style-name="P4">
Time: 2023-04-08T98:00:00-04:00</text:p>
      <text:p text:style-name="P4">
Description: Президент Сполучених Штатів Джо Байден підписав указ, яким ще на один рік продовж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upin-rozvalyv-rosiyu-e1679077967954.jpg" text:style-name="Internet_20_link" text:visited-style-name="Visited_20_Internet_20_Link">
tupin-rozvalyv-rosiyu-e1679077967954.jpg</text:a>
']</text:p>
      <text:p text:style-name="P4">
Tags: ['STOPRUSSIA', 'АГРЕСІЯ РФ', 'АНТИРОСІЙСЬКІ САНКЦІЇ', 'ВТОРГНЕННЯ РФ', 'США']</text:p>
      <text:p text:style-name="P4">
Category: News</text:p>
      <!--METADATA-->
      <text:p text:style-name="P4">
<draw:frame draw:style-name="fr1" draw:name="Image439" text:anchor-type="as-char" svg:width="6.9236in" svg:height="4.338789in" draw:z-index="0">
<draw:image xlink:href="../Images/AРМІЯINFORM/2023-04-08T98-00-00-04-00/tupin-rozvalyv-rosiyu-e1679077967954.jpg" xlink:type="simple" xlink:show="embed" xlink:actuate="onLoad" draw:mime-type="image/jpeg"/>
</draw:frame>
 путін розвалив росію. Колаж АрміяInform</text:p>
      <text:p text:style-name="P4">
Президент Сполучених Штатів Джо Байден підписав указ, яким ще на один рікпродовжив санкції проти росії, запроваджені у квітні 2021 року через «шкідливузовнішню діяльність» уряду рф та розширені в березні 2022 року післяширокомасштабне вторгнення в Україну.</text:p>
      <text:p text:style-name="P4">
Про це <text:a xlink:type="simple" xlink:href="https://www.whitehouse.gov/briefing-room/presidential-actions/2023/04/07/letters-to-the-speaker-of-the-house-and-the-president-of-the-senate-on-the-continuation-of-the-national-emergency-with-respect-to-specified-harmful-foreign-activities-of-the-government-of-the-russian/" text:style-name="Internet_20_link" text:visited-style-name="Visited_20_Internet_20_Link">
повідомляє</text:a>
пресслужба Білого дому.</text:p>
      <text:p text:style-name="P4">
Як ідеться в указі, згідно із законодавством США дія санкцій припиняється,якщо протягом 90 днів до річної дати їхнього оголошення президент неповідомить про продовження дії встановлених обмежень.</text:p>
      <text:p text:style-name="P4">
Оскільки російський уряд не припинив «шкідливої зовнішньої діяльності», яка«продовжує становити надзвичайну загрозу національній безпеці, зовнішнійполітиці та економіці Сполучених Штатів», президент США ухвалив рішенняпродовжити дію антиросійських санкцій після 15 квітня 2023 року ще на одинрік.</text:p>
      <text:p text:style-name="P4">
Серед перелічених в указі видів шкідливої діяльності уряду рф за кордономвказані:</text:p>
      <ul>
        <li>
спроби підірвати проведення вільних і чесних демократичних виборів і діяльність демократичних інститутів у Сполучених Штатах та їхніх союзниках і партнерах;  * підтримка урядом рф зловмисної кібердіяльності проти Сполучених Штатів та їхніх союзників і партнерів;  * використання транснаціональної корупції з метою впливу на іноземні уряди;  * екстериторіальна діяльність, спрямована проти дисидентів та журналістів;  * спроби підривати безпеку в країнах і регіонах, важливих для національної безпеки Сполучених Штатів;  * порушення загальноприйнятих принципів міжнародного права, включаючи повагу до територіальної цілісності держав.</li>
      </ul>
      <text:p text:style-name="P4">
Source: <text:a xlink:type="simple" xlink:href="https://armyinform.com.ua/2023/04/08/ssha-prodovzhyly-sankcziyi-proty-rosiyi-shhe-na-rik/" text:style-name="Internet_20_link" text:visited-style-name="Visited_20_Internet_20_Link">
https://armyinform.com.ua/2023/04/08/ssha-prodovzhyly-sankcziyi-proty-rosiyi-shhe-na-rik/</text:a>
</text:p>
      <!--NEWS-->
      <text:h text:style-name="P10" text:outline-level="1">
<text:span text:style-name="T4">
Коротко. Війна. День 409. Відеодайджест</text:span>
</text:h>
      <text:p text:style-name="P4">
Author: ['АРМІЯINFORM']</text:p>
      <text:p text:style-name="P4">
Time: 2023-04-08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 'ВІДЕОДАЙДЖЕСТ', 'ВІЙНА', 'ВТОРГНЕННЯ РФ', 'ГШ ЗСУ']</text:p>
      <text:p text:style-name="P4">
Category: News</text:p>
      <!--METADATA-->
      <text:p text:style-name="P4">
Source: <text:a xlink:type="simple" xlink:href="https://armyinform.com.ua/2023/04/08/korotko-vijna-den-409-videodajdzhest/" text:style-name="Internet_20_link" text:visited-style-name="Visited_20_Internet_20_Link">
https://armyinform.com.ua/2023/04/08/korotko-vijna-den-409-videodajdzhest/</text:a>
</text:p>
      <!--NEWS-->
      <text:h text:style-name="P10" text:outline-level="1">
<text:span text:style-name="T4">
Медійна публічність полоненого збільшує ризик психологічного впливу росіян - Коордштаб</text:span>
</text:h>
      <text:p text:style-name="P4">
Authors: Ukrinform (Person)</text:p>
      <text:p text:style-name="P4">
Publisher: Укринформ (Organization)</text:p>
      <text:p text:style-name="P4">
Published Time: 2023-04-09T-31:38:00+03:00</text:p>
      <text:p text:style-name="P4">
Modified Time: 2023-04-09T00:38:00+03:00</text:p>
      <text:p text:style-name="P4">
Description: Медійна публічність або особлива увага до полоненого збільшують ризик психологічного впливу росіян на нього і затягування процесу обміну. — Укрінформ.</text:p>
      <text:p text:style-name="P4">
Images: ["<text:a xlink:type="simple" xlink:href="https://static.ukrinform.com/photos/2022_05/thumb_files/630_360_1653282461-850.jpg" text:style-name="Internet_20_link" text:visited-style-name="Visited_20_Internet_20_Link">
630_360_16532...</text:a>
"]</text:p>
      <text:p text:style-name="P4">
Tags: ['Обмін', 'Полонені', 'Медіа', 'Війна з росією']</text:p>
      <text:p text:style-name="P4">
Type: Article</text:p>
      <!--METADATA-->
      <text:p text:style-name="P4">
<draw:frame draw:style-name="fr1" draw:name="Image440" text:anchor-type="as-char" svg:width="6.9236in" svg:height="3.956343in" draw:z-index="0">
<draw:image xlink:href="../Images/yкринформ/2023-04-09T-31-38-00-03-00/630_360_1653282461-850.jpg" xlink:type="simple" xlink:show="embed" xlink:actuate="onLoad" draw:mime-type="image/jpeg"/>
</draw:frame>
 Медійнапублічність або особлива увага до полоненого збільшують ризик психологічноговпливу росіян на нього і затягування процесу обміну.</text:p>
      <text:p text:style-name="P4">
Як передає Укрінформ, про це Координаційний штаб з питань поводження звійськовополоненими повідомляє у <text:a xlink:type="simple" xlink:href="https://t.me/Koord_shtab/803" text:style-name="Internet_20_link" text:visited-style-name="Visited_20_Internet_20_Link">
 </text:a>
 .</text:p>
      <text:p text:style-name="P4">
Як ідеться в повідомленні, у Східному регіональному центрі Координаційногоштабу відбулася зустріч з родинами військовополонених і безвісти зниклихвоїнів територіальної оборони військової частини А7097 з Полтави.</text:p>
      <text:p text:style-name="P4">
У зустрічі взяли участь керівник Східного регіонального центру Сергій Чебишев,представники Коордштабу, Міжнародного комітету Червоного Хреста, Національноїполіції, Територіального центру комплектування та соціальної підтримки, Силтериторіальної оборони Збройних сил України.</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text:p>
      <text:p text:style-name="P4">
Представники родин цікавилися першочерговістю подання на обмінвійськовослужбовців окрім вразливих категорій: жінок, поранених, хворих.</text:p>
      <text:p text:style-name="P4">
За словами Чебишева, реєстри складені у алфавітному порядку і напершочерговість подання на обмін нічого не впливає. Він висловив жаль, що приповерненні з полону вирішальною є позиція ворожої сторони.</text:p>
      <text:p text:style-name="P4">
За словами представників штабу, звернення напряму до так званих “омбудсменів”росії та невизнаних утворень на захоплених росіянами територіях України, атакож інших органів влади російської федерації дають можливість ворогувикористовувати полоненого у своїх цілях, проводити ІПСО. У випадку особливоїуваги до окремого <text:a xlink:type="simple" xlink:href="https://www.ukrinform.ua/tag-poloneni" text:style-name="Internet_20_link" text:visited-style-name="Visited_20_Internet_20_Link">
 </text:a>
 ризикпсихологічного впливу ворога на нього значно збільшується, а видачу такихполонених умисно затягують.</text:p>
      <text:p text:style-name="P4">
Також учасники зустрічі обговорили питання звернень до міжнароднихорганізацій, “вироків”, винесених судами рф проти українськихвійськовополонених, збору інформації про місця перебування бранців Кремля.</text:p>
      <text:p text:style-name="P4">
<text:span text:style-name="T4">
Читайте також:</text:span>
 <text:a xlink:type="simple" xlink:href="https://www.ukrinform.ua/rubric-ato/3688758-lubinec-rosijskih-polonenih-utrimuut-vidpovidno-do-zenevskoi-konvencii.html" text:style-name="Internet_20_link" text:visited-style-name="Visited_20_Internet_20_Link">
 </text:a>
</text:p>
      <text:p text:style-name="P4">
Особлива увага була приділена шкідливості медійної публічності для полоненого.Розповсюдження персональних даних та відомостей про особу воїна в полоні можемати негативні наслідки для його долі, ідеться в повідомленні.</text:p>
      <text:p text:style-name="P4">
Як повідомляв Укрінформ, у Коордштабі заявляють, що <text:a xlink:type="simple" xlink:href="https://www.ukrinform.ua/rubric-ato/3693121-dla-roboti-nad-obminom-polonenimi-vikoristovuetsa-informacia-z-riznih-dzerel-koordstab.html" text:style-name="Internet_20_link" text:visited-style-name="Visited_20_Internet_20_Link">
</text:a>
використовується вся наявна інформація, отримана з різних джерел.</text:p>
      <text:p text:style-name="P4">
<text:span text:style-name="T5">
Фото: PAP/EPA</text:span>
</text:p>
      <text:p text:style-name="P4">
Source: <text:a xlink:type="simple" xlink:href="https://www.ukrinform.ua/rubric-ato/3693413-medijna-publicnist-polonenogo-zbilsue-rizik-psihologicnogo-vplivu-rosian-koordstab.html" text:style-name="Internet_20_link" text:visited-style-name="Visited_20_Internet_20_Link">
https://www.ukrinform.ua/rubric-ato/3693413-medijna-publicnist-polonenogo-zbilsue-rizik-psihologicnogo-vplivu-rosian-koordstab.html</text:a>
</text:p>
      <!--NEWS-->
      <text:h text:style-name="P10" text:outline-level="1">
<text:span text:style-name="T4">
У Британії почали друкувати банкноти з зображенням Чарльза ІІІ</text:span>
</text:h>
      <text:p text:style-name="P4">
Authors: Ukrinform (Person)</text:p>
      <text:p text:style-name="P4">
Publisher: Укринформ (Organization)</text:p>
      <text:p text:style-name="P4">
Published Time: 2023-04-09T-33:15:00+03:00</text:p>
      <text:p text:style-name="P4">
Modified Time: 2023-04-09T00:15:00+03:00</text:p>
      <text:p text:style-name="P4">
Description: У Великій Британії почали випуск нових 10-фунтових банкнот із зображенням короля Чарльза ІІІ. — Укрінформ.</text:p>
      <text:p text:style-name="P4">
Images: ["<text:a xlink:type="simple" xlink:href="https://static.ukrinform.com/photos/2023_04/thumb_files/630_360_1680969141-218.jpg" text:style-name="Internet_20_link" text:visited-style-name="Visited_20_Internet_20_Link">
630_360_16809...</text:a>
"]</text:p>
      <text:p text:style-name="P4">
Tags: ['Британія', 'Чарльз ІІІ', 'Банкнота']</text:p>
      <text:p text:style-name="P4">
Type: Article</text:p>
      <!--METADATA-->
      <text:p text:style-name="P4">
<draw:frame draw:style-name="fr1" draw:name="Image441" text:anchor-type="as-char" svg:width="6.9236in" svg:height="3.956343in" draw:z-index="0">
<draw:image xlink:href="../Images/yкринформ/2023-04-09T-33-15-00-03-00/630_360_1680969141-218.jpg" xlink:type="simple" xlink:show="embed" xlink:actuate="onLoad" draw:mime-type="image/jpeg"/>
</draw:frame>
 У ВеликійБританії почали випуск нових 10-фунтових банкнот із зображенням короля ЧарльзаІІІ.</text:p>
      <text:p text:style-name="P4">
Як передає Укрінформ, про це повідомляє <text:a xlink:type="simple" xlink:href="https://www.euronews.com/2023/04/08/watch-the-uk-starts-production-of-new-king-charles-banknotes" text:style-name="Internet_20_link" text:visited-style-name="Visited_20_Internet_20_Link">
</text:a>
 .</text:p>
      <text:p text:style-name="P4">
Зазначається, що портрет монарха буде зображено на усіх чотирьох полімернихбанкнотах номіналом 5, 10, 20 і 50 фунтів. Дизайн решти купюр залишитьсянезмінним.</text:p>
      <text:p text:style-name="P4">
<text:span text:style-name="T4">
Читайте також:</text:span>
 <text:a xlink:type="simple" xlink:href="https://www.ukrinform.ua/rubric-world/3679831-donku-princa-garri-ta-megan-markl-hrestili-u-ssa.html" text:style-name="Internet_20_link" text:visited-style-name="Visited_20_Internet_20_Link">
 </text:a>
</text:p>
      <text:p text:style-name="P4">
За інформацією Банку Англії, очікується, що нові банкноти надійдуть в обіг досередини 2024 року.</text:p>
      <text:p text:style-name="P4">
Жителі Великої Британії можуть продовжувати використовувати банкноти зпортретом королеви Єлизавети ІІ, оскільки нові купюри поступово замінятьпотьмянілі та зношені.</text:p>
      <text:p text:style-name="P4">
<text:span text:style-name="T4">
Читайте також:</text:span>
 <text:a xlink:type="simple" xlink:href="https://www.ukrinform.ua/rubric-world/3682375-profil-korola-carlza-iii-vperse-zavitsa-na-britanskih-markah.html" text:style-name="Internet_20_link" text:visited-style-name="Visited_20_Internet_20_Link">
 <text:span text:style-name="T4">
Чарльза</text:span>
 </text:a>
</text:p>
      <text:p text:style-name="P4">
Як повідомляв Укрінформ, на церемонію коронації короля <text:a xlink:type="simple" xlink:href="https://www.ukrinform.ua/tag-britania" text:style-name="Internet_20_link" text:visited-style-name="Visited_20_Internet_20_Link">
</text:a>
 Чарльза III, яка відбудеться 6травня, запрошено майже 2 тисячі осіб.</text:p>
      <text:p text:style-name="P4">
Відображаючи багаторічну боротьбу короля за охорону навколишнього середовища,в оформленні запрошення на коронацію використали фольклорну фігуру “зеленоїлюдини” з елементами, зробленими з листя плюща, глоду та дуба.</text:p>
      <text:p text:style-name="P4">
<text:span text:style-name="T5">
Фото: bbc.co.uk</text:span>
</text:p>
      <text:p text:style-name="P4">
Source: <text:a xlink:type="simple" xlink:href="https://www.ukrinform.ua/rubric-world/3693353-u-britanii-pocali-drukuvati-banknoti-z-zobrazennam-carlza-iii.html" text:style-name="Internet_20_link" text:visited-style-name="Visited_20_Internet_20_Link">
https://www.ukrinform.ua/rubric-world/3693353-u-britanii-pocali-drukuvati-banknoti-z-zobrazennam-carlza-iii.html</text:a>
</text:p>
      <!--NEWS-->
      <text:h text:style-name="P10" text:outline-level="1">
<text:span text:style-name="T4">
У Британії почали друкувати банкноти з зображенням Чарльза ІІІ</text:span>
</text:h>
      <text:p text:style-name="P4">
Authors: Ukrinform (Person)</text:p>
      <text:p text:style-name="P4">
Publisher: Укринформ (Organization)</text:p>
      <text:p text:style-name="P4">
Published Time: 2023-04-09T00:15:00+03:00</text:p>
      <text:p text:style-name="P4">
Modified Time: 2023-04-09T00:15:00+03:00</text:p>
      <text:p text:style-name="P4">
Description: У Великій Британії почали випуск нових 10-фунтових банкнот із зображенням короля Чарльза ІІІ. — Укрінформ.</text:p>
      <text:p text:style-name="P4">
Images: ["<text:a xlink:type="simple" xlink:href="https://static.ukrinform.com/photos/2023_04/thumb_files/630_360_1680969141-218.jpg" text:style-name="Internet_20_link" text:visited-style-name="Visited_20_Internet_20_Link">
630_360_16809...</text:a>
"]</text:p>
      <text:p text:style-name="P4">
Tags: ['Британія', 'Чарльз ІІІ', 'Банкнота']</text:p>
      <text:p text:style-name="P4">
Type: Article</text:p>
      <!--METADATA-->
      <text:p text:style-name="P4">
<draw:frame draw:style-name="fr1" draw:name="Image442" text:anchor-type="as-char" svg:width="6.9236in" svg:height="3.956343in" draw:z-index="0">
<draw:image xlink:href="../Images/yкринформ/2023-04-09T00-15-00-03-00/630_360_1680969141-218.jpg" xlink:type="simple" xlink:show="embed" xlink:actuate="onLoad" draw:mime-type="image/jpeg"/>
</draw:frame>
 У ВеликійБританії почали випуск нових 10-фунтових банкнот із зображенням короля ЧарльзаІІІ.</text:p>
      <text:p text:style-name="P4">
Як передає Укрінформ, про це повідомляє <text:a xlink:type="simple" xlink:href="https://www.euronews.com/2023/04/08/watch-the-uk-starts-production-of-new-king-charles-banknotes" text:style-name="Internet_20_link" text:visited-style-name="Visited_20_Internet_20_Link">
</text:a>
 .</text:p>
      <text:p text:style-name="P4">
Зазначається, що портрет монарха буде зображено на усіх чотирьох полімернихбанкнотах номіналом 5, 10, 20 і 50 фунтів. Дизайн решти купюр залишитьсянезмінним.</text:p>
      <text:p text:style-name="P4">
<text:span text:style-name="T4">
Читайте також:</text:span>
 <text:a xlink:type="simple" xlink:href="https://www.ukrinform.ua/rubric-world/3679831-donku-princa-garri-ta-megan-markl-hrestili-u-ssa.html" text:style-name="Internet_20_link" text:visited-style-name="Visited_20_Internet_20_Link">
 </text:a>
</text:p>
      <text:p text:style-name="P4">
За інформацією Банку Англії, очікується, що нові банкноти надійдуть в обіг досередини 2024 року.</text:p>
      <text:p text:style-name="P4">
Жителі Великої Британії можуть продовжувати використовувати банкноти зпортретом королеви Єлизавети ІІ, оскільки нові купюри поступово замінятьпотьмянілі та зношені.</text:p>
      <text:p text:style-name="P4">
<text:span text:style-name="T4">
Читайте також:</text:span>
 <text:a xlink:type="simple" xlink:href="https://www.ukrinform.ua/rubric-world/3682375-profil-korola-carlza-iii-vperse-zavitsa-na-britanskih-markah.html" text:style-name="Internet_20_link" text:visited-style-name="Visited_20_Internet_20_Link">
 <text:span text:style-name="T4">
Чарльза</text:span>
 </text:a>
</text:p>
      <text:p text:style-name="P4">
Як повідомляв Укрінформ, на церемонію коронації короля <text:a xlink:type="simple" xlink:href="https://www.ukrinform.ua/tag-britania" text:style-name="Internet_20_link" text:visited-style-name="Visited_20_Internet_20_Link">
</text:a>
 Чарльза III, яка відбудеться 6травня, запрошено майже 2 тисячі осіб.</text:p>
      <text:p text:style-name="P4">
Відображаючи багаторічну боротьбу короля за охорону навколишнього середовища,в оформленні запрошення на коронацію використали фольклорну фігуру “зеленоїлюдини” з елементами, зробленими з листя плюща, глоду та дуба.</text:p>
      <text:p text:style-name="P4">
<text:span text:style-name="T5">
Фото: bbc.co.uk</text:span>
</text:p>
      <text:p text:style-name="P4">
Source: <text:a xlink:type="simple" xlink:href="https://www.ukrinform.ua/rubric-world/3693353-u-britanii-pocali-drukuvati-banknoti-z-zobrazennam-carlza-iii.html" text:style-name="Internet_20_link" text:visited-style-name="Visited_20_Internet_20_Link">
https://www.ukrinform.ua/rubric-world/3693353-u-britanii-pocali-drukuvati-banknoti-z-zobrazennam-carlza-iii.html</text:a>
</text:p>
      <!--NEWS-->
      <text:h text:style-name="P10" text:outline-level="1">
<text:span text:style-name="T4">
Медійна публічність полоненого збільшує ризик психологічного впливу росіян - Коордштаб</text:span>
</text:h>
      <text:p text:style-name="P4">
Authors: Ukrinform (Person)</text:p>
      <text:p text:style-name="P4">
Publisher: Укринформ (Organization)</text:p>
      <text:p text:style-name="P4">
Published Time: 2023-04-09T00:38:00+03:00</text:p>
      <text:p text:style-name="P4">
Modified Time: 2023-04-09T00:38:00+03:00</text:p>
      <text:p text:style-name="P4">
Description: Медійна публічність або особлива увага до полоненого збільшують ризик психологічного впливу росіян на нього і затягування процесу обміну. — Укрінформ.</text:p>
      <text:p text:style-name="P4">
Images: ["<text:a xlink:type="simple" xlink:href="https://static.ukrinform.com/photos/2022_05/thumb_files/630_360_1653282461-850.jpg" text:style-name="Internet_20_link" text:visited-style-name="Visited_20_Internet_20_Link">
630_360_16532...</text:a>
"]</text:p>
      <text:p text:style-name="P4">
Tags: ['Обмін', 'Полонені', 'Медіа', 'Війна з росією']</text:p>
      <text:p text:style-name="P4">
Type: Article</text:p>
      <!--METADATA-->
      <text:p text:style-name="P4">
<draw:frame draw:style-name="fr1" draw:name="Image443" text:anchor-type="as-char" svg:width="6.9236in" svg:height="3.956343in" draw:z-index="0">
<draw:image xlink:href="../Images/yкринформ/2023-04-09T00-38-00-03-00/630_360_1653282461-850.jpg" xlink:type="simple" xlink:show="embed" xlink:actuate="onLoad" draw:mime-type="image/jpeg"/>
</draw:frame>
 Медійнапублічність або особлива увага до полоненого збільшують ризик психологічноговпливу росіян на нього і затягування процесу обміну.</text:p>
      <text:p text:style-name="P4">
Як передає Укрінформ, про це Координаційний штаб з питань поводження звійськовополоненими повідомляє у <text:a xlink:type="simple" xlink:href="https://t.me/Koord_shtab/803" text:style-name="Internet_20_link" text:visited-style-name="Visited_20_Internet_20_Link">
 </text:a>
 .</text:p>
      <text:p text:style-name="P4">
Як ідеться в повідомленні, у Східному регіональному центрі Координаційногоштабу відбулася зустріч з родинами військовополонених і безвісти зниклихвоїнів територіальної оборони військової частини А7097 з Полтави.</text:p>
      <text:p text:style-name="P4">
У зустрічі взяли участь керівник Східного регіонального центру Сергій Чебишев,представники Коордштабу, Міжнародного комітету Червоного Хреста, Національноїполіції, Територіального центру комплектування та соціальної підтримки, Силтериторіальної оборони Збройних сил України.</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text:p>
      <text:p text:style-name="P4">
Представники родин цікавилися першочерговістю подання на обмінвійськовослужбовців окрім вразливих категорій: жінок, поранених, хворих.</text:p>
      <text:p text:style-name="P4">
За словами Чебишева, реєстри складені у алфавітному порядку і напершочерговість подання на обмін нічого не впливає. Він висловив жаль, що приповерненні з полону вирішальною є позиція ворожої сторони.</text:p>
      <text:p text:style-name="P4">
За словами представників штабу, звернення напряму до так званих “омбудсменів”росії та невизнаних утворень на захоплених росіянами територіях України, атакож інших органів влади російської федерації дають можливість ворогувикористовувати полоненого у своїх цілях, проводити ІПСО. У випадку особливоїуваги до окремого <text:a xlink:type="simple" xlink:href="https://www.ukrinform.ua/tag-poloneni" text:style-name="Internet_20_link" text:visited-style-name="Visited_20_Internet_20_Link">
 </text:a>
 ризикпсихологічного впливу ворога на нього значно збільшується, а видачу такихполонених умисно затягують.</text:p>
      <text:p text:style-name="P4">
Також учасники зустрічі обговорили питання звернень до міжнароднихорганізацій, “вироків”, винесених судами рф проти українськихвійськовополонених, збору інформації про місця перебування бранців Кремля.</text:p>
      <text:p text:style-name="P4">
<text:span text:style-name="T4">
Читайте також:</text:span>
 <text:a xlink:type="simple" xlink:href="https://www.ukrinform.ua/rubric-ato/3688758-lubinec-rosijskih-polonenih-utrimuut-vidpovidno-do-zenevskoi-konvencii.html" text:style-name="Internet_20_link" text:visited-style-name="Visited_20_Internet_20_Link">
 </text:a>
</text:p>
      <text:p text:style-name="P4">
Особлива увага була приділена шкідливості медійної публічності для полоненого.Розповсюдження персональних даних та відомостей про особу воїна в полоні можемати негативні наслідки для його долі, ідеться в повідомленні.</text:p>
      <text:p text:style-name="P4">
Як повідомляв Укрінформ, у Коордштабі заявляють, що <text:a xlink:type="simple" xlink:href="https://www.ukrinform.ua/rubric-ato/3693121-dla-roboti-nad-obminom-polonenimi-vikoristovuetsa-informacia-z-riznih-dzerel-koordstab.html" text:style-name="Internet_20_link" text:visited-style-name="Visited_20_Internet_20_Link">
</text:a>
використовується вся наявна інформація, отримана з різних джерел.</text:p>
      <text:p text:style-name="P4">
<text:span text:style-name="T5">
Фото: PAP/EPA</text:span>
</text:p>
      <text:p text:style-name="P4">
Source: <text:a xlink:type="simple" xlink:href="https://www.ukrinform.ua/rubric-ato/3693413-medijna-publicnist-polonenogo-zbilsue-rizik-psihologicnogo-vplivu-rosian-koordstab.html" text:style-name="Internet_20_link" text:visited-style-name="Visited_20_Internet_20_Link">
https://www.ukrinform.ua/rubric-ato/3693413-medijna-publicnist-polonenogo-zbilsue-rizik-psihologicnogo-vplivu-rosian-koordstab.html</text:a>
</text:p>
      <!--NEWS-->
      <text:h text:style-name="P10" text:outline-level="1">
<text:span text:style-name="T4">
У храмі на Кіровоградщині вперше за майже два століття правили службу українською</text:span>
</text:h>
      <text:p text:style-name="P4">
Authors: Ukrinform (Person)</text:p>
      <text:p text:style-name="P4">
Publisher: Укринформ (Organization)</text:p>
      <text:p text:style-name="P4">
Published Time: 2023-04-09T01:00:00+03:00</text:p>
      <text:p text:style-name="P4">
Modified Time: 2023-04-09T01:00:00+03:00</text:p>
      <text:p text:style-name="P4">
Description: У Хрестовоздвиженському храмі села Розумівка на Кіровоградщині відбулося богослужіння з нагоди свята Благовіщення Пресвятої Богородиці. Літургію вперше в цьому храмі звершив Архієпископ Кропивницький і Голованівський Марк - керуючий Кропивницькою єпархією ПЦУ. — Укрінформ.</text:p>
      <text:p text:style-name="P4">
Images: ["<text:a xlink:type="simple" xlink:href="https://static.ukrinform.com/photos/2023_04/thumb_files/630_360_1680991348-270.jpeg" text:style-name="Internet_20_link" text:visited-style-name="Visited_20_Internet_20_Link">
630_360_16809...</text:a>
"]</text:p>
      <text:p text:style-name="P4">
Tags: ['Церква', 'УПЦ МП', 'Українська мова', 'Кіровоградщина', 'Православна церква України']</text:p>
      <text:p text:style-name="P4">
Type: Article</text:p>
      <!--METADATA-->
      <text:p text:style-name="P4">
<draw:frame draw:style-name="fr1" draw:name="Image444" text:anchor-type="as-char" svg:width="6.9236in" svg:height="3.956343in" draw:z-index="0">
<draw:image xlink:href="../Images/yкринформ/2023-04-09T01-00-00-03-00/630_360_1680991348-270.jpeg" xlink:type="simple" xlink:show="embed" xlink:actuate="onLoad" draw:mime-type="image/jpeg"/>
</draw:frame>
 УХрестовоздвиженському храмі села Розумівка на Кіровоградщині відбулосябогослужіння з нагоди свята Благовіщення Пресвятої Богородиці. Літургію впершев цьому храмі звершив Архієпископ Кропивницький і Голованівський Марк -керуючий Кропивницькою єпархією ПЦУ.</text:p>
      <text:p text:style-name="P4">
Про це повідомляє Кіровоградська ОВА у <text:a xlink:type="simple" xlink:href="https://t.me/kirovohradskaODA/8431" text:style-name="Internet_20_link" text:visited-style-name="Visited_20_Internet_20_Link">
 </text:a>
передає Укрінформ.</text:p>
      <text:p text:style-name="P4">
Територія, на якій розташований храм, є комунальною власністю, раніше бувоформлений договір оренди з УПЦ (МП), розповіла під час заходу директордепартаменту культури та туризму Кіровоградської ОВА Уляна Соколенко.</text:p>
      <text:p text:style-name="P4">
«Безпосередньо ця церква є пам’яткою архітектури, збудована вона орієнтовано у1833-1855 рр. На сьогодні тут немає жодної релігійної громади, яка б юридичномогла служити служби і збирати вірян, тому що попередні договори завершилися.Оренда була до 2018 року, але певний час тут продовжувалися служби, чеснокажучи, незаконно. Але зараз цю діяльність вже припинили, і ми сподіваємося,що тут діятиме громада <text:a xlink:type="simple" xlink:href="https://www.ukrinform.ua/tag-pravoslavna-cerkva-ukraini" text:style-name="Internet_20_link" text:visited-style-name="Visited_20_Internet_20_Link">
 </text:a>
 », – зазначила посадовиця.</text:p>
      <text:p text:style-name="P4">
<text:span text:style-name="T4">
Читайте також:</text:span>
 <text:a xlink:type="simple" xlink:href="https://www.ukrinform.ua/rubric-society/3693051-onufrij-ta-se-ponad-20-svasennikiv-upc-mp-maut-rosijske-gromadanstvo-zurnalisti.html" text:style-name="Internet_20_link" text:visited-style-name="Visited_20_Internet_20_Link">
 <text:span text:style-name="T4">
УПЦ</text:span>
 </text:a>
</text:p>
      <text:p text:style-name="P4">
Вперше за майже два століття у цьому історичному храмі прозвучала українськамолитва. Після літургії провели обряд освячення насіння та благословення насіяння. Також віряни поспілкувалися з архієпископом щодо діяльності релігійноїгромади Православної Церкви України в селі Розумівка.</text:p>
      <text:p text:style-name="P4">
«Якщо ви вирішите перейти у ПЦУ, ми направимо до вас отця Миколая і юридичнийсупровід для реєстрації громади. Але це буде ваше рішення, ваше бажання», –зазначив архієпископ Кропивницький та Голованівський Марк.</text:p>
      <text:p text:style-name="P4">
<text:span text:style-name="T4">
Читайте також:</text:span>
 <text:a xlink:type="simple" xlink:href="https://www.ukrinform.ua/rubric-society/3692990-sbu-ogolosila-pidozru-rosijskomu-svasenniku-zaklikav-zagarbnikiv-vbivati-ukrainciv.html" text:style-name="Internet_20_link" text:visited-style-name="Visited_20_Internet_20_Link">
 </text:a>
</text:p>
      <text:p text:style-name="P4">
Хрестовоздвиженська церква — православний храм у селі РозумівкаОлександрівського району на Кіровоградщині, пам'ятка архітектури тамістобудування загальнодержавного значення, родова усипальня родини Раєвських.Церква-усипальня підпорядкована Народному музею історії села Розумівка.</text:p>
      <text:p text:style-name="P4">
Як повідомляв Укрінформ, секретар Ради національної безпеки та оборони <text:a xlink:type="simple" xlink:href="https://www.ukrinform.ua/rubric-society/3692646-bagato-predstavnikiv-upc-mp-spivpracuut-z-fsb-rf-danilov.html" text:style-name="Internet_20_link" text:visited-style-name="Visited_20_Internet_20_Link">
</text:a>
 , що в Українській православній церквімосковського патріархату було дуже багато шпигунів російської федерації,частину з них обміняли на українських бранців.</text:p>
      <text:p text:style-name="P4">
<text:span text:style-name="T5">
Фото: Кіровоградська ОВА, Телеграм</text:span>
</text:p>
      <text:p text:style-name="P4">
Source: <text:a xlink:type="simple" xlink:href="https://www.ukrinform.ua/rubric-regions/3693414-u-hrami-na-kirovogradsini-vperse-za-majze-dva-stolitta-pravili-sluzbu-ukrainskou.html" text:style-name="Internet_20_link" text:visited-style-name="Visited_20_Internet_20_Link">
https://www.ukrinform.ua/rubric-regions/3693414-u-hrami-na-kirovogradsini-vperse-za-majze-dva-stolitta-pravili-sluzbu-ukrainskou.html</text:a>
</text:p>
      <!--NEWS-->
      <text:h text:style-name="P10" text:outline-level="1">
<text:span text:style-name="T4">
Окупанти встановлюють додатковий паркан, щоб огородити під’їзди до ЗАЕС</text:span>
</text:h>
      <text:p text:style-name="P4">
Author: ['АРМІЯINFORM']</text:p>
      <text:p text:style-name="P4">
Time: 2023-04-09T99:00:00-04:00</text:p>
      <text:p text:style-name="P4">
Description: Про це повідомляє Державне підприємство «Національна атомна енергогенеруюча компан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rkan-zaes.jpg" text:style-name="Internet_20_link" text:visited-style-name="Visited_20_Internet_20_Link">
parkan-zaes.jpg</text:a>
']</text:p>
      <text:p text:style-name="P4">
Tags: ['STOPRUSSIA', 'АГРЕСІЯ РФ', 'АТОМНА СТАНЦІЯ', 'ВТОРГНЕННЯ РФ', 'ЕНЕРГОАТОМ', 'ЗАЕС', 'ЗАПОРІЖЖЯ', 'ЯДЕРНА БЕЗПЕКА']</text:p>
      <text:p text:style-name="P4">
Category: News</text:p>
      <!--METADATA-->
      <text:p text:style-name="P4">
<draw:frame draw:style-name="fr1" draw:name="Image445" text:anchor-type="as-char" svg:width="6.9236in" svg:height="4.61393in" draw:z-index="0">
<draw:image xlink:href="../Images/AРМІЯINFORM/2023-04-09T99-00-00-04-00/parkan-zaes.jpg" xlink:type="simple" xlink:show="embed" xlink:actuate="onLoad" draw:mime-type="image/jpeg"/>
</draw:frame>
Фото: Енергоатом</text:p>
      <text:p text:style-name="P4">
Про це <text:a xlink:type="simple" xlink:href="https://t.me/energoatom_ua/12661" text:style-name="Internet_20_link" text:visited-style-name="Visited_20_Internet_20_Link">
повідомляє</text:a>
 Державне підприємство«Національна атомна енергогенеруюча компанія „Енергоатом“».</text:p>
      <text:p text:style-name="P4">
«Відтепер працівники Запорізької атомної станції не доїжджатимуть прямо донеї, як це було завжди, а частину шляху долатимуть пішки», — йдеться вповідомленні.</text:p>
      <text:p text:style-name="P4">
Зазначається, що рейсові автобуси для персоналу ЗАЕС, які доставляютьатомників на роботу, більше не курсуватимуть до фінального пункту маршруту.Перепоною стане новий паркан, який загарбники облаштовують на підходах доадмінбудівлі станції. Для цього вже почали рити землю.</text:p>
      <text:p text:style-name="P4">
Тому маршрутні автобуси доїжджають лише до кільця, де працівників ЗАЕСвисаджують, і далі вони мають просто йти. Таким чином рашисти фактичнорозширюють закритий периметр навколо станції, начебто готуючи її до оборони. Апростіше кажучи: вони бояться так, що не зупиняються навіть перед незаконнимбудівництвом на території атомного об’єкта.</text:p>
      <text:p text:style-name="P4">
«ЗАЕС — це Україна! Й жодні паркани не завадять повернути станцію під контрольдержави та законного оператора — Енергоатома!» — додали в пресслужбіДержавного підприємства.</text:p>
      <text:p text:style-name="P4">
Source: <text:a xlink:type="simple" xlink:href="https://armyinform.com.ua/2023/04/09/okupanty-vstanovlyuyut-dodatkovyj-parkan-shhob-ogorodyty-pidyizdy-do-zaes/" text:style-name="Internet_20_link" text:visited-style-name="Visited_20_Internet_20_Link">
https://armyinform.com.ua/2023/04/09/okupanty-vstanovlyuyut-dodatkovyj-parkan-shhob-ogorodyty-pidyizdy-do-zae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